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98cm"/>
    </style:style>
    <style:style style:name="co3" style:family="table-column">
      <style:table-column-properties fo:break-before="auto" style:column-width="1.169cm"/>
    </style:style>
    <style:style style:name="co4" style:family="table-column">
      <style:table-column-properties fo:break-before="auto" style:column-width="1.443cm"/>
    </style:style>
    <style:style style:name="co5" style:family="table-column">
      <style:table-column-properties fo:break-before="auto" style:column-width="1.307cm"/>
    </style:style>
    <style:style style:name="co6" style:family="table-column">
      <style:table-column-properties fo:break-before="auto" style:column-width="1.524cm"/>
    </style:style>
    <style:style style:name="co7" style:family="table-column">
      <style:table-column-properties fo:break-before="auto" style:column-width="1.143cm"/>
    </style:style>
    <style:style style:name="co8" style:family="table-column">
      <style:table-column-properties fo:break-before="auto" style:column-width="1.00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5" style:family="table-cell" style:parent-style-name="Default" style:data-style-name="N0">
      <style:table-cell-properties style:text-align-source="fix" style:repeat-content="false"/>
      <style:paragraph-properties fo:text-align="end" fo:margin-left="0cm"/>
    </style:style>
    <style:style style:name="ce6" style:family="table-cell" style:parent-style-name="Default" style:data-style-name="N0"/>
  </office:automatic-styles>
  <office:body>
    <office:spreadsheet>
      <table:calculation-settings table:automatic-find-labels="false" table:use-regular-expressions="false" table:use-wildcards="true"/>
      <table:table table:name="RESOURCE" table:style-name="ta1">
        <table:table-column table:style-name="co1" table:default-cell-style-name="ce5"/>
        <table:table-column table:style-name="co1" table:number-columns-repeated="4"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office:value-type="float" office:value="1" calcext:value-type="float">
            <text:p>1</text:p>
          </table:table-cell>
          <table:table-cell office:value-type="string" calcext:value-type="string">
            <text:p>1.01 Be-Verb. Meet the teachers</text:p>
          </table:table-cell>
          <table:table-cell office:value-type="string" calcext:value-type="string">
            <text:p>https://elllo.org/english/grammar/L1-01-AimeeTodd-Intros-BeVerb.htm</text:p>
          </table:table-cell>
          <table:table-cell office:value-type="string" calcext:value-type="string">
            <text:p>Two teachers make introductions and discuss famiy.</text:p>
          </table:table-cell>
          <table:table-cell/>
          <table:table-cell table:formula="of:=IF([.E1]=&quot;&quot;;&quot;NULL&quot;;CONCATENATE(&quot;'&quot;;[.E1];&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quot;,'&quot;;SUBSTITUTE([.B1];&quot;'&quot;;&quot;''&quot;);&quot;','&quot;;SUBSTITUTE([.C1];&quot;'&quot;;&quot;''&quot;);&quot;','&quot;;SUBSTITUTE([.D1];&quot;'&quot;;&quot;''&quot;);&quot;',&quot;;SUBSTITUTE([.F1];&quot;'&quot;;&quot;''&quot;);&quot;,&quot;;[.G1];&quot;,&quot;;[.H1];&quot;,&quot;;[.I1];&quot;,&quot;;[.J1];&quot;,&quot;;[.K1];&quot;,&quot;;[.L1];&quot;,&quot;;[.M1];&quot;,&quot;;[.N1];&quot;);&quot;)" office:value-type="string" office:string-value="INSERT INTO RESOURCE(id_resource, resource, url, description, comments, id_level, active,has_script,has_grammar,has_quiz,has_vocabulary, id_source, id_skill) VALUES(1,'1.01 Be-Verb. Meet the teachers','https://elllo.org/english/grammar/L1-01-AimeeTodd-Intros-BeVerb.htm','Two teachers make introductions and discuss famiy.',NULL,1,true,true,true,true,false,1,1);" calcext:value-type="string">
            <text:p>INSERT INTO RESOURCE(id_resource, resource, url, description, comments, id_level, active,has_script,has_grammar,has_quiz,has_vocabulary, id_source, id_skill) VALUES(1,'1.01 Be-Verb. Meet the teachers','https://elllo.org/english/grammar/L1-01-AimeeTodd-Intros-BeVerb.htm','Two teachers make introductions and discuss famiy.',NULL,1,true,true,true,true,false,1,1);</text:p>
          </table:table-cell>
        </table:table-row>
        <table:table-row table:style-name="ro1">
          <table:table-cell office:value-type="float" office:value="2" calcext:value-type="float">
            <text:p>2</text:p>
          </table:table-cell>
          <table:table-cell office:value-type="string" calcext:value-type="string">
            <text:p>1.02 Likes and Dislikes. Likes and Favorites</text:p>
          </table:table-cell>
          <table:table-cell office:value-type="string" calcext:value-type="string">
            <text:p>https://elllo.org/english/grammar/L1-02-NatTodd-Farorites.htm</text:p>
          </table:table-cell>
          <table:table-cell office:value-type="string" calcext:value-type="string">
            <text:p>Two people talks about thiings they like and dislike.</text:p>
          </table:table-cell>
          <table:table-cell/>
          <table:table-cell table:formula="of:=IF([.E2]=&quot;&quot;;&quot;NULL&quot;;CONCATENATE(&quot;'&quot;;[.E2];&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quot;,'&quot;;SUBSTITUTE([.B2];&quot;'&quot;;&quot;''&quot;);&quot;','&quot;;SUBSTITUTE([.C2];&quot;'&quot;;&quot;''&quot;);&quot;','&quot;;SUBSTITUTE([.D2];&quot;'&quot;;&quot;''&quot;);&quot;',&quot;;SUBSTITUTE([.F2];&quot;'&quot;;&quot;''&quot;);&quot;,&quot;;[.G2];&quot;,&quot;;[.H2];&quot;,&quot;;[.I2];&quot;,&quot;;[.J2];&quot;,&quot;;[.K2];&quot;,&quot;;[.L2];&quot;,&quot;;[.M2];&quot;,&quot;;[.N2];&quot;);&quot;)" office:value-type="string" office:string-value="INSERT INTO RESOURCE(id_resource, resource, url, description, comments, id_level, active,has_script,has_grammar,has_quiz,has_vocabulary, id_source, id_skill) VALUES(2,'1.02 Likes and Dislikes. Likes and Favorites','https://elllo.org/english/grammar/L1-02-NatTodd-Farorites.htm','Two people talks about thiings they like and dislike.',NULL,1,true,true,true,true,false,1,1);" calcext:value-type="string">
            <text:p>INSERT INTO RESOURCE(id_resource, resource, url, description, comments, id_level, active,has_script,has_grammar,has_quiz,has_vocabulary, id_source, id_skill) VALUES(2,'1.02 Likes and Dislikes. Likes and Favorites','https://elllo.org/english/grammar/L1-02-NatTodd-Farorites.htm','Two people talks about thiings they like and dislike.',NULL,1,true,true,true,true,false,1,1);</text:p>
          </table:table-cell>
        </table:table-row>
        <table:table-row table:style-name="ro1">
          <table:table-cell office:value-type="float" office:value="3" calcext:value-type="float">
            <text:p>3</text:p>
          </table:table-cell>
          <table:table-cell office:value-type="string" calcext:value-type="string">
            <text:p>1.03 Basic Verbs. My Weekend</text:p>
          </table:table-cell>
          <table:table-cell office:value-type="string" calcext:value-type="string">
            <text:p>https://elllo.org/english/grammar/L1-03-ShantelTodd-Weekend-BasicVerbs.htm</text:p>
          </table:table-cell>
          <table:table-cell office:value-type="string" calcext:value-type="string">
            <text:p>Two people discuss their weekend routines.</text:p>
          </table:table-cell>
          <table:table-cell/>
          <table:table-cell table:formula="of:=IF([.E3]=&quot;&quot;;&quot;NULL&quot;;CONCATENATE(&quot;'&quot;;[.E3];&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quot;,'&quot;;SUBSTITUTE([.B3];&quot;'&quot;;&quot;''&quot;);&quot;','&quot;;SUBSTITUTE([.C3];&quot;'&quot;;&quot;''&quot;);&quot;','&quot;;SUBSTITUTE([.D3];&quot;'&quot;;&quot;''&quot;);&quot;',&quot;;SUBSTITUTE([.F3];&quot;'&quot;;&quot;''&quot;);&quot;,&quot;;[.G3];&quot;,&quot;;[.H3];&quot;,&quot;;[.I3];&quot;,&quot;;[.J3];&quot;,&quot;;[.K3];&quot;,&quot;;[.L3];&quot;,&quot;;[.M3];&quot;,&quot;;[.N3];&quot;);&quot;)" office:value-type="string" office:string-value="INSERT INTO RESOURCE(id_resource, resource, url, description, comments, id_level, active,has_script,has_grammar,has_quiz,has_vocabulary, id_source, id_skill) VALUES(3,'1.03 Basic Verbs. My Weekend','https://elllo.org/english/grammar/L1-03-ShantelTodd-Weekend-BasicVerbs.htm','Two people discuss their weekend routines.',NULL,1,true,true,true,true,false,1,1);" calcext:value-type="string">
            <text:p>INSERT INTO RESOURCE(id_resource, resource, url, description, comments, id_level, active,has_script,has_grammar,has_quiz,has_vocabulary, id_source, id_skill) VALUES(3,'1.03 Basic Verbs. My Weekend','https://elllo.org/english/grammar/L1-03-ShantelTodd-Weekend-BasicVerbs.htm','Two people discuss their weekend routines.',NULL,1,true,true,true,true,false,1,1);</text:p>
          </table:table-cell>
        </table:table-row>
        <table:table-row table:style-name="ro1">
          <table:table-cell office:value-type="float" office:value="4" calcext:value-type="float">
            <text:p>4</text:p>
          </table:table-cell>
          <table:table-cell office:value-type="string" calcext:value-type="string">
            <text:p>1.04 Colors</text:p>
          </table:table-cell>
          <table:table-cell office:value-type="string" calcext:value-type="string">
            <text:p>https://elllo.org/english/grammar/L1-04-MegTodd-Colors.htm</text:p>
          </table:table-cell>
          <table:table-cell office:value-type="string" calcext:value-type="string">
            <text:p>Two people discuss colors and things with these colors.</text:p>
          </table:table-cell>
          <table:table-cell/>
          <table:table-cell table:formula="of:=IF([.E4]=&quot;&quot;;&quot;NULL&quot;;CONCATENATE(&quot;'&quot;;[.E4];&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quot;,'&quot;;SUBSTITUTE([.B4];&quot;'&quot;;&quot;''&quot;);&quot;','&quot;;SUBSTITUTE([.C4];&quot;'&quot;;&quot;''&quot;);&quot;','&quot;;SUBSTITUTE([.D4];&quot;'&quot;;&quot;''&quot;);&quot;',&quot;;SUBSTITUTE([.F4];&quot;'&quot;;&quot;''&quot;);&quot;,&quot;;[.G4];&quot;,&quot;;[.H4];&quot;,&quot;;[.I4];&quot;,&quot;;[.J4];&quot;,&quot;;[.K4];&quot;,&quot;;[.L4];&quot;,&quot;;[.M4];&quot;,&quot;;[.N4];&quot;);&quot;)" office:value-type="string" office:string-value="INSERT INTO RESOURCE(id_resource, resource, url, description, comments, id_level, active,has_script,has_grammar,has_quiz,has_vocabulary, id_source, id_skill) VALUES(4,'1.04 Colors','https://elllo.org/english/grammar/L1-04-MegTodd-Colors.htm','Two people discuss colors and things with these colors.',NULL,1,true,true,true,true,false,1,1);" calcext:value-type="string">
            <text:p>INSERT INTO RESOURCE(id_resource, resource, url, description, comments, id_level, active,has_script,has_grammar,has_quiz,has_vocabulary, id_source, id_skill) VALUES(4,'1.04 Colors','https://elllo.org/english/grammar/L1-04-MegTodd-Colors.htm','Two people discuss colors and things with these colors.',NULL,1,true,true,true,true,false,1,1);</text:p>
          </table:table-cell>
        </table:table-row>
        <table:table-row table:style-name="ro1">
          <table:table-cell office:value-type="float" office:value="5" calcext:value-type="float">
            <text:p>5</text:p>
          </table:table-cell>
          <table:table-cell office:value-type="string" calcext:value-type="string">
            <text:p>1.05 Adjectives. My Hometown</text:p>
          </table:table-cell>
          <table:table-cell office:value-type="string" calcext:value-type="string">
            <text:p>https://elllo.org/english/grammar/L1-05-MegTodd-Cities-Adjective.htm</text:p>
          </table:table-cell>
          <table:table-cell office:value-type="string" calcext:value-type="string">
            <text:p>Two people discuss their hometowns.</text:p>
          </table:table-cell>
          <table:table-cell/>
          <table:table-cell table:formula="of:=IF([.E5]=&quot;&quot;;&quot;NULL&quot;;CONCATENATE(&quot;'&quot;;[.E5];&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quot;,'&quot;;SUBSTITUTE([.B5];&quot;'&quot;;&quot;''&quot;);&quot;','&quot;;SUBSTITUTE([.C5];&quot;'&quot;;&quot;''&quot;);&quot;','&quot;;SUBSTITUTE([.D5];&quot;'&quot;;&quot;''&quot;);&quot;',&quot;;SUBSTITUTE([.F5];&quot;'&quot;;&quot;''&quot;);&quot;,&quot;;[.G5];&quot;,&quot;;[.H5];&quot;,&quot;;[.I5];&quot;,&quot;;[.J5];&quot;,&quot;;[.K5];&quot;,&quot;;[.L5];&quot;,&quot;;[.M5];&quot;,&quot;;[.N5];&quot;);&quot;)" office:value-type="string" office:string-value="INSERT INTO RESOURCE(id_resource, resource, url, description, comments, id_level, active,has_script,has_grammar,has_quiz,has_vocabulary, id_source, id_skill) VALUES(5,'1.05 Adjectives. My Hometown','https://elllo.org/english/grammar/L1-05-MegTodd-Cities-Adjective.htm','Two people discuss their hometowns.',NULL,1,true,true,true,true,false,1,1);" calcext:value-type="string">
            <text:p>INSERT INTO RESOURCE(id_resource, resource, url, description, comments, id_level, active,has_script,has_grammar,has_quiz,has_vocabulary, id_source, id_skill) VALUES(5,'1.05 Adjectives. My Hometown','https://elllo.org/english/grammar/L1-05-MegTodd-Cities-Adjective.htm','Two people discuss their hometowns.',NULL,1,true,true,true,true,false,1,1);</text:p>
          </table:table-cell>
        </table:table-row>
        <table:table-row table:style-name="ro1">
          <table:table-cell office:value-type="float" office:value="6" calcext:value-type="float">
            <text:p>6</text:p>
          </table:table-cell>
          <table:table-cell office:value-type="string" calcext:value-type="string">
            <text:p>1.06 Days of the Week</text:p>
          </table:table-cell>
          <table:table-cell office:value-type="string" calcext:value-type="string">
            <text:p>https://elllo.org/english/grammar/L1-06-MegTodd-Days-of-Week-Busy.htm</text:p>
          </table:table-cell>
          <table:table-cell office:value-type="string" calcext:value-type="string">
            <text:p>Two people talk about what they do during the week.</text:p>
          </table:table-cell>
          <table:table-cell/>
          <table:table-cell table:formula="of:=IF([.E6]=&quot;&quot;;&quot;NULL&quot;;CONCATENATE(&quot;'&quot;;[.E6];&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quot;,'&quot;;SUBSTITUTE([.B6];&quot;'&quot;;&quot;''&quot;);&quot;','&quot;;SUBSTITUTE([.C6];&quot;'&quot;;&quot;''&quot;);&quot;','&quot;;SUBSTITUTE([.D6];&quot;'&quot;;&quot;''&quot;);&quot;',&quot;;SUBSTITUTE([.F6];&quot;'&quot;;&quot;''&quot;);&quot;,&quot;;[.G6];&quot;,&quot;;[.H6];&quot;,&quot;;[.I6];&quot;,&quot;;[.J6];&quot;,&quot;;[.K6];&quot;,&quot;;[.L6];&quot;,&quot;;[.M6];&quot;,&quot;;[.N6];&quot;);&quot;)" office:value-type="string" office:string-value="INSERT INTO RESOURCE(id_resource, resource, url, description, comments, id_level, active,has_script,has_grammar,has_quiz,has_vocabulary, id_source, id_skill) VALUES(6,'1.06 Days of the Week','https://elllo.org/english/grammar/L1-06-MegTodd-Days-of-Week-Busy.htm','Two people talk about what they do during the week.',NULL,1,true,true,true,true,false,1,1);" calcext:value-type="string">
            <text:p>INSERT INTO RESOURCE(id_resource, resource, url, description, comments, id_level, active,has_script,has_grammar,has_quiz,has_vocabulary, id_source, id_skill) VALUES(6,'1.06 Days of the Week','https://elllo.org/english/grammar/L1-06-MegTodd-Days-of-Week-Busy.htm','Two people talk about what they do during the week.',NULL,1,true,true,true,true,false,1,1);</text:p>
          </table:table-cell>
        </table:table-row>
        <table:table-row table:style-name="ro1">
          <table:table-cell office:value-type="float" office:value="7" calcext:value-type="float">
            <text:p>7</text:p>
          </table:table-cell>
          <table:table-cell office:value-type="string" calcext:value-type="string">
            <text:p>1.07 Languages. What languages do you speak?</text:p>
          </table:table-cell>
          <table:table-cell office:value-type="string" calcext:value-type="string">
            <text:p>https://elllo.org/english/grammar/L1-07-AbidemiTodd-Languages.htm</text:p>
          </table:table-cell>
          <table:table-cell office:value-type="string" calcext:value-type="string">
            <text:p>Two people discuss languages they speak or want to learn.</text:p>
          </table:table-cell>
          <table:table-cell/>
          <table:table-cell table:formula="of:=IF([.E7]=&quot;&quot;;&quot;NULL&quot;;CONCATENATE(&quot;'&quot;;[.E7];&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quot;,'&quot;;SUBSTITUTE([.B7];&quot;'&quot;;&quot;''&quot;);&quot;','&quot;;SUBSTITUTE([.C7];&quot;'&quot;;&quot;''&quot;);&quot;','&quot;;SUBSTITUTE([.D7];&quot;'&quot;;&quot;''&quot;);&quot;',&quot;;SUBSTITUTE([.F7];&quot;'&quot;;&quot;''&quot;);&quot;,&quot;;[.G7];&quot;,&quot;;[.H7];&quot;,&quot;;[.I7];&quot;,&quot;;[.J7];&quot;,&quot;;[.K7];&quot;,&quot;;[.L7];&quot;,&quot;;[.M7];&quot;,&quot;;[.N7];&quot;);&quot;)" office:value-type="string" office:string-value="INSERT INTO RESOURCE(id_resource, resource, url, description, comments, id_level, active,has_script,has_grammar,has_quiz,has_vocabulary, id_source, id_skill) VALUES(7,'1.07 Languages. What languages do you speak?','https://elllo.org/english/grammar/L1-07-AbidemiTodd-Languages.htm','Two people discuss languages they speak or want to learn.',NULL,1,true,true,true,true,false,1,1);" calcext:value-type="string">
            <text:p>INSERT INTO RESOURCE(id_resource, resource, url, description, comments, id_level, active,has_script,has_grammar,has_quiz,has_vocabulary, id_source, id_skill) VALUES(7,'1.07 Languages. What languages do you speak?','https://elllo.org/english/grammar/L1-07-AbidemiTodd-Languages.htm','Two people discuss languages they speak or want to learn.',NULL,1,true,true,true,true,false,1,1);</text:p>
          </table:table-cell>
        </table:table-row>
        <table:table-row table:style-name="ro1">
          <table:table-cell office:value-type="float" office:value="8" calcext:value-type="float">
            <text:p>8</text:p>
          </table:table-cell>
          <table:table-cell office:value-type="string" calcext:value-type="string">
            <text:p>1.08 Sentece Patterns. What is a typical day for you?.</text:p>
          </table:table-cell>
          <table:table-cell office:value-type="string" calcext:value-type="string">
            <text:p>https://elllo.org/english/grammar/L1-08-NatTodd-Sentence-Patterns-Schedule.htm</text:p>
          </table:table-cell>
          <table:table-cell office:value-type="string" calcext:value-type="string">
            <text:p>Two people discuss their daily routines</text:p>
          </table:table-cell>
          <table:table-cell/>
          <table:table-cell table:formula="of:=IF([.E8]=&quot;&quot;;&quot;NULL&quot;;CONCATENATE(&quot;'&quot;;[.E8];&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quot;,'&quot;;SUBSTITUTE([.B8];&quot;'&quot;;&quot;''&quot;);&quot;','&quot;;SUBSTITUTE([.C8];&quot;'&quot;;&quot;''&quot;);&quot;','&quot;;SUBSTITUTE([.D8];&quot;'&quot;;&quot;''&quot;);&quot;',&quot;;SUBSTITUTE([.F8];&quot;'&quot;;&quot;''&quot;);&quot;,&quot;;[.G8];&quot;,&quot;;[.H8];&quot;,&quot;;[.I8];&quot;,&quot;;[.J8];&quot;,&quot;;[.K8];&quot;,&quot;;[.L8];&quot;,&quot;;[.M8];&quot;,&quot;;[.N8];&quot;);&quot;)" office:value-type="string" office:string-value="INSERT INTO RESOURCE(id_resource, resource, url, description, comments, id_level, active,has_script,has_grammar,has_quiz,has_vocabulary, id_source, id_skill) VALUES(8,'1.08 Sentece Patterns. What is a typical day for you?.','https://elllo.org/english/grammar/L1-08-NatTodd-Sentence-Patterns-Schedule.htm','Two people discuss their daily routines',NULL,1,true,true,true,true,false,1,1);" calcext:value-type="string">
            <text:p>INSERT INTO RESOURCE(id_resource, resource, url, description, comments, id_level, active,has_script,has_grammar,has_quiz,has_vocabulary, id_source, id_skill) VALUES(8,'1.08 Sentece Patterns. What is a typical day for you?.','https://elllo.org/english/grammar/L1-08-NatTodd-Sentence-Patterns-Schedule.htm','Two people discuss their daily routines',NULL,1,true,true,true,true,false,1,1);</text:p>
          </table:table-cell>
        </table:table-row>
        <table:table-row table:style-name="ro1">
          <table:table-cell office:value-type="float" office:value="9" calcext:value-type="float">
            <text:p>9</text:p>
          </table:table-cell>
          <table:table-cell office:value-type="string" calcext:value-type="string">
            <text:p>1.09 Subject Pronouns</text:p>
          </table:table-cell>
          <table:table-cell office:value-type="string" calcext:value-type="string">
            <text:p>https://elllo.org/english/grammar/L1-09-ShantelTodd-Celebrities-SubjectPronoun.htm</text:p>
          </table:table-cell>
          <table:table-cell office:value-type="string" calcext:value-type="string">
            <text:p>Two people try to guess some famous people.</text:p>
          </table:table-cell>
          <table:table-cell/>
          <table:table-cell table:formula="of:=IF([.E9]=&quot;&quot;;&quot;NULL&quot;;CONCATENATE(&quot;'&quot;;[.E9];&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quot;,'&quot;;SUBSTITUTE([.B9];&quot;'&quot;;&quot;''&quot;);&quot;','&quot;;SUBSTITUTE([.C9];&quot;'&quot;;&quot;''&quot;);&quot;','&quot;;SUBSTITUTE([.D9];&quot;'&quot;;&quot;''&quot;);&quot;',&quot;;SUBSTITUTE([.F9];&quot;'&quot;;&quot;''&quot;);&quot;,&quot;;[.G9];&quot;,&quot;;[.H9];&quot;,&quot;;[.I9];&quot;,&quot;;[.J9];&quot;,&quot;;[.K9];&quot;,&quot;;[.L9];&quot;,&quot;;[.M9];&quot;,&quot;;[.N9];&quot;);&quot;)" office:value-type="string" office:string-value="INSERT INTO RESOURCE(id_resource, resource, url, description, comments, id_level, active,has_script,has_grammar,has_quiz,has_vocabulary, id_source, id_skill) VALUES(9,'1.09 Subject Pronouns','https://elllo.org/english/grammar/L1-09-ShantelTodd-Celebrities-SubjectPronoun.htm','Two people try to guess some famous people.',NULL,1,true,true,true,true,false,1,1);" calcext:value-type="string">
            <text:p>INSERT INTO RESOURCE(id_resource, resource, url, description, comments, id_level, active,has_script,has_grammar,has_quiz,has_vocabulary, id_source, id_skill) VALUES(9,'1.09 Subject Pronouns','https://elllo.org/english/grammar/L1-09-ShantelTodd-Celebrities-SubjectPronoun.htm','Two people try to guess some famous people.',NULL,1,true,true,true,true,false,1,1);</text:p>
          </table:table-cell>
        </table:table-row>
        <table:table-row table:style-name="ro1">
          <table:table-cell office:value-type="float" office:value="10" calcext:value-type="float">
            <text:p>10</text:p>
          </table:table-cell>
          <table:table-cell office:value-type="string" calcext:value-type="string">
            <text:p>1.10 Object Pronouns</text:p>
          </table:table-cell>
          <table:table-cell office:value-type="string" calcext:value-type="string">
            <text:p>https://elllo.org/english/grammar/L1-10-ShantelTodd-Family-ObjectPronouns.htm</text:p>
          </table:table-cell>
          <table:table-cell office:value-type="string" calcext:value-type="string">
            <text:p>Two people discuss how often they meet their family.</text:p>
          </table:table-cell>
          <table:table-cell/>
          <table:table-cell table:formula="of:=IF([.E10]=&quot;&quot;;&quot;NULL&quot;;CONCATENATE(&quot;'&quot;;[.E10];&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quot;,'&quot;;SUBSTITUTE([.B10];&quot;'&quot;;&quot;''&quot;);&quot;','&quot;;SUBSTITUTE([.C10];&quot;'&quot;;&quot;''&quot;);&quot;','&quot;;SUBSTITUTE([.D10];&quot;'&quot;;&quot;''&quot;);&quot;',&quot;;SUBSTITUTE([.F10];&quot;'&quot;;&quot;''&quot;);&quot;,&quot;;[.G10];&quot;,&quot;;[.H10];&quot;,&quot;;[.I10];&quot;,&quot;;[.J10];&quot;,&quot;;[.K10];&quot;,&quot;;[.L10];&quot;,&quot;;[.M10];&quot;,&quot;;[.N10];&quot;);&quot;)" office:value-type="string" office:string-value="INSERT INTO RESOURCE(id_resource, resource, url, description, comments, id_level, active,has_script,has_grammar,has_quiz,has_vocabulary, id_source, id_skill) VALUES(10,'1.10 Object Pronouns','https://elllo.org/english/grammar/L1-10-ShantelTodd-Family-ObjectPronouns.htm','Two people discuss how often they meet their family.',NULL,1,true,true,true,true,false,1,1);" calcext:value-type="string">
            <text:p>INSERT INTO RESOURCE(id_resource, resource, url, description, comments, id_level, active,has_script,has_grammar,has_quiz,has_vocabulary, id_source, id_skill) VALUES(10,'1.10 Object Pronouns','https://elllo.org/english/grammar/L1-10-ShantelTodd-Family-ObjectPronouns.htm','Two people discuss how often they meet their family.',NULL,1,true,true,true,true,false,1,1);</text:p>
          </table:table-cell>
        </table:table-row>
        <table:table-row table:style-name="ro1">
          <table:table-cell office:value-type="float" office:value="11" calcext:value-type="float">
            <text:p>11</text:p>
          </table:table-cell>
          <table:table-cell office:value-type="string" calcext:value-type="string">
            <text:p>1.11 This, That, Those, These. I like that and those!</text:p>
          </table:table-cell>
          <table:table-cell office:value-type="string" calcext:value-type="string">
            <text:p>https://elllo.org/english/grammar/L1-11-NatTodd-This-That-3.htm</text:p>
          </table:table-cell>
          <table:table-cell office:value-type="string" calcext:value-type="string">
            <text:p>Two people talk about some clothes and their watches.</text:p>
          </table:table-cell>
          <table:table-cell/>
          <table:table-cell table:formula="of:=IF([.E11]=&quot;&quot;;&quot;NULL&quot;;CONCATENATE(&quot;'&quot;;[.E11];&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quot;,'&quot;;SUBSTITUTE([.B11];&quot;'&quot;;&quot;''&quot;);&quot;','&quot;;SUBSTITUTE([.C11];&quot;'&quot;;&quot;''&quot;);&quot;','&quot;;SUBSTITUTE([.D11];&quot;'&quot;;&quot;''&quot;);&quot;',&quot;;SUBSTITUTE([.F11];&quot;'&quot;;&quot;''&quot;);&quot;,&quot;;[.G11];&quot;,&quot;;[.H11];&quot;,&quot;;[.I11];&quot;,&quot;;[.J11];&quot;,&quot;;[.K11];&quot;,&quot;;[.L11];&quot;,&quot;;[.M11];&quot;,&quot;;[.N11];&quot;);&quot;)" office:value-type="string" office:string-value="INSERT INTO RESOURCE(id_resource, resource, url, description, comments, id_level, active,has_script,has_grammar,has_quiz,has_vocabulary, id_source, id_skill) VALUES(11,'1.11 This, That, Those, These. I like that and those!','https://elllo.org/english/grammar/L1-11-NatTodd-This-That-3.htm','Two people talk about some clothes and their watches.',NULL,1,true,true,true,true,false,1,1);" calcext:value-type="string">
            <text:p>INSERT INTO RESOURCE(id_resource, resource, url, description, comments, id_level, active,has_script,has_grammar,has_quiz,has_vocabulary, id_source, id_skill) VALUES(11,'1.11 This, That, Those, These. I like that and those!','https://elllo.org/english/grammar/L1-11-NatTodd-This-That-3.htm','Two people talk about some clothes and their watches.',NULL,1,true,true,true,true,false,1,1);</text:p>
          </table:table-cell>
        </table:table-row>
        <table:table-row table:style-name="ro1">
          <table:table-cell office:value-type="float" office:value="12" calcext:value-type="float">
            <text:p>12</text:p>
          </table:table-cell>
          <table:table-cell office:value-type="string" calcext:value-type="string">
            <text:p>1.12 Adverbs of Intensity. Japan vs. Thailand</text:p>
          </table:table-cell>
          <table:table-cell office:value-type="string" calcext:value-type="string">
            <text:p>https://elllo.org/english/grammar/L1-12-NatTodd-Adjectives.htm</text:p>
          </table:table-cell>
          <table:table-cell office:value-type="string" calcext:value-type="string">
            <text:p>Todd and Natalie talk about living in Japan and Thailand.</text:p>
          </table:table-cell>
          <table:table-cell/>
          <table:table-cell table:formula="of:=IF([.E12]=&quot;&quot;;&quot;NULL&quot;;CONCATENATE(&quot;'&quot;;[.E12];&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quot;,'&quot;;SUBSTITUTE([.B12];&quot;'&quot;;&quot;''&quot;);&quot;','&quot;;SUBSTITUTE([.C12];&quot;'&quot;;&quot;''&quot;);&quot;','&quot;;SUBSTITUTE([.D12];&quot;'&quot;;&quot;''&quot;);&quot;',&quot;;SUBSTITUTE([.F12];&quot;'&quot;;&quot;''&quot;);&quot;,&quot;;[.G12];&quot;,&quot;;[.H12];&quot;,&quot;;[.I12];&quot;,&quot;;[.J12];&quot;,&quot;;[.K12];&quot;,&quot;;[.L12];&quot;,&quot;;[.M12];&quot;,&quot;;[.N12];&quot;);&quot;)" office:value-type="string" office:string-value="INSERT INTO RESOURCE(id_resource, resource, url, description, comments, id_level, active,has_script,has_grammar,has_quiz,has_vocabulary, id_source, id_skill) VALUES(12,'1.12 Adverbs of Intensity. Japan vs. Thailand','https://elllo.org/english/grammar/L1-12-NatTodd-Adjectives.htm','Todd and Natalie talk about living in Japan and Thailand.',NULL,1,true,true,true,true,false,1,1);" calcext:value-type="string">
            <text:p>INSERT INTO RESOURCE(id_resource, resource, url, description, comments, id_level, active,has_script,has_grammar,has_quiz,has_vocabulary, id_source, id_skill) VALUES(12,'1.12 Adverbs of Intensity. Japan vs. Thailand','https://elllo.org/english/grammar/L1-12-NatTodd-Adjectives.htm','Todd and Natalie talk about living in Japan and Thailand.',NULL,1,true,true,true,true,false,1,1);</text:p>
          </table:table-cell>
        </table:table-row>
        <table:table-row table:style-name="ro1">
          <table:table-cell office:value-type="float" office:value="13" calcext:value-type="float">
            <text:p>13</text:p>
          </table:table-cell>
          <table:table-cell office:value-type="string" calcext:value-type="string">
            <text:p>1.13 Months and Holidays</text:p>
          </table:table-cell>
          <table:table-cell office:value-type="string" calcext:value-type="string">
            <text:p>https://elllo.org/english/grammar/L1-13-MegTodd-Holidays.htm</text:p>
          </table:table-cell>
          <table:table-cell office:value-type="string" calcext:value-type="string">
            <text:p>Meg and Todd talk about American holidays.</text:p>
          </table:table-cell>
          <table:table-cell/>
          <table:table-cell table:formula="of:=IF([.E13]=&quot;&quot;;&quot;NULL&quot;;CONCATENATE(&quot;'&quot;;[.E13];&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quot;,'&quot;;SUBSTITUTE([.B13];&quot;'&quot;;&quot;''&quot;);&quot;','&quot;;SUBSTITUTE([.C13];&quot;'&quot;;&quot;''&quot;);&quot;','&quot;;SUBSTITUTE([.D13];&quot;'&quot;;&quot;''&quot;);&quot;',&quot;;SUBSTITUTE([.F13];&quot;'&quot;;&quot;''&quot;);&quot;,&quot;;[.G13];&quot;,&quot;;[.H13];&quot;,&quot;;[.I13];&quot;,&quot;;[.J13];&quot;,&quot;;[.K13];&quot;,&quot;;[.L13];&quot;,&quot;;[.M13];&quot;,&quot;;[.N13];&quot;);&quot;)" office:value-type="string" office:string-value="INSERT INTO RESOURCE(id_resource, resource, url, description, comments, id_level, active,has_script,has_grammar,has_quiz,has_vocabulary, id_source, id_skill) VALUES(13,'1.13 Months and Holidays','https://elllo.org/english/grammar/L1-13-MegTodd-Holidays.htm','Meg and Todd talk about American holidays.',NULL,1,true,true,true,true,false,1,1);" calcext:value-type="string">
            <text:p>INSERT INTO RESOURCE(id_resource, resource, url, description, comments, id_level, active,has_script,has_grammar,has_quiz,has_vocabulary, id_source, id_skill) VALUES(13,'1.13 Months and Holidays','https://elllo.org/english/grammar/L1-13-MegTodd-Holidays.htm','Meg and Todd talk about American holidays.',NULL,1,true,true,true,true,false,1,1);</text:p>
          </table:table-cell>
        </table:table-row>
        <table:table-row table:style-name="ro1">
          <table:table-cell office:value-type="float" office:value="14" calcext:value-type="float">
            <text:p>14</text:p>
          </table:table-cell>
          <table:table-cell office:value-type="string" calcext:value-type="string">
            <text:p>1.14 Ordinals. Class Schedule</text:p>
          </table:table-cell>
          <table:table-cell office:value-type="string" calcext:value-type="string">
            <text:p>https://elllo.org/english/grammar/L1-14Todd-Nat-Ordinals.htm</text:p>
          </table:table-cell>
          <table:table-cell office:value-type="string" calcext:value-type="string">
            <text:p>Two teachers talk about their school schedule.</text:p>
          </table:table-cell>
          <table:table-cell/>
          <table:table-cell table:formula="of:=IF([.E14]=&quot;&quot;;&quot;NULL&quot;;CONCATENATE(&quot;'&quot;;[.E14];&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quot;,'&quot;;SUBSTITUTE([.B14];&quot;'&quot;;&quot;''&quot;);&quot;','&quot;;SUBSTITUTE([.C14];&quot;'&quot;;&quot;''&quot;);&quot;','&quot;;SUBSTITUTE([.D14];&quot;'&quot;;&quot;''&quot;);&quot;',&quot;;SUBSTITUTE([.F14];&quot;'&quot;;&quot;''&quot;);&quot;,&quot;;[.G14];&quot;,&quot;;[.H14];&quot;,&quot;;[.I14];&quot;,&quot;;[.J14];&quot;,&quot;;[.K14];&quot;,&quot;;[.L14];&quot;,&quot;;[.M14];&quot;,&quot;;[.N14];&quot;);&quot;)" office:value-type="string" office:string-value="INSERT INTO RESOURCE(id_resource, resource, url, description, comments, id_level, active,has_script,has_grammar,has_quiz,has_vocabulary, id_source, id_skill) VALUES(14,'1.14 Ordinals. Class Schedule','https://elllo.org/english/grammar/L1-14Todd-Nat-Ordinals.htm','Two teachers talk about their school schedule.',NULL,1,true,true,true,true,false,1,1);" calcext:value-type="string">
            <text:p>INSERT INTO RESOURCE(id_resource, resource, url, description, comments, id_level, active,has_script,has_grammar,has_quiz,has_vocabulary, id_source, id_skill) VALUES(14,'1.14 Ordinals. Class Schedule','https://elllo.org/english/grammar/L1-14Todd-Nat-Ordinals.htm','Two teachers talk about their school schedule.',NULL,1,true,true,true,true,false,1,1);</text:p>
          </table:table-cell>
        </table:table-row>
        <table:table-row table:style-name="ro1">
          <table:table-cell office:value-type="float" office:value="15" calcext:value-type="float">
            <text:p>15</text:p>
          </table:table-cell>
          <table:table-cell office:value-type="string" calcext:value-type="string">
            <text:p>1.15 Telling Time</text:p>
          </table:table-cell>
          <table:table-cell office:value-type="string" calcext:value-type="string">
            <text:p>http://soundgrammar.com/learn/L1-CEFR-A1/L1-15-telling-time.htm</text:p>
          </table:table-cell>
          <table:table-cell office:value-type="string" calcext:value-type="string">
            <text:p>Four talks about time.</text:p>
          </table:table-cell>
          <table:table-cell/>
          <table:table-cell table:formula="of:=IF([.E15]=&quot;&quot;;&quot;NULL&quot;;CONCATENATE(&quot;'&quot;;[.E15];&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quot;,'&quot;;SUBSTITUTE([.B15];&quot;'&quot;;&quot;''&quot;);&quot;','&quot;;SUBSTITUTE([.C15];&quot;'&quot;;&quot;''&quot;);&quot;','&quot;;SUBSTITUTE([.D15];&quot;'&quot;;&quot;''&quot;);&quot;',&quot;;SUBSTITUTE([.F15];&quot;'&quot;;&quot;''&quot;);&quot;,&quot;;[.G15];&quot;,&quot;;[.H15];&quot;,&quot;;[.I15];&quot;,&quot;;[.J15];&quot;,&quot;;[.K15];&quot;,&quot;;[.L15];&quot;,&quot;;[.M15];&quot;,&quot;;[.N15];&quot;);&quot;)" office:value-type="string" office:string-value="INSERT INTO RESOURCE(id_resource, resource, url, description, comments, id_level, active,has_script,has_grammar,has_quiz,has_vocabulary, id_source, id_skill) VALUES(15,'1.15 Telling Time','http://soundgrammar.com/learn/L1-CEFR-A1/L1-15-telling-time.htm','Four talks about time.',NULL,1,true,true,true,true,false,1,1);" calcext:value-type="string">
            <text:p>INSERT INTO RESOURCE(id_resource, resource, url, description, comments, id_level, active,has_script,has_grammar,has_quiz,has_vocabulary, id_source, id_skill) VALUES(15,'1.15 Telling Time','http://soundgrammar.com/learn/L1-CEFR-A1/L1-15-telling-time.htm','Four talks about time.',NULL,1,true,true,true,true,false,1,1);</text:p>
          </table:table-cell>
        </table:table-row>
        <table:table-row table:style-name="ro1">
          <table:table-cell office:value-type="float" office:value="16" calcext:value-type="float">
            <text:p>16</text:p>
          </table:table-cell>
          <table:table-cell office:value-type="string" calcext:value-type="string">
            <text:p>2.01 Be - Present Simple. Favorites</text:p>
          </table:table-cell>
          <table:table-cell office:value-type="string" calcext:value-type="string">
            <text:p>https://elllo.org/english/grammar/L2-01-AimeeTodd-Intros-BeVerb.htm</text:p>
          </table:table-cell>
          <table:table-cell office:value-type="string" calcext:value-type="string">
            <text:p>Aimee and Todd talk about their favorite things.</text:p>
          </table:table-cell>
          <table:table-cell/>
          <table:table-cell table:formula="of:=IF([.E16]=&quot;&quot;;&quot;NULL&quot;;CONCATENATE(&quot;'&quot;;[.E16];&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quot;,'&quot;;SUBSTITUTE([.B16];&quot;'&quot;;&quot;''&quot;);&quot;','&quot;;SUBSTITUTE([.C16];&quot;'&quot;;&quot;''&quot;);&quot;','&quot;;SUBSTITUTE([.D16];&quot;'&quot;;&quot;''&quot;);&quot;',&quot;;SUBSTITUTE([.F16];&quot;'&quot;;&quot;''&quot;);&quot;,&quot;;[.G16];&quot;,&quot;;[.H16];&quot;,&quot;;[.I16];&quot;,&quot;;[.J16];&quot;,&quot;;[.K16];&quot;,&quot;;[.L16];&quot;,&quot;;[.M16];&quot;,&quot;;[.N16];&quot;);&quot;)" office:value-type="string" office:string-value="INSERT INTO RESOURCE(id_resource, resource, url, description, comments, id_level, active,has_script,has_grammar,has_quiz,has_vocabulary, id_source, id_skill) VALUES(16,'2.01 Be - Present Simple. Favorites','https://elllo.org/english/grammar/L2-01-AimeeTodd-Intros-BeVerb.htm','Aimee and Todd talk about their favorite things.',NULL,2,true,true,true,true,false,1,1);" calcext:value-type="string">
            <text:p>INSERT INTO RESOURCE(id_resource, resource, url, description, comments, id_level, active,has_script,has_grammar,has_quiz,has_vocabulary, id_source, id_skill) VALUES(16,'2.01 Be - Present Simple. Favorites','https://elllo.org/english/grammar/L2-01-AimeeTodd-Intros-BeVerb.htm','Aimee and Todd talk about their favorite things.',NULL,2,true,true,true,true,false,1,1);</text:p>
          </table:table-cell>
        </table:table-row>
        <table:table-row table:style-name="ro1">
          <table:table-cell office:value-type="float" office:value="17" calcext:value-type="float">
            <text:p>17</text:p>
          </table:table-cell>
          <table:table-cell office:value-type="string" calcext:value-type="string">
            <text:p>2.02 Present Simple. Morning Routine</text:p>
          </table:table-cell>
          <table:table-cell office:value-type="string" calcext:value-type="string">
            <text:p>https://elllo.org/english/grammar/L2-02-JohnSarah-PresentSimple-Routine.htm</text:p>
          </table:table-cell>
          <table:table-cell office:value-type="string" calcext:value-type="string">
            <text:p>John and Sarah discuss what they do in the morning.</text:p>
          </table:table-cell>
          <table:table-cell/>
          <table:table-cell table:formula="of:=IF([.E17]=&quot;&quot;;&quot;NULL&quot;;CONCATENATE(&quot;'&quot;;[.E17];&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quot;,'&quot;;SUBSTITUTE([.B17];&quot;'&quot;;&quot;''&quot;);&quot;','&quot;;SUBSTITUTE([.C17];&quot;'&quot;;&quot;''&quot;);&quot;','&quot;;SUBSTITUTE([.D17];&quot;'&quot;;&quot;''&quot;);&quot;',&quot;;SUBSTITUTE([.F17];&quot;'&quot;;&quot;''&quot;);&quot;,&quot;;[.G17];&quot;,&quot;;[.H17];&quot;,&quot;;[.I17];&quot;,&quot;;[.J17];&quot;,&quot;;[.K17];&quot;,&quot;;[.L17];&quot;,&quot;;[.M17];&quot;,&quot;;[.N17];&quot;);&quot;)" office:value-type="string" office:string-value="INSERT INTO RESOURCE(id_resource, resource, url, description, comments, id_level, active,has_script,has_grammar,has_quiz,has_vocabulary, id_source, id_skill) VALUES(17,'2.02 Present Simple. Morning Routine','https://elllo.org/english/grammar/L2-02-JohnSarah-PresentSimple-Routine.htm','John and Sarah discuss what they do in the morning.',NULL,2,true,true,true,true,false,1,1);" calcext:value-type="string">
            <text:p>INSERT INTO RESOURCE(id_resource, resource, url, description, comments, id_level, active,has_script,has_grammar,has_quiz,has_vocabulary, id_source, id_skill) VALUES(17,'2.02 Present Simple. Morning Routine','https://elllo.org/english/grammar/L2-02-JohnSarah-PresentSimple-Routine.htm','John and Sarah discuss what they do in the morning.',NULL,2,true,true,true,true,false,1,1);</text:p>
          </table:table-cell>
        </table:table-row>
        <table:table-row table:style-name="ro1">
          <table:table-cell office:value-type="float" office:value="18" calcext:value-type="float">
            <text:p>18</text:p>
          </table:table-cell>
          <table:table-cell office:value-type="string" calcext:value-type="string">
            <text:p>2.03 Imperatives. Sandwich!</text:p>
          </table:table-cell>
          <table:table-cell office:value-type="string" calcext:value-type="string">
            <text:p>https://elllo.org/english/grammar/L2-03-MegTodd-Sandwich.htm</text:p>
          </table:table-cell>
          <table:table-cell office:value-type="string" calcext:value-type="string">
            <text:p>Meg and Todd share how to make their favorite sandwiches.</text:p>
          </table:table-cell>
          <table:table-cell/>
          <table:table-cell table:formula="of:=IF([.E18]=&quot;&quot;;&quot;NULL&quot;;CONCATENATE(&quot;'&quot;;[.E18];&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quot;,'&quot;;SUBSTITUTE([.B18];&quot;'&quot;;&quot;''&quot;);&quot;','&quot;;SUBSTITUTE([.C18];&quot;'&quot;;&quot;''&quot;);&quot;','&quot;;SUBSTITUTE([.D18];&quot;'&quot;;&quot;''&quot;);&quot;',&quot;;SUBSTITUTE([.F18];&quot;'&quot;;&quot;''&quot;);&quot;,&quot;;[.G18];&quot;,&quot;;[.H18];&quot;,&quot;;[.I18];&quot;,&quot;;[.J18];&quot;,&quot;;[.K18];&quot;,&quot;;[.L18];&quot;,&quot;;[.M18];&quot;,&quot;;[.N18];&quot;);&quot;)" office:value-type="string" office:string-value="INSERT INTO RESOURCE(id_resource, resource, url, description, comments, id_level, active,has_script,has_grammar,has_quiz,has_vocabulary, id_source, id_skill) VALUES(18,'2.03 Imperatives. Sandwich!','https://elllo.org/english/grammar/L2-03-MegTodd-Sandwich.htm','Meg and Todd share how to make their favorite sandwiches.',NULL,2,true,true,true,true,false,1,1);" calcext:value-type="string">
            <text:p>INSERT INTO RESOURCE(id_resource, resource, url, description, comments, id_level, active,has_script,has_grammar,has_quiz,has_vocabulary, id_source, id_skill) VALUES(18,'2.03 Imperatives. Sandwich!','https://elllo.org/english/grammar/L2-03-MegTodd-Sandwich.htm','Meg and Todd share how to make their favorite sandwiches.',NULL,2,true,true,true,true,false,1,1);</text:p>
          </table:table-cell>
        </table:table-row>
        <table:table-row table:style-name="ro1">
          <table:table-cell office:value-type="float" office:value="19" calcext:value-type="float">
            <text:p>19</text:p>
          </table:table-cell>
          <table:table-cell office:value-type="string" calcext:value-type="string">
            <text:p>2.04 Singular / Plural Nouns. House and Things</text:p>
          </table:table-cell>
          <table:table-cell office:value-type="string" calcext:value-type="string">
            <text:p>https://elllo.org/english/grammar/L2-04-AimeeTodd-House-HowMuch-many.htm</text:p>
          </table:table-cell>
          <table:table-cell office:value-type="string" calcext:value-type="string">
            <text:p>Aimee and Todd talk about all the stuff they have in their homes.</text:p>
          </table:table-cell>
          <table:table-cell/>
          <table:table-cell table:formula="of:=IF([.E19]=&quot;&quot;;&quot;NULL&quot;;CONCATENATE(&quot;'&quot;;[.E19];&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quot;,'&quot;;SUBSTITUTE([.B19];&quot;'&quot;;&quot;''&quot;);&quot;','&quot;;SUBSTITUTE([.C19];&quot;'&quot;;&quot;''&quot;);&quot;','&quot;;SUBSTITUTE([.D19];&quot;'&quot;;&quot;''&quot;);&quot;',&quot;;SUBSTITUTE([.F19];&quot;'&quot;;&quot;''&quot;);&quot;,&quot;;[.G19];&quot;,&quot;;[.H19];&quot;,&quot;;[.I19];&quot;,&quot;;[.J19];&quot;,&quot;;[.K19];&quot;,&quot;;[.L19];&quot;,&quot;;[.M19];&quot;,&quot;;[.N19];&quot;);&quot;)" office:value-type="string" office:string-value="INSERT INTO RESOURCE(id_resource, resource, url, description, comments, id_level, active,has_script,has_grammar,has_quiz,has_vocabulary, id_source, id_skill) VALUES(19,'2.04 Singular / Plural Nouns. House and Things','https://elllo.org/english/grammar/L2-04-AimeeTodd-House-HowMuch-many.htm','Aimee and Todd talk about all the stuff they have in their homes.',NULL,2,true,true,true,true,false,1,1);" calcext:value-type="string">
            <text:p>INSERT INTO RESOURCE(id_resource, resource, url, description, comments, id_level, active,has_script,has_grammar,has_quiz,has_vocabulary, id_source, id_skill) VALUES(19,'2.04 Singular / Plural Nouns. House and Things','https://elllo.org/english/grammar/L2-04-AimeeTodd-House-HowMuch-many.htm','Aimee and Todd talk about all the stuff they have in their homes.',NULL,2,true,true,true,true,false,1,1);</text:p>
          </table:table-cell>
        </table:table-row>
        <table:table-row table:style-name="ro1">
          <table:table-cell office:value-type="float" office:value="20" calcext:value-type="float">
            <text:p>20</text:p>
          </table:table-cell>
          <table:table-cell office:value-type="string" calcext:value-type="string">
            <text:p>2.05 Adverbs of Frequency. Eating Habits</text:p>
          </table:table-cell>
          <table:table-cell office:value-type="string" calcext:value-type="string">
            <text:p>https://elllo.org/english/grammar/L2-05-DanielHana-Cooking-Adverbs-Frequency.htm</text:p>
          </table:table-cell>
          <table:table-cell office:value-type="string" calcext:value-type="string">
            <text:p>Daniel and Hana discuss their eating and cooking habits.</text:p>
          </table:table-cell>
          <table:table-cell/>
          <table:table-cell table:formula="of:=IF([.E20]=&quot;&quot;;&quot;NULL&quot;;CONCATENATE(&quot;'&quot;;[.E20];&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quot;,'&quot;;SUBSTITUTE([.B20];&quot;'&quot;;&quot;''&quot;);&quot;','&quot;;SUBSTITUTE([.C20];&quot;'&quot;;&quot;''&quot;);&quot;','&quot;;SUBSTITUTE([.D20];&quot;'&quot;;&quot;''&quot;);&quot;',&quot;;SUBSTITUTE([.F20];&quot;'&quot;;&quot;''&quot;);&quot;,&quot;;[.G20];&quot;,&quot;;[.H20];&quot;,&quot;;[.I20];&quot;,&quot;;[.J20];&quot;,&quot;;[.K20];&quot;,&quot;;[.L20];&quot;,&quot;;[.M20];&quot;,&quot;;[.N20];&quot;);&quot;)" office:value-type="string" office:string-value="INSERT INTO RESOURCE(id_resource, resource, url, description, comments, id_level, active,has_script,has_grammar,has_quiz,has_vocabulary, id_source, id_skill) VALUES(20,'2.05 Adverbs of Frequency. Eating Habits','https://elllo.org/english/grammar/L2-05-DanielHana-Cooking-Adverbs-Frequency.htm','Daniel and Hana discuss their eating and cooking habits.',NULL,2,true,true,true,true,false,1,1);" calcext:value-type="string">
            <text:p>INSERT INTO RESOURCE(id_resource, resource, url, description, comments, id_level, active,has_script,has_grammar,has_quiz,has_vocabulary, id_source, id_skill) VALUES(20,'2.05 Adverbs of Frequency. Eating Habits','https://elllo.org/english/grammar/L2-05-DanielHana-Cooking-Adverbs-Frequency.htm','Daniel and Hana discuss their eating and cooking habits.',NULL,2,true,true,true,true,false,1,1);</text:p>
          </table:table-cell>
        </table:table-row>
        <table:table-row table:style-name="ro1">
          <table:table-cell office:value-type="float" office:value="21" calcext:value-type="float">
            <text:p>21</text:p>
          </table:table-cell>
          <table:table-cell office:value-type="string" calcext:value-type="string">
            <text:p>2.06 Can - Abilities. My Abilities</text:p>
          </table:table-cell>
          <table:table-cell office:value-type="string" calcext:value-type="string">
            <text:p>https://elllo.org/english/grammar/L2-06-Abidemi-Ability.htm</text:p>
          </table:table-cell>
          <table:table-cell office:value-type="string" calcext:value-type="string">
            <text:p>Abidemi talks about things she can and cannot do.</text:p>
          </table:table-cell>
          <table:table-cell/>
          <table:table-cell table:formula="of:=IF([.E21]=&quot;&quot;;&quot;NULL&quot;;CONCATENATE(&quot;'&quot;;[.E21];&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quot;,'&quot;;SUBSTITUTE([.B21];&quot;'&quot;;&quot;''&quot;);&quot;','&quot;;SUBSTITUTE([.C21];&quot;'&quot;;&quot;''&quot;);&quot;','&quot;;SUBSTITUTE([.D21];&quot;'&quot;;&quot;''&quot;);&quot;',&quot;;SUBSTITUTE([.F21];&quot;'&quot;;&quot;''&quot;);&quot;,&quot;;[.G21];&quot;,&quot;;[.H21];&quot;,&quot;;[.I21];&quot;,&quot;;[.J21];&quot;,&quot;;[.K21];&quot;,&quot;;[.L21];&quot;,&quot;;[.M21];&quot;,&quot;;[.N21];&quot;);&quot;)" office:value-type="string" office:string-value="INSERT INTO RESOURCE(id_resource, resource, url, description, comments, id_level, active,has_script,has_grammar,has_quiz,has_vocabulary, id_source, id_skill) VALUES(21,'2.06 Can - Abilities. My Abilities','https://elllo.org/english/grammar/L2-06-Abidemi-Ability.htm','Abidemi talks about things she can and cannot do.',NULL,2,true,true,true,true,false,1,1);" calcext:value-type="string">
            <text:p>INSERT INTO RESOURCE(id_resource, resource, url, description, comments, id_level, active,has_script,has_grammar,has_quiz,has_vocabulary, id_source, id_skill) VALUES(21,'2.06 Can - Abilities. My Abilities','https://elllo.org/english/grammar/L2-06-Abidemi-Ability.htm','Abidemi talks about things she can and cannot do.',NULL,2,true,true,true,true,false,1,1);</text:p>
          </table:table-cell>
        </table:table-row>
        <table:table-row table:style-name="ro1">
          <table:table-cell office:value-type="float" office:value="22" calcext:value-type="float">
            <text:p>22</text:p>
          </table:table-cell>
          <table:table-cell office:value-type="string" calcext:value-type="string">
            <text:p>2.07 Be - Was / Were. Life History</text:p>
          </table:table-cell>
          <table:table-cell office:value-type="string" calcext:value-type="string">
            <text:p>https://elllo.org/english/grammar/L2-07-Meg-Was-Were.htm</text:p>
          </table:table-cell>
          <table:table-cell office:value-type="string" calcext:value-type="string">
            <text:p>Meg and Todd talk about times in their lives.</text:p>
          </table:table-cell>
          <table:table-cell/>
          <table:table-cell table:formula="of:=IF([.E22]=&quot;&quot;;&quot;NULL&quot;;CONCATENATE(&quot;'&quot;;[.E22];&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quot;,'&quot;;SUBSTITUTE([.B22];&quot;'&quot;;&quot;''&quot;);&quot;','&quot;;SUBSTITUTE([.C22];&quot;'&quot;;&quot;''&quot;);&quot;','&quot;;SUBSTITUTE([.D22];&quot;'&quot;;&quot;''&quot;);&quot;',&quot;;SUBSTITUTE([.F22];&quot;'&quot;;&quot;''&quot;);&quot;,&quot;;[.G22];&quot;,&quot;;[.H22];&quot;,&quot;;[.I22];&quot;,&quot;;[.J22];&quot;,&quot;;[.K22];&quot;,&quot;;[.L22];&quot;,&quot;;[.M22];&quot;,&quot;;[.N22];&quot;);&quot;)" office:value-type="string" office:string-value="INSERT INTO RESOURCE(id_resource, resource, url, description, comments, id_level, active,has_script,has_grammar,has_quiz,has_vocabulary, id_source, id_skill) VALUES(22,'2.07 Be - Was / Were. Life History','https://elllo.org/english/grammar/L2-07-Meg-Was-Were.htm','Meg and Todd talk about times in their lives.',NULL,2,true,true,true,true,false,1,1);" calcext:value-type="string">
            <text:p>INSERT INTO RESOURCE(id_resource, resource, url, description, comments, id_level, active,has_script,has_grammar,has_quiz,has_vocabulary, id_source, id_skill) VALUES(22,'2.07 Be - Was / Were. Life History','https://elllo.org/english/grammar/L2-07-Meg-Was-Were.htm','Meg and Todd talk about times in their lives.',NULL,2,true,true,true,true,false,1,1);</text:p>
          </table:table-cell>
        </table:table-row>
        <table:table-row table:style-name="ro1">
          <table:table-cell office:value-type="float" office:value="23" calcext:value-type="float">
            <text:p>23</text:p>
          </table:table-cell>
          <table:table-cell office:value-type="string" calcext:value-type="string">
            <text:p>2.08 Transitive Verbs. Fruity Fans</text:p>
          </table:table-cell>
          <table:table-cell office:value-type="string" calcext:value-type="string">
            <text:p>https://elllo.org/english/grammar/L2-08-Transitive-Verbs.htm</text:p>
          </table:table-cell>
          <table:table-cell office:value-type="string" calcext:value-type="string">
            <text:p>Meg talks about eating right and the foods she loves to eat.</text:p>
          </table:table-cell>
          <table:table-cell/>
          <table:table-cell table:formula="of:=IF([.E23]=&quot;&quot;;&quot;NULL&quot;;CONCATENATE(&quot;'&quot;;[.E23];&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quot;,'&quot;;SUBSTITUTE([.B23];&quot;'&quot;;&quot;''&quot;);&quot;','&quot;;SUBSTITUTE([.C23];&quot;'&quot;;&quot;''&quot;);&quot;','&quot;;SUBSTITUTE([.D23];&quot;'&quot;;&quot;''&quot;);&quot;',&quot;;SUBSTITUTE([.F23];&quot;'&quot;;&quot;''&quot;);&quot;,&quot;;[.G23];&quot;,&quot;;[.H23];&quot;,&quot;;[.I23];&quot;,&quot;;[.J23];&quot;,&quot;;[.K23];&quot;,&quot;;[.L23];&quot;,&quot;;[.M23];&quot;,&quot;;[.N23];&quot;);&quot;)" office:value-type="string" office:string-value="INSERT INTO RESOURCE(id_resource, resource, url, description, comments, id_level, active,has_script,has_grammar,has_quiz,has_vocabulary, id_source, id_skill) VALUES(23,'2.08 Transitive Verbs. Fruity Fans','https://elllo.org/english/grammar/L2-08-Transitive-Verbs.htm','Meg talks about eating right and the foods she loves to eat.',NULL,2,true,true,true,true,false,1,1);" calcext:value-type="string">
            <text:p>INSERT INTO RESOURCE(id_resource, resource, url, description, comments, id_level, active,has_script,has_grammar,has_quiz,has_vocabulary, id_source, id_skill) VALUES(23,'2.08 Transitive Verbs. Fruity Fans','https://elllo.org/english/grammar/L2-08-Transitive-Verbs.htm','Meg talks about eating right and the foods she loves to eat.',NULL,2,true,true,true,true,false,1,1);</text:p>
          </table:table-cell>
        </table:table-row>
        <table:table-row table:style-name="ro1">
          <table:table-cell office:value-type="float" office:value="24" calcext:value-type="float">
            <text:p>24</text:p>
          </table:table-cell>
          <table:table-cell office:value-type="string" calcext:value-type="string">
            <text:p>2.09 Stative Verbs. What looks good? What tastes goods?</text:p>
          </table:table-cell>
          <table:table-cell office:value-type="string" calcext:value-type="string">
            <text:p>https://elllo.org/english/grammar/L2-09-Stative-Verbs.htm</text:p>
          </table:table-cell>
          <table:table-cell office:value-type="string" calcext:value-type="string">
            <text:p>Two people talk about things they like using stative verbs.</text:p>
          </table:table-cell>
          <table:table-cell/>
          <table:table-cell table:formula="of:=IF([.E24]=&quot;&quot;;&quot;NULL&quot;;CONCATENATE(&quot;'&quot;;[.E24];&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quot;,'&quot;;SUBSTITUTE([.B24];&quot;'&quot;;&quot;''&quot;);&quot;','&quot;;SUBSTITUTE([.C24];&quot;'&quot;;&quot;''&quot;);&quot;','&quot;;SUBSTITUTE([.D24];&quot;'&quot;;&quot;''&quot;);&quot;',&quot;;SUBSTITUTE([.F24];&quot;'&quot;;&quot;''&quot;);&quot;,&quot;;[.G24];&quot;,&quot;;[.H24];&quot;,&quot;;[.I24];&quot;,&quot;;[.J24];&quot;,&quot;;[.K24];&quot;,&quot;;[.L24];&quot;,&quot;;[.M24];&quot;,&quot;;[.N24];&quot;);&quot;)" office:value-type="string" office:string-value="INSERT INTO RESOURCE(id_resource, resource, url, description, comments, id_level, active,has_script,has_grammar,has_quiz,has_vocabulary, id_source, id_skill) VALUES(24,'2.09 Stative Verbs. What looks good? What tastes goods?','https://elllo.org/english/grammar/L2-09-Stative-Verbs.htm','Two people talk about things they like using stative verbs.',NULL,2,true,true,true,true,false,1,1);" calcext:value-type="string">
            <text:p>INSERT INTO RESOURCE(id_resource, resource, url, description, comments, id_level, active,has_script,has_grammar,has_quiz,has_vocabulary, id_source, id_skill) VALUES(24,'2.09 Stative Verbs. What looks good? What tastes goods?','https://elllo.org/english/grammar/L2-09-Stative-Verbs.htm','Two people talk about things they like using stative verbs.',NULL,2,true,true,true,true,false,1,1);</text:p>
          </table:table-cell>
        </table:table-row>
        <table:table-row table:style-name="ro1">
          <table:table-cell office:value-type="float" office:value="25" calcext:value-type="float">
            <text:p>25</text:p>
          </table:table-cell>
          <table:table-cell office:value-type="string" calcext:value-type="string">
            <text:p>2.10 There is / There are. My Hometown</text:p>
          </table:table-cell>
          <table:table-cell office:value-type="string" calcext:value-type="string">
            <text:p>https://elllo.org/english/grammar/L2-10-SarahJohn-Towns-There-is-are.htm</text:p>
          </table:table-cell>
          <table:table-cell office:value-type="string" calcext:value-type="string">
            <text:p>Sarah and John talk about their hometowns in America.</text:p>
          </table:table-cell>
          <table:table-cell/>
          <table:table-cell table:formula="of:=IF([.E25]=&quot;&quot;;&quot;NULL&quot;;CONCATENATE(&quot;'&quot;;[.E25];&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quot;,'&quot;;SUBSTITUTE([.B25];&quot;'&quot;;&quot;''&quot;);&quot;','&quot;;SUBSTITUTE([.C25];&quot;'&quot;;&quot;''&quot;);&quot;','&quot;;SUBSTITUTE([.D25];&quot;'&quot;;&quot;''&quot;);&quot;',&quot;;SUBSTITUTE([.F25];&quot;'&quot;;&quot;''&quot;);&quot;,&quot;;[.G25];&quot;,&quot;;[.H25];&quot;,&quot;;[.I25];&quot;,&quot;;[.J25];&quot;,&quot;;[.K25];&quot;,&quot;;[.L25];&quot;,&quot;;[.M25];&quot;,&quot;;[.N25];&quot;);&quot;)" office:value-type="string" office:string-value="INSERT INTO RESOURCE(id_resource, resource, url, description, comments, id_level, active,has_script,has_grammar,has_quiz,has_vocabulary, id_source, id_skill) VALUES(25,'2.10 There is / There are. My Hometown','https://elllo.org/english/grammar/L2-10-SarahJohn-Towns-There-is-are.htm','Sarah and John talk about their hometowns in America.',NULL,2,true,true,true,true,false,1,1);" calcext:value-type="string">
            <text:p>INSERT INTO RESOURCE(id_resource, resource, url, description, comments, id_level, active,has_script,has_grammar,has_quiz,has_vocabulary, id_source, id_skill) VALUES(25,'2.10 There is / There are. My Hometown','https://elllo.org/english/grammar/L2-10-SarahJohn-Towns-There-is-are.htm','Sarah and John talk about their hometowns in America.',NULL,2,true,true,true,true,false,1,1);</text:p>
          </table:table-cell>
        </table:table-row>
        <table:table-row table:style-name="ro1">
          <table:table-cell office:value-type="float" office:value="26" calcext:value-type="float">
            <text:p>26</text:p>
          </table:table-cell>
          <table:table-cell office:value-type="string" calcext:value-type="string">
            <text:p>2.11 Past Tense. Weekend Talk</text:p>
          </table:table-cell>
          <table:table-cell office:value-type="string" calcext:value-type="string">
            <text:p>https://elllo.org/english/grammar/L2-11-KatieTodd-Weekend-PastTense.htm</text:p>
          </table:table-cell>
          <table:table-cell office:value-type="string" calcext:value-type="string">
            <text:p>Katie talks about what she did over the weekend.</text:p>
          </table:table-cell>
          <table:table-cell/>
          <table:table-cell table:formula="of:=IF([.E26]=&quot;&quot;;&quot;NULL&quot;;CONCATENATE(&quot;'&quot;;[.E26];&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quot;,'&quot;;SUBSTITUTE([.B26];&quot;'&quot;;&quot;''&quot;);&quot;','&quot;;SUBSTITUTE([.C26];&quot;'&quot;;&quot;''&quot;);&quot;','&quot;;SUBSTITUTE([.D26];&quot;'&quot;;&quot;''&quot;);&quot;',&quot;;SUBSTITUTE([.F26];&quot;'&quot;;&quot;''&quot;);&quot;,&quot;;[.G26];&quot;,&quot;;[.H26];&quot;,&quot;;[.I26];&quot;,&quot;;[.J26];&quot;,&quot;;[.K26];&quot;,&quot;;[.L26];&quot;,&quot;;[.M26];&quot;,&quot;;[.N26];&quot;);&quot;)" office:value-type="string" office:string-value="INSERT INTO RESOURCE(id_resource, resource, url, description, comments, id_level, active,has_script,has_grammar,has_quiz,has_vocabulary, id_source, id_skill) VALUES(26,'2.11 Past Tense. Weekend Talk','https://elllo.org/english/grammar/L2-11-KatieTodd-Weekend-PastTense.htm','Katie talks about what she did over the weekend.',NULL,2,true,true,true,true,false,1,1);" calcext:value-type="string">
            <text:p>INSERT INTO RESOURCE(id_resource, resource, url, description, comments, id_level, active,has_script,has_grammar,has_quiz,has_vocabulary, id_source, id_skill) VALUES(26,'2.11 Past Tense. Weekend Talk','https://elllo.org/english/grammar/L2-11-KatieTodd-Weekend-PastTense.htm','Katie talks about what she did over the weekend.',NULL,2,true,true,true,true,false,1,1);</text:p>
          </table:table-cell>
        </table:table-row>
        <table:table-row table:style-name="ro1">
          <table:table-cell office:value-type="float" office:value="27" calcext:value-type="float">
            <text:p>27</text:p>
          </table:table-cell>
          <table:table-cell office:value-type="string" calcext:value-type="string">
            <text:p>2.12 3rd Person Singular. Family Habits</text:p>
          </table:table-cell>
          <table:table-cell office:value-type="string" calcext:value-type="string">
            <text:p>https://elllo.org/english/grammar/L2-12-KatieTodd-Habits-Family.htm</text:p>
          </table:table-cell>
          <table:table-cell office:value-type="string" calcext:value-type="string">
            <text:p>Katies talks about her family and what they often do.</text:p>
          </table:table-cell>
          <table:table-cell/>
          <table:table-cell table:formula="of:=IF([.E27]=&quot;&quot;;&quot;NULL&quot;;CONCATENATE(&quot;'&quot;;[.E27];&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quot;,'&quot;;SUBSTITUTE([.B27];&quot;'&quot;;&quot;''&quot;);&quot;','&quot;;SUBSTITUTE([.C27];&quot;'&quot;;&quot;''&quot;);&quot;','&quot;;SUBSTITUTE([.D27];&quot;'&quot;;&quot;''&quot;);&quot;',&quot;;SUBSTITUTE([.F27];&quot;'&quot;;&quot;''&quot;);&quot;,&quot;;[.G27];&quot;,&quot;;[.H27];&quot;,&quot;;[.I27];&quot;,&quot;;[.J27];&quot;,&quot;;[.K27];&quot;,&quot;;[.L27];&quot;,&quot;;[.M27];&quot;,&quot;;[.N27];&quot;);&quot;)" office:value-type="string" office:string-value="INSERT INTO RESOURCE(id_resource, resource, url, description, comments, id_level, active,has_script,has_grammar,has_quiz,has_vocabulary, id_source, id_skill) VALUES(27,'2.12 3rd Person Singular. Family Habits','https://elllo.org/english/grammar/L2-12-KatieTodd-Habits-Family.htm','Katies talks about her family and what they often do.',NULL,2,true,true,true,true,false,1,1);" calcext:value-type="string">
            <text:p>INSERT INTO RESOURCE(id_resource, resource, url, description, comments, id_level, active,has_script,has_grammar,has_quiz,has_vocabulary, id_source, id_skill) VALUES(27,'2.12 3rd Person Singular. Family Habits','https://elllo.org/english/grammar/L2-12-KatieTodd-Habits-Family.htm','Katies talks about her family and what they often do.',NULL,2,true,true,true,true,false,1,1);</text:p>
          </table:table-cell>
        </table:table-row>
        <table:table-row table:style-name="ro1">
          <table:table-cell office:value-type="float" office:value="28" calcext:value-type="float">
            <text:p>28</text:p>
          </table:table-cell>
          <table:table-cell office:value-type="string" calcext:value-type="string">
            <text:p>2.13 Any / Some / Enough. Making Breakfast</text:p>
          </table:table-cell>
          <table:table-cell office:value-type="string" calcext:value-type="string">
            <text:p>https://elllo.org/english/grammar/L2-13-KatieTodd-Breakfast-Any-Some.htm</text:p>
          </table:table-cell>
          <table:table-cell office:value-type="string" calcext:value-type="string">
            <text:p>Katie and Todd discuss what they need to make breakfast.</text:p>
          </table:table-cell>
          <table:table-cell/>
          <table:table-cell table:formula="of:=IF([.E28]=&quot;&quot;;&quot;NULL&quot;;CONCATENATE(&quot;'&quot;;[.E28];&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quot;,'&quot;;SUBSTITUTE([.B28];&quot;'&quot;;&quot;''&quot;);&quot;','&quot;;SUBSTITUTE([.C28];&quot;'&quot;;&quot;''&quot;);&quot;','&quot;;SUBSTITUTE([.D28];&quot;'&quot;;&quot;''&quot;);&quot;',&quot;;SUBSTITUTE([.F28];&quot;'&quot;;&quot;''&quot;);&quot;,&quot;;[.G28];&quot;,&quot;;[.H28];&quot;,&quot;;[.I28];&quot;,&quot;;[.J28];&quot;,&quot;;[.K28];&quot;,&quot;;[.L28];&quot;,&quot;;[.M28];&quot;,&quot;;[.N28];&quot;);&quot;)" office:value-type="string" office:string-value="INSERT INTO RESOURCE(id_resource, resource, url, description, comments, id_level, active,has_script,has_grammar,has_quiz,has_vocabulary, id_source, id_skill) VALUES(28,'2.13 Any / Some / Enough. Making Breakfast','https://elllo.org/english/grammar/L2-13-KatieTodd-Breakfast-Any-Some.htm','Katie and Todd discuss what they need to make breakfast.',NULL,2,true,true,true,true,false,1,1);" calcext:value-type="string">
            <text:p>INSERT INTO RESOURCE(id_resource, resource, url, description, comments, id_level, active,has_script,has_grammar,has_quiz,has_vocabulary, id_source, id_skill) VALUES(28,'2.13 Any / Some / Enough. Making Breakfast','https://elllo.org/english/grammar/L2-13-KatieTodd-Breakfast-Any-Some.htm','Katie and Todd discuss what they need to make breakfast.',NULL,2,true,true,true,true,false,1,1);</text:p>
          </table:table-cell>
        </table:table-row>
        <table:table-row table:style-name="ro1">
          <table:table-cell office:value-type="float" office:value="29" calcext:value-type="float">
            <text:p>29</text:p>
          </table:table-cell>
          <table:table-cell office:value-type="string" calcext:value-type="string">
            <text:p>2.14 Can - Requests</text:p>
          </table:table-cell>
          <table:table-cell office:value-type="string" calcext:value-type="string">
            <text:p>http://soundgrammar.com/learn/L2-CEFR-A1/L2-14-Can-Requests.htm</text:p>
          </table:table-cell>
          <table:table-cell office:value-type="string" calcext:value-type="string">
            <text:p>Katie asks Todd about staying at his house.</text:p>
          </table:table-cell>
          <table:table-cell/>
          <table:table-cell table:formula="of:=IF([.E29]=&quot;&quot;;&quot;NULL&quot;;CONCATENATE(&quot;'&quot;;[.E29];&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quot;,'&quot;;SUBSTITUTE([.B29];&quot;'&quot;;&quot;''&quot;);&quot;','&quot;;SUBSTITUTE([.C29];&quot;'&quot;;&quot;''&quot;);&quot;','&quot;;SUBSTITUTE([.D29];&quot;'&quot;;&quot;''&quot;);&quot;',&quot;;SUBSTITUTE([.F29];&quot;'&quot;;&quot;''&quot;);&quot;,&quot;;[.G29];&quot;,&quot;;[.H29];&quot;,&quot;;[.I29];&quot;,&quot;;[.J29];&quot;,&quot;;[.K29];&quot;,&quot;;[.L29];&quot;,&quot;;[.M29];&quot;,&quot;;[.N29];&quot;);&quot;)" office:value-type="string" office:string-value="INSERT INTO RESOURCE(id_resource, resource, url, description, comments, id_level, active,has_script,has_grammar,has_quiz,has_vocabulary, id_source, id_skill) VALUES(29,'2.14 Can - Requests','http://soundgrammar.com/learn/L2-CEFR-A1/L2-14-Can-Requests.htm','Katie asks Todd about staying at his house.',NULL,2,true,true,true,true,false,1,1);" calcext:value-type="string">
            <text:p>INSERT INTO RESOURCE(id_resource, resource, url, description, comments, id_level, active,has_script,has_grammar,has_quiz,has_vocabulary, id_source, id_skill) VALUES(29,'2.14 Can - Requests','http://soundgrammar.com/learn/L2-CEFR-A1/L2-14-Can-Requests.htm','Katie asks Todd about staying at his house.',NULL,2,true,true,true,true,false,1,1);</text:p>
          </table:table-cell>
        </table:table-row>
        <table:table-row table:style-name="ro1">
          <table:table-cell office:value-type="float" office:value="30" calcext:value-type="float">
            <text:p>30</text:p>
          </table:table-cell>
          <table:table-cell office:value-type="string" calcext:value-type="string">
            <text:p>2.15 Would Like - Ordering</text:p>
          </table:table-cell>
          <table:table-cell office:value-type="string" calcext:value-type="string">
            <text:p>http://soundgrammar.com/learn/L2-CEFR-A1/L2-15-Adverbs-Frequency.htm</text:p>
          </table:table-cell>
          <table:table-cell office:value-type="string" calcext:value-type="string">
            <text:p>Akane orders dinner at a restaurant.</text:p>
          </table:table-cell>
          <table:table-cell/>
          <table:table-cell table:formula="of:=IF([.E30]=&quot;&quot;;&quot;NULL&quot;;CONCATENATE(&quot;'&quot;;[.E30];&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quot;,'&quot;;SUBSTITUTE([.B30];&quot;'&quot;;&quot;''&quot;);&quot;','&quot;;SUBSTITUTE([.C30];&quot;'&quot;;&quot;''&quot;);&quot;','&quot;;SUBSTITUTE([.D30];&quot;'&quot;;&quot;''&quot;);&quot;',&quot;;SUBSTITUTE([.F30];&quot;'&quot;;&quot;''&quot;);&quot;,&quot;;[.G30];&quot;,&quot;;[.H30];&quot;,&quot;;[.I30];&quot;,&quot;;[.J30];&quot;,&quot;;[.K30];&quot;,&quot;;[.L30];&quot;,&quot;;[.M30];&quot;,&quot;;[.N30];&quot;);&quot;)" office:value-type="string" office:string-value="INSERT INTO RESOURCE(id_resource, resource, url, description, comments, id_level, active,has_script,has_grammar,has_quiz,has_vocabulary, id_source, id_skill) VALUES(30,'2.15 Would Like - Ordering','http://soundgrammar.com/learn/L2-CEFR-A1/L2-15-Adverbs-Frequency.htm','Akane orders dinner at a restaurant.',NULL,2,true,true,true,true,false,1,1);" calcext:value-type="string">
            <text:p>INSERT INTO RESOURCE(id_resource, resource, url, description, comments, id_level, active,has_script,has_grammar,has_quiz,has_vocabulary, id_source, id_skill) VALUES(30,'2.15 Would Like - Ordering','http://soundgrammar.com/learn/L2-CEFR-A1/L2-15-Adverbs-Frequency.htm','Akane orders dinner at a restaurant.',NULL,2,true,true,true,true,false,1,1);</text:p>
          </table:table-cell>
        </table:table-row>
        <table:table-row table:style-name="ro1">
          <table:table-cell office:value-type="float" office:value="31" calcext:value-type="float">
            <text:p>31</text:p>
          </table:table-cell>
          <table:table-cell office:value-type="string" calcext:value-type="string">
            <text:p>3.01 Present Simple. Saving Money</text:p>
          </table:table-cell>
          <table:table-cell office:value-type="string" calcext:value-type="string">
            <text:p>https://elllo.org/english/grammar/L3-01-present-simple.htm</text:p>
          </table:table-cell>
          <table:table-cell office:value-type="string" calcext:value-type="string">
            <text:p>Two people talk about their spending habits.</text:p>
          </table:table-cell>
          <table:table-cell/>
          <table:table-cell table:formula="of:=IF([.E31]=&quot;&quot;;&quot;NULL&quot;;CONCATENATE(&quot;'&quot;;[.E31];&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quot;,'&quot;;SUBSTITUTE([.B31];&quot;'&quot;;&quot;''&quot;);&quot;','&quot;;SUBSTITUTE([.C31];&quot;'&quot;;&quot;''&quot;);&quot;','&quot;;SUBSTITUTE([.D31];&quot;'&quot;;&quot;''&quot;);&quot;',&quot;;SUBSTITUTE([.F31];&quot;'&quot;;&quot;''&quot;);&quot;,&quot;;[.G31];&quot;,&quot;;[.H31];&quot;,&quot;;[.I31];&quot;,&quot;;[.J31];&quot;,&quot;;[.K31];&quot;,&quot;;[.L31];&quot;,&quot;;[.M31];&quot;,&quot;;[.N31];&quot;);&quot;)" office:value-type="string" office:string-value="INSERT INTO RESOURCE(id_resource, resource, url, description, comments, id_level, active,has_script,has_grammar,has_quiz,has_vocabulary, id_source, id_skill) VALUES(31,'3.01 Present Simple. Saving Money','https://elllo.org/english/grammar/L3-01-present-simple.htm','Two people talk about their spending habits.',NULL,3,true,true,true,true,false,1,1);" calcext:value-type="string">
            <text:p>INSERT INTO RESOURCE(id_resource, resource, url, description, comments, id_level, active,has_script,has_grammar,has_quiz,has_vocabulary, id_source, id_skill) VALUES(31,'3.01 Present Simple. Saving Money','https://elllo.org/english/grammar/L3-01-present-simple.htm','Two people talk about their spending habits.',NULL,3,true,true,true,true,false,1,1);</text:p>
          </table:table-cell>
        </table:table-row>
        <table:table-row table:style-name="ro1">
          <table:table-cell office:value-type="float" office:value="32" calcext:value-type="float">
            <text:p>32</text:p>
          </table:table-cell>
          <table:table-cell office:value-type="string" calcext:value-type="string">
            <text:p>3.02 3rd Person Singular. Fit Girlfriend</text:p>
          </table:table-cell>
          <table:table-cell office:value-type="string" calcext:value-type="string">
            <text:p>https://elllo.org/english/grammar/L3-02-third-person-singular.htm</text:p>
          </table:table-cell>
          <table:table-cell office:value-type="string" calcext:value-type="string">
            <text:p>Listen about a man talk about how his girlfriend is very fit.</text:p>
          </table:table-cell>
          <table:table-cell/>
          <table:table-cell table:formula="of:=IF([.E32]=&quot;&quot;;&quot;NULL&quot;;CONCATENATE(&quot;'&quot;;[.E32];&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quot;,'&quot;;SUBSTITUTE([.B32];&quot;'&quot;;&quot;''&quot;);&quot;','&quot;;SUBSTITUTE([.C32];&quot;'&quot;;&quot;''&quot;);&quot;','&quot;;SUBSTITUTE([.D32];&quot;'&quot;;&quot;''&quot;);&quot;',&quot;;SUBSTITUTE([.F32];&quot;'&quot;;&quot;''&quot;);&quot;,&quot;;[.G32];&quot;,&quot;;[.H32];&quot;,&quot;;[.I32];&quot;,&quot;;[.J32];&quot;,&quot;;[.K32];&quot;,&quot;;[.L32];&quot;,&quot;;[.M32];&quot;,&quot;;[.N32];&quot;);&quot;)" office:value-type="string" office:string-value="INSERT INTO RESOURCE(id_resource, resource, url, description, comments, id_level, active,has_script,has_grammar,has_quiz,has_vocabulary, id_source, id_skill) VALUES(32,'3.02 3rd Person Singular. Fit Girlfriend','https://elllo.org/english/grammar/L3-02-third-person-singular.htm','Listen about a man talk about how his girlfriend is very fit.',NULL,3,true,true,true,true,false,1,1);" calcext:value-type="string">
            <text:p>INSERT INTO RESOURCE(id_resource, resource, url, description, comments, id_level, active,has_script,has_grammar,has_quiz,has_vocabulary, id_source, id_skill) VALUES(32,'3.02 3rd Person Singular. Fit Girlfriend','https://elllo.org/english/grammar/L3-02-third-person-singular.htm','Listen about a man talk about how his girlfriend is very fit.',NULL,3,true,true,true,true,false,1,1);</text:p>
          </table:table-cell>
        </table:table-row>
        <table:table-row table:style-name="ro1">
          <table:table-cell office:value-type="float" office:value="33" calcext:value-type="float">
            <text:p>33</text:p>
          </table:table-cell>
          <table:table-cell office:value-type="string" calcext:value-type="string">
            <text:p>3.03 Present Continuous. Where is everyone?</text:p>
          </table:table-cell>
          <table:table-cell office:value-type="string" calcext:value-type="string">
            <text:p>https://elllo.org/english/grammar/L3-03-present-continuous.htm</text:p>
          </table:table-cell>
          <table:table-cell office:value-type="string" calcext:value-type="string">
            <text:p>Two people discuss what their family is doing at the moment.</text:p>
          </table:table-cell>
          <table:table-cell/>
          <table:table-cell table:formula="of:=IF([.E33]=&quot;&quot;;&quot;NULL&quot;;CONCATENATE(&quot;'&quot;;[.E33];&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3];&quot;,'&quot;;SUBSTITUTE([.B33];&quot;'&quot;;&quot;''&quot;);&quot;','&quot;;SUBSTITUTE([.C33];&quot;'&quot;;&quot;''&quot;);&quot;','&quot;;SUBSTITUTE([.D33];&quot;'&quot;;&quot;''&quot;);&quot;',&quot;;SUBSTITUTE([.F33];&quot;'&quot;;&quot;''&quot;);&quot;,&quot;;[.G33];&quot;,&quot;;[.H33];&quot;,&quot;;[.I33];&quot;,&quot;;[.J33];&quot;,&quot;;[.K33];&quot;,&quot;;[.L33];&quot;,&quot;;[.M33];&quot;,&quot;;[.N33];&quot;);&quot;)" office:value-type="string" office:string-value="INSERT INTO RESOURCE(id_resource, resource, url, description, comments, id_level, active,has_script,has_grammar,has_quiz,has_vocabulary, id_source, id_skill) VALUES(33,'3.03 Present Continuous. Where is everyone?','https://elllo.org/english/grammar/L3-03-present-continuous.htm','Two people discuss what their family is doing at the moment.',NULL,3,true,true,true,true,false,1,1);" calcext:value-type="string">
            <text:p>INSERT INTO RESOURCE(id_resource, resource, url, description, comments, id_level, active,has_script,has_grammar,has_quiz,has_vocabulary, id_source, id_skill) VALUES(33,'3.03 Present Continuous. Where is everyone?','https://elllo.org/english/grammar/L3-03-present-continuous.htm','Two people discuss what their family is doing at the moment.',NULL,3,true,true,true,true,false,1,1);</text:p>
          </table:table-cell>
        </table:table-row>
        <table:table-row table:style-name="ro1">
          <table:table-cell office:value-type="float" office:value="34" calcext:value-type="float">
            <text:p>34</text:p>
          </table:table-cell>
          <table:table-cell office:value-type="string" calcext:value-type="string">
            <text:p>3.04 Will - Future Tense. Holiday Plans</text:p>
          </table:table-cell>
          <table:table-cell office:value-type="string" calcext:value-type="string">
            <text:p>https://elllo.org/english/grammar/L3-04-Future-Will.htm</text:p>
          </table:table-cell>
          <table:table-cell office:value-type="string" calcext:value-type="string">
            <text:p>Sarah and Todd share plans for the holiday break.</text:p>
          </table:table-cell>
          <table:table-cell/>
          <table:table-cell table:formula="of:=IF([.E34]=&quot;&quot;;&quot;NULL&quot;;CONCATENATE(&quot;'&quot;;[.E34];&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4];&quot;,'&quot;;SUBSTITUTE([.B34];&quot;'&quot;;&quot;''&quot;);&quot;','&quot;;SUBSTITUTE([.C34];&quot;'&quot;;&quot;''&quot;);&quot;','&quot;;SUBSTITUTE([.D34];&quot;'&quot;;&quot;''&quot;);&quot;',&quot;;SUBSTITUTE([.F34];&quot;'&quot;;&quot;''&quot;);&quot;,&quot;;[.G34];&quot;,&quot;;[.H34];&quot;,&quot;;[.I34];&quot;,&quot;;[.J34];&quot;,&quot;;[.K34];&quot;,&quot;;[.L34];&quot;,&quot;;[.M34];&quot;,&quot;;[.N34];&quot;);&quot;)" office:value-type="string" office:string-value="INSERT INTO RESOURCE(id_resource, resource, url, description, comments, id_level, active,has_script,has_grammar,has_quiz,has_vocabulary, id_source, id_skill) VALUES(34,'3.04 Will - Future Tense. Holiday Plans','https://elllo.org/english/grammar/L3-04-Future-Will.htm','Sarah and Todd share plans for the holiday break.',NULL,3,true,true,true,true,false,1,1);" calcext:value-type="string">
            <text:p>INSERT INTO RESOURCE(id_resource, resource, url, description, comments, id_level, active,has_script,has_grammar,has_quiz,has_vocabulary, id_source, id_skill) VALUES(34,'3.04 Will - Future Tense. Holiday Plans','https://elllo.org/english/grammar/L3-04-Future-Will.htm','Sarah and Todd share plans for the holiday break.',NULL,3,true,true,true,true,false,1,1);</text:p>
          </table:table-cell>
        </table:table-row>
        <table:table-row table:style-name="ro1">
          <table:table-cell office:value-type="float" office:value="35" calcext:value-type="float">
            <text:p>35</text:p>
          </table:table-cell>
          <table:table-cell office:value-type="string" calcext:value-type="string">
            <text:p>3.05 Going to. Plans for the Weekend</text:p>
          </table:table-cell>
          <table:table-cell office:value-type="string" calcext:value-type="string">
            <text:p>https://elllo.org/english/grammar/L3-05-GoingTo-Spain.htm</text:p>
          </table:table-cell>
          <table:table-cell office:value-type="string" calcext:value-type="string">
            <text:p>Two people talk about their plans for the weekend.</text:p>
          </table:table-cell>
          <table:table-cell/>
          <table:table-cell table:formula="of:=IF([.E35]=&quot;&quot;;&quot;NULL&quot;;CONCATENATE(&quot;'&quot;;[.E35];&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5];&quot;,'&quot;;SUBSTITUTE([.B35];&quot;'&quot;;&quot;''&quot;);&quot;','&quot;;SUBSTITUTE([.C35];&quot;'&quot;;&quot;''&quot;);&quot;','&quot;;SUBSTITUTE([.D35];&quot;'&quot;;&quot;''&quot;);&quot;',&quot;;SUBSTITUTE([.F35];&quot;'&quot;;&quot;''&quot;);&quot;,&quot;;[.G35];&quot;,&quot;;[.H35];&quot;,&quot;;[.I35];&quot;,&quot;;[.J35];&quot;,&quot;;[.K35];&quot;,&quot;;[.L35];&quot;,&quot;;[.M35];&quot;,&quot;;[.N35];&quot;);&quot;)" office:value-type="string" office:string-value="INSERT INTO RESOURCE(id_resource, resource, url, description, comments, id_level, active,has_script,has_grammar,has_quiz,has_vocabulary, id_source, id_skill) VALUES(35,'3.05 Going to. Plans for the Weekend','https://elllo.org/english/grammar/L3-05-GoingTo-Spain.htm','Two people talk about their plans for the weekend.',NULL,3,true,true,true,true,false,1,1);" calcext:value-type="string">
            <text:p>INSERT INTO RESOURCE(id_resource, resource, url, description, comments, id_level, active,has_script,has_grammar,has_quiz,has_vocabulary, id_source, id_skill) VALUES(35,'3.05 Going to. Plans for the Weekend','https://elllo.org/english/grammar/L3-05-GoingTo-Spain.htm','Two people talk about their plans for the weekend.',NULL,3,true,true,true,true,false,1,1);</text:p>
          </table:table-cell>
        </table:table-row>
        <table:table-row table:style-name="ro1">
          <table:table-cell office:value-type="float" office:value="36" calcext:value-type="float">
            <text:p>36</text:p>
          </table:table-cell>
          <table:table-cell office:value-type="string" calcext:value-type="string">
            <text:p>3.06 Simple Past Tense</text:p>
          </table:table-cell>
          <table:table-cell office:value-type="string" calcext:value-type="string">
            <text:p>http://soundgrammar.com/learn/L3-CEFR-A2/L3-06-PastTense.htm</text:p>
          </table:table-cell>
          <table:table-cell office:value-type="string" calcext:value-type="string">
            <text:p>Katie talks about what she did on her day off. This lesson looks at the past tense.</text:p>
          </table:table-cell>
          <table:table-cell/>
          <table:table-cell table:formula="of:=IF([.E36]=&quot;&quot;;&quot;NULL&quot;;CONCATENATE(&quot;'&quot;;[.E36];&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6];&quot;,'&quot;;SUBSTITUTE([.B36];&quot;'&quot;;&quot;''&quot;);&quot;','&quot;;SUBSTITUTE([.C36];&quot;'&quot;;&quot;''&quot;);&quot;','&quot;;SUBSTITUTE([.D36];&quot;'&quot;;&quot;''&quot;);&quot;',&quot;;SUBSTITUTE([.F36];&quot;'&quot;;&quot;''&quot;);&quot;,&quot;;[.G36];&quot;,&quot;;[.H36];&quot;,&quot;;[.I36];&quot;,&quot;;[.J36];&quot;,&quot;;[.K36];&quot;,&quot;;[.L36];&quot;,&quot;;[.M36];&quot;,&quot;;[.N36];&quot;);&quot;)" office:value-type="string" office:string-value="INSERT INTO RESOURCE(id_resource, resource, url, description, comments, id_level, active,has_script,has_grammar,has_quiz,has_vocabulary, id_source, id_skill) VALUES(36,'3.06 Simple Past Tense','http://soundgrammar.com/learn/L3-CEFR-A2/L3-06-PastTense.htm','Katie talks about what she did on her day off. This lesson looks at the past tense.',NULL,3,true,true,true,true,false,1,1);" calcext:value-type="string">
            <text:p>INSERT INTO RESOURCE(id_resource, resource, url, description, comments, id_level, active,has_script,has_grammar,has_quiz,has_vocabulary, id_source, id_skill) VALUES(36,'3.06 Simple Past Tense','http://soundgrammar.com/learn/L3-CEFR-A2/L3-06-PastTense.htm','Katie talks about what she did on her day off. This lesson looks at the past tense.',NULL,3,true,true,true,true,false,1,1);</text:p>
          </table:table-cell>
        </table:table-row>
        <table:table-row table:style-name="ro1">
          <table:table-cell office:value-type="float" office:value="37" calcext:value-type="float">
            <text:p>37</text:p>
          </table:table-cell>
          <table:table-cell office:value-type="string" calcext:value-type="string">
            <text:p>3.07 Past Tense - Irregular. Winter Vacation</text:p>
          </table:table-cell>
          <table:table-cell office:value-type="string" calcext:value-type="string">
            <text:p>https://elllo.org/english/grammar/L3-07-Past-Tense-.htm</text:p>
          </table:table-cell>
          <table:table-cell office:value-type="string" calcext:value-type="string">
            <text:p>Listen to two people talk about their vacation.</text:p>
          </table:table-cell>
          <table:table-cell/>
          <table:table-cell table:formula="of:=IF([.E37]=&quot;&quot;;&quot;NULL&quot;;CONCATENATE(&quot;'&quot;;[.E37];&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7];&quot;,'&quot;;SUBSTITUTE([.B37];&quot;'&quot;;&quot;''&quot;);&quot;','&quot;;SUBSTITUTE([.C37];&quot;'&quot;;&quot;''&quot;);&quot;','&quot;;SUBSTITUTE([.D37];&quot;'&quot;;&quot;''&quot;);&quot;',&quot;;SUBSTITUTE([.F37];&quot;'&quot;;&quot;''&quot;);&quot;,&quot;;[.G37];&quot;,&quot;;[.H37];&quot;,&quot;;[.I37];&quot;,&quot;;[.J37];&quot;,&quot;;[.K37];&quot;,&quot;;[.L37];&quot;,&quot;;[.M37];&quot;,&quot;;[.N37];&quot;);&quot;)" office:value-type="string" office:string-value="INSERT INTO RESOURCE(id_resource, resource, url, description, comments, id_level, active,has_script,has_grammar,has_quiz,has_vocabulary, id_source, id_skill) VALUES(37,'3.07 Past Tense - Irregular. Winter Vacation','https://elllo.org/english/grammar/L3-07-Past-Tense-.htm','Listen to two people talk about their vacation.',NULL,3,true,true,true,true,false,1,1);" calcext:value-type="string">
            <text:p>INSERT INTO RESOURCE(id_resource, resource, url, description, comments, id_level, active,has_script,has_grammar,has_quiz,has_vocabulary, id_source, id_skill) VALUES(37,'3.07 Past Tense - Irregular. Winter Vacation','https://elllo.org/english/grammar/L3-07-Past-Tense-.htm','Listen to two people talk about their vacation.',NULL,3,true,true,true,true,false,1,1);</text:p>
          </table:table-cell>
        </table:table-row>
        <table:table-row table:style-name="ro1">
          <table:table-cell office:value-type="float" office:value="38" calcext:value-type="float">
            <text:p>38</text:p>
          </table:table-cell>
          <table:table-cell office:value-type="string" calcext:value-type="string">
            <text:p>3.08 Adjectives</text:p>
          </table:table-cell>
          <table:table-cell office:value-type="string" calcext:value-type="string">
            <text:p>https://elllo.org/english/grammar/L3-08-Adjectives.htm</text:p>
          </table:table-cell>
          <table:table-cell office:value-type="string" calcext:value-type="string">
            <text:p>Abidemi and Todd play a word association game.</text:p>
          </table:table-cell>
          <table:table-cell/>
          <table:table-cell table:formula="of:=IF([.E38]=&quot;&quot;;&quot;NULL&quot;;CONCATENATE(&quot;'&quot;;[.E38];&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8];&quot;,'&quot;;SUBSTITUTE([.B38];&quot;'&quot;;&quot;''&quot;);&quot;','&quot;;SUBSTITUTE([.C38];&quot;'&quot;;&quot;''&quot;);&quot;','&quot;;SUBSTITUTE([.D38];&quot;'&quot;;&quot;''&quot;);&quot;',&quot;;SUBSTITUTE([.F38];&quot;'&quot;;&quot;''&quot;);&quot;,&quot;;[.G38];&quot;,&quot;;[.H38];&quot;,&quot;;[.I38];&quot;,&quot;;[.J38];&quot;,&quot;;[.K38];&quot;,&quot;;[.L38];&quot;,&quot;;[.M38];&quot;,&quot;;[.N38];&quot;);&quot;)" office:value-type="string" office:string-value="INSERT INTO RESOURCE(id_resource, resource, url, description, comments, id_level, active,has_script,has_grammar,has_quiz,has_vocabulary, id_source, id_skill) VALUES(38,'3.08 Adjectives','https://elllo.org/english/grammar/L3-08-Adjectives.htm','Abidemi and Todd play a word association game.',NULL,3,true,true,true,true,false,1,1);" calcext:value-type="string">
            <text:p>INSERT INTO RESOURCE(id_resource, resource, url, description, comments, id_level, active,has_script,has_grammar,has_quiz,has_vocabulary, id_source, id_skill) VALUES(38,'3.08 Adjectives','https://elllo.org/english/grammar/L3-08-Adjectives.htm','Abidemi and Todd play a word association game.',NULL,3,true,true,true,true,false,1,1);</text:p>
          </table:table-cell>
        </table:table-row>
        <table:table-row table:style-name="ro1">
          <table:table-cell office:value-type="float" office:value="39" calcext:value-type="float">
            <text:p>39</text:p>
          </table:table-cell>
          <table:table-cell office:value-type="string" calcext:value-type="string">
            <text:p>3.09 Comparatives</text:p>
          </table:table-cell>
          <table:table-cell office:value-type="string" calcext:value-type="string">
            <text:p>https://elllo.org/english/grammar/L3-09-Comparatives.htm</text:p>
          </table:table-cell>
          <table:table-cell office:value-type="string" calcext:value-type="string">
            <text:p>Listen to someone compare two famous cities in California.</text:p>
          </table:table-cell>
          <table:table-cell/>
          <table:table-cell table:formula="of:=IF([.E39]=&quot;&quot;;&quot;NULL&quot;;CONCATENATE(&quot;'&quot;;[.E39];&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9];&quot;,'&quot;;SUBSTITUTE([.B39];&quot;'&quot;;&quot;''&quot;);&quot;','&quot;;SUBSTITUTE([.C39];&quot;'&quot;;&quot;''&quot;);&quot;','&quot;;SUBSTITUTE([.D39];&quot;'&quot;;&quot;''&quot;);&quot;',&quot;;SUBSTITUTE([.F39];&quot;'&quot;;&quot;''&quot;);&quot;,&quot;;[.G39];&quot;,&quot;;[.H39];&quot;,&quot;;[.I39];&quot;,&quot;;[.J39];&quot;,&quot;;[.K39];&quot;,&quot;;[.L39];&quot;,&quot;;[.M39];&quot;,&quot;;[.N39];&quot;);&quot;)" office:value-type="string" office:string-value="INSERT INTO RESOURCE(id_resource, resource, url, description, comments, id_level, active,has_script,has_grammar,has_quiz,has_vocabulary, id_source, id_skill) VALUES(39,'3.09 Comparatives','https://elllo.org/english/grammar/L3-09-Comparatives.htm','Listen to someone compare two famous cities in California.',NULL,3,true,true,true,true,false,1,1);" calcext:value-type="string">
            <text:p>INSERT INTO RESOURCE(id_resource, resource, url, description, comments, id_level, active,has_script,has_grammar,has_quiz,has_vocabulary, id_source, id_skill) VALUES(39,'3.09 Comparatives','https://elllo.org/english/grammar/L3-09-Comparatives.htm','Listen to someone compare two famous cities in California.',NULL,3,true,true,true,true,false,1,1);</text:p>
          </table:table-cell>
        </table:table-row>
        <table:table-row table:style-name="ro1">
          <table:table-cell office:value-type="float" office:value="40" calcext:value-type="float">
            <text:p>40</text:p>
          </table:table-cell>
          <table:table-cell office:value-type="string" calcext:value-type="string">
            <text:p>3.10 Superlatives</text:p>
          </table:table-cell>
          <table:table-cell office:value-type="string" calcext:value-type="string">
            <text:p>https://elllo.org/english/grammar/L3-10-Superlatives.htm</text:p>
          </table:table-cell>
          <table:table-cell office:value-type="string" calcext:value-type="string">
            <text:p>Todd talks about the best and worst of his hometown.</text:p>
          </table:table-cell>
          <table:table-cell/>
          <table:table-cell table:formula="of:=IF([.E40]=&quot;&quot;;&quot;NULL&quot;;CONCATENATE(&quot;'&quot;;[.E40];&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0];&quot;,'&quot;;SUBSTITUTE([.B40];&quot;'&quot;;&quot;''&quot;);&quot;','&quot;;SUBSTITUTE([.C40];&quot;'&quot;;&quot;''&quot;);&quot;','&quot;;SUBSTITUTE([.D40];&quot;'&quot;;&quot;''&quot;);&quot;',&quot;;SUBSTITUTE([.F40];&quot;'&quot;;&quot;''&quot;);&quot;,&quot;;[.G40];&quot;,&quot;;[.H40];&quot;,&quot;;[.I40];&quot;,&quot;;[.J40];&quot;,&quot;;[.K40];&quot;,&quot;;[.L40];&quot;,&quot;;[.M40];&quot;,&quot;;[.N40];&quot;);&quot;)" office:value-type="string" office:string-value="INSERT INTO RESOURCE(id_resource, resource, url, description, comments, id_level, active,has_script,has_grammar,has_quiz,has_vocabulary, id_source, id_skill) VALUES(40,'3.10 Superlatives','https://elllo.org/english/grammar/L3-10-Superlatives.htm','Todd talks about the best and worst of his hometown.',NULL,3,true,true,true,true,false,1,1);" calcext:value-type="string">
            <text:p>INSERT INTO RESOURCE(id_resource, resource, url, description, comments, id_level, active,has_script,has_grammar,has_quiz,has_vocabulary, id_source, id_skill) VALUES(40,'3.10 Superlatives','https://elllo.org/english/grammar/L3-10-Superlatives.htm','Todd talks about the best and worst of his hometown.',NULL,3,true,true,true,true,false,1,1);</text:p>
          </table:table-cell>
        </table:table-row>
        <table:table-row table:style-name="ro1">
          <table:table-cell office:value-type="float" office:value="41" calcext:value-type="float">
            <text:p>41</text:p>
          </table:table-cell>
          <table:table-cell office:value-type="string" calcext:value-type="string">
            <text:p>3.11 Pronouns. Family portrait</text:p>
          </table:table-cell>
          <table:table-cell office:value-type="string" calcext:value-type="string">
            <text:p>https://elllo.org/english/grammar/L3-11-JohnSarah-Family-Pronouns.htm</text:p>
          </table:table-cell>
          <table:table-cell office:value-type="string" calcext:value-type="string">
            <text:p>John talks about his family and how they are unique.</text:p>
          </table:table-cell>
          <table:table-cell/>
          <table:table-cell table:formula="of:=IF([.E41]=&quot;&quot;;&quot;NULL&quot;;CONCATENATE(&quot;'&quot;;[.E41];&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1];&quot;,'&quot;;SUBSTITUTE([.B41];&quot;'&quot;;&quot;''&quot;);&quot;','&quot;;SUBSTITUTE([.C41];&quot;'&quot;;&quot;''&quot;);&quot;','&quot;;SUBSTITUTE([.D41];&quot;'&quot;;&quot;''&quot;);&quot;',&quot;;SUBSTITUTE([.F41];&quot;'&quot;;&quot;''&quot;);&quot;,&quot;;[.G41];&quot;,&quot;;[.H41];&quot;,&quot;;[.I41];&quot;,&quot;;[.J41];&quot;,&quot;;[.K41];&quot;,&quot;;[.L41];&quot;,&quot;;[.M41];&quot;,&quot;;[.N41];&quot;);&quot;)" office:value-type="string" office:string-value="INSERT INTO RESOURCE(id_resource, resource, url, description, comments, id_level, active,has_script,has_grammar,has_quiz,has_vocabulary, id_source, id_skill) VALUES(41,'3.11 Pronouns. Family portrait','https://elllo.org/english/grammar/L3-11-JohnSarah-Family-Pronouns.htm','John talks about his family and how they are unique.',NULL,3,true,true,true,true,false,1,1);" calcext:value-type="string">
            <text:p>INSERT INTO RESOURCE(id_resource, resource, url, description, comments, id_level, active,has_script,has_grammar,has_quiz,has_vocabulary, id_source, id_skill) VALUES(41,'3.11 Pronouns. Family portrait','https://elllo.org/english/grammar/L3-11-JohnSarah-Family-Pronouns.htm','John talks about his family and how they are unique.',NULL,3,true,true,true,true,false,1,1);</text:p>
          </table:table-cell>
        </table:table-row>
        <table:table-row table:style-name="ro1">
          <table:table-cell office:value-type="float" office:value="42" calcext:value-type="float">
            <text:p>42</text:p>
          </table:table-cell>
          <table:table-cell office:value-type="string" calcext:value-type="string">
            <text:p>3.12 Can for Permission. House Guest</text:p>
          </table:table-cell>
          <table:table-cell office:value-type="string" calcext:value-type="string">
            <text:p>https://elllo.org/english/grammar/L3-12-KatieTodd-RentHouse-Permission.htm</text:p>
          </table:table-cell>
          <table:table-cell office:value-type="string" calcext:value-type="string">
            <text:p>Listen to two people use the grammar in natural conversation.</text:p>
          </table:table-cell>
          <table:table-cell/>
          <table:table-cell table:formula="of:=IF([.E42]=&quot;&quot;;&quot;NULL&quot;;CONCATENATE(&quot;'&quot;;[.E42];&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2];&quot;,'&quot;;SUBSTITUTE([.B42];&quot;'&quot;;&quot;''&quot;);&quot;','&quot;;SUBSTITUTE([.C42];&quot;'&quot;;&quot;''&quot;);&quot;','&quot;;SUBSTITUTE([.D42];&quot;'&quot;;&quot;''&quot;);&quot;',&quot;;SUBSTITUTE([.F42];&quot;'&quot;;&quot;''&quot;);&quot;,&quot;;[.G42];&quot;,&quot;;[.H42];&quot;,&quot;;[.I42];&quot;,&quot;;[.J42];&quot;,&quot;;[.K42];&quot;,&quot;;[.L42];&quot;,&quot;;[.M42];&quot;,&quot;;[.N42];&quot;);&quot;)" office:value-type="string" office:string-value="INSERT INTO RESOURCE(id_resource, resource, url, description, comments, id_level, active,has_script,has_grammar,has_quiz,has_vocabulary, id_source, id_skill) VALUES(42,'3.12 Can for Permission. House Guest','https://elllo.org/english/grammar/L3-12-KatieTodd-RentHouse-Permission.htm','Listen to two people use the grammar in natural conversation.',NULL,3,true,true,true,true,false,1,1);" calcext:value-type="string">
            <text:p>INSERT INTO RESOURCE(id_resource, resource, url, description, comments, id_level, active,has_script,has_grammar,has_quiz,has_vocabulary, id_source, id_skill) VALUES(42,'3.12 Can for Permission. House Guest','https://elllo.org/english/grammar/L3-12-KatieTodd-RentHouse-Permission.htm','Listen to two people use the grammar in natural conversation.',NULL,3,true,true,true,true,false,1,1);</text:p>
          </table:table-cell>
        </table:table-row>
        <table:table-row table:style-name="ro1">
          <table:table-cell office:value-type="float" office:value="43" calcext:value-type="float">
            <text:p>43</text:p>
          </table:table-cell>
          <table:table-cell office:value-type="string" calcext:value-type="string">
            <text:p>3.13 Connectors. Clothes by Season</text:p>
          </table:table-cell>
          <table:table-cell office:value-type="string" calcext:value-type="string">
            <text:p>https://elllo.org/english/grammar/L3-13-Connectors.htm</text:p>
          </table:table-cell>
          <table:table-cell office:value-type="string" calcext:value-type="string">
            <text:p>Meg talks about her clothes that she wears each season.</text:p>
          </table:table-cell>
          <table:table-cell/>
          <table:table-cell table:formula="of:=IF([.E43]=&quot;&quot;;&quot;NULL&quot;;CONCATENATE(&quot;'&quot;;[.E43];&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3];&quot;,'&quot;;SUBSTITUTE([.B43];&quot;'&quot;;&quot;''&quot;);&quot;','&quot;;SUBSTITUTE([.C43];&quot;'&quot;;&quot;''&quot;);&quot;','&quot;;SUBSTITUTE([.D43];&quot;'&quot;;&quot;''&quot;);&quot;',&quot;;SUBSTITUTE([.F43];&quot;'&quot;;&quot;''&quot;);&quot;,&quot;;[.G43];&quot;,&quot;;[.H43];&quot;,&quot;;[.I43];&quot;,&quot;;[.J43];&quot;,&quot;;[.K43];&quot;,&quot;;[.L43];&quot;,&quot;;[.M43];&quot;,&quot;;[.N43];&quot;);&quot;)" office:value-type="string" office:string-value="INSERT INTO RESOURCE(id_resource, resource, url, description, comments, id_level, active,has_script,has_grammar,has_quiz,has_vocabulary, id_source, id_skill) VALUES(43,'3.13 Connectors. Clothes by Season','https://elllo.org/english/grammar/L3-13-Connectors.htm','Meg talks about her clothes that she wears each season.',NULL,3,true,true,true,true,false,1,1);" calcext:value-type="string">
            <text:p>INSERT INTO RESOURCE(id_resource, resource, url, description, comments, id_level, active,has_script,has_grammar,has_quiz,has_vocabulary, id_source, id_skill) VALUES(43,'3.13 Connectors. Clothes by Season','https://elllo.org/english/grammar/L3-13-Connectors.htm','Meg talks about her clothes that she wears each season.',NULL,3,true,true,true,true,false,1,1);</text:p>
          </table:table-cell>
        </table:table-row>
        <table:table-row table:style-name="ro1">
          <table:table-cell office:value-type="float" office:value="44" calcext:value-type="float">
            <text:p>44</text:p>
          </table:table-cell>
          <table:table-cell office:value-type="string" calcext:value-type="string">
            <text:p>3.14 Present Continuous. Plans for the Weekend</text:p>
          </table:table-cell>
          <table:table-cell office:value-type="string" calcext:value-type="string">
            <text:p>https://elllo.org/english/grammar/L3-14-Present-Continuous-Future.htm</text:p>
          </table:table-cell>
          <table:table-cell office:value-type="string" calcext:value-type="string">
            <text:p>Two people discuss their plans for Saturday and Sunday.</text:p>
          </table:table-cell>
          <table:table-cell/>
          <table:table-cell table:formula="of:=IF([.E44]=&quot;&quot;;&quot;NULL&quot;;CONCATENATE(&quot;'&quot;;[.E44];&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4];&quot;,'&quot;;SUBSTITUTE([.B44];&quot;'&quot;;&quot;''&quot;);&quot;','&quot;;SUBSTITUTE([.C44];&quot;'&quot;;&quot;''&quot;);&quot;','&quot;;SUBSTITUTE([.D44];&quot;'&quot;;&quot;''&quot;);&quot;',&quot;;SUBSTITUTE([.F44];&quot;'&quot;;&quot;''&quot;);&quot;,&quot;;[.G44];&quot;,&quot;;[.H44];&quot;,&quot;;[.I44];&quot;,&quot;;[.J44];&quot;,&quot;;[.K44];&quot;,&quot;;[.L44];&quot;,&quot;;[.M44];&quot;,&quot;;[.N44];&quot;);&quot;)" office:value-type="string" office:string-value="INSERT INTO RESOURCE(id_resource, resource, url, description, comments, id_level, active,has_script,has_grammar,has_quiz,has_vocabulary, id_source, id_skill) VALUES(44,'3.14 Present Continuous. Plans for the Weekend','https://elllo.org/english/grammar/L3-14-Present-Continuous-Future.htm','Two people discuss their plans for Saturday and Sunday.',NULL,3,true,true,true,true,false,1,1);" calcext:value-type="string">
            <text:p>INSERT INTO RESOURCE(id_resource, resource, url, description, comments, id_level, active,has_script,has_grammar,has_quiz,has_vocabulary, id_source, id_skill) VALUES(44,'3.14 Present Continuous. Plans for the Weekend','https://elllo.org/english/grammar/L3-14-Present-Continuous-Future.htm','Two people discuss their plans for Saturday and Sunday.',NULL,3,true,true,true,true,false,1,1);</text:p>
          </table:table-cell>
        </table:table-row>
        <table:table-row table:style-name="ro1">
          <table:table-cell office:value-type="float" office:value="45" calcext:value-type="float">
            <text:p>45</text:p>
          </table:table-cell>
          <table:table-cell office:value-type="string" calcext:value-type="string">
            <text:p>3.15 Much / Many. Adverbs of Frequency</text:p>
          </table:table-cell>
          <table:table-cell office:value-type="string" calcext:value-type="string">
            <text:p>http://soundgrammar.com/learn/L2-CEFR-A1/L2-15-Adverbs-Frequency.htm</text:p>
          </table:table-cell>
          <table:table-cell office:value-type="string" calcext:value-type="string">
            <text:p>Meg and Todd discuss if they are pack rats</text:p>
          </table:table-cell>
          <table:table-cell/>
          <table:table-cell table:formula="of:=IF([.E45]=&quot;&quot;;&quot;NULL&quot;;CONCATENATE(&quot;'&quot;;[.E45];&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5];&quot;,'&quot;;SUBSTITUTE([.B45];&quot;'&quot;;&quot;''&quot;);&quot;','&quot;;SUBSTITUTE([.C45];&quot;'&quot;;&quot;''&quot;);&quot;','&quot;;SUBSTITUTE([.D45];&quot;'&quot;;&quot;''&quot;);&quot;',&quot;;SUBSTITUTE([.F45];&quot;'&quot;;&quot;''&quot;);&quot;,&quot;;[.G45];&quot;,&quot;;[.H45];&quot;,&quot;;[.I45];&quot;,&quot;;[.J45];&quot;,&quot;;[.K45];&quot;,&quot;;[.L45];&quot;,&quot;;[.M45];&quot;,&quot;;[.N45];&quot;);&quot;)" office:value-type="string" office:string-value="INSERT INTO RESOURCE(id_resource, resource, url, description, comments, id_level, active,has_script,has_grammar,has_quiz,has_vocabulary, id_source, id_skill) VALUES(45,'3.15 Much / Many. Adverbs of Frequency','http://soundgrammar.com/learn/L2-CEFR-A1/L2-15-Adverbs-Frequency.htm','Meg and Todd discuss if they are pack rats',NULL,3,true,true,true,true,false,1,1);" calcext:value-type="string">
            <text:p>INSERT INTO RESOURCE(id_resource, resource, url, description, comments, id_level, active,has_script,has_grammar,has_quiz,has_vocabulary, id_source, id_skill) VALUES(45,'3.15 Much / Many. Adverbs of Frequency','http://soundgrammar.com/learn/L2-CEFR-A1/L2-15-Adverbs-Frequency.htm','Meg and Todd discuss if they are pack rats',NULL,3,true,true,true,true,false,1,1);</text:p>
          </table:table-cell>
        </table:table-row>
        <table:table-row table:style-name="ro1">
          <table:table-cell office:value-type="float" office:value="46" calcext:value-type="float">
            <text:p>46</text:p>
          </table:table-cell>
          <table:table-cell office:value-type="string" calcext:value-type="string">
            <text:p>1503 Saving Money</text:p>
          </table:table-cell>
          <table:table-cell office:value-type="string" calcext:value-type="string">
            <text:p>https://elllo.org/english/1501/1503-Abidemi-SavingMoney.htm</text:p>
          </table:table-cell>
          <table:table-cell office:value-type="string" calcext:value-type="string">
            <text:p>Abidemi and Todd discuss spending and money.</text:p>
          </table:table-cell>
          <table:table-cell/>
          <table:table-cell table:formula="of:=IF([.E46]=&quot;&quot;;&quot;NULL&quot;;CONCATENATE(&quot;'&quot;;[.E4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6];&quot;,'&quot;;SUBSTITUTE([.B46];&quot;'&quot;;&quot;''&quot;);&quot;','&quot;;SUBSTITUTE([.C46];&quot;'&quot;;&quot;''&quot;);&quot;','&quot;;SUBSTITUTE([.D46];&quot;'&quot;;&quot;''&quot;);&quot;',&quot;;SUBSTITUTE([.F46];&quot;'&quot;;&quot;''&quot;);&quot;,&quot;;[.G46];&quot;,&quot;;[.H46];&quot;,&quot;;[.I46];&quot;,&quot;;[.J46];&quot;,&quot;;[.K46];&quot;,&quot;;[.L46];&quot;,&quot;;[.M46];&quot;,&quot;;[.N46];&quot;);&quot;)" office:value-type="string" office:string-value="INSERT INTO RESOURCE(id_resource, resource, url, description, comments, id_level, active,has_script,has_grammar,has_quiz,has_vocabulary, id_source, id_skill) VALUES(46,'1503 Saving Money','https://elllo.org/english/1501/1503-Abidemi-SavingMoney.htm','Abidemi and Todd discuss spending and money.',NULL,3,true,true,false,true,true,1,1);" calcext:value-type="string">
            <text:p>INSERT INTO RESOURCE(id_resource, resource, url, description, comments, id_level, active,has_script,has_grammar,has_quiz,has_vocabulary, id_source, id_skill) VALUES(46,'1503 Saving Money','https://elllo.org/english/1501/1503-Abidemi-SavingMoney.htm','Abidemi and Todd discuss spending and money.',NULL,3,true,true,false,true,true,1,1);</text:p>
          </table:table-cell>
        </table:table-row>
        <table:table-row table:style-name="ro1">
          <table:table-cell office:value-type="float" office:value="47" calcext:value-type="float">
            <text:p>47</text:p>
          </table:table-cell>
          <table:table-cell office:value-type="string" calcext:value-type="string">
            <text:p>1468 My English Town</text:p>
          </table:table-cell>
          <table:table-cell office:value-type="string" calcext:value-type="string">
            <text:p>https://elllo.org/english/1451/1468-Katie-Torquay.htm</text:p>
          </table:table-cell>
          <table:table-cell office:value-type="string" calcext:value-type="string">
            <text:p>Katie talks about her town in England.</text:p>
          </table:table-cell>
          <table:table-cell/>
          <table:table-cell table:formula="of:=IF([.E47]=&quot;&quot;;&quot;NULL&quot;;CONCATENATE(&quot;'&quot;;[.E4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7];&quot;,'&quot;;SUBSTITUTE([.B47];&quot;'&quot;;&quot;''&quot;);&quot;','&quot;;SUBSTITUTE([.C47];&quot;'&quot;;&quot;''&quot;);&quot;','&quot;;SUBSTITUTE([.D47];&quot;'&quot;;&quot;''&quot;);&quot;',&quot;;SUBSTITUTE([.F47];&quot;'&quot;;&quot;''&quot;);&quot;,&quot;;[.G47];&quot;,&quot;;[.H47];&quot;,&quot;;[.I47];&quot;,&quot;;[.J47];&quot;,&quot;;[.K47];&quot;,&quot;;[.L47];&quot;,&quot;;[.M47];&quot;,&quot;;[.N47];&quot;);&quot;)" office:value-type="string" office:string-value="INSERT INTO RESOURCE(id_resource, resource, url, description, comments, id_level, active,has_script,has_grammar,has_quiz,has_vocabulary, id_source, id_skill) VALUES(47,'1468 My English Town','https://elllo.org/english/1451/1468-Katie-Torquay.htm','Katie talks about her town in England.',NULL,3,true,true,false,true,true,1,1);" calcext:value-type="string">
            <text:p>INSERT INTO RESOURCE(id_resource, resource, url, description, comments, id_level, active,has_script,has_grammar,has_quiz,has_vocabulary, id_source, id_skill) VALUES(47,'1468 My English Town','https://elllo.org/english/1451/1468-Katie-Torquay.htm','Katie talks about her town in England.',NULL,3,true,true,false,true,true,1,1);</text:p>
          </table:table-cell>
        </table:table-row>
        <table:table-row table:style-name="ro1">
          <table:table-cell office:value-type="float" office:value="48" calcext:value-type="float">
            <text:p>48</text:p>
          </table:table-cell>
          <table:table-cell office:value-type="string" calcext:value-type="string">
            <text:p>1467 My English Family</text:p>
          </table:table-cell>
          <table:table-cell office:value-type="string" calcext:value-type="string">
            <text:p>https://elllo.org/english/1451/1467-Katie-Family.htm</text:p>
          </table:table-cell>
          <table:table-cell office:value-type="string" calcext:value-type="string">
            <text:p>Katie talks about her family.</text:p>
          </table:table-cell>
          <table:table-cell/>
          <table:table-cell table:formula="of:=IF([.E48]=&quot;&quot;;&quot;NULL&quot;;CONCATENATE(&quot;'&quot;;[.E4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8];&quot;,'&quot;;SUBSTITUTE([.B48];&quot;'&quot;;&quot;''&quot;);&quot;','&quot;;SUBSTITUTE([.C48];&quot;'&quot;;&quot;''&quot;);&quot;','&quot;;SUBSTITUTE([.D48];&quot;'&quot;;&quot;''&quot;);&quot;',&quot;;SUBSTITUTE([.F48];&quot;'&quot;;&quot;''&quot;);&quot;,&quot;;[.G48];&quot;,&quot;;[.H48];&quot;,&quot;;[.I48];&quot;,&quot;;[.J48];&quot;,&quot;;[.K48];&quot;,&quot;;[.L48];&quot;,&quot;;[.M48];&quot;,&quot;;[.N48];&quot;);&quot;)" office:value-type="string" office:string-value="INSERT INTO RESOURCE(id_resource, resource, url, description, comments, id_level, active,has_script,has_grammar,has_quiz,has_vocabulary, id_source, id_skill) VALUES(48,'1467 My English Family','https://elllo.org/english/1451/1467-Katie-Family.htm','Katie talks about her family.',NULL,3,true,true,false,true,true,1,1);" calcext:value-type="string">
            <text:p>INSERT INTO RESOURCE(id_resource, resource, url, description, comments, id_level, active,has_script,has_grammar,has_quiz,has_vocabulary, id_source, id_skill) VALUES(48,'1467 My English Family','https://elllo.org/english/1451/1467-Katie-Family.htm','Katie talks about her family.',NULL,3,true,true,false,true,true,1,1);</text:p>
          </table:table-cell>
        </table:table-row>
        <table:table-row table:style-name="ro1">
          <table:table-cell office:value-type="float" office:value="49" calcext:value-type="float">
            <text:p>49</text:p>
          </table:table-cell>
          <table:table-cell office:value-type="string" calcext:value-type="string">
            <text:p>1504 Love it / Hate it</text:p>
          </table:table-cell>
          <table:table-cell office:value-type="string" calcext:value-type="string">
            <text:p>https://elllo.org/english/1501/1504-MegTodd-FreeTime-Gerunds.htm</text:p>
          </table:table-cell>
          <table:table-cell office:value-type="string" calcext:value-type="string">
            <text:p>Meg and Todd talk about things they like doing.</text:p>
          </table:table-cell>
          <table:table-cell/>
          <table:table-cell table:formula="of:=IF([.E49]=&quot;&quot;;&quot;NULL&quot;;CONCATENATE(&quot;'&quot;;[.E4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9];&quot;,'&quot;;SUBSTITUTE([.B49];&quot;'&quot;;&quot;''&quot;);&quot;','&quot;;SUBSTITUTE([.C49];&quot;'&quot;;&quot;''&quot;);&quot;','&quot;;SUBSTITUTE([.D49];&quot;'&quot;;&quot;''&quot;);&quot;',&quot;;SUBSTITUTE([.F49];&quot;'&quot;;&quot;''&quot;);&quot;,&quot;;[.G49];&quot;,&quot;;[.H49];&quot;,&quot;;[.I49];&quot;,&quot;;[.J49];&quot;,&quot;;[.K49];&quot;,&quot;;[.L49];&quot;,&quot;;[.M49];&quot;,&quot;;[.N49];&quot;);&quot;)" office:value-type="string" office:string-value="INSERT INTO RESOURCE(id_resource, resource, url, description, comments, id_level, active,has_script,has_grammar,has_quiz,has_vocabulary, id_source, id_skill) VALUES(49,'1504 Love it / Hate it','https://elllo.org/english/1501/1504-MegTodd-FreeTime-Gerunds.htm','Meg and Todd talk about things they like doing.',NULL,3,true,true,false,true,true,1,1);" calcext:value-type="string">
            <text:p>INSERT INTO RESOURCE(id_resource, resource, url, description, comments, id_level, active,has_script,has_grammar,has_quiz,has_vocabulary, id_source, id_skill) VALUES(49,'1504 Love it / Hate it','https://elllo.org/english/1501/1504-MegTodd-FreeTime-Gerunds.htm','Meg and Todd talk about things they like doing.',NULL,3,true,true,false,true,true,1,1);</text:p>
          </table:table-cell>
        </table:table-row>
        <table:table-row table:style-name="ro1">
          <table:table-cell office:value-type="float" office:value="50" calcext:value-type="float">
            <text:p>50</text:p>
          </table:table-cell>
          <table:table-cell office:value-type="string" calcext:value-type="string">
            <text:p>1502 Pack Rat</text:p>
          </table:table-cell>
          <table:table-cell office:value-type="string" calcext:value-type="string">
            <text:p>https://elllo.org/english/1501/1502-Meg-PackRat-Many-Much.htm</text:p>
          </table:table-cell>
          <table:table-cell office:value-type="string" calcext:value-type="string">
            <text:p>Keeping and throwing away things.</text:p>
          </table:table-cell>
          <table:table-cell/>
          <table:table-cell table:formula="of:=IF([.E50]=&quot;&quot;;&quot;NULL&quot;;CONCATENATE(&quot;'&quot;;[.E5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0];&quot;,'&quot;;SUBSTITUTE([.B50];&quot;'&quot;;&quot;''&quot;);&quot;','&quot;;SUBSTITUTE([.C50];&quot;'&quot;;&quot;''&quot;);&quot;','&quot;;SUBSTITUTE([.D50];&quot;'&quot;;&quot;''&quot;);&quot;',&quot;;SUBSTITUTE([.F50];&quot;'&quot;;&quot;''&quot;);&quot;,&quot;;[.G50];&quot;,&quot;;[.H50];&quot;,&quot;;[.I50];&quot;,&quot;;[.J50];&quot;,&quot;;[.K50];&quot;,&quot;;[.L50];&quot;,&quot;;[.M50];&quot;,&quot;;[.N50];&quot;);&quot;)" office:value-type="string" office:string-value="INSERT INTO RESOURCE(id_resource, resource, url, description, comments, id_level, active,has_script,has_grammar,has_quiz,has_vocabulary, id_source, id_skill) VALUES(50,'1502 Pack Rat','https://elllo.org/english/1501/1502-Meg-PackRat-Many-Much.htm','Keeping and throwing away things.',NULL,3,true,true,false,true,true,1,1);" calcext:value-type="string">
            <text:p>INSERT INTO RESOURCE(id_resource, resource, url, description, comments, id_level, active,has_script,has_grammar,has_quiz,has_vocabulary, id_source, id_skill) VALUES(50,'1502 Pack Rat','https://elllo.org/english/1501/1502-Meg-PackRat-Many-Much.htm','Keeping and throwing away things.',NULL,3,true,true,false,true,true,1,1);</text:p>
          </table:table-cell>
        </table:table-row>
        <table:table-row table:style-name="ro1">
          <table:table-cell office:value-type="float" office:value="51" calcext:value-type="float">
            <text:p>51</text:p>
          </table:table-cell>
          <table:table-cell office:value-type="string" calcext:value-type="string">
            <text:p>1501 At the Mall</text:p>
          </table:table-cell>
          <table:table-cell office:value-type="string" calcext:value-type="string">
            <text:p>https://elllo.org/english/1501/1501-KatieTodd-MallShops-Places.htm</text:p>
          </table:table-cell>
          <table:table-cell office:value-type="string" calcext:value-type="string">
            <text:p>Katie talks about things at the mall.</text:p>
          </table:table-cell>
          <table:table-cell/>
          <table:table-cell table:formula="of:=IF([.E51]=&quot;&quot;;&quot;NULL&quot;;CONCATENATE(&quot;'&quot;;[.E5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1];&quot;,'&quot;;SUBSTITUTE([.B51];&quot;'&quot;;&quot;''&quot;);&quot;','&quot;;SUBSTITUTE([.C51];&quot;'&quot;;&quot;''&quot;);&quot;','&quot;;SUBSTITUTE([.D51];&quot;'&quot;;&quot;''&quot;);&quot;',&quot;;SUBSTITUTE([.F51];&quot;'&quot;;&quot;''&quot;);&quot;,&quot;;[.G51];&quot;,&quot;;[.H51];&quot;,&quot;;[.I51];&quot;,&quot;;[.J51];&quot;,&quot;;[.K51];&quot;,&quot;;[.L51];&quot;,&quot;;[.M51];&quot;,&quot;;[.N51];&quot;);&quot;)" office:value-type="string" office:string-value="INSERT INTO RESOURCE(id_resource, resource, url, description, comments, id_level, active,has_script,has_grammar,has_quiz,has_vocabulary, id_source, id_skill) VALUES(51,'1501 At the Mall','https://elllo.org/english/1501/1501-KatieTodd-MallShops-Places.htm','Katie talks about things at the mall.',NULL,3,true,true,false,true,true,1,1);" calcext:value-type="string">
            <text:p>INSERT INTO RESOURCE(id_resource, resource, url, description, comments, id_level, active,has_script,has_grammar,has_quiz,has_vocabulary, id_source, id_skill) VALUES(51,'1501 At the Mall','https://elllo.org/english/1501/1501-KatieTodd-MallShops-Places.htm','Katie talks about things at the mall.',NULL,3,true,true,false,true,true,1,1);</text:p>
          </table:table-cell>
        </table:table-row>
        <table:table-row table:style-name="ro1">
          <table:table-cell office:value-type="float" office:value="52" calcext:value-type="float">
            <text:p>52</text:p>
          </table:table-cell>
          <table:table-cell office:value-type="string" calcext:value-type="string">
            <text:p>1464 Vietnam / Myranmar</text:p>
          </table:table-cell>
          <table:table-cell office:value-type="string" calcext:value-type="string">
            <text:p>https://elllo.org/english/1451/1464-AbidemiTodd-SEA2.htm</text:p>
          </table:table-cell>
          <table:table-cell office:value-type="string" calcext:value-type="string">
            <text:p>Abidemi talks about her summer break.</text:p>
          </table:table-cell>
          <table:table-cell/>
          <table:table-cell table:formula="of:=IF([.E52]=&quot;&quot;;&quot;NULL&quot;;CONCATENATE(&quot;'&quot;;[.E5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2];&quot;,'&quot;;SUBSTITUTE([.B52];&quot;'&quot;;&quot;''&quot;);&quot;','&quot;;SUBSTITUTE([.C52];&quot;'&quot;;&quot;''&quot;);&quot;','&quot;;SUBSTITUTE([.D52];&quot;'&quot;;&quot;''&quot;);&quot;',&quot;;SUBSTITUTE([.F52];&quot;'&quot;;&quot;''&quot;);&quot;,&quot;;[.G52];&quot;,&quot;;[.H52];&quot;,&quot;;[.I52];&quot;,&quot;;[.J52];&quot;,&quot;;[.K52];&quot;,&quot;;[.L52];&quot;,&quot;;[.M52];&quot;,&quot;;[.N52];&quot;);&quot;)" office:value-type="string" office:string-value="INSERT INTO RESOURCE(id_resource, resource, url, description, comments, id_level, active,has_script,has_grammar,has_quiz,has_vocabulary, id_source, id_skill) VALUES(52,'1464 Vietnam / Myranmar','https://elllo.org/english/1451/1464-AbidemiTodd-SEA2.htm','Abidemi talks about her summer break.',NULL,3,true,true,false,true,true,1,1);" calcext:value-type="string">
            <text:p>INSERT INTO RESOURCE(id_resource, resource, url, description, comments, id_level, active,has_script,has_grammar,has_quiz,has_vocabulary, id_source, id_skill) VALUES(52,'1464 Vietnam / Myranmar','https://elllo.org/english/1451/1464-AbidemiTodd-SEA2.htm','Abidemi talks about her summer break.',NULL,3,true,true,false,true,true,1,1);</text:p>
          </table:table-cell>
        </table:table-row>
        <table:table-row table:style-name="ro1">
          <table:table-cell office:value-type="float" office:value="53" calcext:value-type="float">
            <text:p>53</text:p>
          </table:table-cell>
          <table:table-cell office:value-type="string" calcext:value-type="string">
            <text:p>1463 Thailand / Laos</text:p>
          </table:table-cell>
          <table:table-cell office:value-type="string" calcext:value-type="string">
            <text:p>https://elllo.org/english/1451/1463-Abidemi-Todd-SEA1.htm</text:p>
          </table:table-cell>
          <table:table-cell office:value-type="string" calcext:value-type="string">
            <text:p>Abidemi talks about travels to Southeast Asia.</text:p>
          </table:table-cell>
          <table:table-cell/>
          <table:table-cell table:formula="of:=IF([.E53]=&quot;&quot;;&quot;NULL&quot;;CONCATENATE(&quot;'&quot;;[.E5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3];&quot;,'&quot;;SUBSTITUTE([.B53];&quot;'&quot;;&quot;''&quot;);&quot;','&quot;;SUBSTITUTE([.C53];&quot;'&quot;;&quot;''&quot;);&quot;','&quot;;SUBSTITUTE([.D53];&quot;'&quot;;&quot;''&quot;);&quot;',&quot;;SUBSTITUTE([.F53];&quot;'&quot;;&quot;''&quot;);&quot;,&quot;;[.G53];&quot;,&quot;;[.H53];&quot;,&quot;;[.I53];&quot;,&quot;;[.J53];&quot;,&quot;;[.K53];&quot;,&quot;;[.L53];&quot;,&quot;;[.M53];&quot;,&quot;;[.N53];&quot;);&quot;)" office:value-type="string" office:string-value="INSERT INTO RESOURCE(id_resource, resource, url, description, comments, id_level, active,has_script,has_grammar,has_quiz,has_vocabulary, id_source, id_skill) VALUES(53,'1463 Thailand / Laos','https://elllo.org/english/1451/1463-Abidemi-Todd-SEA1.htm','Abidemi talks about travels to Southeast Asia.',NULL,3,true,true,false,true,true,1,1);" calcext:value-type="string">
            <text:p>INSERT INTO RESOURCE(id_resource, resource, url, description, comments, id_level, active,has_script,has_grammar,has_quiz,has_vocabulary, id_source, id_skill) VALUES(53,'1463 Thailand / Laos','https://elllo.org/english/1451/1463-Abidemi-Todd-SEA1.htm','Abidemi talks about travels to Southeast Asia.',NULL,3,true,true,false,true,true,1,1);</text:p>
          </table:table-cell>
        </table:table-row>
        <table:table-row table:style-name="ro1">
          <table:table-cell office:value-type="float" office:value="54" calcext:value-type="float">
            <text:p>54</text:p>
          </table:table-cell>
          <table:table-cell office:value-type="string" calcext:value-type="string">
            <text:p>1460 House on Loan</text:p>
          </table:table-cell>
          <table:table-cell office:value-type="string" calcext:value-type="string">
            <text:p>https://elllo.org/english/1451/1460-Katie-RentHouse.htm</text:p>
          </table:table-cell>
          <table:table-cell office:value-type="string" calcext:value-type="string">
            <text:p>Katie asks to stay at Todd's house.</text:p>
          </table:table-cell>
          <table:table-cell/>
          <table:table-cell table:formula="of:=IF([.E54]=&quot;&quot;;&quot;NULL&quot;;CONCATENATE(&quot;'&quot;;[.E5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4];&quot;,'&quot;;SUBSTITUTE([.B54];&quot;'&quot;;&quot;''&quot;);&quot;','&quot;;SUBSTITUTE([.C54];&quot;'&quot;;&quot;''&quot;);&quot;','&quot;;SUBSTITUTE([.D54];&quot;'&quot;;&quot;''&quot;);&quot;',&quot;;SUBSTITUTE([.F54];&quot;'&quot;;&quot;''&quot;);&quot;,&quot;;[.G54];&quot;,&quot;;[.H54];&quot;,&quot;;[.I54];&quot;,&quot;;[.J54];&quot;,&quot;;[.K54];&quot;,&quot;;[.L54];&quot;,&quot;;[.M54];&quot;,&quot;;[.N54];&quot;);&quot;)" office:value-type="string" office:string-value="INSERT INTO RESOURCE(id_resource, resource, url, description, comments, id_level, active,has_script,has_grammar,has_quiz,has_vocabulary, id_source, id_skill) VALUES(54,'1460 House on Loan','https://elllo.org/english/1451/1460-Katie-RentHouse.htm','Katie asks to stay at Todd''s house.',NULL,3,true,true,false,true,true,1,1);" calcext:value-type="string">
            <text:p>INSERT INTO RESOURCE(id_resource, resource, url, description, comments, id_level, active,has_script,has_grammar,has_quiz,has_vocabulary, id_source, id_skill) VALUES(54,'1460 House on Loan','https://elllo.org/english/1451/1460-Katie-RentHouse.htm','Katie asks to stay at Todd''s house.',NULL,3,true,true,false,true,true,1,1);</text:p>
          </table:table-cell>
        </table:table-row>
        <table:table-row table:style-name="ro1">
          <table:table-cell office:value-type="float" office:value="55" calcext:value-type="float">
            <text:p>55</text:p>
          </table:table-cell>
          <table:table-cell office:value-type="string" calcext:value-type="string">
            <text:p>1459 Have to Move</text:p>
          </table:table-cell>
          <table:table-cell office:value-type="string" calcext:value-type="string">
            <text:p>https://elllo.org/english/1451/1459-MegTodd-HaveToMove.htm</text:p>
          </table:table-cell>
          <table:table-cell office:value-type="string" calcext:value-type="string">
            <text:p>Meg talks about moving.</text:p>
          </table:table-cell>
          <table:table-cell/>
          <table:table-cell table:formula="of:=IF([.E55]=&quot;&quot;;&quot;NULL&quot;;CONCATENATE(&quot;'&quot;;[.E5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5];&quot;,'&quot;;SUBSTITUTE([.B55];&quot;'&quot;;&quot;''&quot;);&quot;','&quot;;SUBSTITUTE([.C55];&quot;'&quot;;&quot;''&quot;);&quot;','&quot;;SUBSTITUTE([.D55];&quot;'&quot;;&quot;''&quot;);&quot;',&quot;;SUBSTITUTE([.F55];&quot;'&quot;;&quot;''&quot;);&quot;,&quot;;[.G55];&quot;,&quot;;[.H55];&quot;,&quot;;[.I55];&quot;,&quot;;[.J55];&quot;,&quot;;[.K55];&quot;,&quot;;[.L55];&quot;,&quot;;[.M55];&quot;,&quot;;[.N55];&quot;);&quot;)" office:value-type="string" office:string-value="INSERT INTO RESOURCE(id_resource, resource, url, description, comments, id_level, active,has_script,has_grammar,has_quiz,has_vocabulary, id_source, id_skill) VALUES(55,'1459 Have to Move','https://elllo.org/english/1451/1459-MegTodd-HaveToMove.htm','Meg talks about moving.',NULL,3,true,true,false,true,true,1,1);" calcext:value-type="string">
            <text:p>INSERT INTO RESOURCE(id_resource, resource, url, description, comments, id_level, active,has_script,has_grammar,has_quiz,has_vocabulary, id_source, id_skill) VALUES(55,'1459 Have to Move','https://elllo.org/english/1451/1459-MegTodd-HaveToMove.htm','Meg talks about moving.',NULL,3,true,true,false,true,true,1,1);</text:p>
          </table:table-cell>
        </table:table-row>
        <table:table-row table:style-name="ro1">
          <table:table-cell office:value-type="float" office:value="56" calcext:value-type="float">
            <text:p>56</text:p>
          </table:table-cell>
          <table:table-cell office:value-type="string" calcext:value-type="string">
            <text:p>1457 International Test</text:p>
          </table:table-cell>
          <table:table-cell office:value-type="string" calcext:value-type="string">
            <text:p>https://elllo.org/english/1451/1457-KatieTodd-InternationalTest.htm</text:p>
          </table:table-cell>
          <table:table-cell office:value-type="string" calcext:value-type="string">
            <text:p>Katie takes a culture test.</text:p>
          </table:table-cell>
          <table:table-cell/>
          <table:table-cell table:formula="of:=IF([.E56]=&quot;&quot;;&quot;NULL&quot;;CONCATENATE(&quot;'&quot;;[.E5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6];&quot;,'&quot;;SUBSTITUTE([.B56];&quot;'&quot;;&quot;''&quot;);&quot;','&quot;;SUBSTITUTE([.C56];&quot;'&quot;;&quot;''&quot;);&quot;','&quot;;SUBSTITUTE([.D56];&quot;'&quot;;&quot;''&quot;);&quot;',&quot;;SUBSTITUTE([.F56];&quot;'&quot;;&quot;''&quot;);&quot;,&quot;;[.G56];&quot;,&quot;;[.H56];&quot;,&quot;;[.I56];&quot;,&quot;;[.J56];&quot;,&quot;;[.K56];&quot;,&quot;;[.L56];&quot;,&quot;;[.M56];&quot;,&quot;;[.N56];&quot;);&quot;)" office:value-type="string" office:string-value="INSERT INTO RESOURCE(id_resource, resource, url, description, comments, id_level, active,has_script,has_grammar,has_quiz,has_vocabulary, id_source, id_skill) VALUES(56,'1457 International Test','https://elllo.org/english/1451/1457-KatieTodd-InternationalTest.htm','Katie takes a culture test.',NULL,3,true,true,false,true,true,1,1);" calcext:value-type="string">
            <text:p>INSERT INTO RESOURCE(id_resource, resource, url, description, comments, id_level, active,has_script,has_grammar,has_quiz,has_vocabulary, id_source, id_skill) VALUES(56,'1457 International Test','https://elllo.org/english/1451/1457-KatieTodd-InternationalTest.htm','Katie takes a culture test.',NULL,3,true,true,false,true,true,1,1);</text:p>
          </table:table-cell>
        </table:table-row>
        <table:table-row table:style-name="ro1">
          <table:table-cell office:value-type="float" office:value="57" calcext:value-type="float">
            <text:p>57</text:p>
          </table:table-cell>
          <table:table-cell office:value-type="string" calcext:value-type="string">
            <text:p>1446 Eating Healthy</text:p>
          </table:table-cell>
          <table:table-cell office:value-type="string" calcext:value-type="string">
            <text:p>https://elllo.org/english/1401/1446-MegTodd-Health-Vegetables.htm</text:p>
          </table:table-cell>
          <table:table-cell office:value-type="string" calcext:value-type="string">
            <text:p>What fruits and veggies does Todd like?</text:p>
          </table:table-cell>
          <table:table-cell/>
          <table:table-cell table:formula="of:=IF([.E57]=&quot;&quot;;&quot;NULL&quot;;CONCATENATE(&quot;'&quot;;[.E5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7];&quot;,'&quot;;SUBSTITUTE([.B57];&quot;'&quot;;&quot;''&quot;);&quot;','&quot;;SUBSTITUTE([.C57];&quot;'&quot;;&quot;''&quot;);&quot;','&quot;;SUBSTITUTE([.D57];&quot;'&quot;;&quot;''&quot;);&quot;',&quot;;SUBSTITUTE([.F57];&quot;'&quot;;&quot;''&quot;);&quot;,&quot;;[.G57];&quot;,&quot;;[.H57];&quot;,&quot;;[.I57];&quot;,&quot;;[.J57];&quot;,&quot;;[.K57];&quot;,&quot;;[.L57];&quot;,&quot;;[.M57];&quot;,&quot;;[.N57];&quot;);&quot;)" office:value-type="string" office:string-value="INSERT INTO RESOURCE(id_resource, resource, url, description, comments, id_level, active,has_script,has_grammar,has_quiz,has_vocabulary, id_source, id_skill) VALUES(57,'1446 Eating Healthy','https://elllo.org/english/1401/1446-MegTodd-Health-Vegetables.htm','What fruits and veggies does Todd like?',NULL,3,true,true,false,true,true,1,1);" calcext:value-type="string">
            <text:p>INSERT INTO RESOURCE(id_resource, resource, url, description, comments, id_level, active,has_script,has_grammar,has_quiz,has_vocabulary, id_source, id_skill) VALUES(57,'1446 Eating Healthy','https://elllo.org/english/1401/1446-MegTodd-Health-Vegetables.htm','What fruits and veggies does Todd like?',NULL,3,true,true,false,true,true,1,1);</text:p>
          </table:table-cell>
        </table:table-row>
        <table:table-row table:style-name="ro1">
          <table:table-cell office:value-type="float" office:value="58" calcext:value-type="float">
            <text:p>58</text:p>
          </table:table-cell>
          <table:table-cell office:value-type="string" calcext:value-type="string">
            <text:p>1445 Fruits and Veggies</text:p>
          </table:table-cell>
          <table:table-cell office:value-type="string" calcext:value-type="string">
            <text:p>https://elllo.org/english/1401/1445-MegTodd-Health-Fruits.htm</text:p>
          </table:table-cell>
          <table:table-cell office:value-type="string" calcext:value-type="string">
            <text:p>What healthy foods does Meg like?</text:p>
          </table:table-cell>
          <table:table-cell/>
          <table:table-cell table:formula="of:=IF([.E58]=&quot;&quot;;&quot;NULL&quot;;CONCATENATE(&quot;'&quot;;[.E5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8];&quot;,'&quot;;SUBSTITUTE([.B58];&quot;'&quot;;&quot;''&quot;);&quot;','&quot;;SUBSTITUTE([.C58];&quot;'&quot;;&quot;''&quot;);&quot;','&quot;;SUBSTITUTE([.D58];&quot;'&quot;;&quot;''&quot;);&quot;',&quot;;SUBSTITUTE([.F58];&quot;'&quot;;&quot;''&quot;);&quot;,&quot;;[.G58];&quot;,&quot;;[.H58];&quot;,&quot;;[.I58];&quot;,&quot;;[.J58];&quot;,&quot;;[.K58];&quot;,&quot;;[.L58];&quot;,&quot;;[.M58];&quot;,&quot;;[.N58];&quot;);&quot;)" office:value-type="string" office:string-value="INSERT INTO RESOURCE(id_resource, resource, url, description, comments, id_level, active,has_script,has_grammar,has_quiz,has_vocabulary, id_source, id_skill) VALUES(58,'1445 Fruits and Veggies','https://elllo.org/english/1401/1445-MegTodd-Health-Fruits.htm','What healthy foods does Meg like?',NULL,3,true,true,false,true,true,1,1);" calcext:value-type="string">
            <text:p>INSERT INTO RESOURCE(id_resource, resource, url, description, comments, id_level, active,has_script,has_grammar,has_quiz,has_vocabulary, id_source, id_skill) VALUES(58,'1445 Fruits and Veggies','https://elllo.org/english/1401/1445-MegTodd-Health-Fruits.htm','What healthy foods does Meg like?',NULL,3,true,true,false,true,true,1,1);</text:p>
          </table:table-cell>
        </table:table-row>
        <table:table-row table:style-name="ro1">
          <table:table-cell office:value-type="float" office:value="59" calcext:value-type="float">
            <text:p>59</text:p>
          </table:table-cell>
          <table:table-cell office:value-type="string" calcext:value-type="string">
            <text:p>1426 Animals in the Zoo</text:p>
          </table:table-cell>
          <table:table-cell office:value-type="string" calcext:value-type="string">
            <text:p>https://elllo.org/english/1401/1426-MegTodd-Animals-Zoo.htm</text:p>
          </table:table-cell>
          <table:table-cell office:value-type="string" calcext:value-type="string">
            <text:p>Animals we love and fear.</text:p>
          </table:table-cell>
          <table:table-cell/>
          <table:table-cell table:formula="of:=IF([.E59]=&quot;&quot;;&quot;NULL&quot;;CONCATENATE(&quot;'&quot;;[.E5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9];&quot;,'&quot;;SUBSTITUTE([.B59];&quot;'&quot;;&quot;''&quot;);&quot;','&quot;;SUBSTITUTE([.C59];&quot;'&quot;;&quot;''&quot;);&quot;','&quot;;SUBSTITUTE([.D59];&quot;'&quot;;&quot;''&quot;);&quot;',&quot;;SUBSTITUTE([.F59];&quot;'&quot;;&quot;''&quot;);&quot;,&quot;;[.G59];&quot;,&quot;;[.H59];&quot;,&quot;;[.I59];&quot;,&quot;;[.J59];&quot;,&quot;;[.K59];&quot;,&quot;;[.L59];&quot;,&quot;;[.M59];&quot;,&quot;;[.N59];&quot;);&quot;)" office:value-type="string" office:string-value="INSERT INTO RESOURCE(id_resource, resource, url, description, comments, id_level, active,has_script,has_grammar,has_quiz,has_vocabulary, id_source, id_skill) VALUES(59,'1426 Animals in the Zoo','https://elllo.org/english/1401/1426-MegTodd-Animals-Zoo.htm','Animals we love and fear.',NULL,3,true,true,false,true,true,1,1);" calcext:value-type="string">
            <text:p>INSERT INTO RESOURCE(id_resource, resource, url, description, comments, id_level, active,has_script,has_grammar,has_quiz,has_vocabulary, id_source, id_skill) VALUES(59,'1426 Animals in the Zoo','https://elllo.org/english/1401/1426-MegTodd-Animals-Zoo.htm','Animals we love and fear.',NULL,3,true,true,false,true,true,1,1);</text:p>
          </table:table-cell>
        </table:table-row>
        <table:table-row table:style-name="ro1">
          <table:table-cell office:value-type="float" office:value="60" calcext:value-type="float">
            <text:p>60</text:p>
          </table:table-cell>
          <table:table-cell office:value-type="string" calcext:value-type="string">
            <text:p>1425 Animals on the Farm</text:p>
          </table:table-cell>
          <table:table-cell office:value-type="string" calcext:value-type="string">
            <text:p>https://elllo.org/english/1401/1425-MegTodd-Animals-Farm.htm</text:p>
          </table:table-cell>
          <table:table-cell office:value-type="string" calcext:value-type="string">
            <text:p>Learn how some animals are friendly.</text:p>
          </table:table-cell>
          <table:table-cell/>
          <table:table-cell table:formula="of:=IF([.E60]=&quot;&quot;;&quot;NULL&quot;;CONCATENATE(&quot;'&quot;;[.E6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0];&quot;,'&quot;;SUBSTITUTE([.B60];&quot;'&quot;;&quot;''&quot;);&quot;','&quot;;SUBSTITUTE([.C60];&quot;'&quot;;&quot;''&quot;);&quot;','&quot;;SUBSTITUTE([.D60];&quot;'&quot;;&quot;''&quot;);&quot;',&quot;;SUBSTITUTE([.F60];&quot;'&quot;;&quot;''&quot;);&quot;,&quot;;[.G60];&quot;,&quot;;[.H60];&quot;,&quot;;[.I60];&quot;,&quot;;[.J60];&quot;,&quot;;[.K60];&quot;,&quot;;[.L60];&quot;,&quot;;[.M60];&quot;,&quot;;[.N60];&quot;);&quot;)" office:value-type="string" office:string-value="INSERT INTO RESOURCE(id_resource, resource, url, description, comments, id_level, active,has_script,has_grammar,has_quiz,has_vocabulary, id_source, id_skill) VALUES(60,'1425 Animals on the Farm','https://elllo.org/english/1401/1425-MegTodd-Animals-Farm.htm','Learn how some animals are friendly.',NULL,3,true,true,false,true,true,1,1);" calcext:value-type="string">
            <text:p>INSERT INTO RESOURCE(id_resource, resource, url, description, comments, id_level, active,has_script,has_grammar,has_quiz,has_vocabulary, id_source, id_skill) VALUES(60,'1425 Animals on the Farm','https://elllo.org/english/1401/1425-MegTodd-Animals-Farm.htm','Learn how some animals are friendly.',NULL,3,true,true,false,true,true,1,1);</text:p>
          </table:table-cell>
        </table:table-row>
        <table:table-row table:style-name="ro1">
          <table:table-cell office:value-type="float" office:value="61" calcext:value-type="float">
            <text:p>61</text:p>
          </table:table-cell>
          <table:table-cell office:value-type="string" calcext:value-type="string">
            <text:p>1420 The Home of ELLLO</text:p>
          </table:table-cell>
          <table:table-cell office:value-type="string" calcext:value-type="string">
            <text:p>https://elllo.org/english/1401/1420-MegTodd-Places-Apartment.htm</text:p>
          </table:table-cell>
          <table:table-cell office:value-type="string" calcext:value-type="string">
            <text:p>Learn the Todd's house in Japan.</text:p>
          </table:table-cell>
          <table:table-cell/>
          <table:table-cell table:formula="of:=IF([.E61]=&quot;&quot;;&quot;NULL&quot;;CONCATENATE(&quot;'&quot;;[.E6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1];&quot;,'&quot;;SUBSTITUTE([.B61];&quot;'&quot;;&quot;''&quot;);&quot;','&quot;;SUBSTITUTE([.C61];&quot;'&quot;;&quot;''&quot;);&quot;','&quot;;SUBSTITUTE([.D61];&quot;'&quot;;&quot;''&quot;);&quot;',&quot;;SUBSTITUTE([.F61];&quot;'&quot;;&quot;''&quot;);&quot;,&quot;;[.G61];&quot;,&quot;;[.H61];&quot;,&quot;;[.I61];&quot;,&quot;;[.J61];&quot;,&quot;;[.K61];&quot;,&quot;;[.L61];&quot;,&quot;;[.M61];&quot;,&quot;;[.N61];&quot;);&quot;)" office:value-type="string" office:string-value="INSERT INTO RESOURCE(id_resource, resource, url, description, comments, id_level, active,has_script,has_grammar,has_quiz,has_vocabulary, id_source, id_skill) VALUES(61,'1420 The Home of ELLLO','https://elllo.org/english/1401/1420-MegTodd-Places-Apartment.htm','Learn the Todd''s house in Japan.',NULL,3,true,true,false,true,true,1,1);" calcext:value-type="string">
            <text:p>INSERT INTO RESOURCE(id_resource, resource, url, description, comments, id_level, active,has_script,has_grammar,has_quiz,has_vocabulary, id_source, id_skill) VALUES(61,'1420 The Home of ELLLO','https://elllo.org/english/1401/1420-MegTodd-Places-Apartment.htm','Learn the Todd''s house in Japan.',NULL,3,true,true,false,true,true,1,1);</text:p>
          </table:table-cell>
        </table:table-row>
        <table:table-row table:style-name="ro2">
          <table:table-cell office:value-type="float" office:value="62" calcext:value-type="float">
            <text:p>62</text:p>
          </table:table-cell>
          <table:table-cell office:value-type="string" calcext:value-type="string">
            <text:p>﻿1419 Meg's Place</text:p>
          </table:table-cell>
          <table:table-cell office:value-type="string" calcext:value-type="string">
            <text:p>https://elllo.org/english/1401/1419-MegTodd-Places-House.htm</text:p>
          </table:table-cell>
          <table:table-cell office:value-type="string" calcext:value-type="string">
            <text:p>Learn the Meg's Apartment.</text:p>
          </table:table-cell>
          <table:table-cell/>
          <table:table-cell table:formula="of:=IF([.E62]=&quot;&quot;;&quot;NULL&quot;;CONCATENATE(&quot;'&quot;;[.E6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2];&quot;,'&quot;;SUBSTITUTE([.B62];&quot;'&quot;;&quot;''&quot;);&quot;','&quot;;SUBSTITUTE([.C62];&quot;'&quot;;&quot;''&quot;);&quot;','&quot;;SUBSTITUTE([.D62];&quot;'&quot;;&quot;''&quot;);&quot;',&quot;;SUBSTITUTE([.F62];&quot;'&quot;;&quot;''&quot;);&quot;,&quot;;[.G62];&quot;,&quot;;[.H62];&quot;,&quot;;[.I62];&quot;,&quot;;[.J62];&quot;,&quot;;[.K62];&quot;,&quot;;[.L62];&quot;,&quot;;[.M62];&quot;,&quot;;[.N62];&quot;);&quot;)" office:value-type="string" office:string-value="INSERT INTO RESOURCE(id_resource, resource, url, description, comments, id_level, active,has_script,has_grammar,has_quiz,has_vocabulary, id_source, id_skill) VALUES(62,'﻿1419 Meg''s Place','https://elllo.org/english/1401/1419-MegTodd-Places-House.htm','Learn the Meg''s Apartment.',NULL,3,true,true,false,true,true,1,1);" calcext:value-type="string">
            <text:p>INSERT INTO RESOURCE(id_resource, resource, url, description, comments, id_level, active,has_script,has_grammar,has_quiz,has_vocabulary, id_source, id_skill) VALUES(62,'﻿1419 Meg''s Place','https://elllo.org/english/1401/1419-MegTodd-Places-House.htm','Learn the Meg''s Apartment.',NULL,3,true,true,false,true,true,1,1);</text:p>
          </table:table-cell>
        </table:table-row>
        <table:table-row table:style-name="ro1">
          <table:table-cell office:value-type="float" office:value="63" calcext:value-type="float">
            <text:p>63</text:p>
          </table:table-cell>
          <table:table-cell office:value-type="string" calcext:value-type="string">
            <text:p>1406 20 Years Abroad</text:p>
          </table:table-cell>
          <table:table-cell office:value-type="string" calcext:value-type="string">
            <text:p>https://elllo.org/english/1401/1406-MegTodd-Travel-Thailand.htm</text:p>
          </table:table-cell>
          <table:table-cell office:value-type="string" calcext:value-type="string">
            <text:p>Todd talks about living overseas.</text:p>
          </table:table-cell>
          <table:table-cell/>
          <table:table-cell table:formula="of:=IF([.E63]=&quot;&quot;;&quot;NULL&quot;;CONCATENATE(&quot;'&quot;;[.E6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3];&quot;,'&quot;;SUBSTITUTE([.B63];&quot;'&quot;;&quot;''&quot;);&quot;','&quot;;SUBSTITUTE([.C63];&quot;'&quot;;&quot;''&quot;);&quot;','&quot;;SUBSTITUTE([.D63];&quot;'&quot;;&quot;''&quot;);&quot;',&quot;;SUBSTITUTE([.F63];&quot;'&quot;;&quot;''&quot;);&quot;,&quot;;[.G63];&quot;,&quot;;[.H63];&quot;,&quot;;[.I63];&quot;,&quot;;[.J63];&quot;,&quot;;[.K63];&quot;,&quot;;[.L63];&quot;,&quot;;[.M63];&quot;,&quot;;[.N63];&quot;);&quot;)" office:value-type="string" office:string-value="INSERT INTO RESOURCE(id_resource, resource, url, description, comments, id_level, active,has_script,has_grammar,has_quiz,has_vocabulary, id_source, id_skill) VALUES(63,'1406 20 Years Abroad','https://elllo.org/english/1401/1406-MegTodd-Travel-Thailand.htm','Todd talks about living overseas.',NULL,3,true,true,false,true,true,1,1);" calcext:value-type="string">
            <text:p>INSERT INTO RESOURCE(id_resource, resource, url, description, comments, id_level, active,has_script,has_grammar,has_quiz,has_vocabulary, id_source, id_skill) VALUES(63,'1406 20 Years Abroad','https://elllo.org/english/1401/1406-MegTodd-Travel-Thailand.htm','Todd talks about living overseas.',NULL,3,true,true,false,true,true,1,1);</text:p>
          </table:table-cell>
        </table:table-row>
        <table:table-row table:style-name="ro1">
          <table:table-cell office:value-type="float" office:value="64" calcext:value-type="float">
            <text:p>64</text:p>
          </table:table-cell>
          <table:table-cell office:value-type="string" calcext:value-type="string">
            <text:p>1405 Meg's Travels</text:p>
          </table:table-cell>
          <table:table-cell office:value-type="string" calcext:value-type="string">
            <text:p>https://elllo.org/english/1401/1405-MegTodd-Travel-Spain.htm</text:p>
          </table:table-cell>
          <table:table-cell office:value-type="string" calcext:value-type="string">
            <text:p>Living in three continents.</text:p>
          </table:table-cell>
          <table:table-cell/>
          <table:table-cell table:formula="of:=IF([.E64]=&quot;&quot;;&quot;NULL&quot;;CONCATENATE(&quot;'&quot;;[.E6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4];&quot;,'&quot;;SUBSTITUTE([.B64];&quot;'&quot;;&quot;''&quot;);&quot;','&quot;;SUBSTITUTE([.C64];&quot;'&quot;;&quot;''&quot;);&quot;','&quot;;SUBSTITUTE([.D64];&quot;'&quot;;&quot;''&quot;);&quot;',&quot;;SUBSTITUTE([.F64];&quot;'&quot;;&quot;''&quot;);&quot;,&quot;;[.G64];&quot;,&quot;;[.H64];&quot;,&quot;;[.I64];&quot;,&quot;;[.J64];&quot;,&quot;;[.K64];&quot;,&quot;;[.L64];&quot;,&quot;;[.M64];&quot;,&quot;;[.N64];&quot;);&quot;)" office:value-type="string" office:string-value="INSERT INTO RESOURCE(id_resource, resource, url, description, comments, id_level, active,has_script,has_grammar,has_quiz,has_vocabulary, id_source, id_skill) VALUES(64,'1405 Meg''s Travels','https://elllo.org/english/1401/1405-MegTodd-Travel-Spain.htm','Living in three continents.',NULL,3,true,true,false,true,true,1,1);" calcext:value-type="string">
            <text:p>INSERT INTO RESOURCE(id_resource, resource, url, description, comments, id_level, active,has_script,has_grammar,has_quiz,has_vocabulary, id_source, id_skill) VALUES(64,'1405 Meg''s Travels','https://elllo.org/english/1401/1405-MegTodd-Travel-Spain.htm','Living in three continents.',NULL,3,true,true,false,true,true,1,1);</text:p>
          </table:table-cell>
        </table:table-row>
        <table:table-row table:style-name="ro1">
          <table:table-cell office:value-type="float" office:value="65" calcext:value-type="float">
            <text:p>65</text:p>
          </table:table-cell>
          <table:table-cell office:value-type="string" calcext:value-type="string">
            <text:p>1402 Disc Golf</text:p>
          </table:table-cell>
          <table:table-cell office:value-type="string" calcext:value-type="string">
            <text:p>https://elllo.org/english/1401/1402-John-Golf.htm</text:p>
          </table:table-cell>
          <table:table-cell office:value-type="string" calcext:value-type="string">
            <text:p>John explains his sport.</text:p>
          </table:table-cell>
          <table:table-cell/>
          <table:table-cell table:formula="of:=IF([.E65]=&quot;&quot;;&quot;NULL&quot;;CONCATENATE(&quot;'&quot;;[.E6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5];&quot;,'&quot;;SUBSTITUTE([.B65];&quot;'&quot;;&quot;''&quot;);&quot;','&quot;;SUBSTITUTE([.C65];&quot;'&quot;;&quot;''&quot;);&quot;','&quot;;SUBSTITUTE([.D65];&quot;'&quot;;&quot;''&quot;);&quot;',&quot;;SUBSTITUTE([.F65];&quot;'&quot;;&quot;''&quot;);&quot;,&quot;;[.G65];&quot;,&quot;;[.H65];&quot;,&quot;;[.I65];&quot;,&quot;;[.J65];&quot;,&quot;;[.K65];&quot;,&quot;;[.L65];&quot;,&quot;;[.M65];&quot;,&quot;;[.N65];&quot;);&quot;)" office:value-type="string" office:string-value="INSERT INTO RESOURCE(id_resource, resource, url, description, comments, id_level, active,has_script,has_grammar,has_quiz,has_vocabulary, id_source, id_skill) VALUES(65,'1402 Disc Golf','https://elllo.org/english/1401/1402-John-Golf.htm','John explains his sport.',NULL,3,true,true,false,true,true,1,1);" calcext:value-type="string">
            <text:p>INSERT INTO RESOURCE(id_resource, resource, url, description, comments, id_level, active,has_script,has_grammar,has_quiz,has_vocabulary, id_source, id_skill) VALUES(65,'1402 Disc Golf','https://elllo.org/english/1401/1402-John-Golf.htm','John explains his sport.',NULL,3,true,true,false,true,true,1,1);</text:p>
          </table:table-cell>
        </table:table-row>
        <table:table-row table:style-name="ro1">
          <table:table-cell office:value-type="float" office:value="66" calcext:value-type="float">
            <text:p>66</text:p>
          </table:table-cell>
          <table:table-cell office:value-type="string" calcext:value-type="string">
            <text:p>1354 Soup for Supper</text:p>
          </table:table-cell>
          <table:table-cell office:value-type="string" calcext:value-type="string">
            <text:p>https://elllo.org/english/1351/T1354-TS-Soup.htm</text:p>
          </table:table-cell>
          <table:table-cell office:value-type="string" calcext:value-type="string">
            <text:p>Sarah talks about making soup.</text:p>
          </table:table-cell>
          <table:table-cell/>
          <table:table-cell table:formula="of:=IF([.E66]=&quot;&quot;;&quot;NULL&quot;;CONCATENATE(&quot;'&quot;;[.E6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6];&quot;,'&quot;;SUBSTITUTE([.B66];&quot;'&quot;;&quot;''&quot;);&quot;','&quot;;SUBSTITUTE([.C66];&quot;'&quot;;&quot;''&quot;);&quot;','&quot;;SUBSTITUTE([.D66];&quot;'&quot;;&quot;''&quot;);&quot;',&quot;;SUBSTITUTE([.F66];&quot;'&quot;;&quot;''&quot;);&quot;,&quot;;[.G66];&quot;,&quot;;[.H66];&quot;,&quot;;[.I66];&quot;,&quot;;[.J66];&quot;,&quot;;[.K66];&quot;,&quot;;[.L66];&quot;,&quot;;[.M66];&quot;,&quot;;[.N66];&quot;);&quot;)" office:value-type="string" office:string-value="INSERT INTO RESOURCE(id_resource, resource, url, description, comments, id_level, active,has_script,has_grammar,has_quiz,has_vocabulary, id_source, id_skill) VALUES(66,'1354 Soup for Supper','https://elllo.org/english/1351/T1354-TS-Soup.htm','Sarah talks about making soup.',NULL,3,true,true,false,true,true,1,1);" calcext:value-type="string">
            <text:p>INSERT INTO RESOURCE(id_resource, resource, url, description, comments, id_level, active,has_script,has_grammar,has_quiz,has_vocabulary, id_source, id_skill) VALUES(66,'1354 Soup for Supper','https://elllo.org/english/1351/T1354-TS-Soup.htm','Sarah talks about making soup.',NULL,3,true,true,false,true,true,1,1);</text:p>
          </table:table-cell>
        </table:table-row>
        <table:table-row table:style-name="ro1">
          <table:table-cell office:value-type="float" office:value="67" calcext:value-type="float">
            <text:p>67</text:p>
          </table:table-cell>
          <table:table-cell office:value-type="string" calcext:value-type="string">
            <text:p>1353 Super City. City superlatives</text:p>
          </table:table-cell>
          <table:table-cell office:value-type="string" calcext:value-type="string">
            <text:p>https://elllo.org/english/1351/T1353-TS-SanFranciscoSuperlatives.htm</text:p>
          </table:table-cell>
          <table:table-cell office:value-type="string" calcext:value-type="string">
            <text:p>The best and worst of SF.</text:p>
          </table:table-cell>
          <table:table-cell/>
          <table:table-cell table:formula="of:=IF([.E67]=&quot;&quot;;&quot;NULL&quot;;CONCATENATE(&quot;'&quot;;[.E6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7];&quot;,'&quot;;SUBSTITUTE([.B67];&quot;'&quot;;&quot;''&quot;);&quot;','&quot;;SUBSTITUTE([.C67];&quot;'&quot;;&quot;''&quot;);&quot;','&quot;;SUBSTITUTE([.D67];&quot;'&quot;;&quot;''&quot;);&quot;',&quot;;SUBSTITUTE([.F67];&quot;'&quot;;&quot;''&quot;);&quot;,&quot;;[.G67];&quot;,&quot;;[.H67];&quot;,&quot;;[.I67];&quot;,&quot;;[.J67];&quot;,&quot;;[.K67];&quot;,&quot;;[.L67];&quot;,&quot;;[.M67];&quot;,&quot;;[.N67];&quot;);&quot;)" office:value-type="string" office:string-value="INSERT INTO RESOURCE(id_resource, resource, url, description, comments, id_level, active,has_script,has_grammar,has_quiz,has_vocabulary, id_source, id_skill) VALUES(67,'1353 Super City. City superlatives','https://elllo.org/english/1351/T1353-TS-SanFranciscoSuperlatives.htm','The best and worst of SF.',NULL,3,true,true,false,true,true,1,1);" calcext:value-type="string">
            <text:p>INSERT INTO RESOURCE(id_resource, resource, url, description, comments, id_level, active,has_script,has_grammar,has_quiz,has_vocabulary, id_source, id_skill) VALUES(67,'1353 Super City. City superlatives','https://elllo.org/english/1351/T1353-TS-SanFranciscoSuperlatives.htm','The best and worst of SF.',NULL,3,true,true,false,true,true,1,1);</text:p>
          </table:table-cell>
        </table:table-row>
        <table:table-row table:style-name="ro1">
          <table:table-cell office:value-type="float" office:value="68" calcext:value-type="float">
            <text:p>68</text:p>
          </table:table-cell>
          <table:table-cell office:value-type="string" calcext:value-type="string">
            <text:p>1346 City Down Under. Living in Melbourne</text:p>
          </table:table-cell>
          <table:table-cell office:value-type="string" calcext:value-type="string">
            <text:p>https://elllo.org/english/1301/T1346-Shirley-Melbourne.htm</text:p>
          </table:table-cell>
          <table:table-cell office:value-type="string" calcext:value-type="string">
            <text:p>Shirley talks about Melbourne.</text:p>
          </table:table-cell>
          <table:table-cell/>
          <table:table-cell table:formula="of:=IF([.E68]=&quot;&quot;;&quot;NULL&quot;;CONCATENATE(&quot;'&quot;;[.E6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8];&quot;,'&quot;;SUBSTITUTE([.B68];&quot;'&quot;;&quot;''&quot;);&quot;','&quot;;SUBSTITUTE([.C68];&quot;'&quot;;&quot;''&quot;);&quot;','&quot;;SUBSTITUTE([.D68];&quot;'&quot;;&quot;''&quot;);&quot;',&quot;;SUBSTITUTE([.F68];&quot;'&quot;;&quot;''&quot;);&quot;,&quot;;[.G68];&quot;,&quot;;[.H68];&quot;,&quot;;[.I68];&quot;,&quot;;[.J68];&quot;,&quot;;[.K68];&quot;,&quot;;[.L68];&quot;,&quot;;[.M68];&quot;,&quot;;[.N68];&quot;);&quot;)" office:value-type="string" office:string-value="INSERT INTO RESOURCE(id_resource, resource, url, description, comments, id_level, active,has_script,has_grammar,has_quiz,has_vocabulary, id_source, id_skill) VALUES(68,'1346 City Down Under. Living in Melbourne','https://elllo.org/english/1301/T1346-Shirley-Melbourne.htm','Shirley talks about Melbourne.',NULL,3,true,true,false,true,true,1,1);" calcext:value-type="string">
            <text:p>INSERT INTO RESOURCE(id_resource, resource, url, description, comments, id_level, active,has_script,has_grammar,has_quiz,has_vocabulary, id_source, id_skill) VALUES(68,'1346 City Down Under. Living in Melbourne','https://elllo.org/english/1301/T1346-Shirley-Melbourne.htm','Shirley talks about Melbourne.',NULL,3,true,true,false,true,true,1,1);</text:p>
          </table:table-cell>
        </table:table-row>
        <table:table-row table:style-name="ro1">
          <table:table-cell office:value-type="float" office:value="69" calcext:value-type="float">
            <text:p>69</text:p>
          </table:table-cell>
          <table:table-cell office:value-type="string" calcext:value-type="string">
            <text:p>1345 The Weekend.Weekend Work, Wildlife, and Art</text:p>
          </table:table-cell>
          <table:table-cell office:value-type="string" calcext:value-type="string">
            <text:p>https://elllo.org/english/1301/T1345-Shirley-Weekend.htm</text:p>
          </table:table-cell>
          <table:table-cell office:value-type="string" calcext:value-type="string">
            <text:p>Shirley talks about her weekend.</text:p>
          </table:table-cell>
          <table:table-cell/>
          <table:table-cell table:formula="of:=IF([.E69]=&quot;&quot;;&quot;NULL&quot;;CONCATENATE(&quot;'&quot;;[.E6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9];&quot;,'&quot;;SUBSTITUTE([.B69];&quot;'&quot;;&quot;''&quot;);&quot;','&quot;;SUBSTITUTE([.C69];&quot;'&quot;;&quot;''&quot;);&quot;','&quot;;SUBSTITUTE([.D69];&quot;'&quot;;&quot;''&quot;);&quot;',&quot;;SUBSTITUTE([.F69];&quot;'&quot;;&quot;''&quot;);&quot;,&quot;;[.G69];&quot;,&quot;;[.H69];&quot;,&quot;;[.I69];&quot;,&quot;;[.J69];&quot;,&quot;;[.K69];&quot;,&quot;;[.L69];&quot;,&quot;;[.M69];&quot;,&quot;;[.N69];&quot;);&quot;)" office:value-type="string" office:string-value="INSERT INTO RESOURCE(id_resource, resource, url, description, comments, id_level, active,has_script,has_grammar,has_quiz,has_vocabulary, id_source, id_skill) VALUES(69,'1345 The Weekend.Weekend Work, Wildlife, and Art','https://elllo.org/english/1301/T1345-Shirley-Weekend.htm','Shirley talks about her weekend.',NULL,3,true,true,false,true,true,1,1);" calcext:value-type="string">
            <text:p>INSERT INTO RESOURCE(id_resource, resource, url, description, comments, id_level, active,has_script,has_grammar,has_quiz,has_vocabulary, id_source, id_skill) VALUES(69,'1345 The Weekend.Weekend Work, Wildlife, and Art','https://elllo.org/english/1301/T1345-Shirley-Weekend.htm','Shirley talks about her weekend.',NULL,3,true,true,false,true,true,1,1);</text:p>
          </table:table-cell>
        </table:table-row>
        <table:table-row table:style-name="ro1">
          <table:table-cell office:value-type="float" office:value="70" calcext:value-type="float">
            <text:p>70</text:p>
          </table:table-cell>
          <table:table-cell office:value-type="string" calcext:value-type="string">
            <text:p>1304 When in Portugal. Travel Tips For Portugal</text:p>
          </table:table-cell>
          <table:table-cell office:value-type="string" calcext:value-type="string">
            <text:p>https://elllo.org/english/1301/T1304-Ana-PortugalTips.htm</text:p>
          </table:table-cell>
          <table:table-cell office:value-type="string" calcext:value-type="string">
            <text:p>Things to do in Portugal.</text:p>
          </table:table-cell>
          <table:table-cell/>
          <table:table-cell table:formula="of:=IF([.E70]=&quot;&quot;;&quot;NULL&quot;;CONCATENATE(&quot;'&quot;;[.E7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0];&quot;,'&quot;;SUBSTITUTE([.B70];&quot;'&quot;;&quot;''&quot;);&quot;','&quot;;SUBSTITUTE([.C70];&quot;'&quot;;&quot;''&quot;);&quot;','&quot;;SUBSTITUTE([.D70];&quot;'&quot;;&quot;''&quot;);&quot;',&quot;;SUBSTITUTE([.F70];&quot;'&quot;;&quot;''&quot;);&quot;,&quot;;[.G70];&quot;,&quot;;[.H70];&quot;,&quot;;[.I70];&quot;,&quot;;[.J70];&quot;,&quot;;[.K70];&quot;,&quot;;[.L70];&quot;,&quot;;[.M70];&quot;,&quot;;[.N70];&quot;);&quot;)" office:value-type="string" office:string-value="INSERT INTO RESOURCE(id_resource, resource, url, description, comments, id_level, active,has_script,has_grammar,has_quiz,has_vocabulary, id_source, id_skill) VALUES(70,'1304 When in Portugal. Travel Tips For Portugal','https://elllo.org/english/1301/T1304-Ana-PortugalTips.htm','Things to do in Portugal.',NULL,3,true,true,false,true,true,1,1);" calcext:value-type="string">
            <text:p>INSERT INTO RESOURCE(id_resource, resource, url, description, comments, id_level, active,has_script,has_grammar,has_quiz,has_vocabulary, id_source, id_skill) VALUES(70,'1304 When in Portugal. Travel Tips For Portugal','https://elllo.org/english/1301/T1304-Ana-PortugalTips.htm','Things to do in Portugal.',NULL,3,true,true,false,true,true,1,1);</text:p>
          </table:table-cell>
        </table:table-row>
        <table:table-row table:style-name="ro1">
          <table:table-cell office:value-type="float" office:value="71" calcext:value-type="float">
            <text:p>71</text:p>
          </table:table-cell>
          <table:table-cell office:value-type="string" calcext:value-type="string">
            <text:p>1303 Life in Portugal</text:p>
          </table:table-cell>
          <table:table-cell office:value-type="string" calcext:value-type="string">
            <text:p>https://elllo.org/english/1301/T1303-Ana-Portugal.htm</text:p>
          </table:table-cell>
          <table:table-cell office:value-type="string" calcext:value-type="string">
            <text:p>Food, life and weather.</text:p>
          </table:table-cell>
          <table:table-cell/>
          <table:table-cell table:formula="of:=IF([.E71]=&quot;&quot;;&quot;NULL&quot;;CONCATENATE(&quot;'&quot;;[.E7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1];&quot;,'&quot;;SUBSTITUTE([.B71];&quot;'&quot;;&quot;''&quot;);&quot;','&quot;;SUBSTITUTE([.C71];&quot;'&quot;;&quot;''&quot;);&quot;','&quot;;SUBSTITUTE([.D71];&quot;'&quot;;&quot;''&quot;);&quot;',&quot;;SUBSTITUTE([.F71];&quot;'&quot;;&quot;''&quot;);&quot;,&quot;;[.G71];&quot;,&quot;;[.H71];&quot;,&quot;;[.I71];&quot;,&quot;;[.J71];&quot;,&quot;;[.K71];&quot;,&quot;;[.L71];&quot;,&quot;;[.M71];&quot;,&quot;;[.N71];&quot;);&quot;)" office:value-type="string" office:string-value="INSERT INTO RESOURCE(id_resource, resource, url, description, comments, id_level, active,has_script,has_grammar,has_quiz,has_vocabulary, id_source, id_skill) VALUES(71,'1303 Life in Portugal','https://elllo.org/english/1301/T1303-Ana-Portugal.htm','Food, life and weather.',NULL,3,true,true,false,true,true,1,1);" calcext:value-type="string">
            <text:p>INSERT INTO RESOURCE(id_resource, resource, url, description, comments, id_level, active,has_script,has_grammar,has_quiz,has_vocabulary, id_source, id_skill) VALUES(71,'1303 Life in Portugal','https://elllo.org/english/1301/T1303-Ana-Portugal.htm','Food, life and weather.',NULL,3,true,true,false,true,true,1,1);</text:p>
          </table:table-cell>
        </table:table-row>
        <table:table-row table:style-name="ro1">
          <table:table-cell office:value-type="float" office:value="72" calcext:value-type="float">
            <text:p>72</text:p>
          </table:table-cell>
          <table:table-cell office:value-type="string" calcext:value-type="string">
            <text:p>1019 Hawaii</text:p>
          </table:table-cell>
          <table:table-cell office:value-type="string" calcext:value-type="string">
            <text:p>https://elllo.org/english/1001/1019-Ron-Hawaii.htm</text:p>
          </table:table-cell>
          <table:table-cell office:value-type="string" calcext:value-type="string">
            <text:p>What makes Hawaii so special.</text:p>
          </table:table-cell>
          <table:table-cell/>
          <table:table-cell table:formula="of:=IF([.E72]=&quot;&quot;;&quot;NULL&quot;;CONCATENATE(&quot;'&quot;;[.E7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2];&quot;,'&quot;;SUBSTITUTE([.B72];&quot;'&quot;;&quot;''&quot;);&quot;','&quot;;SUBSTITUTE([.C72];&quot;'&quot;;&quot;''&quot;);&quot;','&quot;;SUBSTITUTE([.D72];&quot;'&quot;;&quot;''&quot;);&quot;',&quot;;SUBSTITUTE([.F72];&quot;'&quot;;&quot;''&quot;);&quot;,&quot;;[.G72];&quot;,&quot;;[.H72];&quot;,&quot;;[.I72];&quot;,&quot;;[.J72];&quot;,&quot;;[.K72];&quot;,&quot;;[.L72];&quot;,&quot;;[.M72];&quot;,&quot;;[.N72];&quot;);&quot;)" office:value-type="string" office:string-value="INSERT INTO RESOURCE(id_resource, resource, url, description, comments, id_level, active,has_script,has_grammar,has_quiz,has_vocabulary, id_source, id_skill) VALUES(72,'1019 Hawaii','https://elllo.org/english/1001/1019-Ron-Hawaii.htm','What makes Hawaii so special.',NULL,3,true,true,false,true,true,1,1);" calcext:value-type="string">
            <text:p>INSERT INTO RESOURCE(id_resource, resource, url, description, comments, id_level, active,has_script,has_grammar,has_quiz,has_vocabulary, id_source, id_skill) VALUES(72,'1019 Hawaii','https://elllo.org/english/1001/1019-Ron-Hawaii.htm','What makes Hawaii so special.',NULL,3,true,true,false,true,true,1,1);</text:p>
          </table:table-cell>
        </table:table-row>
        <table:table-row table:style-name="ro1">
          <table:table-cell office:value-type="float" office:value="73" calcext:value-type="float">
            <text:p>73</text:p>
          </table:table-cell>
          <table:table-cell office:value-type="string" calcext:value-type="string">
            <text:p>940 Ron's Favorites Foods</text:p>
          </table:table-cell>
          <table:table-cell office:value-type="string" calcext:value-type="string">
            <text:p>https://elllo.org/english/0901/T940-Ron-Food.htm</text:p>
          </table:table-cell>
          <table:table-cell office:value-type="string" calcext:value-type="string">
            <text:p>Foods Ron loves to eat.</text:p>
          </table:table-cell>
          <table:table-cell/>
          <table:table-cell table:formula="of:=IF([.E73]=&quot;&quot;;&quot;NULL&quot;;CONCATENATE(&quot;'&quot;;[.E7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3];&quot;,'&quot;;SUBSTITUTE([.B73];&quot;'&quot;;&quot;''&quot;);&quot;','&quot;;SUBSTITUTE([.C73];&quot;'&quot;;&quot;''&quot;);&quot;','&quot;;SUBSTITUTE([.D73];&quot;'&quot;;&quot;''&quot;);&quot;',&quot;;SUBSTITUTE([.F73];&quot;'&quot;;&quot;''&quot;);&quot;,&quot;;[.G73];&quot;,&quot;;[.H73];&quot;,&quot;;[.I73];&quot;,&quot;;[.J73];&quot;,&quot;;[.K73];&quot;,&quot;;[.L73];&quot;,&quot;;[.M73];&quot;,&quot;;[.N73];&quot;);&quot;)" office:value-type="string" office:string-value="INSERT INTO RESOURCE(id_resource, resource, url, description, comments, id_level, active,has_script,has_grammar,has_quiz,has_vocabulary, id_source, id_skill) VALUES(73,'940 Ron''s Favorites Foods','https://elllo.org/english/0901/T940-Ron-Food.htm','Foods Ron loves to eat.',NULL,3,true,true,false,true,true,1,1);" calcext:value-type="string">
            <text:p>INSERT INTO RESOURCE(id_resource, resource, url, description, comments, id_level, active,has_script,has_grammar,has_quiz,has_vocabulary, id_source, id_skill) VALUES(73,'940 Ron''s Favorites Foods','https://elllo.org/english/0901/T940-Ron-Food.htm','Foods Ron loves to eat.',NULL,3,true,true,false,true,true,1,1);</text:p>
          </table:table-cell>
        </table:table-row>
        <table:table-row table:style-name="ro1">
          <table:table-cell office:value-type="float" office:value="74" calcext:value-type="float">
            <text:p>74</text:p>
          </table:table-cell>
          <table:table-cell office:value-type="string" calcext:value-type="string">
            <text:p>939 Mari's Favorite Foods</text:p>
          </table:table-cell>
          <table:table-cell office:value-type="string" calcext:value-type="string">
            <text:p>https://elllo.org/english/0901/T939-Mari-Food.htm</text:p>
          </table:table-cell>
          <table:table-cell office:value-type="string" calcext:value-type="string">
            <text:p>Foods Mari loves to eat.</text:p>
          </table:table-cell>
          <table:table-cell/>
          <table:table-cell table:formula="of:=IF([.E74]=&quot;&quot;;&quot;NULL&quot;;CONCATENATE(&quot;'&quot;;[.E7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4];&quot;,'&quot;;SUBSTITUTE([.B74];&quot;'&quot;;&quot;''&quot;);&quot;','&quot;;SUBSTITUTE([.C74];&quot;'&quot;;&quot;''&quot;);&quot;','&quot;;SUBSTITUTE([.D74];&quot;'&quot;;&quot;''&quot;);&quot;',&quot;;SUBSTITUTE([.F74];&quot;'&quot;;&quot;''&quot;);&quot;,&quot;;[.G74];&quot;,&quot;;[.H74];&quot;,&quot;;[.I74];&quot;,&quot;;[.J74];&quot;,&quot;;[.K74];&quot;,&quot;;[.L74];&quot;,&quot;;[.M74];&quot;,&quot;;[.N74];&quot;);&quot;)" office:value-type="string" office:string-value="INSERT INTO RESOURCE(id_resource, resource, url, description, comments, id_level, active,has_script,has_grammar,has_quiz,has_vocabulary, id_source, id_skill) VALUES(74,'939 Mari''s Favorite Foods','https://elllo.org/english/0901/T939-Mari-Food.htm','Foods Mari loves to eat.',NULL,3,true,true,false,true,true,1,1);" calcext:value-type="string">
            <text:p>INSERT INTO RESOURCE(id_resource, resource, url, description, comments, id_level, active,has_script,has_grammar,has_quiz,has_vocabulary, id_source, id_skill) VALUES(74,'939 Mari''s Favorite Foods','https://elllo.org/english/0901/T939-Mari-Food.htm','Foods Mari loves to eat.',NULL,3,true,true,false,true,true,1,1);</text:p>
          </table:table-cell>
        </table:table-row>
        <table:table-row table:style-name="ro1">
          <table:table-cell office:value-type="float" office:value="75" calcext:value-type="float">
            <text:p>75</text:p>
          </table:table-cell>
          <table:table-cell office:value-type="string" calcext:value-type="string">
            <text:p>931 Middle School</text:p>
          </table:table-cell>
          <table:table-cell office:value-type="string" calcext:value-type="string">
            <text:p>https://elllo.org/english/0901/T931-Naomi-School.htm</text:p>
          </table:table-cell>
          <table:table-cell office:value-type="string" calcext:value-type="string">
            <text:p>Daily life in middle school.</text:p>
          </table:table-cell>
          <table:table-cell/>
          <table:table-cell table:formula="of:=IF([.E75]=&quot;&quot;;&quot;NULL&quot;;CONCATENATE(&quot;'&quot;;[.E7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5];&quot;,'&quot;;SUBSTITUTE([.B75];&quot;'&quot;;&quot;''&quot;);&quot;','&quot;;SUBSTITUTE([.C75];&quot;'&quot;;&quot;''&quot;);&quot;','&quot;;SUBSTITUTE([.D75];&quot;'&quot;;&quot;''&quot;);&quot;',&quot;;SUBSTITUTE([.F75];&quot;'&quot;;&quot;''&quot;);&quot;,&quot;;[.G75];&quot;,&quot;;[.H75];&quot;,&quot;;[.I75];&quot;,&quot;;[.J75];&quot;,&quot;;[.K75];&quot;,&quot;;[.L75];&quot;,&quot;;[.M75];&quot;,&quot;;[.N75];&quot;);&quot;)" office:value-type="string" office:string-value="INSERT INTO RESOURCE(id_resource, resource, url, description, comments, id_level, active,has_script,has_grammar,has_quiz,has_vocabulary, id_source, id_skill) VALUES(75,'931 Middle School','https://elllo.org/english/0901/T931-Naomi-School.htm','Daily life in middle school.',NULL,3,true,true,false,true,true,1,1);" calcext:value-type="string">
            <text:p>INSERT INTO RESOURCE(id_resource, resource, url, description, comments, id_level, active,has_script,has_grammar,has_quiz,has_vocabulary, id_source, id_skill) VALUES(75,'931 Middle School','https://elllo.org/english/0901/T931-Naomi-School.htm','Daily life in middle school.',NULL,3,true,true,false,true,true,1,1);</text:p>
          </table:table-cell>
        </table:table-row>
        <table:table-row table:style-name="ro1">
          <table:table-cell office:value-type="float" office:value="76" calcext:value-type="float">
            <text:p>76</text:p>
          </table:table-cell>
          <table:table-cell office:value-type="string" calcext:value-type="string">
            <text:p>928 Free Time</text:p>
          </table:table-cell>
          <table:table-cell office:value-type="string" calcext:value-type="string">
            <text:p>https://elllo.org/english/0901/T928-Naomi-FreeTime.htm</text:p>
          </table:table-cell>
          <table:table-cell office:value-type="string" calcext:value-type="string">
            <text:p>Naomi's ree time activities.</text:p>
          </table:table-cell>
          <table:table-cell/>
          <table:table-cell table:formula="of:=IF([.E76]=&quot;&quot;;&quot;NULL&quot;;CONCATENATE(&quot;'&quot;;[.E7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6];&quot;,'&quot;;SUBSTITUTE([.B76];&quot;'&quot;;&quot;''&quot;);&quot;','&quot;;SUBSTITUTE([.C76];&quot;'&quot;;&quot;''&quot;);&quot;','&quot;;SUBSTITUTE([.D76];&quot;'&quot;;&quot;''&quot;);&quot;',&quot;;SUBSTITUTE([.F76];&quot;'&quot;;&quot;''&quot;);&quot;,&quot;;[.G76];&quot;,&quot;;[.H76];&quot;,&quot;;[.I76];&quot;,&quot;;[.J76];&quot;,&quot;;[.K76];&quot;,&quot;;[.L76];&quot;,&quot;;[.M76];&quot;,&quot;;[.N76];&quot;);&quot;)" office:value-type="string" office:string-value="INSERT INTO RESOURCE(id_resource, resource, url, description, comments, id_level, active,has_script,has_grammar,has_quiz,has_vocabulary, id_source, id_skill) VALUES(76,'928 Free Time','https://elllo.org/english/0901/T928-Naomi-FreeTime.htm','Naomi''s ree time activities.',NULL,3,true,true,false,true,true,1,1);" calcext:value-type="string">
            <text:p>INSERT INTO RESOURCE(id_resource, resource, url, description, comments, id_level, active,has_script,has_grammar,has_quiz,has_vocabulary, id_source, id_skill) VALUES(76,'928 Free Time','https://elllo.org/english/0901/T928-Naomi-FreeTime.htm','Naomi''s ree time activities.',NULL,3,true,true,false,true,true,1,1);</text:p>
          </table:table-cell>
        </table:table-row>
        <table:table-row table:style-name="ro1">
          <table:table-cell office:value-type="float" office:value="77" calcext:value-type="float">
            <text:p>77</text:p>
          </table:table-cell>
          <table:table-cell office:value-type="string" calcext:value-type="string">
            <text:p>927 Net Ball</text:p>
          </table:table-cell>
          <table:table-cell office:value-type="string" calcext:value-type="string">
            <text:p>https://elllo.org/english/0901/T927-Naomi-Netball.htm</text:p>
          </table:table-cell>
          <table:table-cell office:value-type="string" calcext:value-type="string">
            <text:p>Naomi talks about sport.</text:p>
          </table:table-cell>
          <table:table-cell/>
          <table:table-cell table:formula="of:=IF([.E77]=&quot;&quot;;&quot;NULL&quot;;CONCATENATE(&quot;'&quot;;[.E7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7];&quot;,'&quot;;SUBSTITUTE([.B77];&quot;'&quot;;&quot;''&quot;);&quot;','&quot;;SUBSTITUTE([.C77];&quot;'&quot;;&quot;''&quot;);&quot;','&quot;;SUBSTITUTE([.D77];&quot;'&quot;;&quot;''&quot;);&quot;',&quot;;SUBSTITUTE([.F77];&quot;'&quot;;&quot;''&quot;);&quot;,&quot;;[.G77];&quot;,&quot;;[.H77];&quot;,&quot;;[.I77];&quot;,&quot;;[.J77];&quot;,&quot;;[.K77];&quot;,&quot;;[.L77];&quot;,&quot;;[.M77];&quot;,&quot;;[.N77];&quot;);&quot;)" office:value-type="string" office:string-value="INSERT INTO RESOURCE(id_resource, resource, url, description, comments, id_level, active,has_script,has_grammar,has_quiz,has_vocabulary, id_source, id_skill) VALUES(77,'927 Net Ball','https://elllo.org/english/0901/T927-Naomi-Netball.htm','Naomi talks about sport.',NULL,3,true,true,false,true,true,1,1);" calcext:value-type="string">
            <text:p>INSERT INTO RESOURCE(id_resource, resource, url, description, comments, id_level, active,has_script,has_grammar,has_quiz,has_vocabulary, id_source, id_skill) VALUES(77,'927 Net Ball','https://elllo.org/english/0901/T927-Naomi-Netball.htm','Naomi talks about sport.',NULL,3,true,true,false,true,true,1,1);</text:p>
          </table:table-cell>
        </table:table-row>
        <table:table-row table:style-name="ro2">
          <table:table-cell office:value-type="float" office:value="78" calcext:value-type="float">
            <text:p>78</text:p>
          </table:table-cell>
          <table:table-cell office:value-type="string" calcext:value-type="string">
            <text:p>﻿918 Mari's Media Choices</text:p>
          </table:table-cell>
          <table:table-cell office:value-type="string" calcext:value-type="string">
            <text:p>https://elllo.org/english/0901/T918-Mari-Media.htm</text:p>
          </table:table-cell>
          <table:table-cell office:value-type="string" calcext:value-type="string">
            <text:p>Mari's talks about media.</text:p>
          </table:table-cell>
          <table:table-cell/>
          <table:table-cell table:formula="of:=IF([.E78]=&quot;&quot;;&quot;NULL&quot;;CONCATENATE(&quot;'&quot;;[.E7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8];&quot;,'&quot;;SUBSTITUTE([.B78];&quot;'&quot;;&quot;''&quot;);&quot;','&quot;;SUBSTITUTE([.C78];&quot;'&quot;;&quot;''&quot;);&quot;','&quot;;SUBSTITUTE([.D78];&quot;'&quot;;&quot;''&quot;);&quot;',&quot;;SUBSTITUTE([.F78];&quot;'&quot;;&quot;''&quot;);&quot;,&quot;;[.G78];&quot;,&quot;;[.H78];&quot;,&quot;;[.I78];&quot;,&quot;;[.J78];&quot;,&quot;;[.K78];&quot;,&quot;;[.L78];&quot;,&quot;;[.M78];&quot;,&quot;;[.N78];&quot;);&quot;)" office:value-type="string" office:string-value="INSERT INTO RESOURCE(id_resource, resource, url, description, comments, id_level, active,has_script,has_grammar,has_quiz,has_vocabulary, id_source, id_skill) VALUES(78,'﻿918 Mari''s Media Choices','https://elllo.org/english/0901/T918-Mari-Media.htm','Mari''s talks about media.',NULL,3,true,true,false,true,true,1,1);" calcext:value-type="string">
            <text:p>INSERT INTO RESOURCE(id_resource, resource, url, description, comments, id_level, active,has_script,has_grammar,has_quiz,has_vocabulary, id_source, id_skill) VALUES(78,'﻿918 Mari''s Media Choices','https://elllo.org/english/0901/T918-Mari-Media.htm','Mari''s talks about media.',NULL,3,true,true,false,true,true,1,1);</text:p>
          </table:table-cell>
        </table:table-row>
        <table:table-row table:style-name="ro1">
          <table:table-cell office:value-type="float" office:value="79" calcext:value-type="float">
            <text:p>79</text:p>
          </table:table-cell>
          <table:table-cell office:value-type="string" calcext:value-type="string">
            <text:p>917 Ron's Media Choices</text:p>
          </table:table-cell>
          <table:table-cell office:value-type="string" calcext:value-type="string">
            <text:p>https://elllo.org/english/0901/T917-Ron-Media.htm</text:p>
          </table:table-cell>
          <table:table-cell office:value-type="string" calcext:value-type="string">
            <text:p>Ron talks about media.</text:p>
          </table:table-cell>
          <table:table-cell/>
          <table:table-cell table:formula="of:=IF([.E79]=&quot;&quot;;&quot;NULL&quot;;CONCATENATE(&quot;'&quot;;[.E7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9];&quot;,'&quot;;SUBSTITUTE([.B79];&quot;'&quot;;&quot;''&quot;);&quot;','&quot;;SUBSTITUTE([.C79];&quot;'&quot;;&quot;''&quot;);&quot;','&quot;;SUBSTITUTE([.D79];&quot;'&quot;;&quot;''&quot;);&quot;',&quot;;SUBSTITUTE([.F79];&quot;'&quot;;&quot;''&quot;);&quot;,&quot;;[.G79];&quot;,&quot;;[.H79];&quot;,&quot;;[.I79];&quot;,&quot;;[.J79];&quot;,&quot;;[.K79];&quot;,&quot;;[.L79];&quot;,&quot;;[.M79];&quot;,&quot;;[.N79];&quot;);&quot;)" office:value-type="string" office:string-value="INSERT INTO RESOURCE(id_resource, resource, url, description, comments, id_level, active,has_script,has_grammar,has_quiz,has_vocabulary, id_source, id_skill) VALUES(79,'917 Ron''s Media Choices','https://elllo.org/english/0901/T917-Ron-Media.htm','Ron talks about media.',NULL,3,true,true,false,true,true,1,1);" calcext:value-type="string">
            <text:p>INSERT INTO RESOURCE(id_resource, resource, url, description, comments, id_level, active,has_script,has_grammar,has_quiz,has_vocabulary, id_source, id_skill) VALUES(79,'917 Ron''s Media Choices','https://elllo.org/english/0901/T917-Ron-Media.htm','Ron talks about media.',NULL,3,true,true,false,true,true,1,1);</text:p>
          </table:table-cell>
        </table:table-row>
        <table:table-row table:style-name="ro1">
          <table:table-cell office:value-type="float" office:value="80" calcext:value-type="float">
            <text:p>80</text:p>
          </table:table-cell>
          <table:table-cell office:value-type="string" calcext:value-type="string">
            <text:p>916 Mari's Abilities</text:p>
          </table:table-cell>
          <table:table-cell office:value-type="string" calcext:value-type="string">
            <text:p>https://elllo.org/english/0901/T916-Mari-Ability.htm</text:p>
          </table:table-cell>
          <table:table-cell office:value-type="string" calcext:value-type="string">
            <text:p>Mari talks about her abilities.</text:p>
          </table:table-cell>
          <table:table-cell/>
          <table:table-cell table:formula="of:=IF([.E80]=&quot;&quot;;&quot;NULL&quot;;CONCATENATE(&quot;'&quot;;[.E8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0];&quot;,'&quot;;SUBSTITUTE([.B80];&quot;'&quot;;&quot;''&quot;);&quot;','&quot;;SUBSTITUTE([.C80];&quot;'&quot;;&quot;''&quot;);&quot;','&quot;;SUBSTITUTE([.D80];&quot;'&quot;;&quot;''&quot;);&quot;',&quot;;SUBSTITUTE([.F80];&quot;'&quot;;&quot;''&quot;);&quot;,&quot;;[.G80];&quot;,&quot;;[.H80];&quot;,&quot;;[.I80];&quot;,&quot;;[.J80];&quot;,&quot;;[.K80];&quot;,&quot;;[.L80];&quot;,&quot;;[.M80];&quot;,&quot;;[.N80];&quot;);&quot;)" office:value-type="string" office:string-value="INSERT INTO RESOURCE(id_resource, resource, url, description, comments, id_level, active,has_script,has_grammar,has_quiz,has_vocabulary, id_source, id_skill) VALUES(80,'916 Mari''s Abilities','https://elllo.org/english/0901/T916-Mari-Ability.htm','Mari talks about her abilities.',NULL,3,true,true,false,true,true,1,1);" calcext:value-type="string">
            <text:p>INSERT INTO RESOURCE(id_resource, resource, url, description, comments, id_level, active,has_script,has_grammar,has_quiz,has_vocabulary, id_source, id_skill) VALUES(80,'916 Mari''s Abilities','https://elllo.org/english/0901/T916-Mari-Ability.htm','Mari talks about her abilities.',NULL,3,true,true,false,true,true,1,1);</text:p>
          </table:table-cell>
        </table:table-row>
        <table:table-row table:style-name="ro1">
          <table:table-cell office:value-type="float" office:value="81" calcext:value-type="float">
            <text:p>81</text:p>
          </table:table-cell>
          <table:table-cell office:value-type="string" calcext:value-type="string">
            <text:p>915 Ron's Abilities</text:p>
          </table:table-cell>
          <table:table-cell office:value-type="string" calcext:value-type="string">
            <text:p>https://elllo.org/english/0901/T915-Ron-Ability.htm</text:p>
          </table:table-cell>
          <table:table-cell office:value-type="string" calcext:value-type="string">
            <text:p>Ron talks about abilities.</text:p>
          </table:table-cell>
          <table:table-cell/>
          <table:table-cell table:formula="of:=IF([.E81]=&quot;&quot;;&quot;NULL&quot;;CONCATENATE(&quot;'&quot;;[.E8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1];&quot;,'&quot;;SUBSTITUTE([.B81];&quot;'&quot;;&quot;''&quot;);&quot;','&quot;;SUBSTITUTE([.C81];&quot;'&quot;;&quot;''&quot;);&quot;','&quot;;SUBSTITUTE([.D81];&quot;'&quot;;&quot;''&quot;);&quot;',&quot;;SUBSTITUTE([.F81];&quot;'&quot;;&quot;''&quot;);&quot;,&quot;;[.G81];&quot;,&quot;;[.H81];&quot;,&quot;;[.I81];&quot;,&quot;;[.J81];&quot;,&quot;;[.K81];&quot;,&quot;;[.L81];&quot;,&quot;;[.M81];&quot;,&quot;;[.N81];&quot;);&quot;)" office:value-type="string" office:string-value="INSERT INTO RESOURCE(id_resource, resource, url, description, comments, id_level, active,has_script,has_grammar,has_quiz,has_vocabulary, id_source, id_skill) VALUES(81,'915 Ron''s Abilities','https://elllo.org/english/0901/T915-Ron-Ability.htm','Ron talks about abilities.',NULL,3,true,true,false,true,true,1,1);" calcext:value-type="string">
            <text:p>INSERT INTO RESOURCE(id_resource, resource, url, description, comments, id_level, active,has_script,has_grammar,has_quiz,has_vocabulary, id_source, id_skill) VALUES(81,'915 Ron''s Abilities','https://elllo.org/english/0901/T915-Ron-Ability.htm','Ron talks about abilities.',NULL,3,true,true,false,true,true,1,1);</text:p>
          </table:table-cell>
        </table:table-row>
        <table:table-row table:style-name="ro1">
          <table:table-cell office:value-type="float" office:value="82" calcext:value-type="float">
            <text:p>82</text:p>
          </table:table-cell>
          <table:table-cell office:value-type="string" calcext:value-type="string">
            <text:p>4.01 Do for emphasis. I do speak Spanish!</text:p>
          </table:table-cell>
          <table:table-cell office:value-type="string" calcext:value-type="string">
            <text:p>https://elllo.org/english/grammar/L4-01-Do-Emphasis.htm</text:p>
          </table:table-cell>
          <table:table-cell office:value-type="string" calcext:value-type="string">
            <text:p>Two people share langaues they do and don't speak.</text:p>
          </table:table-cell>
          <table:table-cell/>
          <table:table-cell table:formula="of:=IF([.E82]=&quot;&quot;;&quot;NULL&quot;;CONCATENATE(&quot;'&quot;;[.E82];&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2];&quot;,'&quot;;SUBSTITUTE([.B82];&quot;'&quot;;&quot;''&quot;);&quot;','&quot;;SUBSTITUTE([.C82];&quot;'&quot;;&quot;''&quot;);&quot;','&quot;;SUBSTITUTE([.D82];&quot;'&quot;;&quot;''&quot;);&quot;',&quot;;SUBSTITUTE([.F82];&quot;'&quot;;&quot;''&quot;);&quot;,&quot;;[.G82];&quot;,&quot;;[.H82];&quot;,&quot;;[.I82];&quot;,&quot;;[.J82];&quot;,&quot;;[.K82];&quot;,&quot;;[.L82];&quot;,&quot;;[.M82];&quot;,&quot;;[.N82];&quot;);&quot;)" office:value-type="string" office:string-value="INSERT INTO RESOURCE(id_resource, resource, url, description, comments, id_level, active,has_script,has_grammar,has_quiz,has_vocabulary, id_source, id_skill) VALUES(82,'4.01 Do for emphasis. I do speak Spanish!','https://elllo.org/english/grammar/L4-01-Do-Emphasis.htm','Two people share langaues they do and don''t speak.',NULL,4,true,true,true,true,false,1,1);" calcext:value-type="string">
            <text:p>INSERT INTO RESOURCE(id_resource, resource, url, description, comments, id_level, active,has_script,has_grammar,has_quiz,has_vocabulary, id_source, id_skill) VALUES(82,'4.01 Do for emphasis. I do speak Spanish!','https://elllo.org/english/grammar/L4-01-Do-Emphasis.htm','Two people share langaues they do and don''t speak.',NULL,4,true,true,true,true,false,1,1);</text:p>
          </table:table-cell>
        </table:table-row>
        <table:table-row table:style-name="ro1">
          <table:table-cell office:value-type="float" office:value="83" calcext:value-type="float">
            <text:p>83</text:p>
          </table:table-cell>
          <table:table-cell office:value-type="string" calcext:value-type="string">
            <text:p>4.02 Causative Verbs. Job Duties</text:p>
          </table:table-cell>
          <table:table-cell office:value-type="string" calcext:value-type="string">
            <text:p>https://elllo.org/english/grammar/L4-02-Causative-Verbs.htm</text:p>
          </table:table-cell>
          <table:table-cell office:value-type="string" calcext:value-type="string">
            <text:p>Sarah gives job tips for working for the U.S. State Department.</text:p>
          </table:table-cell>
          <table:table-cell/>
          <table:table-cell table:formula="of:=IF([.E83]=&quot;&quot;;&quot;NULL&quot;;CONCATENATE(&quot;'&quot;;[.E83];&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3];&quot;,'&quot;;SUBSTITUTE([.B83];&quot;'&quot;;&quot;''&quot;);&quot;','&quot;;SUBSTITUTE([.C83];&quot;'&quot;;&quot;''&quot;);&quot;','&quot;;SUBSTITUTE([.D83];&quot;'&quot;;&quot;''&quot;);&quot;',&quot;;SUBSTITUTE([.F83];&quot;'&quot;;&quot;''&quot;);&quot;,&quot;;[.G83];&quot;,&quot;;[.H83];&quot;,&quot;;[.I83];&quot;,&quot;;[.J83];&quot;,&quot;;[.K83];&quot;,&quot;;[.L83];&quot;,&quot;;[.M83];&quot;,&quot;;[.N83];&quot;);&quot;)" office:value-type="string" office:string-value="INSERT INTO RESOURCE(id_resource, resource, url, description, comments, id_level, active,has_script,has_grammar,has_quiz,has_vocabulary, id_source, id_skill) VALUES(83,'4.02 Causative Verbs. Job Duties','https://elllo.org/english/grammar/L4-02-Causative-Verbs.htm','Sarah gives job tips for working for the U.S. State Department.',NULL,4,true,true,true,true,false,1,1);" calcext:value-type="string">
            <text:p>INSERT INTO RESOURCE(id_resource, resource, url, description, comments, id_level, active,has_script,has_grammar,has_quiz,has_vocabulary, id_source, id_skill) VALUES(83,'4.02 Causative Verbs. Job Duties','https://elllo.org/english/grammar/L4-02-Causative-Verbs.htm','Sarah gives job tips for working for the U.S. State Department.',NULL,4,true,true,true,true,false,1,1);</text:p>
          </table:table-cell>
        </table:table-row>
        <table:table-row table:style-name="ro1">
          <table:table-cell office:value-type="float" office:value="84" calcext:value-type="float">
            <text:p>84</text:p>
          </table:table-cell>
          <table:table-cell office:value-type="string" calcext:value-type="string">
            <text:p>4.03 Used to. Life Way Back When</text:p>
          </table:table-cell>
          <table:table-cell office:value-type="string" calcext:value-type="string">
            <text:p>https://elllo.org/english/grammar/L4-03-Used-To.htm</text:p>
          </table:table-cell>
          <table:table-cell office:value-type="string" calcext:value-type="string">
            <text:p>Two people talk about how life was different not long ago.</text:p>
          </table:table-cell>
          <table:table-cell/>
          <table:table-cell table:formula="of:=IF([.E84]=&quot;&quot;;&quot;NULL&quot;;CONCATENATE(&quot;'&quot;;[.E84];&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4];&quot;,'&quot;;SUBSTITUTE([.B84];&quot;'&quot;;&quot;''&quot;);&quot;','&quot;;SUBSTITUTE([.C84];&quot;'&quot;;&quot;''&quot;);&quot;','&quot;;SUBSTITUTE([.D84];&quot;'&quot;;&quot;''&quot;);&quot;',&quot;;SUBSTITUTE([.F84];&quot;'&quot;;&quot;''&quot;);&quot;,&quot;;[.G84];&quot;,&quot;;[.H84];&quot;,&quot;;[.I84];&quot;,&quot;;[.J84];&quot;,&quot;;[.K84];&quot;,&quot;;[.L84];&quot;,&quot;;[.M84];&quot;,&quot;;[.N84];&quot;);&quot;)" office:value-type="string" office:string-value="INSERT INTO RESOURCE(id_resource, resource, url, description, comments, id_level, active,has_script,has_grammar,has_quiz,has_vocabulary, id_source, id_skill) VALUES(84,'4.03 Used to. Life Way Back When','https://elllo.org/english/grammar/L4-03-Used-To.htm','Two people talk about how life was different not long ago.',NULL,4,true,true,true,true,false,1,1);" calcext:value-type="string">
            <text:p>INSERT INTO RESOURCE(id_resource, resource, url, description, comments, id_level, active,has_script,has_grammar,has_quiz,has_vocabulary, id_source, id_skill) VALUES(84,'4.03 Used to. Life Way Back When','https://elllo.org/english/grammar/L4-03-Used-To.htm','Two people talk about how life was different not long ago.',NULL,4,true,true,true,true,false,1,1);</text:p>
          </table:table-cell>
        </table:table-row>
        <table:table-row table:style-name="ro1">
          <table:table-cell office:value-type="float" office:value="85" calcext:value-type="float">
            <text:p>85</text:p>
          </table:table-cell>
          <table:table-cell office:value-type="string" calcext:value-type="string">
            <text:p>4.04 Would - Past Tense. Valentine's Day Memories</text:p>
          </table:table-cell>
          <table:table-cell office:value-type="string" calcext:value-type="string">
            <text:p>https://elllo.org/english/grammar/L4-04-Would-Past.htm</text:p>
          </table:table-cell>
          <table:table-cell office:value-type="string" calcext:value-type="string">
            <text:p>Mel and Doron disucss a romantic holiday for kids.</text:p>
          </table:table-cell>
          <table:table-cell/>
          <table:table-cell table:formula="of:=IF([.E85]=&quot;&quot;;&quot;NULL&quot;;CONCATENATE(&quot;'&quot;;[.E85];&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5];&quot;,'&quot;;SUBSTITUTE([.B85];&quot;'&quot;;&quot;''&quot;);&quot;','&quot;;SUBSTITUTE([.C85];&quot;'&quot;;&quot;''&quot;);&quot;','&quot;;SUBSTITUTE([.D85];&quot;'&quot;;&quot;''&quot;);&quot;',&quot;;SUBSTITUTE([.F85];&quot;'&quot;;&quot;''&quot;);&quot;,&quot;;[.G85];&quot;,&quot;;[.H85];&quot;,&quot;;[.I85];&quot;,&quot;;[.J85];&quot;,&quot;;[.K85];&quot;,&quot;;[.L85];&quot;,&quot;;[.M85];&quot;,&quot;;[.N85];&quot;);&quot;)" office:value-type="string" office:string-value="INSERT INTO RESOURCE(id_resource, resource, url, description, comments, id_level, active,has_script,has_grammar,has_quiz,has_vocabulary, id_source, id_skill) VALUES(85,'4.04 Would - Past Tense. Valentine''s Day Memories','https://elllo.org/english/grammar/L4-04-Would-Past.htm','Mel and Doron disucss a romantic holiday for kids.',NULL,4,true,true,true,true,false,1,1);" calcext:value-type="string">
            <text:p>INSERT INTO RESOURCE(id_resource, resource, url, description, comments, id_level, active,has_script,has_grammar,has_quiz,has_vocabulary, id_source, id_skill) VALUES(85,'4.04 Would - Past Tense. Valentine''s Day Memories','https://elllo.org/english/grammar/L4-04-Would-Past.htm','Mel and Doron disucss a romantic holiday for kids.',NULL,4,true,true,true,true,false,1,1);</text:p>
          </table:table-cell>
        </table:table-row>
        <table:table-row table:style-name="ro1">
          <table:table-cell office:value-type="float" office:value="86" calcext:value-type="float">
            <text:p>86</text:p>
          </table:table-cell>
          <table:table-cell office:value-type="string" calcext:value-type="string">
            <text:p>4.05 Should - Suggestions. Getting a Job with Uncle Sam</text:p>
          </table:table-cell>
          <table:table-cell office:value-type="string" calcext:value-type="string">
            <text:p>https://elllo.org/english/grammar/L4-05-Should-Suggestions.htm</text:p>
          </table:table-cell>
          <table:table-cell office:value-type="string" calcext:value-type="string">
            <text:p>Sarah gives job tips for working for the U.S. State Department.</text:p>
          </table:table-cell>
          <table:table-cell/>
          <table:table-cell table:formula="of:=IF([.E86]=&quot;&quot;;&quot;NULL&quot;;CONCATENATE(&quot;'&quot;;[.E86];&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6];&quot;,'&quot;;SUBSTITUTE([.B86];&quot;'&quot;;&quot;''&quot;);&quot;','&quot;;SUBSTITUTE([.C86];&quot;'&quot;;&quot;''&quot;);&quot;','&quot;;SUBSTITUTE([.D86];&quot;'&quot;;&quot;''&quot;);&quot;',&quot;;SUBSTITUTE([.F86];&quot;'&quot;;&quot;''&quot;);&quot;,&quot;;[.G86];&quot;,&quot;;[.H86];&quot;,&quot;;[.I86];&quot;,&quot;;[.J86];&quot;,&quot;;[.K86];&quot;,&quot;;[.L86];&quot;,&quot;;[.M86];&quot;,&quot;;[.N86];&quot;);&quot;)" office:value-type="string" office:string-value="INSERT INTO RESOURCE(id_resource, resource, url, description, comments, id_level, active,has_script,has_grammar,has_quiz,has_vocabulary, id_source, id_skill) VALUES(86,'4.05 Should - Suggestions. Getting a Job with Uncle Sam','https://elllo.org/english/grammar/L4-05-Should-Suggestions.htm','Sarah gives job tips for working for the U.S. State Department.',NULL,4,true,true,true,true,false,1,1);" calcext:value-type="string">
            <text:p>INSERT INTO RESOURCE(id_resource, resource, url, description, comments, id_level, active,has_script,has_grammar,has_quiz,has_vocabulary, id_source, id_skill) VALUES(86,'4.05 Should - Suggestions. Getting a Job with Uncle Sam','https://elllo.org/english/grammar/L4-05-Should-Suggestions.htm','Sarah gives job tips for working for the U.S. State Department.',NULL,4,true,true,true,true,false,1,1);</text:p>
          </table:table-cell>
        </table:table-row>
        <table:table-row table:style-name="ro1">
          <table:table-cell office:value-type="float" office:value="87" calcext:value-type="float">
            <text:p>87</text:p>
          </table:table-cell>
          <table:table-cell office:value-type="string" calcext:value-type="string">
            <text:p>4.06 Would like / Want to. What would you like to do?</text:p>
          </table:table-cell>
          <table:table-cell office:value-type="string" calcext:value-type="string">
            <text:p>https://elllo.org/english/grammar/L4-06-Would-like-Want.htm</text:p>
          </table:table-cell>
          <table:table-cell office:value-type="string" calcext:value-type="string">
            <text:p>Two people share what they would like to do in their life.</text:p>
          </table:table-cell>
          <table:table-cell/>
          <table:table-cell table:formula="of:=IF([.E87]=&quot;&quot;;&quot;NULL&quot;;CONCATENATE(&quot;'&quot;;[.E87];&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7];&quot;,'&quot;;SUBSTITUTE([.B87];&quot;'&quot;;&quot;''&quot;);&quot;','&quot;;SUBSTITUTE([.C87];&quot;'&quot;;&quot;''&quot;);&quot;','&quot;;SUBSTITUTE([.D87];&quot;'&quot;;&quot;''&quot;);&quot;',&quot;;SUBSTITUTE([.F87];&quot;'&quot;;&quot;''&quot;);&quot;,&quot;;[.G87];&quot;,&quot;;[.H87];&quot;,&quot;;[.I87];&quot;,&quot;;[.J87];&quot;,&quot;;[.K87];&quot;,&quot;;[.L87];&quot;,&quot;;[.M87];&quot;,&quot;;[.N87];&quot;);&quot;)" office:value-type="string" office:string-value="INSERT INTO RESOURCE(id_resource, resource, url, description, comments, id_level, active,has_script,has_grammar,has_quiz,has_vocabulary, id_source, id_skill) VALUES(87,'4.06 Would like / Want to. What would you like to do?','https://elllo.org/english/grammar/L4-06-Would-like-Want.htm','Two people share what they would like to do in their life.',NULL,4,true,true,true,true,false,1,1);" calcext:value-type="string">
            <text:p>INSERT INTO RESOURCE(id_resource, resource, url, description, comments, id_level, active,has_script,has_grammar,has_quiz,has_vocabulary, id_source, id_skill) VALUES(87,'4.06 Would like / Want to. What would you like to do?','https://elllo.org/english/grammar/L4-06-Would-like-Want.htm','Two people share what they would like to do in their life.',NULL,4,true,true,true,true,false,1,1);</text:p>
          </table:table-cell>
        </table:table-row>
        <table:table-row table:style-name="ro1">
          <table:table-cell office:value-type="float" office:value="88" calcext:value-type="float">
            <text:p>88</text:p>
          </table:table-cell>
          <table:table-cell office:value-type="string" calcext:value-type="string">
            <text:p>4.07 Present Perfect. How International are you?</text:p>
          </table:table-cell>
          <table:table-cell office:value-type="string" calcext:value-type="string">
            <text:p>https://elllo.org/english/grammar/L4-07-Present-Perfect-Experiences.htm</text:p>
          </table:table-cell>
          <table:table-cell office:value-type="string" calcext:value-type="string">
            <text:p>Expereinces with people, food and cultures, movies and more.</text:p>
          </table:table-cell>
          <table:table-cell/>
          <table:table-cell table:formula="of:=IF([.E88]=&quot;&quot;;&quot;NULL&quot;;CONCATENATE(&quot;'&quot;;[.E88];&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8];&quot;,'&quot;;SUBSTITUTE([.B88];&quot;'&quot;;&quot;''&quot;);&quot;','&quot;;SUBSTITUTE([.C88];&quot;'&quot;;&quot;''&quot;);&quot;','&quot;;SUBSTITUTE([.D88];&quot;'&quot;;&quot;''&quot;);&quot;',&quot;;SUBSTITUTE([.F88];&quot;'&quot;;&quot;''&quot;);&quot;,&quot;;[.G88];&quot;,&quot;;[.H88];&quot;,&quot;;[.I88];&quot;,&quot;;[.J88];&quot;,&quot;;[.K88];&quot;,&quot;;[.L88];&quot;,&quot;;[.M88];&quot;,&quot;;[.N88];&quot;);&quot;)" office:value-type="string" office:string-value="INSERT INTO RESOURCE(id_resource, resource, url, description, comments, id_level, active,has_script,has_grammar,has_quiz,has_vocabulary, id_source, id_skill) VALUES(88,'4.07 Present Perfect. How International are you?','https://elllo.org/english/grammar/L4-07-Present-Perfect-Experiences.htm','Expereinces with people, food and cultures, movies and more.',NULL,4,true,true,true,true,false,1,1);" calcext:value-type="string">
            <text:p>INSERT INTO RESOURCE(id_resource, resource, url, description, comments, id_level, active,has_script,has_grammar,has_quiz,has_vocabulary, id_source, id_skill) VALUES(88,'4.07 Present Perfect. How International are you?','https://elllo.org/english/grammar/L4-07-Present-Perfect-Experiences.htm','Expereinces with people, food and cultures, movies and more.',NULL,4,true,true,true,true,false,1,1);</text:p>
          </table:table-cell>
        </table:table-row>
        <table:table-row table:style-name="ro1">
          <table:table-cell office:value-type="float" office:value="89" calcext:value-type="float">
            <text:p>89</text:p>
          </table:table-cell>
          <table:table-cell office:value-type="string" calcext:value-type="string">
            <text:p>4.08 Must, Have to, Need to. Meg has to move</text:p>
          </table:table-cell>
          <table:table-cell office:value-type="string" calcext:value-type="string">
            <text:p>https://elllo.org/english/grammar/L4-08-Modals-Obligation.htm</text:p>
          </table:table-cell>
          <table:table-cell office:value-type="string" calcext:value-type="string">
            <text:p>Meg is moving and talks about all the things she needs to do.</text:p>
          </table:table-cell>
          <table:table-cell/>
          <table:table-cell table:formula="of:=IF([.E89]=&quot;&quot;;&quot;NULL&quot;;CONCATENATE(&quot;'&quot;;[.E89];&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9];&quot;,'&quot;;SUBSTITUTE([.B89];&quot;'&quot;;&quot;''&quot;);&quot;','&quot;;SUBSTITUTE([.C89];&quot;'&quot;;&quot;''&quot;);&quot;','&quot;;SUBSTITUTE([.D89];&quot;'&quot;;&quot;''&quot;);&quot;',&quot;;SUBSTITUTE([.F89];&quot;'&quot;;&quot;''&quot;);&quot;,&quot;;[.G89];&quot;,&quot;;[.H89];&quot;,&quot;;[.I89];&quot;,&quot;;[.J89];&quot;,&quot;;[.K89];&quot;,&quot;;[.L89];&quot;,&quot;;[.M89];&quot;,&quot;;[.N89];&quot;);&quot;)" office:value-type="string" office:string-value="INSERT INTO RESOURCE(id_resource, resource, url, description, comments, id_level, active,has_script,has_grammar,has_quiz,has_vocabulary, id_source, id_skill) VALUES(89,'4.08 Must, Have to, Need to. Meg has to move','https://elllo.org/english/grammar/L4-08-Modals-Obligation.htm','Meg is moving and talks about all the things she needs to do.',NULL,4,true,true,true,true,false,1,1);" calcext:value-type="string">
            <text:p>INSERT INTO RESOURCE(id_resource, resource, url, description, comments, id_level, active,has_script,has_grammar,has_quiz,has_vocabulary, id_source, id_skill) VALUES(89,'4.08 Must, Have to, Need to. Meg has to move','https://elllo.org/english/grammar/L4-08-Modals-Obligation.htm','Meg is moving and talks about all the things she needs to do.',NULL,4,true,true,true,true,false,1,1);</text:p>
          </table:table-cell>
        </table:table-row>
        <table:table-row table:style-name="ro1">
          <table:table-cell office:value-type="float" office:value="90" calcext:value-type="float">
            <text:p>90</text:p>
          </table:table-cell>
          <table:table-cell office:value-type="string" calcext:value-type="string">
            <text:p>4.09 Zero Conditional. What to do when and if ...</text:p>
          </table:table-cell>
          <table:table-cell office:value-type="string" calcext:value-type="string">
            <text:p>https://elllo.org/english/grammar/L4-09-Zero-Conditionals.htm</text:p>
          </table:table-cell>
          <table:table-cell office:value-type="string" calcext:value-type="string">
            <text:p>Sarah and Todd share what they do in certain situations.</text:p>
          </table:table-cell>
          <table:table-cell/>
          <table:table-cell table:formula="of:=IF([.E90]=&quot;&quot;;&quot;NULL&quot;;CONCATENATE(&quot;'&quot;;[.E90];&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0];&quot;,'&quot;;SUBSTITUTE([.B90];&quot;'&quot;;&quot;''&quot;);&quot;','&quot;;SUBSTITUTE([.C90];&quot;'&quot;;&quot;''&quot;);&quot;','&quot;;SUBSTITUTE([.D90];&quot;'&quot;;&quot;''&quot;);&quot;',&quot;;SUBSTITUTE([.F90];&quot;'&quot;;&quot;''&quot;);&quot;,&quot;;[.G90];&quot;,&quot;;[.H90];&quot;,&quot;;[.I90];&quot;,&quot;;[.J90];&quot;,&quot;;[.K90];&quot;,&quot;;[.L90];&quot;,&quot;;[.M90];&quot;,&quot;;[.N90];&quot;);&quot;)" office:value-type="string" office:string-value="INSERT INTO RESOURCE(id_resource, resource, url, description, comments, id_level, active,has_script,has_grammar,has_quiz,has_vocabulary, id_source, id_skill) VALUES(90,'4.09 Zero Conditional. What to do when and if ...','https://elllo.org/english/grammar/L4-09-Zero-Conditionals.htm','Sarah and Todd share what they do in certain situations.',NULL,4,true,true,true,true,false,1,1);" calcext:value-type="string">
            <text:p>INSERT INTO RESOURCE(id_resource, resource, url, description, comments, id_level, active,has_script,has_grammar,has_quiz,has_vocabulary, id_source, id_skill) VALUES(90,'4.09 Zero Conditional. What to do when and if ...','https://elllo.org/english/grammar/L4-09-Zero-Conditionals.htm','Sarah and Todd share what they do in certain situations.',NULL,4,true,true,true,true,false,1,1);</text:p>
          </table:table-cell>
        </table:table-row>
        <table:table-row table:style-name="ro1">
          <table:table-cell office:value-type="float" office:value="91" calcext:value-type="float">
            <text:p>91</text:p>
          </table:table-cell>
          <table:table-cell office:value-type="string" calcext:value-type="string">
            <text:p>4.10 First Conditional. Class President</text:p>
          </table:table-cell>
          <table:table-cell office:value-type="string" calcext:value-type="string">
            <text:p>https://elllo.org/english/grammar/L4-10-First-Conditional.htm</text:p>
          </table:table-cell>
          <table:table-cell office:value-type="string" calcext:value-type="string">
            <text:p>Six students share what they will do if they are class president.</text:p>
          </table:table-cell>
          <table:table-cell/>
          <table:table-cell table:formula="of:=IF([.E91]=&quot;&quot;;&quot;NULL&quot;;CONCATENATE(&quot;'&quot;;[.E91];&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1];&quot;,'&quot;;SUBSTITUTE([.B91];&quot;'&quot;;&quot;''&quot;);&quot;','&quot;;SUBSTITUTE([.C91];&quot;'&quot;;&quot;''&quot;);&quot;','&quot;;SUBSTITUTE([.D91];&quot;'&quot;;&quot;''&quot;);&quot;',&quot;;SUBSTITUTE([.F91];&quot;'&quot;;&quot;''&quot;);&quot;,&quot;;[.G91];&quot;,&quot;;[.H91];&quot;,&quot;;[.I91];&quot;,&quot;;[.J91];&quot;,&quot;;[.K91];&quot;,&quot;;[.L91];&quot;,&quot;;[.M91];&quot;,&quot;;[.N91];&quot;);&quot;)" office:value-type="string" office:string-value="INSERT INTO RESOURCE(id_resource, resource, url, description, comments, id_level, active,has_script,has_grammar,has_quiz,has_vocabulary, id_source, id_skill) VALUES(91,'4.10 First Conditional. Class President','https://elllo.org/english/grammar/L4-10-First-Conditional.htm','Six students share what they will do if they are class president.',NULL,4,true,true,true,true,false,1,1);" calcext:value-type="string">
            <text:p>INSERT INTO RESOURCE(id_resource, resource, url, description, comments, id_level, active,has_script,has_grammar,has_quiz,has_vocabulary, id_source, id_skill) VALUES(91,'4.10 First Conditional. Class President','https://elllo.org/english/grammar/L4-10-First-Conditional.htm','Six students share what they will do if they are class president.',NULL,4,true,true,true,true,false,1,1);</text:p>
          </table:table-cell>
        </table:table-row>
        <table:table-row table:style-name="ro1">
          <table:table-cell office:value-type="float" office:value="92" calcext:value-type="float">
            <text:p>92</text:p>
          </table:table-cell>
          <table:table-cell office:value-type="string" calcext:value-type="string">
            <text:p>1470 Media - Then and Now</text:p>
          </table:table-cell>
          <table:table-cell office:value-type="string" calcext:value-type="string">
            <text:p>https://elllo.org/english/1451/1470-MegTodd-CompareMedia.htm</text:p>
          </table:table-cell>
          <table:table-cell office:value-type="string" calcext:value-type="string">
            <text:p>Comparing movies and news eras.</text:p>
          </table:table-cell>
          <table:table-cell/>
          <table:table-cell table:formula="of:=IF([.E92]=&quot;&quot;;&quot;NULL&quot;;CONCATENATE(&quot;'&quot;;[.E9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2];&quot;,'&quot;;SUBSTITUTE([.B92];&quot;'&quot;;&quot;''&quot;);&quot;','&quot;;SUBSTITUTE([.C92];&quot;'&quot;;&quot;''&quot;);&quot;','&quot;;SUBSTITUTE([.D92];&quot;'&quot;;&quot;''&quot;);&quot;',&quot;;SUBSTITUTE([.F92];&quot;'&quot;;&quot;''&quot;);&quot;,&quot;;[.G92];&quot;,&quot;;[.H92];&quot;,&quot;;[.I92];&quot;,&quot;;[.J92];&quot;,&quot;;[.K92];&quot;,&quot;;[.L92];&quot;,&quot;;[.M92];&quot;,&quot;;[.N92];&quot;);&quot;)" office:value-type="string" office:string-value="INSERT INTO RESOURCE(id_resource, resource, url, description, comments, id_level, active,has_script,has_grammar,has_quiz,has_vocabulary, id_source, id_skill) VALUES(92,'1470 Media - Then and Now','https://elllo.org/english/1451/1470-MegTodd-CompareMedia.htm','Comparing movies and news eras.',NULL,4,true,true,false,true,true,1,1);" calcext:value-type="string">
            <text:p>INSERT INTO RESOURCE(id_resource, resource, url, description, comments, id_level, active,has_script,has_grammar,has_quiz,has_vocabulary, id_source, id_skill) VALUES(92,'1470 Media - Then and Now','https://elllo.org/english/1451/1470-MegTodd-CompareMedia.htm','Comparing movies and news eras.',NULL,4,true,true,false,true,true,1,1);</text:p>
          </table:table-cell>
        </table:table-row>
        <table:table-row table:style-name="ro1">
          <table:table-cell office:value-type="float" office:value="93" calcext:value-type="float">
            <text:p>93</text:p>
          </table:table-cell>
          <table:table-cell office:value-type="string" calcext:value-type="string">
            <text:p>1462 Nepal Travel Tips</text:p>
          </table:table-cell>
          <table:table-cell office:value-type="string" calcext:value-type="string">
            <text:p>https://elllo.org/english/1451/1462-Jin-Nepal-Tips.htm</text:p>
          </table:table-cell>
          <table:table-cell office:value-type="string" calcext:value-type="string">
            <text:p>Katie takes a culture test.</text:p>
          </table:table-cell>
          <table:table-cell/>
          <table:table-cell table:formula="of:=IF([.E93]=&quot;&quot;;&quot;NULL&quot;;CONCATENATE(&quot;'&quot;;[.E9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3];&quot;,'&quot;;SUBSTITUTE([.B93];&quot;'&quot;;&quot;''&quot;);&quot;','&quot;;SUBSTITUTE([.C93];&quot;'&quot;;&quot;''&quot;);&quot;','&quot;;SUBSTITUTE([.D93];&quot;'&quot;;&quot;''&quot;);&quot;',&quot;;SUBSTITUTE([.F93];&quot;'&quot;;&quot;''&quot;);&quot;,&quot;;[.G93];&quot;,&quot;;[.H93];&quot;,&quot;;[.I93];&quot;,&quot;;[.J93];&quot;,&quot;;[.K93];&quot;,&quot;;[.L93];&quot;,&quot;;[.M93];&quot;,&quot;;[.N93];&quot;);&quot;)" office:value-type="string" office:string-value="INSERT INTO RESOURCE(id_resource, resource, url, description, comments, id_level, active,has_script,has_grammar,has_quiz,has_vocabulary, id_source, id_skill) VALUES(93,'1462 Nepal Travel Tips','https://elllo.org/english/1451/1462-Jin-Nepal-Tips.htm','Katie takes a culture test.',NULL,4,true,true,false,true,true,1,1);" calcext:value-type="string">
            <text:p>INSERT INTO RESOURCE(id_resource, resource, url, description, comments, id_level, active,has_script,has_grammar,has_quiz,has_vocabulary, id_source, id_skill) VALUES(93,'1462 Nepal Travel Tips','https://elllo.org/english/1451/1462-Jin-Nepal-Tips.htm','Katie takes a culture test.',NULL,4,true,true,false,true,true,1,1);</text:p>
          </table:table-cell>
        </table:table-row>
        <table:table-row table:style-name="ro1">
          <table:table-cell office:value-type="float" office:value="94" calcext:value-type="float">
            <text:p>94</text:p>
          </table:table-cell>
          <table:table-cell office:value-type="string" calcext:value-type="string">
            <text:p>1461 Nepal by Region</text:p>
          </table:table-cell>
          <table:table-cell office:value-type="string" calcext:value-type="string">
            <text:p>https://elllo.org/english/1451/1461-Jin-Nepal.htm</text:p>
          </table:table-cell>
          <table:table-cell office:value-type="string" calcext:value-type="string">
            <text:p>Jin talks about Nepals different areas.</text:p>
          </table:table-cell>
          <table:table-cell/>
          <table:table-cell table:formula="of:=IF([.E94]=&quot;&quot;;&quot;NULL&quot;;CONCATENATE(&quot;'&quot;;[.E9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4];&quot;,'&quot;;SUBSTITUTE([.B94];&quot;'&quot;;&quot;''&quot;);&quot;','&quot;;SUBSTITUTE([.C94];&quot;'&quot;;&quot;''&quot;);&quot;','&quot;;SUBSTITUTE([.D94];&quot;'&quot;;&quot;''&quot;);&quot;',&quot;;SUBSTITUTE([.F94];&quot;'&quot;;&quot;''&quot;);&quot;,&quot;;[.G94];&quot;,&quot;;[.H94];&quot;,&quot;;[.I94];&quot;,&quot;;[.J94];&quot;,&quot;;[.K94];&quot;,&quot;;[.L94];&quot;,&quot;;[.M94];&quot;,&quot;;[.N94];&quot;);&quot;)" office:value-type="string" office:string-value="INSERT INTO RESOURCE(id_resource, resource, url, description, comments, id_level, active,has_script,has_grammar,has_quiz,has_vocabulary, id_source, id_skill) VALUES(94,'1461 Nepal by Region','https://elllo.org/english/1451/1461-Jin-Nepal.htm','Jin talks about Nepals different areas.',NULL,4,true,true,false,true,true,1,1);" calcext:value-type="string">
            <text:p>INSERT INTO RESOURCE(id_resource, resource, url, description, comments, id_level, active,has_script,has_grammar,has_quiz,has_vocabulary, id_source, id_skill) VALUES(94,'1461 Nepal by Region','https://elllo.org/english/1451/1461-Jin-Nepal.htm','Jin talks about Nepals different areas.',NULL,4,true,true,false,true,true,1,1);</text:p>
          </table:table-cell>
        </table:table-row>
        <table:table-row table:style-name="ro1">
          <table:table-cell office:value-type="float" office:value="95" calcext:value-type="float">
            <text:p>95</text:p>
          </table:table-cell>
          <table:table-cell office:value-type="string" calcext:value-type="string">
            <text:p>1448 The Right Age</text:p>
          </table:table-cell>
          <table:table-cell office:value-type="string" calcext:value-type="string">
            <text:p>https://elllo.org/english/1401/1448-Katie-Phone.htm</text:p>
          </table:table-cell>
          <table:table-cell office:value-type="string" calcext:value-type="string">
            <text:p>When should kids get phones?</text:p>
          </table:table-cell>
          <table:table-cell/>
          <table:table-cell table:formula="of:=IF([.E95]=&quot;&quot;;&quot;NULL&quot;;CONCATENATE(&quot;'&quot;;[.E9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5];&quot;,'&quot;;SUBSTITUTE([.B95];&quot;'&quot;;&quot;''&quot;);&quot;','&quot;;SUBSTITUTE([.C95];&quot;'&quot;;&quot;''&quot;);&quot;','&quot;;SUBSTITUTE([.D95];&quot;'&quot;;&quot;''&quot;);&quot;',&quot;;SUBSTITUTE([.F95];&quot;'&quot;;&quot;''&quot;);&quot;,&quot;;[.G95];&quot;,&quot;;[.H95];&quot;,&quot;;[.I95];&quot;,&quot;;[.J95];&quot;,&quot;;[.K95];&quot;,&quot;;[.L95];&quot;,&quot;;[.M95];&quot;,&quot;;[.N95];&quot;);&quot;)" office:value-type="string" office:string-value="INSERT INTO RESOURCE(id_resource, resource, url, description, comments, id_level, active,has_script,has_grammar,has_quiz,has_vocabulary, id_source, id_skill) VALUES(95,'1448 The Right Age','https://elllo.org/english/1401/1448-Katie-Phone.htm','When should kids get phones?',NULL,4,true,true,false,true,true,1,1);" calcext:value-type="string">
            <text:p>INSERT INTO RESOURCE(id_resource, resource, url, description, comments, id_level, active,has_script,has_grammar,has_quiz,has_vocabulary, id_source, id_skill) VALUES(95,'1448 The Right Age','https://elllo.org/english/1401/1448-Katie-Phone.htm','When should kids get phones?',NULL,4,true,true,false,true,true,1,1);</text:p>
          </table:table-cell>
        </table:table-row>
        <table:table-row table:style-name="ro1">
          <table:table-cell office:value-type="float" office:value="96" calcext:value-type="float">
            <text:p>96</text:p>
          </table:table-cell>
          <table:table-cell office:value-type="string" calcext:value-type="string">
            <text:p>1437 Homesickness. Missing Home</text:p>
          </table:table-cell>
          <table:table-cell office:value-type="string" calcext:value-type="string">
            <text:p>https://elllo.org/english/1401/1437-Gilda-Homesick.htm</text:p>
          </table:table-cell>
          <table:table-cell office:value-type="string" calcext:value-type="string">
            <text:p>Missing things from home.</text:p>
          </table:table-cell>
          <table:table-cell/>
          <table:table-cell table:formula="of:=IF([.E96]=&quot;&quot;;&quot;NULL&quot;;CONCATENATE(&quot;'&quot;;[.E9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6];&quot;,'&quot;;SUBSTITUTE([.B96];&quot;'&quot;;&quot;''&quot;);&quot;','&quot;;SUBSTITUTE([.C96];&quot;'&quot;;&quot;''&quot;);&quot;','&quot;;SUBSTITUTE([.D96];&quot;'&quot;;&quot;''&quot;);&quot;',&quot;;SUBSTITUTE([.F96];&quot;'&quot;;&quot;''&quot;);&quot;,&quot;;[.G96];&quot;,&quot;;[.H96];&quot;,&quot;;[.I96];&quot;,&quot;;[.J96];&quot;,&quot;;[.K96];&quot;,&quot;;[.L96];&quot;,&quot;;[.M96];&quot;,&quot;;[.N96];&quot;);&quot;)" office:value-type="string" office:string-value="INSERT INTO RESOURCE(id_resource, resource, url, description, comments, id_level, active,has_script,has_grammar,has_quiz,has_vocabulary, id_source, id_skill) VALUES(96,'1437 Homesickness. Missing Home','https://elllo.org/english/1401/1437-Gilda-Homesick.htm','Missing things from home.',NULL,4,true,true,false,true,true,1,1);" calcext:value-type="string">
            <text:p>INSERT INTO RESOURCE(id_resource, resource, url, description, comments, id_level, active,has_script,has_grammar,has_quiz,has_vocabulary, id_source, id_skill) VALUES(96,'1437 Homesickness. Missing Home','https://elllo.org/english/1401/1437-Gilda-Homesick.htm','Missing things from home.',NULL,4,true,true,false,true,true,1,1);</text:p>
          </table:table-cell>
        </table:table-row>
        <table:table-row table:style-name="ro1">
          <table:table-cell office:value-type="float" office:value="97" calcext:value-type="float">
            <text:p>97</text:p>
          </table:table-cell>
          <table:table-cell office:value-type="string" calcext:value-type="string">
            <text:p>1432 Going to Mars</text:p>
          </table:table-cell>
          <table:table-cell office:value-type="string" calcext:value-type="string">
            <text:p>https://elllo.org/english/1401/1432-JohnSarah-Mars.htm</text:p>
          </table:table-cell>
          <table:table-cell office:value-type="string" calcext:value-type="string">
            <text:p>Reasons to go or not go to space</text:p>
          </table:table-cell>
          <table:table-cell/>
          <table:table-cell table:formula="of:=IF([.E97]=&quot;&quot;;&quot;NULL&quot;;CONCATENATE(&quot;'&quot;;[.E9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7];&quot;,'&quot;;SUBSTITUTE([.B97];&quot;'&quot;;&quot;''&quot;);&quot;','&quot;;SUBSTITUTE([.C97];&quot;'&quot;;&quot;''&quot;);&quot;','&quot;;SUBSTITUTE([.D97];&quot;'&quot;;&quot;''&quot;);&quot;',&quot;;SUBSTITUTE([.F97];&quot;'&quot;;&quot;''&quot;);&quot;,&quot;;[.G97];&quot;,&quot;;[.H97];&quot;,&quot;;[.I97];&quot;,&quot;;[.J97];&quot;,&quot;;[.K97];&quot;,&quot;;[.L97];&quot;,&quot;;[.M97];&quot;,&quot;;[.N97];&quot;);&quot;)" office:value-type="string" office:string-value="INSERT INTO RESOURCE(id_resource, resource, url, description, comments, id_level, active,has_script,has_grammar,has_quiz,has_vocabulary, id_source, id_skill) VALUES(97,'1432 Going to Mars','https://elllo.org/english/1401/1432-JohnSarah-Mars.htm','Reasons to go or not go to space',NULL,4,true,true,false,true,true,1,1);" calcext:value-type="string">
            <text:p>INSERT INTO RESOURCE(id_resource, resource, url, description, comments, id_level, active,has_script,has_grammar,has_quiz,has_vocabulary, id_source, id_skill) VALUES(97,'1432 Going to Mars','https://elllo.org/english/1401/1432-JohnSarah-Mars.htm','Reasons to go or not go to space',NULL,4,true,true,false,true,true,1,1);</text:p>
          </table:table-cell>
        </table:table-row>
        <table:table-row table:style-name="ro1">
          <table:table-cell office:value-type="float" office:value="98" calcext:value-type="float">
            <text:p>98</text:p>
          </table:table-cell>
          <table:table-cell office:value-type="string" calcext:value-type="string">
            <text:p>1424 Food We Hate</text:p>
          </table:table-cell>
          <table:table-cell office:value-type="string" calcext:value-type="string">
            <text:p>https://elllo.org/english/1401/1424-KatieGilda-FoodWeHate.htm</text:p>
          </table:table-cell>
          <table:table-cell office:value-type="string" calcext:value-type="string">
            <text:p>Surprising foods people dislike!</text:p>
          </table:table-cell>
          <table:table-cell/>
          <table:table-cell table:formula="of:=IF([.E98]=&quot;&quot;;&quot;NULL&quot;;CONCATENATE(&quot;'&quot;;[.E9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8];&quot;,'&quot;;SUBSTITUTE([.B98];&quot;'&quot;;&quot;''&quot;);&quot;','&quot;;SUBSTITUTE([.C98];&quot;'&quot;;&quot;''&quot;);&quot;','&quot;;SUBSTITUTE([.D98];&quot;'&quot;;&quot;''&quot;);&quot;',&quot;;SUBSTITUTE([.F98];&quot;'&quot;;&quot;''&quot;);&quot;,&quot;;[.G98];&quot;,&quot;;[.H98];&quot;,&quot;;[.I98];&quot;,&quot;;[.J98];&quot;,&quot;;[.K98];&quot;,&quot;;[.L98];&quot;,&quot;;[.M98];&quot;,&quot;;[.N98];&quot;);&quot;)" office:value-type="string" office:string-value="INSERT INTO RESOURCE(id_resource, resource, url, description, comments, id_level, active,has_script,has_grammar,has_quiz,has_vocabulary, id_source, id_skill) VALUES(98,'1424 Food We Hate','https://elllo.org/english/1401/1424-KatieGilda-FoodWeHate.htm','Surprising foods people dislike!',NULL,4,true,true,false,true,true,1,1);" calcext:value-type="string">
            <text:p>INSERT INTO RESOURCE(id_resource, resource, url, description, comments, id_level, active,has_script,has_grammar,has_quiz,has_vocabulary, id_source, id_skill) VALUES(98,'1424 Food We Hate','https://elllo.org/english/1401/1424-KatieGilda-FoodWeHate.htm','Surprising foods people dislike!',NULL,4,true,true,false,true,true,1,1);</text:p>
          </table:table-cell>
        </table:table-row>
        <table:table-row table:style-name="ro1">
          <table:table-cell office:value-type="float" office:value="99" calcext:value-type="float">
            <text:p>99</text:p>
          </table:table-cell>
          <table:table-cell office:value-type="string" calcext:value-type="string">
            <text:p>1423 Comfort Food</text:p>
          </table:table-cell>
          <table:table-cell office:value-type="string" calcext:value-type="string">
            <text:p>https://elllo.org/english/1401/1423-KatieWilda-ComfortFood.htm</text:p>
          </table:table-cell>
          <table:table-cell office:value-type="string" calcext:value-type="string">
            <text:p>Food we love!</text:p>
          </table:table-cell>
          <table:table-cell/>
          <table:table-cell table:formula="of:=IF([.E99]=&quot;&quot;;&quot;NULL&quot;;CONCATENATE(&quot;'&quot;;[.E9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9];&quot;,'&quot;;SUBSTITUTE([.B99];&quot;'&quot;;&quot;''&quot;);&quot;','&quot;;SUBSTITUTE([.C99];&quot;'&quot;;&quot;''&quot;);&quot;','&quot;;SUBSTITUTE([.D99];&quot;'&quot;;&quot;''&quot;);&quot;',&quot;;SUBSTITUTE([.F99];&quot;'&quot;;&quot;''&quot;);&quot;,&quot;;[.G99];&quot;,&quot;;[.H99];&quot;,&quot;;[.I99];&quot;,&quot;;[.J99];&quot;,&quot;;[.K99];&quot;,&quot;;[.L99];&quot;,&quot;;[.M99];&quot;,&quot;;[.N99];&quot;);&quot;)" office:value-type="string" office:string-value="INSERT INTO RESOURCE(id_resource, resource, url, description, comments, id_level, active,has_script,has_grammar,has_quiz,has_vocabulary, id_source, id_skill) VALUES(99,'1423 Comfort Food','https://elllo.org/english/1401/1423-KatieWilda-ComfortFood.htm','Food we love!',NULL,4,true,true,false,true,true,1,1);" calcext:value-type="string">
            <text:p>INSERT INTO RESOURCE(id_resource, resource, url, description, comments, id_level, active,has_script,has_grammar,has_quiz,has_vocabulary, id_source, id_skill) VALUES(99,'1423 Comfort Food','https://elllo.org/english/1401/1423-KatieWilda-ComfortFood.htm','Food we love!',NULL,4,true,true,false,true,true,1,1);</text:p>
          </table:table-cell>
        </table:table-row>
        <table:table-row table:style-name="ro1">
          <table:table-cell office:value-type="float" office:value="100" calcext:value-type="float">
            <text:p>100</text:p>
          </table:table-cell>
          <table:table-cell office:value-type="string" calcext:value-type="string">
            <text:p>1401 The Big Game. Super Party</text:p>
          </table:table-cell>
          <table:table-cell office:value-type="string" calcext:value-type="string">
            <text:p>https://elllo.org/english/1401/1401-Katie-SuperBowlParty.htm</text:p>
          </table:table-cell>
          <table:table-cell office:value-type="string" calcext:value-type="string">
            <text:p>Invite to the Super Bowl.</text:p>
          </table:table-cell>
          <table:table-cell/>
          <table:table-cell table:formula="of:=IF([.E100]=&quot;&quot;;&quot;NULL&quot;;CONCATENATE(&quot;'&quot;;[.E10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0];&quot;,'&quot;;SUBSTITUTE([.B100];&quot;'&quot;;&quot;''&quot;);&quot;','&quot;;SUBSTITUTE([.C100];&quot;'&quot;;&quot;''&quot;);&quot;','&quot;;SUBSTITUTE([.D100];&quot;'&quot;;&quot;''&quot;);&quot;',&quot;;SUBSTITUTE([.F100];&quot;'&quot;;&quot;''&quot;);&quot;,&quot;;[.G100];&quot;,&quot;;[.H100];&quot;,&quot;;[.I100];&quot;,&quot;;[.J100];&quot;,&quot;;[.K100];&quot;,&quot;;[.L100];&quot;,&quot;;[.M100];&quot;,&quot;;[.N100];&quot;);&quot;)" office:value-type="string" office:string-value="INSERT INTO RESOURCE(id_resource, resource, url, description, comments, id_level, active,has_script,has_grammar,has_quiz,has_vocabulary, id_source, id_skill) VALUES(100,'1401 The Big Game. Super Party','https://elllo.org/english/1401/1401-Katie-SuperBowlParty.htm','Invite to the Super Bowl.',NULL,4,true,true,false,true,true,1,1);" calcext:value-type="string">
            <text:p>INSERT INTO RESOURCE(id_resource, resource, url, description, comments, id_level, active,has_script,has_grammar,has_quiz,has_vocabulary, id_source, id_skill) VALUES(100,'1401 The Big Game. Super Party','https://elllo.org/english/1401/1401-Katie-SuperBowlParty.htm','Invite to the Super Bowl.',NULL,4,true,true,false,true,true,1,1);</text:p>
          </table:table-cell>
        </table:table-row>
        <table:table-row table:style-name="ro1">
          <table:table-cell office:value-type="float" office:value="101" calcext:value-type="float">
            <text:p>101</text:p>
          </table:table-cell>
          <table:table-cell office:value-type="string" calcext:value-type="string">
            <text:p>1384 Stay-at-home Moms</text:p>
          </table:table-cell>
          <table:table-cell office:value-type="string" calcext:value-type="string">
            <text:p>https://elllo.org/english/1351/T1384-MW-02-HeartFonder.htm</text:p>
          </table:table-cell>
          <table:table-cell office:value-type="string" calcext:value-type="string">
            <text:p>Going from work to home.</text:p>
          </table:table-cell>
          <table:table-cell/>
          <table:table-cell table:formula="of:=IF([.E101]=&quot;&quot;;&quot;NULL&quot;;CONCATENATE(&quot;'&quot;;[.E10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1];&quot;,'&quot;;SUBSTITUTE([.B101];&quot;'&quot;;&quot;''&quot;);&quot;','&quot;;SUBSTITUTE([.C101];&quot;'&quot;;&quot;''&quot;);&quot;','&quot;;SUBSTITUTE([.D101];&quot;'&quot;;&quot;''&quot;);&quot;',&quot;;SUBSTITUTE([.F101];&quot;'&quot;;&quot;''&quot;);&quot;,&quot;;[.G101];&quot;,&quot;;[.H101];&quot;,&quot;;[.I101];&quot;,&quot;;[.J101];&quot;,&quot;;[.K101];&quot;,&quot;;[.L101];&quot;,&quot;;[.M101];&quot;,&quot;;[.N101];&quot;);&quot;)" office:value-type="string" office:string-value="INSERT INTO RESOURCE(id_resource, resource, url, description, comments, id_level, active,has_script,has_grammar,has_quiz,has_vocabulary, id_source, id_skill) VALUES(101,'1384 Stay-at-home Moms','https://elllo.org/english/1351/T1384-MW-02-HeartFonder.htm','Going from work to home.',NULL,4,true,true,false,true,true,1,1);" calcext:value-type="string">
            <text:p>INSERT INTO RESOURCE(id_resource, resource, url, description, comments, id_level, active,has_script,has_grammar,has_quiz,has_vocabulary, id_source, id_skill) VALUES(101,'1384 Stay-at-home Moms','https://elllo.org/english/1351/T1384-MW-02-HeartFonder.htm','Going from work to home.',NULL,4,true,true,false,true,true,1,1);</text:p>
          </table:table-cell>
        </table:table-row>
        <table:table-row table:style-name="ro1">
          <table:table-cell office:value-type="float" office:value="102" calcext:value-type="float">
            <text:p>102</text:p>
          </table:table-cell>
          <table:table-cell office:value-type="string" calcext:value-type="string">
            <text:p>1383 Macho Women</text:p>
          </table:table-cell>
          <table:table-cell office:value-type="string" calcext:value-type="string">
            <text:p>https://elllo.org/english/1351/T1383-MW-01-LoveConcept.htm</text:p>
          </table:table-cell>
          <table:table-cell office:value-type="string" calcext:value-type="string">
            <text:p>Tough gals with tough attitudes.</text:p>
          </table:table-cell>
          <table:table-cell/>
          <table:table-cell table:formula="of:=IF([.E102]=&quot;&quot;;&quot;NULL&quot;;CONCATENATE(&quot;'&quot;;[.E10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2];&quot;,'&quot;;SUBSTITUTE([.B102];&quot;'&quot;;&quot;''&quot;);&quot;','&quot;;SUBSTITUTE([.C102];&quot;'&quot;;&quot;''&quot;);&quot;','&quot;;SUBSTITUTE([.D102];&quot;'&quot;;&quot;''&quot;);&quot;',&quot;;SUBSTITUTE([.F102];&quot;'&quot;;&quot;''&quot;);&quot;,&quot;;[.G102];&quot;,&quot;;[.H102];&quot;,&quot;;[.I102];&quot;,&quot;;[.J102];&quot;,&quot;;[.K102];&quot;,&quot;;[.L102];&quot;,&quot;;[.M102];&quot;,&quot;;[.N102];&quot;);&quot;)" office:value-type="string" office:string-value="INSERT INTO RESOURCE(id_resource, resource, url, description, comments, id_level, active,has_script,has_grammar,has_quiz,has_vocabulary, id_source, id_skill) VALUES(102,'1383 Macho Women','https://elllo.org/english/1351/T1383-MW-01-LoveConcept.htm','Tough gals with tough attitudes.',NULL,4,true,true,false,true,true,1,1);" calcext:value-type="string">
            <text:p>INSERT INTO RESOURCE(id_resource, resource, url, description, comments, id_level, active,has_script,has_grammar,has_quiz,has_vocabulary, id_source, id_skill) VALUES(102,'1383 Macho Women','https://elllo.org/english/1351/T1383-MW-01-LoveConcept.htm','Tough gals with tough attitudes.',NULL,4,true,true,false,true,true,1,1);</text:p>
          </table:table-cell>
        </table:table-row>
        <table:table-row table:style-name="ro1">
          <table:table-cell office:value-type="float" office:value="103" calcext:value-type="float">
            <text:p>103</text:p>
          </table:table-cell>
          <table:table-cell office:value-type="string" calcext:value-type="string">
            <text:p>1382 On the Trail</text:p>
          </table:table-cell>
          <table:table-cell office:value-type="string" calcext:value-type="string">
            <text:p>https://elllo.org/english/1351/T1382-Sarah-Onthetrail.htm</text:p>
          </table:table-cell>
          <table:table-cell office:value-type="string" calcext:value-type="string">
            <text:p>Working with horses on the trail.</text:p>
          </table:table-cell>
          <table:table-cell/>
          <table:table-cell table:formula="of:=IF([.E103]=&quot;&quot;;&quot;NULL&quot;;CONCATENATE(&quot;'&quot;;[.E10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3];&quot;,'&quot;;SUBSTITUTE([.B103];&quot;'&quot;;&quot;''&quot;);&quot;','&quot;;SUBSTITUTE([.C103];&quot;'&quot;;&quot;''&quot;);&quot;','&quot;;SUBSTITUTE([.D103];&quot;'&quot;;&quot;''&quot;);&quot;',&quot;;SUBSTITUTE([.F103];&quot;'&quot;;&quot;''&quot;);&quot;,&quot;;[.G103];&quot;,&quot;;[.H103];&quot;,&quot;;[.I103];&quot;,&quot;;[.J103];&quot;,&quot;;[.K103];&quot;,&quot;;[.L103];&quot;,&quot;;[.M103];&quot;,&quot;;[.N103];&quot;);&quot;)" office:value-type="string" office:string-value="INSERT INTO RESOURCE(id_resource, resource, url, description, comments, id_level, active,has_script,has_grammar,has_quiz,has_vocabulary, id_source, id_skill) VALUES(103,'1382 On the Trail','https://elllo.org/english/1351/T1382-Sarah-Onthetrail.htm','Working with horses on the trail.',NULL,4,true,true,false,true,true,1,1);" calcext:value-type="string">
            <text:p>INSERT INTO RESOURCE(id_resource, resource, url, description, comments, id_level, active,has_script,has_grammar,has_quiz,has_vocabulary, id_source, id_skill) VALUES(103,'1382 On the Trail','https://elllo.org/english/1351/T1382-Sarah-Onthetrail.htm','Working with horses on the trail.',NULL,4,true,true,false,true,true,1,1);</text:p>
          </table:table-cell>
        </table:table-row>
        <table:table-row table:style-name="ro1">
          <table:table-cell office:value-type="float" office:value="104" calcext:value-type="float">
            <text:p>104</text:p>
          </table:table-cell>
          <table:table-cell office:value-type="string" calcext:value-type="string">
            <text:p>1381 Rodeo Rider</text:p>
          </table:table-cell>
          <table:table-cell office:value-type="string" calcext:value-type="string">
            <text:p>https://elllo.org/english/1351/T1381-Sarah-Cowgirl.htm</text:p>
          </table:table-cell>
          <table:table-cell office:value-type="string" calcext:value-type="string">
            <text:p>Being a woman in the rodeo.</text:p>
          </table:table-cell>
          <table:table-cell/>
          <table:table-cell table:formula="of:=IF([.E104]=&quot;&quot;;&quot;NULL&quot;;CONCATENATE(&quot;'&quot;;[.E10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4];&quot;,'&quot;;SUBSTITUTE([.B104];&quot;'&quot;;&quot;''&quot;);&quot;','&quot;;SUBSTITUTE([.C104];&quot;'&quot;;&quot;''&quot;);&quot;','&quot;;SUBSTITUTE([.D104];&quot;'&quot;;&quot;''&quot;);&quot;',&quot;;SUBSTITUTE([.F104];&quot;'&quot;;&quot;''&quot;);&quot;,&quot;;[.G104];&quot;,&quot;;[.H104];&quot;,&quot;;[.I104];&quot;,&quot;;[.J104];&quot;,&quot;;[.K104];&quot;,&quot;;[.L104];&quot;,&quot;;[.M104];&quot;,&quot;;[.N104];&quot;);&quot;)" office:value-type="string" office:string-value="INSERT INTO RESOURCE(id_resource, resource, url, description, comments, id_level, active,has_script,has_grammar,has_quiz,has_vocabulary, id_source, id_skill) VALUES(104,'1381 Rodeo Rider','https://elllo.org/english/1351/T1381-Sarah-Cowgirl.htm','Being a woman in the rodeo.',NULL,4,true,true,false,true,true,1,1);" calcext:value-type="string">
            <text:p>INSERT INTO RESOURCE(id_resource, resource, url, description, comments, id_level, active,has_script,has_grammar,has_quiz,has_vocabulary, id_source, id_skill) VALUES(104,'1381 Rodeo Rider','https://elllo.org/english/1351/T1381-Sarah-Cowgirl.htm','Being a woman in the rodeo.',NULL,4,true,true,false,true,true,1,1);</text:p>
          </table:table-cell>
        </table:table-row>
        <table:table-row table:style-name="ro1">
          <table:table-cell office:value-type="float" office:value="105" calcext:value-type="float">
            <text:p>105</text:p>
          </table:table-cell>
          <table:table-cell office:value-type="string" calcext:value-type="string">
            <text:p>1235 Hotel for Him</text:p>
          </table:table-cell>
          <table:table-cell office:value-type="string" calcext:value-type="string">
            <text:p>https://elllo.org/english/1201/1235-Mike-Hotel.htm</text:p>
          </table:table-cell>
          <table:table-cell office:value-type="string" calcext:value-type="string">
            <text:p>Mike's ideal hotel when traveling.</text:p>
          </table:table-cell>
          <table:table-cell/>
          <table:table-cell table:formula="of:=IF([.E105]=&quot;&quot;;&quot;NULL&quot;;CONCATENATE(&quot;'&quot;;[.E10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5];&quot;,'&quot;;SUBSTITUTE([.B105];&quot;'&quot;;&quot;''&quot;);&quot;','&quot;;SUBSTITUTE([.C105];&quot;'&quot;;&quot;''&quot;);&quot;','&quot;;SUBSTITUTE([.D105];&quot;'&quot;;&quot;''&quot;);&quot;',&quot;;SUBSTITUTE([.F105];&quot;'&quot;;&quot;''&quot;);&quot;,&quot;;[.G105];&quot;,&quot;;[.H105];&quot;,&quot;;[.I105];&quot;,&quot;;[.J105];&quot;,&quot;;[.K105];&quot;,&quot;;[.L105];&quot;,&quot;;[.M105];&quot;,&quot;;[.N105];&quot;);&quot;)" office:value-type="string" office:string-value="INSERT INTO RESOURCE(id_resource, resource, url, description, comments, id_level, active,has_script,has_grammar,has_quiz,has_vocabulary, id_source, id_skill) VALUES(105,'1235 Hotel for Him','https://elllo.org/english/1201/1235-Mike-Hotel.htm','Mike''s ideal hotel when traveling.',NULL,4,true,true,false,true,true,1,1);" calcext:value-type="string">
            <text:p>INSERT INTO RESOURCE(id_resource, resource, url, description, comments, id_level, active,has_script,has_grammar,has_quiz,has_vocabulary, id_source, id_skill) VALUES(105,'1235 Hotel for Him','https://elllo.org/english/1201/1235-Mike-Hotel.htm','Mike''s ideal hotel when traveling.',NULL,4,true,true,false,true,true,1,1);</text:p>
          </table:table-cell>
        </table:table-row>
        <table:table-row table:style-name="ro1">
          <table:table-cell office:value-type="float" office:value="106" calcext:value-type="float">
            <text:p>106</text:p>
          </table:table-cell>
          <table:table-cell office:value-type="string" calcext:value-type="string">
            <text:p>1230 New Gym</text:p>
          </table:table-cell>
          <table:table-cell office:value-type="string" calcext:value-type="string">
            <text:p>https://elllo.org/english/1201/1230-Rebecca-Gym.htm</text:p>
          </table:table-cell>
          <table:table-cell office:value-type="string" calcext:value-type="string">
            <text:p>Rebecca gets info about the new gym.</text:p>
          </table:table-cell>
          <table:table-cell/>
          <table:table-cell table:formula="of:=IF([.E106]=&quot;&quot;;&quot;NULL&quot;;CONCATENATE(&quot;'&quot;;[.E10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6];&quot;,'&quot;;SUBSTITUTE([.B106];&quot;'&quot;;&quot;''&quot;);&quot;','&quot;;SUBSTITUTE([.C106];&quot;'&quot;;&quot;''&quot;);&quot;','&quot;;SUBSTITUTE([.D106];&quot;'&quot;;&quot;''&quot;);&quot;',&quot;;SUBSTITUTE([.F106];&quot;'&quot;;&quot;''&quot;);&quot;,&quot;;[.G106];&quot;,&quot;;[.H106];&quot;,&quot;;[.I106];&quot;,&quot;;[.J106];&quot;,&quot;;[.K106];&quot;,&quot;;[.L106];&quot;,&quot;;[.M106];&quot;,&quot;;[.N106];&quot;);&quot;)" office:value-type="string" office:string-value="INSERT INTO RESOURCE(id_resource, resource, url, description, comments, id_level, active,has_script,has_grammar,has_quiz,has_vocabulary, id_source, id_skill) VALUES(106,'1230 New Gym','https://elllo.org/english/1201/1230-Rebecca-Gym.htm','Rebecca gets info about the new gym.',NULL,4,true,true,false,true,true,1,1);" calcext:value-type="string">
            <text:p>INSERT INTO RESOURCE(id_resource, resource, url, description, comments, id_level, active,has_script,has_grammar,has_quiz,has_vocabulary, id_source, id_skill) VALUES(106,'1230 New Gym','https://elllo.org/english/1201/1230-Rebecca-Gym.htm','Rebecca gets info about the new gym.',NULL,4,true,true,false,true,true,1,1);</text:p>
          </table:table-cell>
        </table:table-row>
        <table:table-row table:style-name="ro1">
          <table:table-cell office:value-type="float" office:value="107" calcext:value-type="float">
            <text:p>107</text:p>
          </table:table-cell>
          <table:table-cell office:value-type="string" calcext:value-type="string">
            <text:p>1122 DJ Host</text:p>
          </table:table-cell>
          <table:table-cell office:value-type="string" calcext:value-type="string">
            <text:p>https://elllo.org/english/1101/1122-Shifani-Host.htm</text:p>
          </table:table-cell>
          <table:table-cell office:value-type="string" calcext:value-type="string">
            <text:p>Shifani talks about being a bilingual DJ.</text:p>
          </table:table-cell>
          <table:table-cell/>
          <table:table-cell table:formula="of:=IF([.E107]=&quot;&quot;;&quot;NULL&quot;;CONCATENATE(&quot;'&quot;;[.E10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7];&quot;,'&quot;;SUBSTITUTE([.B107];&quot;'&quot;;&quot;''&quot;);&quot;','&quot;;SUBSTITUTE([.C107];&quot;'&quot;;&quot;''&quot;);&quot;','&quot;;SUBSTITUTE([.D107];&quot;'&quot;;&quot;''&quot;);&quot;',&quot;;SUBSTITUTE([.F107];&quot;'&quot;;&quot;''&quot;);&quot;,&quot;;[.G107];&quot;,&quot;;[.H107];&quot;,&quot;;[.I107];&quot;,&quot;;[.J107];&quot;,&quot;;[.K107];&quot;,&quot;;[.L107];&quot;,&quot;;[.M107];&quot;,&quot;;[.N107];&quot;);&quot;)" office:value-type="string" office:string-value="INSERT INTO RESOURCE(id_resource, resource, url, description, comments, id_level, active,has_script,has_grammar,has_quiz,has_vocabulary, id_source, id_skill) VALUES(107,'1122 DJ Host','https://elllo.org/english/1101/1122-Shifani-Host.htm','Shifani talks about being a bilingual DJ.',NULL,4,true,true,false,true,true,1,1);" calcext:value-type="string">
            <text:p>INSERT INTO RESOURCE(id_resource, resource, url, description, comments, id_level, active,has_script,has_grammar,has_quiz,has_vocabulary, id_source, id_skill) VALUES(107,'1122 DJ Host','https://elllo.org/english/1101/1122-Shifani-Host.htm','Shifani talks about being a bilingual DJ.',NULL,4,true,true,false,true,true,1,1);</text:p>
          </table:table-cell>
        </table:table-row>
        <table:table-row table:style-name="ro1">
          <table:table-cell office:value-type="float" office:value="108" calcext:value-type="float">
            <text:p>108</text:p>
          </table:table-cell>
          <table:table-cell office:value-type="string" calcext:value-type="string">
            <text:p>1121 Teen Host</text:p>
          </table:table-cell>
          <table:table-cell office:value-type="string" calcext:value-type="string">
            <text:p>https://elllo.org/english/1101/1121-Shifani-Radio.htm</text:p>
          </table:table-cell>
          <table:table-cell office:value-type="string" calcext:value-type="string">
            <text:p>Shifani talks about being a child DJ.</text:p>
          </table:table-cell>
          <table:table-cell/>
          <table:table-cell table:formula="of:=IF([.E108]=&quot;&quot;;&quot;NULL&quot;;CONCATENATE(&quot;'&quot;;[.E10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8];&quot;,'&quot;;SUBSTITUTE([.B108];&quot;'&quot;;&quot;''&quot;);&quot;','&quot;;SUBSTITUTE([.C108];&quot;'&quot;;&quot;''&quot;);&quot;','&quot;;SUBSTITUTE([.D108];&quot;'&quot;;&quot;''&quot;);&quot;',&quot;;SUBSTITUTE([.F108];&quot;'&quot;;&quot;''&quot;);&quot;,&quot;;[.G108];&quot;,&quot;;[.H108];&quot;,&quot;;[.I108];&quot;,&quot;;[.J108];&quot;,&quot;;[.K108];&quot;,&quot;;[.L108];&quot;,&quot;;[.M108];&quot;,&quot;;[.N108];&quot;);&quot;)" office:value-type="string" office:string-value="INSERT INTO RESOURCE(id_resource, resource, url, description, comments, id_level, active,has_script,has_grammar,has_quiz,has_vocabulary, id_source, id_skill) VALUES(108,'1121 Teen Host','https://elllo.org/english/1101/1121-Shifani-Radio.htm','Shifani talks about being a child DJ.',NULL,4,true,true,false,true,true,1,1);" calcext:value-type="string">
            <text:p>INSERT INTO RESOURCE(id_resource, resource, url, description, comments, id_level, active,has_script,has_grammar,has_quiz,has_vocabulary, id_source, id_skill) VALUES(108,'1121 Teen Host','https://elllo.org/english/1101/1121-Shifani-Radio.htm','Shifani talks about being a child DJ.',NULL,4,true,true,false,true,true,1,1);</text:p>
          </table:table-cell>
        </table:table-row>
        <table:table-row table:style-name="ro1">
          <table:table-cell office:value-type="float" office:value="109" calcext:value-type="float">
            <text:p>109</text:p>
          </table:table-cell>
          <table:table-cell office:value-type="string" calcext:value-type="string">
            <text:p>1118 His Dreams</text:p>
          </table:table-cell>
          <table:table-cell office:value-type="string" calcext:value-type="string">
            <text:p>https://elllo.org/english/1101/1118-Dream-Warren.htm</text:p>
          </table:table-cell>
          <table:table-cell office:value-type="string" calcext:value-type="string">
            <text:p>Warren talks about his hopes and dreams.</text:p>
          </table:table-cell>
          <table:table-cell/>
          <table:table-cell table:formula="of:=IF([.E109]=&quot;&quot;;&quot;NULL&quot;;CONCATENATE(&quot;'&quot;;[.E10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9];&quot;,'&quot;;SUBSTITUTE([.B109];&quot;'&quot;;&quot;''&quot;);&quot;','&quot;;SUBSTITUTE([.C109];&quot;'&quot;;&quot;''&quot;);&quot;','&quot;;SUBSTITUTE([.D109];&quot;'&quot;;&quot;''&quot;);&quot;',&quot;;SUBSTITUTE([.F109];&quot;'&quot;;&quot;''&quot;);&quot;,&quot;;[.G109];&quot;,&quot;;[.H109];&quot;,&quot;;[.I109];&quot;,&quot;;[.J109];&quot;,&quot;;[.K109];&quot;,&quot;;[.L109];&quot;,&quot;;[.M109];&quot;,&quot;;[.N109];&quot;);&quot;)" office:value-type="string" office:string-value="INSERT INTO RESOURCE(id_resource, resource, url, description, comments, id_level, active,has_script,has_grammar,has_quiz,has_vocabulary, id_source, id_skill) VALUES(109,'1118 His Dreams','https://elllo.org/english/1101/1118-Dream-Warren.htm','Warren talks about his hopes and dreams.',NULL,4,true,true,false,true,true,1,1);" calcext:value-type="string">
            <text:p>INSERT INTO RESOURCE(id_resource, resource, url, description, comments, id_level, active,has_script,has_grammar,has_quiz,has_vocabulary, id_source, id_skill) VALUES(109,'1118 His Dreams','https://elllo.org/english/1101/1118-Dream-Warren.htm','Warren talks about his hopes and dreams.',NULL,4,true,true,false,true,true,1,1);</text:p>
          </table:table-cell>
        </table:table-row>
        <table:table-row table:style-name="ro1">
          <table:table-cell office:value-type="float" office:value="110" calcext:value-type="float">
            <text:p>110</text:p>
          </table:table-cell>
          <table:table-cell office:value-type="string" calcext:value-type="string">
            <text:p>1117 Her Dreams</text:p>
          </table:table-cell>
          <table:table-cell office:value-type="string" calcext:value-type="string">
            <text:p>https://elllo.org/english/1101/1117-Dream-Lindsay.htm</text:p>
          </table:table-cell>
          <table:table-cell office:value-type="string" calcext:value-type="string">
            <text:p>Lindsay talks about what she wanted to be as a child.</text:p>
          </table:table-cell>
          <table:table-cell/>
          <table:table-cell table:formula="of:=IF([.E110]=&quot;&quot;;&quot;NULL&quot;;CONCATENATE(&quot;'&quot;;[.E11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0];&quot;,'&quot;;SUBSTITUTE([.B110];&quot;'&quot;;&quot;''&quot;);&quot;','&quot;;SUBSTITUTE([.C110];&quot;'&quot;;&quot;''&quot;);&quot;','&quot;;SUBSTITUTE([.D110];&quot;'&quot;;&quot;''&quot;);&quot;',&quot;;SUBSTITUTE([.F110];&quot;'&quot;;&quot;''&quot;);&quot;,&quot;;[.G110];&quot;,&quot;;[.H110];&quot;,&quot;;[.I110];&quot;,&quot;;[.J110];&quot;,&quot;;[.K110];&quot;,&quot;;[.L110];&quot;,&quot;;[.M110];&quot;,&quot;;[.N110];&quot;);&quot;)" office:value-type="string" office:string-value="INSERT INTO RESOURCE(id_resource, resource, url, description, comments, id_level, active,has_script,has_grammar,has_quiz,has_vocabulary, id_source, id_skill) VALUES(110,'1117 Her Dreams','https://elllo.org/english/1101/1117-Dream-Lindsay.htm','Lindsay talks about what she wanted to be as a child.',NULL,4,true,true,false,true,true,1,1);" calcext:value-type="string">
            <text:p>INSERT INTO RESOURCE(id_resource, resource, url, description, comments, id_level, active,has_script,has_grammar,has_quiz,has_vocabulary, id_source, id_skill) VALUES(110,'1117 Her Dreams','https://elllo.org/english/1101/1117-Dream-Lindsay.htm','Lindsay talks about what she wanted to be as a child.',NULL,4,true,true,false,true,true,1,1);</text:p>
          </table:table-cell>
        </table:table-row>
        <table:table-row table:style-name="ro1">
          <table:table-cell office:value-type="float" office:value="111" calcext:value-type="float">
            <text:p>111</text:p>
          </table:table-cell>
          <table:table-cell office:value-type="string" calcext:value-type="string">
            <text:p>1108 Boys Camp</text:p>
          </table:table-cell>
          <table:table-cell office:value-type="string" calcext:value-type="string">
            <text:p>https://elllo.org/english/1101/1108-Camp-Warren.htm</text:p>
          </table:table-cell>
          <table:table-cell office:value-type="string" calcext:value-type="string">
            <text:p>Warren talks about his summer camp memories.</text:p>
          </table:table-cell>
          <table:table-cell/>
          <table:table-cell table:formula="of:=IF([.E111]=&quot;&quot;;&quot;NULL&quot;;CONCATENATE(&quot;'&quot;;[.E11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1];&quot;,'&quot;;SUBSTITUTE([.B111];&quot;'&quot;;&quot;''&quot;);&quot;','&quot;;SUBSTITUTE([.C111];&quot;'&quot;;&quot;''&quot;);&quot;','&quot;;SUBSTITUTE([.D111];&quot;'&quot;;&quot;''&quot;);&quot;',&quot;;SUBSTITUTE([.F111];&quot;'&quot;;&quot;''&quot;);&quot;,&quot;;[.G111];&quot;,&quot;;[.H111];&quot;,&quot;;[.I111];&quot;,&quot;;[.J111];&quot;,&quot;;[.K111];&quot;,&quot;;[.L111];&quot;,&quot;;[.M111];&quot;,&quot;;[.N111];&quot;);&quot;)" office:value-type="string" office:string-value="INSERT INTO RESOURCE(id_resource, resource, url, description, comments, id_level, active,has_script,has_grammar,has_quiz,has_vocabulary, id_source, id_skill) VALUES(111,'1108 Boys Camp','https://elllo.org/english/1101/1108-Camp-Warren.htm','Warren talks about his summer camp memories.',NULL,4,true,true,false,true,true,1,1);" calcext:value-type="string">
            <text:p>INSERT INTO RESOURCE(id_resource, resource, url, description, comments, id_level, active,has_script,has_grammar,has_quiz,has_vocabulary, id_source, id_skill) VALUES(111,'1108 Boys Camp','https://elllo.org/english/1101/1108-Camp-Warren.htm','Warren talks about his summer camp memories.',NULL,4,true,true,false,true,true,1,1);</text:p>
          </table:table-cell>
        </table:table-row>
        <table:table-row table:style-name="ro1">
          <table:table-cell office:value-type="float" office:value="112" calcext:value-type="float">
            <text:p>112</text:p>
          </table:table-cell>
          <table:table-cell office:value-type="string" calcext:value-type="string">
            <text:p>1107 Girls Camp</text:p>
          </table:table-cell>
          <table:table-cell office:value-type="string" calcext:value-type="string">
            <text:p>https://elllo.org/english/1101/1107-Camp-Lindsay.htm</text:p>
          </table:table-cell>
          <table:table-cell office:value-type="string" calcext:value-type="string">
            <text:p>Lindsay talks about her summer camp memories.</text:p>
          </table:table-cell>
          <table:table-cell/>
          <table:table-cell table:formula="of:=IF([.E112]=&quot;&quot;;&quot;NULL&quot;;CONCATENATE(&quot;'&quot;;[.E11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2];&quot;,'&quot;;SUBSTITUTE([.B112];&quot;'&quot;;&quot;''&quot;);&quot;','&quot;;SUBSTITUTE([.C112];&quot;'&quot;;&quot;''&quot;);&quot;','&quot;;SUBSTITUTE([.D112];&quot;'&quot;;&quot;''&quot;);&quot;',&quot;;SUBSTITUTE([.F112];&quot;'&quot;;&quot;''&quot;);&quot;,&quot;;[.G112];&quot;,&quot;;[.H112];&quot;,&quot;;[.I112];&quot;,&quot;;[.J112];&quot;,&quot;;[.K112];&quot;,&quot;;[.L112];&quot;,&quot;;[.M112];&quot;,&quot;;[.N112];&quot;);&quot;)" office:value-type="string" office:string-value="INSERT INTO RESOURCE(id_resource, resource, url, description, comments, id_level, active,has_script,has_grammar,has_quiz,has_vocabulary, id_source, id_skill) VALUES(112,'1107 Girls Camp','https://elllo.org/english/1101/1107-Camp-Lindsay.htm','Lindsay talks about her summer camp memories.',NULL,4,true,true,false,true,true,1,1);" calcext:value-type="string">
            <text:p>INSERT INTO RESOURCE(id_resource, resource, url, description, comments, id_level, active,has_script,has_grammar,has_quiz,has_vocabulary, id_source, id_skill) VALUES(112,'1107 Girls Camp','https://elllo.org/english/1101/1107-Camp-Lindsay.htm','Lindsay talks about her summer camp memories.',NULL,4,true,true,false,true,true,1,1);</text:p>
          </table:table-cell>
        </table:table-row>
        <table:table-row table:style-name="ro1">
          <table:table-cell office:value-type="float" office:value="113" calcext:value-type="float">
            <text:p>113</text:p>
          </table:table-cell>
          <table:table-cell office:value-type="string" calcext:value-type="string">
            <text:p>1017 Paul Bunyan</text:p>
          </table:table-cell>
          <table:table-cell office:value-type="string" calcext:value-type="string">
            <text:p>https://elllo.org/english/1001/1017-Jake-Bunyan.htm</text:p>
          </table:table-cell>
          <table:table-cell office:value-type="string" calcext:value-type="string">
            <text:p>Jakes discusses a popular folk hero.</text:p>
          </table:table-cell>
          <table:table-cell/>
          <table:table-cell table:formula="of:=IF([.E113]=&quot;&quot;;&quot;NULL&quot;;CONCATENATE(&quot;'&quot;;[.E11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3];&quot;,'&quot;;SUBSTITUTE([.B113];&quot;'&quot;;&quot;''&quot;);&quot;','&quot;;SUBSTITUTE([.C113];&quot;'&quot;;&quot;''&quot;);&quot;','&quot;;SUBSTITUTE([.D113];&quot;'&quot;;&quot;''&quot;);&quot;',&quot;;SUBSTITUTE([.F113];&quot;'&quot;;&quot;''&quot;);&quot;,&quot;;[.G113];&quot;,&quot;;[.H113];&quot;,&quot;;[.I113];&quot;,&quot;;[.J113];&quot;,&quot;;[.K113];&quot;,&quot;;[.L113];&quot;,&quot;;[.M113];&quot;,&quot;;[.N113];&quot;);&quot;)" office:value-type="string" office:string-value="INSERT INTO RESOURCE(id_resource, resource, url, description, comments, id_level, active,has_script,has_grammar,has_quiz,has_vocabulary, id_source, id_skill) VALUES(113,'1017 Paul Bunyan','https://elllo.org/english/1001/1017-Jake-Bunyan.htm','Jakes discusses a popular folk hero.',NULL,4,true,true,false,true,true,1,1);" calcext:value-type="string">
            <text:p>INSERT INTO RESOURCE(id_resource, resource, url, description, comments, id_level, active,has_script,has_grammar,has_quiz,has_vocabulary, id_source, id_skill) VALUES(113,'1017 Paul Bunyan','https://elllo.org/english/1001/1017-Jake-Bunyan.htm','Jakes discusses a popular folk hero.',NULL,4,true,true,false,true,true,1,1);</text:p>
          </table:table-cell>
        </table:table-row>
        <table:table-row table:style-name="ro1">
          <table:table-cell office:value-type="float" office:value="114" calcext:value-type="float">
            <text:p>114</text:p>
          </table:table-cell>
          <table:table-cell office:value-type="string" calcext:value-type="string">
            <text:p>1004 Touchy Feely</text:p>
          </table:table-cell>
          <table:table-cell office:value-type="string" calcext:value-type="string">
            <text:p>https://elllo.org/english/1001/1004-Touch.htm</text:p>
          </table:table-cell>
          <table:table-cell office:value-type="string" calcext:value-type="string">
            <text:p>Cheryl compares touch in Hong Kong, America, and Guam.</text:p>
          </table:table-cell>
          <table:table-cell/>
          <table:table-cell table:formula="of:=IF([.E114]=&quot;&quot;;&quot;NULL&quot;;CONCATENATE(&quot;'&quot;;[.E11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4];&quot;,'&quot;;SUBSTITUTE([.B114];&quot;'&quot;;&quot;''&quot;);&quot;','&quot;;SUBSTITUTE([.C114];&quot;'&quot;;&quot;''&quot;);&quot;','&quot;;SUBSTITUTE([.D114];&quot;'&quot;;&quot;''&quot;);&quot;',&quot;;SUBSTITUTE([.F114];&quot;'&quot;;&quot;''&quot;);&quot;,&quot;;[.G114];&quot;,&quot;;[.H114];&quot;,&quot;;[.I114];&quot;,&quot;;[.J114];&quot;,&quot;;[.K114];&quot;,&quot;;[.L114];&quot;,&quot;;[.M114];&quot;,&quot;;[.N114];&quot;);&quot;)" office:value-type="string" office:string-value="INSERT INTO RESOURCE(id_resource, resource, url, description, comments, id_level, active,has_script,has_grammar,has_quiz,has_vocabulary, id_source, id_skill) VALUES(114,'1004 Touchy Feely','https://elllo.org/english/1001/1004-Touch.htm','Cheryl compares touch in Hong Kong, America, and Guam.',NULL,4,true,true,false,true,true,1,1);" calcext:value-type="string">
            <text:p>INSERT INTO RESOURCE(id_resource, resource, url, description, comments, id_level, active,has_script,has_grammar,has_quiz,has_vocabulary, id_source, id_skill) VALUES(114,'1004 Touchy Feely','https://elllo.org/english/1001/1004-Touch.htm','Cheryl compares touch in Hong Kong, America, and Guam.',NULL,4,true,true,false,true,true,1,1);</text:p>
          </table:table-cell>
        </table:table-row>
        <table:table-row table:style-name="ro1">
          <table:table-cell office:value-type="float" office:value="115" calcext:value-type="float">
            <text:p>115</text:p>
          </table:table-cell>
          <table:table-cell office:value-type="string" calcext:value-type="string">
            <text:p>1003 Displays of Affection</text:p>
          </table:table-cell>
          <table:table-cell office:value-type="string" calcext:value-type="string">
            <text:p>https://elllo.org/english/1001/1003-Moves.htm</text:p>
          </table:table-cell>
          <table:table-cell office:value-type="string" calcext:value-type="string">
            <text:p>Hugs, kisses and holding hands.</text:p>
          </table:table-cell>
          <table:table-cell/>
          <table:table-cell table:formula="of:=IF([.E115]=&quot;&quot;;&quot;NULL&quot;;CONCATENATE(&quot;'&quot;;[.E11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5];&quot;,'&quot;;SUBSTITUTE([.B115];&quot;'&quot;;&quot;''&quot;);&quot;','&quot;;SUBSTITUTE([.C115];&quot;'&quot;;&quot;''&quot;);&quot;','&quot;;SUBSTITUTE([.D115];&quot;'&quot;;&quot;''&quot;);&quot;',&quot;;SUBSTITUTE([.F115];&quot;'&quot;;&quot;''&quot;);&quot;,&quot;;[.G115];&quot;,&quot;;[.H115];&quot;,&quot;;[.I115];&quot;,&quot;;[.J115];&quot;,&quot;;[.K115];&quot;,&quot;;[.L115];&quot;,&quot;;[.M115];&quot;,&quot;;[.N115];&quot;);&quot;)" office:value-type="string" office:string-value="INSERT INTO RESOURCE(id_resource, resource, url, description, comments, id_level, active,has_script,has_grammar,has_quiz,has_vocabulary, id_source, id_skill) VALUES(115,'1003 Displays of Affection','https://elllo.org/english/1001/1003-Moves.htm','Hugs, kisses and holding hands.',NULL,4,true,true,false,true,true,1,1);" calcext:value-type="string">
            <text:p>INSERT INTO RESOURCE(id_resource, resource, url, description, comments, id_level, active,has_script,has_grammar,has_quiz,has_vocabulary, id_source, id_skill) VALUES(115,'1003 Displays of Affection','https://elllo.org/english/1001/1003-Moves.htm','Hugs, kisses and holding hands.',NULL,4,true,true,false,true,true,1,1);</text:p>
          </table:table-cell>
        </table:table-row>
        <table:table-row table:style-name="ro1">
          <table:table-cell office:value-type="float" office:value="116" calcext:value-type="float">
            <text:p>116</text:p>
          </table:table-cell>
          <table:table-cell office:value-type="string" calcext:value-type="string">
            <text:p>997 The Prank</text:p>
          </table:table-cell>
          <table:table-cell office:value-type="string" calcext:value-type="string">
            <text:p>https://elllo.org/english/0951/T997-Shirley-Prank.htm</text:p>
          </table:table-cell>
          <table:table-cell office:value-type="string" calcext:value-type="string">
            <text:p>Shirley talks about a prank she did with her brothers.</text:p>
          </table:table-cell>
          <table:table-cell/>
          <table:table-cell table:formula="of:=IF([.E116]=&quot;&quot;;&quot;NULL&quot;;CONCATENATE(&quot;'&quot;;[.E11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6];&quot;,'&quot;;SUBSTITUTE([.B116];&quot;'&quot;;&quot;''&quot;);&quot;','&quot;;SUBSTITUTE([.C116];&quot;'&quot;;&quot;''&quot;);&quot;','&quot;;SUBSTITUTE([.D116];&quot;'&quot;;&quot;''&quot;);&quot;',&quot;;SUBSTITUTE([.F116];&quot;'&quot;;&quot;''&quot;);&quot;,&quot;;[.G116];&quot;,&quot;;[.H116];&quot;,&quot;;[.I116];&quot;,&quot;;[.J116];&quot;,&quot;;[.K116];&quot;,&quot;;[.L116];&quot;,&quot;;[.M116];&quot;,&quot;;[.N116];&quot;);&quot;)" office:value-type="string" office:string-value="INSERT INTO RESOURCE(id_resource, resource, url, description, comments, id_level, active,has_script,has_grammar,has_quiz,has_vocabulary, id_source, id_skill) VALUES(116,'997 The Prank','https://elllo.org/english/0951/T997-Shirley-Prank.htm','Shirley talks about a prank she did with her brothers.',NULL,4,true,true,false,true,true,1,1);" calcext:value-type="string">
            <text:p>INSERT INTO RESOURCE(id_resource, resource, url, description, comments, id_level, active,has_script,has_grammar,has_quiz,has_vocabulary, id_source, id_skill) VALUES(116,'997 The Prank','https://elllo.org/english/0951/T997-Shirley-Prank.htm','Shirley talks about a prank she did with her brothers.',NULL,4,true,true,false,true,true,1,1);</text:p>
          </table:table-cell>
        </table:table-row>
        <table:table-row table:style-name="ro1">
          <table:table-cell office:value-type="float" office:value="117" calcext:value-type="float">
            <text:p>117</text:p>
          </table:table-cell>
          <table:table-cell office:value-type="string" calcext:value-type="string">
            <text:p>994 Farm Life</text:p>
          </table:table-cell>
          <table:table-cell office:value-type="string" calcext:value-type="string">
            <text:p>https://elllo.org/english/0951/T994-Monica-Farm.htm</text:p>
          </table:table-cell>
          <table:table-cell office:value-type="string" calcext:value-type="string">
            <text:p>Todd and Monica discuss life on the farm.</text:p>
          </table:table-cell>
          <table:table-cell/>
          <table:table-cell table:formula="of:=IF([.E117]=&quot;&quot;;&quot;NULL&quot;;CONCATENATE(&quot;'&quot;;[.E11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7];&quot;,'&quot;;SUBSTITUTE([.B117];&quot;'&quot;;&quot;''&quot;);&quot;','&quot;;SUBSTITUTE([.C117];&quot;'&quot;;&quot;''&quot;);&quot;','&quot;;SUBSTITUTE([.D117];&quot;'&quot;;&quot;''&quot;);&quot;',&quot;;SUBSTITUTE([.F117];&quot;'&quot;;&quot;''&quot;);&quot;,&quot;;[.G117];&quot;,&quot;;[.H117];&quot;,&quot;;[.I117];&quot;,&quot;;[.J117];&quot;,&quot;;[.K117];&quot;,&quot;;[.L117];&quot;,&quot;;[.M117];&quot;,&quot;;[.N117];&quot;);&quot;)" office:value-type="string" office:string-value="INSERT INTO RESOURCE(id_resource, resource, url, description, comments, id_level, active,has_script,has_grammar,has_quiz,has_vocabulary, id_source, id_skill) VALUES(117,'994 Farm Life','https://elllo.org/english/0951/T994-Monica-Farm.htm','Todd and Monica discuss life on the farm.',NULL,4,true,true,false,true,true,1,1);" calcext:value-type="string">
            <text:p>INSERT INTO RESOURCE(id_resource, resource, url, description, comments, id_level, active,has_script,has_grammar,has_quiz,has_vocabulary, id_source, id_skill) VALUES(117,'994 Farm Life','https://elllo.org/english/0951/T994-Monica-Farm.htm','Todd and Monica discuss life on the farm.',NULL,4,true,true,false,true,true,1,1);</text:p>
          </table:table-cell>
        </table:table-row>
        <table:table-row table:style-name="ro1">
          <table:table-cell office:value-type="float" office:value="118" calcext:value-type="float">
            <text:p>118</text:p>
          </table:table-cell>
          <table:table-cell office:value-type="string" calcext:value-type="string">
            <text:p>993 Kiwi Adventure</text:p>
          </table:table-cell>
          <table:table-cell office:value-type="string" calcext:value-type="string">
            <text:p>https://elllo.org/english/0951/T993-Monica-NZTips.htm</text:p>
          </table:table-cell>
          <table:table-cell office:value-type="string" calcext:value-type="string">
            <text:p>Monica gives some tips about New Zealand.</text:p>
          </table:table-cell>
          <table:table-cell/>
          <table:table-cell table:formula="of:=IF([.E118]=&quot;&quot;;&quot;NULL&quot;;CONCATENATE(&quot;'&quot;;[.E11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8];&quot;,'&quot;;SUBSTITUTE([.B118];&quot;'&quot;;&quot;''&quot;);&quot;','&quot;;SUBSTITUTE([.C118];&quot;'&quot;;&quot;''&quot;);&quot;','&quot;;SUBSTITUTE([.D118];&quot;'&quot;;&quot;''&quot;);&quot;',&quot;;SUBSTITUTE([.F118];&quot;'&quot;;&quot;''&quot;);&quot;,&quot;;[.G118];&quot;,&quot;;[.H118];&quot;,&quot;;[.I118];&quot;,&quot;;[.J118];&quot;,&quot;;[.K118];&quot;,&quot;;[.L118];&quot;,&quot;;[.M118];&quot;,&quot;;[.N118];&quot;);&quot;)" office:value-type="string" office:string-value="INSERT INTO RESOURCE(id_resource, resource, url, description, comments, id_level, active,has_script,has_grammar,has_quiz,has_vocabulary, id_source, id_skill) VALUES(118,'993 Kiwi Adventure','https://elllo.org/english/0951/T993-Monica-NZTips.htm','Monica gives some tips about New Zealand.',NULL,4,true,true,false,true,true,1,1);" calcext:value-type="string">
            <text:p>INSERT INTO RESOURCE(id_resource, resource, url, description, comments, id_level, active,has_script,has_grammar,has_quiz,has_vocabulary, id_source, id_skill) VALUES(118,'993 Kiwi Adventure','https://elllo.org/english/0951/T993-Monica-NZTips.htm','Monica gives some tips about New Zealand.',NULL,4,true,true,false,true,true,1,1);</text:p>
          </table:table-cell>
        </table:table-row>
        <table:table-row table:style-name="ro1">
          <table:table-cell office:value-type="float" office:value="119" calcext:value-type="float">
            <text:p>119</text:p>
          </table:table-cell>
          <table:table-cell office:value-type="string" calcext:value-type="string">
            <text:p>992 Long Life</text:p>
          </table:table-cell>
          <table:table-cell office:value-type="string" calcext:value-type="string">
            <text:p>https://elllo.org/english/0951/T992-Monica-LongLife.htm</text:p>
          </table:table-cell>
          <table:table-cell office:value-type="string" calcext:value-type="string">
            <text:p>Monica and Todd discuss the secrets of having a long life.</text:p>
          </table:table-cell>
          <table:table-cell/>
          <table:table-cell table:formula="of:=IF([.E119]=&quot;&quot;;&quot;NULL&quot;;CONCATENATE(&quot;'&quot;;[.E11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9];&quot;,'&quot;;SUBSTITUTE([.B119];&quot;'&quot;;&quot;''&quot;);&quot;','&quot;;SUBSTITUTE([.C119];&quot;'&quot;;&quot;''&quot;);&quot;','&quot;;SUBSTITUTE([.D119];&quot;'&quot;;&quot;''&quot;);&quot;',&quot;;SUBSTITUTE([.F119];&quot;'&quot;;&quot;''&quot;);&quot;,&quot;;[.G119];&quot;,&quot;;[.H119];&quot;,&quot;;[.I119];&quot;,&quot;;[.J119];&quot;,&quot;;[.K119];&quot;,&quot;;[.L119];&quot;,&quot;;[.M119];&quot;,&quot;;[.N119];&quot;);&quot;)" office:value-type="string" office:string-value="INSERT INTO RESOURCE(id_resource, resource, url, description, comments, id_level, active,has_script,has_grammar,has_quiz,has_vocabulary, id_source, id_skill) VALUES(119,'992 Long Life','https://elllo.org/english/0951/T992-Monica-LongLife.htm','Monica and Todd discuss the secrets of having a long life.',NULL,4,true,true,false,true,true,1,1);" calcext:value-type="string">
            <text:p>INSERT INTO RESOURCE(id_resource, resource, url, description, comments, id_level, active,has_script,has_grammar,has_quiz,has_vocabulary, id_source, id_skill) VALUES(119,'992 Long Life','https://elllo.org/english/0951/T992-Monica-LongLife.htm','Monica and Todd discuss the secrets of having a long life.',NULL,4,true,true,false,true,true,1,1);</text:p>
          </table:table-cell>
        </table:table-row>
        <table:table-row table:style-name="ro1">
          <table:table-cell office:value-type="float" office:value="120" calcext:value-type="float">
            <text:p>120</text:p>
          </table:table-cell>
          <table:table-cell office:value-type="string" calcext:value-type="string">
            <text:p>991 Tai Chi</text:p>
          </table:table-cell>
          <table:table-cell office:value-type="string" calcext:value-type="string">
            <text:p>https://elllo.org/english/0951/T991-Monica-TaiChi.htm</text:p>
          </table:table-cell>
          <table:table-cell office:value-type="string" calcext:value-type="string">
            <text:p>Monica talks about the popular exercise of Tai Chi.</text:p>
          </table:table-cell>
          <table:table-cell/>
          <table:table-cell table:formula="of:=IF([.E120]=&quot;&quot;;&quot;NULL&quot;;CONCATENATE(&quot;'&quot;;[.E12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0];&quot;,'&quot;;SUBSTITUTE([.B120];&quot;'&quot;;&quot;''&quot;);&quot;','&quot;;SUBSTITUTE([.C120];&quot;'&quot;;&quot;''&quot;);&quot;','&quot;;SUBSTITUTE([.D120];&quot;'&quot;;&quot;''&quot;);&quot;',&quot;;SUBSTITUTE([.F120];&quot;'&quot;;&quot;''&quot;);&quot;,&quot;;[.G120];&quot;,&quot;;[.H120];&quot;,&quot;;[.I120];&quot;,&quot;;[.J120];&quot;,&quot;;[.K120];&quot;,&quot;;[.L120];&quot;,&quot;;[.M120];&quot;,&quot;;[.N120];&quot;);&quot;)" office:value-type="string" office:string-value="INSERT INTO RESOURCE(id_resource, resource, url, description, comments, id_level, active,has_script,has_grammar,has_quiz,has_vocabulary, id_source, id_skill) VALUES(120,'991 Tai Chi','https://elllo.org/english/0951/T991-Monica-TaiChi.htm','Monica talks about the popular exercise of Tai Chi.',NULL,4,true,true,false,true,true,1,1);" calcext:value-type="string">
            <text:p>INSERT INTO RESOURCE(id_resource, resource, url, description, comments, id_level, active,has_script,has_grammar,has_quiz,has_vocabulary, id_source, id_skill) VALUES(120,'991 Tai Chi','https://elllo.org/english/0951/T991-Monica-TaiChi.htm','Monica talks about the popular exercise of Tai Chi.',NULL,4,true,true,false,true,true,1,1);</text:p>
          </table:table-cell>
        </table:table-row>
        <table:table-row table:style-name="ro1">
          <table:table-cell office:value-type="float" office:value="121" calcext:value-type="float">
            <text:p>121</text:p>
          </table:table-cell>
          <table:table-cell office:value-type="string" calcext:value-type="string">
            <text:p>1454 Life in the Artic</text:p>
          </table:table-cell>
          <table:table-cell office:value-type="string" calcext:value-type="string">
            <text:p>https://elllo.org/english/1451/1454-AbidemiTodd-Innuits.htm</text:p>
          </table:table-cell>
          <table:table-cell office:value-type="string" calcext:value-type="string">
            <text:p>How people live in the Artic!</text:p>
          </table:table-cell>
          <table:table-cell/>
          <table:table-cell table:formula="of:=IF([.E121]=&quot;&quot;;&quot;NULL&quot;;CONCATENATE(&quot;'&quot;;[.E12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1];&quot;,'&quot;;SUBSTITUTE([.B121];&quot;'&quot;;&quot;''&quot;);&quot;','&quot;;SUBSTITUTE([.C121];&quot;'&quot;;&quot;''&quot;);&quot;','&quot;;SUBSTITUTE([.D121];&quot;'&quot;;&quot;''&quot;);&quot;',&quot;;SUBSTITUTE([.F121];&quot;'&quot;;&quot;''&quot;);&quot;,&quot;;[.G121];&quot;,&quot;;[.H121];&quot;,&quot;;[.I121];&quot;,&quot;;[.J121];&quot;,&quot;;[.K121];&quot;,&quot;;[.L121];&quot;,&quot;;[.M121];&quot;,&quot;;[.N121];&quot;);&quot;)" office:value-type="string" office:string-value="INSERT INTO RESOURCE(id_resource, resource, url, description, comments, id_level, active,has_script,has_grammar,has_quiz,has_vocabulary, id_source, id_skill) VALUES(121,'1454 Life in the Artic','https://elllo.org/english/1451/1454-AbidemiTodd-Innuits.htm','How people live in the Artic!',NULL,4,true,true,false,true,true,1,1);" calcext:value-type="string">
            <text:p>INSERT INTO RESOURCE(id_resource, resource, url, description, comments, id_level, active,has_script,has_grammar,has_quiz,has_vocabulary, id_source, id_skill) VALUES(121,'1454 Life in the Artic','https://elllo.org/english/1451/1454-AbidemiTodd-Innuits.htm','How people live in the Artic!',NULL,4,true,true,false,true,true,1,1);</text:p>
          </table:table-cell>
        </table:table-row>
        <table:table-row table:style-name="ro1">
          <table:table-cell office:value-type="float" office:value="122" calcext:value-type="float">
            <text:p>122</text:p>
          </table:table-cell>
          <table:table-cell office:value-type="string" calcext:value-type="string">
            <text:p>1453 Life Happens Up North</text:p>
          </table:table-cell>
          <table:table-cell office:value-type="string" calcext:value-type="string">
            <text:p>https://elllo.org/english/1451/1453-Abidemi-Todd-Innuits.htm</text:p>
          </table:table-cell>
          <table:table-cell office:value-type="string" calcext:value-type="string">
            <text:p>Working and living in the artic.</text:p>
          </table:table-cell>
          <table:table-cell/>
          <table:table-cell table:formula="of:=IF([.E122]=&quot;&quot;;&quot;NULL&quot;;CONCATENATE(&quot;'&quot;;[.E12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2];&quot;,'&quot;;SUBSTITUTE([.B122];&quot;'&quot;;&quot;''&quot;);&quot;','&quot;;SUBSTITUTE([.C122];&quot;'&quot;;&quot;''&quot;);&quot;','&quot;;SUBSTITUTE([.D122];&quot;'&quot;;&quot;''&quot;);&quot;',&quot;;SUBSTITUTE([.F122];&quot;'&quot;;&quot;''&quot;);&quot;,&quot;;[.G122];&quot;,&quot;;[.H122];&quot;,&quot;;[.I122];&quot;,&quot;;[.J122];&quot;,&quot;;[.K122];&quot;,&quot;;[.L122];&quot;,&quot;;[.M122];&quot;,&quot;;[.N122];&quot;);&quot;)" office:value-type="string" office:string-value="INSERT INTO RESOURCE(id_resource, resource, url, description, comments, id_level, active,has_script,has_grammar,has_quiz,has_vocabulary, id_source, id_skill) VALUES(122,'1453 Life Happens Up North','https://elllo.org/english/1451/1453-Abidemi-Todd-Innuits.htm','Working and living in the artic.',NULL,4,true,true,false,true,true,1,1);" calcext:value-type="string">
            <text:p>INSERT INTO RESOURCE(id_resource, resource, url, description, comments, id_level, active,has_script,has_grammar,has_quiz,has_vocabulary, id_source, id_skill) VALUES(122,'1453 Life Happens Up North','https://elllo.org/english/1451/1453-Abidemi-Todd-Innuits.htm','Working and living in the artic.',NULL,4,true,true,false,true,true,1,1);</text:p>
          </table:table-cell>
        </table:table-row>
        <table:table-row table:style-name="ro1">
          <table:table-cell office:value-type="float" office:value="123" calcext:value-type="float">
            <text:p>123</text:p>
          </table:table-cell>
          <table:table-cell office:value-type="string" calcext:value-type="string">
            <text:p>1449 Burger Barn</text:p>
          </table:table-cell>
          <table:table-cell office:value-type="string" calcext:value-type="string">
            <text:p>https://elllo.org/english/1401/1449-Todd-BurgerBarn.htm</text:p>
          </table:table-cell>
          <table:table-cell office:value-type="string" calcext:value-type="string">
            <text:p>Can I take your order?</text:p>
          </table:table-cell>
          <table:table-cell/>
          <table:table-cell table:formula="of:=IF([.E123]=&quot;&quot;;&quot;NULL&quot;;CONCATENATE(&quot;'&quot;;[.E12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3];&quot;,'&quot;;SUBSTITUTE([.B123];&quot;'&quot;;&quot;''&quot;);&quot;','&quot;;SUBSTITUTE([.C123];&quot;'&quot;;&quot;''&quot;);&quot;','&quot;;SUBSTITUTE([.D123];&quot;'&quot;;&quot;''&quot;);&quot;',&quot;;SUBSTITUTE([.F123];&quot;'&quot;;&quot;''&quot;);&quot;,&quot;;[.G123];&quot;,&quot;;[.H123];&quot;,&quot;;[.I123];&quot;,&quot;;[.J123];&quot;,&quot;;[.K123];&quot;,&quot;;[.L123];&quot;,&quot;;[.M123];&quot;,&quot;;[.N123];&quot;);&quot;)" office:value-type="string" office:string-value="INSERT INTO RESOURCE(id_resource, resource, url, description, comments, id_level, active,has_script,has_grammar,has_quiz,has_vocabulary, id_source, id_skill) VALUES(123,'1449 Burger Barn','https://elllo.org/english/1401/1449-Todd-BurgerBarn.htm','Can I take your order?',NULL,4,true,true,false,true,true,1,1);" calcext:value-type="string">
            <text:p>INSERT INTO RESOURCE(id_resource, resource, url, description, comments, id_level, active,has_script,has_grammar,has_quiz,has_vocabulary, id_source, id_skill) VALUES(123,'1449 Burger Barn','https://elllo.org/english/1401/1449-Todd-BurgerBarn.htm','Can I take your order?',NULL,4,true,true,false,true,true,1,1);</text:p>
          </table:table-cell>
        </table:table-row>
        <table:table-row table:style-name="ro1">
          <table:table-cell office:value-type="float" office:value="124" calcext:value-type="float">
            <text:p>124</text:p>
          </table:table-cell>
          <table:table-cell office:value-type="string" calcext:value-type="string">
            <text:p>1236 Hotel for Her</text:p>
          </table:table-cell>
          <table:table-cell office:value-type="string" calcext:value-type="string">
            <text:p>https://elllo.org/english/1201/1236-Erina-Hotel.htm</text:p>
          </table:table-cell>
          <table:table-cell office:value-type="string" calcext:value-type="string">
            <text:p>Erina's ideal hotel when traveling.</text:p>
          </table:table-cell>
          <table:table-cell/>
          <table:table-cell table:formula="of:=IF([.E124]=&quot;&quot;;&quot;NULL&quot;;CONCATENATE(&quot;'&quot;;[.E12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4];&quot;,'&quot;;SUBSTITUTE([.B124];&quot;'&quot;;&quot;''&quot;);&quot;','&quot;;SUBSTITUTE([.C124];&quot;'&quot;;&quot;''&quot;);&quot;','&quot;;SUBSTITUTE([.D124];&quot;'&quot;;&quot;''&quot;);&quot;',&quot;;SUBSTITUTE([.F124];&quot;'&quot;;&quot;''&quot;);&quot;,&quot;;[.G124];&quot;,&quot;;[.H124];&quot;,&quot;;[.I124];&quot;,&quot;;[.J124];&quot;,&quot;;[.K124];&quot;,&quot;;[.L124];&quot;,&quot;;[.M124];&quot;,&quot;;[.N124];&quot;);&quot;)" office:value-type="string" office:string-value="INSERT INTO RESOURCE(id_resource, resource, url, description, comments, id_level, active,has_script,has_grammar,has_quiz,has_vocabulary, id_source, id_skill) VALUES(124,'1236 Hotel for Her','https://elllo.org/english/1201/1236-Erina-Hotel.htm','Erina''s ideal hotel when traveling.',NULL,4,true,true,false,true,true,1,1);" calcext:value-type="string">
            <text:p>INSERT INTO RESOURCE(id_resource, resource, url, description, comments, id_level, active,has_script,has_grammar,has_quiz,has_vocabulary, id_source, id_skill) VALUES(124,'1236 Hotel for Her','https://elllo.org/english/1201/1236-Erina-Hotel.htm','Erina''s ideal hotel when traveling.',NULL,4,true,true,false,true,true,1,1);</text:p>
          </table:table-cell>
        </table:table-row>
        <table:table-row table:style-name="ro1">
          <table:table-cell office:value-type="float" office:value="125" calcext:value-type="float">
            <text:p>125</text:p>
          </table:table-cell>
          <table:table-cell office:value-type="string" calcext:value-type="string">
            <text:p>988 The Break Up</text:p>
          </table:table-cell>
          <table:table-cell office:value-type="string" calcext:value-type="string">
            <text:p>https://elllo.org/english/0951/T988-George-BreakUp.htm</text:p>
          </table:table-cell>
          <table:table-cell office:value-type="string" calcext:value-type="string">
            <text:p>Crystal gives advice on how to break up.</text:p>
          </table:table-cell>
          <table:table-cell/>
          <table:table-cell table:formula="of:=IF([.E125]=&quot;&quot;;&quot;NULL&quot;;CONCATENATE(&quot;'&quot;;[.E12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5];&quot;,'&quot;;SUBSTITUTE([.B125];&quot;'&quot;;&quot;''&quot;);&quot;','&quot;;SUBSTITUTE([.C125];&quot;'&quot;;&quot;''&quot;);&quot;','&quot;;SUBSTITUTE([.D125];&quot;'&quot;;&quot;''&quot;);&quot;',&quot;;SUBSTITUTE([.F125];&quot;'&quot;;&quot;''&quot;);&quot;,&quot;;[.G125];&quot;,&quot;;[.H125];&quot;,&quot;;[.I125];&quot;,&quot;;[.J125];&quot;,&quot;;[.K125];&quot;,&quot;;[.L125];&quot;,&quot;;[.M125];&quot;,&quot;;[.N125];&quot;);&quot;)" office:value-type="string" office:string-value="INSERT INTO RESOURCE(id_resource, resource, url, description, comments, id_level, active,has_script,has_grammar,has_quiz,has_vocabulary, id_source, id_skill) VALUES(125,'988 The Break Up','https://elllo.org/english/0951/T988-George-BreakUp.htm','Crystal gives advice on how to break up.',NULL,4,true,true,false,true,true,1,1);" calcext:value-type="string">
            <text:p>INSERT INTO RESOURCE(id_resource, resource, url, description, comments, id_level, active,has_script,has_grammar,has_quiz,has_vocabulary, id_source, id_skill) VALUES(125,'988 The Break Up','https://elllo.org/english/0951/T988-George-BreakUp.htm','Crystal gives advice on how to break up.',NULL,4,true,true,false,true,true,1,1);</text:p>
          </table:table-cell>
        </table:table-row>
        <table:table-row table:style-name="ro1">
          <table:table-cell office:value-type="float" office:value="126" calcext:value-type="float">
            <text:p>126</text:p>
          </table:table-cell>
          <table:table-cell office:value-type="string" calcext:value-type="string">
            <text:p>987 Class Crush</text:p>
          </table:table-cell>
          <table:table-cell office:value-type="string" calcext:value-type="string">
            <text:p>https://elllo.org/english/0951/T987-George-Crush.htm</text:p>
          </table:table-cell>
          <table:table-cell office:value-type="string" calcext:value-type="string">
            <text:p>Crystal gives George female advice on women.</text:p>
          </table:table-cell>
          <table:table-cell/>
          <table:table-cell table:formula="of:=IF([.E126]=&quot;&quot;;&quot;NULL&quot;;CONCATENATE(&quot;'&quot;;[.E12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6];&quot;,'&quot;;SUBSTITUTE([.B126];&quot;'&quot;;&quot;''&quot;);&quot;','&quot;;SUBSTITUTE([.C126];&quot;'&quot;;&quot;''&quot;);&quot;','&quot;;SUBSTITUTE([.D126];&quot;'&quot;;&quot;''&quot;);&quot;',&quot;;SUBSTITUTE([.F126];&quot;'&quot;;&quot;''&quot;);&quot;,&quot;;[.G126];&quot;,&quot;;[.H126];&quot;,&quot;;[.I126];&quot;,&quot;;[.J126];&quot;,&quot;;[.K126];&quot;,&quot;;[.L126];&quot;,&quot;;[.M126];&quot;,&quot;;[.N126];&quot;);&quot;)" office:value-type="string" office:string-value="INSERT INTO RESOURCE(id_resource, resource, url, description, comments, id_level, active,has_script,has_grammar,has_quiz,has_vocabulary, id_source, id_skill) VALUES(126,'987 Class Crush','https://elllo.org/english/0951/T987-George-Crush.htm','Crystal gives George female advice on women.',NULL,4,true,true,false,true,true,1,1);" calcext:value-type="string">
            <text:p>INSERT INTO RESOURCE(id_resource, resource, url, description, comments, id_level, active,has_script,has_grammar,has_quiz,has_vocabulary, id_source, id_skill) VALUES(126,'987 Class Crush','https://elllo.org/english/0951/T987-George-Crush.htm','Crystal gives George female advice on women.',NULL,4,true,true,false,true,true,1,1);</text:p>
          </table:table-cell>
        </table:table-row>
        <table:table-row table:style-name="ro1">
          <table:table-cell office:value-type="float" office:value="127" calcext:value-type="float">
            <text:p>127</text:p>
          </table:table-cell>
          <table:table-cell office:value-type="string" calcext:value-type="string">
            <text:p>5.04 Subordinating Conjunctions - Condition. Party at the Park</text:p>
          </table:table-cell>
          <table:table-cell office:value-type="string" calcext:value-type="string">
            <text:p>https://elllo.org/english/grammar/L5-04-SubCo-Condition.htm</text:p>
          </table:table-cell>
          <table:table-cell office:value-type="string" calcext:value-type="string">
            <text:p>Todd asks Darcy to a party.</text:p>
          </table:table-cell>
          <table:table-cell/>
          <table:table-cell table:formula="of:=IF([.E127]=&quot;&quot;;&quot;NULL&quot;;CONCATENATE(&quot;'&quot;;[.E127];&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7];&quot;,'&quot;;SUBSTITUTE([.B127];&quot;'&quot;;&quot;''&quot;);&quot;','&quot;;SUBSTITUTE([.C127];&quot;'&quot;;&quot;''&quot;);&quot;','&quot;;SUBSTITUTE([.D127];&quot;'&quot;;&quot;''&quot;);&quot;',&quot;;SUBSTITUTE([.F127];&quot;'&quot;;&quot;''&quot;);&quot;,&quot;;[.G127];&quot;,&quot;;[.H127];&quot;,&quot;;[.I127];&quot;,&quot;;[.J127];&quot;,&quot;;[.K127];&quot;,&quot;;[.L127];&quot;,&quot;;[.M127];&quot;,&quot;;[.N127];&quot;);&quot;)" office:value-type="string" office:string-value="INSERT INTO RESOURCE(id_resource, resource, url, description, comments, id_level, active,has_script,has_grammar,has_quiz,has_vocabulary, id_source, id_skill) VALUES(127,'5.04 Subordinating Conjunctions - Condition. Party at the Park','https://elllo.org/english/grammar/L5-04-SubCo-Condition.htm','Todd asks Darcy to a party.',NULL,5,true,true,true,true,false,1,1);" calcext:value-type="string">
            <text:p>INSERT INTO RESOURCE(id_resource, resource, url, description, comments, id_level, active,has_script,has_grammar,has_quiz,has_vocabulary, id_source, id_skill) VALUES(127,'5.04 Subordinating Conjunctions - Condition. Party at the Park','https://elllo.org/english/grammar/L5-04-SubCo-Condition.htm','Todd asks Darcy to a party.',NULL,5,true,true,true,true,false,1,1);</text:p>
          </table:table-cell>
        </table:table-row>
        <table:table-row table:style-name="ro1">
          <table:table-cell office:value-type="float" office:value="128" calcext:value-type="float">
            <text:p>128</text:p>
          </table:table-cell>
          <table:table-cell office:value-type="string" calcext:value-type="string">
            <text:p>5.05 Second Conditional. Dream On</text:p>
          </table:table-cell>
          <table:table-cell office:value-type="string" calcext:value-type="string">
            <text:p>https://elllo.org/english/grammar/L5-05-Second-Conditional.htm</text:p>
          </table:table-cell>
          <table:table-cell office:value-type="string" calcext:value-type="string">
            <text:p>What would you do if you were rich? Six people share thoughts.</text:p>
          </table:table-cell>
          <table:table-cell/>
          <table:table-cell table:formula="of:=IF([.E128]=&quot;&quot;;&quot;NULL&quot;;CONCATENATE(&quot;'&quot;;[.E128];&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8];&quot;,'&quot;;SUBSTITUTE([.B128];&quot;'&quot;;&quot;''&quot;);&quot;','&quot;;SUBSTITUTE([.C128];&quot;'&quot;;&quot;''&quot;);&quot;','&quot;;SUBSTITUTE([.D128];&quot;'&quot;;&quot;''&quot;);&quot;',&quot;;SUBSTITUTE([.F128];&quot;'&quot;;&quot;''&quot;);&quot;,&quot;;[.G128];&quot;,&quot;;[.H128];&quot;,&quot;;[.I128];&quot;,&quot;;[.J128];&quot;,&quot;;[.K128];&quot;,&quot;;[.L128];&quot;,&quot;;[.M128];&quot;,&quot;;[.N128];&quot;);&quot;)" office:value-type="string" office:string-value="INSERT INTO RESOURCE(id_resource, resource, url, description, comments, id_level, active,has_script,has_grammar,has_quiz,has_vocabulary, id_source, id_skill) VALUES(128,'5.05 Second Conditional. Dream On','https://elllo.org/english/grammar/L5-05-Second-Conditional.htm','What would you do if you were rich? Six people share thoughts.',NULL,5,true,true,true,true,false,1,1);" calcext:value-type="string">
            <text:p>INSERT INTO RESOURCE(id_resource, resource, url, description, comments, id_level, active,has_script,has_grammar,has_quiz,has_vocabulary, id_source, id_skill) VALUES(128,'5.05 Second Conditional. Dream On','https://elllo.org/english/grammar/L5-05-Second-Conditional.htm','What would you do if you were rich? Six people share thoughts.',NULL,5,true,true,true,true,false,1,1);</text:p>
          </table:table-cell>
        </table:table-row>
        <table:table-row table:style-name="ro1">
          <table:table-cell office:value-type="float" office:value="129" calcext:value-type="float">
            <text:p>129</text:p>
          </table:table-cell>
          <table:table-cell office:value-type="string" calcext:value-type="string">
            <text:p>5.06 Adjective Clause. Live Long and Be Heathy</text:p>
          </table:table-cell>
          <table:table-cell office:value-type="string" calcext:value-type="string">
            <text:p>https://elllo.org/english/grammar/L5-06-Adjective-Clause.htm</text:p>
          </table:table-cell>
          <table:table-cell office:value-type="string" calcext:value-type="string">
            <text:p>Monica talks about living a healthy life.</text:p>
          </table:table-cell>
          <table:table-cell/>
          <table:table-cell table:formula="of:=IF([.E129]=&quot;&quot;;&quot;NULL&quot;;CONCATENATE(&quot;'&quot;;[.E129];&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9];&quot;,'&quot;;SUBSTITUTE([.B129];&quot;'&quot;;&quot;''&quot;);&quot;','&quot;;SUBSTITUTE([.C129];&quot;'&quot;;&quot;''&quot;);&quot;','&quot;;SUBSTITUTE([.D129];&quot;'&quot;;&quot;''&quot;);&quot;',&quot;;SUBSTITUTE([.F129];&quot;'&quot;;&quot;''&quot;);&quot;,&quot;;[.G129];&quot;,&quot;;[.H129];&quot;,&quot;;[.I129];&quot;,&quot;;[.J129];&quot;,&quot;;[.K129];&quot;,&quot;;[.L129];&quot;,&quot;;[.M129];&quot;,&quot;;[.N129];&quot;);&quot;)" office:value-type="string" office:string-value="INSERT INTO RESOURCE(id_resource, resource, url, description, comments, id_level, active,has_script,has_grammar,has_quiz,has_vocabulary, id_source, id_skill) VALUES(129,'5.06 Adjective Clause. Live Long and Be Heathy','https://elllo.org/english/grammar/L5-06-Adjective-Clause.htm','Monica talks about living a healthy life.',NULL,5,true,true,true,true,false,1,1);" calcext:value-type="string">
            <text:p>INSERT INTO RESOURCE(id_resource, resource, url, description, comments, id_level, active,has_script,has_grammar,has_quiz,has_vocabulary, id_source, id_skill) VALUES(129,'5.06 Adjective Clause. Live Long and Be Heathy','https://elllo.org/english/grammar/L5-06-Adjective-Clause.htm','Monica talks about living a healthy life.',NULL,5,true,true,true,true,false,1,1);</text:p>
          </table:table-cell>
        </table:table-row>
        <table:table-row table:style-name="ro1">
          <table:table-cell office:value-type="float" office:value="130" calcext:value-type="float">
            <text:p>130</text:p>
          </table:table-cell>
          <table:table-cell office:value-type="string" calcext:value-type="string">
            <text:p>5.07 Noun Clause. It is what it is!</text:p>
          </table:table-cell>
          <table:table-cell office:value-type="string" calcext:value-type="string">
            <text:p>https://elllo.org/english/grammar/L5-07B-Noun-Cllause.htm</text:p>
          </table:table-cell>
          <table:table-cell office:value-type="string" calcext:value-type="string">
            <text:p>Common phrases with a noun clause. It is what it is!</text:p>
          </table:table-cell>
          <table:table-cell/>
          <table:table-cell table:formula="of:=IF([.E130]=&quot;&quot;;&quot;NULL&quot;;CONCATENATE(&quot;'&quot;;[.E130];&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0];&quot;,'&quot;;SUBSTITUTE([.B130];&quot;'&quot;;&quot;''&quot;);&quot;','&quot;;SUBSTITUTE([.C130];&quot;'&quot;;&quot;''&quot;);&quot;','&quot;;SUBSTITUTE([.D130];&quot;'&quot;;&quot;''&quot;);&quot;',&quot;;SUBSTITUTE([.F130];&quot;'&quot;;&quot;''&quot;);&quot;,&quot;;[.G130];&quot;,&quot;;[.H130];&quot;,&quot;;[.I130];&quot;,&quot;;[.J130];&quot;,&quot;;[.K130];&quot;,&quot;;[.L130];&quot;,&quot;;[.M130];&quot;,&quot;;[.N130];&quot;);&quot;)" office:value-type="string" office:string-value="INSERT INTO RESOURCE(id_resource, resource, url, description, comments, id_level, active,has_script,has_grammar,has_quiz,has_vocabulary, id_source, id_skill) VALUES(130,'5.07 Noun Clause. It is what it is!','https://elllo.org/english/grammar/L5-07B-Noun-Cllause.htm','Common phrases with a noun clause. It is what it is!',NULL,5,true,true,true,true,false,1,1);" calcext:value-type="string">
            <text:p>INSERT INTO RESOURCE(id_resource, resource, url, description, comments, id_level, active,has_script,has_grammar,has_quiz,has_vocabulary, id_source, id_skill) VALUES(130,'5.07 Noun Clause. It is what it is!','https://elllo.org/english/grammar/L5-07B-Noun-Cllause.htm','Common phrases with a noun clause. It is what it is!',NULL,5,true,true,true,true,false,1,1);</text:p>
          </table:table-cell>
        </table:table-row>
        <table:table-row table:style-name="ro1">
          <table:table-cell office:value-type="float" office:value="131" calcext:value-type="float">
            <text:p>131</text:p>
          </table:table-cell>
          <table:table-cell office:value-type="string" calcext:value-type="string">
            <text:p>5.01 Coordinating Conjunction- Fanboys. Collecting Computers</text:p>
          </table:table-cell>
          <table:table-cell office:value-type="string" calcext:value-type="string">
            <text:p>https://elllo.org/english/grammar/L5-01-Fanboys.htm</text:p>
          </table:table-cell>
          <table:table-cell office:value-type="string" calcext:value-type="string">
            <text:p>Why Todd has many computers.</text:p>
          </table:table-cell>
          <table:table-cell/>
          <table:table-cell table:formula="of:=IF([.E131]=&quot;&quot;;&quot;NULL&quot;;CONCATENATE(&quot;'&quot;;[.E131];&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1];&quot;,'&quot;;SUBSTITUTE([.B131];&quot;'&quot;;&quot;''&quot;);&quot;','&quot;;SUBSTITUTE([.C131];&quot;'&quot;;&quot;''&quot;);&quot;','&quot;;SUBSTITUTE([.D131];&quot;'&quot;;&quot;''&quot;);&quot;',&quot;;SUBSTITUTE([.F131];&quot;'&quot;;&quot;''&quot;);&quot;,&quot;;[.G131];&quot;,&quot;;[.H131];&quot;,&quot;;[.I131];&quot;,&quot;;[.J131];&quot;,&quot;;[.K131];&quot;,&quot;;[.L131];&quot;,&quot;;[.M131];&quot;,&quot;;[.N131];&quot;);&quot;)" office:value-type="string" office:string-value="INSERT INTO RESOURCE(id_resource, resource, url, description, comments, id_level, active,has_script,has_grammar,has_quiz,has_vocabulary, id_source, id_skill) VALUES(131,'5.01 Coordinating Conjunction- Fanboys. Collecting Computers','https://elllo.org/english/grammar/L5-01-Fanboys.htm','Why Todd has many computers.',NULL,5,true,true,true,true,false,1,1);" calcext:value-type="string">
            <text:p>INSERT INTO RESOURCE(id_resource, resource, url, description, comments, id_level, active,has_script,has_grammar,has_quiz,has_vocabulary, id_source, id_skill) VALUES(131,'5.01 Coordinating Conjunction- Fanboys. Collecting Computers','https://elllo.org/english/grammar/L5-01-Fanboys.htm','Why Todd has many computers.',NULL,5,true,true,true,true,false,1,1);</text:p>
          </table:table-cell>
        </table:table-row>
        <table:table-row table:style-name="ro1">
          <table:table-cell office:value-type="float" office:value="132" calcext:value-type="float">
            <text:p>132</text:p>
          </table:table-cell>
          <table:table-cell office:value-type="string" calcext:value-type="string">
            <text:p>5.02 Subordinating Conjunctions - Time. Soup for Supper</text:p>
          </table:table-cell>
          <table:table-cell office:value-type="string" calcext:value-type="string">
            <text:p>https://elllo.org/english/grammar/L5-02-SubCo-Time.htm</text:p>
          </table:table-cell>
          <table:table-cell office:value-type="string" calcext:value-type="string">
            <text:p>Sarah talks about making soup.</text:p>
          </table:table-cell>
          <table:table-cell/>
          <table:table-cell table:formula="of:=IF([.E132]=&quot;&quot;;&quot;NULL&quot;;CONCATENATE(&quot;'&quot;;[.E132];&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2];&quot;,'&quot;;SUBSTITUTE([.B132];&quot;'&quot;;&quot;''&quot;);&quot;','&quot;;SUBSTITUTE([.C132];&quot;'&quot;;&quot;''&quot;);&quot;','&quot;;SUBSTITUTE([.D132];&quot;'&quot;;&quot;''&quot;);&quot;',&quot;;SUBSTITUTE([.F132];&quot;'&quot;;&quot;''&quot;);&quot;,&quot;;[.G132];&quot;,&quot;;[.H132];&quot;,&quot;;[.I132];&quot;,&quot;;[.J132];&quot;,&quot;;[.K132];&quot;,&quot;;[.L132];&quot;,&quot;;[.M132];&quot;,&quot;;[.N132];&quot;);&quot;)" office:value-type="string" office:string-value="INSERT INTO RESOURCE(id_resource, resource, url, description, comments, id_level, active,has_script,has_grammar,has_quiz,has_vocabulary, id_source, id_skill) VALUES(132,'5.02 Subordinating Conjunctions - Time. Soup for Supper','https://elllo.org/english/grammar/L5-02-SubCo-Time.htm','Sarah talks about making soup.',NULL,5,true,true,true,true,false,1,1);" calcext:value-type="string">
            <text:p>INSERT INTO RESOURCE(id_resource, resource, url, description, comments, id_level, active,has_script,has_grammar,has_quiz,has_vocabulary, id_source, id_skill) VALUES(132,'5.02 Subordinating Conjunctions - Time. Soup for Supper','https://elllo.org/english/grammar/L5-02-SubCo-Time.htm','Sarah talks about making soup.',NULL,5,true,true,true,true,false,1,1);</text:p>
          </table:table-cell>
        </table:table-row>
        <table:table-row table:style-name="ro1">
          <table:table-cell office:value-type="float" office:value="133" calcext:value-type="float">
            <text:p>133</text:p>
          </table:table-cell>
          <table:table-cell office:value-type="string" calcext:value-type="string">
            <text:p>5.03 Subordinating Conjunctions - Reason. Housing and Transportation</text:p>
          </table:table-cell>
          <table:table-cell office:value-type="string" calcext:value-type="string">
            <text:p>https://elllo.org/english/grammar/L5-03-SubCo-Reason.htm</text:p>
          </table:table-cell>
          <table:table-cell office:value-type="string" calcext:value-type="string">
            <text:p>6 people discuss their housing.</text:p>
          </table:table-cell>
          <table:table-cell/>
          <table:table-cell table:formula="of:=IF([.E133]=&quot;&quot;;&quot;NULL&quot;;CONCATENATE(&quot;'&quot;;[.E133];&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3];&quot;,'&quot;;SUBSTITUTE([.B133];&quot;'&quot;;&quot;''&quot;);&quot;','&quot;;SUBSTITUTE([.C133];&quot;'&quot;;&quot;''&quot;);&quot;','&quot;;SUBSTITUTE([.D133];&quot;'&quot;;&quot;''&quot;);&quot;',&quot;;SUBSTITUTE([.F133];&quot;'&quot;;&quot;''&quot;);&quot;,&quot;;[.G133];&quot;,&quot;;[.H133];&quot;,&quot;;[.I133];&quot;,&quot;;[.J133];&quot;,&quot;;[.K133];&quot;,&quot;;[.L133];&quot;,&quot;;[.M133];&quot;,&quot;;[.N133];&quot;);&quot;)" office:value-type="string" office:string-value="INSERT INTO RESOURCE(id_resource, resource, url, description, comments, id_level, active,has_script,has_grammar,has_quiz,has_vocabulary, id_source, id_skill) VALUES(133,'5.03 Subordinating Conjunctions - Reason. Housing and Transportation','https://elllo.org/english/grammar/L5-03-SubCo-Reason.htm','6 people discuss their housing.',NULL,5,true,true,true,true,false,1,1);" calcext:value-type="string">
            <text:p>INSERT INTO RESOURCE(id_resource, resource, url, description, comments, id_level, active,has_script,has_grammar,has_quiz,has_vocabulary, id_source, id_skill) VALUES(133,'5.03 Subordinating Conjunctions - Reason. Housing and Transportation','https://elllo.org/english/grammar/L5-03-SubCo-Reason.htm','6 people discuss their housing.',NULL,5,true,true,true,true,false,1,1);</text:p>
          </table:table-cell>
        </table:table-row>
        <table:table-row table:style-name="ro1">
          <table:table-cell office:value-type="float" office:value="134" calcext:value-type="float">
            <text:p>134</text:p>
          </table:table-cell>
          <table:table-cell office:value-type="string" calcext:value-type="string">
            <text:p>5.08 Projected Speech. Talent Wish</text:p>
          </table:table-cell>
          <table:table-cell office:value-type="string" calcext:value-type="string">
            <text:p>https://elllo.org/english/grammar/L5-08-Projected-Speech.htm</text:p>
          </table:table-cell>
          <table:table-cell office:value-type="string" calcext:value-type="string">
            <text:p>Two college students share what talents they wish they had.</text:p>
          </table:table-cell>
          <table:table-cell/>
          <table:table-cell table:formula="of:=IF([.E134]=&quot;&quot;;&quot;NULL&quot;;CONCATENATE(&quot;'&quot;;[.E134];&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4];&quot;,'&quot;;SUBSTITUTE([.B134];&quot;'&quot;;&quot;''&quot;);&quot;','&quot;;SUBSTITUTE([.C134];&quot;'&quot;;&quot;''&quot;);&quot;','&quot;;SUBSTITUTE([.D134];&quot;'&quot;;&quot;''&quot;);&quot;',&quot;;SUBSTITUTE([.F134];&quot;'&quot;;&quot;''&quot;);&quot;,&quot;;[.G134];&quot;,&quot;;[.H134];&quot;,&quot;;[.I134];&quot;,&quot;;[.J134];&quot;,&quot;;[.K134];&quot;,&quot;;[.L134];&quot;,&quot;;[.M134];&quot;,&quot;;[.N134];&quot;);&quot;)" office:value-type="string" office:string-value="INSERT INTO RESOURCE(id_resource, resource, url, description, comments, id_level, active,has_script,has_grammar,has_quiz,has_vocabulary, id_source, id_skill) VALUES(134,'5.08 Projected Speech. Talent Wish','https://elllo.org/english/grammar/L5-08-Projected-Speech.htm','Two college students share what talents they wish they had.',NULL,5,true,true,true,true,false,1,1);" calcext:value-type="string">
            <text:p>INSERT INTO RESOURCE(id_resource, resource, url, description, comments, id_level, active,has_script,has_grammar,has_quiz,has_vocabulary, id_source, id_skill) VALUES(134,'5.08 Projected Speech. Talent Wish','https://elllo.org/english/grammar/L5-08-Projected-Speech.htm','Two college students share what talents they wish they had.',NULL,5,true,true,true,true,false,1,1);</text:p>
          </table:table-cell>
        </table:table-row>
        <table:table-row table:style-name="ro1">
          <table:table-cell office:value-type="float" office:value="135" calcext:value-type="float">
            <text:p>135</text:p>
          </table:table-cell>
          <table:table-cell office:value-type="string" calcext:value-type="string">
            <text:p>5.09 Present Perfect. Wedding Plans</text:p>
          </table:table-cell>
          <table:table-cell office:value-type="string" calcext:value-type="string">
            <text:p>https://elllo.org/english/grammar/L5-09-Present-Perfect-Recent.htm</text:p>
          </table:table-cell>
          <table:table-cell office:value-type="string" calcext:value-type="string">
            <text:p>Meg talks about what she needs to do for her wedding.</text:p>
          </table:table-cell>
          <table:table-cell/>
          <table:table-cell table:formula="of:=IF([.E135]=&quot;&quot;;&quot;NULL&quot;;CONCATENATE(&quot;'&quot;;[.E135];&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5];&quot;,'&quot;;SUBSTITUTE([.B135];&quot;'&quot;;&quot;''&quot;);&quot;','&quot;;SUBSTITUTE([.C135];&quot;'&quot;;&quot;''&quot;);&quot;','&quot;;SUBSTITUTE([.D135];&quot;'&quot;;&quot;''&quot;);&quot;',&quot;;SUBSTITUTE([.F135];&quot;'&quot;;&quot;''&quot;);&quot;,&quot;;[.G135];&quot;,&quot;;[.H135];&quot;,&quot;;[.I135];&quot;,&quot;;[.J135];&quot;,&quot;;[.K135];&quot;,&quot;;[.L135];&quot;,&quot;;[.M135];&quot;,&quot;;[.N135];&quot;);&quot;)" office:value-type="string" office:string-value="INSERT INTO RESOURCE(id_resource, resource, url, description, comments, id_level, active,has_script,has_grammar,has_quiz,has_vocabulary, id_source, id_skill) VALUES(135,'5.09 Present Perfect. Wedding Plans','https://elllo.org/english/grammar/L5-09-Present-Perfect-Recent.htm','Meg talks about what she needs to do for her wedding.',NULL,5,true,true,true,true,false,1,1);" calcext:value-type="string">
            <text:p>INSERT INTO RESOURCE(id_resource, resource, url, description, comments, id_level, active,has_script,has_grammar,has_quiz,has_vocabulary, id_source, id_skill) VALUES(135,'5.09 Present Perfect. Wedding Plans','https://elllo.org/english/grammar/L5-09-Present-Perfect-Recent.htm','Meg talks about what she needs to do for her wedding.',NULL,5,true,true,true,true,false,1,1);</text:p>
          </table:table-cell>
        </table:table-row>
        <table:table-row table:style-name="ro1">
          <table:table-cell office:value-type="float" office:value="136" calcext:value-type="float">
            <text:p>136</text:p>
          </table:table-cell>
          <table:table-cell office:value-type="string" calcext:value-type="string">
            <text:p>5.10 Past Conditional. Do Over</text:p>
          </table:table-cell>
          <table:table-cell office:value-type="string" calcext:value-type="string">
            <text:p>https://elllo.org/english/grammar/L5-10-Past-Conditional.htm</text:p>
          </table:table-cell>
          <table:table-cell office:value-type="string" calcext:value-type="string">
            <text:p>Two people share what they'd like to do over in their life.</text:p>
          </table:table-cell>
          <table:table-cell/>
          <table:table-cell table:formula="of:=IF([.E136]=&quot;&quot;;&quot;NULL&quot;;CONCATENATE(&quot;'&quot;;[.E136];&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6];&quot;,'&quot;;SUBSTITUTE([.B136];&quot;'&quot;;&quot;''&quot;);&quot;','&quot;;SUBSTITUTE([.C136];&quot;'&quot;;&quot;''&quot;);&quot;','&quot;;SUBSTITUTE([.D136];&quot;'&quot;;&quot;''&quot;);&quot;',&quot;;SUBSTITUTE([.F136];&quot;'&quot;;&quot;''&quot;);&quot;,&quot;;[.G136];&quot;,&quot;;[.H136];&quot;,&quot;;[.I136];&quot;,&quot;;[.J136];&quot;,&quot;;[.K136];&quot;,&quot;;[.L136];&quot;,&quot;;[.M136];&quot;,&quot;;[.N136];&quot;);&quot;)" office:value-type="string" office:string-value="INSERT INTO RESOURCE(id_resource, resource, url, description, comments, id_level, active,has_script,has_grammar,has_quiz,has_vocabulary, id_source, id_skill) VALUES(136,'5.10 Past Conditional. Do Over','https://elllo.org/english/grammar/L5-10-Past-Conditional.htm','Two people share what they''d like to do over in their life.',NULL,5,true,true,true,true,false,1,1);" calcext:value-type="string">
            <text:p>INSERT INTO RESOURCE(id_resource, resource, url, description, comments, id_level, active,has_script,has_grammar,has_quiz,has_vocabulary, id_source, id_skill) VALUES(136,'5.10 Past Conditional. Do Over','https://elllo.org/english/grammar/L5-10-Past-Conditional.htm','Two people share what they''d like to do over in their life.',NULL,5,true,true,true,true,false,1,1);</text:p>
          </table:table-cell>
        </table:table-row>
        <table:table-row table:style-name="ro1">
          <table:table-cell office:value-type="float" office:value="137" calcext:value-type="float">
            <text:p>137</text:p>
          </table:table-cell>
          <table:table-cell office:value-type="string" calcext:value-type="string">
            <text:p>1520 Bangkok Shopping</text:p>
          </table:table-cell>
          <table:table-cell office:value-type="string" calcext:value-type="string">
            <text:p>https://elllo.org/english/1501/1520-Jerri-Fashion.htm</text:p>
          </table:table-cell>
          <table:table-cell office:value-type="string" calcext:value-type="string">
            <text:p>Jerri shares shopping options in Bangkok.</text:p>
          </table:table-cell>
          <table:table-cell/>
          <table:table-cell table:formula="of:=IF([.E137]=&quot;&quot;;&quot;NULL&quot;;CONCATENATE(&quot;'&quot;;[.E13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7];&quot;,'&quot;;SUBSTITUTE([.B137];&quot;'&quot;;&quot;''&quot;);&quot;','&quot;;SUBSTITUTE([.C137];&quot;'&quot;;&quot;''&quot;);&quot;','&quot;;SUBSTITUTE([.D137];&quot;'&quot;;&quot;''&quot;);&quot;',&quot;;SUBSTITUTE([.F137];&quot;'&quot;;&quot;''&quot;);&quot;,&quot;;[.G137];&quot;,&quot;;[.H137];&quot;,&quot;;[.I137];&quot;,&quot;;[.J137];&quot;,&quot;;[.K137];&quot;,&quot;;[.L137];&quot;,&quot;;[.M137];&quot;,&quot;;[.N137];&quot;);&quot;)" office:value-type="string" office:string-value="INSERT INTO RESOURCE(id_resource, resource, url, description, comments, id_level, active,has_script,has_grammar,has_quiz,has_vocabulary, id_source, id_skill) VALUES(137,'1520 Bangkok Shopping','https://elllo.org/english/1501/1520-Jerri-Fashion.htm','Jerri shares shopping options in Bangkok.',NULL,5,true,true,false,true,true,1,1);" calcext:value-type="string">
            <text:p>INSERT INTO RESOURCE(id_resource, resource, url, description, comments, id_level, active,has_script,has_grammar,has_quiz,has_vocabulary, id_source, id_skill) VALUES(137,'1520 Bangkok Shopping','https://elllo.org/english/1501/1520-Jerri-Fashion.htm','Jerri shares shopping options in Bangkok.',NULL,5,true,true,false,true,true,1,1);</text:p>
          </table:table-cell>
        </table:table-row>
        <table:table-row table:style-name="ro1">
          <table:table-cell office:value-type="float" office:value="138" calcext:value-type="float">
            <text:p>138</text:p>
          </table:table-cell>
          <table:table-cell office:value-type="string" calcext:value-type="string">
            <text:p>1519 Bangkok Transportation - Part 2</text:p>
          </table:table-cell>
          <table:table-cell office:value-type="string" calcext:value-type="string">
            <text:p>https://elllo.org/english/1501/1519-Jerri-Transportation.htm</text:p>
          </table:table-cell>
          <table:table-cell office:value-type="string" calcext:value-type="string">
            <text:p>More ways to get around in Bangkok.</text:p>
          </table:table-cell>
          <table:table-cell/>
          <table:table-cell table:formula="of:=IF([.E138]=&quot;&quot;;&quot;NULL&quot;;CONCATENATE(&quot;'&quot;;[.E13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8];&quot;,'&quot;;SUBSTITUTE([.B138];&quot;'&quot;;&quot;''&quot;);&quot;','&quot;;SUBSTITUTE([.C138];&quot;'&quot;;&quot;''&quot;);&quot;','&quot;;SUBSTITUTE([.D138];&quot;'&quot;;&quot;''&quot;);&quot;',&quot;;SUBSTITUTE([.F138];&quot;'&quot;;&quot;''&quot;);&quot;,&quot;;[.G138];&quot;,&quot;;[.H138];&quot;,&quot;;[.I138];&quot;,&quot;;[.J138];&quot;,&quot;;[.K138];&quot;,&quot;;[.L138];&quot;,&quot;;[.M138];&quot;,&quot;;[.N138];&quot;);&quot;)" office:value-type="string" office:string-value="INSERT INTO RESOURCE(id_resource, resource, url, description, comments, id_level, active,has_script,has_grammar,has_quiz,has_vocabulary, id_source, id_skill) VALUES(138,'1519 Bangkok Transportation - Part 2','https://elllo.org/english/1501/1519-Jerri-Transportation.htm','More ways to get around in Bangkok.',NULL,5,true,true,false,true,true,1,1);" calcext:value-type="string">
            <text:p>INSERT INTO RESOURCE(id_resource, resource, url, description, comments, id_level, active,has_script,has_grammar,has_quiz,has_vocabulary, id_source, id_skill) VALUES(138,'1519 Bangkok Transportation - Part 2','https://elllo.org/english/1501/1519-Jerri-Transportation.htm','More ways to get around in Bangkok.',NULL,5,true,true,false,true,true,1,1);</text:p>
          </table:table-cell>
        </table:table-row>
        <table:table-row table:style-name="ro1">
          <table:table-cell office:value-type="float" office:value="139" calcext:value-type="float">
            <text:p>139</text:p>
          </table:table-cell>
          <table:table-cell office:value-type="string" calcext:value-type="string">
            <text:p>1518 Bangkok Transportation - Part 1</text:p>
          </table:table-cell>
          <table:table-cell office:value-type="string" calcext:value-type="string">
            <text:p>https://elllo.org/english/1501/1518-Jerri-Transportation.htm</text:p>
          </table:table-cell>
          <table:table-cell office:value-type="string" calcext:value-type="string">
            <text:p>Getting around in Bangkok.</text:p>
          </table:table-cell>
          <table:table-cell/>
          <table:table-cell table:formula="of:=IF([.E139]=&quot;&quot;;&quot;NULL&quot;;CONCATENATE(&quot;'&quot;;[.E13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9];&quot;,'&quot;;SUBSTITUTE([.B139];&quot;'&quot;;&quot;''&quot;);&quot;','&quot;;SUBSTITUTE([.C139];&quot;'&quot;;&quot;''&quot;);&quot;','&quot;;SUBSTITUTE([.D139];&quot;'&quot;;&quot;''&quot;);&quot;',&quot;;SUBSTITUTE([.F139];&quot;'&quot;;&quot;''&quot;);&quot;,&quot;;[.G139];&quot;,&quot;;[.H139];&quot;,&quot;;[.I139];&quot;,&quot;;[.J139];&quot;,&quot;;[.K139];&quot;,&quot;;[.L139];&quot;,&quot;;[.M139];&quot;,&quot;;[.N139];&quot;);&quot;)" office:value-type="string" office:string-value="INSERT INTO RESOURCE(id_resource, resource, url, description, comments, id_level, active,has_script,has_grammar,has_quiz,has_vocabulary, id_source, id_skill) VALUES(139,'1518 Bangkok Transportation - Part 1','https://elllo.org/english/1501/1518-Jerri-Transportation.htm','Getting around in Bangkok.',NULL,5,true,true,false,true,true,1,1);" calcext:value-type="string">
            <text:p>INSERT INTO RESOURCE(id_resource, resource, url, description, comments, id_level, active,has_script,has_grammar,has_quiz,has_vocabulary, id_source, id_skill) VALUES(139,'1518 Bangkok Transportation - Part 1','https://elllo.org/english/1501/1518-Jerri-Transportation.htm','Getting around in Bangkok.',NULL,5,true,true,false,true,true,1,1);</text:p>
          </table:table-cell>
        </table:table-row>
        <table:table-row table:style-name="ro1">
          <table:table-cell office:value-type="float" office:value="140" calcext:value-type="float">
            <text:p>140</text:p>
          </table:table-cell>
          <table:table-cell office:value-type="string" calcext:value-type="string">
            <text:p>1517 Island Stress</text:p>
          </table:table-cell>
          <table:table-cell office:value-type="string" calcext:value-type="string">
            <text:p>https://elllo.org/english/1501/1517-Jerri-Island-Stress.htm</text:p>
          </table:table-cell>
          <table:table-cell office:value-type="string" calcext:value-type="string">
            <text:p>Problems facing Thailand's islands.</text:p>
          </table:table-cell>
          <table:table-cell/>
          <table:table-cell table:formula="of:=IF([.E140]=&quot;&quot;;&quot;NULL&quot;;CONCATENATE(&quot;'&quot;;[.E14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0];&quot;,'&quot;;SUBSTITUTE([.B140];&quot;'&quot;;&quot;''&quot;);&quot;','&quot;;SUBSTITUTE([.C140];&quot;'&quot;;&quot;''&quot;);&quot;','&quot;;SUBSTITUTE([.D140];&quot;'&quot;;&quot;''&quot;);&quot;',&quot;;SUBSTITUTE([.F140];&quot;'&quot;;&quot;''&quot;);&quot;,&quot;;[.G140];&quot;,&quot;;[.H140];&quot;,&quot;;[.I140];&quot;,&quot;;[.J140];&quot;,&quot;;[.K140];&quot;,&quot;;[.L140];&quot;,&quot;;[.M140];&quot;,&quot;;[.N140];&quot;);&quot;)" office:value-type="string" office:string-value="INSERT INTO RESOURCE(id_resource, resource, url, description, comments, id_level, active,has_script,has_grammar,has_quiz,has_vocabulary, id_source, id_skill) VALUES(140,'1517 Island Stress','https://elllo.org/english/1501/1517-Jerri-Island-Stress.htm','Problems facing Thailand''s islands.',NULL,5,true,true,false,true,true,1,1);" calcext:value-type="string">
            <text:p>INSERT INTO RESOURCE(id_resource, resource, url, description, comments, id_level, active,has_script,has_grammar,has_quiz,has_vocabulary, id_source, id_skill) VALUES(140,'1517 Island Stress','https://elllo.org/english/1501/1517-Jerri-Island-Stress.htm','Problems facing Thailand''s islands.',NULL,5,true,true,false,true,true,1,1);</text:p>
          </table:table-cell>
        </table:table-row>
        <table:table-row table:style-name="ro1">
          <table:table-cell office:value-type="float" office:value="141" calcext:value-type="float">
            <text:p>141</text:p>
          </table:table-cell>
          <table:table-cell office:value-type="string" calcext:value-type="string">
            <text:p>1516 Thai Island Life</text:p>
          </table:table-cell>
          <table:table-cell office:value-type="string" calcext:value-type="string">
            <text:p>https://elllo.org/english/1501/1516-Jerri-Islands.htm</text:p>
          </table:table-cell>
          <table:table-cell office:value-type="string" calcext:value-type="string">
            <text:p>The wonderful features of Thailand's islands.</text:p>
          </table:table-cell>
          <table:table-cell/>
          <table:table-cell table:formula="of:=IF([.E141]=&quot;&quot;;&quot;NULL&quot;;CONCATENATE(&quot;'&quot;;[.E14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1];&quot;,'&quot;;SUBSTITUTE([.B141];&quot;'&quot;;&quot;''&quot;);&quot;','&quot;;SUBSTITUTE([.C141];&quot;'&quot;;&quot;''&quot;);&quot;','&quot;;SUBSTITUTE([.D141];&quot;'&quot;;&quot;''&quot;);&quot;',&quot;;SUBSTITUTE([.F141];&quot;'&quot;;&quot;''&quot;);&quot;,&quot;;[.G141];&quot;,&quot;;[.H141];&quot;,&quot;;[.I141];&quot;,&quot;;[.J141];&quot;,&quot;;[.K141];&quot;,&quot;;[.L141];&quot;,&quot;;[.M141];&quot;,&quot;;[.N141];&quot;);&quot;)" office:value-type="string" office:string-value="INSERT INTO RESOURCE(id_resource, resource, url, description, comments, id_level, active,has_script,has_grammar,has_quiz,has_vocabulary, id_source, id_skill) VALUES(141,'1516 Thai Island Life','https://elllo.org/english/1501/1516-Jerri-Islands.htm','The wonderful features of Thailand''s islands.',NULL,5,true,true,false,true,true,1,1);" calcext:value-type="string">
            <text:p>INSERT INTO RESOURCE(id_resource, resource, url, description, comments, id_level, active,has_script,has_grammar,has_quiz,has_vocabulary, id_source, id_skill) VALUES(141,'1516 Thai Island Life','https://elllo.org/english/1501/1516-Jerri-Islands.htm','The wonderful features of Thailand''s islands.',NULL,5,true,true,false,true,true,1,1);</text:p>
          </table:table-cell>
        </table:table-row>
        <table:table-row table:style-name="ro1">
          <table:table-cell office:value-type="float" office:value="142" calcext:value-type="float">
            <text:p>142</text:p>
          </table:table-cell>
          <table:table-cell office:value-type="string" calcext:value-type="string">
            <text:p>1515 Kids and Boredom</text:p>
          </table:table-cell>
          <table:table-cell office:value-type="string" calcext:value-type="string">
            <text:p>https://elllo.org/english/1501/1515-Angela-Kids-and-Boredom.htm</text:p>
          </table:table-cell>
          <table:table-cell office:value-type="string" calcext:value-type="string">
            <text:p>Is life too fun for kids?</text:p>
          </table:table-cell>
          <table:table-cell/>
          <table:table-cell table:formula="of:=IF([.E142]=&quot;&quot;;&quot;NULL&quot;;CONCATENATE(&quot;'&quot;;[.E14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2];&quot;,'&quot;;SUBSTITUTE([.B142];&quot;'&quot;;&quot;''&quot;);&quot;','&quot;;SUBSTITUTE([.C142];&quot;'&quot;;&quot;''&quot;);&quot;','&quot;;SUBSTITUTE([.D142];&quot;'&quot;;&quot;''&quot;);&quot;',&quot;;SUBSTITUTE([.F142];&quot;'&quot;;&quot;''&quot;);&quot;,&quot;;[.G142];&quot;,&quot;;[.H142];&quot;,&quot;;[.I142];&quot;,&quot;;[.J142];&quot;,&quot;;[.K142];&quot;,&quot;;[.L142];&quot;,&quot;;[.M142];&quot;,&quot;;[.N142];&quot;);&quot;)" office:value-type="string" office:string-value="INSERT INTO RESOURCE(id_resource, resource, url, description, comments, id_level, active,has_script,has_grammar,has_quiz,has_vocabulary, id_source, id_skill) VALUES(142,'1515 Kids and Boredom','https://elllo.org/english/1501/1515-Angela-Kids-and-Boredom.htm','Is life too fun for kids?',NULL,5,true,true,false,true,true,1,1);" calcext:value-type="string">
            <text:p>INSERT INTO RESOURCE(id_resource, resource, url, description, comments, id_level, active,has_script,has_grammar,has_quiz,has_vocabulary, id_source, id_skill) VALUES(142,'1515 Kids and Boredom','https://elllo.org/english/1501/1515-Angela-Kids-and-Boredom.htm','Is life too fun for kids?',NULL,5,true,true,false,true,true,1,1);</text:p>
          </table:table-cell>
        </table:table-row>
        <table:table-row table:style-name="ro1">
          <table:table-cell office:value-type="float" office:value="143" calcext:value-type="float">
            <text:p>143</text:p>
          </table:table-cell>
          <table:table-cell office:value-type="string" calcext:value-type="string">
            <text:p>1514 Family Money Flow</text:p>
          </table:table-cell>
          <table:table-cell office:value-type="string" calcext:value-type="string">
            <text:p>https://elllo.org/english/1501/1514-Angela-MoneyFlow.htm</text:p>
          </table:table-cell>
          <table:table-cell office:value-type="string" calcext:value-type="string">
            <text:p>How families and money differ worldwide.</text:p>
          </table:table-cell>
          <table:table-cell/>
          <table:table-cell table:formula="of:=IF([.E143]=&quot;&quot;;&quot;NULL&quot;;CONCATENATE(&quot;'&quot;;[.E14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3];&quot;,'&quot;;SUBSTITUTE([.B143];&quot;'&quot;;&quot;''&quot;);&quot;','&quot;;SUBSTITUTE([.C143];&quot;'&quot;;&quot;''&quot;);&quot;','&quot;;SUBSTITUTE([.D143];&quot;'&quot;;&quot;''&quot;);&quot;',&quot;;SUBSTITUTE([.F143];&quot;'&quot;;&quot;''&quot;);&quot;,&quot;;[.G143];&quot;,&quot;;[.H143];&quot;,&quot;;[.I143];&quot;,&quot;;[.J143];&quot;,&quot;;[.K143];&quot;,&quot;;[.L143];&quot;,&quot;;[.M143];&quot;,&quot;;[.N143];&quot;);&quot;)" office:value-type="string" office:string-value="INSERT INTO RESOURCE(id_resource, resource, url, description, comments, id_level, active,has_script,has_grammar,has_quiz,has_vocabulary, id_source, id_skill) VALUES(143,'1514 Family Money Flow','https://elllo.org/english/1501/1514-Angela-MoneyFlow.htm','How families and money differ worldwide.',NULL,5,true,true,false,true,true,1,1);" calcext:value-type="string">
            <text:p>INSERT INTO RESOURCE(id_resource, resource, url, description, comments, id_level, active,has_script,has_grammar,has_quiz,has_vocabulary, id_source, id_skill) VALUES(143,'1514 Family Money Flow','https://elllo.org/english/1501/1514-Angela-MoneyFlow.htm','How families and money differ worldwide.',NULL,5,true,true,false,true,true,1,1);</text:p>
          </table:table-cell>
        </table:table-row>
        <table:table-row table:style-name="ro1">
          <table:table-cell office:value-type="float" office:value="144" calcext:value-type="float">
            <text:p>144</text:p>
          </table:table-cell>
          <table:table-cell office:value-type="string" calcext:value-type="string">
            <text:p>1513 The Empty Nest</text:p>
          </table:table-cell>
          <table:table-cell office:value-type="string" calcext:value-type="string">
            <text:p>https://elllo.org/english/1501/1513-Angela-Families.htm</text:p>
          </table:table-cell>
          <table:table-cell office:value-type="string" calcext:value-type="string">
            <text:p>Life after the kids grow up.</text:p>
          </table:table-cell>
          <table:table-cell/>
          <table:table-cell table:formula="of:=IF([.E144]=&quot;&quot;;&quot;NULL&quot;;CONCATENATE(&quot;'&quot;;[.E14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4];&quot;,'&quot;;SUBSTITUTE([.B144];&quot;'&quot;;&quot;''&quot;);&quot;','&quot;;SUBSTITUTE([.C144];&quot;'&quot;;&quot;''&quot;);&quot;','&quot;;SUBSTITUTE([.D144];&quot;'&quot;;&quot;''&quot;);&quot;',&quot;;SUBSTITUTE([.F144];&quot;'&quot;;&quot;''&quot;);&quot;,&quot;;[.G144];&quot;,&quot;;[.H144];&quot;,&quot;;[.I144];&quot;,&quot;;[.J144];&quot;,&quot;;[.K144];&quot;,&quot;;[.L144];&quot;,&quot;;[.M144];&quot;,&quot;;[.N144];&quot;);&quot;)" office:value-type="string" office:string-value="INSERT INTO RESOURCE(id_resource, resource, url, description, comments, id_level, active,has_script,has_grammar,has_quiz,has_vocabulary, id_source, id_skill) VALUES(144,'1513 The Empty Nest','https://elllo.org/english/1501/1513-Angela-Families.htm','Life after the kids grow up.',NULL,5,true,true,false,true,true,1,1);" calcext:value-type="string">
            <text:p>INSERT INTO RESOURCE(id_resource, resource, url, description, comments, id_level, active,has_script,has_grammar,has_quiz,has_vocabulary, id_source, id_skill) VALUES(144,'1513 The Empty Nest','https://elllo.org/english/1501/1513-Angela-Families.htm','Life after the kids grow up.',NULL,5,true,true,false,true,true,1,1);</text:p>
          </table:table-cell>
        </table:table-row>
        <table:table-row table:style-name="ro1">
          <table:table-cell office:value-type="float" office:value="145" calcext:value-type="float">
            <text:p>145</text:p>
          </table:table-cell>
          <table:table-cell office:value-type="string" calcext:value-type="string">
            <text:p>1490 Music and Money. The Music Industry</text:p>
          </table:table-cell>
          <table:table-cell office:value-type="string" calcext:value-type="string">
            <text:p>https://elllo.org/english/1451/1490-Ben-Hanna-Music-Business.htm</text:p>
          </table:table-cell>
          <table:table-cell office:value-type="string" calcext:value-type="string">
            <text:p>Ben and Hanna discuss the music industry.</text:p>
          </table:table-cell>
          <table:table-cell/>
          <table:table-cell table:formula="of:=IF([.E145]=&quot;&quot;;&quot;NULL&quot;;CONCATENATE(&quot;'&quot;;[.E14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5];&quot;,'&quot;;SUBSTITUTE([.B145];&quot;'&quot;;&quot;''&quot;);&quot;','&quot;;SUBSTITUTE([.C145];&quot;'&quot;;&quot;''&quot;);&quot;','&quot;;SUBSTITUTE([.D145];&quot;'&quot;;&quot;''&quot;);&quot;',&quot;;SUBSTITUTE([.F145];&quot;'&quot;;&quot;''&quot;);&quot;,&quot;;[.G145];&quot;,&quot;;[.H145];&quot;,&quot;;[.I145];&quot;,&quot;;[.J145];&quot;,&quot;;[.K145];&quot;,&quot;;[.L145];&quot;,&quot;;[.M145];&quot;,&quot;;[.N145];&quot;);&quot;)" office:value-type="string" office:string-value="INSERT INTO RESOURCE(id_resource, resource, url, description, comments, id_level, active,has_script,has_grammar,has_quiz,has_vocabulary, id_source, id_skill) VALUES(145,'1490 Music and Money. The Music Industry','https://elllo.org/english/1451/1490-Ben-Hanna-Music-Business.htm','Ben and Hanna discuss the music industry.',NULL,5,true,true,false,true,true,1,1);" calcext:value-type="string">
            <text:p>INSERT INTO RESOURCE(id_resource, resource, url, description, comments, id_level, active,has_script,has_grammar,has_quiz,has_vocabulary, id_source, id_skill) VALUES(145,'1490 Music and Money. The Music Industry','https://elllo.org/english/1451/1490-Ben-Hanna-Music-Business.htm','Ben and Hanna discuss the music industry.',NULL,5,true,true,false,true,true,1,1);</text:p>
          </table:table-cell>
        </table:table-row>
        <table:table-row table:style-name="ro1">
          <table:table-cell office:value-type="float" office:value="146" calcext:value-type="float">
            <text:p>146</text:p>
          </table:table-cell>
          <table:table-cell office:value-type="string" calcext:value-type="string">
            <text:p>1489 High School Band</text:p>
          </table:table-cell>
          <table:table-cell office:value-type="string" calcext:value-type="string">
            <text:p>https://elllo.org/english/1451/1489-Ben-Hanna-HIghSchoolBabd.htm</text:p>
          </table:table-cell>
          <table:table-cell office:value-type="string" calcext:value-type="string">
            <text:p>Ben talks about being a rock band in high school.</text:p>
          </table:table-cell>
          <table:table-cell/>
          <table:table-cell table:formula="of:=IF([.E146]=&quot;&quot;;&quot;NULL&quot;;CONCATENATE(&quot;'&quot;;[.E14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6];&quot;,'&quot;;SUBSTITUTE([.B146];&quot;'&quot;;&quot;''&quot;);&quot;','&quot;;SUBSTITUTE([.C146];&quot;'&quot;;&quot;''&quot;);&quot;','&quot;;SUBSTITUTE([.D146];&quot;'&quot;;&quot;''&quot;);&quot;',&quot;;SUBSTITUTE([.F146];&quot;'&quot;;&quot;''&quot;);&quot;,&quot;;[.G146];&quot;,&quot;;[.H146];&quot;,&quot;;[.I146];&quot;,&quot;;[.J146];&quot;,&quot;;[.K146];&quot;,&quot;;[.L146];&quot;,&quot;;[.M146];&quot;,&quot;;[.N146];&quot;);&quot;)" office:value-type="string" office:string-value="INSERT INTO RESOURCE(id_resource, resource, url, description, comments, id_level, active,has_script,has_grammar,has_quiz,has_vocabulary, id_source, id_skill) VALUES(146,'1489 High School Band','https://elllo.org/english/1451/1489-Ben-Hanna-HIghSchoolBabd.htm','Ben talks about being a rock band in high school.',NULL,5,true,true,false,true,true,1,1);" calcext:value-type="string">
            <text:p>INSERT INTO RESOURCE(id_resource, resource, url, description, comments, id_level, active,has_script,has_grammar,has_quiz,has_vocabulary, id_source, id_skill) VALUES(146,'1489 High School Band','https://elllo.org/english/1451/1489-Ben-Hanna-HIghSchoolBabd.htm','Ben talks about being a rock band in high school.',NULL,5,true,true,false,true,true,1,1);</text:p>
          </table:table-cell>
        </table:table-row>
        <table:table-row table:style-name="ro1">
          <table:table-cell office:value-type="float" office:value="147" calcext:value-type="float">
            <text:p>147</text:p>
          </table:table-cell>
          <table:table-cell office:value-type="string" calcext:value-type="string">
            <text:p>1488 Super Hero Skills</text:p>
          </table:table-cell>
          <table:table-cell office:value-type="string" calcext:value-type="string">
            <text:p>https://elllo.org/english/1451/1488-Gyri-Viyasan-Superhero-Abilities.htm</text:p>
          </table:table-cell>
          <table:table-cell office:value-type="string" calcext:value-type="string">
            <text:p>What skill would you like to have?</text:p>
          </table:table-cell>
          <table:table-cell/>
          <table:table-cell table:formula="of:=IF([.E147]=&quot;&quot;;&quot;NULL&quot;;CONCATENATE(&quot;'&quot;;[.E14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7];&quot;,'&quot;;SUBSTITUTE([.B147];&quot;'&quot;;&quot;''&quot;);&quot;','&quot;;SUBSTITUTE([.C147];&quot;'&quot;;&quot;''&quot;);&quot;','&quot;;SUBSTITUTE([.D147];&quot;'&quot;;&quot;''&quot;);&quot;',&quot;;SUBSTITUTE([.F147];&quot;'&quot;;&quot;''&quot;);&quot;,&quot;;[.G147];&quot;,&quot;;[.H147];&quot;,&quot;;[.I147];&quot;,&quot;;[.J147];&quot;,&quot;;[.K147];&quot;,&quot;;[.L147];&quot;,&quot;;[.M147];&quot;,&quot;;[.N147];&quot;);&quot;)" office:value-type="string" office:string-value="INSERT INTO RESOURCE(id_resource, resource, url, description, comments, id_level, active,has_script,has_grammar,has_quiz,has_vocabulary, id_source, id_skill) VALUES(147,'1488 Super Hero Skills','https://elllo.org/english/1451/1488-Gyri-Viyasan-Superhero-Abilities.htm','What skill would you like to have?',NULL,5,true,true,false,true,true,1,1);" calcext:value-type="string">
            <text:p>INSERT INTO RESOURCE(id_resource, resource, url, description, comments, id_level, active,has_script,has_grammar,has_quiz,has_vocabulary, id_source, id_skill) VALUES(147,'1488 Super Hero Skills','https://elllo.org/english/1451/1488-Gyri-Viyasan-Superhero-Abilities.htm','What skill would you like to have?',NULL,5,true,true,false,true,true,1,1);</text:p>
          </table:table-cell>
        </table:table-row>
        <table:table-row table:style-name="ro1">
          <table:table-cell office:value-type="float" office:value="148" calcext:value-type="float">
            <text:p>148</text:p>
          </table:table-cell>
          <table:table-cell office:value-type="string" calcext:value-type="string">
            <text:p>1487 Hard Work vs Talent.</text:p>
          </table:table-cell>
          <table:table-cell office:value-type="string" calcext:value-type="string">
            <text:p>https://elllo.org/english/1451/1487-Gyri-Viyasan-HardWork-Talent.htm</text:p>
          </table:table-cell>
          <table:table-cell office:value-type="string" calcext:value-type="string">
            <text:p>What trait is more important to success?</text:p>
          </table:table-cell>
          <table:table-cell/>
          <table:table-cell table:formula="of:=IF([.E148]=&quot;&quot;;&quot;NULL&quot;;CONCATENATE(&quot;'&quot;;[.E14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8];&quot;,'&quot;;SUBSTITUTE([.B148];&quot;'&quot;;&quot;''&quot;);&quot;','&quot;;SUBSTITUTE([.C148];&quot;'&quot;;&quot;''&quot;);&quot;','&quot;;SUBSTITUTE([.D148];&quot;'&quot;;&quot;''&quot;);&quot;',&quot;;SUBSTITUTE([.F148];&quot;'&quot;;&quot;''&quot;);&quot;,&quot;;[.G148];&quot;,&quot;;[.H148];&quot;,&quot;;[.I148];&quot;,&quot;;[.J148];&quot;,&quot;;[.K148];&quot;,&quot;;[.L148];&quot;,&quot;;[.M148];&quot;,&quot;;[.N148];&quot;);&quot;)" office:value-type="string" office:string-value="INSERT INTO RESOURCE(id_resource, resource, url, description, comments, id_level, active,has_script,has_grammar,has_quiz,has_vocabulary, id_source, id_skill) VALUES(148,'1487 Hard Work vs Talent.','https://elllo.org/english/1451/1487-Gyri-Viyasan-HardWork-Talent.htm','What trait is more important to success?',NULL,5,true,true,false,true,true,1,1);" calcext:value-type="string">
            <text:p>INSERT INTO RESOURCE(id_resource, resource, url, description, comments, id_level, active,has_script,has_grammar,has_quiz,has_vocabulary, id_source, id_skill) VALUES(148,'1487 Hard Work vs Talent.','https://elllo.org/english/1451/1487-Gyri-Viyasan-HardWork-Talent.htm','What trait is more important to success?',NULL,5,true,true,false,true,true,1,1);</text:p>
          </table:table-cell>
        </table:table-row>
        <table:table-row table:style-name="ro1">
          <table:table-cell office:value-type="float" office:value="149" calcext:value-type="float">
            <text:p>149</text:p>
          </table:table-cell>
          <table:table-cell office:value-type="string" calcext:value-type="string">
            <text:p>1482 Phone Addictions</text:p>
          </table:table-cell>
          <table:table-cell office:value-type="string" calcext:value-type="string">
            <text:p>https://elllo.org/english/1451/1482-Jen-SocialMedia.htm</text:p>
          </table:table-cell>
          <table:table-cell office:value-type="string" calcext:value-type="string">
            <text:p>Can you live without your phone?</text:p>
          </table:table-cell>
          <table:table-cell/>
          <table:table-cell table:formula="of:=IF([.E149]=&quot;&quot;;&quot;NULL&quot;;CONCATENATE(&quot;'&quot;;[.E14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9];&quot;,'&quot;;SUBSTITUTE([.B149];&quot;'&quot;;&quot;''&quot;);&quot;','&quot;;SUBSTITUTE([.C149];&quot;'&quot;;&quot;''&quot;);&quot;','&quot;;SUBSTITUTE([.D149];&quot;'&quot;;&quot;''&quot;);&quot;',&quot;;SUBSTITUTE([.F149];&quot;'&quot;;&quot;''&quot;);&quot;,&quot;;[.G149];&quot;,&quot;;[.H149];&quot;,&quot;;[.I149];&quot;,&quot;;[.J149];&quot;,&quot;;[.K149];&quot;,&quot;;[.L149];&quot;,&quot;;[.M149];&quot;,&quot;;[.N149];&quot;);&quot;)" office:value-type="string" office:string-value="INSERT INTO RESOURCE(id_resource, resource, url, description, comments, id_level, active,has_script,has_grammar,has_quiz,has_vocabulary, id_source, id_skill) VALUES(149,'1482 Phone Addictions','https://elllo.org/english/1451/1482-Jen-SocialMedia.htm','Can you live without your phone?',NULL,5,true,true,false,true,true,1,1);" calcext:value-type="string">
            <text:p>INSERT INTO RESOURCE(id_resource, resource, url, description, comments, id_level, active,has_script,has_grammar,has_quiz,has_vocabulary, id_source, id_skill) VALUES(149,'1482 Phone Addictions','https://elllo.org/english/1451/1482-Jen-SocialMedia.htm','Can you live without your phone?',NULL,5,true,true,false,true,true,1,1);</text:p>
          </table:table-cell>
        </table:table-row>
        <table:table-row table:style-name="ro1">
          <table:table-cell office:value-type="float" office:value="150" calcext:value-type="float">
            <text:p>150</text:p>
          </table:table-cell>
          <table:table-cell office:value-type="string" calcext:value-type="string">
            <text:p>1478 Burgers and Baseball</text:p>
          </table:table-cell>
          <table:table-cell office:value-type="string" calcext:value-type="string">
            <text:p>https://elllo.org/english/1451/1478-Shantel-Burgers.htm</text:p>
          </table:table-cell>
          <table:table-cell office:value-type="string" calcext:value-type="string">
            <text:p>Food and sport stereotypes.</text:p>
          </table:table-cell>
          <table:table-cell/>
          <table:table-cell table:formula="of:=IF([.E150]=&quot;&quot;;&quot;NULL&quot;;CONCATENATE(&quot;'&quot;;[.E15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0];&quot;,'&quot;;SUBSTITUTE([.B150];&quot;'&quot;;&quot;''&quot;);&quot;','&quot;;SUBSTITUTE([.C150];&quot;'&quot;;&quot;''&quot;);&quot;','&quot;;SUBSTITUTE([.D150];&quot;'&quot;;&quot;''&quot;);&quot;',&quot;;SUBSTITUTE([.F150];&quot;'&quot;;&quot;''&quot;);&quot;,&quot;;[.G150];&quot;,&quot;;[.H150];&quot;,&quot;;[.I150];&quot;,&quot;;[.J150];&quot;,&quot;;[.K150];&quot;,&quot;;[.L150];&quot;,&quot;;[.M150];&quot;,&quot;;[.N150];&quot;);&quot;)" office:value-type="string" office:string-value="INSERT INTO RESOURCE(id_resource, resource, url, description, comments, id_level, active,has_script,has_grammar,has_quiz,has_vocabulary, id_source, id_skill) VALUES(150,'1478 Burgers and Baseball','https://elllo.org/english/1451/1478-Shantel-Burgers.htm','Food and sport stereotypes.',NULL,5,true,true,false,true,true,1,1);" calcext:value-type="string">
            <text:p>INSERT INTO RESOURCE(id_resource, resource, url, description, comments, id_level, active,has_script,has_grammar,has_quiz,has_vocabulary, id_source, id_skill) VALUES(150,'1478 Burgers and Baseball','https://elllo.org/english/1451/1478-Shantel-Burgers.htm','Food and sport stereotypes.',NULL,5,true,true,false,true,true,1,1);</text:p>
          </table:table-cell>
        </table:table-row>
        <table:table-row table:style-name="ro1">
          <table:table-cell office:value-type="float" office:value="151" calcext:value-type="float">
            <text:p>151</text:p>
          </table:table-cell>
          <table:table-cell office:value-type="string" calcext:value-type="string">
            <text:p>1380 Truffle Time</text:p>
          </table:table-cell>
          <table:table-cell office:value-type="string" calcext:value-type="string">
            <text:p>https://elllo.org/english/1351/T1380-Meg-04-Truffle.htm</text:p>
          </table:table-cell>
          <table:table-cell office:value-type="string" calcext:value-type="string">
            <text:p>How to make these chocolate goodies.</text:p>
          </table:table-cell>
          <table:table-cell/>
          <table:table-cell table:formula="of:=IF([.E151]=&quot;&quot;;&quot;NULL&quot;;CONCATENATE(&quot;'&quot;;[.E15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1];&quot;,'&quot;;SUBSTITUTE([.B151];&quot;'&quot;;&quot;''&quot;);&quot;','&quot;;SUBSTITUTE([.C151];&quot;'&quot;;&quot;''&quot;);&quot;','&quot;;SUBSTITUTE([.D151];&quot;'&quot;;&quot;''&quot;);&quot;',&quot;;SUBSTITUTE([.F151];&quot;'&quot;;&quot;''&quot;);&quot;,&quot;;[.G151];&quot;,&quot;;[.H151];&quot;,&quot;;[.I151];&quot;,&quot;;[.J151];&quot;,&quot;;[.K151];&quot;,&quot;;[.L151];&quot;,&quot;;[.M151];&quot;,&quot;;[.N151];&quot;);&quot;)" office:value-type="string" office:string-value="INSERT INTO RESOURCE(id_resource, resource, url, description, comments, id_level, active,has_script,has_grammar,has_quiz,has_vocabulary, id_source, id_skill) VALUES(151,'1380 Truffle Time','https://elllo.org/english/1351/T1380-Meg-04-Truffle.htm','How to make these chocolate goodies.',NULL,5,true,true,false,true,true,1,1);" calcext:value-type="string">
            <text:p>INSERT INTO RESOURCE(id_resource, resource, url, description, comments, id_level, active,has_script,has_grammar,has_quiz,has_vocabulary, id_source, id_skill) VALUES(151,'1380 Truffle Time','https://elllo.org/english/1351/T1380-Meg-04-Truffle.htm','How to make these chocolate goodies.',NULL,5,true,true,false,true,true,1,1);</text:p>
          </table:table-cell>
        </table:table-row>
        <table:table-row table:style-name="ro1">
          <table:table-cell office:value-type="float" office:value="152" calcext:value-type="float">
            <text:p>152</text:p>
          </table:table-cell>
          <table:table-cell office:value-type="string" calcext:value-type="string">
            <text:p>1379 Baking Cake Pops</text:p>
          </table:table-cell>
          <table:table-cell office:value-type="string" calcext:value-type="string">
            <text:p>https://elllo.org/english/1351/T1379-Meg-03-Baking.htm</text:p>
          </table:table-cell>
          <table:table-cell office:value-type="string" calcext:value-type="string">
            <text:p>New trends in baking.</text:p>
          </table:table-cell>
          <table:table-cell/>
          <table:table-cell table:formula="of:=IF([.E152]=&quot;&quot;;&quot;NULL&quot;;CONCATENATE(&quot;'&quot;;[.E15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2];&quot;,'&quot;;SUBSTITUTE([.B152];&quot;'&quot;;&quot;''&quot;);&quot;','&quot;;SUBSTITUTE([.C152];&quot;'&quot;;&quot;''&quot;);&quot;','&quot;;SUBSTITUTE([.D152];&quot;'&quot;;&quot;''&quot;);&quot;',&quot;;SUBSTITUTE([.F152];&quot;'&quot;;&quot;''&quot;);&quot;,&quot;;[.G152];&quot;,&quot;;[.H152];&quot;,&quot;;[.I152];&quot;,&quot;;[.J152];&quot;,&quot;;[.K152];&quot;,&quot;;[.L152];&quot;,&quot;;[.M152];&quot;,&quot;;[.N152];&quot;);&quot;)" office:value-type="string" office:string-value="INSERT INTO RESOURCE(id_resource, resource, url, description, comments, id_level, active,has_script,has_grammar,has_quiz,has_vocabulary, id_source, id_skill) VALUES(152,'1379 Baking Cake Pops','https://elllo.org/english/1351/T1379-Meg-03-Baking.htm','New trends in baking.',NULL,5,true,true,false,true,true,1,1);" calcext:value-type="string">
            <text:p>INSERT INTO RESOURCE(id_resource, resource, url, description, comments, id_level, active,has_script,has_grammar,has_quiz,has_vocabulary, id_source, id_skill) VALUES(152,'1379 Baking Cake Pops','https://elllo.org/english/1351/T1379-Meg-03-Baking.htm','New trends in baking.',NULL,5,true,true,false,true,true,1,1);</text:p>
          </table:table-cell>
        </table:table-row>
        <table:table-row table:style-name="ro1">
          <table:table-cell office:value-type="float" office:value="153" calcext:value-type="float">
            <text:p>153</text:p>
          </table:table-cell>
          <table:table-cell office:value-type="string" calcext:value-type="string">
            <text:p>1328 Ocean Encounters</text:p>
          </table:table-cell>
          <table:table-cell office:value-type="string" calcext:value-type="string">
            <text:p>https://elllo.org/english/1301/T1328-Sorie-FishStory.htm</text:p>
          </table:table-cell>
          <table:table-cell office:value-type="string" calcext:value-type="string">
            <text:p>Sorie and Mark talk about meeting sealife.</text:p>
          </table:table-cell>
          <table:table-cell/>
          <table:table-cell table:formula="of:=IF([.E153]=&quot;&quot;;&quot;NULL&quot;;CONCATENATE(&quot;'&quot;;[.E15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3];&quot;,'&quot;;SUBSTITUTE([.B153];&quot;'&quot;;&quot;''&quot;);&quot;','&quot;;SUBSTITUTE([.C153];&quot;'&quot;;&quot;''&quot;);&quot;','&quot;;SUBSTITUTE([.D153];&quot;'&quot;;&quot;''&quot;);&quot;',&quot;;SUBSTITUTE([.F153];&quot;'&quot;;&quot;''&quot;);&quot;,&quot;;[.G153];&quot;,&quot;;[.H153];&quot;,&quot;;[.I153];&quot;,&quot;;[.J153];&quot;,&quot;;[.K153];&quot;,&quot;;[.L153];&quot;,&quot;;[.M153];&quot;,&quot;;[.N153];&quot;);&quot;)" office:value-type="string" office:string-value="INSERT INTO RESOURCE(id_resource, resource, url, description, comments, id_level, active,has_script,has_grammar,has_quiz,has_vocabulary, id_source, id_skill) VALUES(153,'1328 Ocean Encounters','https://elllo.org/english/1301/T1328-Sorie-FishStory.htm','Sorie and Mark talk about meeting sealife.',NULL,5,true,true,false,true,true,1,1);" calcext:value-type="string">
            <text:p>INSERT INTO RESOURCE(id_resource, resource, url, description, comments, id_level, active,has_script,has_grammar,has_quiz,has_vocabulary, id_source, id_skill) VALUES(153,'1328 Ocean Encounters','https://elllo.org/english/1301/T1328-Sorie-FishStory.htm','Sorie and Mark talk about meeting sealife.',NULL,5,true,true,false,true,true,1,1);</text:p>
          </table:table-cell>
        </table:table-row>
        <table:table-row table:style-name="ro1">
          <table:table-cell office:value-type="float" office:value="154" calcext:value-type="float">
            <text:p>154</text:p>
          </table:table-cell>
          <table:table-cell office:value-type="string" calcext:value-type="string">
            <text:p>1237 Freaks and Animals</text:p>
          </table:table-cell>
          <table:table-cell office:value-type="string" calcext:value-type="string">
            <text:p>https://elllo.org/english/1201/1237-Julia-Types.htm</text:p>
          </table:table-cell>
          <table:table-cell office:value-type="string" calcext:value-type="string">
            <text:p>Julia and Todd discuss certain lifestyles.</text:p>
          </table:table-cell>
          <table:table-cell/>
          <table:table-cell table:formula="of:=IF([.E154]=&quot;&quot;;&quot;NULL&quot;;CONCATENATE(&quot;'&quot;;[.E15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4];&quot;,'&quot;;SUBSTITUTE([.B154];&quot;'&quot;;&quot;''&quot;);&quot;','&quot;;SUBSTITUTE([.C154];&quot;'&quot;;&quot;''&quot;);&quot;','&quot;;SUBSTITUTE([.D154];&quot;'&quot;;&quot;''&quot;);&quot;',&quot;;SUBSTITUTE([.F154];&quot;'&quot;;&quot;''&quot;);&quot;,&quot;;[.G154];&quot;,&quot;;[.H154];&quot;,&quot;;[.I154];&quot;,&quot;;[.J154];&quot;,&quot;;[.K154];&quot;,&quot;;[.L154];&quot;,&quot;;[.M154];&quot;,&quot;;[.N154];&quot;);&quot;)" office:value-type="string" office:string-value="INSERT INTO RESOURCE(id_resource, resource, url, description, comments, id_level, active,has_script,has_grammar,has_quiz,has_vocabulary, id_source, id_skill) VALUES(154,'1237 Freaks and Animals','https://elllo.org/english/1201/1237-Julia-Types.htm','Julia and Todd discuss certain lifestyles.',NULL,5,true,true,false,true,true,1,1);" calcext:value-type="string">
            <text:p>INSERT INTO RESOURCE(id_resource, resource, url, description, comments, id_level, active,has_script,has_grammar,has_quiz,has_vocabulary, id_source, id_skill) VALUES(154,'1237 Freaks and Animals','https://elllo.org/english/1201/1237-Julia-Types.htm','Julia and Todd discuss certain lifestyles.',NULL,5,true,true,false,true,true,1,1);</text:p>
          </table:table-cell>
        </table:table-row>
        <table:table-row table:style-name="ro1">
          <table:table-cell office:value-type="float" office:value="155" calcext:value-type="float">
            <text:p>155</text:p>
          </table:table-cell>
          <table:table-cell office:value-type="string" calcext:value-type="string">
            <text:p>1224 More Moms</text:p>
          </table:table-cell>
          <table:table-cell office:value-type="string" calcext:value-type="string">
            <text:p>https://elllo.org/english/1201/1224-Todd-Tigermom.htm</text:p>
          </table:table-cell>
          <table:table-cell office:value-type="string" calcext:value-type="string">
            <text:p>Tiger Moms and Helicopter Parents.</text:p>
          </table:table-cell>
          <table:table-cell/>
          <table:table-cell table:formula="of:=IF([.E155]=&quot;&quot;;&quot;NULL&quot;;CONCATENATE(&quot;'&quot;;[.E15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5];&quot;,'&quot;;SUBSTITUTE([.B155];&quot;'&quot;;&quot;''&quot;);&quot;','&quot;;SUBSTITUTE([.C155];&quot;'&quot;;&quot;''&quot;);&quot;','&quot;;SUBSTITUTE([.D155];&quot;'&quot;;&quot;''&quot;);&quot;',&quot;;SUBSTITUTE([.F155];&quot;'&quot;;&quot;''&quot;);&quot;,&quot;;[.G155];&quot;,&quot;;[.H155];&quot;,&quot;;[.I155];&quot;,&quot;;[.J155];&quot;,&quot;;[.K155];&quot;,&quot;;[.L155];&quot;,&quot;;[.M155];&quot;,&quot;;[.N155];&quot;);&quot;)" office:value-type="string" office:string-value="INSERT INTO RESOURCE(id_resource, resource, url, description, comments, id_level, active,has_script,has_grammar,has_quiz,has_vocabulary, id_source, id_skill) VALUES(155,'1224 More Moms','https://elllo.org/english/1201/1224-Todd-Tigermom.htm','Tiger Moms and Helicopter Parents.',NULL,5,true,true,false,true,true,1,1);" calcext:value-type="string">
            <text:p>INSERT INTO RESOURCE(id_resource, resource, url, description, comments, id_level, active,has_script,has_grammar,has_quiz,has_vocabulary, id_source, id_skill) VALUES(155,'1224 More Moms','https://elllo.org/english/1201/1224-Todd-Tigermom.htm','Tiger Moms and Helicopter Parents.',NULL,5,true,true,false,true,true,1,1);</text:p>
          </table:table-cell>
        </table:table-row>
        <table:table-row table:style-name="ro1">
          <table:table-cell office:value-type="float" office:value="156" calcext:value-type="float">
            <text:p>156</text:p>
          </table:table-cell>
          <table:table-cell office:value-type="string" calcext:value-type="string">
            <text:p>1223 Soccer Moms</text:p>
          </table:table-cell>
          <table:table-cell office:value-type="string" calcext:value-type="string">
            <text:p>https://elllo.org/english/1201/1223-Todd-SoccerMom.htm</text:p>
          </table:table-cell>
          <table:table-cell office:value-type="string" calcext:value-type="string">
            <text:p>Soccer Moms and Nascar Dads.</text:p>
          </table:table-cell>
          <table:table-cell/>
          <table:table-cell table:formula="of:=IF([.E156]=&quot;&quot;;&quot;NULL&quot;;CONCATENATE(&quot;'&quot;;[.E15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6];&quot;,'&quot;;SUBSTITUTE([.B156];&quot;'&quot;;&quot;''&quot;);&quot;','&quot;;SUBSTITUTE([.C156];&quot;'&quot;;&quot;''&quot;);&quot;','&quot;;SUBSTITUTE([.D156];&quot;'&quot;;&quot;''&quot;);&quot;',&quot;;SUBSTITUTE([.F156];&quot;'&quot;;&quot;''&quot;);&quot;,&quot;;[.G156];&quot;,&quot;;[.H156];&quot;,&quot;;[.I156];&quot;,&quot;;[.J156];&quot;,&quot;;[.K156];&quot;,&quot;;[.L156];&quot;,&quot;;[.M156];&quot;,&quot;;[.N156];&quot;);&quot;)" office:value-type="string" office:string-value="INSERT INTO RESOURCE(id_resource, resource, url, description, comments, id_level, active,has_script,has_grammar,has_quiz,has_vocabulary, id_source, id_skill) VALUES(156,'1223 Soccer Moms','https://elllo.org/english/1201/1223-Todd-SoccerMom.htm','Soccer Moms and Nascar Dads.',NULL,5,true,true,false,true,true,1,1);" calcext:value-type="string">
            <text:p>INSERT INTO RESOURCE(id_resource, resource, url, description, comments, id_level, active,has_script,has_grammar,has_quiz,has_vocabulary, id_source, id_skill) VALUES(156,'1223 Soccer Moms','https://elllo.org/english/1201/1223-Todd-SoccerMom.htm','Soccer Moms and Nascar Dads.',NULL,5,true,true,false,true,true,1,1);</text:p>
          </table:table-cell>
        </table:table-row>
        <table:table-row table:style-name="ro1">
          <table:table-cell office:value-type="float" office:value="157" calcext:value-type="float">
            <text:p>157</text:p>
          </table:table-cell>
          <table:table-cell office:value-type="string" calcext:value-type="string">
            <text:p>1200 Born to Run</text:p>
          </table:table-cell>
          <table:table-cell office:value-type="string" calcext:value-type="string">
            <text:p>https://elllo.org/english/1151/T1200-Julia-Sport.htm</text:p>
          </table:table-cell>
          <table:table-cell office:value-type="string" calcext:value-type="string">
            <text:p>Julia talks about people who run long distances.</text:p>
          </table:table-cell>
          <table:table-cell/>
          <table:table-cell table:formula="of:=IF([.E157]=&quot;&quot;;&quot;NULL&quot;;CONCATENATE(&quot;'&quot;;[.E15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7];&quot;,'&quot;;SUBSTITUTE([.B157];&quot;'&quot;;&quot;''&quot;);&quot;','&quot;;SUBSTITUTE([.C157];&quot;'&quot;;&quot;''&quot;);&quot;','&quot;;SUBSTITUTE([.D157];&quot;'&quot;;&quot;''&quot;);&quot;',&quot;;SUBSTITUTE([.F157];&quot;'&quot;;&quot;''&quot;);&quot;,&quot;;[.G157];&quot;,&quot;;[.H157];&quot;,&quot;;[.I157];&quot;,&quot;;[.J157];&quot;,&quot;;[.K157];&quot;,&quot;;[.L157];&quot;,&quot;;[.M157];&quot;,&quot;;[.N157];&quot;);&quot;)" office:value-type="string" office:string-value="INSERT INTO RESOURCE(id_resource, resource, url, description, comments, id_level, active,has_script,has_grammar,has_quiz,has_vocabulary, id_source, id_skill) VALUES(157,'1200 Born to Run','https://elllo.org/english/1151/T1200-Julia-Sport.htm','Julia talks about people who run long distances.',NULL,5,true,true,false,true,true,1,1);" calcext:value-type="string">
            <text:p>INSERT INTO RESOURCE(id_resource, resource, url, description, comments, id_level, active,has_script,has_grammar,has_quiz,has_vocabulary, id_source, id_skill) VALUES(157,'1200 Born to Run','https://elllo.org/english/1151/T1200-Julia-Sport.htm','Julia talks about people who run long distances.',NULL,5,true,true,false,true,true,1,1);</text:p>
          </table:table-cell>
        </table:table-row>
        <table:table-row table:style-name="ro1">
          <table:table-cell office:value-type="float" office:value="158" calcext:value-type="float">
            <text:p>158</text:p>
          </table:table-cell>
          <table:table-cell office:value-type="string" calcext:value-type="string">
            <text:p>1198 Alternative Exercise</text:p>
          </table:table-cell>
          <table:table-cell office:value-type="string" calcext:value-type="string">
            <text:p>https://elllo.org/english/1151/T1198-Julia-Sport.html</text:p>
          </table:table-cell>
          <table:table-cell office:value-type="string" calcext:value-type="string">
            <text:p>New ways people stay in shape.</text:p>
          </table:table-cell>
          <table:table-cell/>
          <table:table-cell table:formula="of:=IF([.E158]=&quot;&quot;;&quot;NULL&quot;;CONCATENATE(&quot;'&quot;;[.E15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8];&quot;,'&quot;;SUBSTITUTE([.B158];&quot;'&quot;;&quot;''&quot;);&quot;','&quot;;SUBSTITUTE([.C158];&quot;'&quot;;&quot;''&quot;);&quot;','&quot;;SUBSTITUTE([.D158];&quot;'&quot;;&quot;''&quot;);&quot;',&quot;;SUBSTITUTE([.F158];&quot;'&quot;;&quot;''&quot;);&quot;,&quot;;[.G158];&quot;,&quot;;[.H158];&quot;,&quot;;[.I158];&quot;,&quot;;[.J158];&quot;,&quot;;[.K158];&quot;,&quot;;[.L158];&quot;,&quot;;[.M158];&quot;,&quot;;[.N158];&quot;);&quot;)" office:value-type="string" office:string-value="INSERT INTO RESOURCE(id_resource, resource, url, description, comments, id_level, active,has_script,has_grammar,has_quiz,has_vocabulary, id_source, id_skill) VALUES(158,'1198 Alternative Exercise','https://elllo.org/english/1151/T1198-Julia-Sport.html','New ways people stay in shape.',NULL,5,true,true,false,true,true,1,1);" calcext:value-type="string">
            <text:p>INSERT INTO RESOURCE(id_resource, resource, url, description, comments, id_level, active,has_script,has_grammar,has_quiz,has_vocabulary, id_source, id_skill) VALUES(158,'1198 Alternative Exercise','https://elllo.org/english/1151/T1198-Julia-Sport.html','New ways people stay in shape.',NULL,5,true,true,false,true,true,1,1);</text:p>
          </table:table-cell>
        </table:table-row>
        <table:table-row table:style-name="ro1">
          <table:table-cell office:value-type="float" office:value="159" calcext:value-type="float">
            <text:p>159</text:p>
          </table:table-cell>
          <table:table-cell office:value-type="string" calcext:value-type="string">
            <text:p>1184 Character Changes</text:p>
          </table:table-cell>
          <table:table-cell office:value-type="string" calcext:value-type="string">
            <text:p>https://elllo.org/english/1151/T1184-Maria-Peronsality.html</text:p>
          </table:table-cell>
          <table:table-cell office:value-type="string" calcext:value-type="string">
            <text:p>Maria talks about her personality.</text:p>
          </table:table-cell>
          <table:table-cell/>
          <table:table-cell table:formula="of:=IF([.E159]=&quot;&quot;;&quot;NULL&quot;;CONCATENATE(&quot;'&quot;;[.E15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9];&quot;,'&quot;;SUBSTITUTE([.B159];&quot;'&quot;;&quot;''&quot;);&quot;','&quot;;SUBSTITUTE([.C159];&quot;'&quot;;&quot;''&quot;);&quot;','&quot;;SUBSTITUTE([.D159];&quot;'&quot;;&quot;''&quot;);&quot;',&quot;;SUBSTITUTE([.F159];&quot;'&quot;;&quot;''&quot;);&quot;,&quot;;[.G159];&quot;,&quot;;[.H159];&quot;,&quot;;[.I159];&quot;,&quot;;[.J159];&quot;,&quot;;[.K159];&quot;,&quot;;[.L159];&quot;,&quot;;[.M159];&quot;,&quot;;[.N159];&quot;);&quot;)" office:value-type="string" office:string-value="INSERT INTO RESOURCE(id_resource, resource, url, description, comments, id_level, active,has_script,has_grammar,has_quiz,has_vocabulary, id_source, id_skill) VALUES(159,'1184 Character Changes','https://elllo.org/english/1151/T1184-Maria-Peronsality.html','Maria talks about her personality.',NULL,5,true,true,false,true,true,1,1);" calcext:value-type="string">
            <text:p>INSERT INTO RESOURCE(id_resource, resource, url, description, comments, id_level, active,has_script,has_grammar,has_quiz,has_vocabulary, id_source, id_skill) VALUES(159,'1184 Character Changes','https://elllo.org/english/1151/T1184-Maria-Peronsality.html','Maria talks about her personality.',NULL,5,true,true,false,true,true,1,1);</text:p>
          </table:table-cell>
        </table:table-row>
        <table:table-row table:style-name="ro1">
          <table:table-cell office:value-type="float" office:value="160" calcext:value-type="float">
            <text:p>160</text:p>
          </table:table-cell>
          <table:table-cell office:value-type="string" calcext:value-type="string">
            <text:p>1183 Changes in Appearance</text:p>
          </table:table-cell>
          <table:table-cell office:value-type="string" calcext:value-type="string">
            <text:p>https://elllo.org/english/1151/T1183-Maria-Appearance.html</text:p>
          </table:table-cell>
          <table:table-cell office:value-type="string" calcext:value-type="string">
            <text:p>Maria talks about changing her appearance.</text:p>
          </table:table-cell>
          <table:table-cell/>
          <table:table-cell table:formula="of:=IF([.E160]=&quot;&quot;;&quot;NULL&quot;;CONCATENATE(&quot;'&quot;;[.E16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0];&quot;,'&quot;;SUBSTITUTE([.B160];&quot;'&quot;;&quot;''&quot;);&quot;','&quot;;SUBSTITUTE([.C160];&quot;'&quot;;&quot;''&quot;);&quot;','&quot;;SUBSTITUTE([.D160];&quot;'&quot;;&quot;''&quot;);&quot;',&quot;;SUBSTITUTE([.F160];&quot;'&quot;;&quot;''&quot;);&quot;,&quot;;[.G160];&quot;,&quot;;[.H160];&quot;,&quot;;[.I160];&quot;,&quot;;[.J160];&quot;,&quot;;[.K160];&quot;,&quot;;[.L160];&quot;,&quot;;[.M160];&quot;,&quot;;[.N160];&quot;);&quot;)" office:value-type="string" office:string-value="INSERT INTO RESOURCE(id_resource, resource, url, description, comments, id_level, active,has_script,has_grammar,has_quiz,has_vocabulary, id_source, id_skill) VALUES(160,'1183 Changes in Appearance','https://elllo.org/english/1151/T1183-Maria-Appearance.html','Maria talks about changing her appearance.',NULL,5,true,true,false,true,true,1,1);" calcext:value-type="string">
            <text:p>INSERT INTO RESOURCE(id_resource, resource, url, description, comments, id_level, active,has_script,has_grammar,has_quiz,has_vocabulary, id_source, id_skill) VALUES(160,'1183 Changes in Appearance','https://elllo.org/english/1151/T1183-Maria-Appearance.html','Maria talks about changing her appearance.',NULL,5,true,true,false,true,true,1,1);</text:p>
          </table:table-cell>
        </table:table-row>
        <table:table-row table:style-name="ro1">
          <table:table-cell office:value-type="float" office:value="161" calcext:value-type="float">
            <text:p>161</text:p>
          </table:table-cell>
          <table:table-cell office:value-type="string" calcext:value-type="string">
            <text:p>1088 Make-up</text:p>
          </table:table-cell>
          <table:table-cell office:value-type="string" calcext:value-type="string">
            <text:p>https://elllo.org/english/1051/1088-Rebecca-Make-up.htm</text:p>
          </table:table-cell>
          <table:table-cell office:value-type="string" calcext:value-type="string">
            <text:p>Rebecca talks about being introduced to make-up.</text:p>
          </table:table-cell>
          <table:table-cell/>
          <table:table-cell table:formula="of:=IF([.E161]=&quot;&quot;;&quot;NULL&quot;;CONCATENATE(&quot;'&quot;;[.E16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1];&quot;,'&quot;;SUBSTITUTE([.B161];&quot;'&quot;;&quot;''&quot;);&quot;','&quot;;SUBSTITUTE([.C161];&quot;'&quot;;&quot;''&quot;);&quot;','&quot;;SUBSTITUTE([.D161];&quot;'&quot;;&quot;''&quot;);&quot;',&quot;;SUBSTITUTE([.F161];&quot;'&quot;;&quot;''&quot;);&quot;,&quot;;[.G161];&quot;,&quot;;[.H161];&quot;,&quot;;[.I161];&quot;,&quot;;[.J161];&quot;,&quot;;[.K161];&quot;,&quot;;[.L161];&quot;,&quot;;[.M161];&quot;,&quot;;[.N161];&quot;);&quot;)" office:value-type="string" office:string-value="INSERT INTO RESOURCE(id_resource, resource, url, description, comments, id_level, active,has_script,has_grammar,has_quiz,has_vocabulary, id_source, id_skill) VALUES(161,'1088 Make-up','https://elllo.org/english/1051/1088-Rebecca-Make-up.htm','Rebecca talks about being introduced to make-up.',NULL,5,true,true,false,true,true,1,1);" calcext:value-type="string">
            <text:p>INSERT INTO RESOURCE(id_resource, resource, url, description, comments, id_level, active,has_script,has_grammar,has_quiz,has_vocabulary, id_source, id_skill) VALUES(161,'1088 Make-up','https://elllo.org/english/1051/1088-Rebecca-Make-up.htm','Rebecca talks about being introduced to make-up.',NULL,5,true,true,false,true,true,1,1);</text:p>
          </table:table-cell>
        </table:table-row>
        <table:table-row table:style-name="ro1">
          <table:table-cell office:value-type="float" office:value="162" calcext:value-type="float">
            <text:p>162</text:p>
          </table:table-cell>
          <table:table-cell office:value-type="string" calcext:value-type="string">
            <text:p>1087 Tomboy</text:p>
          </table:table-cell>
          <table:table-cell office:value-type="string" calcext:value-type="string">
            <text:p>https://elllo.org/english/1051/1087-Rebecca-Tomboy.htm</text:p>
          </table:table-cell>
          <table:table-cell office:value-type="string" calcext:value-type="string">
            <text:p>Rebecca talks about growing up as a tomboy.</text:p>
          </table:table-cell>
          <table:table-cell/>
          <table:table-cell table:formula="of:=IF([.E162]=&quot;&quot;;&quot;NULL&quot;;CONCATENATE(&quot;'&quot;;[.E16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2];&quot;,'&quot;;SUBSTITUTE([.B162];&quot;'&quot;;&quot;''&quot;);&quot;','&quot;;SUBSTITUTE([.C162];&quot;'&quot;;&quot;''&quot;);&quot;','&quot;;SUBSTITUTE([.D162];&quot;'&quot;;&quot;''&quot;);&quot;',&quot;;SUBSTITUTE([.F162];&quot;'&quot;;&quot;''&quot;);&quot;,&quot;;[.G162];&quot;,&quot;;[.H162];&quot;,&quot;;[.I162];&quot;,&quot;;[.J162];&quot;,&quot;;[.K162];&quot;,&quot;;[.L162];&quot;,&quot;;[.M162];&quot;,&quot;;[.N162];&quot;);&quot;)" office:value-type="string" office:string-value="INSERT INTO RESOURCE(id_resource, resource, url, description, comments, id_level, active,has_script,has_grammar,has_quiz,has_vocabulary, id_source, id_skill) VALUES(162,'1087 Tomboy','https://elllo.org/english/1051/1087-Rebecca-Tomboy.htm','Rebecca talks about growing up as a tomboy.',NULL,5,true,true,false,true,true,1,1);" calcext:value-type="string">
            <text:p>INSERT INTO RESOURCE(id_resource, resource, url, description, comments, id_level, active,has_script,has_grammar,has_quiz,has_vocabulary, id_source, id_skill) VALUES(162,'1087 Tomboy','https://elllo.org/english/1051/1087-Rebecca-Tomboy.htm','Rebecca talks about growing up as a tomboy.',NULL,5,true,true,false,true,true,1,1);</text:p>
          </table:table-cell>
        </table:table-row>
        <table:table-row table:style-name="ro1">
          <table:table-cell office:value-type="float" office:value="163" calcext:value-type="float">
            <text:p>163</text:p>
          </table:table-cell>
          <table:table-cell office:value-type="string" calcext:value-type="string">
            <text:p>1044 Ginger Snacks</text:p>
          </table:table-cell>
          <table:table-cell office:value-type="string" calcext:value-type="string">
            <text:p>https://elllo.org/english/1001/1044-Ginger-Dip.htm</text:p>
          </table:table-cell>
          <table:table-cell office:value-type="string" calcext:value-type="string">
            <text:p>Ginger can make pumpkin dip and fruit smoothies.</text:p>
          </table:table-cell>
          <table:table-cell/>
          <table:table-cell table:formula="of:=IF([.E163]=&quot;&quot;;&quot;NULL&quot;;CONCATENATE(&quot;'&quot;;[.E16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3];&quot;,'&quot;;SUBSTITUTE([.B163];&quot;'&quot;;&quot;''&quot;);&quot;','&quot;;SUBSTITUTE([.C163];&quot;'&quot;;&quot;''&quot;);&quot;','&quot;;SUBSTITUTE([.D163];&quot;'&quot;;&quot;''&quot;);&quot;',&quot;;SUBSTITUTE([.F163];&quot;'&quot;;&quot;''&quot;);&quot;,&quot;;[.G163];&quot;,&quot;;[.H163];&quot;,&quot;;[.I163];&quot;,&quot;;[.J163];&quot;,&quot;;[.K163];&quot;,&quot;;[.L163];&quot;,&quot;;[.M163];&quot;,&quot;;[.N163];&quot;);&quot;)" office:value-type="string" office:string-value="INSERT INTO RESOURCE(id_resource, resource, url, description, comments, id_level, active,has_script,has_grammar,has_quiz,has_vocabulary, id_source, id_skill) VALUES(163,'1044 Ginger Snacks','https://elllo.org/english/1001/1044-Ginger-Dip.htm','Ginger can make pumpkin dip and fruit smoothies.',NULL,5,true,true,false,true,true,1,1);" calcext:value-type="string">
            <text:p>INSERT INTO RESOURCE(id_resource, resource, url, description, comments, id_level, active,has_script,has_grammar,has_quiz,has_vocabulary, id_source, id_skill) VALUES(163,'1044 Ginger Snacks','https://elllo.org/english/1001/1044-Ginger-Dip.htm','Ginger can make pumpkin dip and fruit smoothies.',NULL,5,true,true,false,true,true,1,1);</text:p>
          </table:table-cell>
        </table:table-row>
        <table:table-row table:style-name="ro1">
          <table:table-cell office:value-type="float" office:value="164" calcext:value-type="float">
            <text:p>164</text:p>
          </table:table-cell>
          <table:table-cell office:value-type="string" calcext:value-type="string">
            <text:p>1043 Eggplant Curry</text:p>
          </table:table-cell>
          <table:table-cell office:value-type="string" calcext:value-type="string">
            <text:p>https://elllo.org/english/1001/1043-Nabil-Curry.htm</text:p>
          </table:table-cell>
          <table:table-cell office:value-type="string" calcext:value-type="string">
            <text:p>Nabil shares the secret for his eggplant curry.</text:p>
          </table:table-cell>
          <table:table-cell/>
          <table:table-cell table:formula="of:=IF([.E164]=&quot;&quot;;&quot;NULL&quot;;CONCATENATE(&quot;'&quot;;[.E16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4];&quot;,'&quot;;SUBSTITUTE([.B164];&quot;'&quot;;&quot;''&quot;);&quot;','&quot;;SUBSTITUTE([.C164];&quot;'&quot;;&quot;''&quot;);&quot;','&quot;;SUBSTITUTE([.D164];&quot;'&quot;;&quot;''&quot;);&quot;',&quot;;SUBSTITUTE([.F164];&quot;'&quot;;&quot;''&quot;);&quot;,&quot;;[.G164];&quot;,&quot;;[.H164];&quot;,&quot;;[.I164];&quot;,&quot;;[.J164];&quot;,&quot;;[.K164];&quot;,&quot;;[.L164];&quot;,&quot;;[.M164];&quot;,&quot;;[.N164];&quot;);&quot;)" office:value-type="string" office:string-value="INSERT INTO RESOURCE(id_resource, resource, url, description, comments, id_level, active,has_script,has_grammar,has_quiz,has_vocabulary, id_source, id_skill) VALUES(164,'1043 Eggplant Curry','https://elllo.org/english/1001/1043-Nabil-Curry.htm','Nabil shares the secret for his eggplant curry.',NULL,5,true,true,false,true,true,1,1);" calcext:value-type="string">
            <text:p>INSERT INTO RESOURCE(id_resource, resource, url, description, comments, id_level, active,has_script,has_grammar,has_quiz,has_vocabulary, id_source, id_skill) VALUES(164,'1043 Eggplant Curry','https://elllo.org/english/1001/1043-Nabil-Curry.htm','Nabil shares the secret for his eggplant curry.',NULL,5,true,true,false,true,true,1,1);</text:p>
          </table:table-cell>
        </table:table-row>
        <table:table-row table:style-name="ro1">
          <table:table-cell office:value-type="float" office:value="165" calcext:value-type="float">
            <text:p>165</text:p>
          </table:table-cell>
          <table:table-cell office:value-type="string" calcext:value-type="string">
            <text:p>1042 Nabeel's Place</text:p>
          </table:table-cell>
          <table:table-cell office:value-type="string" calcext:value-type="string">
            <text:p>https://elllo.org/english/1001/1042-Nabil-Apartment.htm</text:p>
          </table:table-cell>
          <table:table-cell office:value-type="string" calcext:value-type="string">
            <text:p>Nabeel talks about his apartment and neighbors.</text:p>
          </table:table-cell>
          <table:table-cell/>
          <table:table-cell table:formula="of:=IF([.E165]=&quot;&quot;;&quot;NULL&quot;;CONCATENATE(&quot;'&quot;;[.E16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5];&quot;,'&quot;;SUBSTITUTE([.B165];&quot;'&quot;;&quot;''&quot;);&quot;','&quot;;SUBSTITUTE([.C165];&quot;'&quot;;&quot;''&quot;);&quot;','&quot;;SUBSTITUTE([.D165];&quot;'&quot;;&quot;''&quot;);&quot;',&quot;;SUBSTITUTE([.F165];&quot;'&quot;;&quot;''&quot;);&quot;,&quot;;[.G165];&quot;,&quot;;[.H165];&quot;,&quot;;[.I165];&quot;,&quot;;[.J165];&quot;,&quot;;[.K165];&quot;,&quot;;[.L165];&quot;,&quot;;[.M165];&quot;,&quot;;[.N165];&quot;);&quot;)" office:value-type="string" office:string-value="INSERT INTO RESOURCE(id_resource, resource, url, description, comments, id_level, active,has_script,has_grammar,has_quiz,has_vocabulary, id_source, id_skill) VALUES(165,'1042 Nabeel''s Place','https://elllo.org/english/1001/1042-Nabil-Apartment.htm','Nabeel talks about his apartment and neighbors.',NULL,5,true,true,false,true,true,1,1);" calcext:value-type="string">
            <text:p>INSERT INTO RESOURCE(id_resource, resource, url, description, comments, id_level, active,has_script,has_grammar,has_quiz,has_vocabulary, id_source, id_skill) VALUES(165,'1042 Nabeel''s Place','https://elllo.org/english/1001/1042-Nabil-Apartment.htm','Nabeel talks about his apartment and neighbors.',NULL,5,true,true,false,true,true,1,1);</text:p>
          </table:table-cell>
        </table:table-row>
        <table:table-row table:style-name="ro1">
          <table:table-cell office:value-type="float" office:value="166" calcext:value-type="float">
            <text:p>166</text:p>
          </table:table-cell>
          <table:table-cell office:value-type="string" calcext:value-type="string">
            <text:p>1041 Ginger's Place</text:p>
          </table:table-cell>
          <table:table-cell office:value-type="string" calcext:value-type="string">
            <text:p>https://elllo.org/english/1001/1041-Ginger-Apartment.htm</text:p>
          </table:table-cell>
          <table:table-cell office:value-type="string" calcext:value-type="string">
            <text:p>Ginger shares why she lives where she does.</text:p>
          </table:table-cell>
          <table:table-cell/>
          <table:table-cell table:formula="of:=IF([.E166]=&quot;&quot;;&quot;NULL&quot;;CONCATENATE(&quot;'&quot;;[.E16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6];&quot;,'&quot;;SUBSTITUTE([.B166];&quot;'&quot;;&quot;''&quot;);&quot;','&quot;;SUBSTITUTE([.C166];&quot;'&quot;;&quot;''&quot;);&quot;','&quot;;SUBSTITUTE([.D166];&quot;'&quot;;&quot;''&quot;);&quot;',&quot;;SUBSTITUTE([.F166];&quot;'&quot;;&quot;''&quot;);&quot;,&quot;;[.G166];&quot;,&quot;;[.H166];&quot;,&quot;;[.I166];&quot;,&quot;;[.J166];&quot;,&quot;;[.K166];&quot;,&quot;;[.L166];&quot;,&quot;;[.M166];&quot;,&quot;;[.N166];&quot;);&quot;)" office:value-type="string" office:string-value="INSERT INTO RESOURCE(id_resource, resource, url, description, comments, id_level, active,has_script,has_grammar,has_quiz,has_vocabulary, id_source, id_skill) VALUES(166,'1041 Ginger''s Place','https://elllo.org/english/1001/1041-Ginger-Apartment.htm','Ginger shares why she lives where she does.',NULL,5,true,true,false,true,true,1,1);" calcext:value-type="string">
            <text:p>INSERT INTO RESOURCE(id_resource, resource, url, description, comments, id_level, active,has_script,has_grammar,has_quiz,has_vocabulary, id_source, id_skill) VALUES(166,'1041 Ginger''s Place','https://elllo.org/english/1001/1041-Ginger-Apartment.htm','Ginger shares why she lives where she does.',NULL,5,true,true,false,true,true,1,1);</text:p>
          </table:table-cell>
        </table:table-row>
        <table:table-row table:style-name="ro1">
          <table:table-cell office:value-type="float" office:value="167" calcext:value-type="float">
            <text:p>167</text:p>
          </table:table-cell>
          <table:table-cell office:value-type="string" calcext:value-type="string">
            <text:p>1027 Countries United</text:p>
          </table:table-cell>
          <table:table-cell office:value-type="string" calcext:value-type="string">
            <text:p>https://elllo.org/english/1001/1027-Shirley-UK.htm</text:p>
          </table:table-cell>
          <table:table-cell office:value-type="string" calcext:value-type="string">
            <text:p>Shirley explains the United Kingdom and Great Britain.</text:p>
          </table:table-cell>
          <table:table-cell/>
          <table:table-cell table:formula="of:=IF([.E167]=&quot;&quot;;&quot;NULL&quot;;CONCATENATE(&quot;'&quot;;[.E16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7];&quot;,'&quot;;SUBSTITUTE([.B167];&quot;'&quot;;&quot;''&quot;);&quot;','&quot;;SUBSTITUTE([.C167];&quot;'&quot;;&quot;''&quot;);&quot;','&quot;;SUBSTITUTE([.D167];&quot;'&quot;;&quot;''&quot;);&quot;',&quot;;SUBSTITUTE([.F167];&quot;'&quot;;&quot;''&quot;);&quot;,&quot;;[.G167];&quot;,&quot;;[.H167];&quot;,&quot;;[.I167];&quot;,&quot;;[.J167];&quot;,&quot;;[.K167];&quot;,&quot;;[.L167];&quot;,&quot;;[.M167];&quot;,&quot;;[.N167];&quot;);&quot;)" office:value-type="string" office:string-value="INSERT INTO RESOURCE(id_resource, resource, url, description, comments, id_level, active,has_script,has_grammar,has_quiz,has_vocabulary, id_source, id_skill) VALUES(167,'1027 Countries United','https://elllo.org/english/1001/1027-Shirley-UK.htm','Shirley explains the United Kingdom and Great Britain.',NULL,5,true,true,false,true,true,1,1);" calcext:value-type="string">
            <text:p>INSERT INTO RESOURCE(id_resource, resource, url, description, comments, id_level, active,has_script,has_grammar,has_quiz,has_vocabulary, id_source, id_skill) VALUES(167,'1027 Countries United','https://elllo.org/english/1001/1027-Shirley-UK.htm','Shirley explains the United Kingdom and Great Britain.',NULL,5,true,true,false,true,true,1,1);</text:p>
          </table:table-cell>
        </table:table-row>
        <table:table-row table:style-name="ro1">
          <table:table-cell office:value-type="float" office:value="168" calcext:value-type="float">
            <text:p>168</text:p>
          </table:table-cell>
          <table:table-cell office:value-type="string" calcext:value-type="string">
            <text:p>1022 Island Invasion</text:p>
          </table:table-cell>
          <table:table-cell office:value-type="string" calcext:value-type="string">
            <text:p>https://elllo.org/english/1001/1022-Cheryl-Danger.htm</text:p>
          </table:table-cell>
          <table:table-cell office:value-type="string" calcext:value-type="string">
            <text:p>Cheryl talks about serious problems on her island.</text:p>
          </table:table-cell>
          <table:table-cell/>
          <table:table-cell table:formula="of:=IF([.E168]=&quot;&quot;;&quot;NULL&quot;;CONCATENATE(&quot;'&quot;;[.E16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8];&quot;,'&quot;;SUBSTITUTE([.B168];&quot;'&quot;;&quot;''&quot;);&quot;','&quot;;SUBSTITUTE([.C168];&quot;'&quot;;&quot;''&quot;);&quot;','&quot;;SUBSTITUTE([.D168];&quot;'&quot;;&quot;''&quot;);&quot;',&quot;;SUBSTITUTE([.F168];&quot;'&quot;;&quot;''&quot;);&quot;,&quot;;[.G168];&quot;,&quot;;[.H168];&quot;,&quot;;[.I168];&quot;,&quot;;[.J168];&quot;,&quot;;[.K168];&quot;,&quot;;[.L168];&quot;,&quot;;[.M168];&quot;,&quot;;[.N168];&quot;);&quot;)" office:value-type="string" office:string-value="INSERT INTO RESOURCE(id_resource, resource, url, description, comments, id_level, active,has_script,has_grammar,has_quiz,has_vocabulary, id_source, id_skill) VALUES(168,'1022 Island Invasion','https://elllo.org/english/1001/1022-Cheryl-Danger.htm','Cheryl talks about serious problems on her island.',NULL,5,true,true,false,true,true,1,1);" calcext:value-type="string">
            <text:p>INSERT INTO RESOURCE(id_resource, resource, url, description, comments, id_level, active,has_script,has_grammar,has_quiz,has_vocabulary, id_source, id_skill) VALUES(168,'1022 Island Invasion','https://elllo.org/english/1001/1022-Cheryl-Danger.htm','Cheryl talks about serious problems on her island.',NULL,5,true,true,false,true,true,1,1);</text:p>
          </table:table-cell>
        </table:table-row>
        <table:table-row table:style-name="ro1">
          <table:table-cell office:value-type="float" office:value="169" calcext:value-type="float">
            <text:p>169</text:p>
          </table:table-cell>
          <table:table-cell office:value-type="string" calcext:value-type="string">
            <text:p>1021 Island Dangers</text:p>
          </table:table-cell>
          <table:table-cell office:value-type="string" calcext:value-type="string">
            <text:p>https://elllo.org/english/1001/1021-Cheryl-Danger.htm</text:p>
          </table:table-cell>
          <table:table-cell office:value-type="string" calcext:value-type="string">
            <text:p>Cheryl talks about dangerous things on her island.</text:p>
          </table:table-cell>
          <table:table-cell/>
          <table:table-cell table:formula="of:=IF([.E169]=&quot;&quot;;&quot;NULL&quot;;CONCATENATE(&quot;'&quot;;[.E16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9];&quot;,'&quot;;SUBSTITUTE([.B169];&quot;'&quot;;&quot;''&quot;);&quot;','&quot;;SUBSTITUTE([.C169];&quot;'&quot;;&quot;''&quot;);&quot;','&quot;;SUBSTITUTE([.D169];&quot;'&quot;;&quot;''&quot;);&quot;',&quot;;SUBSTITUTE([.F169];&quot;'&quot;;&quot;''&quot;);&quot;,&quot;;[.G169];&quot;,&quot;;[.H169];&quot;,&quot;;[.I169];&quot;,&quot;;[.J169];&quot;,&quot;;[.K169];&quot;,&quot;;[.L169];&quot;,&quot;;[.M169];&quot;,&quot;;[.N169];&quot;);&quot;)" office:value-type="string" office:string-value="INSERT INTO RESOURCE(id_resource, resource, url, description, comments, id_level, active,has_script,has_grammar,has_quiz,has_vocabulary, id_source, id_skill) VALUES(169,'1021 Island Dangers','https://elllo.org/english/1001/1021-Cheryl-Danger.htm','Cheryl talks about dangerous things on her island.',NULL,5,true,true,false,true,true,1,1);" calcext:value-type="string">
            <text:p>INSERT INTO RESOURCE(id_resource, resource, url, description, comments, id_level, active,has_script,has_grammar,has_quiz,has_vocabulary, id_source, id_skill) VALUES(169,'1021 Island Dangers','https://elllo.org/english/1001/1021-Cheryl-Danger.htm','Cheryl talks about dangerous things on her island.',NULL,5,true,true,false,true,true,1,1);</text:p>
          </table:table-cell>
        </table:table-row>
        <table:table-row table:style-name="ro1">
          <table:table-cell office:value-type="float" office:value="170" calcext:value-type="float">
            <text:p>170</text:p>
          </table:table-cell>
          <table:table-cell office:value-type="string" calcext:value-type="string">
            <text:p>1015 The Big Mix</text:p>
          </table:table-cell>
          <table:table-cell office:value-type="string" calcext:value-type="string">
            <text:p>https://elllo.org/english/1001/1015-MixPop.htm</text:p>
          </table:table-cell>
          <table:table-cell office:value-type="string" calcext:value-type="string">
            <text:p>CleAnn talks about her very multicultural country.</text:p>
          </table:table-cell>
          <table:table-cell/>
          <table:table-cell table:formula="of:=IF([.E170]=&quot;&quot;;&quot;NULL&quot;;CONCATENATE(&quot;'&quot;;[.E17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0];&quot;,'&quot;;SUBSTITUTE([.B170];&quot;'&quot;;&quot;''&quot;);&quot;','&quot;;SUBSTITUTE([.C170];&quot;'&quot;;&quot;''&quot;);&quot;','&quot;;SUBSTITUTE([.D170];&quot;'&quot;;&quot;''&quot;);&quot;',&quot;;SUBSTITUTE([.F170];&quot;'&quot;;&quot;''&quot;);&quot;,&quot;;[.G170];&quot;,&quot;;[.H170];&quot;,&quot;;[.I170];&quot;,&quot;;[.J170];&quot;,&quot;;[.K170];&quot;,&quot;;[.L170];&quot;,&quot;;[.M170];&quot;,&quot;;[.N170];&quot;);&quot;)" office:value-type="string" office:string-value="INSERT INTO RESOURCE(id_resource, resource, url, description, comments, id_level, active,has_script,has_grammar,has_quiz,has_vocabulary, id_source, id_skill) VALUES(170,'1015 The Big Mix','https://elllo.org/english/1001/1015-MixPop.htm','CleAnn talks about her very multicultural country.',NULL,5,true,true,false,true,true,1,1);" calcext:value-type="string">
            <text:p>INSERT INTO RESOURCE(id_resource, resource, url, description, comments, id_level, active,has_script,has_grammar,has_quiz,has_vocabulary, id_source, id_skill) VALUES(170,'1015 The Big Mix','https://elllo.org/english/1001/1015-MixPop.htm','CleAnn talks about her very multicultural country.',NULL,5,true,true,false,true,true,1,1);</text:p>
          </table:table-cell>
        </table:table-row>
        <table:table-row table:style-name="ro1">
          <table:table-cell office:value-type="float" office:value="171" calcext:value-type="float">
            <text:p>171</text:p>
          </table:table-cell>
          <table:table-cell office:value-type="string" calcext:value-type="string">
            <text:p>1510 Student Life in China Part 2</text:p>
          </table:table-cell>
          <table:table-cell office:value-type="string" calcext:value-type="string">
            <text:p>https://elllo.org/english/1501/1510-Rufei-ChinaStudents.htm</text:p>
          </table:table-cell>
          <table:table-cell office:value-type="string" calcext:value-type="string">
            <text:p>Hear about life for students in China.</text:p>
          </table:table-cell>
          <table:table-cell/>
          <table:table-cell table:formula="of:=IF([.E171]=&quot;&quot;;&quot;NULL&quot;;CONCATENATE(&quot;'&quot;;[.E17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1];&quot;,'&quot;;SUBSTITUTE([.B171];&quot;'&quot;;&quot;''&quot;);&quot;','&quot;;SUBSTITUTE([.C171];&quot;'&quot;;&quot;''&quot;);&quot;','&quot;;SUBSTITUTE([.D171];&quot;'&quot;;&quot;''&quot;);&quot;',&quot;;SUBSTITUTE([.F171];&quot;'&quot;;&quot;''&quot;);&quot;,&quot;;[.G171];&quot;,&quot;;[.H171];&quot;,&quot;;[.I171];&quot;,&quot;;[.J171];&quot;,&quot;;[.K171];&quot;,&quot;;[.L171];&quot;,&quot;;[.M171];&quot;,&quot;;[.N171];&quot;);&quot;)" office:value-type="string" office:string-value="INSERT INTO RESOURCE(id_resource, resource, url, description, comments, id_level, active,has_script,has_grammar,has_quiz,has_vocabulary, id_source, id_skill) VALUES(171,'1510 Student Life in China Part 2','https://elllo.org/english/1501/1510-Rufei-ChinaStudents.htm','Hear about life for students in China.',NULL,5,true,true,false,true,true,1,1);" calcext:value-type="string">
            <text:p>INSERT INTO RESOURCE(id_resource, resource, url, description, comments, id_level, active,has_script,has_grammar,has_quiz,has_vocabulary, id_source, id_skill) VALUES(171,'1510 Student Life in China Part 2','https://elllo.org/english/1501/1510-Rufei-ChinaStudents.htm','Hear about life for students in China.',NULL,5,true,true,false,true,true,1,1);</text:p>
          </table:table-cell>
        </table:table-row>
        <table:table-row table:style-name="ro1">
          <table:table-cell office:value-type="float" office:value="172" calcext:value-type="float">
            <text:p>172</text:p>
          </table:table-cell>
          <table:table-cell office:value-type="string" calcext:value-type="string">
            <text:p>1509 Student Life in China Part 1</text:p>
          </table:table-cell>
          <table:table-cell office:value-type="string" calcext:value-type="string">
            <text:p>https://elllo.org/english/1501/1509-Rufei-ChinaStudents.htm</text:p>
          </table:table-cell>
          <table:table-cell office:value-type="string" calcext:value-type="string">
            <text:p>Hear how school in China is very competitive.</text:p>
          </table:table-cell>
          <table:table-cell/>
          <table:table-cell table:formula="of:=IF([.E172]=&quot;&quot;;&quot;NULL&quot;;CONCATENATE(&quot;'&quot;;[.E17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2];&quot;,'&quot;;SUBSTITUTE([.B172];&quot;'&quot;;&quot;''&quot;);&quot;','&quot;;SUBSTITUTE([.C172];&quot;'&quot;;&quot;''&quot;);&quot;','&quot;;SUBSTITUTE([.D172];&quot;'&quot;;&quot;''&quot;);&quot;',&quot;;SUBSTITUTE([.F172];&quot;'&quot;;&quot;''&quot;);&quot;,&quot;;[.G172];&quot;,&quot;;[.H172];&quot;,&quot;;[.I172];&quot;,&quot;;[.J172];&quot;,&quot;;[.K172];&quot;,&quot;;[.L172];&quot;,&quot;;[.M172];&quot;,&quot;;[.N172];&quot;);&quot;)" office:value-type="string" office:string-value="INSERT INTO RESOURCE(id_resource, resource, url, description, comments, id_level, active,has_script,has_grammar,has_quiz,has_vocabulary, id_source, id_skill) VALUES(172,'1509 Student Life in China Part 1','https://elllo.org/english/1501/1509-Rufei-ChinaStudents.htm','Hear how school in China is very competitive.',NULL,5,true,true,false,true,true,1,1);" calcext:value-type="string">
            <text:p>INSERT INTO RESOURCE(id_resource, resource, url, description, comments, id_level, active,has_script,has_grammar,has_quiz,has_vocabulary, id_source, id_skill) VALUES(172,'1509 Student Life in China Part 1','https://elllo.org/english/1501/1509-Rufei-ChinaStudents.htm','Hear how school in China is very competitive.',NULL,5,true,true,false,true,true,1,1);</text:p>
          </table:table-cell>
        </table:table-row>
        <table:table-row table:style-name="ro1">
          <table:table-cell office:value-type="float" office:value="173" calcext:value-type="float">
            <text:p>173</text:p>
          </table:table-cell>
          <table:table-cell office:value-type="string" calcext:value-type="string">
            <text:p>1506 Favorite Celebrities</text:p>
          </table:table-cell>
          <table:table-cell office:value-type="string" calcext:value-type="string">
            <text:p>https://elllo.org/english/1501/1506-Ben-Hanna-Celebrity.htm</text:p>
          </table:table-cell>
          <table:table-cell office:value-type="string" calcext:value-type="string">
            <text:p>Hana and Ben discuss famous people they like.</text:p>
          </table:table-cell>
          <table:table-cell/>
          <table:table-cell table:formula="of:=IF([.E173]=&quot;&quot;;&quot;NULL&quot;;CONCATENATE(&quot;'&quot;;[.E17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3];&quot;,'&quot;;SUBSTITUTE([.B173];&quot;'&quot;;&quot;''&quot;);&quot;','&quot;;SUBSTITUTE([.C173];&quot;'&quot;;&quot;''&quot;);&quot;','&quot;;SUBSTITUTE([.D173];&quot;'&quot;;&quot;''&quot;);&quot;',&quot;;SUBSTITUTE([.F173];&quot;'&quot;;&quot;''&quot;);&quot;,&quot;;[.G173];&quot;,&quot;;[.H173];&quot;,&quot;;[.I173];&quot;,&quot;;[.J173];&quot;,&quot;;[.K173];&quot;,&quot;;[.L173];&quot;,&quot;;[.M173];&quot;,&quot;;[.N173];&quot;);&quot;)" office:value-type="string" office:string-value="INSERT INTO RESOURCE(id_resource, resource, url, description, comments, id_level, active,has_script,has_grammar,has_quiz,has_vocabulary, id_source, id_skill) VALUES(173,'1506 Favorite Celebrities','https://elllo.org/english/1501/1506-Ben-Hanna-Celebrity.htm','Hana and Ben discuss famous people they like.',NULL,5,true,true,false,true,true,1,1);" calcext:value-type="string">
            <text:p>INSERT INTO RESOURCE(id_resource, resource, url, description, comments, id_level, active,has_script,has_grammar,has_quiz,has_vocabulary, id_source, id_skill) VALUES(173,'1506 Favorite Celebrities','https://elllo.org/english/1501/1506-Ben-Hanna-Celebrity.htm','Hana and Ben discuss famous people they like.',NULL,5,true,true,false,true,true,1,1);</text:p>
          </table:table-cell>
        </table:table-row>
        <table:table-row table:style-name="ro1">
          <table:table-cell office:value-type="float" office:value="174" calcext:value-type="float">
            <text:p>174</text:p>
          </table:table-cell>
          <table:table-cell office:value-type="string" calcext:value-type="string">
            <text:p>1505 Movie Take</text:p>
          </table:table-cell>
          <table:table-cell office:value-type="string" calcext:value-type="string">
            <text:p>https://elllo.org/english/1501/1505-Ben-Hanna-Movie.htm</text:p>
          </table:table-cell>
          <table:table-cell office:value-type="string" calcext:value-type="string">
            <text:p>Ben talks about two movies he saw recently.</text:p>
          </table:table-cell>
          <table:table-cell/>
          <table:table-cell table:formula="of:=IF([.E174]=&quot;&quot;;&quot;NULL&quot;;CONCATENATE(&quot;'&quot;;[.E17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4];&quot;,'&quot;;SUBSTITUTE([.B174];&quot;'&quot;;&quot;''&quot;);&quot;','&quot;;SUBSTITUTE([.C174];&quot;'&quot;;&quot;''&quot;);&quot;','&quot;;SUBSTITUTE([.D174];&quot;'&quot;;&quot;''&quot;);&quot;',&quot;;SUBSTITUTE([.F174];&quot;'&quot;;&quot;''&quot;);&quot;,&quot;;[.G174];&quot;,&quot;;[.H174];&quot;,&quot;;[.I174];&quot;,&quot;;[.J174];&quot;,&quot;;[.K174];&quot;,&quot;;[.L174];&quot;,&quot;;[.M174];&quot;,&quot;;[.N174];&quot;);&quot;)" office:value-type="string" office:string-value="INSERT INTO RESOURCE(id_resource, resource, url, description, comments, id_level, active,has_script,has_grammar,has_quiz,has_vocabulary, id_source, id_skill) VALUES(174,'1505 Movie Take','https://elllo.org/english/1501/1505-Ben-Hanna-Movie.htm','Ben talks about two movies he saw recently.',NULL,5,true,true,false,true,true,1,1);" calcext:value-type="string">
            <text:p>INSERT INTO RESOURCE(id_resource, resource, url, description, comments, id_level, active,has_script,has_grammar,has_quiz,has_vocabulary, id_source, id_skill) VALUES(174,'1505 Movie Take','https://elllo.org/english/1501/1505-Ben-Hanna-Movie.htm','Ben talks about two movies he saw recently.',NULL,5,true,true,false,true,true,1,1);</text:p>
          </table:table-cell>
        </table:table-row>
        <table:table-row table:style-name="ro1">
          <table:table-cell office:value-type="float" office:value="175" calcext:value-type="float">
            <text:p>175</text:p>
          </table:table-cell>
          <table:table-cell office:value-type="string" calcext:value-type="string">
            <text:p>1500 Learning with TV</text:p>
          </table:table-cell>
          <table:table-cell office:value-type="string" calcext:value-type="string">
            <text:p>https://elllo.org/english/1451/1500-Ben-Hana-TV-Shows.htm</text:p>
          </table:table-cell>
          <table:table-cell office:value-type="string" calcext:value-type="string">
            <text:p>Good shows to learn English.</text:p>
          </table:table-cell>
          <table:table-cell/>
          <table:table-cell table:formula="of:=IF([.E175]=&quot;&quot;;&quot;NULL&quot;;CONCATENATE(&quot;'&quot;;[.E17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5];&quot;,'&quot;;SUBSTITUTE([.B175];&quot;'&quot;;&quot;''&quot;);&quot;','&quot;;SUBSTITUTE([.C175];&quot;'&quot;;&quot;''&quot;);&quot;','&quot;;SUBSTITUTE([.D175];&quot;'&quot;;&quot;''&quot;);&quot;',&quot;;SUBSTITUTE([.F175];&quot;'&quot;;&quot;''&quot;);&quot;,&quot;;[.G175];&quot;,&quot;;[.H175];&quot;,&quot;;[.I175];&quot;,&quot;;[.J175];&quot;,&quot;;[.K175];&quot;,&quot;;[.L175];&quot;,&quot;;[.M175];&quot;,&quot;;[.N175];&quot;);&quot;)" office:value-type="string" office:string-value="INSERT INTO RESOURCE(id_resource, resource, url, description, comments, id_level, active,has_script,has_grammar,has_quiz,has_vocabulary, id_source, id_skill) VALUES(175,'1500 Learning with TV','https://elllo.org/english/1451/1500-Ben-Hana-TV-Shows.htm','Good shows to learn English.',NULL,5,true,true,false,true,true,1,1);" calcext:value-type="string">
            <text:p>INSERT INTO RESOURCE(id_resource, resource, url, description, comments, id_level, active,has_script,has_grammar,has_quiz,has_vocabulary, id_source, id_skill) VALUES(175,'1500 Learning with TV','https://elllo.org/english/1451/1500-Ben-Hana-TV-Shows.htm','Good shows to learn English.',NULL,5,true,true,false,true,true,1,1);</text:p>
          </table:table-cell>
        </table:table-row>
        <table:table-row table:style-name="ro1">
          <table:table-cell office:value-type="float" office:value="176" calcext:value-type="float">
            <text:p>176</text:p>
          </table:table-cell>
          <table:table-cell office:value-type="string" calcext:value-type="string">
            <text:p>1499 Learning English. Tips for Learning English</text:p>
          </table:table-cell>
          <table:table-cell office:value-type="string" calcext:value-type="string">
            <text:p>https://elllo.org/english/1451/1499-Ben-Hana-English-Tips.htm</text:p>
          </table:table-cell>
          <table:table-cell office:value-type="string" calcext:value-type="string">
            <text:p>Learn tips to learn English.</text:p>
          </table:table-cell>
          <table:table-cell/>
          <table:table-cell table:formula="of:=IF([.E176]=&quot;&quot;;&quot;NULL&quot;;CONCATENATE(&quot;'&quot;;[.E17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6];&quot;,'&quot;;SUBSTITUTE([.B176];&quot;'&quot;;&quot;''&quot;);&quot;','&quot;;SUBSTITUTE([.C176];&quot;'&quot;;&quot;''&quot;);&quot;','&quot;;SUBSTITUTE([.D176];&quot;'&quot;;&quot;''&quot;);&quot;',&quot;;SUBSTITUTE([.F176];&quot;'&quot;;&quot;''&quot;);&quot;,&quot;;[.G176];&quot;,&quot;;[.H176];&quot;,&quot;;[.I176];&quot;,&quot;;[.J176];&quot;,&quot;;[.K176];&quot;,&quot;;[.L176];&quot;,&quot;;[.M176];&quot;,&quot;;[.N176];&quot;);&quot;)" office:value-type="string" office:string-value="INSERT INTO RESOURCE(id_resource, resource, url, description, comments, id_level, active,has_script,has_grammar,has_quiz,has_vocabulary, id_source, id_skill) VALUES(176,'1499 Learning English. Tips for Learning English','https://elllo.org/english/1451/1499-Ben-Hana-English-Tips.htm','Learn tips to learn English.',NULL,5,true,true,false,true,true,1,1);" calcext:value-type="string">
            <text:p>INSERT INTO RESOURCE(id_resource, resource, url, description, comments, id_level, active,has_script,has_grammar,has_quiz,has_vocabulary, id_source, id_skill) VALUES(176,'1499 Learning English. Tips for Learning English','https://elllo.org/english/1451/1499-Ben-Hana-English-Tips.htm','Learn tips to learn English.',NULL,5,true,true,false,true,true,1,1);</text:p>
          </table:table-cell>
        </table:table-row>
        <table:table-row table:style-name="ro1">
          <table:table-cell office:value-type="float" office:value="177" calcext:value-type="float">
            <text:p>177</text:p>
          </table:table-cell>
          <table:table-cell office:value-type="string" calcext:value-type="string">
            <text:p>1238 More Freaks</text:p>
          </table:table-cell>
          <table:table-cell office:value-type="string" calcext:value-type="string">
            <text:p>https://elllo.org/english/1201/1238-Julia-Types.htm</text:p>
          </table:table-cell>
          <table:table-cell office:value-type="string" calcext:value-type="string">
            <text:p>Julia and Todd discuss certain traits.</text:p>
          </table:table-cell>
          <table:table-cell/>
          <table:table-cell table:formula="of:=IF([.E177]=&quot;&quot;;&quot;NULL&quot;;CONCATENATE(&quot;'&quot;;[.E17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7];&quot;,'&quot;;SUBSTITUTE([.B177];&quot;'&quot;;&quot;''&quot;);&quot;','&quot;;SUBSTITUTE([.C177];&quot;'&quot;;&quot;''&quot;);&quot;','&quot;;SUBSTITUTE([.D177];&quot;'&quot;;&quot;''&quot;);&quot;',&quot;;SUBSTITUTE([.F177];&quot;'&quot;;&quot;''&quot;);&quot;,&quot;;[.G177];&quot;,&quot;;[.H177];&quot;,&quot;;[.I177];&quot;,&quot;;[.J177];&quot;,&quot;;[.K177];&quot;,&quot;;[.L177];&quot;,&quot;;[.M177];&quot;,&quot;;[.N177];&quot;);&quot;)" office:value-type="string" office:string-value="INSERT INTO RESOURCE(id_resource, resource, url, description, comments, id_level, active,has_script,has_grammar,has_quiz,has_vocabulary, id_source, id_skill) VALUES(177,'1238 More Freaks','https://elllo.org/english/1201/1238-Julia-Types.htm','Julia and Todd discuss certain traits.',NULL,5,true,true,false,true,true,1,1);" calcext:value-type="string">
            <text:p>INSERT INTO RESOURCE(id_resource, resource, url, description, comments, id_level, active,has_script,has_grammar,has_quiz,has_vocabulary, id_source, id_skill) VALUES(177,'1238 More Freaks','https://elllo.org/english/1201/1238-Julia-Types.htm','Julia and Todd discuss certain traits.',NULL,5,true,true,false,true,true,1,1);</text:p>
          </table:table-cell>
        </table:table-row>
        <table:table-row table:style-name="ro1">
          <table:table-cell office:value-type="float" office:value="178" calcext:value-type="float">
            <text:p>178</text:p>
          </table:table-cell>
          <table:table-cell office:value-type="string" calcext:value-type="string">
            <text:p>1028 Sports Divided</text:p>
          </table:table-cell>
          <table:table-cell office:value-type="string" calcext:value-type="string">
            <text:p>https://elllo.org/english/1001/1028-Shirley-UK.htm</text:p>
          </table:table-cell>
          <table:table-cell office:value-type="string" calcext:value-type="string">
            <text:p>Shirley talks about two rival teams in Scotland.</text:p>
          </table:table-cell>
          <table:table-cell/>
          <table:table-cell table:formula="of:=IF([.E178]=&quot;&quot;;&quot;NULL&quot;;CONCATENATE(&quot;'&quot;;[.E17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8];&quot;,'&quot;;SUBSTITUTE([.B178];&quot;'&quot;;&quot;''&quot;);&quot;','&quot;;SUBSTITUTE([.C178];&quot;'&quot;;&quot;''&quot;);&quot;','&quot;;SUBSTITUTE([.D178];&quot;'&quot;;&quot;''&quot;);&quot;',&quot;;SUBSTITUTE([.F178];&quot;'&quot;;&quot;''&quot;);&quot;,&quot;;[.G178];&quot;,&quot;;[.H178];&quot;,&quot;;[.I178];&quot;,&quot;;[.J178];&quot;,&quot;;[.K178];&quot;,&quot;;[.L178];&quot;,&quot;;[.M178];&quot;,&quot;;[.N178];&quot;);&quot;)" office:value-type="string" office:string-value="INSERT INTO RESOURCE(id_resource, resource, url, description, comments, id_level, active,has_script,has_grammar,has_quiz,has_vocabulary, id_source, id_skill) VALUES(178,'1028 Sports Divided','https://elllo.org/english/1001/1028-Shirley-UK.htm','Shirley talks about two rival teams in Scotland.',NULL,5,true,true,false,true,true,1,1);" calcext:value-type="string">
            <text:p>INSERT INTO RESOURCE(id_resource, resource, url, description, comments, id_level, active,has_script,has_grammar,has_quiz,has_vocabulary, id_source, id_skill) VALUES(178,'1028 Sports Divided','https://elllo.org/english/1001/1028-Shirley-UK.htm','Shirley talks about two rival teams in Scotland.',NULL,5,true,true,false,true,true,1,1);</text:p>
          </table:table-cell>
        </table:table-row>
        <table:table-row table:style-name="ro1">
          <table:table-cell office:value-type="float" office:value="179" calcext:value-type="float">
            <text:p>179</text:p>
          </table:table-cell>
          <table:table-cell office:value-type="string" calcext:value-type="string">
            <text:p>1006 Winning</text:p>
          </table:table-cell>
          <table:table-cell office:value-type="string" calcext:value-type="string">
            <text:p>https://elllo.org/english/1001/1006-Winning.htm</text:p>
          </table:table-cell>
          <table:table-cell office:value-type="string" calcext:value-type="string">
            <text:p>Monica and Todd debate winning and teen sports.</text:p>
          </table:table-cell>
          <table:table-cell/>
          <table:table-cell table:formula="of:=IF([.E179]=&quot;&quot;;&quot;NULL&quot;;CONCATENATE(&quot;'&quot;;[.E17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9];&quot;,'&quot;;SUBSTITUTE([.B179];&quot;'&quot;;&quot;''&quot;);&quot;','&quot;;SUBSTITUTE([.C179];&quot;'&quot;;&quot;''&quot;);&quot;','&quot;;SUBSTITUTE([.D179];&quot;'&quot;;&quot;''&quot;);&quot;',&quot;;SUBSTITUTE([.F179];&quot;'&quot;;&quot;''&quot;);&quot;,&quot;;[.G179];&quot;,&quot;;[.H179];&quot;,&quot;;[.I179];&quot;,&quot;;[.J179];&quot;,&quot;;[.K179];&quot;,&quot;;[.L179];&quot;,&quot;;[.M179];&quot;,&quot;;[.N179];&quot;);&quot;)" office:value-type="string" office:string-value="INSERT INTO RESOURCE(id_resource, resource, url, description, comments, id_level, active,has_script,has_grammar,has_quiz,has_vocabulary, id_source, id_skill) VALUES(179,'1006 Winning','https://elllo.org/english/1001/1006-Winning.htm','Monica and Todd debate winning and teen sports.',NULL,5,true,true,false,true,true,1,1);" calcext:value-type="string">
            <text:p>INSERT INTO RESOURCE(id_resource, resource, url, description, comments, id_level, active,has_script,has_grammar,has_quiz,has_vocabulary, id_source, id_skill) VALUES(179,'1006 Winning','https://elllo.org/english/1001/1006-Winning.htm','Monica and Todd debate winning and teen sports.',NULL,5,true,true,false,true,true,1,1);</text:p>
          </table:table-cell>
        </table:table-row>
        <table:table-row table:style-name="ro1">
          <table:table-cell office:value-type="float" office:value="180" calcext:value-type="float">
            <text:p>180</text:p>
          </table:table-cell>
          <table:table-cell office:value-type="string" calcext:value-type="string">
            <text:p>1005 Physical Education</text:p>
          </table:table-cell>
          <table:table-cell office:value-type="string" calcext:value-type="string">
            <text:p>https://elllo.org/english/1001/1005-PE.htm</text:p>
          </table:table-cell>
          <table:table-cell office:value-type="string" calcext:value-type="string">
            <text:p>Monica and Todd discuss students taking P.E. classes.</text:p>
          </table:table-cell>
          <table:table-cell/>
          <table:table-cell table:formula="of:=IF([.E180]=&quot;&quot;;&quot;NULL&quot;;CONCATENATE(&quot;'&quot;;[.E18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0];&quot;,'&quot;;SUBSTITUTE([.B180];&quot;'&quot;;&quot;''&quot;);&quot;','&quot;;SUBSTITUTE([.C180];&quot;'&quot;;&quot;''&quot;);&quot;','&quot;;SUBSTITUTE([.D180];&quot;'&quot;;&quot;''&quot;);&quot;',&quot;;SUBSTITUTE([.F180];&quot;'&quot;;&quot;''&quot;);&quot;,&quot;;[.G180];&quot;,&quot;;[.H180];&quot;,&quot;;[.I180];&quot;,&quot;;[.J180];&quot;,&quot;;[.K180];&quot;,&quot;;[.L180];&quot;,&quot;;[.M180];&quot;,&quot;;[.N180];&quot;);&quot;)" office:value-type="string" office:string-value="INSERT INTO RESOURCE(id_resource, resource, url, description, comments, id_level, active,has_script,has_grammar,has_quiz,has_vocabulary, id_source, id_skill) VALUES(180,'1005 Physical Education','https://elllo.org/english/1001/1005-PE.htm','Monica and Todd discuss students taking P.E. classes.',NULL,5,true,true,false,true,true,1,1);" calcext:value-type="string">
            <text:p>INSERT INTO RESOURCE(id_resource, resource, url, description, comments, id_level, active,has_script,has_grammar,has_quiz,has_vocabulary, id_source, id_skill) VALUES(180,'1005 Physical Education','https://elllo.org/english/1001/1005-PE.htm','Monica and Todd discuss students taking P.E. classes.',NULL,5,true,true,false,true,true,1,1);</text:p>
          </table:table-cell>
        </table:table-row>
        <table:table-row table:style-name="ro1">
          <table:table-cell office:value-type="float" office:value="181" calcext:value-type="float">
            <text:p>181</text:p>
          </table:table-cell>
          <table:table-cell office:value-type="string" calcext:value-type="string">
            <text:p>1512 Bangkok Street Food</text:p>
          </table:table-cell>
          <table:table-cell office:value-type="string" calcext:value-type="string">
            <text:p>https://elllo.org/english/1501/1512-Natalie-StreetFood.htm</text:p>
          </table:table-cell>
          <table:table-cell office:value-type="string" calcext:value-type="string">
            <text:p>Natalie talks about street cuisine.</text:p>
          </table:table-cell>
          <table:table-cell/>
          <table:table-cell table:formula="of:=IF([.E181]=&quot;&quot;;&quot;NULL&quot;;CONCATENATE(&quot;'&quot;;[.E18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1];&quot;,'&quot;;SUBSTITUTE([.B181];&quot;'&quot;;&quot;''&quot;);&quot;','&quot;;SUBSTITUTE([.C181];&quot;'&quot;;&quot;''&quot;);&quot;','&quot;;SUBSTITUTE([.D181];&quot;'&quot;;&quot;''&quot;);&quot;',&quot;;SUBSTITUTE([.F181];&quot;'&quot;;&quot;''&quot;);&quot;,&quot;;[.G181];&quot;,&quot;;[.H181];&quot;,&quot;;[.I181];&quot;,&quot;;[.J181];&quot;,&quot;;[.K181];&quot;,&quot;;[.L181];&quot;,&quot;;[.M181];&quot;,&quot;;[.N181];&quot;);&quot;)" office:value-type="string" office:string-value="INSERT INTO RESOURCE(id_resource, resource, url, description, comments, id_level, active,has_script,has_grammar,has_quiz,has_vocabulary, id_source, id_skill) VALUES(181,'1512 Bangkok Street Food','https://elllo.org/english/1501/1512-Natalie-StreetFood.htm','Natalie talks about street cuisine.',NULL,6,true,true,false,true,true,1,1);" calcext:value-type="string">
            <text:p>INSERT INTO RESOURCE(id_resource, resource, url, description, comments, id_level, active,has_script,has_grammar,has_quiz,has_vocabulary, id_source, id_skill) VALUES(181,'1512 Bangkok Street Food','https://elllo.org/english/1501/1512-Natalie-StreetFood.htm','Natalie talks about street cuisine.',NULL,6,true,true,false,true,true,1,1);</text:p>
          </table:table-cell>
        </table:table-row>
        <table:table-row table:style-name="ro1">
          <table:table-cell office:value-type="float" office:value="182" calcext:value-type="float">
            <text:p>182</text:p>
          </table:table-cell>
          <table:table-cell office:value-type="string" calcext:value-type="string">
            <text:p>1494 Expiration Dates</text:p>
          </table:table-cell>
          <table:table-cell office:value-type="string" calcext:value-type="string">
            <text:p>https://elllo.org/english/1451/1494-Rachel-Todd-Shelf-Life.htm</text:p>
          </table:table-cell>
          <table:table-cell office:value-type="string" calcext:value-type="string">
            <text:p>Talking about best buy dates.</text:p>
          </table:table-cell>
          <table:table-cell/>
          <table:table-cell table:formula="of:=IF([.E182]=&quot;&quot;;&quot;NULL&quot;;CONCATENATE(&quot;'&quot;;[.E18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2];&quot;,'&quot;;SUBSTITUTE([.B182];&quot;'&quot;;&quot;''&quot;);&quot;','&quot;;SUBSTITUTE([.C182];&quot;'&quot;;&quot;''&quot;);&quot;','&quot;;SUBSTITUTE([.D182];&quot;'&quot;;&quot;''&quot;);&quot;',&quot;;SUBSTITUTE([.F182];&quot;'&quot;;&quot;''&quot;);&quot;,&quot;;[.G182];&quot;,&quot;;[.H182];&quot;,&quot;;[.I182];&quot;,&quot;;[.J182];&quot;,&quot;;[.K182];&quot;,&quot;;[.L182];&quot;,&quot;;[.M182];&quot;,&quot;;[.N182];&quot;);&quot;)" office:value-type="string" office:string-value="INSERT INTO RESOURCE(id_resource, resource, url, description, comments, id_level, active,has_script,has_grammar,has_quiz,has_vocabulary, id_source, id_skill) VALUES(182,'1494 Expiration Dates','https://elllo.org/english/1451/1494-Rachel-Todd-Shelf-Life.htm','Talking about best buy dates.',NULL,6,true,true,false,true,true,1,1);" calcext:value-type="string">
            <text:p>INSERT INTO RESOURCE(id_resource, resource, url, description, comments, id_level, active,has_script,has_grammar,has_quiz,has_vocabulary, id_source, id_skill) VALUES(182,'1494 Expiration Dates','https://elllo.org/english/1451/1494-Rachel-Todd-Shelf-Life.htm','Talking about best buy dates.',NULL,6,true,true,false,true,true,1,1);</text:p>
          </table:table-cell>
        </table:table-row>
        <table:table-row table:style-name="ro1">
          <table:table-cell office:value-type="float" office:value="183" calcext:value-type="float">
            <text:p>183</text:p>
          </table:table-cell>
          <table:table-cell office:value-type="string" calcext:value-type="string">
            <text:p>1493 Throw it out!</text:p>
          </table:table-cell>
          <table:table-cell office:value-type="string" calcext:value-type="string">
            <text:p>https://elllo.org/english/1451/1493-Rachel-Todd-Expiration.htm</text:p>
          </table:table-cell>
          <table:table-cell office:value-type="string" calcext:value-type="string">
            <text:p>When do people toss away thing?</text:p>
          </table:table-cell>
          <table:table-cell/>
          <table:table-cell table:formula="of:=IF([.E183]=&quot;&quot;;&quot;NULL&quot;;CONCATENATE(&quot;'&quot;;[.E18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3];&quot;,'&quot;;SUBSTITUTE([.B183];&quot;'&quot;;&quot;''&quot;);&quot;','&quot;;SUBSTITUTE([.C183];&quot;'&quot;;&quot;''&quot;);&quot;','&quot;;SUBSTITUTE([.D183];&quot;'&quot;;&quot;''&quot;);&quot;',&quot;;SUBSTITUTE([.F183];&quot;'&quot;;&quot;''&quot;);&quot;,&quot;;[.G183];&quot;,&quot;;[.H183];&quot;,&quot;;[.I183];&quot;,&quot;;[.J183];&quot;,&quot;;[.K183];&quot;,&quot;;[.L183];&quot;,&quot;;[.M183];&quot;,&quot;;[.N183];&quot;);&quot;)" office:value-type="string" office:string-value="INSERT INTO RESOURCE(id_resource, resource, url, description, comments, id_level, active,has_script,has_grammar,has_quiz,has_vocabulary, id_source, id_skill) VALUES(183,'1493 Throw it out!','https://elllo.org/english/1451/1493-Rachel-Todd-Expiration.htm','When do people toss away thing?',NULL,6,true,true,false,true,true,1,1);" calcext:value-type="string">
            <text:p>INSERT INTO RESOURCE(id_resource, resource, url, description, comments, id_level, active,has_script,has_grammar,has_quiz,has_vocabulary, id_source, id_skill) VALUES(183,'1493 Throw it out!','https://elllo.org/english/1451/1493-Rachel-Todd-Expiration.htm','When do people toss away thing?',NULL,6,true,true,false,true,true,1,1);</text:p>
          </table:table-cell>
        </table:table-row>
        <table:table-row table:style-name="ro1">
          <table:table-cell office:value-type="float" office:value="184" calcext:value-type="float">
            <text:p>184</text:p>
          </table:table-cell>
          <table:table-cell office:value-type="string" calcext:value-type="string">
            <text:p>1485 Birds Don't Fly.</text:p>
          </table:table-cell>
          <table:table-cell office:value-type="string" calcext:value-type="string">
            <text:p>https://elllo.org/english/1451/1485-Rachel-Birds.htm</text:p>
          </table:table-cell>
          <table:table-cell office:value-type="string" calcext:value-type="string">
            <text:p>The birds of New Zealand.</text:p>
          </table:table-cell>
          <table:table-cell/>
          <table:table-cell table:formula="of:=IF([.E184]=&quot;&quot;;&quot;NULL&quot;;CONCATENATE(&quot;'&quot;;[.E18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4];&quot;,'&quot;;SUBSTITUTE([.B184];&quot;'&quot;;&quot;''&quot;);&quot;','&quot;;SUBSTITUTE([.C184];&quot;'&quot;;&quot;''&quot;);&quot;','&quot;;SUBSTITUTE([.D184];&quot;'&quot;;&quot;''&quot;);&quot;',&quot;;SUBSTITUTE([.F184];&quot;'&quot;;&quot;''&quot;);&quot;,&quot;;[.G184];&quot;,&quot;;[.H184];&quot;,&quot;;[.I184];&quot;,&quot;;[.J184];&quot;,&quot;;[.K184];&quot;,&quot;;[.L184];&quot;,&quot;;[.M184];&quot;,&quot;;[.N184];&quot;);&quot;)" office:value-type="string" office:string-value="INSERT INTO RESOURCE(id_resource, resource, url, description, comments, id_level, active,has_script,has_grammar,has_quiz,has_vocabulary, id_source, id_skill) VALUES(184,'1485 Birds Don''t Fly.','https://elllo.org/english/1451/1485-Rachel-Birds.htm','The birds of New Zealand.',NULL,6,true,true,false,true,true,1,1);" calcext:value-type="string">
            <text:p>INSERT INTO RESOURCE(id_resource, resource, url, description, comments, id_level, active,has_script,has_grammar,has_quiz,has_vocabulary, id_source, id_skill) VALUES(184,'1485 Birds Don''t Fly.','https://elllo.org/english/1451/1485-Rachel-Birds.htm','The birds of New Zealand.',NULL,6,true,true,false,true,true,1,1);</text:p>
          </table:table-cell>
        </table:table-row>
        <table:table-row table:style-name="ro1">
          <table:table-cell office:value-type="float" office:value="185" calcext:value-type="float">
            <text:p>185</text:p>
          </table:table-cell>
          <table:table-cell office:value-type="string" calcext:value-type="string">
            <text:p>1484 Pests and Predators.</text:p>
          </table:table-cell>
          <table:table-cell office:value-type="string" calcext:value-type="string">
            <text:p>https://elllo.org/english/1451/1484-Rachel-Predators.htm</text:p>
          </table:table-cell>
          <table:table-cell office:value-type="string" calcext:value-type="string">
            <text:p>An animal issue in New Zealand.</text:p>
          </table:table-cell>
          <table:table-cell/>
          <table:table-cell table:formula="of:=IF([.E185]=&quot;&quot;;&quot;NULL&quot;;CONCATENATE(&quot;'&quot;;[.E18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5];&quot;,'&quot;;SUBSTITUTE([.B185];&quot;'&quot;;&quot;''&quot;);&quot;','&quot;;SUBSTITUTE([.C185];&quot;'&quot;;&quot;''&quot;);&quot;','&quot;;SUBSTITUTE([.D185];&quot;'&quot;;&quot;''&quot;);&quot;',&quot;;SUBSTITUTE([.F185];&quot;'&quot;;&quot;''&quot;);&quot;,&quot;;[.G185];&quot;,&quot;;[.H185];&quot;,&quot;;[.I185];&quot;,&quot;;[.J185];&quot;,&quot;;[.K185];&quot;,&quot;;[.L185];&quot;,&quot;;[.M185];&quot;,&quot;;[.N185];&quot;);&quot;)" office:value-type="string" office:string-value="INSERT INTO RESOURCE(id_resource, resource, url, description, comments, id_level, active,has_script,has_grammar,has_quiz,has_vocabulary, id_source, id_skill) VALUES(185,'1484 Pests and Predators.','https://elllo.org/english/1451/1484-Rachel-Predators.htm','An animal issue in New Zealand.',NULL,6,true,true,false,true,true,1,1);" calcext:value-type="string">
            <text:p>INSERT INTO RESOURCE(id_resource, resource, url, description, comments, id_level, active,has_script,has_grammar,has_quiz,has_vocabulary, id_source, id_skill) VALUES(185,'1484 Pests and Predators.','https://elllo.org/english/1451/1484-Rachel-Predators.htm','An animal issue in New Zealand.',NULL,6,true,true,false,true,true,1,1);</text:p>
          </table:table-cell>
        </table:table-row>
        <table:table-row table:style-name="ro1">
          <table:table-cell office:value-type="float" office:value="186" calcext:value-type="float">
            <text:p>186</text:p>
          </table:table-cell>
          <table:table-cell office:value-type="string" calcext:value-type="string">
            <text:p>1472 Giving Gifts</text:p>
          </table:table-cell>
          <table:table-cell office:value-type="string" calcext:value-type="string">
            <text:p>https://elllo.org/english/1451/1472-Aimee-Give-Gifts.htm</text:p>
          </table:table-cell>
          <table:table-cell office:value-type="string" calcext:value-type="string">
            <text:p>The hassle of buying presents.</text:p>
          </table:table-cell>
          <table:table-cell/>
          <table:table-cell table:formula="of:=IF([.E186]=&quot;&quot;;&quot;NULL&quot;;CONCATENATE(&quot;'&quot;;[.E18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6];&quot;,'&quot;;SUBSTITUTE([.B186];&quot;'&quot;;&quot;''&quot;);&quot;','&quot;;SUBSTITUTE([.C186];&quot;'&quot;;&quot;''&quot;);&quot;','&quot;;SUBSTITUTE([.D186];&quot;'&quot;;&quot;''&quot;);&quot;',&quot;;SUBSTITUTE([.F186];&quot;'&quot;;&quot;''&quot;);&quot;,&quot;;[.G186];&quot;,&quot;;[.H186];&quot;,&quot;;[.I186];&quot;,&quot;;[.J186];&quot;,&quot;;[.K186];&quot;,&quot;;[.L186];&quot;,&quot;;[.M186];&quot;,&quot;;[.N186];&quot;);&quot;)" office:value-type="string" office:string-value="INSERT INTO RESOURCE(id_resource, resource, url, description, comments, id_level, active,has_script,has_grammar,has_quiz,has_vocabulary, id_source, id_skill) VALUES(186,'1472 Giving Gifts','https://elllo.org/english/1451/1472-Aimee-Give-Gifts.htm','The hassle of buying presents.',NULL,6,true,true,false,true,true,1,1);" calcext:value-type="string">
            <text:p>INSERT INTO RESOURCE(id_resource, resource, url, description, comments, id_level, active,has_script,has_grammar,has_quiz,has_vocabulary, id_source, id_skill) VALUES(186,'1472 Giving Gifts','https://elllo.org/english/1451/1472-Aimee-Give-Gifts.htm','The hassle of buying presents.',NULL,6,true,true,false,true,true,1,1);</text:p>
          </table:table-cell>
        </table:table-row>
        <table:table-row table:style-name="ro1">
          <table:table-cell office:value-type="float" office:value="187" calcext:value-type="float">
            <text:p>187</text:p>
          </table:table-cell>
          <table:table-cell office:value-type="string" calcext:value-type="string">
            <text:p>1471 Black Friday.</text:p>
          </table:table-cell>
          <table:table-cell office:value-type="string" calcext:value-type="string">
            <text:p>https://elllo.org/english/1451/1471-Aimee-BlackFriday.htm</text:p>
          </table:table-cell>
          <table:table-cell office:value-type="string" calcext:value-type="string">
            <text:p>Learn about this popular shopping day.</text:p>
          </table:table-cell>
          <table:table-cell/>
          <table:table-cell table:formula="of:=IF([.E187]=&quot;&quot;;&quot;NULL&quot;;CONCATENATE(&quot;'&quot;;[.E18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7];&quot;,'&quot;;SUBSTITUTE([.B187];&quot;'&quot;;&quot;''&quot;);&quot;','&quot;;SUBSTITUTE([.C187];&quot;'&quot;;&quot;''&quot;);&quot;','&quot;;SUBSTITUTE([.D187];&quot;'&quot;;&quot;''&quot;);&quot;',&quot;;SUBSTITUTE([.F187];&quot;'&quot;;&quot;''&quot;);&quot;,&quot;;[.G187];&quot;,&quot;;[.H187];&quot;,&quot;;[.I187];&quot;,&quot;;[.J187];&quot;,&quot;;[.K187];&quot;,&quot;;[.L187];&quot;,&quot;;[.M187];&quot;,&quot;;[.N187];&quot;);&quot;)" office:value-type="string" office:string-value="INSERT INTO RESOURCE(id_resource, resource, url, description, comments, id_level, active,has_script,has_grammar,has_quiz,has_vocabulary, id_source, id_skill) VALUES(187,'1471 Black Friday.','https://elllo.org/english/1451/1471-Aimee-BlackFriday.htm','Learn about this popular shopping day.',NULL,6,true,true,false,true,true,1,1);" calcext:value-type="string">
            <text:p>INSERT INTO RESOURCE(id_resource, resource, url, description, comments, id_level, active,has_script,has_grammar,has_quiz,has_vocabulary, id_source, id_skill) VALUES(187,'1471 Black Friday.','https://elllo.org/english/1451/1471-Aimee-BlackFriday.htm','Learn about this popular shopping day.',NULL,6,true,true,false,true,true,1,1);</text:p>
          </table:table-cell>
        </table:table-row>
        <table:table-row table:style-name="ro1">
          <table:table-cell office:value-type="float" office:value="188" calcext:value-type="float">
            <text:p>188</text:p>
          </table:table-cell>
          <table:table-cell office:value-type="string" calcext:value-type="string">
            <text:p>1466 Body Idioms Part 2.</text:p>
          </table:table-cell>
          <table:table-cell office:value-type="string" calcext:value-type="string">
            <text:p>https://elllo.org/english/1451/1466-MegTodd-BodyIdioms.htm</text:p>
          </table:table-cell>
          <table:table-cell office:value-type="string" calcext:value-type="string">
            <text:p>Meg and Todd discuss common idioms.</text:p>
          </table:table-cell>
          <table:table-cell/>
          <table:table-cell table:formula="of:=IF([.E188]=&quot;&quot;;&quot;NULL&quot;;CONCATENATE(&quot;'&quot;;[.E18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8];&quot;,'&quot;;SUBSTITUTE([.B188];&quot;'&quot;;&quot;''&quot;);&quot;','&quot;;SUBSTITUTE([.C188];&quot;'&quot;;&quot;''&quot;);&quot;','&quot;;SUBSTITUTE([.D188];&quot;'&quot;;&quot;''&quot;);&quot;',&quot;;SUBSTITUTE([.F188];&quot;'&quot;;&quot;''&quot;);&quot;,&quot;;[.G188];&quot;,&quot;;[.H188];&quot;,&quot;;[.I188];&quot;,&quot;;[.J188];&quot;,&quot;;[.K188];&quot;,&quot;;[.L188];&quot;,&quot;;[.M188];&quot;,&quot;;[.N188];&quot;);&quot;)" office:value-type="string" office:string-value="INSERT INTO RESOURCE(id_resource, resource, url, description, comments, id_level, active,has_script,has_grammar,has_quiz,has_vocabulary, id_source, id_skill) VALUES(188,'1466 Body Idioms Part 2.','https://elllo.org/english/1451/1466-MegTodd-BodyIdioms.htm','Meg and Todd discuss common idioms.',NULL,6,true,true,false,true,true,1,1);" calcext:value-type="string">
            <text:p>INSERT INTO RESOURCE(id_resource, resource, url, description, comments, id_level, active,has_script,has_grammar,has_quiz,has_vocabulary, id_source, id_skill) VALUES(188,'1466 Body Idioms Part 2.','https://elllo.org/english/1451/1466-MegTodd-BodyIdioms.htm','Meg and Todd discuss common idioms.',NULL,6,true,true,false,true,true,1,1);</text:p>
          </table:table-cell>
        </table:table-row>
        <table:table-row table:style-name="ro1">
          <table:table-cell office:value-type="float" office:value="189" calcext:value-type="float">
            <text:p>189</text:p>
          </table:table-cell>
          <table:table-cell office:value-type="string" calcext:value-type="string">
            <text:p>1465 Body Idioms Part 1.</text:p>
          </table:table-cell>
          <table:table-cell office:value-type="string" calcext:value-type="string">
            <text:p>https://elllo.org/english/1451/1465-MegTodd-BodyIdioms.htm</text:p>
          </table:table-cell>
          <table:table-cell office:value-type="string" calcext:value-type="string">
            <text:p>Meg and Todd discuss common idioms.</text:p>
          </table:table-cell>
          <table:table-cell/>
          <table:table-cell table:formula="of:=IF([.E189]=&quot;&quot;;&quot;NULL&quot;;CONCATENATE(&quot;'&quot;;[.E18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9];&quot;,'&quot;;SUBSTITUTE([.B189];&quot;'&quot;;&quot;''&quot;);&quot;','&quot;;SUBSTITUTE([.C189];&quot;'&quot;;&quot;''&quot;);&quot;','&quot;;SUBSTITUTE([.D189];&quot;'&quot;;&quot;''&quot;);&quot;',&quot;;SUBSTITUTE([.F189];&quot;'&quot;;&quot;''&quot;);&quot;,&quot;;[.G189];&quot;,&quot;;[.H189];&quot;,&quot;;[.I189];&quot;,&quot;;[.J189];&quot;,&quot;;[.K189];&quot;,&quot;;[.L189];&quot;,&quot;;[.M189];&quot;,&quot;;[.N189];&quot;);&quot;)" office:value-type="string" office:string-value="INSERT INTO RESOURCE(id_resource, resource, url, description, comments, id_level, active,has_script,has_grammar,has_quiz,has_vocabulary, id_source, id_skill) VALUES(189,'1465 Body Idioms Part 1.','https://elllo.org/english/1451/1465-MegTodd-BodyIdioms.htm','Meg and Todd discuss common idioms.',NULL,6,true,true,false,true,true,1,1);" calcext:value-type="string">
            <text:p>INSERT INTO RESOURCE(id_resource, resource, url, description, comments, id_level, active,has_script,has_grammar,has_quiz,has_vocabulary, id_source, id_skill) VALUES(189,'1465 Body Idioms Part 1.','https://elllo.org/english/1451/1465-MegTodd-BodyIdioms.htm','Meg and Todd discuss common idioms.',NULL,6,true,true,false,true,true,1,1);</text:p>
          </table:table-cell>
        </table:table-row>
        <table:table-row table:style-name="ro1">
          <table:table-cell office:value-type="float" office:value="190" calcext:value-type="float">
            <text:p>190</text:p>
          </table:table-cell>
          <table:table-cell office:value-type="string" calcext:value-type="string">
            <text:p>1456 Brain Drain.</text:p>
          </table:table-cell>
          <table:table-cell office:value-type="string" calcext:value-type="string">
            <text:p>https://elllo.org/english/1451/1456-Pernais-BrainDrain.htm</text:p>
          </table:table-cell>
          <table:table-cell office:value-type="string" calcext:value-type="string">
            <text:p>Pernais talks about Jamaica.</text:p>
          </table:table-cell>
          <table:table-cell/>
          <table:table-cell table:formula="of:=IF([.E190]=&quot;&quot;;&quot;NULL&quot;;CONCATENATE(&quot;'&quot;;[.E19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0];&quot;,'&quot;;SUBSTITUTE([.B190];&quot;'&quot;;&quot;''&quot;);&quot;','&quot;;SUBSTITUTE([.C190];&quot;'&quot;;&quot;''&quot;);&quot;','&quot;;SUBSTITUTE([.D190];&quot;'&quot;;&quot;''&quot;);&quot;',&quot;;SUBSTITUTE([.F190];&quot;'&quot;;&quot;''&quot;);&quot;,&quot;;[.G190];&quot;,&quot;;[.H190];&quot;,&quot;;[.I190];&quot;,&quot;;[.J190];&quot;,&quot;;[.K190];&quot;,&quot;;[.L190];&quot;,&quot;;[.M190];&quot;,&quot;;[.N190];&quot;);&quot;)" office:value-type="string" office:string-value="INSERT INTO RESOURCE(id_resource, resource, url, description, comments, id_level, active,has_script,has_grammar,has_quiz,has_vocabulary, id_source, id_skill) VALUES(190,'1456 Brain Drain.','https://elllo.org/english/1451/1456-Pernais-BrainDrain.htm','Pernais talks about Jamaica.',NULL,6,true,true,false,true,true,1,1);" calcext:value-type="string">
            <text:p>INSERT INTO RESOURCE(id_resource, resource, url, description, comments, id_level, active,has_script,has_grammar,has_quiz,has_vocabulary, id_source, id_skill) VALUES(190,'1456 Brain Drain.','https://elllo.org/english/1451/1456-Pernais-BrainDrain.htm','Pernais talks about Jamaica.',NULL,6,true,true,false,true,true,1,1);</text:p>
          </table:table-cell>
        </table:table-row>
        <table:table-row table:style-name="ro1">
          <table:table-cell office:value-type="float" office:value="191" calcext:value-type="float">
            <text:p>191</text:p>
          </table:table-cell>
          <table:table-cell office:value-type="string" calcext:value-type="string">
            <text:p>1455 Out of Country.</text:p>
          </table:table-cell>
          <table:table-cell office:value-type="string" calcext:value-type="string">
            <text:p>https://elllo.org/english/1451/1455-Pernais-OutOfCountry.htm</text:p>
          </table:table-cell>
          <table:table-cell office:value-type="string" calcext:value-type="string">
            <text:p>Pernais talks about Jamaica.</text:p>
          </table:table-cell>
          <table:table-cell/>
          <table:table-cell table:formula="of:=IF([.E191]=&quot;&quot;;&quot;NULL&quot;;CONCATENATE(&quot;'&quot;;[.E19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1];&quot;,'&quot;;SUBSTITUTE([.B191];&quot;'&quot;;&quot;''&quot;);&quot;','&quot;;SUBSTITUTE([.C191];&quot;'&quot;;&quot;''&quot;);&quot;','&quot;;SUBSTITUTE([.D191];&quot;'&quot;;&quot;''&quot;);&quot;',&quot;;SUBSTITUTE([.F191];&quot;'&quot;;&quot;''&quot;);&quot;,&quot;;[.G191];&quot;,&quot;;[.H191];&quot;,&quot;;[.I191];&quot;,&quot;;[.J191];&quot;,&quot;;[.K191];&quot;,&quot;;[.L191];&quot;,&quot;;[.M191];&quot;,&quot;;[.N191];&quot;);&quot;)" office:value-type="string" office:string-value="INSERT INTO RESOURCE(id_resource, resource, url, description, comments, id_level, active,has_script,has_grammar,has_quiz,has_vocabulary, id_source, id_skill) VALUES(191,'1455 Out of Country.','https://elllo.org/english/1451/1455-Pernais-OutOfCountry.htm','Pernais talks about Jamaica.',NULL,6,true,true,false,true,true,1,1);" calcext:value-type="string">
            <text:p>INSERT INTO RESOURCE(id_resource, resource, url, description, comments, id_level, active,has_script,has_grammar,has_quiz,has_vocabulary, id_source, id_skill) VALUES(191,'1455 Out of Country.','https://elllo.org/english/1451/1455-Pernais-OutOfCountry.htm','Pernais talks about Jamaica.',NULL,6,true,true,false,true,true,1,1);</text:p>
          </table:table-cell>
        </table:table-row>
        <table:table-row table:style-name="ro1">
          <table:table-cell office:value-type="float" office:value="192" calcext:value-type="float">
            <text:p>192</text:p>
          </table:table-cell>
          <table:table-cell office:value-type="string" calcext:value-type="string">
            <text:p>1400 Brush and Shave.</text:p>
          </table:table-cell>
          <table:table-cell office:value-type="string" calcext:value-type="string">
            <text:p>https://elllo.org/english/1351/T1400-Meg-08-Teeth.htm</text:p>
          </table:table-cell>
          <table:table-cell office:value-type="string" calcext:value-type="string">
            <text:p>Do you brush and shave every day?</text:p>
          </table:table-cell>
          <table:table-cell/>
          <table:table-cell table:formula="of:=IF([.E192]=&quot;&quot;;&quot;NULL&quot;;CONCATENATE(&quot;'&quot;;[.E19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2];&quot;,'&quot;;SUBSTITUTE([.B192];&quot;'&quot;;&quot;''&quot;);&quot;','&quot;;SUBSTITUTE([.C192];&quot;'&quot;;&quot;''&quot;);&quot;','&quot;;SUBSTITUTE([.D192];&quot;'&quot;;&quot;''&quot;);&quot;',&quot;;SUBSTITUTE([.F192];&quot;'&quot;;&quot;''&quot;);&quot;,&quot;;[.G192];&quot;,&quot;;[.H192];&quot;,&quot;;[.I192];&quot;,&quot;;[.J192];&quot;,&quot;;[.K192];&quot;,&quot;;[.L192];&quot;,&quot;;[.M192];&quot;,&quot;;[.N192];&quot;);&quot;)" office:value-type="string" office:string-value="INSERT INTO RESOURCE(id_resource, resource, url, description, comments, id_level, active,has_script,has_grammar,has_quiz,has_vocabulary, id_source, id_skill) VALUES(192,'1400 Brush and Shave.','https://elllo.org/english/1351/T1400-Meg-08-Teeth.htm','Do you brush and shave every day?',NULL,6,true,true,false,true,true,1,1);" calcext:value-type="string">
            <text:p>INSERT INTO RESOURCE(id_resource, resource, url, description, comments, id_level, active,has_script,has_grammar,has_quiz,has_vocabulary, id_source, id_skill) VALUES(192,'1400 Brush and Shave.','https://elllo.org/english/1351/T1400-Meg-08-Teeth.htm','Do you brush and shave every day?',NULL,6,true,true,false,true,true,1,1);</text:p>
          </table:table-cell>
        </table:table-row>
        <table:table-row table:style-name="ro1">
          <table:table-cell office:value-type="float" office:value="193" calcext:value-type="float">
            <text:p>193</text:p>
          </table:table-cell>
          <table:table-cell office:value-type="string" calcext:value-type="string">
            <text:p>1399 Shower Schedule.</text:p>
          </table:table-cell>
          <table:table-cell office:value-type="string" calcext:value-type="string">
            <text:p>https://elllo.org/english/1351/T1399-Meg-07-Bathing.htm</text:p>
          </table:table-cell>
          <table:table-cell office:value-type="string" calcext:value-type="string">
            <text:p>How often do you shower?</text:p>
          </table:table-cell>
          <table:table-cell/>
          <table:table-cell table:formula="of:=IF([.E193]=&quot;&quot;;&quot;NULL&quot;;CONCATENATE(&quot;'&quot;;[.E19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3];&quot;,'&quot;;SUBSTITUTE([.B193];&quot;'&quot;;&quot;''&quot;);&quot;','&quot;;SUBSTITUTE([.C193];&quot;'&quot;;&quot;''&quot;);&quot;','&quot;;SUBSTITUTE([.D193];&quot;'&quot;;&quot;''&quot;);&quot;',&quot;;SUBSTITUTE([.F193];&quot;'&quot;;&quot;''&quot;);&quot;,&quot;;[.G193];&quot;,&quot;;[.H193];&quot;,&quot;;[.I193];&quot;,&quot;;[.J193];&quot;,&quot;;[.K193];&quot;,&quot;;[.L193];&quot;,&quot;;[.M193];&quot;,&quot;;[.N193];&quot;);&quot;)" office:value-type="string" office:string-value="INSERT INTO RESOURCE(id_resource, resource, url, description, comments, id_level, active,has_script,has_grammar,has_quiz,has_vocabulary, id_source, id_skill) VALUES(193,'1399 Shower Schedule.','https://elllo.org/english/1351/T1399-Meg-07-Bathing.htm','How often do you shower?',NULL,6,true,true,false,true,true,1,1);" calcext:value-type="string">
            <text:p>INSERT INTO RESOURCE(id_resource, resource, url, description, comments, id_level, active,has_script,has_grammar,has_quiz,has_vocabulary, id_source, id_skill) VALUES(193,'1399 Shower Schedule.','https://elllo.org/english/1351/T1399-Meg-07-Bathing.htm','How often do you shower?',NULL,6,true,true,false,true,true,1,1);</text:p>
          </table:table-cell>
        </table:table-row>
        <table:table-row table:style-name="ro1">
          <table:table-cell office:value-type="float" office:value="194" calcext:value-type="float">
            <text:p>194</text:p>
          </table:table-cell>
          <table:table-cell office:value-type="string" calcext:value-type="string">
            <text:p>1398 Power of Personality.</text:p>
          </table:table-cell>
          <table:table-cell office:value-type="string" calcext:value-type="string">
            <text:p>https://elllo.org/english/1351/T1398-AbidemiRory-02-Personality.htm</text:p>
          </table:table-cell>
          <table:table-cell office:value-type="string" calcext:value-type="string">
            <text:p>What kind of person are you?</text:p>
          </table:table-cell>
          <table:table-cell/>
          <table:table-cell table:formula="of:=IF([.E194]=&quot;&quot;;&quot;NULL&quot;;CONCATENATE(&quot;'&quot;;[.E19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4];&quot;,'&quot;;SUBSTITUTE([.B194];&quot;'&quot;;&quot;''&quot;);&quot;','&quot;;SUBSTITUTE([.C194];&quot;'&quot;;&quot;''&quot;);&quot;','&quot;;SUBSTITUTE([.D194];&quot;'&quot;;&quot;''&quot;);&quot;',&quot;;SUBSTITUTE([.F194];&quot;'&quot;;&quot;''&quot;);&quot;,&quot;;[.G194];&quot;,&quot;;[.H194];&quot;,&quot;;[.I194];&quot;,&quot;;[.J194];&quot;,&quot;;[.K194];&quot;,&quot;;[.L194];&quot;,&quot;;[.M194];&quot;,&quot;;[.N194];&quot;);&quot;)" office:value-type="string" office:string-value="INSERT INTO RESOURCE(id_resource, resource, url, description, comments, id_level, active,has_script,has_grammar,has_quiz,has_vocabulary, id_source, id_skill) VALUES(194,'1398 Power of Personality.','https://elllo.org/english/1351/T1398-AbidemiRory-02-Personality.htm','What kind of person are you?',NULL,6,true,true,false,true,true,1,1);" calcext:value-type="string">
            <text:p>INSERT INTO RESOURCE(id_resource, resource, url, description, comments, id_level, active,has_script,has_grammar,has_quiz,has_vocabulary, id_source, id_skill) VALUES(194,'1398 Power of Personality.','https://elllo.org/english/1351/T1398-AbidemiRory-02-Personality.htm','What kind of person are you?',NULL,6,true,true,false,true,true,1,1);</text:p>
          </table:table-cell>
        </table:table-row>
        <table:table-row table:style-name="ro1">
          <table:table-cell office:value-type="float" office:value="195" calcext:value-type="float">
            <text:p>195</text:p>
          </table:table-cell>
          <table:table-cell office:value-type="string" calcext:value-type="string">
            <text:p>1397 Introverts and Extroverts.</text:p>
          </table:table-cell>
          <table:table-cell office:value-type="string" calcext:value-type="string">
            <text:p>https://elllo.org/english/1351/T1397-AbidemiRory-01-Personality.htm</text:p>
          </table:table-cell>
          <table:table-cell office:value-type="string" calcext:value-type="string">
            <text:p>Are you outgoing?</text:p>
          </table:table-cell>
          <table:table-cell/>
          <table:table-cell table:formula="of:=IF([.E195]=&quot;&quot;;&quot;NULL&quot;;CONCATENATE(&quot;'&quot;;[.E19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5];&quot;,'&quot;;SUBSTITUTE([.B195];&quot;'&quot;;&quot;''&quot;);&quot;','&quot;;SUBSTITUTE([.C195];&quot;'&quot;;&quot;''&quot;);&quot;','&quot;;SUBSTITUTE([.D195];&quot;'&quot;;&quot;''&quot;);&quot;',&quot;;SUBSTITUTE([.F195];&quot;'&quot;;&quot;''&quot;);&quot;,&quot;;[.G195];&quot;,&quot;;[.H195];&quot;,&quot;;[.I195];&quot;,&quot;;[.J195];&quot;,&quot;;[.K195];&quot;,&quot;;[.L195];&quot;,&quot;;[.M195];&quot;,&quot;;[.N195];&quot;);&quot;)" office:value-type="string" office:string-value="INSERT INTO RESOURCE(id_resource, resource, url, description, comments, id_level, active,has_script,has_grammar,has_quiz,has_vocabulary, id_source, id_skill) VALUES(195,'1397 Introverts and Extroverts.','https://elllo.org/english/1351/T1397-AbidemiRory-01-Personality.htm','Are you outgoing?',NULL,6,true,true,false,true,true,1,1);" calcext:value-type="string">
            <text:p>INSERT INTO RESOURCE(id_resource, resource, url, description, comments, id_level, active,has_script,has_grammar,has_quiz,has_vocabulary, id_source, id_skill) VALUES(195,'1397 Introverts and Extroverts.','https://elllo.org/english/1351/T1397-AbidemiRory-01-Personality.htm','Are you outgoing?',NULL,6,true,true,false,true,true,1,1);</text:p>
          </table:table-cell>
        </table:table-row>
        <table:table-row table:style-name="ro1">
          <table:table-cell office:value-type="float" office:value="196" calcext:value-type="float">
            <text:p>196</text:p>
          </table:table-cell>
          <table:table-cell office:value-type="string" calcext:value-type="string">
            <text:p>1376 Living for today not tomorrow.</text:p>
          </table:table-cell>
          <table:table-cell office:value-type="string" calcext:value-type="string">
            <text:p>https://elllo.org/english/1351/T1376-AdamSarah-04-BucketList.htm</text:p>
          </table:table-cell>
          <table:table-cell office:value-type="string" calcext:value-type="string">
            <text:p>Life with no regrets.</text:p>
          </table:table-cell>
          <table:table-cell/>
          <table:table-cell table:formula="of:=IF([.E196]=&quot;&quot;;&quot;NULL&quot;;CONCATENATE(&quot;'&quot;;[.E19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6];&quot;,'&quot;;SUBSTITUTE([.B196];&quot;'&quot;;&quot;''&quot;);&quot;','&quot;;SUBSTITUTE([.C196];&quot;'&quot;;&quot;''&quot;);&quot;','&quot;;SUBSTITUTE([.D196];&quot;'&quot;;&quot;''&quot;);&quot;',&quot;;SUBSTITUTE([.F196];&quot;'&quot;;&quot;''&quot;);&quot;,&quot;;[.G196];&quot;,&quot;;[.H196];&quot;,&quot;;[.I196];&quot;,&quot;;[.J196];&quot;,&quot;;[.K196];&quot;,&quot;;[.L196];&quot;,&quot;;[.M196];&quot;,&quot;;[.N196];&quot;);&quot;)" office:value-type="string" office:string-value="INSERT INTO RESOURCE(id_resource, resource, url, description, comments, id_level, active,has_script,has_grammar,has_quiz,has_vocabulary, id_source, id_skill) VALUES(196,'1376 Living for today not tomorrow.','https://elllo.org/english/1351/T1376-AdamSarah-04-BucketList.htm','Life with no regrets.',NULL,6,true,true,false,true,true,1,1);" calcext:value-type="string">
            <text:p>INSERT INTO RESOURCE(id_resource, resource, url, description, comments, id_level, active,has_script,has_grammar,has_quiz,has_vocabulary, id_source, id_skill) VALUES(196,'1376 Living for today not tomorrow.','https://elllo.org/english/1351/T1376-AdamSarah-04-BucketList.htm','Life with no regrets.',NULL,6,true,true,false,true,true,1,1);</text:p>
          </table:table-cell>
        </table:table-row>
        <table:table-row table:style-name="ro1">
          <table:table-cell office:value-type="float" office:value="197" calcext:value-type="float">
            <text:p>197</text:p>
          </table:table-cell>
          <table:table-cell office:value-type="string" calcext:value-type="string">
            <text:p>1375 Bucket List.</text:p>
          </table:table-cell>
          <table:table-cell office:value-type="string" calcext:value-type="string">
            <text:p>https://elllo.org/english/1351/T1375-AdamSarah-03-BucketList.htm</text:p>
          </table:table-cell>
          <table:table-cell office:value-type="string" calcext:value-type="string">
            <text:p>Thing people would like to do in life.</text:p>
          </table:table-cell>
          <table:table-cell/>
          <table:table-cell table:formula="of:=IF([.E197]=&quot;&quot;;&quot;NULL&quot;;CONCATENATE(&quot;'&quot;;[.E19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7];&quot;,'&quot;;SUBSTITUTE([.B197];&quot;'&quot;;&quot;''&quot;);&quot;','&quot;;SUBSTITUTE([.C197];&quot;'&quot;;&quot;''&quot;);&quot;','&quot;;SUBSTITUTE([.D197];&quot;'&quot;;&quot;''&quot;);&quot;',&quot;;SUBSTITUTE([.F197];&quot;'&quot;;&quot;''&quot;);&quot;,&quot;;[.G197];&quot;,&quot;;[.H197];&quot;,&quot;;[.I197];&quot;,&quot;;[.J197];&quot;,&quot;;[.K197];&quot;,&quot;;[.L197];&quot;,&quot;;[.M197];&quot;,&quot;;[.N197];&quot;);&quot;)" office:value-type="string" office:string-value="INSERT INTO RESOURCE(id_resource, resource, url, description, comments, id_level, active,has_script,has_grammar,has_quiz,has_vocabulary, id_source, id_skill) VALUES(197,'1375 Bucket List.','https://elllo.org/english/1351/T1375-AdamSarah-03-BucketList.htm','Thing people would like to do in life.',NULL,6,true,true,false,true,true,1,1);" calcext:value-type="string">
            <text:p>INSERT INTO RESOURCE(id_resource, resource, url, description, comments, id_level, active,has_script,has_grammar,has_quiz,has_vocabulary, id_source, id_skill) VALUES(197,'1375 Bucket List.','https://elllo.org/english/1351/T1375-AdamSarah-03-BucketList.htm','Thing people would like to do in life.',NULL,6,true,true,false,true,true,1,1);</text:p>
          </table:table-cell>
        </table:table-row>
        <table:table-row table:style-name="ro1">
          <table:table-cell office:value-type="float" office:value="198" calcext:value-type="float">
            <text:p>198</text:p>
          </table:table-cell>
          <table:table-cell office:value-type="string" calcext:value-type="string">
            <text:p>1374 Dream Time.</text:p>
          </table:table-cell>
          <table:table-cell office:value-type="string" calcext:value-type="string">
            <text:p>https://elllo.org/english/1351/T1374-SarahTodd-02-Dream.htm</text:p>
          </table:table-cell>
          <table:table-cell office:value-type="string" calcext:value-type="string">
            <text:p>Sarah and Todd discuss having dreams.</text:p>
          </table:table-cell>
          <table:table-cell/>
          <table:table-cell table:formula="of:=IF([.E198]=&quot;&quot;;&quot;NULL&quot;;CONCATENATE(&quot;'&quot;;[.E19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8];&quot;,'&quot;;SUBSTITUTE([.B198];&quot;'&quot;;&quot;''&quot;);&quot;','&quot;;SUBSTITUTE([.C198];&quot;'&quot;;&quot;''&quot;);&quot;','&quot;;SUBSTITUTE([.D198];&quot;'&quot;;&quot;''&quot;);&quot;',&quot;;SUBSTITUTE([.F198];&quot;'&quot;;&quot;''&quot;);&quot;,&quot;;[.G198];&quot;,&quot;;[.H198];&quot;,&quot;;[.I198];&quot;,&quot;;[.J198];&quot;,&quot;;[.K198];&quot;,&quot;;[.L198];&quot;,&quot;;[.M198];&quot;,&quot;;[.N198];&quot;);&quot;)" office:value-type="string" office:string-value="INSERT INTO RESOURCE(id_resource, resource, url, description, comments, id_level, active,has_script,has_grammar,has_quiz,has_vocabulary, id_source, id_skill) VALUES(198,'1374 Dream Time.','https://elllo.org/english/1351/T1374-SarahTodd-02-Dream.htm','Sarah and Todd discuss having dreams.',NULL,6,true,true,false,true,true,1,1);" calcext:value-type="string">
            <text:p>INSERT INTO RESOURCE(id_resource, resource, url, description, comments, id_level, active,has_script,has_grammar,has_quiz,has_vocabulary, id_source, id_skill) VALUES(198,'1374 Dream Time.','https://elllo.org/english/1351/T1374-SarahTodd-02-Dream.htm','Sarah and Todd discuss having dreams.',NULL,6,true,true,false,true,true,1,1);</text:p>
          </table:table-cell>
        </table:table-row>
        <table:table-row table:style-name="ro1">
          <table:table-cell office:value-type="float" office:value="199" calcext:value-type="float">
            <text:p>199</text:p>
          </table:table-cell>
          <table:table-cell office:value-type="string" calcext:value-type="string">
            <text:p>1373 Sleeping Patterns.</text:p>
          </table:table-cell>
          <table:table-cell office:value-type="string" calcext:value-type="string">
            <text:p>https://elllo.org/english/1351/T1373-SarahTodd-01-Sleep.htm</text:p>
          </table:table-cell>
          <table:table-cell office:value-type="string" calcext:value-type="string">
            <text:p>How much sleep do we need?</text:p>
          </table:table-cell>
          <table:table-cell/>
          <table:table-cell table:formula="of:=IF([.E199]=&quot;&quot;;&quot;NULL&quot;;CONCATENATE(&quot;'&quot;;[.E19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9];&quot;,'&quot;;SUBSTITUTE([.B199];&quot;'&quot;;&quot;''&quot;);&quot;','&quot;;SUBSTITUTE([.C199];&quot;'&quot;;&quot;''&quot;);&quot;','&quot;;SUBSTITUTE([.D199];&quot;'&quot;;&quot;''&quot;);&quot;',&quot;;SUBSTITUTE([.F199];&quot;'&quot;;&quot;''&quot;);&quot;,&quot;;[.G199];&quot;,&quot;;[.H199];&quot;,&quot;;[.I199];&quot;,&quot;;[.J199];&quot;,&quot;;[.K199];&quot;,&quot;;[.L199];&quot;,&quot;;[.M199];&quot;,&quot;;[.N199];&quot;);&quot;)" office:value-type="string" office:string-value="INSERT INTO RESOURCE(id_resource, resource, url, description, comments, id_level, active,has_script,has_grammar,has_quiz,has_vocabulary, id_source, id_skill) VALUES(199,'1373 Sleeping Patterns.','https://elllo.org/english/1351/T1373-SarahTodd-01-Sleep.htm','How much sleep do we need?',NULL,6,true,true,false,true,true,1,1);" calcext:value-type="string">
            <text:p>INSERT INTO RESOURCE(id_resource, resource, url, description, comments, id_level, active,has_script,has_grammar,has_quiz,has_vocabulary, id_source, id_skill) VALUES(199,'1373 Sleeping Patterns.','https://elllo.org/english/1351/T1373-SarahTodd-01-Sleep.htm','How much sleep do we need?',NULL,6,true,true,false,true,true,1,1);</text:p>
          </table:table-cell>
        </table:table-row>
        <table:table-row table:style-name="ro1">
          <table:table-cell office:value-type="float" office:value="200" calcext:value-type="float">
            <text:p>200</text:p>
          </table:table-cell>
          <table:table-cell office:value-type="string" calcext:value-type="string">
            <text:p>1366 Her DoOver.</text:p>
          </table:table-cell>
          <table:table-cell office:value-type="string" calcext:value-type="string">
            <text:p>https://elllo.org/english/1351/T1366-AdamSarah-02-DoOver.htm</text:p>
          </table:table-cell>
          <table:table-cell office:value-type="string" calcext:value-type="string">
            <text:p>What would Sarah do over in her life?</text:p>
          </table:table-cell>
          <table:table-cell/>
          <table:table-cell table:formula="of:=IF([.E200]=&quot;&quot;;&quot;NULL&quot;;CONCATENATE(&quot;'&quot;;[.E20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0];&quot;,'&quot;;SUBSTITUTE([.B200];&quot;'&quot;;&quot;''&quot;);&quot;','&quot;;SUBSTITUTE([.C200];&quot;'&quot;;&quot;''&quot;);&quot;','&quot;;SUBSTITUTE([.D200];&quot;'&quot;;&quot;''&quot;);&quot;',&quot;;SUBSTITUTE([.F200];&quot;'&quot;;&quot;''&quot;);&quot;,&quot;;[.G200];&quot;,&quot;;[.H200];&quot;,&quot;;[.I200];&quot;,&quot;;[.J200];&quot;,&quot;;[.K200];&quot;,&quot;;[.L200];&quot;,&quot;;[.M200];&quot;,&quot;;[.N200];&quot;);&quot;)" office:value-type="string" office:string-value="INSERT INTO RESOURCE(id_resource, resource, url, description, comments, id_level, active,has_script,has_grammar,has_quiz,has_vocabulary, id_source, id_skill) VALUES(200,'1366 Her DoOver.','https://elllo.org/english/1351/T1366-AdamSarah-02-DoOver.htm','What would Sarah do over in her life?',NULL,6,true,true,false,true,true,1,1);" calcext:value-type="string">
            <text:p>INSERT INTO RESOURCE(id_resource, resource, url, description, comments, id_level, active,has_script,has_grammar,has_quiz,has_vocabulary, id_source, id_skill) VALUES(200,'1366 Her DoOver.','https://elllo.org/english/1351/T1366-AdamSarah-02-DoOver.htm','What would Sarah do over in her life?',NULL,6,true,true,false,true,true,1,1);</text:p>
          </table:table-cell>
        </table:table-row>
        <table:table-row table:style-name="ro1">
          <table:table-cell office:value-type="float" office:value="201" calcext:value-type="float">
            <text:p>201</text:p>
          </table:table-cell>
          <table:table-cell office:value-type="string" calcext:value-type="string">
            <text:p>1365 His DoOver.</text:p>
          </table:table-cell>
          <table:table-cell office:value-type="string" calcext:value-type="string">
            <text:p>https://elllo.org/english/1351/T1365-AdamSarah-01-DoOver.htm</text:p>
          </table:table-cell>
          <table:table-cell office:value-type="string" calcext:value-type="string">
            <text:p>What woudl Adam change about his life?</text:p>
          </table:table-cell>
          <table:table-cell/>
          <table:table-cell table:formula="of:=IF([.E201]=&quot;&quot;;&quot;NULL&quot;;CONCATENATE(&quot;'&quot;;[.E20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1];&quot;,'&quot;;SUBSTITUTE([.B201];&quot;'&quot;;&quot;''&quot;);&quot;','&quot;;SUBSTITUTE([.C201];&quot;'&quot;;&quot;''&quot;);&quot;','&quot;;SUBSTITUTE([.D201];&quot;'&quot;;&quot;''&quot;);&quot;',&quot;;SUBSTITUTE([.F201];&quot;'&quot;;&quot;''&quot;);&quot;,&quot;;[.G201];&quot;,&quot;;[.H201];&quot;,&quot;;[.I201];&quot;,&quot;;[.J201];&quot;,&quot;;[.K201];&quot;,&quot;;[.L201];&quot;,&quot;;[.M201];&quot;,&quot;;[.N201];&quot;);&quot;)" office:value-type="string" office:string-value="INSERT INTO RESOURCE(id_resource, resource, url, description, comments, id_level, active,has_script,has_grammar,has_quiz,has_vocabulary, id_source, id_skill) VALUES(201,'1365 His DoOver.','https://elllo.org/english/1351/T1365-AdamSarah-01-DoOver.htm','What woudl Adam change about his life?',NULL,6,true,true,false,true,true,1,1);" calcext:value-type="string">
            <text:p>INSERT INTO RESOURCE(id_resource, resource, url, description, comments, id_level, active,has_script,has_grammar,has_quiz,has_vocabulary, id_source, id_skill) VALUES(201,'1365 His DoOver.','https://elllo.org/english/1351/T1365-AdamSarah-01-DoOver.htm','What woudl Adam change about his life?',NULL,6,true,true,false,true,true,1,1);</text:p>
          </table:table-cell>
        </table:table-row>
        <table:table-row table:style-name="ro1">
          <table:table-cell office:value-type="float" office:value="202" calcext:value-type="float">
            <text:p>202</text:p>
          </table:table-cell>
          <table:table-cell office:value-type="string" calcext:value-type="string">
            <text:p>1364 New York Sports.</text:p>
          </table:table-cell>
          <table:table-cell office:value-type="string" calcext:value-type="string">
            <text:p>https://elllo.org/english/1351/T1364-Warren-Sports.htm</text:p>
          </table:table-cell>
          <table:table-cell office:value-type="string" calcext:value-type="string">
            <text:p>Tourist tips for New York.</text:p>
          </table:table-cell>
          <table:table-cell/>
          <table:table-cell table:formula="of:=IF([.E202]=&quot;&quot;;&quot;NULL&quot;;CONCATENATE(&quot;'&quot;;[.E20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2];&quot;,'&quot;;SUBSTITUTE([.B202];&quot;'&quot;;&quot;''&quot;);&quot;','&quot;;SUBSTITUTE([.C202];&quot;'&quot;;&quot;''&quot;);&quot;','&quot;;SUBSTITUTE([.D202];&quot;'&quot;;&quot;''&quot;);&quot;',&quot;;SUBSTITUTE([.F202];&quot;'&quot;;&quot;''&quot;);&quot;,&quot;;[.G202];&quot;,&quot;;[.H202];&quot;,&quot;;[.I202];&quot;,&quot;;[.J202];&quot;,&quot;;[.K202];&quot;,&quot;;[.L202];&quot;,&quot;;[.M202];&quot;,&quot;;[.N202];&quot;);&quot;)" office:value-type="string" office:string-value="INSERT INTO RESOURCE(id_resource, resource, url, description, comments, id_level, active,has_script,has_grammar,has_quiz,has_vocabulary, id_source, id_skill) VALUES(202,'1364 New York Sports.','https://elllo.org/english/1351/T1364-Warren-Sports.htm','Tourist tips for New York.',NULL,6,true,true,false,true,true,1,1);" calcext:value-type="string">
            <text:p>INSERT INTO RESOURCE(id_resource, resource, url, description, comments, id_level, active,has_script,has_grammar,has_quiz,has_vocabulary, id_source, id_skill) VALUES(202,'1364 New York Sports.','https://elllo.org/english/1351/T1364-Warren-Sports.htm','Tourist tips for New York.',NULL,6,true,true,false,true,true,1,1);</text:p>
          </table:table-cell>
        </table:table-row>
        <table:table-row table:style-name="ro1">
          <table:table-cell office:value-type="float" office:value="203" calcext:value-type="float">
            <text:p>203</text:p>
          </table:table-cell>
          <table:table-cell office:value-type="string" calcext:value-type="string">
            <text:p>1363 New York Tips.</text:p>
          </table:table-cell>
          <table:table-cell office:value-type="string" calcext:value-type="string">
            <text:p>https://elllo.org/english/1351/T1363-Warren-NewYork.htm</text:p>
          </table:table-cell>
          <table:table-cell office:value-type="string" calcext:value-type="string">
            <text:p>Tips for visiting New York.</text:p>
          </table:table-cell>
          <table:table-cell/>
          <table:table-cell table:formula="of:=IF([.E203]=&quot;&quot;;&quot;NULL&quot;;CONCATENATE(&quot;'&quot;;[.E20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3];&quot;,'&quot;;SUBSTITUTE([.B203];&quot;'&quot;;&quot;''&quot;);&quot;','&quot;;SUBSTITUTE([.C203];&quot;'&quot;;&quot;''&quot;);&quot;','&quot;;SUBSTITUTE([.D203];&quot;'&quot;;&quot;''&quot;);&quot;',&quot;;SUBSTITUTE([.F203];&quot;'&quot;;&quot;''&quot;);&quot;,&quot;;[.G203];&quot;,&quot;;[.H203];&quot;,&quot;;[.I203];&quot;,&quot;;[.J203];&quot;,&quot;;[.K203];&quot;,&quot;;[.L203];&quot;,&quot;;[.M203];&quot;,&quot;;[.N203];&quot;);&quot;)" office:value-type="string" office:string-value="INSERT INTO RESOURCE(id_resource, resource, url, description, comments, id_level, active,has_script,has_grammar,has_quiz,has_vocabulary, id_source, id_skill) VALUES(203,'1363 New York Tips.','https://elllo.org/english/1351/T1363-Warren-NewYork.htm','Tips for visiting New York.',NULL,6,true,true,false,true,true,1,1);" calcext:value-type="string">
            <text:p>INSERT INTO RESOURCE(id_resource, resource, url, description, comments, id_level, active,has_script,has_grammar,has_quiz,has_vocabulary, id_source, id_skill) VALUES(203,'1363 New York Tips.','https://elllo.org/english/1351/T1363-Warren-NewYork.htm','Tips for visiting New York.',NULL,6,true,true,false,true,true,1,1);</text:p>
          </table:table-cell>
        </table:table-row>
        <table:table-row table:style-name="ro1">
          <table:table-cell office:value-type="float" office:value="204" calcext:value-type="float">
            <text:p>204</text:p>
          </table:table-cell>
          <table:table-cell office:value-type="string" calcext:value-type="string">
            <text:p>1360 His Life in Japan.</text:p>
          </table:table-cell>
          <table:table-cell office:value-type="string" calcext:value-type="string">
            <text:p>https://elllo.org/english/1351/T1360-Warren-Choices.htm</text:p>
          </table:table-cell>
          <table:table-cell office:value-type="string" calcext:value-type="string">
            <text:p>Warren talks habits he started in Japan.</text:p>
          </table:table-cell>
          <table:table-cell/>
          <table:table-cell table:formula="of:=IF([.E204]=&quot;&quot;;&quot;NULL&quot;;CONCATENATE(&quot;'&quot;;[.E20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4];&quot;,'&quot;;SUBSTITUTE([.B204];&quot;'&quot;;&quot;''&quot;);&quot;','&quot;;SUBSTITUTE([.C204];&quot;'&quot;;&quot;''&quot;);&quot;','&quot;;SUBSTITUTE([.D204];&quot;'&quot;;&quot;''&quot;);&quot;',&quot;;SUBSTITUTE([.F204];&quot;'&quot;;&quot;''&quot;);&quot;,&quot;;[.G204];&quot;,&quot;;[.H204];&quot;,&quot;;[.I204];&quot;,&quot;;[.J204];&quot;,&quot;;[.K204];&quot;,&quot;;[.L204];&quot;,&quot;;[.M204];&quot;,&quot;;[.N204];&quot;);&quot;)" office:value-type="string" office:string-value="INSERT INTO RESOURCE(id_resource, resource, url, description, comments, id_level, active,has_script,has_grammar,has_quiz,has_vocabulary, id_source, id_skill) VALUES(204,'1360 His Life in Japan.','https://elllo.org/english/1351/T1360-Warren-Choices.htm','Warren talks habits he started in Japan.',NULL,6,true,true,false,true,true,1,1);" calcext:value-type="string">
            <text:p>INSERT INTO RESOURCE(id_resource, resource, url, description, comments, id_level, active,has_script,has_grammar,has_quiz,has_vocabulary, id_source, id_skill) VALUES(204,'1360 His Life in Japan.','https://elllo.org/english/1351/T1360-Warren-Choices.htm','Warren talks habits he started in Japan.',NULL,6,true,true,false,true,true,1,1);</text:p>
          </table:table-cell>
        </table:table-row>
        <table:table-row table:style-name="ro1">
          <table:table-cell office:value-type="float" office:value="205" calcext:value-type="float">
            <text:p>205</text:p>
          </table:table-cell>
          <table:table-cell office:value-type="string" calcext:value-type="string">
            <text:p>1359 Her Life in Japan.</text:p>
          </table:table-cell>
          <table:table-cell office:value-type="string" calcext:value-type="string">
            <text:p>https://elllo.org/english/1351/T1359-Antoinette-Japan.htm</text:p>
          </table:table-cell>
          <table:table-cell office:value-type="string" calcext:value-type="string">
            <text:p>Antoinette talks about habits in Japan.</text:p>
          </table:table-cell>
          <table:table-cell/>
          <table:table-cell table:formula="of:=IF([.E205]=&quot;&quot;;&quot;NULL&quot;;CONCATENATE(&quot;'&quot;;[.E20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5];&quot;,'&quot;;SUBSTITUTE([.B205];&quot;'&quot;;&quot;''&quot;);&quot;','&quot;;SUBSTITUTE([.C205];&quot;'&quot;;&quot;''&quot;);&quot;','&quot;;SUBSTITUTE([.D205];&quot;'&quot;;&quot;''&quot;);&quot;',&quot;;SUBSTITUTE([.F205];&quot;'&quot;;&quot;''&quot;);&quot;,&quot;;[.G205];&quot;,&quot;;[.H205];&quot;,&quot;;[.I205];&quot;,&quot;;[.J205];&quot;,&quot;;[.K205];&quot;,&quot;;[.L205];&quot;,&quot;;[.M205];&quot;,&quot;;[.N205];&quot;);&quot;)" office:value-type="string" office:string-value="INSERT INTO RESOURCE(id_resource, resource, url, description, comments, id_level, active,has_script,has_grammar,has_quiz,has_vocabulary, id_source, id_skill) VALUES(205,'1359 Her Life in Japan.','https://elllo.org/english/1351/T1359-Antoinette-Japan.htm','Antoinette talks about habits in Japan.',NULL,6,true,true,false,true,true,1,1);" calcext:value-type="string">
            <text:p>INSERT INTO RESOURCE(id_resource, resource, url, description, comments, id_level, active,has_script,has_grammar,has_quiz,has_vocabulary, id_source, id_skill) VALUES(205,'1359 Her Life in Japan.','https://elllo.org/english/1351/T1359-Antoinette-Japan.htm','Antoinette talks about habits in Japan.',NULL,6,true,true,false,true,true,1,1);</text:p>
          </table:table-cell>
        </table:table-row>
        <table:table-row table:style-name="ro1">
          <table:table-cell office:value-type="float" office:value="206" calcext:value-type="float">
            <text:p>206</text:p>
          </table:table-cell>
          <table:table-cell office:value-type="string" calcext:value-type="string">
            <text:p>1356 Baby on Board.</text:p>
          </table:table-cell>
          <table:table-cell office:value-type="string" calcext:value-type="string">
            <text:p>https://elllo.org/english/1351/T1356-JA-BabyOnBoard.htm</text:p>
          </table:table-cell>
          <table:table-cell office:value-type="string" calcext:value-type="string">
            <text:p>Jeremy talks about handing a baby while flying.</text:p>
          </table:table-cell>
          <table:table-cell/>
          <table:table-cell table:formula="of:=IF([.E206]=&quot;&quot;;&quot;NULL&quot;;CONCATENATE(&quot;'&quot;;[.E20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6];&quot;,'&quot;;SUBSTITUTE([.B206];&quot;'&quot;;&quot;''&quot;);&quot;','&quot;;SUBSTITUTE([.C206];&quot;'&quot;;&quot;''&quot;);&quot;','&quot;;SUBSTITUTE([.D206];&quot;'&quot;;&quot;''&quot;);&quot;',&quot;;SUBSTITUTE([.F206];&quot;'&quot;;&quot;''&quot;);&quot;,&quot;;[.G206];&quot;,&quot;;[.H206];&quot;,&quot;;[.I206];&quot;,&quot;;[.J206];&quot;,&quot;;[.K206];&quot;,&quot;;[.L206];&quot;,&quot;;[.M206];&quot;,&quot;;[.N206];&quot;);&quot;)" office:value-type="string" office:string-value="INSERT INTO RESOURCE(id_resource, resource, url, description, comments, id_level, active,has_script,has_grammar,has_quiz,has_vocabulary, id_source, id_skill) VALUES(206,'1356 Baby on Board.','https://elllo.org/english/1351/T1356-JA-BabyOnBoard.htm','Jeremy talks about handing a baby while flying.',NULL,6,true,true,false,true,true,1,1);" calcext:value-type="string">
            <text:p>INSERT INTO RESOURCE(id_resource, resource, url, description, comments, id_level, active,has_script,has_grammar,has_quiz,has_vocabulary, id_source, id_skill) VALUES(206,'1356 Baby on Board.','https://elllo.org/english/1351/T1356-JA-BabyOnBoard.htm','Jeremy talks about handing a baby while flying.',NULL,6,true,true,false,true,true,1,1);</text:p>
          </table:table-cell>
        </table:table-row>
        <table:table-row table:style-name="ro1">
          <table:table-cell office:value-type="float" office:value="207" calcext:value-type="float">
            <text:p>207</text:p>
          </table:table-cell>
          <table:table-cell office:value-type="string" calcext:value-type="string">
            <text:p>1355 Proud Papa.</text:p>
          </table:table-cell>
          <table:table-cell office:value-type="string" calcext:value-type="string">
            <text:p>https://elllo.org/english/1351/T1355-JA-NewBorn.htm</text:p>
          </table:table-cell>
          <table:table-cell office:value-type="string" calcext:value-type="string">
            <text:p>Jeremy talks about being a dad for the first time.</text:p>
          </table:table-cell>
          <table:table-cell/>
          <table:table-cell table:formula="of:=IF([.E207]=&quot;&quot;;&quot;NULL&quot;;CONCATENATE(&quot;'&quot;;[.E20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7];&quot;,'&quot;;SUBSTITUTE([.B207];&quot;'&quot;;&quot;''&quot;);&quot;','&quot;;SUBSTITUTE([.C207];&quot;'&quot;;&quot;''&quot;);&quot;','&quot;;SUBSTITUTE([.D207];&quot;'&quot;;&quot;''&quot;);&quot;',&quot;;SUBSTITUTE([.F207];&quot;'&quot;;&quot;''&quot;);&quot;,&quot;;[.G207];&quot;,&quot;;[.H207];&quot;,&quot;;[.I207];&quot;,&quot;;[.J207];&quot;,&quot;;[.K207];&quot;,&quot;;[.L207];&quot;,&quot;;[.M207];&quot;,&quot;;[.N207];&quot;);&quot;)" office:value-type="string" office:string-value="INSERT INTO RESOURCE(id_resource, resource, url, description, comments, id_level, active,has_script,has_grammar,has_quiz,has_vocabulary, id_source, id_skill) VALUES(207,'1355 Proud Papa.','https://elllo.org/english/1351/T1355-JA-NewBorn.htm','Jeremy talks about being a dad for the first time.',NULL,6,true,true,false,true,true,1,1);" calcext:value-type="string">
            <text:p>INSERT INTO RESOURCE(id_resource, resource, url, description, comments, id_level, active,has_script,has_grammar,has_quiz,has_vocabulary, id_source, id_skill) VALUES(207,'1355 Proud Papa.','https://elllo.org/english/1351/T1355-JA-NewBorn.htm','Jeremy talks about being a dad for the first time.',NULL,6,true,true,false,true,true,1,1);</text:p>
          </table:table-cell>
        </table:table-row>
        <table:table-row table:style-name="ro1">
          <table:table-cell office:value-type="float" office:value="208" calcext:value-type="float">
            <text:p>208</text:p>
          </table:table-cell>
          <table:table-cell office:value-type="string" calcext:value-type="string">
            <text:p>1350 In the Club.</text:p>
          </table:table-cell>
          <table:table-cell office:value-type="string" calcext:value-type="string">
            <text:p>https://elllo.org/english/1301/T1350-amy-money-floor.htm</text:p>
          </table:table-cell>
          <table:table-cell office:value-type="string" calcext:value-type="string">
            <text:p>Aimee talks about working part-time.</text:p>
          </table:table-cell>
          <table:table-cell/>
          <table:table-cell table:formula="of:=IF([.E208]=&quot;&quot;;&quot;NULL&quot;;CONCATENATE(&quot;'&quot;;[.E20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8];&quot;,'&quot;;SUBSTITUTE([.B208];&quot;'&quot;;&quot;''&quot;);&quot;','&quot;;SUBSTITUTE([.C208];&quot;'&quot;;&quot;''&quot;);&quot;','&quot;;SUBSTITUTE([.D208];&quot;'&quot;;&quot;''&quot;);&quot;',&quot;;SUBSTITUTE([.F208];&quot;'&quot;;&quot;''&quot;);&quot;,&quot;;[.G208];&quot;,&quot;;[.H208];&quot;,&quot;;[.I208];&quot;,&quot;;[.J208];&quot;,&quot;;[.K208];&quot;,&quot;;[.L208];&quot;,&quot;;[.M208];&quot;,&quot;;[.N208];&quot;);&quot;)" office:value-type="string" office:string-value="INSERT INTO RESOURCE(id_resource, resource, url, description, comments, id_level, active,has_script,has_grammar,has_quiz,has_vocabulary, id_source, id_skill) VALUES(208,'1350 In the Club.','https://elllo.org/english/1301/T1350-amy-money-floor.htm','Aimee talks about working part-time.',NULL,6,true,true,false,true,true,1,1);" calcext:value-type="string">
            <text:p>INSERT INTO RESOURCE(id_resource, resource, url, description, comments, id_level, active,has_script,has_grammar,has_quiz,has_vocabulary, id_source, id_skill) VALUES(208,'1350 In the Club.','https://elllo.org/english/1301/T1350-amy-money-floor.htm','Aimee talks about working part-time.',NULL,6,true,true,false,true,true,1,1);</text:p>
          </table:table-cell>
        </table:table-row>
        <table:table-row table:style-name="ro1">
          <table:table-cell office:value-type="float" office:value="209" calcext:value-type="float">
            <text:p>209</text:p>
          </table:table-cell>
          <table:table-cell office:value-type="string" calcext:value-type="string">
            <text:p>1349 In the Tropics.</text:p>
          </table:table-cell>
          <table:table-cell office:value-type="string" calcext:value-type="string">
            <text:p>https://elllo.org/english/1301/T1349-paul-tropics.htm</text:p>
          </table:table-cell>
          <table:table-cell office:value-type="string" calcext:value-type="string">
            <text:p>Paul talks about a job in the rainforest.</text:p>
          </table:table-cell>
          <table:table-cell/>
          <table:table-cell table:formula="of:=IF([.E209]=&quot;&quot;;&quot;NULL&quot;;CONCATENATE(&quot;'&quot;;[.E20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9];&quot;,'&quot;;SUBSTITUTE([.B209];&quot;'&quot;;&quot;''&quot;);&quot;','&quot;;SUBSTITUTE([.C209];&quot;'&quot;;&quot;''&quot;);&quot;','&quot;;SUBSTITUTE([.D209];&quot;'&quot;;&quot;''&quot;);&quot;',&quot;;SUBSTITUTE([.F209];&quot;'&quot;;&quot;''&quot;);&quot;,&quot;;[.G209];&quot;,&quot;;[.H209];&quot;,&quot;;[.I209];&quot;,&quot;;[.J209];&quot;,&quot;;[.K209];&quot;,&quot;;[.L209];&quot;,&quot;;[.M209];&quot;,&quot;;[.N209];&quot;);&quot;)" office:value-type="string" office:string-value="INSERT INTO RESOURCE(id_resource, resource, url, description, comments, id_level, active,has_script,has_grammar,has_quiz,has_vocabulary, id_source, id_skill) VALUES(209,'1349 In the Tropics.','https://elllo.org/english/1301/T1349-paul-tropics.htm','Paul talks about a job in the rainforest.',NULL,6,true,true,false,true,true,1,1);" calcext:value-type="string">
            <text:p>INSERT INTO RESOURCE(id_resource, resource, url, description, comments, id_level, active,has_script,has_grammar,has_quiz,has_vocabulary, id_source, id_skill) VALUES(209,'1349 In the Tropics.','https://elllo.org/english/1301/T1349-paul-tropics.htm','Paul talks about a job in the rainforest.',NULL,6,true,true,false,true,true,1,1);</text:p>
          </table:table-cell>
        </table:table-row>
        <table:table-row table:style-name="ro1">
          <table:table-cell office:value-type="float" office:value="210" calcext:value-type="float">
            <text:p>210</text:p>
          </table:table-cell>
          <table:table-cell office:value-type="string" calcext:value-type="string">
            <text:p>1347 Commercial Xmas.</text:p>
          </table:table-cell>
          <table:table-cell office:value-type="string" calcext:value-type="string">
            <text:p>https://elllo.org/english/1301/T1347-Rory-Commercial.htm</text:p>
          </table:table-cell>
          <table:table-cell office:value-type="string" calcext:value-type="string">
            <text:p>Are holidays too commercial?</text:p>
          </table:table-cell>
          <table:table-cell/>
          <table:table-cell table:formula="of:=IF([.E210]=&quot;&quot;;&quot;NULL&quot;;CONCATENATE(&quot;'&quot;;[.E21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0];&quot;,'&quot;;SUBSTITUTE([.B210];&quot;'&quot;;&quot;''&quot;);&quot;','&quot;;SUBSTITUTE([.C210];&quot;'&quot;;&quot;''&quot;);&quot;','&quot;;SUBSTITUTE([.D210];&quot;'&quot;;&quot;''&quot;);&quot;',&quot;;SUBSTITUTE([.F210];&quot;'&quot;;&quot;''&quot;);&quot;,&quot;;[.G210];&quot;,&quot;;[.H210];&quot;,&quot;;[.I210];&quot;,&quot;;[.J210];&quot;,&quot;;[.K210];&quot;,&quot;;[.L210];&quot;,&quot;;[.M210];&quot;,&quot;;[.N210];&quot;);&quot;)" office:value-type="string" office:string-value="INSERT INTO RESOURCE(id_resource, resource, url, description, comments, id_level, active,has_script,has_grammar,has_quiz,has_vocabulary, id_source, id_skill) VALUES(210,'1347 Commercial Xmas.','https://elllo.org/english/1301/T1347-Rory-Commercial.htm','Are holidays too commercial?',NULL,6,true,true,false,true,true,1,1);" calcext:value-type="string">
            <text:p>INSERT INTO RESOURCE(id_resource, resource, url, description, comments, id_level, active,has_script,has_grammar,has_quiz,has_vocabulary, id_source, id_skill) VALUES(210,'1347 Commercial Xmas.','https://elllo.org/english/1301/T1347-Rory-Commercial.htm','Are holidays too commercial?',NULL,6,true,true,false,true,true,1,1);</text:p>
          </table:table-cell>
        </table:table-row>
        <table:table-row table:style-name="ro1">
          <table:table-cell office:value-type="float" office:value="211" calcext:value-type="float">
            <text:p>211</text:p>
          </table:table-cell>
          <table:table-cell office:value-type="string" calcext:value-type="string">
            <text:p>1310 Homegrown Foreigner.</text:p>
          </table:table-cell>
          <table:table-cell office:value-type="string" calcext:value-type="string">
            <text:p>https://elllo.org/english/1301/T1310-Jeremy-GoingHome.htm</text:p>
          </table:table-cell>
          <table:table-cell office:value-type="string" calcext:value-type="string">
            <text:p>Feeling strange at home.</text:p>
          </table:table-cell>
          <table:table-cell/>
          <table:table-cell table:formula="of:=IF([.E211]=&quot;&quot;;&quot;NULL&quot;;CONCATENATE(&quot;'&quot;;[.E21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1];&quot;,'&quot;;SUBSTITUTE([.B211];&quot;'&quot;;&quot;''&quot;);&quot;','&quot;;SUBSTITUTE([.C211];&quot;'&quot;;&quot;''&quot;);&quot;','&quot;;SUBSTITUTE([.D211];&quot;'&quot;;&quot;''&quot;);&quot;',&quot;;SUBSTITUTE([.F211];&quot;'&quot;;&quot;''&quot;);&quot;,&quot;;[.G211];&quot;,&quot;;[.H211];&quot;,&quot;;[.I211];&quot;,&quot;;[.J211];&quot;,&quot;;[.K211];&quot;,&quot;;[.L211];&quot;,&quot;;[.M211];&quot;,&quot;;[.N211];&quot;);&quot;)" office:value-type="string" office:string-value="INSERT INTO RESOURCE(id_resource, resource, url, description, comments, id_level, active,has_script,has_grammar,has_quiz,has_vocabulary, id_source, id_skill) VALUES(211,'1310 Homegrown Foreigner.','https://elllo.org/english/1301/T1310-Jeremy-GoingHome.htm','Feeling strange at home.',NULL,6,true,true,false,true,true,1,1);" calcext:value-type="string">
            <text:p>INSERT INTO RESOURCE(id_resource, resource, url, description, comments, id_level, active,has_script,has_grammar,has_quiz,has_vocabulary, id_source, id_skill) VALUES(211,'1310 Homegrown Foreigner.','https://elllo.org/english/1301/T1310-Jeremy-GoingHome.htm','Feeling strange at home.',NULL,6,true,true,false,true,true,1,1);</text:p>
          </table:table-cell>
        </table:table-row>
        <table:table-row table:style-name="ro1">
          <table:table-cell office:value-type="float" office:value="212" calcext:value-type="float">
            <text:p>212</text:p>
          </table:table-cell>
          <table:table-cell office:value-type="string" calcext:value-type="string">
            <text:p>1511 Bustling Bangkok</text:p>
          </table:table-cell>
          <table:table-cell office:value-type="string" calcext:value-type="string">
            <text:p>https://elllo.org/english/1501/1511-Natalie-Bangkok.htm</text:p>
          </table:table-cell>
          <table:table-cell office:value-type="string" calcext:value-type="string">
            <text:p>Natalie talks about a great Asian city.</text:p>
          </table:table-cell>
          <table:table-cell/>
          <table:table-cell table:formula="of:=IF([.E212]=&quot;&quot;;&quot;NULL&quot;;CONCATENATE(&quot;'&quot;;[.E21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2];&quot;,'&quot;;SUBSTITUTE([.B212];&quot;'&quot;;&quot;''&quot;);&quot;','&quot;;SUBSTITUTE([.C212];&quot;'&quot;;&quot;''&quot;);&quot;','&quot;;SUBSTITUTE([.D212];&quot;'&quot;;&quot;''&quot;);&quot;',&quot;;SUBSTITUTE([.F212];&quot;'&quot;;&quot;''&quot;);&quot;,&quot;;[.G212];&quot;,&quot;;[.H212];&quot;,&quot;;[.I212];&quot;,&quot;;[.J212];&quot;,&quot;;[.K212];&quot;,&quot;;[.L212];&quot;,&quot;;[.M212];&quot;,&quot;;[.N212];&quot;);&quot;)" office:value-type="string" office:string-value="INSERT INTO RESOURCE(id_resource, resource, url, description, comments, id_level, active,has_script,has_grammar,has_quiz,has_vocabulary, id_source, id_skill) VALUES(212,'1511 Bustling Bangkok','https://elllo.org/english/1501/1511-Natalie-Bangkok.htm','Natalie talks about a great Asian city.',NULL,6,true,true,false,true,true,1,1);" calcext:value-type="string">
            <text:p>INSERT INTO RESOURCE(id_resource, resource, url, description, comments, id_level, active,has_script,has_grammar,has_quiz,has_vocabulary, id_source, id_skill) VALUES(212,'1511 Bustling Bangkok','https://elllo.org/english/1501/1511-Natalie-Bangkok.htm','Natalie talks about a great Asian city.',NULL,6,true,true,false,true,true,1,1);</text:p>
          </table:table-cell>
        </table:table-row>
        <table:table-row table:style-name="ro1">
          <table:table-cell office:value-type="float" office:value="213" calcext:value-type="float">
            <text:p>213</text:p>
          </table:table-cell>
          <table:table-cell office:value-type="string" calcext:value-type="string">
            <text:p>1370 The Medic.</text:p>
          </table:table-cell>
          <table:table-cell office:value-type="string" calcext:value-type="string">
            <text:p>https://elllo.org/english/1351/T1370-Meg-02-Medic.htm</text:p>
          </table:table-cell>
          <table:table-cell office:value-type="string" calcext:value-type="string">
            <text:p>Being a medic in the military.</text:p>
          </table:table-cell>
          <table:table-cell/>
          <table:table-cell table:formula="of:=IF([.E213]=&quot;&quot;;&quot;NULL&quot;;CONCATENATE(&quot;'&quot;;[.E21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3];&quot;,'&quot;;SUBSTITUTE([.B213];&quot;'&quot;;&quot;''&quot;);&quot;','&quot;;SUBSTITUTE([.C213];&quot;'&quot;;&quot;''&quot;);&quot;','&quot;;SUBSTITUTE([.D213];&quot;'&quot;;&quot;''&quot;);&quot;',&quot;;SUBSTITUTE([.F213];&quot;'&quot;;&quot;''&quot;);&quot;,&quot;;[.G213];&quot;,&quot;;[.H213];&quot;,&quot;;[.I213];&quot;,&quot;;[.J213];&quot;,&quot;;[.K213];&quot;,&quot;;[.L213];&quot;,&quot;;[.M213];&quot;,&quot;;[.N213];&quot;);&quot;)" office:value-type="string" office:string-value="INSERT INTO RESOURCE(id_resource, resource, url, description, comments, id_level, active,has_script,has_grammar,has_quiz,has_vocabulary, id_source, id_skill) VALUES(213,'1370 The Medic.','https://elllo.org/english/1351/T1370-Meg-02-Medic.htm','Being a medic in the military.',NULL,6,true,true,false,true,true,1,1);" calcext:value-type="string">
            <text:p>INSERT INTO RESOURCE(id_resource, resource, url, description, comments, id_level, active,has_script,has_grammar,has_quiz,has_vocabulary, id_source, id_skill) VALUES(213,'1370 The Medic.','https://elllo.org/english/1351/T1370-Meg-02-Medic.htm','Being a medic in the military.',NULL,6,true,true,false,true,true,1,1);</text:p>
          </table:table-cell>
        </table:table-row>
        <table:table-row table:style-name="ro1">
          <table:table-cell office:value-type="float" office:value="214" calcext:value-type="float">
            <text:p>214</text:p>
          </table:table-cell>
          <table:table-cell office:value-type="string" calcext:value-type="string">
            <text:p>1369 Women in Uniform.</text:p>
          </table:table-cell>
          <table:table-cell office:value-type="string" calcext:value-type="string">
            <text:p>https://elllo.org/english/1351/T1369-Meg-01-Military.htm</text:p>
          </table:table-cell>
          <table:table-cell office:value-type="string" calcext:value-type="string">
            <text:p>Being a woman in the military.</text:p>
          </table:table-cell>
          <table:table-cell/>
          <table:table-cell table:formula="of:=IF([.E214]=&quot;&quot;;&quot;NULL&quot;;CONCATENATE(&quot;'&quot;;[.E21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4];&quot;,'&quot;;SUBSTITUTE([.B214];&quot;'&quot;;&quot;''&quot;);&quot;','&quot;;SUBSTITUTE([.C214];&quot;'&quot;;&quot;''&quot;);&quot;','&quot;;SUBSTITUTE([.D214];&quot;'&quot;;&quot;''&quot;);&quot;',&quot;;SUBSTITUTE([.F214];&quot;'&quot;;&quot;''&quot;);&quot;,&quot;;[.G214];&quot;,&quot;;[.H214];&quot;,&quot;;[.I214];&quot;,&quot;;[.J214];&quot;,&quot;;[.K214];&quot;,&quot;;[.L214];&quot;,&quot;;[.M214];&quot;,&quot;;[.N214];&quot;);&quot;)" office:value-type="string" office:string-value="INSERT INTO RESOURCE(id_resource, resource, url, description, comments, id_level, active,has_script,has_grammar,has_quiz,has_vocabulary, id_source, id_skill) VALUES(214,'1369 Women in Uniform.','https://elllo.org/english/1351/T1369-Meg-01-Military.htm','Being a woman in the military.',NULL,6,true,true,false,true,true,1,1);" calcext:value-type="string">
            <text:p>INSERT INTO RESOURCE(id_resource, resource, url, description, comments, id_level, active,has_script,has_grammar,has_quiz,has_vocabulary, id_source, id_skill) VALUES(214,'1369 Women in Uniform.','https://elllo.org/english/1351/T1369-Meg-01-Military.htm','Being a woman in the military.',NULL,6,true,true,false,true,true,1,1);</text:p>
          </table:table-cell>
        </table:table-row>
        <table:table-row table:style-name="ro1">
          <table:table-cell office:value-type="float" office:value="215" calcext:value-type="float">
            <text:p>215</text:p>
          </table:table-cell>
          <table:table-cell office:value-type="string" calcext:value-type="string">
            <text:p>1348 Single's Day.</text:p>
          </table:table-cell>
          <table:table-cell office:value-type="string" calcext:value-type="string">
            <text:p>https://elllo.org/english/1301/T1348-Rory-Holidays.htm</text:p>
          </table:table-cell>
          <table:table-cell office:value-type="string" calcext:value-type="string">
            <text:p>Why we celebrate some holidays?</text:p>
          </table:table-cell>
          <table:table-cell/>
          <table:table-cell table:formula="of:=IF([.E215]=&quot;&quot;;&quot;NULL&quot;;CONCATENATE(&quot;'&quot;;[.E21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5];&quot;,'&quot;;SUBSTITUTE([.B215];&quot;'&quot;;&quot;''&quot;);&quot;','&quot;;SUBSTITUTE([.C215];&quot;'&quot;;&quot;''&quot;);&quot;','&quot;;SUBSTITUTE([.D215];&quot;'&quot;;&quot;''&quot;);&quot;',&quot;;SUBSTITUTE([.F215];&quot;'&quot;;&quot;''&quot;);&quot;,&quot;;[.G215];&quot;,&quot;;[.H215];&quot;,&quot;;[.I215];&quot;,&quot;;[.J215];&quot;,&quot;;[.K215];&quot;,&quot;;[.L215];&quot;,&quot;;[.M215];&quot;,&quot;;[.N215];&quot;);&quot;)" office:value-type="string" office:string-value="INSERT INTO RESOURCE(id_resource, resource, url, description, comments, id_level, active,has_script,has_grammar,has_quiz,has_vocabulary, id_source, id_skill) VALUES(215,'1348 Single''s Day.','https://elllo.org/english/1301/T1348-Rory-Holidays.htm','Why we celebrate some holidays?',NULL,6,true,true,false,true,true,1,1);" calcext:value-type="string">
            <text:p>INSERT INTO RESOURCE(id_resource, resource, url, description, comments, id_level, active,has_script,has_grammar,has_quiz,has_vocabulary, id_source, id_skill) VALUES(215,'1348 Single''s Day.','https://elllo.org/english/1301/T1348-Rory-Holidays.htm','Why we celebrate some holidays?',NULL,6,true,true,false,true,true,1,1);</text:p>
          </table:table-cell>
        </table:table-row>
        <table:table-row table:style-name="ro1">
          <table:table-cell office:value-type="float" office:value="216" calcext:value-type="float">
            <text:p>216</text:p>
          </table:table-cell>
          <table:table-cell office:value-type="string" calcext:value-type="string">
            <text:p>1342 Dialed In vs Unplugged.</text:p>
          </table:table-cell>
          <table:table-cell office:value-type="string" calcext:value-type="string">
            <text:p>https://elllo.org/english/1301/T1342-paul-unplugged.htm</text:p>
          </table:table-cell>
          <table:table-cell office:value-type="string" calcext:value-type="string">
            <text:p>Aimee talks about digital habits.</text:p>
          </table:table-cell>
          <table:table-cell/>
          <table:table-cell table:formula="of:=IF([.E216]=&quot;&quot;;&quot;NULL&quot;;CONCATENATE(&quot;'&quot;;[.E21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6];&quot;,'&quot;;SUBSTITUTE([.B216];&quot;'&quot;;&quot;''&quot;);&quot;','&quot;;SUBSTITUTE([.C216];&quot;'&quot;;&quot;''&quot;);&quot;','&quot;;SUBSTITUTE([.D216];&quot;'&quot;;&quot;''&quot;);&quot;',&quot;;SUBSTITUTE([.F216];&quot;'&quot;;&quot;''&quot;);&quot;,&quot;;[.G216];&quot;,&quot;;[.H216];&quot;,&quot;;[.I216];&quot;,&quot;;[.J216];&quot;,&quot;;[.K216];&quot;,&quot;;[.L216];&quot;,&quot;;[.M216];&quot;,&quot;;[.N216];&quot;);&quot;)" office:value-type="string" office:string-value="INSERT INTO RESOURCE(id_resource, resource, url, description, comments, id_level, active,has_script,has_grammar,has_quiz,has_vocabulary, id_source, id_skill) VALUES(216,'1342 Dialed In vs Unplugged.','https://elllo.org/english/1301/T1342-paul-unplugged.htm','Aimee talks about digital habits.',NULL,6,true,true,false,true,true,1,1);" calcext:value-type="string">
            <text:p>INSERT INTO RESOURCE(id_resource, resource, url, description, comments, id_level, active,has_script,has_grammar,has_quiz,has_vocabulary, id_source, id_skill) VALUES(216,'1342 Dialed In vs Unplugged.','https://elllo.org/english/1301/T1342-paul-unplugged.htm','Aimee talks about digital habits.',NULL,6,true,true,false,true,true,1,1);</text:p>
          </table:table-cell>
        </table:table-row>
        <table:table-row table:style-name="ro1">
          <table:table-cell office:value-type="float" office:value="217" calcext:value-type="float">
            <text:p>217</text:p>
          </table:table-cell>
          <table:table-cell office:value-type="string" calcext:value-type="string">
            <text:p>1341 E-Mail Overload.</text:p>
          </table:table-cell>
          <table:table-cell office:value-type="string" calcext:value-type="string">
            <text:p>https://elllo.org/english/1301/T1341-amy-email-habits.htm</text:p>
          </table:table-cell>
          <table:table-cell office:value-type="string" calcext:value-type="string">
            <text:p>Paul talks about keeping up with e-mail.</text:p>
          </table:table-cell>
          <table:table-cell/>
          <table:table-cell table:formula="of:=IF([.E217]=&quot;&quot;;&quot;NULL&quot;;CONCATENATE(&quot;'&quot;;[.E21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7];&quot;,'&quot;;SUBSTITUTE([.B217];&quot;'&quot;;&quot;''&quot;);&quot;','&quot;;SUBSTITUTE([.C217];&quot;'&quot;;&quot;''&quot;);&quot;','&quot;;SUBSTITUTE([.D217];&quot;'&quot;;&quot;''&quot;);&quot;',&quot;;SUBSTITUTE([.F217];&quot;'&quot;;&quot;''&quot;);&quot;,&quot;;[.G217];&quot;,&quot;;[.H217];&quot;,&quot;;[.I217];&quot;,&quot;;[.J217];&quot;,&quot;;[.K217];&quot;,&quot;;[.L217];&quot;,&quot;;[.M217];&quot;,&quot;;[.N217];&quot;);&quot;)" office:value-type="string" office:string-value="INSERT INTO RESOURCE(id_resource, resource, url, description, comments, id_level, active,has_script,has_grammar,has_quiz,has_vocabulary, id_source, id_skill) VALUES(217,'1341 E-Mail Overload.','https://elllo.org/english/1301/T1341-amy-email-habits.htm','Paul talks about keeping up with e-mail.',NULL,6,true,true,false,true,true,1,1);" calcext:value-type="string">
            <text:p>INSERT INTO RESOURCE(id_resource, resource, url, description, comments, id_level, active,has_script,has_grammar,has_quiz,has_vocabulary, id_source, id_skill) VALUES(217,'1341 E-Mail Overload.','https://elllo.org/english/1301/T1341-amy-email-habits.htm','Paul talks about keeping up with e-mail.',NULL,6,true,true,false,true,true,1,1);</text:p>
          </table:table-cell>
        </table:table-row>
        <table:table-row table:style-name="ro1">
          <table:table-cell office:value-type="float" office:value="218" calcext:value-type="float">
            <text:p>218</text:p>
          </table:table-cell>
          <table:table-cell office:value-type="string" calcext:value-type="string">
            <text:p>1340 Life Without Cars.</text:p>
          </table:table-cell>
          <table:table-cell office:value-type="string" calcext:value-type="string">
            <text:p>https://elllo.org/english/1301/T1340-Jeremy-Car.htm</text:p>
          </table:table-cell>
          <table:table-cell office:value-type="string" calcext:value-type="string">
            <text:p>Jeremy compares life without cars.</text:p>
          </table:table-cell>
          <table:table-cell/>
          <table:table-cell table:formula="of:=IF([.E218]=&quot;&quot;;&quot;NULL&quot;;CONCATENATE(&quot;'&quot;;[.E21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8];&quot;,'&quot;;SUBSTITUTE([.B218];&quot;'&quot;;&quot;''&quot;);&quot;','&quot;;SUBSTITUTE([.C218];&quot;'&quot;;&quot;''&quot;);&quot;','&quot;;SUBSTITUTE([.D218];&quot;'&quot;;&quot;''&quot;);&quot;',&quot;;SUBSTITUTE([.F218];&quot;'&quot;;&quot;''&quot;);&quot;,&quot;;[.G218];&quot;,&quot;;[.H218];&quot;,&quot;;[.I218];&quot;,&quot;;[.J218];&quot;,&quot;;[.K218];&quot;,&quot;;[.L218];&quot;,&quot;;[.M218];&quot;,&quot;;[.N218];&quot;);&quot;)" office:value-type="string" office:string-value="INSERT INTO RESOURCE(id_resource, resource, url, description, comments, id_level, active,has_script,has_grammar,has_quiz,has_vocabulary, id_source, id_skill) VALUES(218,'1340 Life Without Cars.','https://elllo.org/english/1301/T1340-Jeremy-Car.htm','Jeremy compares life without cars.',NULL,6,true,true,false,true,true,1,1);" calcext:value-type="string">
            <text:p>INSERT INTO RESOURCE(id_resource, resource, url, description, comments, id_level, active,has_script,has_grammar,has_quiz,has_vocabulary, id_source, id_skill) VALUES(218,'1340 Life Without Cars.','https://elllo.org/english/1301/T1340-Jeremy-Car.htm','Jeremy compares life without cars.',NULL,6,true,true,false,true,true,1,1);</text:p>
          </table:table-cell>
        </table:table-row>
        <table:table-row table:style-name="ro1">
          <table:table-cell office:value-type="float" office:value="219" calcext:value-type="float">
            <text:p>219</text:p>
          </table:table-cell>
          <table:table-cell office:value-type="string" calcext:value-type="string">
            <text:p>1322 The Recovery.</text:p>
          </table:table-cell>
          <table:table-cell office:value-type="string" calcext:value-type="string">
            <text:p>https://elllo.org/english/1301/T1322-paul-accident.htm</text:p>
          </table:table-cell>
          <table:table-cell office:value-type="string" calcext:value-type="string">
            <text:p>An accident that ruined a special day.</text:p>
          </table:table-cell>
          <table:table-cell/>
          <table:table-cell table:formula="of:=IF([.E219]=&quot;&quot;;&quot;NULL&quot;;CONCATENATE(&quot;'&quot;;[.E21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9];&quot;,'&quot;;SUBSTITUTE([.B219];&quot;'&quot;;&quot;''&quot;);&quot;','&quot;;SUBSTITUTE([.C219];&quot;'&quot;;&quot;''&quot;);&quot;','&quot;;SUBSTITUTE([.D219];&quot;'&quot;;&quot;''&quot;);&quot;',&quot;;SUBSTITUTE([.F219];&quot;'&quot;;&quot;''&quot;);&quot;,&quot;;[.G219];&quot;,&quot;;[.H219];&quot;,&quot;;[.I219];&quot;,&quot;;[.J219];&quot;,&quot;;[.K219];&quot;,&quot;;[.L219];&quot;,&quot;;[.M219];&quot;,&quot;;[.N219];&quot;);&quot;)" office:value-type="string" office:string-value="INSERT INTO RESOURCE(id_resource, resource, url, description, comments, id_level, active,has_script,has_grammar,has_quiz,has_vocabulary, id_source, id_skill) VALUES(219,'1322 The Recovery.','https://elllo.org/english/1301/T1322-paul-accident.htm','An accident that ruined a special day.',NULL,6,true,true,false,true,true,1,1);" calcext:value-type="string">
            <text:p>INSERT INTO RESOURCE(id_resource, resource, url, description, comments, id_level, active,has_script,has_grammar,has_quiz,has_vocabulary, id_source, id_skill) VALUES(219,'1322 The Recovery.','https://elllo.org/english/1301/T1322-paul-accident.htm','An accident that ruined a special day.',NULL,6,true,true,false,true,true,1,1);</text:p>
          </table:table-cell>
        </table:table-row>
        <table:table-row table:style-name="ro1">
          <table:table-cell office:value-type="float" office:value="220" calcext:value-type="float">
            <text:p>220</text:p>
          </table:table-cell>
          <table:table-cell office:value-type="string" calcext:value-type="string">
            <text:p>1321 Car Smash Ups.</text:p>
          </table:table-cell>
          <table:table-cell office:value-type="string" calcext:value-type="string">
            <text:p>https://elllo.org/english/1301/T1321-amy-accident.htm</text:p>
          </table:table-cell>
          <table:table-cell office:value-type="string" calcext:value-type="string">
            <text:p>Traffic accidents.</text:p>
          </table:table-cell>
          <table:table-cell/>
          <table:table-cell table:formula="of:=IF([.E220]=&quot;&quot;;&quot;NULL&quot;;CONCATENATE(&quot;'&quot;;[.E22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0];&quot;,'&quot;;SUBSTITUTE([.B220];&quot;'&quot;;&quot;''&quot;);&quot;','&quot;;SUBSTITUTE([.C220];&quot;'&quot;;&quot;''&quot;);&quot;','&quot;;SUBSTITUTE([.D220];&quot;'&quot;;&quot;''&quot;);&quot;',&quot;;SUBSTITUTE([.F220];&quot;'&quot;;&quot;''&quot;);&quot;,&quot;;[.G220];&quot;,&quot;;[.H220];&quot;,&quot;;[.I220];&quot;,&quot;;[.J220];&quot;,&quot;;[.K220];&quot;,&quot;;[.L220];&quot;,&quot;;[.M220];&quot;,&quot;;[.N220];&quot;);&quot;)" office:value-type="string" office:string-value="INSERT INTO RESOURCE(id_resource, resource, url, description, comments, id_level, active,has_script,has_grammar,has_quiz,has_vocabulary, id_source, id_skill) VALUES(220,'1321 Car Smash Ups.','https://elllo.org/english/1301/T1321-amy-accident.htm','Traffic accidents.',NULL,6,true,true,false,true,true,1,1);" calcext:value-type="string">
            <text:p>INSERT INTO RESOURCE(id_resource, resource, url, description, comments, id_level, active,has_script,has_grammar,has_quiz,has_vocabulary, id_source, id_skill) VALUES(220,'1321 Car Smash Ups.','https://elllo.org/english/1301/T1321-amy-accident.htm','Traffic accidents.',NULL,6,true,true,false,true,true,1,1);</text:p>
          </table:table-cell>
        </table:table-row>
        <table:table-row table:style-name="ro1">
          <table:table-cell office:value-type="float" office:value="221" calcext:value-type="float">
            <text:p>221</text:p>
          </table:table-cell>
          <table:table-cell office:value-type="string" calcext:value-type="string">
            <text:p>1320 Being Different.</text:p>
          </table:table-cell>
          <table:table-cell office:value-type="string" calcext:value-type="string">
            <text:p>https://elllo.org/english/1301/T1320-Abidemi-Differences.htm</text:p>
          </table:table-cell>
          <table:table-cell office:value-type="string" calcext:value-type="string">
            <text:p>Thinking differently from others.</text:p>
          </table:table-cell>
          <table:table-cell/>
          <table:table-cell table:formula="of:=IF([.E221]=&quot;&quot;;&quot;NULL&quot;;CONCATENATE(&quot;'&quot;;[.E22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1];&quot;,'&quot;;SUBSTITUTE([.B221];&quot;'&quot;;&quot;''&quot;);&quot;','&quot;;SUBSTITUTE([.C221];&quot;'&quot;;&quot;''&quot;);&quot;','&quot;;SUBSTITUTE([.D221];&quot;'&quot;;&quot;''&quot;);&quot;',&quot;;SUBSTITUTE([.F221];&quot;'&quot;;&quot;''&quot;);&quot;,&quot;;[.G221];&quot;,&quot;;[.H221];&quot;,&quot;;[.I221];&quot;,&quot;;[.J221];&quot;,&quot;;[.K221];&quot;,&quot;;[.L221];&quot;,&quot;;[.M221];&quot;,&quot;;[.N221];&quot;);&quot;)" office:value-type="string" office:string-value="INSERT INTO RESOURCE(id_resource, resource, url, description, comments, id_level, active,has_script,has_grammar,has_quiz,has_vocabulary, id_source, id_skill) VALUES(221,'1320 Being Different.','https://elllo.org/english/1301/T1320-Abidemi-Differences.htm','Thinking differently from others.',NULL,6,true,true,false,true,true,1,1);" calcext:value-type="string">
            <text:p>INSERT INTO RESOURCE(id_resource, resource, url, description, comments, id_level, active,has_script,has_grammar,has_quiz,has_vocabulary, id_source, id_skill) VALUES(221,'1320 Being Different.','https://elllo.org/english/1301/T1320-Abidemi-Differences.htm','Thinking differently from others.',NULL,6,true,true,false,true,true,1,1);</text:p>
          </table:table-cell>
        </table:table-row>
        <table:table-row table:style-name="ro1">
          <table:table-cell office:value-type="float" office:value="222" calcext:value-type="float">
            <text:p>222</text:p>
          </table:table-cell>
          <table:table-cell office:value-type="string" calcext:value-type="string">
            <text:p>1319 Memories of Canada.</text:p>
          </table:table-cell>
          <table:table-cell office:value-type="string" calcext:value-type="string">
            <text:p>https://elllo.org/english/1301/T1319-Abidemi-Canada.htm</text:p>
          </table:table-cell>
          <table:table-cell office:value-type="string" calcext:value-type="string">
            <text:p>First memories of Canada.</text:p>
          </table:table-cell>
          <table:table-cell/>
          <table:table-cell table:formula="of:=IF([.E222]=&quot;&quot;;&quot;NULL&quot;;CONCATENATE(&quot;'&quot;;[.E22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2];&quot;,'&quot;;SUBSTITUTE([.B222];&quot;'&quot;;&quot;''&quot;);&quot;','&quot;;SUBSTITUTE([.C222];&quot;'&quot;;&quot;''&quot;);&quot;','&quot;;SUBSTITUTE([.D222];&quot;'&quot;;&quot;''&quot;);&quot;',&quot;;SUBSTITUTE([.F222];&quot;'&quot;;&quot;''&quot;);&quot;,&quot;;[.G222];&quot;,&quot;;[.H222];&quot;,&quot;;[.I222];&quot;,&quot;;[.J222];&quot;,&quot;;[.K222];&quot;,&quot;;[.L222];&quot;,&quot;;[.M222];&quot;,&quot;;[.N222];&quot;);&quot;)" office:value-type="string" office:string-value="INSERT INTO RESOURCE(id_resource, resource, url, description, comments, id_level, active,has_script,has_grammar,has_quiz,has_vocabulary, id_source, id_skill) VALUES(222,'1319 Memories of Canada.','https://elllo.org/english/1301/T1319-Abidemi-Canada.htm','First memories of Canada.',NULL,6,true,true,false,true,true,1,1);" calcext:value-type="string">
            <text:p>INSERT INTO RESOURCE(id_resource, resource, url, description, comments, id_level, active,has_script,has_grammar,has_quiz,has_vocabulary, id_source, id_skill) VALUES(222,'1319 Memories of Canada.','https://elllo.org/english/1301/T1319-Abidemi-Canada.htm','First memories of Canada.',NULL,6,true,true,false,true,true,1,1);</text:p>
          </table:table-cell>
        </table:table-row>
        <table:table-row table:style-name="ro1">
          <table:table-cell office:value-type="float" office:value="223" calcext:value-type="float">
            <text:p>223</text:p>
          </table:table-cell>
          <table:table-cell office:value-type="string" calcext:value-type="string">
            <text:p>1522 Bitcoin Part 2</text:p>
          </table:table-cell>
          <table:table-cell office:value-type="string" calcext:value-type="string">
            <text:p>https://elllo.org/english/1501/1522-Anthony-Bitcoin2.htm</text:p>
          </table:table-cell>
          <table:table-cell office:value-type="string" calcext:value-type="string">
            <text:p>Anthony talks about bitcoin and crypto.</text:p>
          </table:table-cell>
          <table:table-cell/>
          <table:table-cell table:formula="of:=IF([.E223]=&quot;&quot;;&quot;NULL&quot;;CONCATENATE(&quot;'&quot;;[.E22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3];&quot;,'&quot;;SUBSTITUTE([.B223];&quot;'&quot;;&quot;''&quot;);&quot;','&quot;;SUBSTITUTE([.C223];&quot;'&quot;;&quot;''&quot;);&quot;','&quot;;SUBSTITUTE([.D223];&quot;'&quot;;&quot;''&quot;);&quot;',&quot;;SUBSTITUTE([.F223];&quot;'&quot;;&quot;''&quot;);&quot;,&quot;;[.G223];&quot;,&quot;;[.H223];&quot;,&quot;;[.I223];&quot;,&quot;;[.J223];&quot;,&quot;;[.K223];&quot;,&quot;;[.L223];&quot;,&quot;;[.M223];&quot;,&quot;;[.N223];&quot;);&quot;)" office:value-type="string" office:string-value="INSERT INTO RESOURCE(id_resource, resource, url, description, comments, id_level, active,has_script,has_grammar,has_quiz,has_vocabulary, id_source, id_skill) VALUES(223,'1522 Bitcoin Part 2','https://elllo.org/english/1501/1522-Anthony-Bitcoin2.htm','Anthony talks about bitcoin and crypto.',NULL,7,true,true,false,true,true,1,1);" calcext:value-type="string">
            <text:p>INSERT INTO RESOURCE(id_resource, resource, url, description, comments, id_level, active,has_script,has_grammar,has_quiz,has_vocabulary, id_source, id_skill) VALUES(223,'1522 Bitcoin Part 2','https://elllo.org/english/1501/1522-Anthony-Bitcoin2.htm','Anthony talks about bitcoin and crypto.',NULL,7,true,true,false,true,true,1,1);</text:p>
          </table:table-cell>
        </table:table-row>
        <table:table-row table:style-name="ro1">
          <table:table-cell office:value-type="float" office:value="224" calcext:value-type="float">
            <text:p>224</text:p>
          </table:table-cell>
          <table:table-cell office:value-type="string" calcext:value-type="string">
            <text:p>1521 Bitcoin Part 1</text:p>
          </table:table-cell>
          <table:table-cell office:value-type="string" calcext:value-type="string">
            <text:p>https://elllo.org/english/1501/1521-Anthony-Bitcoin.htm</text:p>
          </table:table-cell>
          <table:table-cell office:value-type="string" calcext:value-type="string">
            <text:p>Anthony talks about bitcoin and its history.</text:p>
          </table:table-cell>
          <table:table-cell/>
          <table:table-cell table:formula="of:=IF([.E224]=&quot;&quot;;&quot;NULL&quot;;CONCATENATE(&quot;'&quot;;[.E22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4];&quot;,'&quot;;SUBSTITUTE([.B224];&quot;'&quot;;&quot;''&quot;);&quot;','&quot;;SUBSTITUTE([.C224];&quot;'&quot;;&quot;''&quot;);&quot;','&quot;;SUBSTITUTE([.D224];&quot;'&quot;;&quot;''&quot;);&quot;',&quot;;SUBSTITUTE([.F224];&quot;'&quot;;&quot;''&quot;);&quot;,&quot;;[.G224];&quot;,&quot;;[.H224];&quot;,&quot;;[.I224];&quot;,&quot;;[.J224];&quot;,&quot;;[.K224];&quot;,&quot;;[.L224];&quot;,&quot;;[.M224];&quot;,&quot;;[.N224];&quot;);&quot;)" office:value-type="string" office:string-value="INSERT INTO RESOURCE(id_resource, resource, url, description, comments, id_level, active,has_script,has_grammar,has_quiz,has_vocabulary, id_source, id_skill) VALUES(224,'1521 Bitcoin Part 1','https://elllo.org/english/1501/1521-Anthony-Bitcoin.htm','Anthony talks about bitcoin and its history.',NULL,7,true,true,false,true,true,1,1);" calcext:value-type="string">
            <text:p>INSERT INTO RESOURCE(id_resource, resource, url, description, comments, id_level, active,has_script,has_grammar,has_quiz,has_vocabulary, id_source, id_skill) VALUES(224,'1521 Bitcoin Part 1','https://elllo.org/english/1501/1521-Anthony-Bitcoin.htm','Anthony talks about bitcoin and its history.',NULL,7,true,true,false,true,true,1,1);</text:p>
          </table:table-cell>
        </table:table-row>
        <table:table-row table:style-name="ro1">
          <table:table-cell office:value-type="float" office:value="225" calcext:value-type="float">
            <text:p>225</text:p>
          </table:table-cell>
          <table:table-cell office:value-type="string" calcext:value-type="string">
            <text:p>1498 Breaking Bad Habits!</text:p>
          </table:table-cell>
          <table:table-cell office:value-type="string" calcext:value-type="string">
            <text:p>https://elllo.org/english/1451/1498-Olga-Health-4Habits.htm</text:p>
          </table:table-cell>
          <table:table-cell office:value-type="string" calcext:value-type="string">
            <text:p>How to change one's life.</text:p>
          </table:table-cell>
          <table:table-cell/>
          <table:table-cell table:formula="of:=IF([.E225]=&quot;&quot;;&quot;NULL&quot;;CONCATENATE(&quot;'&quot;;[.E22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5];&quot;,'&quot;;SUBSTITUTE([.B225];&quot;'&quot;;&quot;''&quot;);&quot;','&quot;;SUBSTITUTE([.C225];&quot;'&quot;;&quot;''&quot;);&quot;','&quot;;SUBSTITUTE([.D225];&quot;'&quot;;&quot;''&quot;);&quot;',&quot;;SUBSTITUTE([.F225];&quot;'&quot;;&quot;''&quot;);&quot;,&quot;;[.G225];&quot;,&quot;;[.H225];&quot;,&quot;;[.I225];&quot;,&quot;;[.J225];&quot;,&quot;;[.K225];&quot;,&quot;;[.L225];&quot;,&quot;;[.M225];&quot;,&quot;;[.N225];&quot;);&quot;)" office:value-type="string" office:string-value="INSERT INTO RESOURCE(id_resource, resource, url, description, comments, id_level, active,has_script,has_grammar,has_quiz,has_vocabulary, id_source, id_skill) VALUES(225,'1498 Breaking Bad Habits!','https://elllo.org/english/1451/1498-Olga-Health-4Habits.htm','How to change one''s life.',NULL,7,true,true,false,true,true,1,1);" calcext:value-type="string">
            <text:p>INSERT INTO RESOURCE(id_resource, resource, url, description, comments, id_level, active,has_script,has_grammar,has_quiz,has_vocabulary, id_source, id_skill) VALUES(225,'1498 Breaking Bad Habits!','https://elllo.org/english/1451/1498-Olga-Health-4Habits.htm','How to change one''s life.',NULL,7,true,true,false,true,true,1,1);</text:p>
          </table:table-cell>
        </table:table-row>
        <table:table-row table:style-name="ro1">
          <table:table-cell office:value-type="float" office:value="226" calcext:value-type="float">
            <text:p>226</text:p>
          </table:table-cell>
          <table:table-cell office:value-type="string" calcext:value-type="string">
            <text:p>1497 Health Proverbs</text:p>
          </table:table-cell>
          <table:table-cell office:value-type="string" calcext:value-type="string">
            <text:p>https://elllo.org/english/1451/1497-Olga-Health-Idioms.htm</text:p>
          </table:table-cell>
          <table:table-cell office:value-type="string" calcext:value-type="string">
            <text:p>Proverbs about how to stay healthy.</text:p>
          </table:table-cell>
          <table:table-cell/>
          <table:table-cell table:formula="of:=IF([.E226]=&quot;&quot;;&quot;NULL&quot;;CONCATENATE(&quot;'&quot;;[.E22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6];&quot;,'&quot;;SUBSTITUTE([.B226];&quot;'&quot;;&quot;''&quot;);&quot;','&quot;;SUBSTITUTE([.C226];&quot;'&quot;;&quot;''&quot;);&quot;','&quot;;SUBSTITUTE([.D226];&quot;'&quot;;&quot;''&quot;);&quot;',&quot;;SUBSTITUTE([.F226];&quot;'&quot;;&quot;''&quot;);&quot;,&quot;;[.G226];&quot;,&quot;;[.H226];&quot;,&quot;;[.I226];&quot;,&quot;;[.J226];&quot;,&quot;;[.K226];&quot;,&quot;;[.L226];&quot;,&quot;;[.M226];&quot;,&quot;;[.N226];&quot;);&quot;)" office:value-type="string" office:string-value="INSERT INTO RESOURCE(id_resource, resource, url, description, comments, id_level, active,has_script,has_grammar,has_quiz,has_vocabulary, id_source, id_skill) VALUES(226,'1497 Health Proverbs','https://elllo.org/english/1451/1497-Olga-Health-Idioms.htm','Proverbs about how to stay healthy.',NULL,7,true,true,false,true,true,1,1);" calcext:value-type="string">
            <text:p>INSERT INTO RESOURCE(id_resource, resource, url, description, comments, id_level, active,has_script,has_grammar,has_quiz,has_vocabulary, id_source, id_skill) VALUES(226,'1497 Health Proverbs','https://elllo.org/english/1451/1497-Olga-Health-Idioms.htm','Proverbs about how to stay healthy.',NULL,7,true,true,false,true,true,1,1);</text:p>
          </table:table-cell>
        </table:table-row>
        <table:table-row table:style-name="ro1">
          <table:table-cell office:value-type="float" office:value="227" calcext:value-type="float">
            <text:p>227</text:p>
          </table:table-cell>
          <table:table-cell office:value-type="string" calcext:value-type="string">
            <text:p>1492 Head, Heart, Hand</text:p>
          </table:table-cell>
          <table:table-cell office:value-type="string" calcext:value-type="string">
            <text:p>https://elllo.org/english/1451/1492-Olga-Health-4Habits.htm</text:p>
          </table:table-cell>
          <table:table-cell office:value-type="string" calcext:value-type="string">
            <text:p>Olga shares a fun way to learn.</text:p>
          </table:table-cell>
          <table:table-cell/>
          <table:table-cell table:formula="of:=IF([.E227]=&quot;&quot;;&quot;NULL&quot;;CONCATENATE(&quot;'&quot;;[.E22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7];&quot;,'&quot;;SUBSTITUTE([.B227];&quot;'&quot;;&quot;''&quot;);&quot;','&quot;;SUBSTITUTE([.C227];&quot;'&quot;;&quot;''&quot;);&quot;','&quot;;SUBSTITUTE([.D227];&quot;'&quot;;&quot;''&quot;);&quot;',&quot;;SUBSTITUTE([.F227];&quot;'&quot;;&quot;''&quot;);&quot;,&quot;;[.G227];&quot;,&quot;;[.H227];&quot;,&quot;;[.I227];&quot;,&quot;;[.J227];&quot;,&quot;;[.K227];&quot;,&quot;;[.L227];&quot;,&quot;;[.M227];&quot;,&quot;;[.N227];&quot;);&quot;)" office:value-type="string" office:string-value="INSERT INTO RESOURCE(id_resource, resource, url, description, comments, id_level, active,has_script,has_grammar,has_quiz,has_vocabulary, id_source, id_skill) VALUES(227,'1492 Head, Heart, Hand','https://elllo.org/english/1451/1492-Olga-Health-4Habits.htm','Olga shares a fun way to learn.',NULL,7,true,true,false,true,true,1,1);" calcext:value-type="string">
            <text:p>INSERT INTO RESOURCE(id_resource, resource, url, description, comments, id_level, active,has_script,has_grammar,has_quiz,has_vocabulary, id_source, id_skill) VALUES(227,'1492 Head, Heart, Hand','https://elllo.org/english/1451/1492-Olga-Health-4Habits.htm','Olga shares a fun way to learn.',NULL,7,true,true,false,true,true,1,1);</text:p>
          </table:table-cell>
        </table:table-row>
        <table:table-row table:style-name="ro1">
          <table:table-cell office:value-type="float" office:value="228" calcext:value-type="float">
            <text:p>228</text:p>
          </table:table-cell>
          <table:table-cell office:value-type="string" calcext:value-type="string">
            <text:p>1397 Introverts and Extroverts</text:p>
          </table:table-cell>
          <table:table-cell office:value-type="string" calcext:value-type="string">
            <text:p>https://elllo.org/english/1351/T1397-AbidemiRory-01-Personality.htm</text:p>
          </table:table-cell>
          <table:table-cell office:value-type="string" calcext:value-type="string">
            <text:p>Are you outgoing?</text:p>
          </table:table-cell>
          <table:table-cell/>
          <table:table-cell table:formula="of:=IF([.E228]=&quot;&quot;;&quot;NULL&quot;;CONCATENATE(&quot;'&quot;;[.E22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8];&quot;,'&quot;;SUBSTITUTE([.B228];&quot;'&quot;;&quot;''&quot;);&quot;','&quot;;SUBSTITUTE([.C228];&quot;'&quot;;&quot;''&quot;);&quot;','&quot;;SUBSTITUTE([.D228];&quot;'&quot;;&quot;''&quot;);&quot;',&quot;;SUBSTITUTE([.F228];&quot;'&quot;;&quot;''&quot;);&quot;,&quot;;[.G228];&quot;,&quot;;[.H228];&quot;,&quot;;[.I228];&quot;,&quot;;[.J228];&quot;,&quot;;[.K228];&quot;,&quot;;[.L228];&quot;,&quot;;[.M228];&quot;,&quot;;[.N228];&quot;);&quot;)" office:value-type="string" office:string-value="INSERT INTO RESOURCE(id_resource, resource, url, description, comments, id_level, active,has_script,has_grammar,has_quiz,has_vocabulary, id_source, id_skill) VALUES(228,'1397 Introverts and Extroverts','https://elllo.org/english/1351/T1397-AbidemiRory-01-Personality.htm','Are you outgoing?',NULL,7,true,true,false,true,true,1,1);" calcext:value-type="string">
            <text:p>INSERT INTO RESOURCE(id_resource, resource, url, description, comments, id_level, active,has_script,has_grammar,has_quiz,has_vocabulary, id_source, id_skill) VALUES(228,'1397 Introverts and Extroverts','https://elllo.org/english/1351/T1397-AbidemiRory-01-Personality.htm','Are you outgoing?',NULL,7,true,true,false,true,true,1,1);</text:p>
          </table:table-cell>
        </table:table-row>
        <table:table-row table:style-name="ro1">
          <table:table-cell office:value-type="float" office:value="229" calcext:value-type="float">
            <text:p>229</text:p>
          </table:table-cell>
          <table:table-cell office:value-type="string" calcext:value-type="string">
            <text:p>1372 His Dream House</text:p>
          </table:table-cell>
          <table:table-cell office:value-type="string" calcext:value-type="string">
            <text:p>https://elllo.org/english/1351/T1372-CurtisSpencer-02-HisHouse.htm</text:p>
          </table:table-cell>
          <table:table-cell office:value-type="string" calcext:value-type="string">
            <text:p>Curtis talks about his dream house.</text:p>
          </table:table-cell>
          <table:table-cell/>
          <table:table-cell table:formula="of:=IF([.E229]=&quot;&quot;;&quot;NULL&quot;;CONCATENATE(&quot;'&quot;;[.E22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9];&quot;,'&quot;;SUBSTITUTE([.B229];&quot;'&quot;;&quot;''&quot;);&quot;','&quot;;SUBSTITUTE([.C229];&quot;'&quot;;&quot;''&quot;);&quot;','&quot;;SUBSTITUTE([.D229];&quot;'&quot;;&quot;''&quot;);&quot;',&quot;;SUBSTITUTE([.F229];&quot;'&quot;;&quot;''&quot;);&quot;,&quot;;[.G229];&quot;,&quot;;[.H229];&quot;,&quot;;[.I229];&quot;,&quot;;[.J229];&quot;,&quot;;[.K229];&quot;,&quot;;[.L229];&quot;,&quot;;[.M229];&quot;,&quot;;[.N229];&quot;);&quot;)" office:value-type="string" office:string-value="INSERT INTO RESOURCE(id_resource, resource, url, description, comments, id_level, active,has_script,has_grammar,has_quiz,has_vocabulary, id_source, id_skill) VALUES(229,'1372 His Dream House','https://elllo.org/english/1351/T1372-CurtisSpencer-02-HisHouse.htm','Curtis talks about his dream house.',NULL,7,true,true,false,true,true,1,1);" calcext:value-type="string">
            <text:p>INSERT INTO RESOURCE(id_resource, resource, url, description, comments, id_level, active,has_script,has_grammar,has_quiz,has_vocabulary, id_source, id_skill) VALUES(229,'1372 His Dream House','https://elllo.org/english/1351/T1372-CurtisSpencer-02-HisHouse.htm','Curtis talks about his dream house.',NULL,7,true,true,false,true,true,1,1);</text:p>
          </table:table-cell>
        </table:table-row>
        <table:table-row table:style-name="ro1">
          <table:table-cell office:value-type="float" office:value="230" calcext:value-type="float">
            <text:p>230</text:p>
          </table:table-cell>
          <table:table-cell office:value-type="string" calcext:value-type="string">
            <text:p>1371 Her Dream House</text:p>
          </table:table-cell>
          <table:table-cell office:value-type="string" calcext:value-type="string">
            <text:p>https://elllo.org/english/1351/T1371-SpencerCurtis-01-HerHome.htm</text:p>
          </table:table-cell>
          <table:table-cell office:value-type="string" calcext:value-type="string">
            <text:p>Spencer talks about her dream house.</text:p>
          </table:table-cell>
          <table:table-cell/>
          <table:table-cell table:formula="of:=IF([.E230]=&quot;&quot;;&quot;NULL&quot;;CONCATENATE(&quot;'&quot;;[.E23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0];&quot;,'&quot;;SUBSTITUTE([.B230];&quot;'&quot;;&quot;''&quot;);&quot;','&quot;;SUBSTITUTE([.C230];&quot;'&quot;;&quot;''&quot;);&quot;','&quot;;SUBSTITUTE([.D230];&quot;'&quot;;&quot;''&quot;);&quot;',&quot;;SUBSTITUTE([.F230];&quot;'&quot;;&quot;''&quot;);&quot;,&quot;;[.G230];&quot;,&quot;;[.H230];&quot;,&quot;;[.I230];&quot;,&quot;;[.J230];&quot;,&quot;;[.K230];&quot;,&quot;;[.L230];&quot;,&quot;;[.M230];&quot;,&quot;;[.N230];&quot;);&quot;)" office:value-type="string" office:string-value="INSERT INTO RESOURCE(id_resource, resource, url, description, comments, id_level, active,has_script,has_grammar,has_quiz,has_vocabulary, id_source, id_skill) VALUES(230,'1371 Her Dream House','https://elllo.org/english/1351/T1371-SpencerCurtis-01-HerHome.htm','Spencer talks about her dream house.',NULL,7,true,true,false,true,true,1,1);" calcext:value-type="string">
            <text:p>INSERT INTO RESOURCE(id_resource, resource, url, description, comments, id_level, active,has_script,has_grammar,has_quiz,has_vocabulary, id_source, id_skill) VALUES(230,'1371 Her Dream House','https://elllo.org/english/1351/T1371-SpencerCurtis-01-HerHome.htm','Spencer talks about her dream house.',NULL,7,true,true,false,true,true,1,1);</text:p>
          </table:table-cell>
        </table:table-row>
        <table:table-row table:style-name="ro1">
          <table:table-cell office:value-type="float" office:value="231" calcext:value-type="float">
            <text:p>231</text:p>
          </table:table-cell>
          <table:table-cell office:value-type="string" calcext:value-type="string">
            <text:p>1325 Slow Travel</text:p>
          </table:table-cell>
          <table:table-cell office:value-type="string" calcext:value-type="string">
            <text:p>https://elllo.org/english/1301/T1325-Dan-Slowtravel.htm</text:p>
          </table:table-cell>
          <table:table-cell office:value-type="string" calcext:value-type="string">
            <text:p>Travelling vs staying in one place.</text:p>
          </table:table-cell>
          <table:table-cell/>
          <table:table-cell table:formula="of:=IF([.E231]=&quot;&quot;;&quot;NULL&quot;;CONCATENATE(&quot;'&quot;;[.E23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1];&quot;,'&quot;;SUBSTITUTE([.B231];&quot;'&quot;;&quot;''&quot;);&quot;','&quot;;SUBSTITUTE([.C231];&quot;'&quot;;&quot;''&quot;);&quot;','&quot;;SUBSTITUTE([.D231];&quot;'&quot;;&quot;''&quot;);&quot;',&quot;;SUBSTITUTE([.F231];&quot;'&quot;;&quot;''&quot;);&quot;,&quot;;[.G231];&quot;,&quot;;[.H231];&quot;,&quot;;[.I231];&quot;,&quot;;[.J231];&quot;,&quot;;[.K231];&quot;,&quot;;[.L231];&quot;,&quot;;[.M231];&quot;,&quot;;[.N231];&quot;);&quot;)" office:value-type="string" office:string-value="INSERT INTO RESOURCE(id_resource, resource, url, description, comments, id_level, active,has_script,has_grammar,has_quiz,has_vocabulary, id_source, id_skill) VALUES(231,'1325 Slow Travel','https://elllo.org/english/1301/T1325-Dan-Slowtravel.htm','Travelling vs staying in one place.',NULL,7,true,true,false,true,true,1,1);" calcext:value-type="string">
            <text:p>INSERT INTO RESOURCE(id_resource, resource, url, description, comments, id_level, active,has_script,has_grammar,has_quiz,has_vocabulary, id_source, id_skill) VALUES(231,'1325 Slow Travel','https://elllo.org/english/1301/T1325-Dan-Slowtravel.htm','Travelling vs staying in one place.',NULL,7,true,true,false,true,true,1,1);</text:p>
          </table:table-cell>
        </table:table-row>
        <table:table-row table:style-name="ro1">
          <table:table-cell office:value-type="float" office:value="232" calcext:value-type="float">
            <text:p>232</text:p>
          </table:table-cell>
          <table:table-cell office:value-type="string" calcext:value-type="string">
            <text:p>1324 Where to Work in Asia</text:p>
          </table:table-cell>
          <table:table-cell office:value-type="string" calcext:value-type="string">
            <text:p>https://elllo.org/english/1301/T1324-Dan-Location.htm</text:p>
          </table:table-cell>
          <table:table-cell office:value-type="string" calcext:value-type="string">
            <text:p>Places to work in Asia.</text:p>
          </table:table-cell>
          <table:table-cell/>
          <table:table-cell table:formula="of:=IF([.E232]=&quot;&quot;;&quot;NULL&quot;;CONCATENATE(&quot;'&quot;;[.E23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2];&quot;,'&quot;;SUBSTITUTE([.B232];&quot;'&quot;;&quot;''&quot;);&quot;','&quot;;SUBSTITUTE([.C232];&quot;'&quot;;&quot;''&quot;);&quot;','&quot;;SUBSTITUTE([.D232];&quot;'&quot;;&quot;''&quot;);&quot;',&quot;;SUBSTITUTE([.F232];&quot;'&quot;;&quot;''&quot;);&quot;,&quot;;[.G232];&quot;,&quot;;[.H232];&quot;,&quot;;[.I232];&quot;,&quot;;[.J232];&quot;,&quot;;[.K232];&quot;,&quot;;[.L232];&quot;,&quot;;[.M232];&quot;,&quot;;[.N232];&quot;);&quot;)" office:value-type="string" office:string-value="INSERT INTO RESOURCE(id_resource, resource, url, description, comments, id_level, active,has_script,has_grammar,has_quiz,has_vocabulary, id_source, id_skill) VALUES(232,'1324 Where to Work in Asia','https://elllo.org/english/1301/T1324-Dan-Location.htm','Places to work in Asia.',NULL,7,true,true,false,true,true,1,1);" calcext:value-type="string">
            <text:p>INSERT INTO RESOURCE(id_resource, resource, url, description, comments, id_level, active,has_script,has_grammar,has_quiz,has_vocabulary, id_source, id_skill) VALUES(232,'1324 Where to Work in Asia','https://elllo.org/english/1301/T1324-Dan-Location.htm','Places to work in Asia.',NULL,7,true,true,false,true,true,1,1);</text:p>
          </table:table-cell>
        </table:table-row>
        <table:table-row table:style-name="ro1">
          <table:table-cell office:value-type="float" office:value="233" calcext:value-type="float">
            <text:p>233</text:p>
          </table:table-cell>
          <table:table-cell office:value-type="string" calcext:value-type="string">
            <text:p>1323 Business in Bali</text:p>
          </table:table-cell>
          <table:table-cell office:value-type="string" calcext:value-type="string">
            <text:p>https://elllo.org/english/1301/T1323-Dan-SEA.htm</text:p>
          </table:table-cell>
          <table:table-cell office:value-type="string" calcext:value-type="string">
            <text:p>Doing business from Bali.</text:p>
          </table:table-cell>
          <table:table-cell/>
          <table:table-cell table:formula="of:=IF([.E233]=&quot;&quot;;&quot;NULL&quot;;CONCATENATE(&quot;'&quot;;[.E23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3];&quot;,'&quot;;SUBSTITUTE([.B233];&quot;'&quot;;&quot;''&quot;);&quot;','&quot;;SUBSTITUTE([.C233];&quot;'&quot;;&quot;''&quot;);&quot;','&quot;;SUBSTITUTE([.D233];&quot;'&quot;;&quot;''&quot;);&quot;',&quot;;SUBSTITUTE([.F233];&quot;'&quot;;&quot;''&quot;);&quot;,&quot;;[.G233];&quot;,&quot;;[.H233];&quot;,&quot;;[.I233];&quot;,&quot;;[.J233];&quot;,&quot;;[.K233];&quot;,&quot;;[.L233];&quot;,&quot;;[.M233];&quot;,&quot;;[.N233];&quot;);&quot;)" office:value-type="string" office:string-value="INSERT INTO RESOURCE(id_resource, resource, url, description, comments, id_level, active,has_script,has_grammar,has_quiz,has_vocabulary, id_source, id_skill) VALUES(233,'1323 Business in Bali','https://elllo.org/english/1301/T1323-Dan-SEA.htm','Doing business from Bali.',NULL,7,true,true,false,true,true,1,1);" calcext:value-type="string">
            <text:p>INSERT INTO RESOURCE(id_resource, resource, url, description, comments, id_level, active,has_script,has_grammar,has_quiz,has_vocabulary, id_source, id_skill) VALUES(233,'1323 Business in Bali','https://elllo.org/english/1301/T1323-Dan-SEA.htm','Doing business from Bali.',NULL,7,true,true,false,true,true,1,1);</text:p>
          </table:table-cell>
        </table:table-row>
        <table:table-row table:style-name="ro1">
          <table:table-cell office:value-type="float" office:value="234" calcext:value-type="float">
            <text:p>234</text:p>
          </table:table-cell>
          <table:table-cell office:value-type="string" calcext:value-type="string">
            <text:p>1311 Choosing a Climate</text:p>
          </table:table-cell>
          <table:table-cell office:value-type="string" calcext:value-type="string">
            <text:p>https://elllo.org/english/1301/T1311-amy-climate-choice.htm</text:p>
          </table:table-cell>
          <table:table-cell office:value-type="string" calcext:value-type="string">
            <text:p>Aimee and Paul discuss the best place to live.</text:p>
          </table:table-cell>
          <table:table-cell/>
          <table:table-cell table:formula="of:=IF([.E234]=&quot;&quot;;&quot;NULL&quot;;CONCATENATE(&quot;'&quot;;[.E23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4];&quot;,'&quot;;SUBSTITUTE([.B234];&quot;'&quot;;&quot;''&quot;);&quot;','&quot;;SUBSTITUTE([.C234];&quot;'&quot;;&quot;''&quot;);&quot;','&quot;;SUBSTITUTE([.D234];&quot;'&quot;;&quot;''&quot;);&quot;',&quot;;SUBSTITUTE([.F234];&quot;'&quot;;&quot;''&quot;);&quot;,&quot;;[.G234];&quot;,&quot;;[.H234];&quot;,&quot;;[.I234];&quot;,&quot;;[.J234];&quot;,&quot;;[.K234];&quot;,&quot;;[.L234];&quot;,&quot;;[.M234];&quot;,&quot;;[.N234];&quot;);&quot;)" office:value-type="string" office:string-value="INSERT INTO RESOURCE(id_resource, resource, url, description, comments, id_level, active,has_script,has_grammar,has_quiz,has_vocabulary, id_source, id_skill) VALUES(234,'1311 Choosing a Climate','https://elllo.org/english/1301/T1311-amy-climate-choice.htm','Aimee and Paul discuss the best place to live.',NULL,7,true,true,false,true,true,1,1);" calcext:value-type="string">
            <text:p>INSERT INTO RESOURCE(id_resource, resource, url, description, comments, id_level, active,has_script,has_grammar,has_quiz,has_vocabulary, id_source, id_skill) VALUES(234,'1311 Choosing a Climate','https://elllo.org/english/1301/T1311-amy-climate-choice.htm','Aimee and Paul discuss the best place to live.',NULL,7,true,true,false,true,true,1,1);</text:p>
          </table:table-cell>
        </table:table-row>
        <table:table-row table:style-name="ro1">
          <table:table-cell office:value-type="float" office:value="235" calcext:value-type="float">
            <text:p>235</text:p>
          </table:table-cell>
          <table:table-cell office:value-type="string" calcext:value-type="string">
            <text:p>1302 Change of Climate</text:p>
          </table:table-cell>
          <table:table-cell office:value-type="string" calcext:value-type="string">
            <text:p>https://elllo.org/english/1301/T1302-amy-change-climate.htm</text:p>
          </table:table-cell>
          <table:table-cell office:value-type="string" calcext:value-type="string">
            <text:p>The affects on the climate.</text:p>
          </table:table-cell>
          <table:table-cell/>
          <table:table-cell table:formula="of:=IF([.E235]=&quot;&quot;;&quot;NULL&quot;;CONCATENATE(&quot;'&quot;;[.E23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5];&quot;,'&quot;;SUBSTITUTE([.B235];&quot;'&quot;;&quot;''&quot;);&quot;','&quot;;SUBSTITUTE([.C235];&quot;'&quot;;&quot;''&quot;);&quot;','&quot;;SUBSTITUTE([.D235];&quot;'&quot;;&quot;''&quot;);&quot;',&quot;;SUBSTITUTE([.F235];&quot;'&quot;;&quot;''&quot;);&quot;,&quot;;[.G235];&quot;,&quot;;[.H235];&quot;,&quot;;[.I235];&quot;,&quot;;[.J235];&quot;,&quot;;[.K235];&quot;,&quot;;[.L235];&quot;,&quot;;[.M235];&quot;,&quot;;[.N235];&quot;);&quot;)" office:value-type="string" office:string-value="INSERT INTO RESOURCE(id_resource, resource, url, description, comments, id_level, active,has_script,has_grammar,has_quiz,has_vocabulary, id_source, id_skill) VALUES(235,'1302 Change of Climate','https://elllo.org/english/1301/T1302-amy-change-climate.htm','The affects on the climate.',NULL,7,true,true,false,true,true,1,1);" calcext:value-type="string">
            <text:p>INSERT INTO RESOURCE(id_resource, resource, url, description, comments, id_level, active,has_script,has_grammar,has_quiz,has_vocabulary, id_source, id_skill) VALUES(235,'1302 Change of Climate','https://elllo.org/english/1301/T1302-amy-change-climate.htm','The affects on the climate.',NULL,7,true,true,false,true,true,1,1);</text:p>
          </table:table-cell>
        </table:table-row>
        <table:table-row table:style-name="ro1">
          <table:table-cell office:value-type="float" office:value="236" calcext:value-type="float">
            <text:p>236</text:p>
          </table:table-cell>
          <table:table-cell office:value-type="string" calcext:value-type="string">
            <text:p>1301 Climate Change</text:p>
          </table:table-cell>
          <table:table-cell office:value-type="string" calcext:value-type="string">
            <text:p>https://elllo.org/english/1301/T1301-amy-climate-change.htm</text:p>
          </table:table-cell>
          <table:table-cell office:value-type="string" calcext:value-type="string">
            <text:p>Recents events with weather.</text:p>
          </table:table-cell>
          <table:table-cell/>
          <table:table-cell table:formula="of:=IF([.E236]=&quot;&quot;;&quot;NULL&quot;;CONCATENATE(&quot;'&quot;;[.E23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6];&quot;,'&quot;;SUBSTITUTE([.B236];&quot;'&quot;;&quot;''&quot;);&quot;','&quot;;SUBSTITUTE([.C236];&quot;'&quot;;&quot;''&quot;);&quot;','&quot;;SUBSTITUTE([.D236];&quot;'&quot;;&quot;''&quot;);&quot;',&quot;;SUBSTITUTE([.F236];&quot;'&quot;;&quot;''&quot;);&quot;,&quot;;[.G236];&quot;,&quot;;[.H236];&quot;,&quot;;[.I236];&quot;,&quot;;[.J236];&quot;,&quot;;[.K236];&quot;,&quot;;[.L236];&quot;,&quot;;[.M236];&quot;,&quot;;[.N236];&quot;);&quot;)" office:value-type="string" office:string-value="INSERT INTO RESOURCE(id_resource, resource, url, description, comments, id_level, active,has_script,has_grammar,has_quiz,has_vocabulary, id_source, id_skill) VALUES(236,'1301 Climate Change','https://elllo.org/english/1301/T1301-amy-climate-change.htm','Recents events with weather.',NULL,7,true,true,false,true,true,1,1);" calcext:value-type="string">
            <text:p>INSERT INTO RESOURCE(id_resource, resource, url, description, comments, id_level, active,has_script,has_grammar,has_quiz,has_vocabulary, id_source, id_skill) VALUES(236,'1301 Climate Change','https://elllo.org/english/1301/T1301-amy-climate-change.htm','Recents events with weather.',NULL,7,true,true,false,true,true,1,1);</text:p>
          </table:table-cell>
        </table:table-row>
        <table:table-row table:style-name="ro1">
          <table:table-cell office:value-type="float" office:value="237" calcext:value-type="float">
            <text:p>237</text:p>
          </table:table-cell>
          <table:table-cell office:value-type="string" calcext:value-type="string">
            <text:p>1260 Nice Cafe</text:p>
          </table:table-cell>
          <table:table-cell office:value-type="string" calcext:value-type="string">
            <text:p>https://elllo.org/english/1251/1260-Spencer-Curtis-2-GoodCafe.htm</text:p>
          </table:table-cell>
          <table:table-cell office:value-type="string" calcext:value-type="string">
            <text:p>What makes a nice cafe?</text:p>
          </table:table-cell>
          <table:table-cell/>
          <table:table-cell table:formula="of:=IF([.E237]=&quot;&quot;;&quot;NULL&quot;;CONCATENATE(&quot;'&quot;;[.E23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7];&quot;,'&quot;;SUBSTITUTE([.B237];&quot;'&quot;;&quot;''&quot;);&quot;','&quot;;SUBSTITUTE([.C237];&quot;'&quot;;&quot;''&quot;);&quot;','&quot;;SUBSTITUTE([.D237];&quot;'&quot;;&quot;''&quot;);&quot;',&quot;;SUBSTITUTE([.F237];&quot;'&quot;;&quot;''&quot;);&quot;,&quot;;[.G237];&quot;,&quot;;[.H237];&quot;,&quot;;[.I237];&quot;,&quot;;[.J237];&quot;,&quot;;[.K237];&quot;,&quot;;[.L237];&quot;,&quot;;[.M237];&quot;,&quot;;[.N237];&quot;);&quot;)" office:value-type="string" office:string-value="INSERT INTO RESOURCE(id_resource, resource, url, description, comments, id_level, active,has_script,has_grammar,has_quiz,has_vocabulary, id_source, id_skill) VALUES(237,'1260 Nice Cafe','https://elllo.org/english/1251/1260-Spencer-Curtis-2-GoodCafe.htm','What makes a nice cafe?',NULL,7,true,true,false,true,true,1,1);" calcext:value-type="string">
            <text:p>INSERT INTO RESOURCE(id_resource, resource, url, description, comments, id_level, active,has_script,has_grammar,has_quiz,has_vocabulary, id_source, id_skill) VALUES(237,'1260 Nice Cafe','https://elllo.org/english/1251/1260-Spencer-Curtis-2-GoodCafe.htm','What makes a nice cafe?',NULL,7,true,true,false,true,true,1,1);</text:p>
          </table:table-cell>
        </table:table-row>
        <table:table-row table:style-name="ro1">
          <table:table-cell office:value-type="float" office:value="238" calcext:value-type="float">
            <text:p>238</text:p>
          </table:table-cell>
          <table:table-cell office:value-type="string" calcext:value-type="string">
            <text:p>1259 Good Company</text:p>
          </table:table-cell>
          <table:table-cell office:value-type="string" calcext:value-type="string">
            <text:p>https://elllo.org/english/1251/1259-Spencer-Curtis-1-Company.htm</text:p>
          </table:table-cell>
          <table:table-cell office:value-type="string" calcext:value-type="string">
            <text:p>Curtis and Spencer talk about what companies.</text:p>
          </table:table-cell>
          <table:table-cell/>
          <table:table-cell table:formula="of:=IF([.E238]=&quot;&quot;;&quot;NULL&quot;;CONCATENATE(&quot;'&quot;;[.E23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8];&quot;,'&quot;;SUBSTITUTE([.B238];&quot;'&quot;;&quot;''&quot;);&quot;','&quot;;SUBSTITUTE([.C238];&quot;'&quot;;&quot;''&quot;);&quot;','&quot;;SUBSTITUTE([.D238];&quot;'&quot;;&quot;''&quot;);&quot;',&quot;;SUBSTITUTE([.F238];&quot;'&quot;;&quot;''&quot;);&quot;,&quot;;[.G238];&quot;,&quot;;[.H238];&quot;,&quot;;[.I238];&quot;,&quot;;[.J238];&quot;,&quot;;[.K238];&quot;,&quot;;[.L238];&quot;,&quot;;[.M238];&quot;,&quot;;[.N238];&quot;);&quot;)" office:value-type="string" office:string-value="INSERT INTO RESOURCE(id_resource, resource, url, description, comments, id_level, active,has_script,has_grammar,has_quiz,has_vocabulary, id_source, id_skill) VALUES(238,'1259 Good Company','https://elllo.org/english/1251/1259-Spencer-Curtis-1-Company.htm','Curtis and Spencer talk about what companies.',NULL,7,true,true,false,true,true,1,1);" calcext:value-type="string">
            <text:p>INSERT INTO RESOURCE(id_resource, resource, url, description, comments, id_level, active,has_script,has_grammar,has_quiz,has_vocabulary, id_source, id_skill) VALUES(238,'1259 Good Company','https://elllo.org/english/1251/1259-Spencer-Curtis-1-Company.htm','Curtis and Spencer talk about what companies.',NULL,7,true,true,false,true,true,1,1);</text:p>
          </table:table-cell>
        </table:table-row>
        <table:table-row table:style-name="ro1">
          <table:table-cell office:value-type="float" office:value="239" calcext:value-type="float">
            <text:p>239</text:p>
          </table:table-cell>
          <table:table-cell office:value-type="string" calcext:value-type="string">
            <text:p>1222 Shipwrecks</text:p>
          </table:table-cell>
          <table:table-cell office:value-type="string" calcext:value-type="string">
            <text:p>https://elllo.org/english/1201/1222-Peter-Ships.htm</text:p>
          </table:table-cell>
          <table:table-cell office:value-type="string" calcext:value-type="string">
            <text:p>Peter talks with Jana about shipwrecks.</text:p>
          </table:table-cell>
          <table:table-cell/>
          <table:table-cell table:formula="of:=IF([.E239]=&quot;&quot;;&quot;NULL&quot;;CONCATENATE(&quot;'&quot;;[.E23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9];&quot;,'&quot;;SUBSTITUTE([.B239];&quot;'&quot;;&quot;''&quot;);&quot;','&quot;;SUBSTITUTE([.C239];&quot;'&quot;;&quot;''&quot;);&quot;','&quot;;SUBSTITUTE([.D239];&quot;'&quot;;&quot;''&quot;);&quot;',&quot;;SUBSTITUTE([.F239];&quot;'&quot;;&quot;''&quot;);&quot;,&quot;;[.G239];&quot;,&quot;;[.H239];&quot;,&quot;;[.I239];&quot;,&quot;;[.J239];&quot;,&quot;;[.K239];&quot;,&quot;;[.L239];&quot;,&quot;;[.M239];&quot;,&quot;;[.N239];&quot;);&quot;)" office:value-type="string" office:string-value="INSERT INTO RESOURCE(id_resource, resource, url, description, comments, id_level, active,has_script,has_grammar,has_quiz,has_vocabulary, id_source, id_skill) VALUES(239,'1222 Shipwrecks','https://elllo.org/english/1201/1222-Peter-Ships.htm','Peter talks with Jana about shipwrecks.',NULL,7,true,true,false,true,true,1,1);" calcext:value-type="string">
            <text:p>INSERT INTO RESOURCE(id_resource, resource, url, description, comments, id_level, active,has_script,has_grammar,has_quiz,has_vocabulary, id_source, id_skill) VALUES(239,'1222 Shipwrecks','https://elllo.org/english/1201/1222-Peter-Ships.htm','Peter talks with Jana about shipwrecks.',NULL,7,true,true,false,true,true,1,1);</text:p>
          </table:table-cell>
        </table:table-row>
        <table:table-row table:style-name="ro1">
          <table:table-cell office:value-type="float" office:value="240" calcext:value-type="float">
            <text:p>240</text:p>
          </table:table-cell>
          <table:table-cell office:value-type="string" calcext:value-type="string">
            <text:p>1221 Treasure Hunt</text:p>
          </table:table-cell>
          <table:table-cell office:value-type="string" calcext:value-type="string">
            <text:p>https://elllo.org/english/1201/1221-Peter-Treasure.htm</text:p>
          </table:table-cell>
          <table:table-cell office:value-type="string" calcext:value-type="string">
            <text:p>Hunting for treasure in the sea.</text:p>
          </table:table-cell>
          <table:table-cell/>
          <table:table-cell table:formula="of:=IF([.E240]=&quot;&quot;;&quot;NULL&quot;;CONCATENATE(&quot;'&quot;;[.E24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0];&quot;,'&quot;;SUBSTITUTE([.B240];&quot;'&quot;;&quot;''&quot;);&quot;','&quot;;SUBSTITUTE([.C240];&quot;'&quot;;&quot;''&quot;);&quot;','&quot;;SUBSTITUTE([.D240];&quot;'&quot;;&quot;''&quot;);&quot;',&quot;;SUBSTITUTE([.F240];&quot;'&quot;;&quot;''&quot;);&quot;,&quot;;[.G240];&quot;,&quot;;[.H240];&quot;,&quot;;[.I240];&quot;,&quot;;[.J240];&quot;,&quot;;[.K240];&quot;,&quot;;[.L240];&quot;,&quot;;[.M240];&quot;,&quot;;[.N240];&quot;);&quot;)" office:value-type="string" office:string-value="INSERT INTO RESOURCE(id_resource, resource, url, description, comments, id_level, active,has_script,has_grammar,has_quiz,has_vocabulary, id_source, id_skill) VALUES(240,'1221 Treasure Hunt','https://elllo.org/english/1201/1221-Peter-Treasure.htm','Hunting for treasure in the sea.',NULL,7,true,true,false,true,true,1,1);" calcext:value-type="string">
            <text:p>INSERT INTO RESOURCE(id_resource, resource, url, description, comments, id_level, active,has_script,has_grammar,has_quiz,has_vocabulary, id_source, id_skill) VALUES(240,'1221 Treasure Hunt','https://elllo.org/english/1201/1221-Peter-Treasure.htm','Hunting for treasure in the sea.',NULL,7,true,true,false,true,true,1,1);</text:p>
          </table:table-cell>
        </table:table-row>
        <table:table-row table:style-name="ro1">
          <table:table-cell office:value-type="float" office:value="241" calcext:value-type="float">
            <text:p>241</text:p>
          </table:table-cell>
          <table:table-cell office:value-type="string" calcext:value-type="string">
            <text:p>1172 Road Regulations</text:p>
          </table:table-cell>
          <table:table-cell office:value-type="string" calcext:value-type="string">
            <text:p>https://elllo.org/english/1151/T1172-Nathan-Regulation.html</text:p>
          </table:table-cell>
          <table:table-cell office:value-type="string" calcext:value-type="string">
            <text:p>Nathan talks about road regulations for drivers.</text:p>
          </table:table-cell>
          <table:table-cell/>
          <table:table-cell table:formula="of:=IF([.E241]=&quot;&quot;;&quot;NULL&quot;;CONCATENATE(&quot;'&quot;;[.E24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1];&quot;,'&quot;;SUBSTITUTE([.B241];&quot;'&quot;;&quot;''&quot;);&quot;','&quot;;SUBSTITUTE([.C241];&quot;'&quot;;&quot;''&quot;);&quot;','&quot;;SUBSTITUTE([.D241];&quot;'&quot;;&quot;''&quot;);&quot;',&quot;;SUBSTITUTE([.F241];&quot;'&quot;;&quot;''&quot;);&quot;,&quot;;[.G241];&quot;,&quot;;[.H241];&quot;,&quot;;[.I241];&quot;,&quot;;[.J241];&quot;,&quot;;[.K241];&quot;,&quot;;[.L241];&quot;,&quot;;[.M241];&quot;,&quot;;[.N241];&quot;);&quot;)" office:value-type="string" office:string-value="INSERT INTO RESOURCE(id_resource, resource, url, description, comments, id_level, active,has_script,has_grammar,has_quiz,has_vocabulary, id_source, id_skill) VALUES(241,'1172 Road Regulations','https://elllo.org/english/1151/T1172-Nathan-Regulation.html','Nathan talks about road regulations for drivers.',NULL,7,true,true,false,true,true,1,1);" calcext:value-type="string">
            <text:p>INSERT INTO RESOURCE(id_resource, resource, url, description, comments, id_level, active,has_script,has_grammar,has_quiz,has_vocabulary, id_source, id_skill) VALUES(241,'1172 Road Regulations','https://elllo.org/english/1151/T1172-Nathan-Regulation.html','Nathan talks about road regulations for drivers.',NULL,7,true,true,false,true,true,1,1);</text:p>
          </table:table-cell>
        </table:table-row>
        <table:table-row table:style-name="ro1">
          <table:table-cell office:value-type="float" office:value="242" calcext:value-type="float">
            <text:p>242</text:p>
          </table:table-cell>
          <table:table-cell office:value-type="string" calcext:value-type="string">
            <text:p>1171 Road Rage</text:p>
          </table:table-cell>
          <table:table-cell office:value-type="string" calcext:value-type="string">
            <text:p>https://elllo.org/english/1151/T1171-Nathan-Rage.html</text:p>
          </table:table-cell>
          <table:table-cell office:value-type="string" calcext:value-type="string">
            <text:p>Nathan talks about dealing with anger on the road.</text:p>
          </table:table-cell>
          <table:table-cell/>
          <table:table-cell table:formula="of:=IF([.E242]=&quot;&quot;;&quot;NULL&quot;;CONCATENATE(&quot;'&quot;;[.E24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2];&quot;,'&quot;;SUBSTITUTE([.B242];&quot;'&quot;;&quot;''&quot;);&quot;','&quot;;SUBSTITUTE([.C242];&quot;'&quot;;&quot;''&quot;);&quot;','&quot;;SUBSTITUTE([.D242];&quot;'&quot;;&quot;''&quot;);&quot;',&quot;;SUBSTITUTE([.F242];&quot;'&quot;;&quot;''&quot;);&quot;,&quot;;[.G242];&quot;,&quot;;[.H242];&quot;,&quot;;[.I242];&quot;,&quot;;[.J242];&quot;,&quot;;[.K242];&quot;,&quot;;[.L242];&quot;,&quot;;[.M242];&quot;,&quot;;[.N242];&quot;);&quot;)" office:value-type="string" office:string-value="INSERT INTO RESOURCE(id_resource, resource, url, description, comments, id_level, active,has_script,has_grammar,has_quiz,has_vocabulary, id_source, id_skill) VALUES(242,'1171 Road Rage','https://elllo.org/english/1151/T1171-Nathan-Rage.html','Nathan talks about dealing with anger on the road.',NULL,7,true,true,false,true,true,1,1);" calcext:value-type="string">
            <text:p>INSERT INTO RESOURCE(id_resource, resource, url, description, comments, id_level, active,has_script,has_grammar,has_quiz,has_vocabulary, id_source, id_skill) VALUES(242,'1171 Road Rage','https://elllo.org/english/1151/T1171-Nathan-Rage.html','Nathan talks about dealing with anger on the road.',NULL,7,true,true,false,true,true,1,1);</text:p>
          </table:table-cell>
        </table:table-row>
        <table:table-row table:style-name="ro1">
          <table:table-cell office:value-type="float" office:value="243" calcext:value-type="float">
            <text:p>243</text:p>
          </table:table-cell>
          <table:table-cell office:value-type="string" calcext:value-type="string">
            <text:p>1170 Cambodia Road Trip Part 4</text:p>
          </table:table-cell>
          <table:table-cell office:value-type="string" calcext:value-type="string">
            <text:p>https://elllo.org/english/1151/T1170-Julia-Trips4.html</text:p>
          </table:table-cell>
          <table:table-cell office:value-type="string" calcext:value-type="string">
            <text:p>Julia talks about biking across Cambodia.</text:p>
          </table:table-cell>
          <table:table-cell/>
          <table:table-cell table:formula="of:=IF([.E243]=&quot;&quot;;&quot;NULL&quot;;CONCATENATE(&quot;'&quot;;[.E24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3];&quot;,'&quot;;SUBSTITUTE([.B243];&quot;'&quot;;&quot;''&quot;);&quot;','&quot;;SUBSTITUTE([.C243];&quot;'&quot;;&quot;''&quot;);&quot;','&quot;;SUBSTITUTE([.D243];&quot;'&quot;;&quot;''&quot;);&quot;',&quot;;SUBSTITUTE([.F243];&quot;'&quot;;&quot;''&quot;);&quot;,&quot;;[.G243];&quot;,&quot;;[.H243];&quot;,&quot;;[.I243];&quot;,&quot;;[.J243];&quot;,&quot;;[.K243];&quot;,&quot;;[.L243];&quot;,&quot;;[.M243];&quot;,&quot;;[.N243];&quot;);&quot;)" office:value-type="string" office:string-value="INSERT INTO RESOURCE(id_resource, resource, url, description, comments, id_level, active,has_script,has_grammar,has_quiz,has_vocabulary, id_source, id_skill) VALUES(243,'1170 Cambodia Road Trip Part 4','https://elllo.org/english/1151/T1170-Julia-Trips4.html','Julia talks about biking across Cambodia.',NULL,7,true,true,false,true,true,1,1);" calcext:value-type="string">
            <text:p>INSERT INTO RESOURCE(id_resource, resource, url, description, comments, id_level, active,has_script,has_grammar,has_quiz,has_vocabulary, id_source, id_skill) VALUES(243,'1170 Cambodia Road Trip Part 4','https://elllo.org/english/1151/T1170-Julia-Trips4.html','Julia talks about biking across Cambodia.',NULL,7,true,true,false,true,true,1,1);</text:p>
          </table:table-cell>
        </table:table-row>
        <table:table-row table:style-name="ro1">
          <table:table-cell office:value-type="float" office:value="244" calcext:value-type="float">
            <text:p>244</text:p>
          </table:table-cell>
          <table:table-cell office:value-type="string" calcext:value-type="string">
            <text:p>1169 Cambodia Road Trip Part 3</text:p>
          </table:table-cell>
          <table:table-cell office:value-type="string" calcext:value-type="string">
            <text:p>https://elllo.org/english/1151/T1169-Julia-Trips3.html</text:p>
          </table:table-cell>
          <table:table-cell office:value-type="string" calcext:value-type="string">
            <text:p>Julia talks about biking across Cambodia.</text:p>
          </table:table-cell>
          <table:table-cell/>
          <table:table-cell table:formula="of:=IF([.E244]=&quot;&quot;;&quot;NULL&quot;;CONCATENATE(&quot;'&quot;;[.E24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4];&quot;,'&quot;;SUBSTITUTE([.B244];&quot;'&quot;;&quot;''&quot;);&quot;','&quot;;SUBSTITUTE([.C244];&quot;'&quot;;&quot;''&quot;);&quot;','&quot;;SUBSTITUTE([.D244];&quot;'&quot;;&quot;''&quot;);&quot;',&quot;;SUBSTITUTE([.F244];&quot;'&quot;;&quot;''&quot;);&quot;,&quot;;[.G244];&quot;,&quot;;[.H244];&quot;,&quot;;[.I244];&quot;,&quot;;[.J244];&quot;,&quot;;[.K244];&quot;,&quot;;[.L244];&quot;,&quot;;[.M244];&quot;,&quot;;[.N244];&quot;);&quot;)" office:value-type="string" office:string-value="INSERT INTO RESOURCE(id_resource, resource, url, description, comments, id_level, active,has_script,has_grammar,has_quiz,has_vocabulary, id_source, id_skill) VALUES(244,'1169 Cambodia Road Trip Part 3','https://elllo.org/english/1151/T1169-Julia-Trips3.html','Julia talks about biking across Cambodia.',NULL,7,true,true,false,true,true,1,1);" calcext:value-type="string">
            <text:p>INSERT INTO RESOURCE(id_resource, resource, url, description, comments, id_level, active,has_script,has_grammar,has_quiz,has_vocabulary, id_source, id_skill) VALUES(244,'1169 Cambodia Road Trip Part 3','https://elllo.org/english/1151/T1169-Julia-Trips3.html','Julia talks about biking across Cambodia.',NULL,7,true,true,false,true,true,1,1);</text:p>
          </table:table-cell>
        </table:table-row>
        <table:table-row table:style-name="ro1">
          <table:table-cell office:value-type="float" office:value="245" calcext:value-type="float">
            <text:p>245</text:p>
          </table:table-cell>
          <table:table-cell office:value-type="string" calcext:value-type="string">
            <text:p>1168 Cambodia Road Trip Part 2</text:p>
          </table:table-cell>
          <table:table-cell office:value-type="string" calcext:value-type="string">
            <text:p>https://elllo.org/english/1151/T1168-Julia-Trips2.html</text:p>
          </table:table-cell>
          <table:table-cell office:value-type="string" calcext:value-type="string">
            <text:p>Julia talks about biking across Cambodia.</text:p>
          </table:table-cell>
          <table:table-cell/>
          <table:table-cell table:formula="of:=IF([.E245]=&quot;&quot;;&quot;NULL&quot;;CONCATENATE(&quot;'&quot;;[.E24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5];&quot;,'&quot;;SUBSTITUTE([.B245];&quot;'&quot;;&quot;''&quot;);&quot;','&quot;;SUBSTITUTE([.C245];&quot;'&quot;;&quot;''&quot;);&quot;','&quot;;SUBSTITUTE([.D245];&quot;'&quot;;&quot;''&quot;);&quot;',&quot;;SUBSTITUTE([.F245];&quot;'&quot;;&quot;''&quot;);&quot;,&quot;;[.G245];&quot;,&quot;;[.H245];&quot;,&quot;;[.I245];&quot;,&quot;;[.J245];&quot;,&quot;;[.K245];&quot;,&quot;;[.L245];&quot;,&quot;;[.M245];&quot;,&quot;;[.N245];&quot;);&quot;)" office:value-type="string" office:string-value="INSERT INTO RESOURCE(id_resource, resource, url, description, comments, id_level, active,has_script,has_grammar,has_quiz,has_vocabulary, id_source, id_skill) VALUES(245,'1168 Cambodia Road Trip Part 2','https://elllo.org/english/1151/T1168-Julia-Trips2.html','Julia talks about biking across Cambodia.',NULL,7,true,true,false,true,true,1,1);" calcext:value-type="string">
            <text:p>INSERT INTO RESOURCE(id_resource, resource, url, description, comments, id_level, active,has_script,has_grammar,has_quiz,has_vocabulary, id_source, id_skill) VALUES(245,'1168 Cambodia Road Trip Part 2','https://elllo.org/english/1151/T1168-Julia-Trips2.html','Julia talks about biking across Cambodia.',NULL,7,true,true,false,true,true,1,1);</text:p>
          </table:table-cell>
        </table:table-row>
        <table:table-row table:style-name="ro1">
          <table:table-cell office:value-type="float" office:value="246" calcext:value-type="float">
            <text:p>246</text:p>
          </table:table-cell>
          <table:table-cell office:value-type="string" calcext:value-type="string">
            <text:p>1167 Cambodia Road Trip Part 1</text:p>
          </table:table-cell>
          <table:table-cell office:value-type="string" calcext:value-type="string">
            <text:p>https://elllo.org/english/1151/T1167-Julia-Trips1.html</text:p>
          </table:table-cell>
          <table:table-cell office:value-type="string" calcext:value-type="string">
            <text:p>Julia talks about biking across Cambodia.</text:p>
          </table:table-cell>
          <table:table-cell/>
          <table:table-cell table:formula="of:=IF([.E246]=&quot;&quot;;&quot;NULL&quot;;CONCATENATE(&quot;'&quot;;[.E24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6];&quot;,'&quot;;SUBSTITUTE([.B246];&quot;'&quot;;&quot;''&quot;);&quot;','&quot;;SUBSTITUTE([.C246];&quot;'&quot;;&quot;''&quot;);&quot;','&quot;;SUBSTITUTE([.D246];&quot;'&quot;;&quot;''&quot;);&quot;',&quot;;SUBSTITUTE([.F246];&quot;'&quot;;&quot;''&quot;);&quot;,&quot;;[.G246];&quot;,&quot;;[.H246];&quot;,&quot;;[.I246];&quot;,&quot;;[.J246];&quot;,&quot;;[.K246];&quot;,&quot;;[.L246];&quot;,&quot;;[.M246];&quot;,&quot;;[.N246];&quot;);&quot;)" office:value-type="string" office:string-value="INSERT INTO RESOURCE(id_resource, resource, url, description, comments, id_level, active,has_script,has_grammar,has_quiz,has_vocabulary, id_source, id_skill) VALUES(246,'1167 Cambodia Road Trip Part 1','https://elllo.org/english/1151/T1167-Julia-Trips1.html','Julia talks about biking across Cambodia.',NULL,7,true,true,false,true,true,1,1);" calcext:value-type="string">
            <text:p>INSERT INTO RESOURCE(id_resource, resource, url, description, comments, id_level, active,has_script,has_grammar,has_quiz,has_vocabulary, id_source, id_skill) VALUES(246,'1167 Cambodia Road Trip Part 1','https://elllo.org/english/1151/T1167-Julia-Trips1.html','Julia talks about biking across Cambodia.',NULL,7,true,true,false,true,true,1,1);</text:p>
          </table:table-cell>
        </table:table-row>
        <table:table-row table:style-name="ro1">
          <table:table-cell office:value-type="float" office:value="247" calcext:value-type="float">
            <text:p>247</text:p>
          </table:table-cell>
          <table:table-cell office:value-type="string" calcext:value-type="string">
            <text:p>1094 Welfare</text:p>
          </table:table-cell>
          <table:table-cell office:value-type="string" calcext:value-type="string">
            <text:p>https://elllo.org/english/1051/1094-Todd-Welfare.htm</text:p>
          </table:table-cell>
          <table:table-cell office:value-type="string" calcext:value-type="string">
            <text:p>Todd talks about welfare in the U.S.</text:p>
          </table:table-cell>
          <table:table-cell/>
          <table:table-cell table:formula="of:=IF([.E247]=&quot;&quot;;&quot;NULL&quot;;CONCATENATE(&quot;'&quot;;[.E24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7];&quot;,'&quot;;SUBSTITUTE([.B247];&quot;'&quot;;&quot;''&quot;);&quot;','&quot;;SUBSTITUTE([.C247];&quot;'&quot;;&quot;''&quot;);&quot;','&quot;;SUBSTITUTE([.D247];&quot;'&quot;;&quot;''&quot;);&quot;',&quot;;SUBSTITUTE([.F247];&quot;'&quot;;&quot;''&quot;);&quot;,&quot;;[.G247];&quot;,&quot;;[.H247];&quot;,&quot;;[.I247];&quot;,&quot;;[.J247];&quot;,&quot;;[.K247];&quot;,&quot;;[.L247];&quot;,&quot;;[.M247];&quot;,&quot;;[.N247];&quot;);&quot;)" office:value-type="string" office:string-value="INSERT INTO RESOURCE(id_resource, resource, url, description, comments, id_level, active,has_script,has_grammar,has_quiz,has_vocabulary, id_source, id_skill) VALUES(247,'1094 Welfare','https://elllo.org/english/1051/1094-Todd-Welfare.htm','Todd talks about welfare in the U.S.',NULL,7,true,true,false,true,true,1,1);" calcext:value-type="string">
            <text:p>INSERT INTO RESOURCE(id_resource, resource, url, description, comments, id_level, active,has_script,has_grammar,has_quiz,has_vocabulary, id_source, id_skill) VALUES(247,'1094 Welfare','https://elllo.org/english/1051/1094-Todd-Welfare.htm','Todd talks about welfare in the U.S.',NULL,7,true,true,false,true,true,1,1);</text:p>
          </table:table-cell>
        </table:table-row>
        <table:table-row table:style-name="ro1">
          <table:table-cell office:value-type="float" office:value="248" calcext:value-type="float">
            <text:p>248</text:p>
          </table:table-cell>
          <table:table-cell office:value-type="string" calcext:value-type="string">
            <text:p>1093 The Dole</text:p>
          </table:table-cell>
          <table:table-cell office:value-type="string" calcext:value-type="string">
            <text:p>https://elllo.org/english/1051/1093-Rachel-TheDole.htm</text:p>
          </table:table-cell>
          <table:table-cell office:value-type="string" calcext:value-type="string">
            <text:p>Rachel talks with Todd about 'the dole' in the U.K.</text:p>
          </table:table-cell>
          <table:table-cell/>
          <table:table-cell table:formula="of:=IF([.E248]=&quot;&quot;;&quot;NULL&quot;;CONCATENATE(&quot;'&quot;;[.E24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8];&quot;,'&quot;;SUBSTITUTE([.B248];&quot;'&quot;;&quot;''&quot;);&quot;','&quot;;SUBSTITUTE([.C248];&quot;'&quot;;&quot;''&quot;);&quot;','&quot;;SUBSTITUTE([.D248];&quot;'&quot;;&quot;''&quot;);&quot;',&quot;;SUBSTITUTE([.F248];&quot;'&quot;;&quot;''&quot;);&quot;,&quot;;[.G248];&quot;,&quot;;[.H248];&quot;,&quot;;[.I248];&quot;,&quot;;[.J248];&quot;,&quot;;[.K248];&quot;,&quot;;[.L248];&quot;,&quot;;[.M248];&quot;,&quot;;[.N248];&quot;);&quot;)" office:value-type="string" office:string-value="INSERT INTO RESOURCE(id_resource, resource, url, description, comments, id_level, active,has_script,has_grammar,has_quiz,has_vocabulary, id_source, id_skill) VALUES(248,'1093 The Dole','https://elllo.org/english/1051/1093-Rachel-TheDole.htm','Rachel talks with Todd about ''the dole'' in the U.K.',NULL,7,true,true,false,true,true,1,1);" calcext:value-type="string">
            <text:p>INSERT INTO RESOURCE(id_resource, resource, url, description, comments, id_level, active,has_script,has_grammar,has_quiz,has_vocabulary, id_source, id_skill) VALUES(248,'1093 The Dole','https://elllo.org/english/1051/1093-Rachel-TheDole.htm','Rachel talks with Todd about ''the dole'' in the U.K.',NULL,7,true,true,false,true,true,1,1);</text:p>
          </table:table-cell>
        </table:table-row>
        <table:table-row table:style-name="ro1">
          <table:table-cell office:value-type="float" office:value="249" calcext:value-type="float">
            <text:p>249</text:p>
          </table:table-cell>
          <table:table-cell office:value-type="string" calcext:value-type="string">
            <text:p>1054 Pest Protection</text:p>
          </table:table-cell>
          <table:table-cell office:value-type="string" calcext:value-type="string">
            <text:p>https://elllo.org/english/1051/1054-Ray-CustomPest.htm</text:p>
          </table:table-cell>
          <table:table-cell office:value-type="string" calcext:value-type="string">
            <text:p>Shirley talks about being a custom official.</text:p>
          </table:table-cell>
          <table:table-cell/>
          <table:table-cell table:formula="of:=IF([.E249]=&quot;&quot;;&quot;NULL&quot;;CONCATENATE(&quot;'&quot;;[.E24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9];&quot;,'&quot;;SUBSTITUTE([.B249];&quot;'&quot;;&quot;''&quot;);&quot;','&quot;;SUBSTITUTE([.C249];&quot;'&quot;;&quot;''&quot;);&quot;','&quot;;SUBSTITUTE([.D249];&quot;'&quot;;&quot;''&quot;);&quot;',&quot;;SUBSTITUTE([.F249];&quot;'&quot;;&quot;''&quot;);&quot;,&quot;;[.G249];&quot;,&quot;;[.H249];&quot;,&quot;;[.I249];&quot;,&quot;;[.J249];&quot;,&quot;;[.K249];&quot;,&quot;;[.L249];&quot;,&quot;;[.M249];&quot;,&quot;;[.N249];&quot;);&quot;)" office:value-type="string" office:string-value="INSERT INTO RESOURCE(id_resource, resource, url, description, comments, id_level, active,has_script,has_grammar,has_quiz,has_vocabulary, id_source, id_skill) VALUES(249,'1054 Pest Protection','https://elllo.org/english/1051/1054-Ray-CustomPest.htm','Shirley talks about being a custom official.',NULL,7,true,true,false,true,true,1,1);" calcext:value-type="string">
            <text:p>INSERT INTO RESOURCE(id_resource, resource, url, description, comments, id_level, active,has_script,has_grammar,has_quiz,has_vocabulary, id_source, id_skill) VALUES(249,'1054 Pest Protection','https://elllo.org/english/1051/1054-Ray-CustomPest.htm','Shirley talks about being a custom official.',NULL,7,true,true,false,true,true,1,1);</text:p>
          </table:table-cell>
        </table:table-row>
        <table:table-row table:style-name="ro1">
          <table:table-cell office:value-type="float" office:value="250" calcext:value-type="float">
            <text:p>250</text:p>
          </table:table-cell>
          <table:table-cell office:value-type="string" calcext:value-type="string">
            <text:p>1053 Banned by Customs</text:p>
          </table:table-cell>
          <table:table-cell office:value-type="string" calcext:value-type="string">
            <text:p>https://elllo.org/english/1051/1053-Ray-CustomBan.htm</text:p>
          </table:table-cell>
          <table:table-cell office:value-type="string" calcext:value-type="string">
            <text:p>Shirley talks about working with Customs.</text:p>
          </table:table-cell>
          <table:table-cell/>
          <table:table-cell table:formula="of:=IF([.E250]=&quot;&quot;;&quot;NULL&quot;;CONCATENATE(&quot;'&quot;;[.E25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0];&quot;,'&quot;;SUBSTITUTE([.B250];&quot;'&quot;;&quot;''&quot;);&quot;','&quot;;SUBSTITUTE([.C250];&quot;'&quot;;&quot;''&quot;);&quot;','&quot;;SUBSTITUTE([.D250];&quot;'&quot;;&quot;''&quot;);&quot;',&quot;;SUBSTITUTE([.F250];&quot;'&quot;;&quot;''&quot;);&quot;,&quot;;[.G250];&quot;,&quot;;[.H250];&quot;,&quot;;[.I250];&quot;,&quot;;[.J250];&quot;,&quot;;[.K250];&quot;,&quot;;[.L250];&quot;,&quot;;[.M250];&quot;,&quot;;[.N250];&quot;);&quot;)" office:value-type="string" office:string-value="INSERT INTO RESOURCE(id_resource, resource, url, description, comments, id_level, active,has_script,has_grammar,has_quiz,has_vocabulary, id_source, id_skill) VALUES(250,'1053 Banned by Customs','https://elllo.org/english/1051/1053-Ray-CustomBan.htm','Shirley talks about working with Customs.',NULL,7,true,true,false,true,true,1,1);" calcext:value-type="string">
            <text:p>INSERT INTO RESOURCE(id_resource, resource, url, description, comments, id_level, active,has_script,has_grammar,has_quiz,has_vocabulary, id_source, id_skill) VALUES(250,'1053 Banned by Customs','https://elllo.org/english/1051/1053-Ray-CustomBan.htm','Shirley talks about working with Customs.',NULL,7,true,true,false,true,true,1,1);</text:p>
          </table:table-cell>
        </table:table-row>
        <table:table-row table:style-name="ro1">
          <table:table-cell office:value-type="float" office:value="251" calcext:value-type="float">
            <text:p>251</text:p>
          </table:table-cell>
          <table:table-cell office:value-type="string" calcext:value-type="string">
            <text:p>1491 Health Coach</text:p>
          </table:table-cell>
          <table:table-cell office:value-type="string" calcext:value-type="string">
            <text:p>https://elllo.org/english/1451/1491-Olga-Health-3-things.htm</text:p>
          </table:table-cell>
          <table:table-cell office:value-type="string" calcext:value-type="string">
            <text:p>Olga shares tips for living a good life!</text:p>
          </table:table-cell>
          <table:table-cell/>
          <table:table-cell table:formula="of:=IF([.E251]=&quot;&quot;;&quot;NULL&quot;;CONCATENATE(&quot;'&quot;;[.E25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1];&quot;,'&quot;;SUBSTITUTE([.B251];&quot;'&quot;;&quot;''&quot;);&quot;','&quot;;SUBSTITUTE([.C251];&quot;'&quot;;&quot;''&quot;);&quot;','&quot;;SUBSTITUTE([.D251];&quot;'&quot;;&quot;''&quot;);&quot;',&quot;;SUBSTITUTE([.F251];&quot;'&quot;;&quot;''&quot;);&quot;,&quot;;[.G251];&quot;,&quot;;[.H251];&quot;,&quot;;[.I251];&quot;,&quot;;[.J251];&quot;,&quot;;[.K251];&quot;,&quot;;[.L251];&quot;,&quot;;[.M251];&quot;,&quot;;[.N251];&quot;);&quot;)" office:value-type="string" office:string-value="INSERT INTO RESOURCE(id_resource, resource, url, description, comments, id_level, active,has_script,has_grammar,has_quiz,has_vocabulary, id_source, id_skill) VALUES(251,'1491 Health Coach','https://elllo.org/english/1451/1491-Olga-Health-3-things.htm','Olga shares tips for living a good life!',NULL,7,true,true,false,true,true,1,1);" calcext:value-type="string">
            <text:p>INSERT INTO RESOURCE(id_resource, resource, url, description, comments, id_level, active,has_script,has_grammar,has_quiz,has_vocabulary, id_source, id_skill) VALUES(251,'1491 Health Coach','https://elllo.org/english/1451/1491-Olga-Health-3-things.htm','Olga shares tips for living a good life!',NULL,7,true,true,false,true,true,1,1);</text:p>
          </table:table-cell>
        </table:table-row>
        <table:table-row table:style-name="ro1">
          <table:table-cell office:value-type="float" office:value="252" calcext:value-type="float">
            <text:p>252</text:p>
          </table:table-cell>
          <table:table-cell office:value-type="string" calcext:value-type="string">
            <text:p>1312 Skin Sea and Sun</text:p>
          </table:table-cell>
          <table:table-cell office:value-type="string" calcext:value-type="string">
            <text:p>https://elllo.org/english/1301/T1312-amy-skin-sea-sun.htm</text:p>
          </table:table-cell>
          <table:table-cell office:value-type="string" calcext:value-type="string">
            <text:p>Paul and Amy discuss sunshine and warm and cold climates.</text:p>
          </table:table-cell>
          <table:table-cell/>
          <table:table-cell table:formula="of:=IF([.E252]=&quot;&quot;;&quot;NULL&quot;;CONCATENATE(&quot;'&quot;;[.E25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2];&quot;,'&quot;;SUBSTITUTE([.B252];&quot;'&quot;;&quot;''&quot;);&quot;','&quot;;SUBSTITUTE([.C252];&quot;'&quot;;&quot;''&quot;);&quot;','&quot;;SUBSTITUTE([.D252];&quot;'&quot;;&quot;''&quot;);&quot;',&quot;;SUBSTITUTE([.F252];&quot;'&quot;;&quot;''&quot;);&quot;,&quot;;[.G252];&quot;,&quot;;[.H252];&quot;,&quot;;[.I252];&quot;,&quot;;[.J252];&quot;,&quot;;[.K252];&quot;,&quot;;[.L252];&quot;,&quot;;[.M252];&quot;,&quot;;[.N252];&quot;);&quot;)" office:value-type="string" office:string-value="INSERT INTO RESOURCE(id_resource, resource, url, description, comments, id_level, active,has_script,has_grammar,has_quiz,has_vocabulary, id_source, id_skill) VALUES(252,'1312 Skin Sea and Sun','https://elllo.org/english/1301/T1312-amy-skin-sea-sun.htm','Paul and Amy discuss sunshine and warm and cold climates.',NULL,7,true,true,false,true,true,1,1);" calcext:value-type="string">
            <text:p>INSERT INTO RESOURCE(id_resource, resource, url, description, comments, id_level, active,has_script,has_grammar,has_quiz,has_vocabulary, id_source, id_skill) VALUES(252,'1312 Skin Sea and Sun','https://elllo.org/english/1301/T1312-amy-skin-sea-sun.htm','Paul and Amy discuss sunshine and warm and cold climates.',NULL,7,true,true,false,true,true,1,1);</text:p>
          </table:table-cell>
        </table:table-row>
        <table:table-row table:style-name="ro1">
          <table:table-cell office:value-type="float" office:value="253" calcext:value-type="float">
            <text:p>253</text:p>
          </table:table-cell>
          <table:table-cell office:value-type="string" calcext:value-type="string">
            <text:p>1300 Shopping for Clothes</text:p>
          </table:table-cell>
          <table:table-cell office:value-type="string" calcext:value-type="string">
            <text:p>https://elllo.org/english/1251/1300-Spencer-Curtis-Clothing-Quirks.htm</text:p>
          </table:table-cell>
          <table:table-cell office:value-type="string" calcext:value-type="string">
            <text:p>Curtis and Spencer talk about the clothes.</text:p>
          </table:table-cell>
          <table:table-cell/>
          <table:table-cell table:formula="of:=IF([.E253]=&quot;&quot;;&quot;NULL&quot;;CONCATENATE(&quot;'&quot;;[.E25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3];&quot;,'&quot;;SUBSTITUTE([.B253];&quot;'&quot;;&quot;''&quot;);&quot;','&quot;;SUBSTITUTE([.C253];&quot;'&quot;;&quot;''&quot;);&quot;','&quot;;SUBSTITUTE([.D253];&quot;'&quot;;&quot;''&quot;);&quot;',&quot;;SUBSTITUTE([.F253];&quot;'&quot;;&quot;''&quot;);&quot;,&quot;;[.G253];&quot;,&quot;;[.H253];&quot;,&quot;;[.I253];&quot;,&quot;;[.J253];&quot;,&quot;;[.K253];&quot;,&quot;;[.L253];&quot;,&quot;;[.M253];&quot;,&quot;;[.N253];&quot;);&quot;)" office:value-type="string" office:string-value="INSERT INTO RESOURCE(id_resource, resource, url, description, comments, id_level, active,has_script,has_grammar,has_quiz,has_vocabulary, id_source, id_skill) VALUES(253,'1300 Shopping for Clothes','https://elllo.org/english/1251/1300-Spencer-Curtis-Clothing-Quirks.htm','Curtis and Spencer talk about the clothes.',NULL,7,true,true,false,true,true,1,1);" calcext:value-type="string">
            <text:p>INSERT INTO RESOURCE(id_resource, resource, url, description, comments, id_level, active,has_script,has_grammar,has_quiz,has_vocabulary, id_source, id_skill) VALUES(253,'1300 Shopping for Clothes','https://elllo.org/english/1251/1300-Spencer-Curtis-Clothing-Quirks.htm','Curtis and Spencer talk about the clothes.',NULL,7,true,true,false,true,true,1,1);</text:p>
          </table:table-cell>
        </table:table-row>
        <table:table-row table:style-name="ro1">
          <table:table-cell office:value-type="float" office:value="254" calcext:value-type="float">
            <text:p>254</text:p>
          </table:table-cell>
          <table:table-cell office:value-type="string" calcext:value-type="string">
            <text:p>1299 Fashion Sense</text:p>
          </table:table-cell>
          <table:table-cell office:value-type="string" calcext:value-type="string">
            <text:p>https://elllo.org/english/1251/1299-Spencer-Curtis-ComfortClothing.htm</text:p>
          </table:table-cell>
          <table:table-cell office:value-type="string" calcext:value-type="string">
            <text:p>Curtis talks with Spencer about her sense of style.</text:p>
          </table:table-cell>
          <table:table-cell/>
          <table:table-cell table:formula="of:=IF([.E254]=&quot;&quot;;&quot;NULL&quot;;CONCATENATE(&quot;'&quot;;[.E25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4];&quot;,'&quot;;SUBSTITUTE([.B254];&quot;'&quot;;&quot;''&quot;);&quot;','&quot;;SUBSTITUTE([.C254];&quot;'&quot;;&quot;''&quot;);&quot;','&quot;;SUBSTITUTE([.D254];&quot;'&quot;;&quot;''&quot;);&quot;',&quot;;SUBSTITUTE([.F254];&quot;'&quot;;&quot;''&quot;);&quot;,&quot;;[.G254];&quot;,&quot;;[.H254];&quot;,&quot;;[.I254];&quot;,&quot;;[.J254];&quot;,&quot;;[.K254];&quot;,&quot;;[.L254];&quot;,&quot;;[.M254];&quot;,&quot;;[.N254];&quot;);&quot;)" office:value-type="string" office:string-value="INSERT INTO RESOURCE(id_resource, resource, url, description, comments, id_level, active,has_script,has_grammar,has_quiz,has_vocabulary, id_source, id_skill) VALUES(254,'1299 Fashion Sense','https://elllo.org/english/1251/1299-Spencer-Curtis-ComfortClothing.htm','Curtis talks with Spencer about her sense of style.',NULL,7,true,true,false,true,true,1,1);" calcext:value-type="string">
            <text:p>INSERT INTO RESOURCE(id_resource, resource, url, description, comments, id_level, active,has_script,has_grammar,has_quiz,has_vocabulary, id_source, id_skill) VALUES(254,'1299 Fashion Sense','https://elllo.org/english/1251/1299-Spencer-Curtis-ComfortClothing.htm','Curtis talks with Spencer about her sense of style.',NULL,7,true,true,false,true,true,1,1);</text:p>
          </table:table-cell>
        </table:table-row>
        <table:table-row table:style-name="ro1">
          <table:table-cell office:value-type="float" office:value="255" calcext:value-type="float">
            <text:p>255</text:p>
          </table:table-cell>
          <table:table-cell office:value-type="string" calcext:value-type="string">
            <text:p>986 Touchy Topics</text:p>
          </table:table-cell>
          <table:table-cell office:value-type="string" calcext:value-type="string">
            <text:p>https://elllo.org/english/0951/T986-Greg-Topics.htm</text:p>
          </table:table-cell>
          <table:table-cell office:value-type="string" calcext:value-type="string">
            <text:p>Greg asks Todd why elllo has so few controversial topics.</text:p>
          </table:table-cell>
          <table:table-cell/>
          <table:table-cell table:formula="of:=IF([.E255]=&quot;&quot;;&quot;NULL&quot;;CONCATENATE(&quot;'&quot;;[.E25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5];&quot;,'&quot;;SUBSTITUTE([.B255];&quot;'&quot;;&quot;''&quot;);&quot;','&quot;;SUBSTITUTE([.C255];&quot;'&quot;;&quot;''&quot;);&quot;','&quot;;SUBSTITUTE([.D255];&quot;'&quot;;&quot;''&quot;);&quot;',&quot;;SUBSTITUTE([.F255];&quot;'&quot;;&quot;''&quot;);&quot;,&quot;;[.G255];&quot;,&quot;;[.H255];&quot;,&quot;;[.I255];&quot;,&quot;;[.J255];&quot;,&quot;;[.K255];&quot;,&quot;;[.L255];&quot;,&quot;;[.M255];&quot;,&quot;;[.N255];&quot;);&quot;)" office:value-type="string" office:string-value="INSERT INTO RESOURCE(id_resource, resource, url, description, comments, id_level, active,has_script,has_grammar,has_quiz,has_vocabulary, id_source, id_skill) VALUES(255,'986 Touchy Topics','https://elllo.org/english/0951/T986-Greg-Topics.htm','Greg asks Todd why elllo has so few controversial topics.',NULL,7,true,true,false,true,true,1,1);" calcext:value-type="string">
            <text:p>INSERT INTO RESOURCE(id_resource, resource, url, description, comments, id_level, active,has_script,has_grammar,has_quiz,has_vocabulary, id_source, id_skill) VALUES(255,'986 Touchy Topics','https://elllo.org/english/0951/T986-Greg-Topics.htm','Greg asks Todd why elllo has so few controversial topics.',NULL,7,true,true,false,true,true,1,1);</text:p>
          </table:table-cell>
        </table:table-row>
        <table:table-row table:style-name="ro1">
          <table:table-cell office:value-type="float" office:value="256" calcext:value-type="float">
            <text:p>256</text:p>
          </table:table-cell>
          <table:table-cell office:value-type="string" calcext:value-type="string">
            <text:p>985 Organ Donation</text:p>
          </table:table-cell>
          <table:table-cell office:value-type="string" calcext:value-type="string">
            <text:p>https://elllo.org/english/0951/T985-Greg-Organs.htm</text:p>
          </table:table-cell>
          <table:table-cell office:value-type="string" calcext:value-type="string">
            <text:p>Greg discuss the dilemma yet vital topic of organ donation.</text:p>
          </table:table-cell>
          <table:table-cell/>
          <table:table-cell table:formula="of:=IF([.E256]=&quot;&quot;;&quot;NULL&quot;;CONCATENATE(&quot;'&quot;;[.E25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6];&quot;,'&quot;;SUBSTITUTE([.B256];&quot;'&quot;;&quot;''&quot;);&quot;','&quot;;SUBSTITUTE([.C256];&quot;'&quot;;&quot;''&quot;);&quot;','&quot;;SUBSTITUTE([.D256];&quot;'&quot;;&quot;''&quot;);&quot;',&quot;;SUBSTITUTE([.F256];&quot;'&quot;;&quot;''&quot;);&quot;,&quot;;[.G256];&quot;,&quot;;[.H256];&quot;,&quot;;[.I256];&quot;,&quot;;[.J256];&quot;,&quot;;[.K256];&quot;,&quot;;[.L256];&quot;,&quot;;[.M256];&quot;,&quot;;[.N256];&quot;);&quot;)" office:value-type="string" office:string-value="INSERT INTO RESOURCE(id_resource, resource, url, description, comments, id_level, active,has_script,has_grammar,has_quiz,has_vocabulary, id_source, id_skill) VALUES(256,'985 Organ Donation','https://elllo.org/english/0951/T985-Greg-Organs.htm','Greg discuss the dilemma yet vital topic of organ donation.',NULL,7,true,true,false,true,true,1,1);" calcext:value-type="string">
            <text:p>INSERT INTO RESOURCE(id_resource, resource, url, description, comments, id_level, active,has_script,has_grammar,has_quiz,has_vocabulary, id_source, id_skill) VALUES(256,'985 Organ Donation','https://elllo.org/english/0951/T985-Greg-Organs.htm','Greg discuss the dilemma yet vital topic of organ donation.',NULL,7,true,true,false,true,true,1,1);</text:p>
          </table:table-cell>
        </table:table-row>
        <table:table-row table:style-name="ro1">
          <table:table-cell office:value-type="float" office:value="257" calcext:value-type="float">
            <text:p>257</text:p>
          </table:table-cell>
          <table:table-cell office:value-type="string" calcext:value-type="string">
            <text:p>984 Salary Caps</text:p>
          </table:table-cell>
          <table:table-cell office:value-type="string" calcext:value-type="string">
            <text:p>https://elllo.org/english/0951/T984-Greg-Salaries.htm</text:p>
          </table:table-cell>
          <table:table-cell office:value-type="string" calcext:value-type="string">
            <text:p>Greg and Todd debate limits to salaries.</text:p>
          </table:table-cell>
          <table:table-cell/>
          <table:table-cell table:formula="of:=IF([.E257]=&quot;&quot;;&quot;NULL&quot;;CONCATENATE(&quot;'&quot;;[.E25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7];&quot;,'&quot;;SUBSTITUTE([.B257];&quot;'&quot;;&quot;''&quot;);&quot;','&quot;;SUBSTITUTE([.C257];&quot;'&quot;;&quot;''&quot;);&quot;','&quot;;SUBSTITUTE([.D257];&quot;'&quot;;&quot;''&quot;);&quot;',&quot;;SUBSTITUTE([.F257];&quot;'&quot;;&quot;''&quot;);&quot;,&quot;;[.G257];&quot;,&quot;;[.H257];&quot;,&quot;;[.I257];&quot;,&quot;;[.J257];&quot;,&quot;;[.K257];&quot;,&quot;;[.L257];&quot;,&quot;;[.M257];&quot;,&quot;;[.N257];&quot;);&quot;)" office:value-type="string" office:string-value="INSERT INTO RESOURCE(id_resource, resource, url, description, comments, id_level, active,has_script,has_grammar,has_quiz,has_vocabulary, id_source, id_skill) VALUES(257,'984 Salary Caps','https://elllo.org/english/0951/T984-Greg-Salaries.htm','Greg and Todd debate limits to salaries.',NULL,7,true,true,false,true,true,1,1);" calcext:value-type="string">
            <text:p>INSERT INTO RESOURCE(id_resource, resource, url, description, comments, id_level, active,has_script,has_grammar,has_quiz,has_vocabulary, id_source, id_skill) VALUES(257,'984 Salary Caps','https://elllo.org/english/0951/T984-Greg-Salaries.htm','Greg and Todd debate limits to salaries.',NULL,7,true,true,false,true,true,1,1);</text:p>
          </table:table-cell>
        </table:table-row>
        <table:table-row table:style-name="ro1">
          <table:table-cell office:value-type="float" office:value="258" calcext:value-type="float">
            <text:p>258</text:p>
          </table:table-cell>
          <table:table-cell office:value-type="string" calcext:value-type="string">
            <text:p>983 Minimum Wage</text:p>
          </table:table-cell>
          <table:table-cell office:value-type="string" calcext:value-type="string">
            <text:p>https://elllo.org/english/0951/T983-Greg-Wages.htm</text:p>
          </table:table-cell>
          <table:table-cell office:value-type="string" calcext:value-type="string">
            <text:p>Greg and Todd debate minimum wages.</text:p>
          </table:table-cell>
          <table:table-cell/>
          <table:table-cell table:formula="of:=IF([.E258]=&quot;&quot;;&quot;NULL&quot;;CONCATENATE(&quot;'&quot;;[.E25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8];&quot;,'&quot;;SUBSTITUTE([.B258];&quot;'&quot;;&quot;''&quot;);&quot;','&quot;;SUBSTITUTE([.C258];&quot;'&quot;;&quot;''&quot;);&quot;','&quot;;SUBSTITUTE([.D258];&quot;'&quot;;&quot;''&quot;);&quot;',&quot;;SUBSTITUTE([.F258];&quot;'&quot;;&quot;''&quot;);&quot;,&quot;;[.G258];&quot;,&quot;;[.H258];&quot;,&quot;;[.I258];&quot;,&quot;;[.J258];&quot;,&quot;;[.K258];&quot;,&quot;;[.L258];&quot;,&quot;;[.M258];&quot;,&quot;;[.N258];&quot;);&quot;)" office:value-type="string" office:string-value="INSERT INTO RESOURCE(id_resource, resource, url, description, comments, id_level, active,has_script,has_grammar,has_quiz,has_vocabulary, id_source, id_skill) VALUES(258,'983 Minimum Wage','https://elllo.org/english/0951/T983-Greg-Wages.htm','Greg and Todd debate minimum wages.',NULL,7,true,true,false,true,true,1,1);" calcext:value-type="string">
            <text:p>INSERT INTO RESOURCE(id_resource, resource, url, description, comments, id_level, active,has_script,has_grammar,has_quiz,has_vocabulary, id_source, id_skill) VALUES(258,'983 Minimum Wage','https://elllo.org/english/0951/T983-Greg-Wages.htm','Greg and Todd debate minimum wages.',NULL,7,true,true,false,true,true,1,1);</text:p>
          </table:table-cell>
        </table:table-row>
        <table:table-row table:style-name="ro1">
          <table:table-cell office:value-type="float" office:value="259" calcext:value-type="float">
            <text:p>259</text:p>
          </table:table-cell>
          <table:table-cell office:value-type="string" calcext:value-type="string">
            <text:p>A good night's sleep</text:p>
          </table:table-cell>
          <table:table-cell office:value-type="string" calcext:value-type="string">
            <text:p>https://learnenglishteens.britishcouncil.org/skills/listening/beginner-a1-listening/good-nights-sleep</text:p>
          </table:table-cell>
          <table:table-cell office:value-type="string" calcext:value-type="string">
            <text:p>Listen to the radio interview.</text:p>
          </table:table-cell>
          <table:table-cell/>
          <table:table-cell table:formula="of:=IF([.E259]=&quot;&quot;;&quot;NULL&quot;;CONCATENATE(&quot;'&quot;;[.E25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9];&quot;,'&quot;;SUBSTITUTE([.B259];&quot;'&quot;;&quot;''&quot;);&quot;','&quot;;SUBSTITUTE([.C259];&quot;'&quot;;&quot;''&quot;);&quot;','&quot;;SUBSTITUTE([.D259];&quot;'&quot;;&quot;''&quot;);&quot;',&quot;;SUBSTITUTE([.F259];&quot;'&quot;;&quot;''&quot;);&quot;,&quot;;[.G259];&quot;,&quot;;[.H259];&quot;,&quot;;[.I259];&quot;,&quot;;[.J259];&quot;,&quot;;[.K259];&quot;,&quot;;[.L259];&quot;,&quot;;[.M259];&quot;,&quot;;[.N259];&quot;);&quot;)" office:value-type="string" office:string-value="INSERT INTO RESOURCE(id_resource, resource, url, description, comments, id_level, active,has_script,has_grammar,has_quiz,has_vocabulary, id_source, id_skill) VALUES(259,'A good night''s sleep','https://learnenglishteens.britishcouncil.org/skills/listening/beginner-a1-listening/good-nights-sleep','Listen to the radio interview.',NULL,1,true,true,false,true,true,2,1);" calcext:value-type="string">
            <text:p>INSERT INTO RESOURCE(id_resource, resource, url, description, comments, id_level, active,has_script,has_grammar,has_quiz,has_vocabulary, id_source, id_skill) VALUES(259,'A good night''s sleep','https://learnenglishteens.britishcouncil.org/skills/listening/beginner-a1-listening/good-nights-sleep','Listen to the radio interview.',NULL,1,true,true,false,true,true,2,1);</text:p>
          </table:table-cell>
        </table:table-row>
        <table:table-row table:style-name="ro1">
          <table:table-cell office:value-type="float" office:value="260" calcext:value-type="float">
            <text:p>260</text:p>
          </table:table-cell>
          <table:table-cell office:value-type="string" calcext:value-type="string">
            <text:p>At the library - giving personal information</text:p>
          </table:table-cell>
          <table:table-cell office:value-type="string" calcext:value-type="string">
            <text:p>https://learnenglishteens.britishcouncil.org/skills/listening/beginner-a1-listening/library-giving-personal-information</text:p>
          </table:table-cell>
          <table:table-cell table:number-columns-repeated="2"/>
          <table:table-cell table:formula="of:=IF([.E260]=&quot;&quot;;&quot;NULL&quot;;CONCATENATE(&quot;'&quot;;[.E26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0];&quot;,'&quot;;SUBSTITUTE([.B260];&quot;'&quot;;&quot;''&quot;);&quot;','&quot;;SUBSTITUTE([.C260];&quot;'&quot;;&quot;''&quot;);&quot;','&quot;;SUBSTITUTE([.D260];&quot;'&quot;;&quot;''&quot;);&quot;',&quot;;SUBSTITUTE([.F260];&quot;'&quot;;&quot;''&quot;);&quot;,&quot;;[.G260];&quot;,&quot;;[.H260];&quot;,&quot;;[.I260];&quot;,&quot;;[.J260];&quot;,&quot;;[.K260];&quot;,&quot;;[.L260];&quot;,&quot;;[.M260];&quot;,&quot;;[.N260];&quot;);&quot;)" office:value-type="string" office:string-value="INSERT INTO RESOURCE(id_resource, resource, url, description, comments, id_level, active,has_script,has_grammar,has_quiz,has_vocabulary, id_source, id_skill) VALUES(260,'At the library - giving personal information','https://learnenglishteens.britishcouncil.org/skills/listening/beginner-a1-listening/library-giving-personal-information','',NULL,1,true,true,false,true,true,2,1);" calcext:value-type="string">
            <text:p>INSERT INTO RESOURCE(id_resource, resource, url, description, comments, id_level, active,has_script,has_grammar,has_quiz,has_vocabulary, id_source, id_skill) VALUES(260,'At the library - giving personal information','https://learnenglishteens.britishcouncil.org/skills/listening/beginner-a1-listening/library-giving-personal-information','',NULL,1,true,true,false,true,true,2,1);</text:p>
          </table:table-cell>
        </table:table-row>
        <table:table-row table:style-name="ro1">
          <table:table-cell office:value-type="float" office:value="261" calcext:value-type="float">
            <text:p>261</text:p>
          </table:table-cell>
          <table:table-cell office:value-type="string" calcext:value-type="string">
            <text:p>Band auditions</text:p>
          </table:table-cell>
          <table:table-cell office:value-type="string" calcext:value-type="string">
            <text:p>https://learnenglishteens.britishcouncil.org/skills/listening/beginner-a1-listening/band-auditions</text:p>
          </table:table-cell>
          <table:table-cell table:number-columns-repeated="2"/>
          <table:table-cell table:formula="of:=IF([.E261]=&quot;&quot;;&quot;NULL&quot;;CONCATENATE(&quot;'&quot;;[.E26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1];&quot;,'&quot;;SUBSTITUTE([.B261];&quot;'&quot;;&quot;''&quot;);&quot;','&quot;;SUBSTITUTE([.C261];&quot;'&quot;;&quot;''&quot;);&quot;','&quot;;SUBSTITUTE([.D261];&quot;'&quot;;&quot;''&quot;);&quot;',&quot;;SUBSTITUTE([.F261];&quot;'&quot;;&quot;''&quot;);&quot;,&quot;;[.G261];&quot;,&quot;;[.H261];&quot;,&quot;;[.I261];&quot;,&quot;;[.J261];&quot;,&quot;;[.K261];&quot;,&quot;;[.L261];&quot;,&quot;;[.M261];&quot;,&quot;;[.N261];&quot;);&quot;)" office:value-type="string" office:string-value="INSERT INTO RESOURCE(id_resource, resource, url, description, comments, id_level, active,has_script,has_grammar,has_quiz,has_vocabulary, id_source, id_skill) VALUES(261,'Band auditions','https://learnenglishteens.britishcouncil.org/skills/listening/beginner-a1-listening/band-auditions','',NULL,1,true,true,false,true,true,2,1);" calcext:value-type="string">
            <text:p>INSERT INTO RESOURCE(id_resource, resource, url, description, comments, id_level, active,has_script,has_grammar,has_quiz,has_vocabulary, id_source, id_skill) VALUES(261,'Band auditions','https://learnenglishteens.britishcouncil.org/skills/listening/beginner-a1-listening/band-auditions','',NULL,1,true,true,false,true,true,2,1);</text:p>
          </table:table-cell>
        </table:table-row>
        <table:table-row table:style-name="ro1">
          <table:table-cell office:value-type="float" office:value="262" calcext:value-type="float">
            <text:p>262</text:p>
          </table:table-cell>
          <table:table-cell office:value-type="string" calcext:value-type="string">
            <text:p>Describing people</text:p>
          </table:table-cell>
          <table:table-cell office:value-type="string" calcext:value-type="string">
            <text:p>https://learnenglishteens.britishcouncil.org/skills/listening/beginner-a1-listening/describing-people</text:p>
          </table:table-cell>
          <table:table-cell table:number-columns-repeated="2"/>
          <table:table-cell table:formula="of:=IF([.E262]=&quot;&quot;;&quot;NULL&quot;;CONCATENATE(&quot;'&quot;;[.E26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2];&quot;,'&quot;;SUBSTITUTE([.B262];&quot;'&quot;;&quot;''&quot;);&quot;','&quot;;SUBSTITUTE([.C262];&quot;'&quot;;&quot;''&quot;);&quot;','&quot;;SUBSTITUTE([.D262];&quot;'&quot;;&quot;''&quot;);&quot;',&quot;;SUBSTITUTE([.F262];&quot;'&quot;;&quot;''&quot;);&quot;,&quot;;[.G262];&quot;,&quot;;[.H262];&quot;,&quot;;[.I262];&quot;,&quot;;[.J262];&quot;,&quot;;[.K262];&quot;,&quot;;[.L262];&quot;,&quot;;[.M262];&quot;,&quot;;[.N262];&quot;);&quot;)" office:value-type="string" office:string-value="INSERT INTO RESOURCE(id_resource, resource, url, description, comments, id_level, active,has_script,has_grammar,has_quiz,has_vocabulary, id_source, id_skill) VALUES(262,'Describing people','https://learnenglishteens.britishcouncil.org/skills/listening/beginner-a1-listening/describing-people','',NULL,1,true,true,false,true,true,2,1);" calcext:value-type="string">
            <text:p>INSERT INTO RESOURCE(id_resource, resource, url, description, comments, id_level, active,has_script,has_grammar,has_quiz,has_vocabulary, id_source, id_skill) VALUES(262,'Describing people','https://learnenglishteens.britishcouncil.org/skills/listening/beginner-a1-listening/describing-people','',NULL,1,true,true,false,true,true,2,1);</text:p>
          </table:table-cell>
        </table:table-row>
        <table:table-row table:style-name="ro1">
          <table:table-cell office:value-type="float" office:value="263" calcext:value-type="float">
            <text:p>263</text:p>
          </table:table-cell>
          <table:table-cell office:value-type="string" calcext:value-type="string">
            <text:p>First day at school</text:p>
          </table:table-cell>
          <table:table-cell office:value-type="string" calcext:value-type="string">
            <text:p>https://learnenglishteens.britishcouncil.org/skills/listening/beginner-a1-listening/first-day-school</text:p>
          </table:table-cell>
          <table:table-cell table:number-columns-repeated="2"/>
          <table:table-cell table:formula="of:=IF([.E263]=&quot;&quot;;&quot;NULL&quot;;CONCATENATE(&quot;'&quot;;[.E26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3];&quot;,'&quot;;SUBSTITUTE([.B263];&quot;'&quot;;&quot;''&quot;);&quot;','&quot;;SUBSTITUTE([.C263];&quot;'&quot;;&quot;''&quot;);&quot;','&quot;;SUBSTITUTE([.D263];&quot;'&quot;;&quot;''&quot;);&quot;',&quot;;SUBSTITUTE([.F263];&quot;'&quot;;&quot;''&quot;);&quot;,&quot;;[.G263];&quot;,&quot;;[.H263];&quot;,&quot;;[.I263];&quot;,&quot;;[.J263];&quot;,&quot;;[.K263];&quot;,&quot;;[.L263];&quot;,&quot;;[.M263];&quot;,&quot;;[.N263];&quot;);&quot;)" office:value-type="string" office:string-value="INSERT INTO RESOURCE(id_resource, resource, url, description, comments, id_level, active,has_script,has_grammar,has_quiz,has_vocabulary, id_source, id_skill) VALUES(263,'First day at school','https://learnenglishteens.britishcouncil.org/skills/listening/beginner-a1-listening/first-day-school','',NULL,1,true,true,false,true,true,2,1);" calcext:value-type="string">
            <text:p>INSERT INTO RESOURCE(id_resource, resource, url, description, comments, id_level, active,has_script,has_grammar,has_quiz,has_vocabulary, id_source, id_skill) VALUES(263,'First day at school','https://learnenglishteens.britishcouncil.org/skills/listening/beginner-a1-listening/first-day-school','',NULL,1,true,true,false,true,true,2,1);</text:p>
          </table:table-cell>
        </table:table-row>
        <table:table-row table:style-name="ro1">
          <table:table-cell office:value-type="float" office:value="264" calcext:value-type="float">
            <text:p>264</text:p>
          </table:table-cell>
          <table:table-cell office:value-type="string" calcext:value-type="string">
            <text:p>Getting an ID card</text:p>
          </table:table-cell>
          <table:table-cell office:value-type="string" calcext:value-type="string">
            <text:p>https://learnenglishteens.britishcouncil.org/skills/listening/beginner-a1-listening/getting-id-card</text:p>
          </table:table-cell>
          <table:table-cell table:number-columns-repeated="2"/>
          <table:table-cell table:formula="of:=IF([.E264]=&quot;&quot;;&quot;NULL&quot;;CONCATENATE(&quot;'&quot;;[.E26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4];&quot;,'&quot;;SUBSTITUTE([.B264];&quot;'&quot;;&quot;''&quot;);&quot;','&quot;;SUBSTITUTE([.C264];&quot;'&quot;;&quot;''&quot;);&quot;','&quot;;SUBSTITUTE([.D264];&quot;'&quot;;&quot;''&quot;);&quot;',&quot;;SUBSTITUTE([.F264];&quot;'&quot;;&quot;''&quot;);&quot;,&quot;;[.G264];&quot;,&quot;;[.H264];&quot;,&quot;;[.I264];&quot;,&quot;;[.J264];&quot;,&quot;;[.K264];&quot;,&quot;;[.L264];&quot;,&quot;;[.M264];&quot;,&quot;;[.N264];&quot;);&quot;)" office:value-type="string" office:string-value="INSERT INTO RESOURCE(id_resource, resource, url, description, comments, id_level, active,has_script,has_grammar,has_quiz,has_vocabulary, id_source, id_skill) VALUES(264,'Getting an ID card','https://learnenglishteens.britishcouncil.org/skills/listening/beginner-a1-listening/getting-id-card','',NULL,1,true,true,false,true,true,2,1);" calcext:value-type="string">
            <text:p>INSERT INTO RESOURCE(id_resource, resource, url, description, comments, id_level, active,has_script,has_grammar,has_quiz,has_vocabulary, id_source, id_skill) VALUES(264,'Getting an ID card','https://learnenglishteens.britishcouncil.org/skills/listening/beginner-a1-listening/getting-id-card','',NULL,1,true,true,false,true,true,2,1);</text:p>
          </table:table-cell>
        </table:table-row>
        <table:table-row table:style-name="ro1">
          <table:table-cell office:value-type="float" office:value="265" calcext:value-type="float">
            <text:p>265</text:p>
          </table:table-cell>
          <table:table-cell office:value-type="string" calcext:value-type="string">
            <text:p>Interview with a swimmer</text:p>
          </table:table-cell>
          <table:table-cell office:value-type="string" calcext:value-type="string">
            <text:p>https://learnenglishteens.britishcouncil.org/skills/listening/beginner-a1-listening/interview-swimmer</text:p>
          </table:table-cell>
          <table:table-cell table:number-columns-repeated="2"/>
          <table:table-cell table:formula="of:=IF([.E265]=&quot;&quot;;&quot;NULL&quot;;CONCATENATE(&quot;'&quot;;[.E26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5];&quot;,'&quot;;SUBSTITUTE([.B265];&quot;'&quot;;&quot;''&quot;);&quot;','&quot;;SUBSTITUTE([.C265];&quot;'&quot;;&quot;''&quot;);&quot;','&quot;;SUBSTITUTE([.D265];&quot;'&quot;;&quot;''&quot;);&quot;',&quot;;SUBSTITUTE([.F265];&quot;'&quot;;&quot;''&quot;);&quot;,&quot;;[.G265];&quot;,&quot;;[.H265];&quot;,&quot;;[.I265];&quot;,&quot;;[.J265];&quot;,&quot;;[.K265];&quot;,&quot;;[.L265];&quot;,&quot;;[.M265];&quot;,&quot;;[.N265];&quot;);&quot;)" office:value-type="string" office:string-value="INSERT INTO RESOURCE(id_resource, resource, url, description, comments, id_level, active,has_script,has_grammar,has_quiz,has_vocabulary, id_source, id_skill) VALUES(265,'Interview with a swimmer','https://learnenglishteens.britishcouncil.org/skills/listening/beginner-a1-listening/interview-swimmer','',NULL,1,true,true,false,true,true,2,1);" calcext:value-type="string">
            <text:p>INSERT INTO RESOURCE(id_resource, resource, url, description, comments, id_level, active,has_script,has_grammar,has_quiz,has_vocabulary, id_source, id_skill) VALUES(265,'Interview with a swimmer','https://learnenglishteens.britishcouncil.org/skills/listening/beginner-a1-listening/interview-swimmer','',NULL,1,true,true,false,true,true,2,1);</text:p>
          </table:table-cell>
        </table:table-row>
        <table:table-row table:style-name="ro1">
          <table:table-cell office:value-type="float" office:value="266" calcext:value-type="float">
            <text:p>266</text:p>
          </table:table-cell>
          <table:table-cell office:value-type="string" calcext:value-type="string">
            <text:p>Introducing a friend</text:p>
          </table:table-cell>
          <table:table-cell office:value-type="string" calcext:value-type="string">
            <text:p>https://learnenglishteens.britishcouncil.org/skills/listening/beginner-a1-listening/introducing-friend</text:p>
          </table:table-cell>
          <table:table-cell table:number-columns-repeated="2"/>
          <table:table-cell table:formula="of:=IF([.E266]=&quot;&quot;;&quot;NULL&quot;;CONCATENATE(&quot;'&quot;;[.E26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6];&quot;,'&quot;;SUBSTITUTE([.B266];&quot;'&quot;;&quot;''&quot;);&quot;','&quot;;SUBSTITUTE([.C266];&quot;'&quot;;&quot;''&quot;);&quot;','&quot;;SUBSTITUTE([.D266];&quot;'&quot;;&quot;''&quot;);&quot;',&quot;;SUBSTITUTE([.F266];&quot;'&quot;;&quot;''&quot;);&quot;,&quot;;[.G266];&quot;,&quot;;[.H266];&quot;,&quot;;[.I266];&quot;,&quot;;[.J266];&quot;,&quot;;[.K266];&quot;,&quot;;[.L266];&quot;,&quot;;[.M266];&quot;,&quot;;[.N266];&quot;);&quot;)" office:value-type="string" office:string-value="INSERT INTO RESOURCE(id_resource, resource, url, description, comments, id_level, active,has_script,has_grammar,has_quiz,has_vocabulary, id_source, id_skill) VALUES(266,'Introducing a friend','https://learnenglishteens.britishcouncil.org/skills/listening/beginner-a1-listening/introducing-friend','',NULL,1,true,true,false,true,true,2,1);" calcext:value-type="string">
            <text:p>INSERT INTO RESOURCE(id_resource, resource, url, description, comments, id_level, active,has_script,has_grammar,has_quiz,has_vocabulary, id_source, id_skill) VALUES(266,'Introducing a friend','https://learnenglishteens.britishcouncil.org/skills/listening/beginner-a1-listening/introducing-friend','',NULL,1,true,true,false,true,true,2,1);</text:p>
          </table:table-cell>
        </table:table-row>
        <table:table-row table:style-name="ro1">
          <table:table-cell office:value-type="float" office:value="267" calcext:value-type="float">
            <text:p>267</text:p>
          </table:table-cell>
          <table:table-cell office:value-type="string" calcext:value-type="string">
            <text:p>Inviting someone to the cinema</text:p>
          </table:table-cell>
          <table:table-cell office:value-type="string" calcext:value-type="string">
            <text:p>https://learnenglishteens.britishcouncil.org/skills/listening/beginner-a1-listening/inviting-someone-cinema</text:p>
          </table:table-cell>
          <table:table-cell table:number-columns-repeated="2"/>
          <table:table-cell table:formula="of:=IF([.E267]=&quot;&quot;;&quot;NULL&quot;;CONCATENATE(&quot;'&quot;;[.E267];&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7];&quot;,'&quot;;SUBSTITUTE([.B267];&quot;'&quot;;&quot;''&quot;);&quot;','&quot;;SUBSTITUTE([.C267];&quot;'&quot;;&quot;''&quot;);&quot;','&quot;;SUBSTITUTE([.D267];&quot;'&quot;;&quot;''&quot;);&quot;',&quot;;SUBSTITUTE([.F267];&quot;'&quot;;&quot;''&quot;);&quot;,&quot;;[.G267];&quot;,&quot;;[.H267];&quot;,&quot;;[.I267];&quot;,&quot;;[.J267];&quot;,&quot;;[.K267];&quot;,&quot;;[.L267];&quot;,&quot;;[.M267];&quot;,&quot;;[.N267];&quot;);&quot;)" office:value-type="string" office:string-value="INSERT INTO RESOURCE(id_resource, resource, url, description, comments, id_level, active,has_script,has_grammar,has_quiz,has_vocabulary, id_source, id_skill) VALUES(267,'Inviting someone to the cinema','https://learnenglishteens.britishcouncil.org/skills/listening/beginner-a1-listening/inviting-someone-cinema','',NULL,1,true,true,false,true,true,2,1);" calcext:value-type="string">
            <text:p>INSERT INTO RESOURCE(id_resource, resource, url, description, comments, id_level, active,has_script,has_grammar,has_quiz,has_vocabulary, id_source, id_skill) VALUES(267,'Inviting someone to the cinema','https://learnenglishteens.britishcouncil.org/skills/listening/beginner-a1-listening/inviting-someone-cinema','',NULL,1,true,true,false,true,true,2,1);</text:p>
          </table:table-cell>
        </table:table-row>
        <table:table-row table:style-name="ro1">
          <table:table-cell office:value-type="float" office:value="268" calcext:value-type="float">
            <text:p>268</text:p>
          </table:table-cell>
          <table:table-cell office:value-type="string" calcext:value-type="string">
            <text:p>Online safety conversation</text:p>
          </table:table-cell>
          <table:table-cell office:value-type="string" calcext:value-type="string">
            <text:p>https://learnenglishteens.britishcouncil.org/skills/listening/beginner-a1-listening/online-safety-conversation</text:p>
          </table:table-cell>
          <table:table-cell table:number-columns-repeated="2"/>
          <table:table-cell table:formula="of:=IF([.E268]=&quot;&quot;;&quot;NULL&quot;;CONCATENATE(&quot;'&quot;;[.E268];&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8];&quot;,'&quot;;SUBSTITUTE([.B268];&quot;'&quot;;&quot;''&quot;);&quot;','&quot;;SUBSTITUTE([.C268];&quot;'&quot;;&quot;''&quot;);&quot;','&quot;;SUBSTITUTE([.D268];&quot;'&quot;;&quot;''&quot;);&quot;',&quot;;SUBSTITUTE([.F268];&quot;'&quot;;&quot;''&quot;);&quot;,&quot;;[.G268];&quot;,&quot;;[.H268];&quot;,&quot;;[.I268];&quot;,&quot;;[.J268];&quot;,&quot;;[.K268];&quot;,&quot;;[.L268];&quot;,&quot;;[.M268];&quot;,&quot;;[.N268];&quot;);&quot;)" office:value-type="string" office:string-value="INSERT INTO RESOURCE(id_resource, resource, url, description, comments, id_level, active,has_script,has_grammar,has_quiz,has_vocabulary, id_source, id_skill) VALUES(268,'Online safety conversation','https://learnenglishteens.britishcouncil.org/skills/listening/beginner-a1-listening/online-safety-conversation','',NULL,1,true,true,false,true,true,2,1);" calcext:value-type="string">
            <text:p>INSERT INTO RESOURCE(id_resource, resource, url, description, comments, id_level, active,has_script,has_grammar,has_quiz,has_vocabulary, id_source, id_skill) VALUES(268,'Online safety conversation','https://learnenglishteens.britishcouncil.org/skills/listening/beginner-a1-listening/online-safety-conversation','',NULL,1,true,true,false,true,true,2,1);</text:p>
          </table:table-cell>
        </table:table-row>
        <table:table-row table:style-name="ro1">
          <table:table-cell office:value-type="float" office:value="269" calcext:value-type="float">
            <text:p>269</text:p>
          </table:table-cell>
          <table:table-cell office:value-type="string" calcext:value-type="string">
            <text:p>Ordering food in a café</text:p>
          </table:table-cell>
          <table:table-cell office:value-type="string" calcext:value-type="string">
            <text:p>https://learnenglishteens.britishcouncil.org/skills/listening/beginner-a1-listening/ordering-food-cafe</text:p>
          </table:table-cell>
          <table:table-cell table:number-columns-repeated="2"/>
          <table:table-cell table:formula="of:=IF([.E269]=&quot;&quot;;&quot;NULL&quot;;CONCATENATE(&quot;'&quot;;[.E26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9];&quot;,'&quot;;SUBSTITUTE([.B269];&quot;'&quot;;&quot;''&quot;);&quot;','&quot;;SUBSTITUTE([.C269];&quot;'&quot;;&quot;''&quot;);&quot;','&quot;;SUBSTITUTE([.D269];&quot;'&quot;;&quot;''&quot;);&quot;',&quot;;SUBSTITUTE([.F269];&quot;'&quot;;&quot;''&quot;);&quot;,&quot;;[.G269];&quot;,&quot;;[.H269];&quot;,&quot;;[.I269];&quot;,&quot;;[.J269];&quot;,&quot;;[.K269];&quot;,&quot;;[.L269];&quot;,&quot;;[.M269];&quot;,&quot;;[.N269];&quot;);&quot;)" office:value-type="string" office:string-value="INSERT INTO RESOURCE(id_resource, resource, url, description, comments, id_level, active,has_script,has_grammar,has_quiz,has_vocabulary, id_source, id_skill) VALUES(269,'Ordering food in a café','https://learnenglishteens.britishcouncil.org/skills/listening/beginner-a1-listening/ordering-food-cafe','',NULL,1,true,true,false,true,true,2,1);" calcext:value-type="string">
            <text:p>INSERT INTO RESOURCE(id_resource, resource, url, description, comments, id_level, active,has_script,has_grammar,has_quiz,has_vocabulary, id_source, id_skill) VALUES(269,'Ordering food in a café','https://learnenglishteens.britishcouncil.org/skills/listening/beginner-a1-listening/ordering-food-cafe','',NULL,1,true,true,false,true,true,2,1);</text:p>
          </table:table-cell>
        </table:table-row>
        <table:table-row table:style-name="ro1">
          <table:table-cell office:value-type="float" office:value="270" calcext:value-type="float">
            <text:p>270</text:p>
          </table:table-cell>
          <table:table-cell office:value-type="string" calcext:value-type="string">
            <text:p>Spelling colours</text:p>
          </table:table-cell>
          <table:table-cell office:value-type="string" calcext:value-type="string">
            <text:p>Listen to the spelling of the colours and do the exercises. If you don't know the colours in English, do this vocabulary exercise first.</text:p>
          </table:table-cell>
          <table:table-cell table:number-columns-repeated="2"/>
          <table:table-cell table:formula="of:=IF([.E270]=&quot;&quot;;&quot;NULL&quot;;CONCATENATE(&quot;'&quot;;[.E27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0];&quot;,'&quot;;SUBSTITUTE([.B270];&quot;'&quot;;&quot;''&quot;);&quot;','&quot;;SUBSTITUTE([.C270];&quot;'&quot;;&quot;''&quot;);&quot;','&quot;;SUBSTITUTE([.D270];&quot;'&quot;;&quot;''&quot;);&quot;',&quot;;SUBSTITUTE([.F270];&quot;'&quot;;&quot;''&quot;);&quot;,&quot;;[.G270];&quot;,&quot;;[.H270];&quot;,&quot;;[.I270];&quot;,&quot;;[.J270];&quot;,&quot;;[.K270];&quot;,&quot;;[.L270];&quot;,&quot;;[.M270];&quot;,&quot;;[.N270];&quot;);&quot;)" office:value-type="string" office:string-value="INSERT INTO RESOURCE(id_resource, resource, url, description, comments, id_level, active,has_script,has_grammar,has_quiz,has_vocabulary, id_source, id_skill) VALUES(270,'Spelling colours','Listen to the spelling of the colours and do the exercises. If you don''t know the colours in English, do this vocabulary exercise first.','',NULL,1,true,true,false,true,true,2,1);" calcext:value-type="string">
            <text:p>INSERT INTO RESOURCE(id_resource, resource, url, description, comments, id_level, active,has_script,has_grammar,has_quiz,has_vocabulary, id_source, id_skill) VALUES(270,'Spelling colours','Listen to the spelling of the colours and do the exercises. If you don''t know the colours in English, do this vocabulary exercise first.','',NULL,1,true,true,false,true,true,2,1);</text:p>
          </table:table-cell>
        </table:table-row>
        <table:table-row table:style-name="ro1">
          <table:table-cell office:value-type="float" office:value="271" calcext:value-type="float">
            <text:p>271</text:p>
          </table:table-cell>
          <table:table-cell office:value-type="string" calcext:value-type="string">
            <text:p>Spelling names</text:p>
          </table:table-cell>
          <table:table-cell office:value-type="string" calcext:value-type="string">
            <text:p>https://learnenglishteens.britishcouncil.org/skills/listening/beginner-a1-listening/spelling-names</text:p>
          </table:table-cell>
          <table:table-cell table:number-columns-repeated="2"/>
          <table:table-cell table:formula="of:=IF([.E271]=&quot;&quot;;&quot;NULL&quot;;CONCATENATE(&quot;'&quot;;[.E27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1];&quot;,'&quot;;SUBSTITUTE([.B271];&quot;'&quot;;&quot;''&quot;);&quot;','&quot;;SUBSTITUTE([.C271];&quot;'&quot;;&quot;''&quot;);&quot;','&quot;;SUBSTITUTE([.D271];&quot;'&quot;;&quot;''&quot;);&quot;',&quot;;SUBSTITUTE([.F271];&quot;'&quot;;&quot;''&quot;);&quot;,&quot;;[.G271];&quot;,&quot;;[.H271];&quot;,&quot;;[.I271];&quot;,&quot;;[.J271];&quot;,&quot;;[.K271];&quot;,&quot;;[.L271];&quot;,&quot;;[.M271];&quot;,&quot;;[.N271];&quot;);&quot;)" office:value-type="string" office:string-value="INSERT INTO RESOURCE(id_resource, resource, url, description, comments, id_level, active,has_script,has_grammar,has_quiz,has_vocabulary, id_source, id_skill) VALUES(271,'Spelling names','https://learnenglishteens.britishcouncil.org/skills/listening/beginner-a1-listening/spelling-names','',NULL,1,true,true,false,true,true,2,1);" calcext:value-type="string">
            <text:p>INSERT INTO RESOURCE(id_resource, resource, url, description, comments, id_level, active,has_script,has_grammar,has_quiz,has_vocabulary, id_source, id_skill) VALUES(271,'Spelling names','https://learnenglishteens.britishcouncil.org/skills/listening/beginner-a1-listening/spelling-names','',NULL,1,true,true,false,true,true,2,1);</text:p>
          </table:table-cell>
        </table:table-row>
        <table:table-row table:style-name="ro1">
          <table:table-cell office:value-type="float" office:value="272" calcext:value-type="float">
            <text:p>272</text:p>
          </table:table-cell>
          <table:table-cell office:value-type="string" calcext:value-type="string">
            <text:p>Study tips</text:p>
          </table:table-cell>
          <table:table-cell office:value-type="string" calcext:value-type="string">
            <text:p>https://learnenglishteens.britishcouncil.org/skills/listening/beginner-a1-listening/study-tips</text:p>
          </table:table-cell>
          <table:table-cell table:number-columns-repeated="2"/>
          <table:table-cell table:formula="of:=IF([.E272]=&quot;&quot;;&quot;NULL&quot;;CONCATENATE(&quot;'&quot;;[.E27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2];&quot;,'&quot;;SUBSTITUTE([.B272];&quot;'&quot;;&quot;''&quot;);&quot;','&quot;;SUBSTITUTE([.C272];&quot;'&quot;;&quot;''&quot;);&quot;','&quot;;SUBSTITUTE([.D272];&quot;'&quot;;&quot;''&quot;);&quot;',&quot;;SUBSTITUTE([.F272];&quot;'&quot;;&quot;''&quot;);&quot;,&quot;;[.G272];&quot;,&quot;;[.H272];&quot;,&quot;;[.I272];&quot;,&quot;;[.J272];&quot;,&quot;;[.K272];&quot;,&quot;;[.L272];&quot;,&quot;;[.M272];&quot;,&quot;;[.N272];&quot;);&quot;)" office:value-type="string" office:string-value="INSERT INTO RESOURCE(id_resource, resource, url, description, comments, id_level, active,has_script,has_grammar,has_quiz,has_vocabulary, id_source, id_skill) VALUES(272,'Study tips','https://learnenglishteens.britishcouncil.org/skills/listening/beginner-a1-listening/study-tips','',NULL,1,true,true,false,true,true,2,1);" calcext:value-type="string">
            <text:p>INSERT INTO RESOURCE(id_resource, resource, url, description, comments, id_level, active,has_script,has_grammar,has_quiz,has_vocabulary, id_source, id_skill) VALUES(272,'Study tips','https://learnenglishteens.britishcouncil.org/skills/listening/beginner-a1-listening/study-tips','',NULL,1,true,true,false,true,true,2,1);</text:p>
          </table:table-cell>
        </table:table-row>
        <table:table-row table:style-name="ro1">
          <table:table-cell office:value-type="float" office:value="273" calcext:value-type="float">
            <text:p>273</text:p>
          </table:table-cell>
          <table:table-cell office:value-type="string" calcext:value-type="string">
            <text:p>Understanding numbers</text:p>
          </table:table-cell>
          <table:table-cell office:value-type="string" calcext:value-type="string">
            <text:p>https://learnenglishteens.britishcouncil.org/skills/listening/beginner-a1-listening/understanding-numbers</text:p>
          </table:table-cell>
          <table:table-cell table:number-columns-repeated="2"/>
          <table:table-cell table:formula="of:=IF([.E273]=&quot;&quot;;&quot;NULL&quot;;CONCATENATE(&quot;'&quot;;[.E27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3];&quot;,'&quot;;SUBSTITUTE([.B273];&quot;'&quot;;&quot;''&quot;);&quot;','&quot;;SUBSTITUTE([.C273];&quot;'&quot;;&quot;''&quot;);&quot;','&quot;;SUBSTITUTE([.D273];&quot;'&quot;;&quot;''&quot;);&quot;',&quot;;SUBSTITUTE([.F273];&quot;'&quot;;&quot;''&quot;);&quot;,&quot;;[.G273];&quot;,&quot;;[.H273];&quot;,&quot;;[.I273];&quot;,&quot;;[.J273];&quot;,&quot;;[.K273];&quot;,&quot;;[.L273];&quot;,&quot;;[.M273];&quot;,&quot;;[.N273];&quot;);&quot;)" office:value-type="string" office:string-value="INSERT INTO RESOURCE(id_resource, resource, url, description, comments, id_level, active,has_script,has_grammar,has_quiz,has_vocabulary, id_source, id_skill) VALUES(273,'Understanding numbers','https://learnenglishteens.britishcouncil.org/skills/listening/beginner-a1-listening/understanding-numbers','',NULL,1,true,true,false,true,true,2,1);" calcext:value-type="string">
            <text:p>INSERT INTO RESOURCE(id_resource, resource, url, description, comments, id_level, active,has_script,has_grammar,has_quiz,has_vocabulary, id_source, id_skill) VALUES(273,'Understanding numbers','https://learnenglishteens.britishcouncil.org/skills/listening/beginner-a1-listening/understanding-numbers','',NULL,1,true,true,false,true,true,2,1);</text:p>
          </table:table-cell>
        </table:table-row>
        <table:table-row table:style-name="ro1">
          <table:table-cell office:value-type="float" office:value="274" calcext:value-type="float">
            <text:p>274</text:p>
          </table:table-cell>
          <table:table-cell office:value-type="string" calcext:value-type="string">
            <text:p>Eating out</text:p>
          </table:table-cell>
          <table:table-cell office:value-type="string" calcext:value-type="string">
            <text:p>https://learnenglishteens.britishcouncil.org/skills/listening/elementary-a2-listening/eating-out</text:p>
          </table:table-cell>
          <table:table-cell office:value-type="string" calcext:value-type="string">
            <text:p>Listen carefully to the conversation in a restaurant.</text:p>
          </table:table-cell>
          <table:table-cell/>
          <table:table-cell table:formula="of:=IF([.E274]=&quot;&quot;;&quot;NULL&quot;;CONCATENATE(&quot;'&quot;;[.E27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4];&quot;,'&quot;;SUBSTITUTE([.B274];&quot;'&quot;;&quot;''&quot;);&quot;','&quot;;SUBSTITUTE([.C274];&quot;'&quot;;&quot;''&quot;);&quot;','&quot;;SUBSTITUTE([.D274];&quot;'&quot;;&quot;''&quot;);&quot;',&quot;;SUBSTITUTE([.F274];&quot;'&quot;;&quot;''&quot;);&quot;,&quot;;[.G274];&quot;,&quot;;[.H274];&quot;,&quot;;[.I274];&quot;,&quot;;[.J274];&quot;,&quot;;[.K274];&quot;,&quot;;[.L274];&quot;,&quot;;[.M274];&quot;,&quot;;[.N274];&quot;);&quot;)" office:value-type="string" office:string-value="INSERT INTO RESOURCE(id_resource, resource, url, description, comments, id_level, active,has_script,has_grammar,has_quiz,has_vocabulary, id_source, id_skill) VALUES(274,'Eating out','https://learnenglishteens.britishcouncil.org/skills/listening/elementary-a2-listening/eating-out','Listen carefully to the conversation in a restaurant.',NULL,3,true,true,false,true,true,2,1);" calcext:value-type="string">
            <text:p>INSERT INTO RESOURCE(id_resource, resource, url, description, comments, id_level, active,has_script,has_grammar,has_quiz,has_vocabulary, id_source, id_skill) VALUES(274,'Eating out','https://learnenglishteens.britishcouncil.org/skills/listening/elementary-a2-listening/eating-out','Listen carefully to the conversation in a restaurant.',NULL,3,true,true,false,true,true,2,1);</text:p>
          </table:table-cell>
        </table:table-row>
        <table:table-row table:style-name="ro1">
          <table:table-cell office:value-type="float" office:value="275" calcext:value-type="float">
            <text:p>275</text:p>
          </table:table-cell>
          <table:table-cell office:value-type="string" calcext:value-type="string">
            <text:p>Free time</text:p>
          </table:table-cell>
          <table:table-cell office:value-type="string" calcext:value-type="string">
            <text:p>https://learnenglishteens.britishcouncil.org/skills/listening/elementary-a2-listening/free-time</text:p>
          </table:table-cell>
          <table:table-cell office:value-type="string" calcext:value-type="string">
            <text:p>Listen to Tyrone calling the staff at his local swimming pool.</text:p>
          </table:table-cell>
          <table:table-cell/>
          <table:table-cell table:formula="of:=IF([.E275]=&quot;&quot;;&quot;NULL&quot;;CONCATENATE(&quot;'&quot;;[.E27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5];&quot;,'&quot;;SUBSTITUTE([.B275];&quot;'&quot;;&quot;''&quot;);&quot;','&quot;;SUBSTITUTE([.C275];&quot;'&quot;;&quot;''&quot;);&quot;','&quot;;SUBSTITUTE([.D275];&quot;'&quot;;&quot;''&quot;);&quot;',&quot;;SUBSTITUTE([.F275];&quot;'&quot;;&quot;''&quot;);&quot;,&quot;;[.G275];&quot;,&quot;;[.H275];&quot;,&quot;;[.I275];&quot;,&quot;;[.J275];&quot;,&quot;;[.K275];&quot;,&quot;;[.L275];&quot;,&quot;;[.M275];&quot;,&quot;;[.N275];&quot;);&quot;)" office:value-type="string" office:string-value="INSERT INTO RESOURCE(id_resource, resource, url, description, comments, id_level, active,has_script,has_grammar,has_quiz,has_vocabulary, id_source, id_skill) VALUES(275,'Free time','https://learnenglishteens.britishcouncil.org/skills/listening/elementary-a2-listening/free-time','Listen to Tyrone calling the staff at his local swimming pool.',NULL,3,true,true,false,true,true,2,1);" calcext:value-type="string">
            <text:p>INSERT INTO RESOURCE(id_resource, resource, url, description, comments, id_level, active,has_script,has_grammar,has_quiz,has_vocabulary, id_source, id_skill) VALUES(275,'Free time','https://learnenglishteens.britishcouncil.org/skills/listening/elementary-a2-listening/free-time','Listen to Tyrone calling the staff at his local swimming pool.',NULL,3,true,true,false,true,true,2,1);</text:p>
          </table:table-cell>
        </table:table-row>
        <table:table-row table:style-name="ro1">
          <table:table-cell office:value-type="float" office:value="276" calcext:value-type="float">
            <text:p>276</text:p>
          </table:table-cell>
          <table:table-cell office:value-type="string" calcext:value-type="string">
            <text:p>Giving directions</text:p>
          </table:table-cell>
          <table:table-cell office:value-type="string" calcext:value-type="string">
            <text:p>https://learnenglishteens.britishcouncil.org/skills/listening/elementary-a2-listening/giving-directions</text:p>
          </table:table-cell>
          <table:table-cell office:value-type="string" calcext:value-type="string">
            <text:p>Look at the map and listen to the directions.</text:p>
          </table:table-cell>
          <table:table-cell/>
          <table:table-cell table:formula="of:=IF([.E276]=&quot;&quot;;&quot;NULL&quot;;CONCATENATE(&quot;'&quot;;[.E27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6];&quot;,'&quot;;SUBSTITUTE([.B276];&quot;'&quot;;&quot;''&quot;);&quot;','&quot;;SUBSTITUTE([.C276];&quot;'&quot;;&quot;''&quot;);&quot;','&quot;;SUBSTITUTE([.D276];&quot;'&quot;;&quot;''&quot;);&quot;',&quot;;SUBSTITUTE([.F276];&quot;'&quot;;&quot;''&quot;);&quot;,&quot;;[.G276];&quot;,&quot;;[.H276];&quot;,&quot;;[.I276];&quot;,&quot;;[.J276];&quot;,&quot;;[.K276];&quot;,&quot;;[.L276];&quot;,&quot;;[.M276];&quot;,&quot;;[.N276];&quot;);&quot;)" office:value-type="string" office:string-value="INSERT INTO RESOURCE(id_resource, resource, url, description, comments, id_level, active,has_script,has_grammar,has_quiz,has_vocabulary, id_source, id_skill) VALUES(276,'Giving directions','https://learnenglishteens.britishcouncil.org/skills/listening/elementary-a2-listening/giving-directions','Look at the map and listen to the directions.',NULL,3,true,true,false,true,true,2,1);" calcext:value-type="string">
            <text:p>INSERT INTO RESOURCE(id_resource, resource, url, description, comments, id_level, active,has_script,has_grammar,has_quiz,has_vocabulary, id_source, id_skill) VALUES(276,'Giving directions','https://learnenglishteens.britishcouncil.org/skills/listening/elementary-a2-listening/giving-directions','Look at the map and listen to the directions.',NULL,3,true,true,false,true,true,2,1);</text:p>
          </table:table-cell>
        </table:table-row>
        <table:table-row table:style-name="ro1">
          <table:table-cell office:value-type="float" office:value="277" calcext:value-type="float">
            <text:p>277</text:p>
          </table:table-cell>
          <table:table-cell office:value-type="string" calcext:value-type="string">
            <text:p>Going to the cinema</text:p>
          </table:table-cell>
          <table:table-cell office:value-type="string" calcext:value-type="string">
            <text:p>https://learnenglishteens.britishcouncil.org/skills/listening/elementary-a2-listening/going-cinema</text:p>
          </table:table-cell>
          <table:table-cell office:value-type="string" calcext:value-type="string">
            <text:p>Listen to Mario and Tamara talking about what film they want to see.</text:p>
          </table:table-cell>
          <table:table-cell/>
          <table:table-cell table:formula="of:=IF([.E277]=&quot;&quot;;&quot;NULL&quot;;CONCATENATE(&quot;'&quot;;[.E27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7];&quot;,'&quot;;SUBSTITUTE([.B277];&quot;'&quot;;&quot;''&quot;);&quot;','&quot;;SUBSTITUTE([.C277];&quot;'&quot;;&quot;''&quot;);&quot;','&quot;;SUBSTITUTE([.D277];&quot;'&quot;;&quot;''&quot;);&quot;',&quot;;SUBSTITUTE([.F277];&quot;'&quot;;&quot;''&quot;);&quot;,&quot;;[.G277];&quot;,&quot;;[.H277];&quot;,&quot;;[.I277];&quot;,&quot;;[.J277];&quot;,&quot;;[.K277];&quot;,&quot;;[.L277];&quot;,&quot;;[.M277];&quot;,&quot;;[.N277];&quot;);&quot;)" office:value-type="string" office:string-value="INSERT INTO RESOURCE(id_resource, resource, url, description, comments, id_level, active,has_script,has_grammar,has_quiz,has_vocabulary, id_source, id_skill) VALUES(277,'Going to the cinema','https://learnenglishteens.britishcouncil.org/skills/listening/elementary-a2-listening/going-cinema','Listen to Mario and Tamara talking about what film they want to see.',NULL,3,true,true,false,true,true,2,1);" calcext:value-type="string">
            <text:p>INSERT INTO RESOURCE(id_resource, resource, url, description, comments, id_level, active,has_script,has_grammar,has_quiz,has_vocabulary, id_source, id_skill) VALUES(277,'Going to the cinema','https://learnenglishteens.britishcouncil.org/skills/listening/elementary-a2-listening/going-cinema','Listen to Mario and Tamara talking about what film they want to see.',NULL,3,true,true,false,true,true,2,1);</text:p>
          </table:table-cell>
        </table:table-row>
        <table:table-row table:style-name="ro1">
          <table:table-cell office:value-type="float" office:value="278" calcext:value-type="float">
            <text:p>278</text:p>
          </table:table-cell>
          <table:table-cell office:value-type="string" calcext:value-type="string">
            <text:p>Shopping for clothes</text:p>
          </table:table-cell>
          <table:table-cell office:value-type="string" calcext:value-type="string">
            <text:p>https://learnenglishteens.britishcouncil.org/skills/listening/elementary-a2-listening/shopping-clothes</text:p>
          </table:table-cell>
          <table:table-cell office:value-type="string" calcext:value-type="string">
            <text:p>Listen to the conversation between a customer and a shop assistant.</text:p>
          </table:table-cell>
          <table:table-cell/>
          <table:table-cell table:formula="of:=IF([.E278]=&quot;&quot;;&quot;NULL&quot;;CONCATENATE(&quot;'&quot;;[.E27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8];&quot;,'&quot;;SUBSTITUTE([.B278];&quot;'&quot;;&quot;''&quot;);&quot;','&quot;;SUBSTITUTE([.C278];&quot;'&quot;;&quot;''&quot;);&quot;','&quot;;SUBSTITUTE([.D278];&quot;'&quot;;&quot;''&quot;);&quot;',&quot;;SUBSTITUTE([.F278];&quot;'&quot;;&quot;''&quot;);&quot;,&quot;;[.G278];&quot;,&quot;;[.H278];&quot;,&quot;;[.I278];&quot;,&quot;;[.J278];&quot;,&quot;;[.K278];&quot;,&quot;;[.L278];&quot;,&quot;;[.M278];&quot;,&quot;;[.N278];&quot;);&quot;)" office:value-type="string" office:string-value="INSERT INTO RESOURCE(id_resource, resource, url, description, comments, id_level, active,has_script,has_grammar,has_quiz,has_vocabulary, id_source, id_skill) VALUES(278,'Shopping for clothes','https://learnenglishteens.britishcouncil.org/skills/listening/elementary-a2-listening/shopping-clothes','Listen to the conversation between a customer and a shop assistant.',NULL,3,true,true,false,true,true,2,1);" calcext:value-type="string">
            <text:p>INSERT INTO RESOURCE(id_resource, resource, url, description, comments, id_level, active,has_script,has_grammar,has_quiz,has_vocabulary, id_source, id_skill) VALUES(278,'Shopping for clothes','https://learnenglishteens.britishcouncil.org/skills/listening/elementary-a2-listening/shopping-clothes','Listen to the conversation between a customer and a shop assistant.',NULL,3,true,true,false,true,true,2,1);</text:p>
          </table:table-cell>
        </table:table-row>
        <table:table-row table:style-name="ro1">
          <table:table-cell office:value-type="float" office:value="279" calcext:value-type="float">
            <text:p>279</text:p>
          </table:table-cell>
          <table:table-cell office:value-type="string" calcext:value-type="string">
            <text:p>Stop wasting time</text:p>
          </table:table-cell>
          <table:table-cell office:value-type="string" calcext:value-type="string">
            <text:p>https://learnenglishteens.britishcouncil.org/skills/listening/elementary-a2-listening/stop-wasting-time</text:p>
          </table:table-cell>
          <table:table-cell office:value-type="string" calcext:value-type="string">
            <text:p>Listen to the conversation about how to study better.</text:p>
          </table:table-cell>
          <table:table-cell/>
          <table:table-cell table:formula="of:=IF([.E279]=&quot;&quot;;&quot;NULL&quot;;CONCATENATE(&quot;'&quot;;[.E27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9];&quot;,'&quot;;SUBSTITUTE([.B279];&quot;'&quot;;&quot;''&quot;);&quot;','&quot;;SUBSTITUTE([.C279];&quot;'&quot;;&quot;''&quot;);&quot;','&quot;;SUBSTITUTE([.D279];&quot;'&quot;;&quot;''&quot;);&quot;',&quot;;SUBSTITUTE([.F279];&quot;'&quot;;&quot;''&quot;);&quot;,&quot;;[.G279];&quot;,&quot;;[.H279];&quot;,&quot;;[.I279];&quot;,&quot;;[.J279];&quot;,&quot;;[.K279];&quot;,&quot;;[.L279];&quot;,&quot;;[.M279];&quot;,&quot;;[.N279];&quot;);&quot;)" office:value-type="string" office:string-value="INSERT INTO RESOURCE(id_resource, resource, url, description, comments, id_level, active,has_script,has_grammar,has_quiz,has_vocabulary, id_source, id_skill) VALUES(279,'Stop wasting time','https://learnenglishteens.britishcouncil.org/skills/listening/elementary-a2-listening/stop-wasting-time','Listen to the conversation about how to study better.',NULL,3,true,true,false,true,true,2,1);" calcext:value-type="string">
            <text:p>INSERT INTO RESOURCE(id_resource, resource, url, description, comments, id_level, active,has_script,has_grammar,has_quiz,has_vocabulary, id_source, id_skill) VALUES(279,'Stop wasting time','https://learnenglishteens.britishcouncil.org/skills/listening/elementary-a2-listening/stop-wasting-time','Listen to the conversation about how to study better.',NULL,3,true,true,false,true,true,2,1);</text:p>
          </table:table-cell>
        </table:table-row>
        <table:table-row table:style-name="ro1">
          <table:table-cell office:value-type="float" office:value="280" calcext:value-type="float">
            <text:p>280</text:p>
          </table:table-cell>
          <table:table-cell office:value-type="string" calcext:value-type="string">
            <text:p>Taking notes</text:p>
          </table:table-cell>
          <table:table-cell office:value-type="string" calcext:value-type="string">
            <text:p>https://learnenglishteens.britishcouncil.org/skills/listening/elementary-a2-listening/taking-notes</text:p>
          </table:table-cell>
          <table:table-cell office:value-type="string" calcext:value-type="string">
            <text:p>Listen to the conversation about taking notes.</text:p>
          </table:table-cell>
          <table:table-cell/>
          <table:table-cell table:formula="of:=IF([.E280]=&quot;&quot;;&quot;NULL&quot;;CONCATENATE(&quot;'&quot;;[.E28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0];&quot;,'&quot;;SUBSTITUTE([.B280];&quot;'&quot;;&quot;''&quot;);&quot;','&quot;;SUBSTITUTE([.C280];&quot;'&quot;;&quot;''&quot;);&quot;','&quot;;SUBSTITUTE([.D280];&quot;'&quot;;&quot;''&quot;);&quot;',&quot;;SUBSTITUTE([.F280];&quot;'&quot;;&quot;''&quot;);&quot;,&quot;;[.G280];&quot;,&quot;;[.H280];&quot;,&quot;;[.I280];&quot;,&quot;;[.J280];&quot;,&quot;;[.K280];&quot;,&quot;;[.L280];&quot;,&quot;;[.M280];&quot;,&quot;;[.N280];&quot;);&quot;)" office:value-type="string" office:string-value="INSERT INTO RESOURCE(id_resource, resource, url, description, comments, id_level, active,has_script,has_grammar,has_quiz,has_vocabulary, id_source, id_skill) VALUES(280,'Taking notes','https://learnenglishteens.britishcouncil.org/skills/listening/elementary-a2-listening/taking-notes','Listen to the conversation about taking notes.',NULL,3,true,true,false,true,true,2,1);" calcext:value-type="string">
            <text:p>INSERT INTO RESOURCE(id_resource, resource, url, description, comments, id_level, active,has_script,has_grammar,has_quiz,has_vocabulary, id_source, id_skill) VALUES(280,'Taking notes','https://learnenglishteens.britishcouncil.org/skills/listening/elementary-a2-listening/taking-notes','Listen to the conversation about taking notes.',NULL,3,true,true,false,true,true,2,1);</text:p>
          </table:table-cell>
        </table:table-row>
        <table:table-row table:style-name="ro1">
          <table:table-cell office:value-type="float" office:value="281" calcext:value-type="float">
            <text:p>281</text:p>
          </table:table-cell>
          <table:table-cell office:value-type="string" calcext:value-type="string">
            <text:p>Tour of London</text:p>
          </table:table-cell>
          <table:table-cell office:value-type="string" calcext:value-type="string">
            <text:p>https://learnenglishteens.britishcouncil.org/skills/listening/elementary-a2-listening/tour-london</text:p>
          </table:table-cell>
          <table:table-cell office:value-type="string" calcext:value-type="string">
            <text:p>Take a tour of London by listening to this tour guide.</text:p>
          </table:table-cell>
          <table:table-cell/>
          <table:table-cell table:formula="of:=IF([.E281]=&quot;&quot;;&quot;NULL&quot;;CONCATENATE(&quot;'&quot;;[.E28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1];&quot;,'&quot;;SUBSTITUTE([.B281];&quot;'&quot;;&quot;''&quot;);&quot;','&quot;;SUBSTITUTE([.C281];&quot;'&quot;;&quot;''&quot;);&quot;','&quot;;SUBSTITUTE([.D281];&quot;'&quot;;&quot;''&quot;);&quot;',&quot;;SUBSTITUTE([.F281];&quot;'&quot;;&quot;''&quot;);&quot;,&quot;;[.G281];&quot;,&quot;;[.H281];&quot;,&quot;;[.I281];&quot;,&quot;;[.J281];&quot;,&quot;;[.K281];&quot;,&quot;;[.L281];&quot;,&quot;;[.M281];&quot;,&quot;;[.N281];&quot;);&quot;)" office:value-type="string" office:string-value="INSERT INTO RESOURCE(id_resource, resource, url, description, comments, id_level, active,has_script,has_grammar,has_quiz,has_vocabulary, id_source, id_skill) VALUES(281,'Tour of London','https://learnenglishteens.britishcouncil.org/skills/listening/elementary-a2-listening/tour-london','Take a tour of London by listening to this tour guide.',NULL,3,true,true,false,true,true,2,1);" calcext:value-type="string">
            <text:p>INSERT INTO RESOURCE(id_resource, resource, url, description, comments, id_level, active,has_script,has_grammar,has_quiz,has_vocabulary, id_source, id_skill) VALUES(281,'Tour of London','https://learnenglishteens.britishcouncil.org/skills/listening/elementary-a2-listening/tour-london','Take a tour of London by listening to this tour guide.',NULL,3,true,true,false,true,true,2,1);</text:p>
          </table:table-cell>
        </table:table-row>
        <table:table-row table:style-name="ro1">
          <table:table-cell office:value-type="float" office:value="282" calcext:value-type="float">
            <text:p>282</text:p>
          </table:table-cell>
          <table:table-cell office:value-type="string" calcext:value-type="string">
            <text:p>Trains and travel</text:p>
          </table:table-cell>
          <table:table-cell office:value-type="string" calcext:value-type="string">
            <text:p>https://learnenglishteens.britishcouncil.org/skills/listening/elementary-a2-listening/trains-travel</text:p>
          </table:table-cell>
          <table:table-cell office:value-type="string" calcext:value-type="string">
            <text:p>Listen to five different conversations at a train station.</text:p>
          </table:table-cell>
          <table:table-cell/>
          <table:table-cell table:formula="of:=IF([.E282]=&quot;&quot;;&quot;NULL&quot;;CONCATENATE(&quot;'&quot;;[.E28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2];&quot;,'&quot;;SUBSTITUTE([.B282];&quot;'&quot;;&quot;''&quot;);&quot;','&quot;;SUBSTITUTE([.C282];&quot;'&quot;;&quot;''&quot;);&quot;','&quot;;SUBSTITUTE([.D282];&quot;'&quot;;&quot;''&quot;);&quot;',&quot;;SUBSTITUTE([.F282];&quot;'&quot;;&quot;''&quot;);&quot;,&quot;;[.G282];&quot;,&quot;;[.H282];&quot;,&quot;;[.I282];&quot;,&quot;;[.J282];&quot;,&quot;;[.K282];&quot;,&quot;;[.L282];&quot;,&quot;;[.M282];&quot;,&quot;;[.N282];&quot;);&quot;)" office:value-type="string" office:string-value="INSERT INTO RESOURCE(id_resource, resource, url, description, comments, id_level, active,has_script,has_grammar,has_quiz,has_vocabulary, id_source, id_skill) VALUES(282,'Trains and travel','https://learnenglishteens.britishcouncil.org/skills/listening/elementary-a2-listening/trains-travel','Listen to five different conversations at a train station.',NULL,3,true,true,false,true,true,2,1);" calcext:value-type="string">
            <text:p>INSERT INTO RESOURCE(id_resource, resource, url, description, comments, id_level, active,has_script,has_grammar,has_quiz,has_vocabulary, id_source, id_skill) VALUES(282,'Trains and travel','https://learnenglishteens.britishcouncil.org/skills/listening/elementary-a2-listening/trains-travel','Listen to five different conversations at a train station.',NULL,3,true,true,false,true,true,2,1);</text:p>
          </table:table-cell>
        </table:table-row>
        <table:table-row table:style-name="ro1">
          <table:table-cell office:value-type="float" office:value="283" calcext:value-type="float">
            <text:p>283</text:p>
          </table:table-cell>
          <table:table-cell office:value-type="string" calcext:value-type="string">
            <text:p>Travelling abroad</text:p>
          </table:table-cell>
          <table:table-cell office:value-type="string" calcext:value-type="string">
            <text:p>https://learnenglishteens.britishcouncil.org/skills/listening/elementary-a2-listening/travelling-abroad</text:p>
          </table:table-cell>
          <table:table-cell office:value-type="string" calcext:value-type="string">
            <text:p>Listen to the five airport announcements.</text:p>
          </table:table-cell>
          <table:table-cell/>
          <table:table-cell table:formula="of:=IF([.E283]=&quot;&quot;;&quot;NULL&quot;;CONCATENATE(&quot;'&quot;;[.E28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3];&quot;,'&quot;;SUBSTITUTE([.B283];&quot;'&quot;;&quot;''&quot;);&quot;','&quot;;SUBSTITUTE([.C283];&quot;'&quot;;&quot;''&quot;);&quot;','&quot;;SUBSTITUTE([.D283];&quot;'&quot;;&quot;''&quot;);&quot;',&quot;;SUBSTITUTE([.F283];&quot;'&quot;;&quot;''&quot;);&quot;,&quot;;[.G283];&quot;,&quot;;[.H283];&quot;,&quot;;[.I283];&quot;,&quot;;[.J283];&quot;,&quot;;[.K283];&quot;,&quot;;[.L283];&quot;,&quot;;[.M283];&quot;,&quot;;[.N283];&quot;);&quot;)" office:value-type="string" office:string-value="INSERT INTO RESOURCE(id_resource, resource, url, description, comments, id_level, active,has_script,has_grammar,has_quiz,has_vocabulary, id_source, id_skill) VALUES(283,'Travelling abroad','https://learnenglishteens.britishcouncil.org/skills/listening/elementary-a2-listening/travelling-abroad','Listen to the five airport announcements.',NULL,3,true,true,false,true,true,2,1);" calcext:value-type="string">
            <text:p>INSERT INTO RESOURCE(id_resource, resource, url, description, comments, id_level, active,has_script,has_grammar,has_quiz,has_vocabulary, id_source, id_skill) VALUES(283,'Travelling abroad','https://learnenglishteens.britishcouncil.org/skills/listening/elementary-a2-listening/travelling-abroad','Listen to the five airport announcements.',NULL,3,true,true,false,true,true,2,1);</text:p>
          </table:table-cell>
        </table:table-row>
        <table:table-row table:style-name="ro1">
          <table:table-cell office:value-type="float" office:value="284" calcext:value-type="float">
            <text:p>284</text:p>
          </table:table-cell>
          <table:table-cell office:value-type="string" calcext:value-type="string">
            <text:p>Using colours to do homework</text:p>
          </table:table-cell>
          <table:table-cell office:value-type="string" calcext:value-type="string">
            <text:p>https://learnenglishteens.britishcouncil.org/skills/listening/elementary-a2-listening/using-colours-do-homework</text:p>
          </table:table-cell>
          <table:table-cell office:value-type="string" calcext:value-type="string">
            <text:p>Listen to the presentation about using colours to organise homework.</text:p>
          </table:table-cell>
          <table:table-cell/>
          <table:table-cell table:formula="of:=IF([.E284]=&quot;&quot;;&quot;NULL&quot;;CONCATENATE(&quot;'&quot;;[.E28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4];&quot;,'&quot;;SUBSTITUTE([.B284];&quot;'&quot;;&quot;''&quot;);&quot;','&quot;;SUBSTITUTE([.C284];&quot;'&quot;;&quot;''&quot;);&quot;','&quot;;SUBSTITUTE([.D284];&quot;'&quot;;&quot;''&quot;);&quot;',&quot;;SUBSTITUTE([.F284];&quot;'&quot;;&quot;''&quot;);&quot;,&quot;;[.G284];&quot;,&quot;;[.H284];&quot;,&quot;;[.I284];&quot;,&quot;;[.J284];&quot;,&quot;;[.K284];&quot;,&quot;;[.L284];&quot;,&quot;;[.M284];&quot;,&quot;;[.N284];&quot;);&quot;)" office:value-type="string" office:string-value="INSERT INTO RESOURCE(id_resource, resource, url, description, comments, id_level, active,has_script,has_grammar,has_quiz,has_vocabulary, id_source, id_skill) VALUES(284,'Using colours to do homework','https://learnenglishteens.britishcouncil.org/skills/listening/elementary-a2-listening/using-colours-do-homework','Listen to the presentation about using colours to organise homework.',NULL,3,true,true,false,true,true,2,1);" calcext:value-type="string">
            <text:p>INSERT INTO RESOURCE(id_resource, resource, url, description, comments, id_level, active,has_script,has_grammar,has_quiz,has_vocabulary, id_source, id_skill) VALUES(284,'Using colours to do homework','https://learnenglishteens.britishcouncil.org/skills/listening/elementary-a2-listening/using-colours-do-homework','Listen to the presentation about using colours to organise homework.',NULL,3,true,true,false,true,true,2,1);</text:p>
          </table:table-cell>
        </table:table-row>
        <table:table-row table:style-name="ro1">
          <table:table-cell office:value-type="float" office:value="285" calcext:value-type="float">
            <text:p>285</text:p>
          </table:table-cell>
          <table:table-cell office:value-type="string" calcext:value-type="string">
            <text:p>Weather forecast</text:p>
          </table:table-cell>
          <table:table-cell office:value-type="string" calcext:value-type="string">
            <text:p>https://learnenglishteens.britishcouncil.org/skills/listening/elementary-a2-listening/weather-forecast</text:p>
          </table:table-cell>
          <table:table-cell office:value-type="string" calcext:value-type="string">
            <text:p>Listen to the weather forecast.</text:p>
          </table:table-cell>
          <table:table-cell/>
          <table:table-cell table:formula="of:=IF([.E285]=&quot;&quot;;&quot;NULL&quot;;CONCATENATE(&quot;'&quot;;[.E28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5];&quot;,'&quot;;SUBSTITUTE([.B285];&quot;'&quot;;&quot;''&quot;);&quot;','&quot;;SUBSTITUTE([.C285];&quot;'&quot;;&quot;''&quot;);&quot;','&quot;;SUBSTITUTE([.D285];&quot;'&quot;;&quot;''&quot;);&quot;',&quot;;SUBSTITUTE([.F285];&quot;'&quot;;&quot;''&quot;);&quot;,&quot;;[.G285];&quot;,&quot;;[.H285];&quot;,&quot;;[.I285];&quot;,&quot;;[.J285];&quot;,&quot;;[.K285];&quot;,&quot;;[.L285];&quot;,&quot;;[.M285];&quot;,&quot;;[.N285];&quot;);&quot;)" office:value-type="string" office:string-value="INSERT INTO RESOURCE(id_resource, resource, url, description, comments, id_level, active,has_script,has_grammar,has_quiz,has_vocabulary, id_source, id_skill) VALUES(285,'Weather forecast','https://learnenglishteens.britishcouncil.org/skills/listening/elementary-a2-listening/weather-forecast','Listen to the weather forecast.',NULL,3,true,true,false,true,true,2,1);" calcext:value-type="string">
            <text:p>INSERT INTO RESOURCE(id_resource, resource, url, description, comments, id_level, active,has_script,has_grammar,has_quiz,has_vocabulary, id_source, id_skill) VALUES(285,'Weather forecast','https://learnenglishteens.britishcouncil.org/skills/listening/elementary-a2-listening/weather-forecast','Listen to the weather forecast.',NULL,3,true,true,false,true,true,2,1);</text:p>
          </table:table-cell>
        </table:table-row>
        <table:table-row table:style-name="ro1">
          <table:table-cell office:value-type="float" office:value="286" calcext:value-type="float">
            <text:p>286</text:p>
          </table:table-cell>
          <table:table-cell office:value-type="string" calcext:value-type="string">
            <text:p>Work</text:p>
          </table:table-cell>
          <table:table-cell office:value-type="string" calcext:value-type="string">
            <text:p>https://learnenglishteens.britishcouncil.org/skills/listening/elementary-a2-listening/work</text:p>
          </table:table-cell>
          <table:table-cell office:value-type="string" calcext:value-type="string">
            <text:p>Listen to five different people talking about their jobs.</text:p>
          </table:table-cell>
          <table:table-cell/>
          <table:table-cell table:formula="of:=IF([.E286]=&quot;&quot;;&quot;NULL&quot;;CONCATENATE(&quot;'&quot;;[.E28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6];&quot;,'&quot;;SUBSTITUTE([.B286];&quot;'&quot;;&quot;''&quot;);&quot;','&quot;;SUBSTITUTE([.C286];&quot;'&quot;;&quot;''&quot;);&quot;','&quot;;SUBSTITUTE([.D286];&quot;'&quot;;&quot;''&quot;);&quot;',&quot;;SUBSTITUTE([.F286];&quot;'&quot;;&quot;''&quot;);&quot;,&quot;;[.G286];&quot;,&quot;;[.H286];&quot;,&quot;;[.I286];&quot;,&quot;;[.J286];&quot;,&quot;;[.K286];&quot;,&quot;;[.L286];&quot;,&quot;;[.M286];&quot;,&quot;;[.N286];&quot;);&quot;)" office:value-type="string" office:string-value="INSERT INTO RESOURCE(id_resource, resource, url, description, comments, id_level, active,has_script,has_grammar,has_quiz,has_vocabulary, id_source, id_skill) VALUES(286,'Work','https://learnenglishteens.britishcouncil.org/skills/listening/elementary-a2-listening/work','Listen to five different people talking about their jobs.',NULL,3,true,true,false,true,true,2,1);" calcext:value-type="string">
            <text:p>INSERT INTO RESOURCE(id_resource, resource, url, description, comments, id_level, active,has_script,has_grammar,has_quiz,has_vocabulary, id_source, id_skill) VALUES(286,'Work','https://learnenglishteens.britishcouncil.org/skills/listening/elementary-a2-listening/work','Listen to five different people talking about their jobs.',NULL,3,true,true,false,true,true,2,1);</text:p>
          </table:table-cell>
        </table:table-row>
        <table:table-row table:style-name="ro1">
          <table:table-cell office:value-type="float" office:value="287" calcext:value-type="float">
            <text:p>287</text:p>
          </table:table-cell>
          <table:table-cell office:value-type="string" calcext:value-type="string">
            <text:p>Advice for exams</text:p>
          </table:table-cell>
          <table:table-cell office:value-type="string" calcext:value-type="string">
            <text:p>https://learnenglishteens.britishcouncil.org/skills/listening/intermediate-b1-listening/advice-exams</text:p>
          </table:table-cell>
          <table:table-cell office:value-type="string" calcext:value-type="string">
            <text:p>Listen to the teacher giving students advice for exams.</text:p>
          </table:table-cell>
          <table:table-cell/>
          <table:table-cell table:formula="of:=IF([.E287]=&quot;&quot;;&quot;NULL&quot;;CONCATENATE(&quot;'&quot;;[.E28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7];&quot;,'&quot;;SUBSTITUTE([.B287];&quot;'&quot;;&quot;''&quot;);&quot;','&quot;;SUBSTITUTE([.C287];&quot;'&quot;;&quot;''&quot;);&quot;','&quot;;SUBSTITUTE([.D287];&quot;'&quot;;&quot;''&quot;);&quot;',&quot;;SUBSTITUTE([.F287];&quot;'&quot;;&quot;''&quot;);&quot;,&quot;;[.G287];&quot;,&quot;;[.H287];&quot;,&quot;;[.I287];&quot;,&quot;;[.J287];&quot;,&quot;;[.K287];&quot;,&quot;;[.L287];&quot;,&quot;;[.M287];&quot;,&quot;;[.N287];&quot;);&quot;)" office:value-type="string" office:string-value="INSERT INTO RESOURCE(id_resource, resource, url, description, comments, id_level, active,has_script,has_grammar,has_quiz,has_vocabulary, id_source, id_skill) VALUES(287,'Advice for exams','https://learnenglishteens.britishcouncil.org/skills/listening/intermediate-b1-listening/advice-exams','Listen to the teacher giving students advice for exams.',NULL,5,true,true,false,true,true,2,1);" calcext:value-type="string">
            <text:p>INSERT INTO RESOURCE(id_resource, resource, url, description, comments, id_level, active,has_script,has_grammar,has_quiz,has_vocabulary, id_source, id_skill) VALUES(287,'Advice for exams','https://learnenglishteens.britishcouncil.org/skills/listening/intermediate-b1-listening/advice-exams','Listen to the teacher giving students advice for exams.',NULL,5,true,true,false,true,true,2,1);</text:p>
          </table:table-cell>
        </table:table-row>
        <table:table-row table:style-name="ro1">
          <table:table-cell office:value-type="float" office:value="288" calcext:value-type="float">
            <text:p>288</text:p>
          </table:table-cell>
          <table:table-cell office:value-type="string" calcext:value-type="string">
            <text:p>Amazing facts</text:p>
          </table:table-cell>
          <table:table-cell office:value-type="string" calcext:value-type="string">
            <text:p>https://learnenglishteens.britishcouncil.org/skills/listening/intermediate-b1-listening/amazing-facts</text:p>
          </table:table-cell>
          <table:table-cell office:value-type="string" calcext:value-type="string">
            <text:p>Listen to the conversation about the human body.</text:p>
          </table:table-cell>
          <table:table-cell/>
          <table:table-cell table:formula="of:=IF([.E288]=&quot;&quot;;&quot;NULL&quot;;CONCATENATE(&quot;'&quot;;[.E28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8];&quot;,'&quot;;SUBSTITUTE([.B288];&quot;'&quot;;&quot;''&quot;);&quot;','&quot;;SUBSTITUTE([.C288];&quot;'&quot;;&quot;''&quot;);&quot;','&quot;;SUBSTITUTE([.D288];&quot;'&quot;;&quot;''&quot;);&quot;',&quot;;SUBSTITUTE([.F288];&quot;'&quot;;&quot;''&quot;);&quot;,&quot;;[.G288];&quot;,&quot;;[.H288];&quot;,&quot;;[.I288];&quot;,&quot;;[.J288];&quot;,&quot;;[.K288];&quot;,&quot;;[.L288];&quot;,&quot;;[.M288];&quot;,&quot;;[.N288];&quot;);&quot;)" office:value-type="string" office:string-value="INSERT INTO RESOURCE(id_resource, resource, url, description, comments, id_level, active,has_script,has_grammar,has_quiz,has_vocabulary, id_source, id_skill) VALUES(288,'Amazing facts','https://learnenglishteens.britishcouncil.org/skills/listening/intermediate-b1-listening/amazing-facts','Listen to the conversation about the human body.',NULL,5,true,true,false,true,true,2,1);" calcext:value-type="string">
            <text:p>INSERT INTO RESOURCE(id_resource, resource, url, description, comments, id_level, active,has_script,has_grammar,has_quiz,has_vocabulary, id_source, id_skill) VALUES(288,'Amazing facts','https://learnenglishteens.britishcouncil.org/skills/listening/intermediate-b1-listening/amazing-facts','Listen to the conversation about the human body.',NULL,5,true,true,false,true,true,2,1);</text:p>
          </table:table-cell>
        </table:table-row>
        <table:table-row table:style-name="ro1">
          <table:table-cell office:value-type="float" office:value="289" calcext:value-type="float">
            <text:p>289</text:p>
          </table:table-cell>
          <table:table-cell office:value-type="string" calcext:value-type="string">
            <text:p>Celebrations</text:p>
          </table:table-cell>
          <table:table-cell office:value-type="string" calcext:value-type="string">
            <text:p>https://learnenglishteens.britishcouncil.org/skills/listening/intermediate-b1-listening/celebrations</text:p>
          </table:table-cell>
          <table:table-cell office:value-type="string" calcext:value-type="string">
            <text:p>Listen to the speakers.</text:p>
          </table:table-cell>
          <table:table-cell/>
          <table:table-cell table:formula="of:=IF([.E289]=&quot;&quot;;&quot;NULL&quot;;CONCATENATE(&quot;'&quot;;[.E28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9];&quot;,'&quot;;SUBSTITUTE([.B289];&quot;'&quot;;&quot;''&quot;);&quot;','&quot;;SUBSTITUTE([.C289];&quot;'&quot;;&quot;''&quot;);&quot;','&quot;;SUBSTITUTE([.D289];&quot;'&quot;;&quot;''&quot;);&quot;',&quot;;SUBSTITUTE([.F289];&quot;'&quot;;&quot;''&quot;);&quot;,&quot;;[.G289];&quot;,&quot;;[.H289];&quot;,&quot;;[.I289];&quot;,&quot;;[.J289];&quot;,&quot;;[.K289];&quot;,&quot;;[.L289];&quot;,&quot;;[.M289];&quot;,&quot;;[.N289];&quot;);&quot;)" office:value-type="string" office:string-value="INSERT INTO RESOURCE(id_resource, resource, url, description, comments, id_level, active,has_script,has_grammar,has_quiz,has_vocabulary, id_source, id_skill) VALUES(289,'Celebrations','https://learnenglishteens.britishcouncil.org/skills/listening/intermediate-b1-listening/celebrations','Listen to the speakers.',NULL,5,true,true,false,true,true,2,1);" calcext:value-type="string">
            <text:p>INSERT INTO RESOURCE(id_resource, resource, url, description, comments, id_level, active,has_script,has_grammar,has_quiz,has_vocabulary, id_source, id_skill) VALUES(289,'Celebrations','https://learnenglishteens.britishcouncil.org/skills/listening/intermediate-b1-listening/celebrations','Listen to the speakers.',NULL,5,true,true,false,true,true,2,1);</text:p>
          </table:table-cell>
        </table:table-row>
        <table:table-row table:style-name="ro1">
          <table:table-cell office:value-type="float" office:value="290" calcext:value-type="float">
            <text:p>290</text:p>
          </table:table-cell>
          <table:table-cell office:value-type="string" calcext:value-type="string">
            <text:p>Difficult situations</text:p>
          </table:table-cell>
          <table:table-cell office:value-type="string" calcext:value-type="string">
            <text:p>https://learnenglishteens.britishcouncil.org/skills/listening/intermediate-b1-listening/difficult-situations</text:p>
          </table:table-cell>
          <table:table-cell office:value-type="string" calcext:value-type="string">
            <text:p>Listen to the people discussing different problems.</text:p>
          </table:table-cell>
          <table:table-cell/>
          <table:table-cell table:formula="of:=IF([.E290]=&quot;&quot;;&quot;NULL&quot;;CONCATENATE(&quot;'&quot;;[.E29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0];&quot;,'&quot;;SUBSTITUTE([.B290];&quot;'&quot;;&quot;''&quot;);&quot;','&quot;;SUBSTITUTE([.C290];&quot;'&quot;;&quot;''&quot;);&quot;','&quot;;SUBSTITUTE([.D290];&quot;'&quot;;&quot;''&quot;);&quot;',&quot;;SUBSTITUTE([.F290];&quot;'&quot;;&quot;''&quot;);&quot;,&quot;;[.G290];&quot;,&quot;;[.H290];&quot;,&quot;;[.I290];&quot;,&quot;;[.J290];&quot;,&quot;;[.K290];&quot;,&quot;;[.L290];&quot;,&quot;;[.M290];&quot;,&quot;;[.N290];&quot;);&quot;)" office:value-type="string" office:string-value="INSERT INTO RESOURCE(id_resource, resource, url, description, comments, id_level, active,has_script,has_grammar,has_quiz,has_vocabulary, id_source, id_skill) VALUES(290,'Difficult situations','https://learnenglishteens.britishcouncil.org/skills/listening/intermediate-b1-listening/difficult-situations','Listen to the people discussing different problems.',NULL,5,true,true,false,true,true,2,1);" calcext:value-type="string">
            <text:p>INSERT INTO RESOURCE(id_resource, resource, url, description, comments, id_level, active,has_script,has_grammar,has_quiz,has_vocabulary, id_source, id_skill) VALUES(290,'Difficult situations','https://learnenglishteens.britishcouncil.org/skills/listening/intermediate-b1-listening/difficult-situations','Listen to the people discussing different problems.',NULL,5,true,true,false,true,true,2,1);</text:p>
          </table:table-cell>
        </table:table-row>
        <table:table-row table:style-name="ro1">
          <table:table-cell office:value-type="float" office:value="291" calcext:value-type="float">
            <text:p>291</text:p>
          </table:table-cell>
          <table:table-cell office:value-type="string" calcext:value-type="string">
            <text:p>Favourite things</text:p>
          </table:table-cell>
          <table:table-cell office:value-type="string" calcext:value-type="string">
            <text:p>https://learnenglishteens.britishcouncil.org/skills/listening/intermediate-b1-listening/favourite-things</text:p>
          </table:table-cell>
          <table:table-cell office:value-type="string" calcext:value-type="string">
            <text:p>Listen to the speakers describing their favourite things.</text:p>
          </table:table-cell>
          <table:table-cell/>
          <table:table-cell table:formula="of:=IF([.E291]=&quot;&quot;;&quot;NULL&quot;;CONCATENATE(&quot;'&quot;;[.E29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1];&quot;,'&quot;;SUBSTITUTE([.B291];&quot;'&quot;;&quot;''&quot;);&quot;','&quot;;SUBSTITUTE([.C291];&quot;'&quot;;&quot;''&quot;);&quot;','&quot;;SUBSTITUTE([.D291];&quot;'&quot;;&quot;''&quot;);&quot;',&quot;;SUBSTITUTE([.F291];&quot;'&quot;;&quot;''&quot;);&quot;,&quot;;[.G291];&quot;,&quot;;[.H291];&quot;,&quot;;[.I291];&quot;,&quot;;[.J291];&quot;,&quot;;[.K291];&quot;,&quot;;[.L291];&quot;,&quot;;[.M291];&quot;,&quot;;[.N291];&quot;);&quot;)" office:value-type="string" office:string-value="INSERT INTO RESOURCE(id_resource, resource, url, description, comments, id_level, active,has_script,has_grammar,has_quiz,has_vocabulary, id_source, id_skill) VALUES(291,'Favourite things','https://learnenglishteens.britishcouncil.org/skills/listening/intermediate-b1-listening/favourite-things','Listen to the speakers describing their favourite things.',NULL,5,true,true,false,true,true,2,1);" calcext:value-type="string">
            <text:p>INSERT INTO RESOURCE(id_resource, resource, url, description, comments, id_level, active,has_script,has_grammar,has_quiz,has_vocabulary, id_source, id_skill) VALUES(291,'Favourite things','https://learnenglishteens.britishcouncil.org/skills/listening/intermediate-b1-listening/favourite-things','Listen to the speakers describing their favourite things.',NULL,5,true,true,false,true,true,2,1);</text:p>
          </table:table-cell>
        </table:table-row>
        <table:table-row table:style-name="ro1">
          <table:table-cell office:value-type="float" office:value="292" calcext:value-type="float">
            <text:p>292</text:p>
          </table:table-cell>
          <table:table-cell office:value-type="string" calcext:value-type="string">
            <text:p>Important people</text:p>
          </table:table-cell>
          <table:table-cell office:value-type="string" calcext:value-type="string">
            <text:p>https://learnenglishteens.britishcouncil.org/skills/listening-skills-practice/important-people</text:p>
          </table:table-cell>
          <table:table-cell office:value-type="string" calcext:value-type="string">
            <text:p>Listen to the speakers talking about important people in their lives.</text:p>
          </table:table-cell>
          <table:table-cell/>
          <table:table-cell table:formula="of:=IF([.E292]=&quot;&quot;;&quot;NULL&quot;;CONCATENATE(&quot;'&quot;;[.E29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2];&quot;,'&quot;;SUBSTITUTE([.B292];&quot;'&quot;;&quot;''&quot;);&quot;','&quot;;SUBSTITUTE([.C292];&quot;'&quot;;&quot;''&quot;);&quot;','&quot;;SUBSTITUTE([.D292];&quot;'&quot;;&quot;''&quot;);&quot;',&quot;;SUBSTITUTE([.F292];&quot;'&quot;;&quot;''&quot;);&quot;,&quot;;[.G292];&quot;,&quot;;[.H292];&quot;,&quot;;[.I292];&quot;,&quot;;[.J292];&quot;,&quot;;[.K292];&quot;,&quot;;[.L292];&quot;,&quot;;[.M292];&quot;,&quot;;[.N292];&quot;);&quot;)" office:value-type="string" office:string-value="INSERT INTO RESOURCE(id_resource, resource, url, description, comments, id_level, active,has_script,has_grammar,has_quiz,has_vocabulary, id_source, id_skill) VALUES(292,'Important people','https://learnenglishteens.britishcouncil.org/skills/listening-skills-practice/important-people','Listen to the speakers talking about important people in their lives.',NULL,5,true,true,false,true,true,2,1);" calcext:value-type="string">
            <text:p>INSERT INTO RESOURCE(id_resource, resource, url, description, comments, id_level, active,has_script,has_grammar,has_quiz,has_vocabulary, id_source, id_skill) VALUES(292,'Important people','https://learnenglishteens.britishcouncil.org/skills/listening-skills-practice/important-people','Listen to the speakers talking about important people in their lives.',NULL,5,true,true,false,true,true,2,1);</text:p>
          </table:table-cell>
        </table:table-row>
        <table:table-row table:style-name="ro1">
          <table:table-cell office:value-type="float" office:value="293" calcext:value-type="float">
            <text:p>293</text:p>
          </table:table-cell>
          <table:table-cell office:value-type="string" calcext:value-type="string">
            <text:p>Llamas</text:p>
          </table:table-cell>
          <table:table-cell office:value-type="string" calcext:value-type="string">
            <text:p>https://learnenglishteens.britishcouncil.org/skills/listening/intermediate-b1-listening/llamas</text:p>
          </table:table-cell>
          <table:table-cell office:value-type="string" calcext:value-type="string">
            <text:p>Listen to the zoo guide talking about the llamas.</text:p>
          </table:table-cell>
          <table:table-cell/>
          <table:table-cell table:formula="of:=IF([.E293]=&quot;&quot;;&quot;NULL&quot;;CONCATENATE(&quot;'&quot;;[.E29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3];&quot;,'&quot;;SUBSTITUTE([.B293];&quot;'&quot;;&quot;''&quot;);&quot;','&quot;;SUBSTITUTE([.C293];&quot;'&quot;;&quot;''&quot;);&quot;','&quot;;SUBSTITUTE([.D293];&quot;'&quot;;&quot;''&quot;);&quot;',&quot;;SUBSTITUTE([.F293];&quot;'&quot;;&quot;''&quot;);&quot;,&quot;;[.G293];&quot;,&quot;;[.H293];&quot;,&quot;;[.I293];&quot;,&quot;;[.J293];&quot;,&quot;;[.K293];&quot;,&quot;;[.L293];&quot;,&quot;;[.M293];&quot;,&quot;;[.N293];&quot;);&quot;)" office:value-type="string" office:string-value="INSERT INTO RESOURCE(id_resource, resource, url, description, comments, id_level, active,has_script,has_grammar,has_quiz,has_vocabulary, id_source, id_skill) VALUES(293,'Llamas','https://learnenglishteens.britishcouncil.org/skills/listening/intermediate-b1-listening/llamas','Listen to the zoo guide talking about the llamas.',NULL,5,true,true,false,true,true,2,1);" calcext:value-type="string">
            <text:p>INSERT INTO RESOURCE(id_resource, resource, url, description, comments, id_level, active,has_script,has_grammar,has_quiz,has_vocabulary, id_source, id_skill) VALUES(293,'Llamas','https://learnenglishteens.britishcouncil.org/skills/listening/intermediate-b1-listening/llamas','Listen to the zoo guide talking about the llamas.',NULL,5,true,true,false,true,true,2,1);</text:p>
          </table:table-cell>
        </table:table-row>
        <table:table-row table:style-name="ro1">
          <table:table-cell office:value-type="float" office:value="294" calcext:value-type="float">
            <text:p>294</text:p>
          </table:table-cell>
          <table:table-cell office:value-type="string" calcext:value-type="string">
            <text:p>My favourite film</text:p>
          </table:table-cell>
          <table:table-cell office:value-type="string" calcext:value-type="string">
            <text:p>https://learnenglishteens.britishcouncil.org/skills/listening/intermediate-b1-listening/my-favourite-film</text:p>
          </table:table-cell>
          <table:table-cell office:value-type="string" calcext:value-type="string">
            <text:p>Listen to the speakers talking about their favourite films.</text:p>
          </table:table-cell>
          <table:table-cell/>
          <table:table-cell table:formula="of:=IF([.E294]=&quot;&quot;;&quot;NULL&quot;;CONCATENATE(&quot;'&quot;;[.E29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4];&quot;,'&quot;;SUBSTITUTE([.B294];&quot;'&quot;;&quot;''&quot;);&quot;','&quot;;SUBSTITUTE([.C294];&quot;'&quot;;&quot;''&quot;);&quot;','&quot;;SUBSTITUTE([.D294];&quot;'&quot;;&quot;''&quot;);&quot;',&quot;;SUBSTITUTE([.F294];&quot;'&quot;;&quot;''&quot;);&quot;,&quot;;[.G294];&quot;,&quot;;[.H294];&quot;,&quot;;[.I294];&quot;,&quot;;[.J294];&quot;,&quot;;[.K294];&quot;,&quot;;[.L294];&quot;,&quot;;[.M294];&quot;,&quot;;[.N294];&quot;);&quot;)" office:value-type="string" office:string-value="INSERT INTO RESOURCE(id_resource, resource, url, description, comments, id_level, active,has_script,has_grammar,has_quiz,has_vocabulary, id_source, id_skill) VALUES(294,'My favourite film','https://learnenglishteens.britishcouncil.org/skills/listening/intermediate-b1-listening/my-favourite-film','Listen to the speakers talking about their favourite films.',NULL,5,true,true,false,true,true,2,1);" calcext:value-type="string">
            <text:p>INSERT INTO RESOURCE(id_resource, resource, url, description, comments, id_level, active,has_script,has_grammar,has_quiz,has_vocabulary, id_source, id_skill) VALUES(294,'My favourite film','https://learnenglishteens.britishcouncil.org/skills/listening/intermediate-b1-listening/my-favourite-film','Listen to the speakers talking about their favourite films.',NULL,5,true,true,false,true,true,2,1);</text:p>
          </table:table-cell>
        </table:table-row>
        <table:table-row table:style-name="ro1">
          <table:table-cell office:value-type="float" office:value="295" calcext:value-type="float">
            <text:p>295</text:p>
          </table:table-cell>
          <table:table-cell office:value-type="string" calcext:value-type="string">
            <text:p>Organising your time</text:p>
          </table:table-cell>
          <table:table-cell office:value-type="string" calcext:value-type="string">
            <text:p>https://learnenglishteens.britishcouncil.org/skills/listening/intermediate-b1-listening/organising-your-time</text:p>
          </table:table-cell>
          <table:table-cell office:value-type="string" calcext:value-type="string">
            <text:p>Listen to the radio interview about the Pomodoro Technique.</text:p>
          </table:table-cell>
          <table:table-cell/>
          <table:table-cell table:formula="of:=IF([.E295]=&quot;&quot;;&quot;NULL&quot;;CONCATENATE(&quot;'&quot;;[.E29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5];&quot;,'&quot;;SUBSTITUTE([.B295];&quot;'&quot;;&quot;''&quot;);&quot;','&quot;;SUBSTITUTE([.C295];&quot;'&quot;;&quot;''&quot;);&quot;','&quot;;SUBSTITUTE([.D295];&quot;'&quot;;&quot;''&quot;);&quot;',&quot;;SUBSTITUTE([.F295];&quot;'&quot;;&quot;''&quot;);&quot;,&quot;;[.G295];&quot;,&quot;;[.H295];&quot;,&quot;;[.I295];&quot;,&quot;;[.J295];&quot;,&quot;;[.K295];&quot;,&quot;;[.L295];&quot;,&quot;;[.M295];&quot;,&quot;;[.N295];&quot;);&quot;)" office:value-type="string" office:string-value="INSERT INTO RESOURCE(id_resource, resource, url, description, comments, id_level, active,has_script,has_grammar,has_quiz,has_vocabulary, id_source, id_skill) VALUES(295,'Organising your time','https://learnenglishteens.britishcouncil.org/skills/listening/intermediate-b1-listening/organising-your-time','Listen to the radio interview about the Pomodoro Technique.',NULL,5,true,true,false,true,true,2,1);" calcext:value-type="string">
            <text:p>INSERT INTO RESOURCE(id_resource, resource, url, description, comments, id_level, active,has_script,has_grammar,has_quiz,has_vocabulary, id_source, id_skill) VALUES(295,'Organising your time','https://learnenglishteens.britishcouncil.org/skills/listening/intermediate-b1-listening/organising-your-time','Listen to the radio interview about the Pomodoro Technique.',NULL,5,true,true,false,true,true,2,1);</text:p>
          </table:table-cell>
        </table:table-row>
        <table:table-row table:style-name="ro1">
          <table:table-cell office:value-type="float" office:value="296" calcext:value-type="float">
            <text:p>296</text:p>
          </table:table-cell>
          <table:table-cell office:value-type="string" calcext:value-type="string">
            <text:p>Sports centres</text:p>
          </table:table-cell>
          <table:table-cell office:value-type="string" calcext:value-type="string">
            <text:p>https://learnenglishteens.britishcouncil.org/skills/listening/intermediate-b1-listening/sports-centres</text:p>
          </table:table-cell>
          <table:table-cell office:value-type="string" calcext:value-type="string">
            <text:p>Listen to the people introducing two different sports centres.</text:p>
          </table:table-cell>
          <table:table-cell/>
          <table:table-cell table:formula="of:=IF([.E296]=&quot;&quot;;&quot;NULL&quot;;CONCATENATE(&quot;'&quot;;[.E29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6];&quot;,'&quot;;SUBSTITUTE([.B296];&quot;'&quot;;&quot;''&quot;);&quot;','&quot;;SUBSTITUTE([.C296];&quot;'&quot;;&quot;''&quot;);&quot;','&quot;;SUBSTITUTE([.D296];&quot;'&quot;;&quot;''&quot;);&quot;',&quot;;SUBSTITUTE([.F296];&quot;'&quot;;&quot;''&quot;);&quot;,&quot;;[.G296];&quot;,&quot;;[.H296];&quot;,&quot;;[.I296];&quot;,&quot;;[.J296];&quot;,&quot;;[.K296];&quot;,&quot;;[.L296];&quot;,&quot;;[.M296];&quot;,&quot;;[.N296];&quot;);&quot;)" office:value-type="string" office:string-value="INSERT INTO RESOURCE(id_resource, resource, url, description, comments, id_level, active,has_script,has_grammar,has_quiz,has_vocabulary, id_source, id_skill) VALUES(296,'Sports centres','https://learnenglishteens.britishcouncil.org/skills/listening/intermediate-b1-listening/sports-centres','Listen to the people introducing two different sports centres.',NULL,5,true,true,false,true,true,2,1);" calcext:value-type="string">
            <text:p>INSERT INTO RESOURCE(id_resource, resource, url, description, comments, id_level, active,has_script,has_grammar,has_quiz,has_vocabulary, id_source, id_skill) VALUES(296,'Sports centres','https://learnenglishteens.britishcouncil.org/skills/listening/intermediate-b1-listening/sports-centres','Listen to the people introducing two different sports centres.',NULL,5,true,true,false,true,true,2,1);</text:p>
          </table:table-cell>
        </table:table-row>
        <table:table-row table:style-name="ro1">
          <table:table-cell office:value-type="float" office:value="297" calcext:value-type="float">
            <text:p>297</text:p>
          </table:table-cell>
          <table:table-cell office:value-type="string" calcext:value-type="string">
            <text:p>The weekend</text:p>
          </table:table-cell>
          <table:table-cell office:value-type="string" calcext:value-type="string">
            <text:p>https://learnenglishteens.britishcouncil.org/skills/listening/intermediate-b1-listening/weekend</text:p>
          </table:table-cell>
          <table:table-cell office:value-type="string" calcext:value-type="string">
            <text:p>Listen to the conversation about plans for the weekend.</text:p>
          </table:table-cell>
          <table:table-cell/>
          <table:table-cell table:formula="of:=IF([.E297]=&quot;&quot;;&quot;NULL&quot;;CONCATENATE(&quot;'&quot;;[.E29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7];&quot;,'&quot;;SUBSTITUTE([.B297];&quot;'&quot;;&quot;''&quot;);&quot;','&quot;;SUBSTITUTE([.C297];&quot;'&quot;;&quot;''&quot;);&quot;','&quot;;SUBSTITUTE([.D297];&quot;'&quot;;&quot;''&quot;);&quot;',&quot;;SUBSTITUTE([.F297];&quot;'&quot;;&quot;''&quot;);&quot;,&quot;;[.G297];&quot;,&quot;;[.H297];&quot;,&quot;;[.I297];&quot;,&quot;;[.J297];&quot;,&quot;;[.K297];&quot;,&quot;;[.L297];&quot;,&quot;;[.M297];&quot;,&quot;;[.N297];&quot;);&quot;)" office:value-type="string" office:string-value="INSERT INTO RESOURCE(id_resource, resource, url, description, comments, id_level, active,has_script,has_grammar,has_quiz,has_vocabulary, id_source, id_skill) VALUES(297,'The weekend','https://learnenglishteens.britishcouncil.org/skills/listening/intermediate-b1-listening/weekend','Listen to the conversation about plans for the weekend.',NULL,5,true,true,false,true,true,2,1);" calcext:value-type="string">
            <text:p>INSERT INTO RESOURCE(id_resource, resource, url, description, comments, id_level, active,has_script,has_grammar,has_quiz,has_vocabulary, id_source, id_skill) VALUES(297,'The weekend','https://learnenglishteens.britishcouncil.org/skills/listening/intermediate-b1-listening/weekend','Listen to the conversation about plans for the weekend.',NULL,5,true,true,false,true,true,2,1);</text:p>
          </table:table-cell>
        </table:table-row>
        <table:table-row table:style-name="ro1">
          <table:table-cell office:value-type="float" office:value="298" calcext:value-type="float">
            <text:p>298</text:p>
          </table:table-cell>
          <table:table-cell office:value-type="string" calcext:value-type="string">
            <text:p>Theme parks</text:p>
          </table:table-cell>
          <table:table-cell office:value-type="string" calcext:value-type="string">
            <text:p>https://learnenglishteens.britishcouncil.org/skills/listening/intermediate-b1-listening/theme-parks</text:p>
          </table:table-cell>
          <table:table-cell office:value-type="string" calcext:value-type="string">
            <text:p>Listen to the radio interview about theme parks.</text:p>
          </table:table-cell>
          <table:table-cell/>
          <table:table-cell table:formula="of:=IF([.E298]=&quot;&quot;;&quot;NULL&quot;;CONCATENATE(&quot;'&quot;;[.E29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8];&quot;,'&quot;;SUBSTITUTE([.B298];&quot;'&quot;;&quot;''&quot;);&quot;','&quot;;SUBSTITUTE([.C298];&quot;'&quot;;&quot;''&quot;);&quot;','&quot;;SUBSTITUTE([.D298];&quot;'&quot;;&quot;''&quot;);&quot;',&quot;;SUBSTITUTE([.F298];&quot;'&quot;;&quot;''&quot;);&quot;,&quot;;[.G298];&quot;,&quot;;[.H298];&quot;,&quot;;[.I298];&quot;,&quot;;[.J298];&quot;,&quot;;[.K298];&quot;,&quot;;[.L298];&quot;,&quot;;[.M298];&quot;,&quot;;[.N298];&quot;);&quot;)" office:value-type="string" office:string-value="INSERT INTO RESOURCE(id_resource, resource, url, description, comments, id_level, active,has_script,has_grammar,has_quiz,has_vocabulary, id_source, id_skill) VALUES(298,'Theme parks','https://learnenglishteens.britishcouncil.org/skills/listening/intermediate-b1-listening/theme-parks','Listen to the radio interview about theme parks.',NULL,5,true,true,false,true,true,2,1);" calcext:value-type="string">
            <text:p>INSERT INTO RESOURCE(id_resource, resource, url, description, comments, id_level, active,has_script,has_grammar,has_quiz,has_vocabulary, id_source, id_skill) VALUES(298,'Theme parks','https://learnenglishteens.britishcouncil.org/skills/listening/intermediate-b1-listening/theme-parks','Listen to the radio interview about theme parks.',NULL,5,true,true,false,true,true,2,1);</text:p>
          </table:table-cell>
        </table:table-row>
        <table:table-row table:style-name="ro1">
          <table:table-cell office:value-type="float" office:value="299" calcext:value-type="float">
            <text:p>299</text:p>
          </table:table-cell>
          <table:table-cell office:value-type="string" calcext:value-type="string">
            <text:p>Boy bands</text:p>
          </table:table-cell>
          <table:table-cell office:value-type="string" calcext:value-type="string">
            <text:p>https://learnenglishteens.britishcouncil.org/skills/listening/upper-intermediate-b2-listening/boy-bands</text:p>
          </table:table-cell>
          <table:table-cell office:value-type="string" calcext:value-type="string">
            <text:p>Listen to the radio interview about boy bands.</text:p>
          </table:table-cell>
          <table:table-cell/>
          <table:table-cell table:formula="of:=IF([.E299]=&quot;&quot;;&quot;NULL&quot;;CONCATENATE(&quot;'&quot;;[.E29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9];&quot;,'&quot;;SUBSTITUTE([.B299];&quot;'&quot;;&quot;''&quot;);&quot;','&quot;;SUBSTITUTE([.C299];&quot;'&quot;;&quot;''&quot;);&quot;','&quot;;SUBSTITUTE([.D299];&quot;'&quot;;&quot;''&quot;);&quot;',&quot;;SUBSTITUTE([.F299];&quot;'&quot;;&quot;''&quot;);&quot;,&quot;;[.G299];&quot;,&quot;;[.H299];&quot;,&quot;;[.I299];&quot;,&quot;;[.J299];&quot;,&quot;;[.K299];&quot;,&quot;;[.L299];&quot;,&quot;;[.M299];&quot;,&quot;;[.N299];&quot;);&quot;)" office:value-type="string" office:string-value="INSERT INTO RESOURCE(id_resource, resource, url, description, comments, id_level, active,has_script,has_grammar,has_quiz,has_vocabulary, id_source, id_skill) VALUES(299,'Boy bands','https://learnenglishteens.britishcouncil.org/skills/listening/upper-intermediate-b2-listening/boy-bands','Listen to the radio interview about boy bands.',NULL,6,true,true,false,true,true,2,1);" calcext:value-type="string">
            <text:p>INSERT INTO RESOURCE(id_resource, resource, url, description, comments, id_level, active,has_script,has_grammar,has_quiz,has_vocabulary, id_source, id_skill) VALUES(299,'Boy bands','https://learnenglishteens.britishcouncil.org/skills/listening/upper-intermediate-b2-listening/boy-bands','Listen to the radio interview about boy bands.',NULL,6,true,true,false,true,true,2,1);</text:p>
          </table:table-cell>
        </table:table-row>
        <table:table-row table:style-name="ro1">
          <table:table-cell office:value-type="float" office:value="300" calcext:value-type="float">
            <text:p>300</text:p>
          </table:table-cell>
          <table:table-cell office:value-type="string" calcext:value-type="string">
            <text:p>High-achieving teenagers</text:p>
          </table:table-cell>
          <table:table-cell office:value-type="string" calcext:value-type="string">
            <text:p>https://learnenglishteens.britishcouncil.org/skills/listening/upper-intermediate-b2-listening/high-achieving-teenagers</text:p>
          </table:table-cell>
          <table:table-cell office:value-type="string" calcext:value-type="string">
            <text:p>Listen to the radio interview about high-achieving teenagers.</text:p>
          </table:table-cell>
          <table:table-cell/>
          <table:table-cell table:formula="of:=IF([.E300]=&quot;&quot;;&quot;NULL&quot;;CONCATENATE(&quot;'&quot;;[.E30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0];&quot;,'&quot;;SUBSTITUTE([.B300];&quot;'&quot;;&quot;''&quot;);&quot;','&quot;;SUBSTITUTE([.C300];&quot;'&quot;;&quot;''&quot;);&quot;','&quot;;SUBSTITUTE([.D300];&quot;'&quot;;&quot;''&quot;);&quot;',&quot;;SUBSTITUTE([.F300];&quot;'&quot;;&quot;''&quot;);&quot;,&quot;;[.G300];&quot;,&quot;;[.H300];&quot;,&quot;;[.I300];&quot;,&quot;;[.J300];&quot;,&quot;;[.K300];&quot;,&quot;;[.L300];&quot;,&quot;;[.M300];&quot;,&quot;;[.N300];&quot;);&quot;)" office:value-type="string" office:string-value="INSERT INTO RESOURCE(id_resource, resource, url, description, comments, id_level, active,has_script,has_grammar,has_quiz,has_vocabulary, id_source, id_skill) VALUES(300,'High-achieving teenagers','https://learnenglishteens.britishcouncil.org/skills/listening/upper-intermediate-b2-listening/high-achieving-teenagers','Listen to the radio interview about high-achieving teenagers.',NULL,6,true,true,false,true,true,2,1);" calcext:value-type="string">
            <text:p>INSERT INTO RESOURCE(id_resource, resource, url, description, comments, id_level, active,has_script,has_grammar,has_quiz,has_vocabulary, id_source, id_skill) VALUES(300,'High-achieving teenagers','https://learnenglishteens.britishcouncil.org/skills/listening/upper-intermediate-b2-listening/high-achieving-teenagers','Listen to the radio interview about high-achieving teenagers.',NULL,6,true,true,false,true,true,2,1);</text:p>
          </table:table-cell>
        </table:table-row>
        <table:table-row table:style-name="ro1">
          <table:table-cell office:value-type="float" office:value="301" calcext:value-type="float">
            <text:p>301</text:p>
          </table:table-cell>
          <table:table-cell office:value-type="string" calcext:value-type="string">
            <text:p>How to improve your memory</text:p>
          </table:table-cell>
          <table:table-cell office:value-type="string" calcext:value-type="string">
            <text:p>https://learnenglishteens.britishcouncil.org/skills/listening/upper-intermediate-b2-listening/how-improve-your-memory</text:p>
          </table:table-cell>
          <table:table-cell office:value-type="string" calcext:value-type="string">
            <text:p>Listen to the radio interview about improving your memory.</text:p>
          </table:table-cell>
          <table:table-cell/>
          <table:table-cell table:formula="of:=IF([.E301]=&quot;&quot;;&quot;NULL&quot;;CONCATENATE(&quot;'&quot;;[.E30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1];&quot;,'&quot;;SUBSTITUTE([.B301];&quot;'&quot;;&quot;''&quot;);&quot;','&quot;;SUBSTITUTE([.C301];&quot;'&quot;;&quot;''&quot;);&quot;','&quot;;SUBSTITUTE([.D301];&quot;'&quot;;&quot;''&quot;);&quot;',&quot;;SUBSTITUTE([.F301];&quot;'&quot;;&quot;''&quot;);&quot;,&quot;;[.G301];&quot;,&quot;;[.H301];&quot;,&quot;;[.I301];&quot;,&quot;;[.J301];&quot;,&quot;;[.K301];&quot;,&quot;;[.L301];&quot;,&quot;;[.M301];&quot;,&quot;;[.N301];&quot;);&quot;)" office:value-type="string" office:string-value="INSERT INTO RESOURCE(id_resource, resource, url, description, comments, id_level, active,has_script,has_grammar,has_quiz,has_vocabulary, id_source, id_skill) VALUES(301,'How to improve your memory','https://learnenglishteens.britishcouncil.org/skills/listening/upper-intermediate-b2-listening/how-improve-your-memory','Listen to the radio interview about improving your memory.',NULL,6,true,true,false,true,true,2,1);" calcext:value-type="string">
            <text:p>INSERT INTO RESOURCE(id_resource, resource, url, description, comments, id_level, active,has_script,has_grammar,has_quiz,has_vocabulary, id_source, id_skill) VALUES(301,'How to improve your memory','https://learnenglishteens.britishcouncil.org/skills/listening/upper-intermediate-b2-listening/how-improve-your-memory','Listen to the radio interview about improving your memory.',NULL,6,true,true,false,true,true,2,1);</text:p>
          </table:table-cell>
        </table:table-row>
        <table:table-row table:style-name="ro1">
          <table:table-cell office:value-type="float" office:value="302" calcext:value-type="float">
            <text:p>302</text:p>
          </table:table-cell>
          <table:table-cell office:value-type="string" calcext:value-type="string">
            <text:p>How to study</text:p>
          </table:table-cell>
          <table:table-cell office:value-type="string" calcext:value-type="string">
            <text:p>https://learnenglishteens.britishcouncil.org/skills/listening/upper-intermediate-b2-listening/how-study</text:p>
          </table:table-cell>
          <table:table-cell office:value-type="string" calcext:value-type="string">
            <text:p>Listen to the school assembly about how to study.</text:p>
          </table:table-cell>
          <table:table-cell/>
          <table:table-cell table:formula="of:=IF([.E302]=&quot;&quot;;&quot;NULL&quot;;CONCATENATE(&quot;'&quot;;[.E30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2];&quot;,'&quot;;SUBSTITUTE([.B302];&quot;'&quot;;&quot;''&quot;);&quot;','&quot;;SUBSTITUTE([.C302];&quot;'&quot;;&quot;''&quot;);&quot;','&quot;;SUBSTITUTE([.D302];&quot;'&quot;;&quot;''&quot;);&quot;',&quot;;SUBSTITUTE([.F302];&quot;'&quot;;&quot;''&quot;);&quot;,&quot;;[.G302];&quot;,&quot;;[.H302];&quot;,&quot;;[.I302];&quot;,&quot;;[.J302];&quot;,&quot;;[.K302];&quot;,&quot;;[.L302];&quot;,&quot;;[.M302];&quot;,&quot;;[.N302];&quot;);&quot;)" office:value-type="string" office:string-value="INSERT INTO RESOURCE(id_resource, resource, url, description, comments, id_level, active,has_script,has_grammar,has_quiz,has_vocabulary, id_source, id_skill) VALUES(302,'How to study','https://learnenglishteens.britishcouncil.org/skills/listening/upper-intermediate-b2-listening/how-study','Listen to the school assembly about how to study.',NULL,6,true,true,false,true,true,2,1);" calcext:value-type="string">
            <text:p>INSERT INTO RESOURCE(id_resource, resource, url, description, comments, id_level, active,has_script,has_grammar,has_quiz,has_vocabulary, id_source, id_skill) VALUES(302,'How to study','https://learnenglishteens.britishcouncil.org/skills/listening/upper-intermediate-b2-listening/how-study','Listen to the school assembly about how to study.',NULL,6,true,true,false,true,true,2,1);</text:p>
          </table:table-cell>
        </table:table-row>
        <table:table-row table:style-name="ro1">
          <table:table-cell office:value-type="float" office:value="303" calcext:value-type="float">
            <text:p>303</text:p>
          </table:table-cell>
          <table:table-cell office:value-type="string" calcext:value-type="string">
            <text:p>My hero</text:p>
          </table:table-cell>
          <table:table-cell office:value-type="string" calcext:value-type="string">
            <text:p>https://learnenglishteens.britishcouncil.org/skills/listening/upper-intermediate-b2-listening/my-hero</text:p>
          </table:table-cell>
          <table:table-cell office:value-type="string" calcext:value-type="string">
            <text:p>Listen to the speakers talking about their heroes.</text:p>
          </table:table-cell>
          <table:table-cell/>
          <table:table-cell table:formula="of:=IF([.E303]=&quot;&quot;;&quot;NULL&quot;;CONCATENATE(&quot;'&quot;;[.E30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3];&quot;,'&quot;;SUBSTITUTE([.B303];&quot;'&quot;;&quot;''&quot;);&quot;','&quot;;SUBSTITUTE([.C303];&quot;'&quot;;&quot;''&quot;);&quot;','&quot;;SUBSTITUTE([.D303];&quot;'&quot;;&quot;''&quot;);&quot;',&quot;;SUBSTITUTE([.F303];&quot;'&quot;;&quot;''&quot;);&quot;,&quot;;[.G303];&quot;,&quot;;[.H303];&quot;,&quot;;[.I303];&quot;,&quot;;[.J303];&quot;,&quot;;[.K303];&quot;,&quot;;[.L303];&quot;,&quot;;[.M303];&quot;,&quot;;[.N303];&quot;);&quot;)" office:value-type="string" office:string-value="INSERT INTO RESOURCE(id_resource, resource, url, description, comments, id_level, active,has_script,has_grammar,has_quiz,has_vocabulary, id_source, id_skill) VALUES(303,'My hero','https://learnenglishteens.britishcouncil.org/skills/listening/upper-intermediate-b2-listening/my-hero','Listen to the speakers talking about their heroes.',NULL,6,true,true,false,true,true,2,1);" calcext:value-type="string">
            <text:p>INSERT INTO RESOURCE(id_resource, resource, url, description, comments, id_level, active,has_script,has_grammar,has_quiz,has_vocabulary, id_source, id_skill) VALUES(303,'My hero','https://learnenglishteens.britishcouncil.org/skills/listening/upper-intermediate-b2-listening/my-hero','Listen to the speakers talking about their heroes.',NULL,6,true,true,false,true,true,2,1);</text:p>
          </table:table-cell>
        </table:table-row>
        <table:table-row table:style-name="ro1">
          <table:table-cell office:value-type="float" office:value="304" calcext:value-type="float">
            <text:p>304</text:p>
          </table:table-cell>
          <table:table-cell office:value-type="string" calcext:value-type="string">
            <text:p>New inventions</text:p>
          </table:table-cell>
          <table:table-cell office:value-type="string" calcext:value-type="string">
            <text:p>https://learnenglishteens.britishcouncil.org/new-inventions</text:p>
          </table:table-cell>
          <table:table-cell office:value-type="string" calcext:value-type="string">
            <text:p>Listen to the radio programme.</text:p>
          </table:table-cell>
          <table:table-cell/>
          <table:table-cell table:formula="of:=IF([.E304]=&quot;&quot;;&quot;NULL&quot;;CONCATENATE(&quot;'&quot;;[.E30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4];&quot;,'&quot;;SUBSTITUTE([.B304];&quot;'&quot;;&quot;''&quot;);&quot;','&quot;;SUBSTITUTE([.C304];&quot;'&quot;;&quot;''&quot;);&quot;','&quot;;SUBSTITUTE([.D304];&quot;'&quot;;&quot;''&quot;);&quot;',&quot;;SUBSTITUTE([.F304];&quot;'&quot;;&quot;''&quot;);&quot;,&quot;;[.G304];&quot;,&quot;;[.H304];&quot;,&quot;;[.I304];&quot;,&quot;;[.J304];&quot;,&quot;;[.K304];&quot;,&quot;;[.L304];&quot;,&quot;;[.M304];&quot;,&quot;;[.N304];&quot;);&quot;)" office:value-type="string" office:string-value="INSERT INTO RESOURCE(id_resource, resource, url, description, comments, id_level, active,has_script,has_grammar,has_quiz,has_vocabulary, id_source, id_skill) VALUES(304,'New inventions','https://learnenglishteens.britishcouncil.org/new-inventions','Listen to the radio programme.',NULL,6,true,true,false,true,true,2,1);" calcext:value-type="string">
            <text:p>INSERT INTO RESOURCE(id_resource, resource, url, description, comments, id_level, active,has_script,has_grammar,has_quiz,has_vocabulary, id_source, id_skill) VALUES(304,'New inventions','https://learnenglishteens.britishcouncil.org/new-inventions','Listen to the radio programme.',NULL,6,true,true,false,true,true,2,1);</text:p>
          </table:table-cell>
        </table:table-row>
        <table:table-row table:style-name="ro1">
          <table:table-cell office:value-type="float" office:value="305" calcext:value-type="float">
            <text:p>305</text:p>
          </table:table-cell>
          <table:table-cell office:value-type="string" calcext:value-type="string">
            <text:p>Sports interviews</text:p>
          </table:table-cell>
          <table:table-cell office:value-type="string" calcext:value-type="string">
            <text:p>https://learnenglishteens.britishcouncil.org/skills/listening/upper-intermediate-b2-listening/sports-interviews</text:p>
          </table:table-cell>
          <table:table-cell office:value-type="string" calcext:value-type="string">
            <text:p>Listen to the radio interview.</text:p>
          </table:table-cell>
          <table:table-cell/>
          <table:table-cell table:formula="of:=IF([.E305]=&quot;&quot;;&quot;NULL&quot;;CONCATENATE(&quot;'&quot;;[.E30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5];&quot;,'&quot;;SUBSTITUTE([.B305];&quot;'&quot;;&quot;''&quot;);&quot;','&quot;;SUBSTITUTE([.C305];&quot;'&quot;;&quot;''&quot;);&quot;','&quot;;SUBSTITUTE([.D305];&quot;'&quot;;&quot;''&quot;);&quot;',&quot;;SUBSTITUTE([.F305];&quot;'&quot;;&quot;''&quot;);&quot;,&quot;;[.G305];&quot;,&quot;;[.H305];&quot;,&quot;;[.I305];&quot;,&quot;;[.J305];&quot;,&quot;;[.K305];&quot;,&quot;;[.L305];&quot;,&quot;;[.M305];&quot;,&quot;;[.N305];&quot;);&quot;)" office:value-type="string" office:string-value="INSERT INTO RESOURCE(id_resource, resource, url, description, comments, id_level, active,has_script,has_grammar,has_quiz,has_vocabulary, id_source, id_skill) VALUES(305,'Sports interviews','https://learnenglishteens.britishcouncil.org/skills/listening/upper-intermediate-b2-listening/sports-interviews','Listen to the radio interview.',NULL,6,true,true,false,true,true,2,1);" calcext:value-type="string">
            <text:p>INSERT INTO RESOURCE(id_resource, resource, url, description, comments, id_level, active,has_script,has_grammar,has_quiz,has_vocabulary, id_source, id_skill) VALUES(305,'Sports interviews','https://learnenglishteens.britishcouncil.org/skills/listening/upper-intermediate-b2-listening/sports-interviews','Listen to the radio interview.',NULL,6,true,true,false,true,true,2,1);</text:p>
          </table:table-cell>
        </table:table-row>
        <table:table-row table:style-name="ro1">
          <table:table-cell office:value-type="float" office:value="306" calcext:value-type="float">
            <text:p>306</text:p>
          </table:table-cell>
          <table:table-cell office:value-type="string" calcext:value-type="string">
            <text:p>The best job in the world</text:p>
          </table:table-cell>
          <table:table-cell office:value-type="string" calcext:value-type="string">
            <text:p>https://learnenglishteens.britishcouncil.org/skills/listening/upper-intermediate-b2-listening/best-job-world</text:p>
          </table:table-cell>
          <table:table-cell office:value-type="string" calcext:value-type="string">
            <text:p>Listen to the information about the 'best job in the world' competition.</text:p>
          </table:table-cell>
          <table:table-cell/>
          <table:table-cell table:formula="of:=IF([.E306]=&quot;&quot;;&quot;NULL&quot;;CONCATENATE(&quot;'&quot;;[.E30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6];&quot;,'&quot;;SUBSTITUTE([.B306];&quot;'&quot;;&quot;''&quot;);&quot;','&quot;;SUBSTITUTE([.C306];&quot;'&quot;;&quot;''&quot;);&quot;','&quot;;SUBSTITUTE([.D306];&quot;'&quot;;&quot;''&quot;);&quot;',&quot;;SUBSTITUTE([.F306];&quot;'&quot;;&quot;''&quot;);&quot;,&quot;;[.G306];&quot;,&quot;;[.H306];&quot;,&quot;;[.I306];&quot;,&quot;;[.J306];&quot;,&quot;;[.K306];&quot;,&quot;;[.L306];&quot;,&quot;;[.M306];&quot;,&quot;;[.N306];&quot;);&quot;)" office:value-type="string" office:string-value="INSERT INTO RESOURCE(id_resource, resource, url, description, comments, id_level, active,has_script,has_grammar,has_quiz,has_vocabulary, id_source, id_skill) VALUES(306,'The best job in the world','https://learnenglishteens.britishcouncil.org/skills/listening/upper-intermediate-b2-listening/best-job-world','Listen to the information about the ''best job in the world'' competition.',NULL,6,true,true,false,true,true,2,1);" calcext:value-type="string">
            <text:p>INSERT INTO RESOURCE(id_resource, resource, url, description, comments, id_level, active,has_script,has_grammar,has_quiz,has_vocabulary, id_source, id_skill) VALUES(306,'The best job in the world','https://learnenglishteens.britishcouncil.org/skills/listening/upper-intermediate-b2-listening/best-job-world','Listen to the information about the ''best job in the world'' competition.',NULL,6,true,true,false,true,true,2,1);</text:p>
          </table:table-cell>
        </table:table-row>
        <table:table-row table:style-name="ro1">
          <table:table-cell office:value-type="float" office:value="307" calcext:value-type="float">
            <text:p>307</text:p>
          </table:table-cell>
          <table:table-cell office:value-type="string" calcext:value-type="string">
            <text:p>The Filter Bubble - part one</text:p>
          </table:table-cell>
          <table:table-cell office:value-type="string" calcext:value-type="string">
            <text:p>https://learnenglishteens.britishcouncil.org/skills/listening/upper-intermediate-b2-listening/filter-bubble-part-one</text:p>
          </table:table-cell>
          <table:table-cell office:value-type="string" calcext:value-type="string">
            <text:p>Listen to the speaker talking about a book called The Filter Bubble.</text:p>
          </table:table-cell>
          <table:table-cell/>
          <table:table-cell table:formula="of:=IF([.E307]=&quot;&quot;;&quot;NULL&quot;;CONCATENATE(&quot;'&quot;;[.E30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7];&quot;,'&quot;;SUBSTITUTE([.B307];&quot;'&quot;;&quot;''&quot;);&quot;','&quot;;SUBSTITUTE([.C307];&quot;'&quot;;&quot;''&quot;);&quot;','&quot;;SUBSTITUTE([.D307];&quot;'&quot;;&quot;''&quot;);&quot;',&quot;;SUBSTITUTE([.F307];&quot;'&quot;;&quot;''&quot;);&quot;,&quot;;[.G307];&quot;,&quot;;[.H307];&quot;,&quot;;[.I307];&quot;,&quot;;[.J307];&quot;,&quot;;[.K307];&quot;,&quot;;[.L307];&quot;,&quot;;[.M307];&quot;,&quot;;[.N307];&quot;);&quot;)" office:value-type="string" office:string-value="INSERT INTO RESOURCE(id_resource, resource, url, description, comments, id_level, active,has_script,has_grammar,has_quiz,has_vocabulary, id_source, id_skill) VALUES(307,'The Filter Bubble - part one','https://learnenglishteens.britishcouncil.org/skills/listening/upper-intermediate-b2-listening/filter-bubble-part-one','Listen to the speaker talking about a book called The Filter Bubble.',NULL,6,true,true,false,true,true,2,1);" calcext:value-type="string">
            <text:p>INSERT INTO RESOURCE(id_resource, resource, url, description, comments, id_level, active,has_script,has_grammar,has_quiz,has_vocabulary, id_source, id_skill) VALUES(307,'The Filter Bubble - part one','https://learnenglishteens.britishcouncil.org/skills/listening/upper-intermediate-b2-listening/filter-bubble-part-one','Listen to the speaker talking about a book called The Filter Bubble.',NULL,6,true,true,false,true,true,2,1);</text:p>
          </table:table-cell>
        </table:table-row>
        <table:table-row table:style-name="ro1">
          <table:table-cell office:value-type="float" office:value="308" calcext:value-type="float">
            <text:p>308</text:p>
          </table:table-cell>
          <table:table-cell office:value-type="string" calcext:value-type="string">
            <text:p>The Filter Bubble - part two</text:p>
          </table:table-cell>
          <table:table-cell office:value-type="string" calcext:value-type="string">
            <text:p>https://learnenglishteens.britishcouncil.org/skills/listening/upper-intermediate-b2-listening/filter-bubble-part-two</text:p>
          </table:table-cell>
          <table:table-cell office:value-type="string" calcext:value-type="string">
            <text:p>Listen to the speaker continue talking about a book called The Filter Bubble.</text:p>
          </table:table-cell>
          <table:table-cell/>
          <table:table-cell table:formula="of:=IF([.E308]=&quot;&quot;;&quot;NULL&quot;;CONCATENATE(&quot;'&quot;;[.E30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8];&quot;,'&quot;;SUBSTITUTE([.B308];&quot;'&quot;;&quot;''&quot;);&quot;','&quot;;SUBSTITUTE([.C308];&quot;'&quot;;&quot;''&quot;);&quot;','&quot;;SUBSTITUTE([.D308];&quot;'&quot;;&quot;''&quot;);&quot;',&quot;;SUBSTITUTE([.F308];&quot;'&quot;;&quot;''&quot;);&quot;,&quot;;[.G308];&quot;,&quot;;[.H308];&quot;,&quot;;[.I308];&quot;,&quot;;[.J308];&quot;,&quot;;[.K308];&quot;,&quot;;[.L308];&quot;,&quot;;[.M308];&quot;,&quot;;[.N308];&quot;);&quot;)" office:value-type="string" office:string-value="INSERT INTO RESOURCE(id_resource, resource, url, description, comments, id_level, active,has_script,has_grammar,has_quiz,has_vocabulary, id_source, id_skill) VALUES(308,'The Filter Bubble - part two','https://learnenglishteens.britishcouncil.org/skills/listening/upper-intermediate-b2-listening/filter-bubble-part-two','Listen to the speaker continue talking about a book called The Filter Bubble.',NULL,6,true,true,false,true,true,2,1);" calcext:value-type="string">
            <text:p>INSERT INTO RESOURCE(id_resource, resource, url, description, comments, id_level, active,has_script,has_grammar,has_quiz,has_vocabulary, id_source, id_skill) VALUES(308,'The Filter Bubble - part two','https://learnenglishteens.britishcouncil.org/skills/listening/upper-intermediate-b2-listening/filter-bubble-part-two','Listen to the speaker continue talking about a book called The Filter Bubble.',NULL,6,true,true,false,true,true,2,1);</text:p>
          </table:table-cell>
        </table:table-row>
        <table:table-row table:style-name="ro1">
          <table:table-cell office:value-type="float" office:value="309" calcext:value-type="float">
            <text:p>309</text:p>
          </table:table-cell>
          <table:table-cell office:value-type="string" calcext:value-type="string">
            <text:p>The Maasai and the lions</text:p>
          </table:table-cell>
          <table:table-cell office:value-type="string" calcext:value-type="string">
            <text:p>https://learnenglishteens.britishcouncil.org/skills/listening/upper-intermediate-b2-listening/maasai-lions</text:p>
          </table:table-cell>
          <table:table-cell office:value-type="string" calcext:value-type="string">
            <text:p>Listen to the speaker talking about the Maasai and the lions.</text:p>
          </table:table-cell>
          <table:table-cell/>
          <table:table-cell table:formula="of:=IF([.E309]=&quot;&quot;;&quot;NULL&quot;;CONCATENATE(&quot;'&quot;;[.E30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9];&quot;,'&quot;;SUBSTITUTE([.B309];&quot;'&quot;;&quot;''&quot;);&quot;','&quot;;SUBSTITUTE([.C309];&quot;'&quot;;&quot;''&quot;);&quot;','&quot;;SUBSTITUTE([.D309];&quot;'&quot;;&quot;''&quot;);&quot;',&quot;;SUBSTITUTE([.F309];&quot;'&quot;;&quot;''&quot;);&quot;,&quot;;[.G309];&quot;,&quot;;[.H309];&quot;,&quot;;[.I309];&quot;,&quot;;[.J309];&quot;,&quot;;[.K309];&quot;,&quot;;[.L309];&quot;,&quot;;[.M309];&quot;,&quot;;[.N309];&quot;);&quot;)" office:value-type="string" office:string-value="INSERT INTO RESOURCE(id_resource, resource, url, description, comments, id_level, active,has_script,has_grammar,has_quiz,has_vocabulary, id_source, id_skill) VALUES(309,'The Maasai and the lions','https://learnenglishteens.britishcouncil.org/skills/listening/upper-intermediate-b2-listening/maasai-lions','Listen to the speaker talking about the Maasai and the lions.',NULL,6,true,true,false,true,true,2,1);" calcext:value-type="string">
            <text:p>INSERT INTO RESOURCE(id_resource, resource, url, description, comments, id_level, active,has_script,has_grammar,has_quiz,has_vocabulary, id_source, id_skill) VALUES(309,'The Maasai and the lions','https://learnenglishteens.britishcouncil.org/skills/listening/upper-intermediate-b2-listening/maasai-lions','Listen to the speaker talking about the Maasai and the lions.',NULL,6,true,true,false,true,true,2,1);</text:p>
          </table:table-cell>
        </table:table-row>
        <table:table-row table:style-name="ro1">
          <table:table-cell office:value-type="float" office:value="310" calcext:value-type="float">
            <text:p>310</text:p>
          </table:table-cell>
          <table:table-cell office:value-type="string" calcext:value-type="string">
            <text:p>Unusual British festivals</text:p>
          </table:table-cell>
          <table:table-cell office:value-type="string" calcext:value-type="string">
            <text:p>https://learnenglishteens.britishcouncil.org/skills/listening/upper-intermediate-b2-listening/unusual-british-festivals</text:p>
          </table:table-cell>
          <table:table-cell office:value-type="string" calcext:value-type="string">
            <text:p>Listen to the presentation about unusual British festivals.</text:p>
          </table:table-cell>
          <table:table-cell/>
          <table:table-cell table:formula="of:=IF([.E310]=&quot;&quot;;&quot;NULL&quot;;CONCATENATE(&quot;'&quot;;[.E31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0];&quot;,'&quot;;SUBSTITUTE([.B310];&quot;'&quot;;&quot;''&quot;);&quot;','&quot;;SUBSTITUTE([.C310];&quot;'&quot;;&quot;''&quot;);&quot;','&quot;;SUBSTITUTE([.D310];&quot;'&quot;;&quot;''&quot;);&quot;',&quot;;SUBSTITUTE([.F310];&quot;'&quot;;&quot;''&quot;);&quot;,&quot;;[.G310];&quot;,&quot;;[.H310];&quot;,&quot;;[.I310];&quot;,&quot;;[.J310];&quot;,&quot;;[.K310];&quot;,&quot;;[.L310];&quot;,&quot;;[.M310];&quot;,&quot;;[.N310];&quot;);&quot;)" office:value-type="string" office:string-value="INSERT INTO RESOURCE(id_resource, resource, url, description, comments, id_level, active,has_script,has_grammar,has_quiz,has_vocabulary, id_source, id_skill) VALUES(310,'Unusual British festivals','https://learnenglishteens.britishcouncil.org/skills/listening/upper-intermediate-b2-listening/unusual-british-festivals','Listen to the presentation about unusual British festivals.',NULL,6,true,true,false,true,true,2,1);" calcext:value-type="string">
            <text:p>INSERT INTO RESOURCE(id_resource, resource, url, description, comments, id_level, active,has_script,has_grammar,has_quiz,has_vocabulary, id_source, id_skill) VALUES(310,'Unusual British festivals','https://learnenglishteens.britishcouncil.org/skills/listening/upper-intermediate-b2-listening/unusual-british-festivals','Listen to the presentation about unusual British festivals.',NULL,6,true,true,false,true,true,2,1);</text:p>
          </table:table-cell>
        </table:table-row>
        <table:table-row table:style-name="ro1">
          <table:table-cell office:value-type="float" office:value="311" calcext:value-type="float">
            <text:p>311</text:p>
          </table:table-cell>
          <table:table-cell office:value-type="string" calcext:value-type="string">
            <text:p>What kind of student are you?</text:p>
          </table:table-cell>
          <table:table-cell office:value-type="string" calcext:value-type="string">
            <text:p>https://learnenglishteens.britishcouncil.org/skills/listening/upper-intermediate-b2-listening/what-kind-student-are-you</text:p>
          </table:table-cell>
          <table:table-cell office:value-type="string" calcext:value-type="string">
            <text:p>Listen to the teacher giving students a quiz about their study skills.</text:p>
          </table:table-cell>
          <table:table-cell/>
          <table:table-cell table:formula="of:=IF([.E311]=&quot;&quot;;&quot;NULL&quot;;CONCATENATE(&quot;'&quot;;[.E31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1];&quot;,'&quot;;SUBSTITUTE([.B311];&quot;'&quot;;&quot;''&quot;);&quot;','&quot;;SUBSTITUTE([.C311];&quot;'&quot;;&quot;''&quot;);&quot;','&quot;;SUBSTITUTE([.D311];&quot;'&quot;;&quot;''&quot;);&quot;',&quot;;SUBSTITUTE([.F311];&quot;'&quot;;&quot;''&quot;);&quot;,&quot;;[.G311];&quot;,&quot;;[.H311];&quot;,&quot;;[.I311];&quot;,&quot;;[.J311];&quot;,&quot;;[.K311];&quot;,&quot;;[.L311];&quot;,&quot;;[.M311];&quot;,&quot;;[.N311];&quot;);&quot;)" office:value-type="string" office:string-value="INSERT INTO RESOURCE(id_resource, resource, url, description, comments, id_level, active,has_script,has_grammar,has_quiz,has_vocabulary, id_source, id_skill) VALUES(311,'What kind of student are you?','https://learnenglishteens.britishcouncil.org/skills/listening/upper-intermediate-b2-listening/what-kind-student-are-you','Listen to the teacher giving students a quiz about their study skills.',NULL,6,true,true,false,true,true,2,1);" calcext:value-type="string">
            <text:p>INSERT INTO RESOURCE(id_resource, resource, url, description, comments, id_level, active,has_script,has_grammar,has_quiz,has_vocabulary, id_source, id_skill) VALUES(311,'What kind of student are you?','https://learnenglishteens.britishcouncil.org/skills/listening/upper-intermediate-b2-listening/what-kind-student-are-you','Listen to the teacher giving students a quiz about their study skills.',NULL,6,true,true,false,true,true,2,1);</text:p>
          </table:table-cell>
        </table:table-row>
        <table:table-row table:style-name="ro1">
          <table:table-cell office:value-type="float" office:value="312" calcext:value-type="float">
            <text:p>312</text:p>
          </table:table-cell>
          <table:table-cell office:value-type="string" calcext:value-type="string">
            <text:p>What's in a name?</text:p>
          </table:table-cell>
          <table:table-cell office:value-type="string" calcext:value-type="string">
            <text:p>https://learnenglishteens.britishcouncil.org/skills/listening/upper-intermediate-b2-listening/whats-name</text:p>
          </table:table-cell>
          <table:table-cell office:value-type="string" calcext:value-type="string">
            <text:p>Listen to the extract from a radio programme about names.</text:p>
          </table:table-cell>
          <table:table-cell/>
          <table:table-cell table:formula="of:=IF([.E312]=&quot;&quot;;&quot;NULL&quot;;CONCATENATE(&quot;'&quot;;[.E31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2];&quot;,'&quot;;SUBSTITUTE([.B312];&quot;'&quot;;&quot;''&quot;);&quot;','&quot;;SUBSTITUTE([.C312];&quot;'&quot;;&quot;''&quot;);&quot;','&quot;;SUBSTITUTE([.D312];&quot;'&quot;;&quot;''&quot;);&quot;',&quot;;SUBSTITUTE([.F312];&quot;'&quot;;&quot;''&quot;);&quot;,&quot;;[.G312];&quot;,&quot;;[.H312];&quot;,&quot;;[.I312];&quot;,&quot;;[.J312];&quot;,&quot;;[.K312];&quot;,&quot;;[.L312];&quot;,&quot;;[.M312];&quot;,&quot;;[.N312];&quot;);&quot;)" office:value-type="string" office:string-value="INSERT INTO RESOURCE(id_resource, resource, url, description, comments, id_level, active,has_script,has_grammar,has_quiz,has_vocabulary, id_source, id_skill) VALUES(312,'What''s in a name?','https://learnenglishteens.britishcouncil.org/skills/listening/upper-intermediate-b2-listening/whats-name','Listen to the extract from a radio programme about names.',NULL,6,true,true,false,true,true,2,1);" calcext:value-type="string">
            <text:p>INSERT INTO RESOURCE(id_resource, resource, url, description, comments, id_level, active,has_script,has_grammar,has_quiz,has_vocabulary, id_source, id_skill) VALUES(312,'What''s in a name?','https://learnenglishteens.britishcouncil.org/skills/listening/upper-intermediate-b2-listening/whats-name','Listen to the extract from a radio programme about names.',NULL,6,true,true,false,true,true,2,1);</text:p>
          </table:table-cell>
        </table:table-row>
        <table:table-row table:style-name="ro1">
          <table:table-cell office:value-type="float" office:value="313" calcext:value-type="float">
            <text:p>313</text:p>
          </table:table-cell>
          <table:table-cell office:value-type="string" calcext:value-type="string">
            <text:p>Help others, help yourself</text:p>
          </table:table-cell>
          <table:table-cell office:value-type="string" calcext:value-type="string">
            <text:p>https://learnenglishteens.britishcouncil.org/skills/listening/advanced-c1-listening/help-others-help-yourself</text:p>
          </table:table-cell>
          <table:table-cell office:value-type="string" calcext:value-type="string">
            <text:p>Listen to the radio interview with two young volunteers.</text:p>
          </table:table-cell>
          <table:table-cell/>
          <table:table-cell table:formula="of:=IF([.E313]=&quot;&quot;;&quot;NULL&quot;;CONCATENATE(&quot;'&quot;;[.E31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3];&quot;,'&quot;;SUBSTITUTE([.B313];&quot;'&quot;;&quot;''&quot;);&quot;','&quot;;SUBSTITUTE([.C313];&quot;'&quot;;&quot;''&quot;);&quot;','&quot;;SUBSTITUTE([.D313];&quot;'&quot;;&quot;''&quot;);&quot;',&quot;;SUBSTITUTE([.F313];&quot;'&quot;;&quot;''&quot;);&quot;,&quot;;[.G313];&quot;,&quot;;[.H313];&quot;,&quot;;[.I313];&quot;,&quot;;[.J313];&quot;,&quot;;[.K313];&quot;,&quot;;[.L313];&quot;,&quot;;[.M313];&quot;,&quot;;[.N313];&quot;);&quot;)" office:value-type="string" office:string-value="INSERT INTO RESOURCE(id_resource, resource, url, description, comments, id_level, active,has_script,has_grammar,has_quiz,has_vocabulary, id_source, id_skill) VALUES(313,'Help others, help yourself','https://learnenglishteens.britishcouncil.org/skills/listening/advanced-c1-listening/help-others-help-yourself','Listen to the radio interview with two young volunteers.',NULL,7,true,true,false,true,true,2,1);" calcext:value-type="string">
            <text:p>INSERT INTO RESOURCE(id_resource, resource, url, description, comments, id_level, active,has_script,has_grammar,has_quiz,has_vocabulary, id_source, id_skill) VALUES(313,'Help others, help yourself','https://learnenglishteens.britishcouncil.org/skills/listening/advanced-c1-listening/help-others-help-yourself','Listen to the radio interview with two young volunteers.',NULL,7,true,true,false,true,true,2,1);</text:p>
          </table:table-cell>
        </table:table-row>
        <table:table-row table:style-name="ro1">
          <table:table-cell office:value-type="float" office:value="314" calcext:value-type="float">
            <text:p>314</text:p>
          </table:table-cell>
          <table:table-cell office:value-type="string" calcext:value-type="string">
            <text:p>How false information spreads</text:p>
          </table:table-cell>
          <table:table-cell office:value-type="string" calcext:value-type="string">
            <text:p>https://learnenglishteens.britishcouncil.org/skills/listening/advanced-c1-listening/how-false-information-spreads</text:p>
          </table:table-cell>
          <table:table-cell office:value-type="string" calcext:value-type="string">
            <text:p>Listen to the radio interview about how false information spreads.</text:p>
          </table:table-cell>
          <table:table-cell/>
          <table:table-cell table:formula="of:=IF([.E314]=&quot;&quot;;&quot;NULL&quot;;CONCATENATE(&quot;'&quot;;[.E31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4];&quot;,'&quot;;SUBSTITUTE([.B314];&quot;'&quot;;&quot;''&quot;);&quot;','&quot;;SUBSTITUTE([.C314];&quot;'&quot;;&quot;''&quot;);&quot;','&quot;;SUBSTITUTE([.D314];&quot;'&quot;;&quot;''&quot;);&quot;',&quot;;SUBSTITUTE([.F314];&quot;'&quot;;&quot;''&quot;);&quot;,&quot;;[.G314];&quot;,&quot;;[.H314];&quot;,&quot;;[.I314];&quot;,&quot;;[.J314];&quot;,&quot;;[.K314];&quot;,&quot;;[.L314];&quot;,&quot;;[.M314];&quot;,&quot;;[.N314];&quot;);&quot;)" office:value-type="string" office:string-value="INSERT INTO RESOURCE(id_resource, resource, url, description, comments, id_level, active,has_script,has_grammar,has_quiz,has_vocabulary, id_source, id_skill) VALUES(314,'How false information spreads','https://learnenglishteens.britishcouncil.org/skills/listening/advanced-c1-listening/how-false-information-spreads','Listen to the radio interview about how false information spreads.',NULL,7,true,true,false,true,true,2,1);" calcext:value-type="string">
            <text:p>INSERT INTO RESOURCE(id_resource, resource, url, description, comments, id_level, active,has_script,has_grammar,has_quiz,has_vocabulary, id_source, id_skill) VALUES(314,'How false information spreads','https://learnenglishteens.britishcouncil.org/skills/listening/advanced-c1-listening/how-false-information-spreads','Listen to the radio interview about how false information spreads.',NULL,7,true,true,false,true,true,2,1);</text:p>
          </table:table-cell>
        </table:table-row>
        <table:table-row table:style-name="ro1">
          <table:table-cell office:value-type="float" office:value="315" calcext:value-type="float">
            <text:p>315</text:p>
          </table:table-cell>
          <table:table-cell office:value-type="string" calcext:value-type="string">
            <text:p>How to break into the music industry</text:p>
          </table:table-cell>
          <table:table-cell office:value-type="string" calcext:value-type="string">
            <text:p>https://learnenglishteens.britishcouncil.org/skills/listening/advanced-c1-listening/how-break-music-industry</text:p>
          </table:table-cell>
          <table:table-cell office:value-type="string" calcext:value-type="string">
            <text:p>Listen to a talk about how to get a job in the music industry.</text:p>
          </table:table-cell>
          <table:table-cell/>
          <table:table-cell table:formula="of:=IF([.E315]=&quot;&quot;;&quot;NULL&quot;;CONCATENATE(&quot;'&quot;;[.E31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5];&quot;,'&quot;;SUBSTITUTE([.B315];&quot;'&quot;;&quot;''&quot;);&quot;','&quot;;SUBSTITUTE([.C315];&quot;'&quot;;&quot;''&quot;);&quot;','&quot;;SUBSTITUTE([.D315];&quot;'&quot;;&quot;''&quot;);&quot;',&quot;;SUBSTITUTE([.F315];&quot;'&quot;;&quot;''&quot;);&quot;,&quot;;[.G315];&quot;,&quot;;[.H315];&quot;,&quot;;[.I315];&quot;,&quot;;[.J315];&quot;,&quot;;[.K315];&quot;,&quot;;[.L315];&quot;,&quot;;[.M315];&quot;,&quot;;[.N315];&quot;);&quot;)" office:value-type="string" office:string-value="INSERT INTO RESOURCE(id_resource, resource, url, description, comments, id_level, active,has_script,has_grammar,has_quiz,has_vocabulary, id_source, id_skill) VALUES(315,'How to break into the music industry','https://learnenglishteens.britishcouncil.org/skills/listening/advanced-c1-listening/how-break-music-industry','Listen to a talk about how to get a job in the music industry.',NULL,7,true,true,false,true,true,2,1);" calcext:value-type="string">
            <text:p>INSERT INTO RESOURCE(id_resource, resource, url, description, comments, id_level, active,has_script,has_grammar,has_quiz,has_vocabulary, id_source, id_skill) VALUES(315,'How to break into the music industry','https://learnenglishteens.britishcouncil.org/skills/listening/advanced-c1-listening/how-break-music-industry','Listen to a talk about how to get a job in the music industry.',NULL,7,true,true,false,true,true,2,1);</text:p>
          </table:table-cell>
        </table:table-row>
        <table:table-row table:style-name="ro1">
          <table:table-cell office:value-type="float" office:value="316" calcext:value-type="float">
            <text:p>316</text:p>
          </table:table-cell>
          <table:table-cell office:value-type="string" calcext:value-type="string">
            <text:p>Living online</text:p>
          </table:table-cell>
          <table:table-cell office:value-type="string" calcext:value-type="string">
            <text:p>https://learnenglishteens.britishcouncil.org/skills/listening/advanced-c1-listening/living-online</text:p>
          </table:table-cell>
          <table:table-cell office:value-type="string" calcext:value-type="string">
            <text:p>Listen to five different people talking about communication in the digital world.</text:p>
          </table:table-cell>
          <table:table-cell/>
          <table:table-cell table:formula="of:=IF([.E316]=&quot;&quot;;&quot;NULL&quot;;CONCATENATE(&quot;'&quot;;[.E31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6];&quot;,'&quot;;SUBSTITUTE([.B316];&quot;'&quot;;&quot;''&quot;);&quot;','&quot;;SUBSTITUTE([.C316];&quot;'&quot;;&quot;''&quot;);&quot;','&quot;;SUBSTITUTE([.D316];&quot;'&quot;;&quot;''&quot;);&quot;',&quot;;SUBSTITUTE([.F316];&quot;'&quot;;&quot;''&quot;);&quot;,&quot;;[.G316];&quot;,&quot;;[.H316];&quot;,&quot;;[.I316];&quot;,&quot;;[.J316];&quot;,&quot;;[.K316];&quot;,&quot;;[.L316];&quot;,&quot;;[.M316];&quot;,&quot;;[.N316];&quot;);&quot;)" office:value-type="string" office:string-value="INSERT INTO RESOURCE(id_resource, resource, url, description, comments, id_level, active,has_script,has_grammar,has_quiz,has_vocabulary, id_source, id_skill) VALUES(316,'Living online','https://learnenglishteens.britishcouncil.org/skills/listening/advanced-c1-listening/living-online','Listen to five different people talking about communication in the digital world.',NULL,7,true,true,false,true,true,2,1);" calcext:value-type="string">
            <text:p>INSERT INTO RESOURCE(id_resource, resource, url, description, comments, id_level, active,has_script,has_grammar,has_quiz,has_vocabulary, id_source, id_skill) VALUES(316,'Living online','https://learnenglishteens.britishcouncil.org/skills/listening/advanced-c1-listening/living-online','Listen to five different people talking about communication in the digital world.',NULL,7,true,true,false,true,true,2,1);</text:p>
          </table:table-cell>
        </table:table-row>
        <table:table-row table:style-name="ro1">
          <table:table-cell office:value-type="float" office:value="317" calcext:value-type="float">
            <text:p>317</text:p>
          </table:table-cell>
          <table:table-cell office:value-type="string" calcext:value-type="string">
            <text:p>Man or beast?</text:p>
          </table:table-cell>
          <table:table-cell office:value-type="string" calcext:value-type="string">
            <text:p>https://learnenglishteens.britishcouncil.org/skills/listening/advanced-c1-listening/man-or-beast</text:p>
          </table:table-cell>
          <table:table-cell office:value-type="string" calcext:value-type="string">
            <text:p>Listen to the radio programme about Being a Beast by Charles Foster.</text:p>
          </table:table-cell>
          <table:table-cell/>
          <table:table-cell table:formula="of:=IF([.E317]=&quot;&quot;;&quot;NULL&quot;;CONCATENATE(&quot;'&quot;;[.E31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7];&quot;,'&quot;;SUBSTITUTE([.B317];&quot;'&quot;;&quot;''&quot;);&quot;','&quot;;SUBSTITUTE([.C317];&quot;'&quot;;&quot;''&quot;);&quot;','&quot;;SUBSTITUTE([.D317];&quot;'&quot;;&quot;''&quot;);&quot;',&quot;;SUBSTITUTE([.F317];&quot;'&quot;;&quot;''&quot;);&quot;,&quot;;[.G317];&quot;,&quot;;[.H317];&quot;,&quot;;[.I317];&quot;,&quot;;[.J317];&quot;,&quot;;[.K317];&quot;,&quot;;[.L317];&quot;,&quot;;[.M317];&quot;,&quot;;[.N317];&quot;);&quot;)" office:value-type="string" office:string-value="INSERT INTO RESOURCE(id_resource, resource, url, description, comments, id_level, active,has_script,has_grammar,has_quiz,has_vocabulary, id_source, id_skill) VALUES(317,'Man or beast?','https://learnenglishteens.britishcouncil.org/skills/listening/advanced-c1-listening/man-or-beast','Listen to the radio programme about Being a Beast by Charles Foster.',NULL,7,true,true,false,true,true,2,1);" calcext:value-type="string">
            <text:p>INSERT INTO RESOURCE(id_resource, resource, url, description, comments, id_level, active,has_script,has_grammar,has_quiz,has_vocabulary, id_source, id_skill) VALUES(317,'Man or beast?','https://learnenglishteens.britishcouncil.org/skills/listening/advanced-c1-listening/man-or-beast','Listen to the radio programme about Being a Beast by Charles Foster.',NULL,7,true,true,false,true,true,2,1);</text:p>
          </table:table-cell>
        </table:table-row>
        <table:table-row table:style-name="ro1">
          <table:table-cell office:value-type="float" office:value="318" calcext:value-type="float">
            <text:p>318</text:p>
          </table:table-cell>
          <table:table-cell office:value-type="string" calcext:value-type="string">
            <text:p>Sleeping for exam success</text:p>
          </table:table-cell>
          <table:table-cell office:value-type="string" calcext:value-type="string">
            <text:p>https://learnenglishteens.britishcouncil.org/skills/listening/advanced-c1-listening/sleeping-exam-success</text:p>
          </table:table-cell>
          <table:table-cell office:value-type="string" calcext:value-type="string">
            <text:p>Listen to the talk about how getting more sleep can help you achieve better exam results.</text:p>
          </table:table-cell>
          <table:table-cell/>
          <table:table-cell table:formula="of:=IF([.E318]=&quot;&quot;;&quot;NULL&quot;;CONCATENATE(&quot;'&quot;;[.E31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8];&quot;,'&quot;;SUBSTITUTE([.B318];&quot;'&quot;;&quot;''&quot;);&quot;','&quot;;SUBSTITUTE([.C318];&quot;'&quot;;&quot;''&quot;);&quot;','&quot;;SUBSTITUTE([.D318];&quot;'&quot;;&quot;''&quot;);&quot;',&quot;;SUBSTITUTE([.F318];&quot;'&quot;;&quot;''&quot;);&quot;,&quot;;[.G318];&quot;,&quot;;[.H318];&quot;,&quot;;[.I318];&quot;,&quot;;[.J318];&quot;,&quot;;[.K318];&quot;,&quot;;[.L318];&quot;,&quot;;[.M318];&quot;,&quot;;[.N318];&quot;);&quot;)" office:value-type="string" office:string-value="INSERT INTO RESOURCE(id_resource, resource, url, description, comments, id_level, active,has_script,has_grammar,has_quiz,has_vocabulary, id_source, id_skill) VALUES(318,'Sleeping for exam success','https://learnenglishteens.britishcouncil.org/skills/listening/advanced-c1-listening/sleeping-exam-success','Listen to the talk about how getting more sleep can help you achieve better exam results.',NULL,7,true,true,false,true,true,2,1);" calcext:value-type="string">
            <text:p>INSERT INTO RESOURCE(id_resource, resource, url, description, comments, id_level, active,has_script,has_grammar,has_quiz,has_vocabulary, id_source, id_skill) VALUES(318,'Sleeping for exam success','https://learnenglishteens.britishcouncil.org/skills/listening/advanced-c1-listening/sleeping-exam-success','Listen to the talk about how getting more sleep can help you achieve better exam results.',NULL,7,true,true,false,true,true,2,1);</text:p>
          </table:table-cell>
        </table:table-row>
        <table:table-row table:style-name="ro1">
          <table:table-cell office:value-type="float" office:value="319" calcext:value-type="float">
            <text:p>319</text:p>
          </table:table-cell>
          <table:table-cell office:value-type="string" calcext:value-type="string">
            <text:p>Teens going veggie</text:p>
          </table:table-cell>
          <table:table-cell office:value-type="string" calcext:value-type="string">
            <text:p>https://learnenglishteens.britishcouncil.org/skills/listening/advanced-c1-listening/teens-going-veggie</text:p>
          </table:table-cell>
          <table:table-cell office:value-type="string" calcext:value-type="string">
            <text:p>Listen to five teenagers talking about becoming vegetarian or vegan.</text:p>
          </table:table-cell>
          <table:table-cell/>
          <table:table-cell table:formula="of:=IF([.E319]=&quot;&quot;;&quot;NULL&quot;;CONCATENATE(&quot;'&quot;;[.E31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9];&quot;,'&quot;;SUBSTITUTE([.B319];&quot;'&quot;;&quot;''&quot;);&quot;','&quot;;SUBSTITUTE([.C319];&quot;'&quot;;&quot;''&quot;);&quot;','&quot;;SUBSTITUTE([.D319];&quot;'&quot;;&quot;''&quot;);&quot;',&quot;;SUBSTITUTE([.F319];&quot;'&quot;;&quot;''&quot;);&quot;,&quot;;[.G319];&quot;,&quot;;[.H319];&quot;,&quot;;[.I319];&quot;,&quot;;[.J319];&quot;,&quot;;[.K319];&quot;,&quot;;[.L319];&quot;,&quot;;[.M319];&quot;,&quot;;[.N319];&quot;);&quot;)" office:value-type="string" office:string-value="INSERT INTO RESOURCE(id_resource, resource, url, description, comments, id_level, active,has_script,has_grammar,has_quiz,has_vocabulary, id_source, id_skill) VALUES(319,'Teens going veggie','https://learnenglishteens.britishcouncil.org/skills/listening/advanced-c1-listening/teens-going-veggie','Listen to five teenagers talking about becoming vegetarian or vegan.',NULL,7,true,true,false,true,true,2,1);" calcext:value-type="string">
            <text:p>INSERT INTO RESOURCE(id_resource, resource, url, description, comments, id_level, active,has_script,has_grammar,has_quiz,has_vocabulary, id_source, id_skill) VALUES(319,'Teens going veggie','https://learnenglishteens.britishcouncil.org/skills/listening/advanced-c1-listening/teens-going-veggie','Listen to five teenagers talking about becoming vegetarian or vegan.',NULL,7,true,true,false,true,true,2,1);</text:p>
          </table:table-cell>
        </table:table-row>
        <table:table-row table:style-name="ro1">
          <table:table-cell office:value-type="float" office:value="320" calcext:value-type="float">
            <text:p>320</text:p>
          </table:table-cell>
          <table:table-cell office:value-type="string" calcext:value-type="string">
            <text:p>The benefits of sport</text:p>
          </table:table-cell>
          <table:table-cell office:value-type="string" calcext:value-type="string">
            <text:p>https://learnenglishteens.britishcouncil.org/skills/listening/advanced-c1-listening/benefits-sport</text:p>
          </table:table-cell>
          <table:table-cell office:value-type="string" calcext:value-type="string">
            <text:p>Listen to the classroom conversation about the benefits of sport.</text:p>
          </table:table-cell>
          <table:table-cell/>
          <table:table-cell table:formula="of:=IF([.E320]=&quot;&quot;;&quot;NULL&quot;;CONCATENATE(&quot;'&quot;;[.E32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0];&quot;,'&quot;;SUBSTITUTE([.B320];&quot;'&quot;;&quot;''&quot;);&quot;','&quot;;SUBSTITUTE([.C320];&quot;'&quot;;&quot;''&quot;);&quot;','&quot;;SUBSTITUTE([.D320];&quot;'&quot;;&quot;''&quot;);&quot;',&quot;;SUBSTITUTE([.F320];&quot;'&quot;;&quot;''&quot;);&quot;,&quot;;[.G320];&quot;,&quot;;[.H320];&quot;,&quot;;[.I320];&quot;,&quot;;[.J320];&quot;,&quot;;[.K320];&quot;,&quot;;[.L320];&quot;,&quot;;[.M320];&quot;,&quot;;[.N320];&quot;);&quot;)" office:value-type="string" office:string-value="INSERT INTO RESOURCE(id_resource, resource, url, description, comments, id_level, active,has_script,has_grammar,has_quiz,has_vocabulary, id_source, id_skill) VALUES(320,'The benefits of sport','https://learnenglishteens.britishcouncil.org/skills/listening/advanced-c1-listening/benefits-sport','Listen to the classroom conversation about the benefits of sport.',NULL,7,true,true,false,true,true,2,1);" calcext:value-type="string">
            <text:p>INSERT INTO RESOURCE(id_resource, resource, url, description, comments, id_level, active,has_script,has_grammar,has_quiz,has_vocabulary, id_source, id_skill) VALUES(320,'The benefits of sport','https://learnenglishteens.britishcouncil.org/skills/listening/advanced-c1-listening/benefits-sport','Listen to the classroom conversation about the benefits of sport.',NULL,7,true,true,false,true,true,2,1);</text:p>
          </table:table-cell>
        </table:table-row>
        <table:table-row table:style-name="ro1">
          <table:table-cell office:value-type="float" office:value="321" calcext:value-type="float">
            <text:p>321</text:p>
          </table:table-cell>
          <table:table-cell office:value-type="string" calcext:value-type="string">
            <text:p>The fear factor</text:p>
          </table:table-cell>
          <table:table-cell office:value-type="string" calcext:value-type="string">
            <text:p>https://learnenglishteens.britishcouncil.org/skills/listening/advanced-c1-listening/fear-factor</text:p>
          </table:table-cell>
          <table:table-cell office:value-type="string" calcext:value-type="string">
            <text:p>Listen to the extracts from different radio programmes talking about fear and phobias.</text:p>
          </table:table-cell>
          <table:table-cell/>
          <table:table-cell table:formula="of:=IF([.E321]=&quot;&quot;;&quot;NULL&quot;;CONCATENATE(&quot;'&quot;;[.E32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1];&quot;,'&quot;;SUBSTITUTE([.B321];&quot;'&quot;;&quot;''&quot;);&quot;','&quot;;SUBSTITUTE([.C321];&quot;'&quot;;&quot;''&quot;);&quot;','&quot;;SUBSTITUTE([.D321];&quot;'&quot;;&quot;''&quot;);&quot;',&quot;;SUBSTITUTE([.F321];&quot;'&quot;;&quot;''&quot;);&quot;,&quot;;[.G321];&quot;,&quot;;[.H321];&quot;,&quot;;[.I321];&quot;,&quot;;[.J321];&quot;,&quot;;[.K321];&quot;,&quot;;[.L321];&quot;,&quot;;[.M321];&quot;,&quot;;[.N321];&quot;);&quot;)" office:value-type="string" office:string-value="INSERT INTO RESOURCE(id_resource, resource, url, description, comments, id_level, active,has_script,has_grammar,has_quiz,has_vocabulary, id_source, id_skill) VALUES(321,'The fear factor','https://learnenglishteens.britishcouncil.org/skills/listening/advanced-c1-listening/fear-factor','Listen to the extracts from different radio programmes talking about fear and phobias.',NULL,7,true,true,false,true,true,2,1);" calcext:value-type="string">
            <text:p>INSERT INTO RESOURCE(id_resource, resource, url, description, comments, id_level, active,has_script,has_grammar,has_quiz,has_vocabulary, id_source, id_skill) VALUES(321,'The fear factor','https://learnenglishteens.britishcouncil.org/skills/listening/advanced-c1-listening/fear-factor','Listen to the extracts from different radio programmes talking about fear and phobias.',NULL,7,true,true,false,true,true,2,1);</text:p>
          </table:table-cell>
        </table:table-row>
        <table:table-row table:style-name="ro1">
          <table:table-cell office:value-type="float" office:value="322" calcext:value-type="float">
            <text:p>322</text:p>
          </table:table-cell>
          <table:table-cell office:value-type="string" calcext:value-type="string">
            <text:p>War's silver lining</text:p>
          </table:table-cell>
          <table:table-cell office:value-type="string" calcext:value-type="string">
            <text:p>https://learnenglishteens.britishcouncil.org/skills/listening/advanced-c1-listening/wars-silver-lining</text:p>
          </table:table-cell>
          <table:table-cell office:value-type="string" calcext:value-type="string">
            <text:p>Listen to the talk about medical advances in World War I.</text:p>
          </table:table-cell>
          <table:table-cell/>
          <table:table-cell table:formula="of:=IF([.E322]=&quot;&quot;;&quot;NULL&quot;;CONCATENATE(&quot;'&quot;;[.E32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2];&quot;,'&quot;;SUBSTITUTE([.B322];&quot;'&quot;;&quot;''&quot;);&quot;','&quot;;SUBSTITUTE([.C322];&quot;'&quot;;&quot;''&quot;);&quot;','&quot;;SUBSTITUTE([.D322];&quot;'&quot;;&quot;''&quot;);&quot;',&quot;;SUBSTITUTE([.F322];&quot;'&quot;;&quot;''&quot;);&quot;,&quot;;[.G322];&quot;,&quot;;[.H322];&quot;,&quot;;[.I322];&quot;,&quot;;[.J322];&quot;,&quot;;[.K322];&quot;,&quot;;[.L322];&quot;,&quot;;[.M322];&quot;,&quot;;[.N322];&quot;);&quot;)" office:value-type="string" office:string-value="INSERT INTO RESOURCE(id_resource, resource, url, description, comments, id_level, active,has_script,has_grammar,has_quiz,has_vocabulary, id_source, id_skill) VALUES(322,'War''s silver lining','https://learnenglishteens.britishcouncil.org/skills/listening/advanced-c1-listening/wars-silver-lining','Listen to the talk about medical advances in World War I.',NULL,7,true,true,false,true,true,2,1);" calcext:value-type="string">
            <text:p>INSERT INTO RESOURCE(id_resource, resource, url, description, comments, id_level, active,has_script,has_grammar,has_quiz,has_vocabulary, id_source, id_skill) VALUES(322,'War''s silver lining','https://learnenglishteens.britishcouncil.org/skills/listening/advanced-c1-listening/wars-silver-lining','Listen to the talk about medical advances in World War I.',NULL,7,true,true,false,true,true,2,1);</text:p>
          </table:table-cell>
        </table:table-row>
        <table:table-row table:style-name="ro1">
          <table:table-cell office:value-type="float" office:value="323" calcext:value-type="float">
            <text:p>323</text:p>
          </table:table-cell>
          <table:table-cell office:value-type="string" calcext:value-type="string">
            <text:p>At the shop</text:p>
          </table:table-cell>
          <table:table-cell office:value-type="string" calcext:value-type="string">
            <text:p>https://learnenglishteens.britishcouncil.org/skills/speaking/beginner-a1-speaking/at-the-shop</text:p>
          </table:table-cell>
          <table:table-cell office:value-type="string" calcext:value-type="string">
            <text:p>Gemma goes to the shop.</text:p>
          </table:table-cell>
          <table:table-cell/>
          <table:table-cell table:formula="of:=IF([.E323]=&quot;&quot;;&quot;NULL&quot;;CONCATENATE(&quot;'&quot;;[.E32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3];&quot;,'&quot;;SUBSTITUTE([.B323];&quot;'&quot;;&quot;''&quot;);&quot;','&quot;;SUBSTITUTE([.C323];&quot;'&quot;;&quot;''&quot;);&quot;','&quot;;SUBSTITUTE([.D323];&quot;'&quot;;&quot;''&quot;);&quot;',&quot;;SUBSTITUTE([.F323];&quot;'&quot;;&quot;''&quot;);&quot;,&quot;;[.G323];&quot;,&quot;;[.H323];&quot;,&quot;;[.I323];&quot;,&quot;;[.J323];&quot;,&quot;;[.K323];&quot;,&quot;;[.L323];&quot;,&quot;;[.M323];&quot;,&quot;;[.N323];&quot;);&quot;)" office:value-type="string" office:string-value="INSERT INTO RESOURCE(id_resource, resource, url, description, comments, id_level, active,has_script,has_grammar,has_quiz,has_vocabulary, id_source, id_skill) VALUES(323,'At the shop','https://learnenglishteens.britishcouncil.org/skills/speaking/beginner-a1-speaking/at-the-shop','Gemma goes to the shop.',NULL,1,true,true,false,true,true,2,4);" calcext:value-type="string">
            <text:p>INSERT INTO RESOURCE(id_resource, resource, url, description, comments, id_level, active,has_script,has_grammar,has_quiz,has_vocabulary, id_source, id_skill) VALUES(323,'At the shop','https://learnenglishteens.britishcouncil.org/skills/speaking/beginner-a1-speaking/at-the-shop','Gemma goes to the shop.',NULL,1,true,true,false,true,true,2,4);</text:p>
          </table:table-cell>
        </table:table-row>
        <table:table-row table:style-name="ro1">
          <table:table-cell office:value-type="float" office:value="324" calcext:value-type="float">
            <text:p>324</text:p>
          </table:table-cell>
          <table:table-cell office:value-type="string" calcext:value-type="string">
            <text:p>Homework problems</text:p>
          </table:table-cell>
          <table:table-cell office:value-type="string" calcext:value-type="string">
            <text:p>https://learnenglishteens.britishcouncil.org/skills/speaking/beginner-a1-speaking/homework-problems</text:p>
          </table:table-cell>
          <table:table-cell office:value-type="string" calcext:value-type="string">
            <text:p>Sam needs help with his homework.</text:p>
          </table:table-cell>
          <table:table-cell/>
          <table:table-cell table:formula="of:=IF([.E324]=&quot;&quot;;&quot;NULL&quot;;CONCATENATE(&quot;'&quot;;[.E32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4];&quot;,'&quot;;SUBSTITUTE([.B324];&quot;'&quot;;&quot;''&quot;);&quot;','&quot;;SUBSTITUTE([.C324];&quot;'&quot;;&quot;''&quot;);&quot;','&quot;;SUBSTITUTE([.D324];&quot;'&quot;;&quot;''&quot;);&quot;',&quot;;SUBSTITUTE([.F324];&quot;'&quot;;&quot;''&quot;);&quot;,&quot;;[.G324];&quot;,&quot;;[.H324];&quot;,&quot;;[.I324];&quot;,&quot;;[.J324];&quot;,&quot;;[.K324];&quot;,&quot;;[.L324];&quot;,&quot;;[.M324];&quot;,&quot;;[.N324];&quot;);&quot;)" office:value-type="string" office:string-value="INSERT INTO RESOURCE(id_resource, resource, url, description, comments, id_level, active,has_script,has_grammar,has_quiz,has_vocabulary, id_source, id_skill) VALUES(324,'Homework problems','https://learnenglishteens.britishcouncil.org/skills/speaking/beginner-a1-speaking/homework-problems','Sam needs help with his homework.',NULL,1,true,true,false,true,true,2,4);" calcext:value-type="string">
            <text:p>INSERT INTO RESOURCE(id_resource, resource, url, description, comments, id_level, active,has_script,has_grammar,has_quiz,has_vocabulary, id_source, id_skill) VALUES(324,'Homework problems','https://learnenglishteens.britishcouncil.org/skills/speaking/beginner-a1-speaking/homework-problems','Sam needs help with his homework.',NULL,1,true,true,false,true,true,2,4);</text:p>
          </table:table-cell>
        </table:table-row>
        <table:table-row table:style-name="ro1">
          <table:table-cell office:value-type="float" office:value="325" calcext:value-type="float">
            <text:p>325</text:p>
          </table:table-cell>
          <table:table-cell office:value-type="string" calcext:value-type="string">
            <text:p>Meeting people</text:p>
          </table:table-cell>
          <table:table-cell office:value-type="string" calcext:value-type="string">
            <text:p>https://learnenglishteens.britishcouncil.org/skills/speaking/beginner-a1-speaking/meeting-people</text:p>
          </table:table-cell>
          <table:table-cell office:value-type="string" calcext:value-type="string">
            <text:p>It's Makayla's first day at a new school and she's lost.</text:p>
          </table:table-cell>
          <table:table-cell/>
          <table:table-cell table:formula="of:=IF([.E325]=&quot;&quot;;&quot;NULL&quot;;CONCATENATE(&quot;'&quot;;[.E32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5];&quot;,'&quot;;SUBSTITUTE([.B325];&quot;'&quot;;&quot;''&quot;);&quot;','&quot;;SUBSTITUTE([.C325];&quot;'&quot;;&quot;''&quot;);&quot;','&quot;;SUBSTITUTE([.D325];&quot;'&quot;;&quot;''&quot;);&quot;',&quot;;SUBSTITUTE([.F325];&quot;'&quot;;&quot;''&quot;);&quot;,&quot;;[.G325];&quot;,&quot;;[.H325];&quot;,&quot;;[.I325];&quot;,&quot;;[.J325];&quot;,&quot;;[.K325];&quot;,&quot;;[.L325];&quot;,&quot;;[.M325];&quot;,&quot;;[.N325];&quot;);&quot;)" office:value-type="string" office:string-value="INSERT INTO RESOURCE(id_resource, resource, url, description, comments, id_level, active,has_script,has_grammar,has_quiz,has_vocabulary, id_source, id_skill) VALUES(325,'Meeting people','https://learnenglishteens.britishcouncil.org/skills/speaking/beginner-a1-speaking/meeting-people','It''s Makayla''s first day at a new school and she''s lost.',NULL,1,true,true,false,true,true,2,4);" calcext:value-type="string">
            <text:p>INSERT INTO RESOURCE(id_resource, resource, url, description, comments, id_level, active,has_script,has_grammar,has_quiz,has_vocabulary, id_source, id_skill) VALUES(325,'Meeting people','https://learnenglishteens.britishcouncil.org/skills/speaking/beginner-a1-speaking/meeting-people','It''s Makayla''s first day at a new school and she''s lost.',NULL,1,true,true,false,true,true,2,4);</text:p>
          </table:table-cell>
        </table:table-row>
        <table:table-row table:style-name="ro1">
          <table:table-cell office:value-type="float" office:value="326" calcext:value-type="float">
            <text:p>326</text:p>
          </table:table-cell>
          <table:table-cell office:value-type="string" calcext:value-type="string">
            <text:p>Not feeling well</text:p>
          </table:table-cell>
          <table:table-cell office:value-type="string" calcext:value-type="string">
            <text:p>https://learnenglishteens.britishcouncil.org/skills/speaking/beginner-a1-speaking/not-feeling-well</text:p>
          </table:table-cell>
          <table:table-cell office:value-type="string" calcext:value-type="string">
            <text:p>Gemma and Jack are having a picnic. But Jack doesn't feel well...</text:p>
          </table:table-cell>
          <table:table-cell/>
          <table:table-cell table:formula="of:=IF([.E326]=&quot;&quot;;&quot;NULL&quot;;CONCATENATE(&quot;'&quot;;[.E32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6];&quot;,'&quot;;SUBSTITUTE([.B326];&quot;'&quot;;&quot;''&quot;);&quot;','&quot;;SUBSTITUTE([.C326];&quot;'&quot;;&quot;''&quot;);&quot;','&quot;;SUBSTITUTE([.D326];&quot;'&quot;;&quot;''&quot;);&quot;',&quot;;SUBSTITUTE([.F326];&quot;'&quot;;&quot;''&quot;);&quot;,&quot;;[.G326];&quot;,&quot;;[.H326];&quot;,&quot;;[.I326];&quot;,&quot;;[.J326];&quot;,&quot;;[.K326];&quot;,&quot;;[.L326];&quot;,&quot;;[.M326];&quot;,&quot;;[.N326];&quot;);&quot;)" office:value-type="string" office:string-value="INSERT INTO RESOURCE(id_resource, resource, url, description, comments, id_level, active,has_script,has_grammar,has_quiz,has_vocabulary, id_source, id_skill) VALUES(326,'Not feeling well','https://learnenglishteens.britishcouncil.org/skills/speaking/beginner-a1-speaking/not-feeling-well','Gemma and Jack are having a picnic. But Jack doesn''t feel well...',NULL,1,true,true,false,true,true,2,4);" calcext:value-type="string">
            <text:p>INSERT INTO RESOURCE(id_resource, resource, url, description, comments, id_level, active,has_script,has_grammar,has_quiz,has_vocabulary, id_source, id_skill) VALUES(326,'Not feeling well','https://learnenglishteens.britishcouncil.org/skills/speaking/beginner-a1-speaking/not-feeling-well','Gemma and Jack are having a picnic. But Jack doesn''t feel well...',NULL,1,true,true,false,true,true,2,4);</text:p>
          </table:table-cell>
        </table:table-row>
        <table:table-row table:style-name="ro1">
          <table:table-cell office:value-type="float" office:value="327" calcext:value-type="float">
            <text:p>327</text:p>
          </table:table-cell>
          <table:table-cell office:value-type="string" calcext:value-type="string">
            <text:p>Buying new shoes</text:p>
          </table:table-cell>
          <table:table-cell office:value-type="string" calcext:value-type="string">
            <text:p>https://learnenglishteens.britishcouncil.org/skills/speaking/elementary-a2-speaking/buying-new-shoes</text:p>
          </table:table-cell>
          <table:table-cell office:value-type="string" calcext:value-type="string">
            <text:p>Sam's looking for some new trainers. Time for a visit to the shoe shop!</text:p>
          </table:table-cell>
          <table:table-cell/>
          <table:table-cell table:formula="of:=IF([.E327]=&quot;&quot;;&quot;NULL&quot;;CONCATENATE(&quot;'&quot;;[.E32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7];&quot;,'&quot;;SUBSTITUTE([.B327];&quot;'&quot;;&quot;''&quot;);&quot;','&quot;;SUBSTITUTE([.C327];&quot;'&quot;;&quot;''&quot;);&quot;','&quot;;SUBSTITUTE([.D327];&quot;'&quot;;&quot;''&quot;);&quot;',&quot;;SUBSTITUTE([.F327];&quot;'&quot;;&quot;''&quot;);&quot;,&quot;;[.G327];&quot;,&quot;;[.H327];&quot;,&quot;;[.I327];&quot;,&quot;;[.J327];&quot;,&quot;;[.K327];&quot;,&quot;;[.L327];&quot;,&quot;;[.M327];&quot;,&quot;;[.N327];&quot;);&quot;)" office:value-type="string" office:string-value="INSERT INTO RESOURCE(id_resource, resource, url, description, comments, id_level, active,has_script,has_grammar,has_quiz,has_vocabulary, id_source, id_skill) VALUES(327,'Buying new shoes','https://learnenglishteens.britishcouncil.org/skills/speaking/elementary-a2-speaking/buying-new-shoes','Sam''s looking for some new trainers. Time for a visit to the shoe shop!',NULL,3,true,true,false,true,true,2,4);" calcext:value-type="string">
            <text:p>INSERT INTO RESOURCE(id_resource, resource, url, description, comments, id_level, active,has_script,has_grammar,has_quiz,has_vocabulary, id_source, id_skill) VALUES(327,'Buying new shoes','https://learnenglishteens.britishcouncil.org/skills/speaking/elementary-a2-speaking/buying-new-shoes','Sam''s looking for some new trainers. Time for a visit to the shoe shop!',NULL,3,true,true,false,true,true,2,4);</text:p>
          </table:table-cell>
        </table:table-row>
        <table:table-row table:style-name="ro1">
          <table:table-cell office:value-type="float" office:value="328" calcext:value-type="float">
            <text:p>328</text:p>
          </table:table-cell>
          <table:table-cell office:value-type="string" calcext:value-type="string">
            <text:p>Giving your opinion</text:p>
          </table:table-cell>
          <table:table-cell office:value-type="string" calcext:value-type="string">
            <text:p>https://learnenglishteens.britishcouncil.org/skills/speaking/elementary-a2-speaking/giving-your-opinion</text:p>
          </table:table-cell>
          <table:table-cell office:value-type="string" calcext:value-type="string">
            <text:p>What films have you seen recently? Were they good? Gemma and Jack bump into each other at the cinema and talk about films.</text:p>
          </table:table-cell>
          <table:table-cell/>
          <table:table-cell table:formula="of:=IF([.E328]=&quot;&quot;;&quot;NULL&quot;;CONCATENATE(&quot;'&quot;;[.E32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8];&quot;,'&quot;;SUBSTITUTE([.B328];&quot;'&quot;;&quot;''&quot;);&quot;','&quot;;SUBSTITUTE([.C328];&quot;'&quot;;&quot;''&quot;);&quot;','&quot;;SUBSTITUTE([.D328];&quot;'&quot;;&quot;''&quot;);&quot;',&quot;;SUBSTITUTE([.F328];&quot;'&quot;;&quot;''&quot;);&quot;,&quot;;[.G328];&quot;,&quot;;[.H328];&quot;,&quot;;[.I328];&quot;,&quot;;[.J328];&quot;,&quot;;[.K328];&quot;,&quot;;[.L328];&quot;,&quot;;[.M328];&quot;,&quot;;[.N328];&quot;);&quot;)" office:value-type="string" office:string-value="INSERT INTO RESOURCE(id_resource, resource, url, description, comments, id_level, active,has_script,has_grammar,has_quiz,has_vocabulary, id_source, id_skill) VALUES(328,'Giving your opinion','https://learnenglishteens.britishcouncil.org/skills/speaking/elementary-a2-speaking/giving-your-opinion','What films have you seen recently? Were they good? Gemma and Jack bump into each other at the cinema and talk about films.',NULL,3,true,true,false,true,true,2,4);" calcext:value-type="string">
            <text:p>INSERT INTO RESOURCE(id_resource, resource, url, description, comments, id_level, active,has_script,has_grammar,has_quiz,has_vocabulary, id_source, id_skill) VALUES(328,'Giving your opinion','https://learnenglishteens.britishcouncil.org/skills/speaking/elementary-a2-speaking/giving-your-opinion','What films have you seen recently? Were they good? Gemma and Jack bump into each other at the cinema and talk about films.',NULL,3,true,true,false,true,true,2,4);</text:p>
          </table:table-cell>
        </table:table-row>
        <table:table-row table:style-name="ro1">
          <table:table-cell office:value-type="float" office:value="329" calcext:value-type="float">
            <text:p>329</text:p>
          </table:table-cell>
          <table:table-cell office:value-type="string" calcext:value-type="string">
            <text:p>Making plans</text:p>
          </table:table-cell>
          <table:table-cell office:value-type="string" calcext:value-type="string">
            <text:p>https://learnenglishteens.britishcouncil.org/skills/speaking/elementary-a2-speaking/making-plans</text:p>
          </table:table-cell>
          <table:table-cell office:value-type="string" calcext:value-type="string">
            <text:p>Gemma and Makayla are making plans for Jack’s birthday.</text:p>
          </table:table-cell>
          <table:table-cell/>
          <table:table-cell table:formula="of:=IF([.E329]=&quot;&quot;;&quot;NULL&quot;;CONCATENATE(&quot;'&quot;;[.E32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9];&quot;,'&quot;;SUBSTITUTE([.B329];&quot;'&quot;;&quot;''&quot;);&quot;','&quot;;SUBSTITUTE([.C329];&quot;'&quot;;&quot;''&quot;);&quot;','&quot;;SUBSTITUTE([.D329];&quot;'&quot;;&quot;''&quot;);&quot;',&quot;;SUBSTITUTE([.F329];&quot;'&quot;;&quot;''&quot;);&quot;,&quot;;[.G329];&quot;,&quot;;[.H329];&quot;,&quot;;[.I329];&quot;,&quot;;[.J329];&quot;,&quot;;[.K329];&quot;,&quot;;[.L329];&quot;,&quot;;[.M329];&quot;,&quot;;[.N329];&quot;);&quot;)" office:value-type="string" office:string-value="INSERT INTO RESOURCE(id_resource, resource, url, description, comments, id_level, active,has_script,has_grammar,has_quiz,has_vocabulary, id_source, id_skill) VALUES(329,'Making plans','https://learnenglishteens.britishcouncil.org/skills/speaking/elementary-a2-speaking/making-plans','Gemma and Makayla are making plans for Jack’s birthday.',NULL,3,true,true,false,true,true,2,4);" calcext:value-type="string">
            <text:p>INSERT INTO RESOURCE(id_resource, resource, url, description, comments, id_level, active,has_script,has_grammar,has_quiz,has_vocabulary, id_source, id_skill) VALUES(329,'Making plans','https://learnenglishteens.britishcouncil.org/skills/speaking/elementary-a2-speaking/making-plans','Gemma and Makayla are making plans for Jack’s birthday.',NULL,3,true,true,false,true,true,2,4);</text:p>
          </table:table-cell>
        </table:table-row>
        <table:table-row table:style-name="ro1">
          <table:table-cell office:value-type="float" office:value="330" calcext:value-type="float">
            <text:p>330</text:p>
          </table:table-cell>
          <table:table-cell office:value-type="string" calcext:value-type="string">
            <text:p>Talking about your family</text:p>
          </table:table-cell>
          <table:table-cell office:value-type="string" calcext:value-type="string">
            <text:p>https://learnenglishteens.britishcouncil.org/skills/speaking/elementary-a2-speaking/talking-about-your-family</text:p>
          </table:table-cell>
          <table:table-cell office:value-type="string" calcext:value-type="string">
            <text:p>Sam wants to play Game of Kings, but Jack is more interested in Sam's family.</text:p>
          </table:table-cell>
          <table:table-cell/>
          <table:table-cell table:formula="of:=IF([.E330]=&quot;&quot;;&quot;NULL&quot;;CONCATENATE(&quot;'&quot;;[.E33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0];&quot;,'&quot;;SUBSTITUTE([.B330];&quot;'&quot;;&quot;''&quot;);&quot;','&quot;;SUBSTITUTE([.C330];&quot;'&quot;;&quot;''&quot;);&quot;','&quot;;SUBSTITUTE([.D330];&quot;'&quot;;&quot;''&quot;);&quot;',&quot;;SUBSTITUTE([.F330];&quot;'&quot;;&quot;''&quot;);&quot;,&quot;;[.G330];&quot;,&quot;;[.H330];&quot;,&quot;;[.I330];&quot;,&quot;;[.J330];&quot;,&quot;;[.K330];&quot;,&quot;;[.L330];&quot;,&quot;;[.M330];&quot;,&quot;;[.N330];&quot;);&quot;)" office:value-type="string" office:string-value="INSERT INTO RESOURCE(id_resource, resource, url, description, comments, id_level, active,has_script,has_grammar,has_quiz,has_vocabulary, id_source, id_skill) VALUES(330,'Talking about your family','https://learnenglishteens.britishcouncil.org/skills/speaking/elementary-a2-speaking/talking-about-your-family','Sam wants to play Game of Kings, but Jack is more interested in Sam''s family.',NULL,3,true,true,false,true,true,2,4);" calcext:value-type="string">
            <text:p>INSERT INTO RESOURCE(id_resource, resource, url, description, comments, id_level, active,has_script,has_grammar,has_quiz,has_vocabulary, id_source, id_skill) VALUES(330,'Talking about your family','https://learnenglishteens.britishcouncil.org/skills/speaking/elementary-a2-speaking/talking-about-your-family','Sam wants to play Game of Kings, but Jack is more interested in Sam''s family.',NULL,3,true,true,false,true,true,2,4);</text:p>
          </table:table-cell>
        </table:table-row>
        <table:table-row table:style-name="ro1">
          <table:table-cell office:value-type="float" office:value="331" calcext:value-type="float">
            <text:p>331</text:p>
          </table:table-cell>
          <table:table-cell office:value-type="string" calcext:value-type="string">
            <text:p>A friend in need</text:p>
          </table:table-cell>
          <table:table-cell office:value-type="string" calcext:value-type="string">
            <text:p>https://learnenglishteens.britishcouncil.org/skills/speaking/intermediate-b1-speaking/friend-need</text:p>
          </table:table-cell>
          <table:table-cell office:value-type="string" calcext:value-type="string">
            <text:p>Gemma knows she has done something stupid. Luckily, Makayla is there to listen and offer advice.</text:p>
          </table:table-cell>
          <table:table-cell/>
          <table:table-cell table:formula="of:=IF([.E331]=&quot;&quot;;&quot;NULL&quot;;CONCATENATE(&quot;'&quot;;[.E33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1];&quot;,'&quot;;SUBSTITUTE([.B331];&quot;'&quot;;&quot;''&quot;);&quot;','&quot;;SUBSTITUTE([.C331];&quot;'&quot;;&quot;''&quot;);&quot;','&quot;;SUBSTITUTE([.D331];&quot;'&quot;;&quot;''&quot;);&quot;',&quot;;SUBSTITUTE([.F331];&quot;'&quot;;&quot;''&quot;);&quot;,&quot;;[.G331];&quot;,&quot;;[.H331];&quot;,&quot;;[.I331];&quot;,&quot;;[.J331];&quot;,&quot;;[.K331];&quot;,&quot;;[.L331];&quot;,&quot;;[.M331];&quot;,&quot;;[.N331];&quot;);&quot;)" office:value-type="string" office:string-value="INSERT INTO RESOURCE(id_resource, resource, url, description, comments, id_level, active,has_script,has_grammar,has_quiz,has_vocabulary, id_source, id_skill) VALUES(331,'A friend in need','https://learnenglishteens.britishcouncil.org/skills/speaking/intermediate-b1-speaking/friend-need','Gemma knows she has done something stupid. Luckily, Makayla is there to listen and offer advice.',NULL,5,true,true,false,true,true,2,4);" calcext:value-type="string">
            <text:p>INSERT INTO RESOURCE(id_resource, resource, url, description, comments, id_level, active,has_script,has_grammar,has_quiz,has_vocabulary, id_source, id_skill) VALUES(331,'A friend in need','https://learnenglishteens.britishcouncil.org/skills/speaking/intermediate-b1-speaking/friend-need','Gemma knows she has done something stupid. Luckily, Makayla is there to listen and offer advice.',NULL,5,true,true,false,true,true,2,4);</text:p>
          </table:table-cell>
        </table:table-row>
        <table:table-row table:style-name="ro1">
          <table:table-cell office:value-type="float" office:value="332" calcext:value-type="float">
            <text:p>332</text:p>
          </table:table-cell>
          <table:table-cell office:value-type="string" calcext:value-type="string">
            <text:p>Different opinions</text:p>
          </table:table-cell>
          <table:table-cell office:value-type="string" calcext:value-type="string">
            <text:p>https://learnenglishteens.britishcouncil.org/skills/speaking/intermediate-b1-speaking/different-opinions</text:p>
          </table:table-cell>
          <table:table-cell office:value-type="string" calcext:value-type="string">
            <text:p>It's the first day back at school, and Gemma and Jack don't agree about their teachers...</text:p>
          </table:table-cell>
          <table:table-cell/>
          <table:table-cell table:formula="of:=IF([.E332]=&quot;&quot;;&quot;NULL&quot;;CONCATENATE(&quot;'&quot;;[.E33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2];&quot;,'&quot;;SUBSTITUTE([.B332];&quot;'&quot;;&quot;''&quot;);&quot;','&quot;;SUBSTITUTE([.C332];&quot;'&quot;;&quot;''&quot;);&quot;','&quot;;SUBSTITUTE([.D332];&quot;'&quot;;&quot;''&quot;);&quot;',&quot;;SUBSTITUTE([.F332];&quot;'&quot;;&quot;''&quot;);&quot;,&quot;;[.G332];&quot;,&quot;;[.H332];&quot;,&quot;;[.I332];&quot;,&quot;;[.J332];&quot;,&quot;;[.K332];&quot;,&quot;;[.L332];&quot;,&quot;;[.M332];&quot;,&quot;;[.N332];&quot;);&quot;)" office:value-type="string" office:string-value="INSERT INTO RESOURCE(id_resource, resource, url, description, comments, id_level, active,has_script,has_grammar,has_quiz,has_vocabulary, id_source, id_skill) VALUES(332,'Different opinions','https://learnenglishteens.britishcouncil.org/skills/speaking/intermediate-b1-speaking/different-opinions','It''s the first day back at school, and Gemma and Jack don''t agree about their teachers...',NULL,5,true,true,false,true,true,2,4);" calcext:value-type="string">
            <text:p>INSERT INTO RESOURCE(id_resource, resource, url, description, comments, id_level, active,has_script,has_grammar,has_quiz,has_vocabulary, id_source, id_skill) VALUES(332,'Different opinions','https://learnenglishteens.britishcouncil.org/skills/speaking/intermediate-b1-speaking/different-opinions','It''s the first day back at school, and Gemma and Jack don''t agree about their teachers...',NULL,5,true,true,false,true,true,2,4);</text:p>
          </table:table-cell>
        </table:table-row>
        <table:table-row table:style-name="ro1">
          <table:table-cell office:value-type="float" office:value="333" calcext:value-type="float">
            <text:p>333</text:p>
          </table:table-cell>
          <table:table-cell office:value-type="string" calcext:value-type="string">
            <text:p>Problems at the train station</text:p>
          </table:table-cell>
          <table:table-cell office:value-type="string" calcext:value-type="string">
            <text:p>https://learnenglishteens.britishcouncil.org/skills/speaking/intermediate-b1-speaking/problems-train-station</text:p>
          </table:table-cell>
          <table:table-cell office:value-type="string" calcext:value-type="string">
            <text:p>Makayla needs a bit of help from the station manager at the train station.</text:p>
          </table:table-cell>
          <table:table-cell/>
          <table:table-cell table:formula="of:=IF([.E333]=&quot;&quot;;&quot;NULL&quot;;CONCATENATE(&quot;'&quot;;[.E33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3];&quot;,'&quot;;SUBSTITUTE([.B333];&quot;'&quot;;&quot;''&quot;);&quot;','&quot;;SUBSTITUTE([.C333];&quot;'&quot;;&quot;''&quot;);&quot;','&quot;;SUBSTITUTE([.D333];&quot;'&quot;;&quot;''&quot;);&quot;',&quot;;SUBSTITUTE([.F333];&quot;'&quot;;&quot;''&quot;);&quot;,&quot;;[.G333];&quot;,&quot;;[.H333];&quot;,&quot;;[.I333];&quot;,&quot;;[.J333];&quot;,&quot;;[.K333];&quot;,&quot;;[.L333];&quot;,&quot;;[.M333];&quot;,&quot;;[.N333];&quot;);&quot;)" office:value-type="string" office:string-value="INSERT INTO RESOURCE(id_resource, resource, url, description, comments, id_level, active,has_script,has_grammar,has_quiz,has_vocabulary, id_source, id_skill) VALUES(333,'Problems at the train station','https://learnenglishteens.britishcouncil.org/skills/speaking/intermediate-b1-speaking/problems-train-station','Makayla needs a bit of help from the station manager at the train station.',NULL,5,true,true,false,true,true,2,4);" calcext:value-type="string">
            <text:p>INSERT INTO RESOURCE(id_resource, resource, url, description, comments, id_level, active,has_script,has_grammar,has_quiz,has_vocabulary, id_source, id_skill) VALUES(333,'Problems at the train station','https://learnenglishteens.britishcouncil.org/skills/speaking/intermediate-b1-speaking/problems-train-station','Makayla needs a bit of help from the station manager at the train station.',NULL,5,true,true,false,true,true,2,4);</text:p>
          </table:table-cell>
        </table:table-row>
        <table:table-row table:style-name="ro1">
          <table:table-cell office:value-type="float" office:value="334" calcext:value-type="float">
            <text:p>334</text:p>
          </table:table-cell>
          <table:table-cell office:value-type="string" calcext:value-type="string">
            <text:p>Talking about your weekend</text:p>
          </table:table-cell>
          <table:table-cell office:value-type="string" calcext:value-type="string">
            <text:p>https://learnenglishteens.britishcouncil.org/skills/speaking/intermediate-b1-speaking/talking-about-your-weekend</text:p>
          </table:table-cell>
          <table:table-cell office:value-type="string" calcext:value-type="string">
            <text:p>It’s Monday and Sam and Jack are looking back at the weekend.</text:p>
          </table:table-cell>
          <table:table-cell/>
          <table:table-cell table:formula="of:=IF([.E334]=&quot;&quot;;&quot;NULL&quot;;CONCATENATE(&quot;'&quot;;[.E33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4];&quot;,'&quot;;SUBSTITUTE([.B334];&quot;'&quot;;&quot;''&quot;);&quot;','&quot;;SUBSTITUTE([.C334];&quot;'&quot;;&quot;''&quot;);&quot;','&quot;;SUBSTITUTE([.D334];&quot;'&quot;;&quot;''&quot;);&quot;',&quot;;SUBSTITUTE([.F334];&quot;'&quot;;&quot;''&quot;);&quot;,&quot;;[.G334];&quot;,&quot;;[.H334];&quot;,&quot;;[.I334];&quot;,&quot;;[.J334];&quot;,&quot;;[.K334];&quot;,&quot;;[.L334];&quot;,&quot;;[.M334];&quot;,&quot;;[.N334];&quot;);&quot;)" office:value-type="string" office:string-value="INSERT INTO RESOURCE(id_resource, resource, url, description, comments, id_level, active,has_script,has_grammar,has_quiz,has_vocabulary, id_source, id_skill) VALUES(334,'Talking about your weekend','https://learnenglishteens.britishcouncil.org/skills/speaking/intermediate-b1-speaking/talking-about-your-weekend','It’s Monday and Sam and Jack are looking back at the weekend.',NULL,5,true,true,false,true,true,2,4);" calcext:value-type="string">
            <text:p>INSERT INTO RESOURCE(id_resource, resource, url, description, comments, id_level, active,has_script,has_grammar,has_quiz,has_vocabulary, id_source, id_skill) VALUES(334,'Talking about your weekend','https://learnenglishteens.britishcouncil.org/skills/speaking/intermediate-b1-speaking/talking-about-your-weekend','It’s Monday and Sam and Jack are looking back at the weekend.',NULL,5,true,true,false,true,true,2,4);</text:p>
          </table:table-cell>
        </table:table-row>
        <table:table-row table:style-name="ro1">
          <table:table-cell office:value-type="float" office:value="335" calcext:value-type="float">
            <text:p>335</text:p>
          </table:table-cell>
          <table:table-cell office:value-type="string" calcext:value-type="string">
            <text:p>An interview</text:p>
          </table:table-cell>
          <table:table-cell office:value-type="string" calcext:value-type="string">
            <text:p>https://learnenglishteens.britishcouncil.org/skills/speaking/upper-intermediate-b2-speaking/interview</text:p>
          </table:table-cell>
          <table:table-cell office:value-type="string" calcext:value-type="string">
            <text:p>Jack's applying to university to train as a PE (physical education) teacher. How do you think the interview goes?</text:p>
          </table:table-cell>
          <table:table-cell/>
          <table:table-cell table:formula="of:=IF([.E335]=&quot;&quot;;&quot;NULL&quot;;CONCATENATE(&quot;'&quot;;[.E33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5];&quot;,'&quot;;SUBSTITUTE([.B335];&quot;'&quot;;&quot;''&quot;);&quot;','&quot;;SUBSTITUTE([.C335];&quot;'&quot;;&quot;''&quot;);&quot;','&quot;;SUBSTITUTE([.D335];&quot;'&quot;;&quot;''&quot;);&quot;',&quot;;SUBSTITUTE([.F335];&quot;'&quot;;&quot;''&quot;);&quot;,&quot;;[.G335];&quot;,&quot;;[.H335];&quot;,&quot;;[.I335];&quot;,&quot;;[.J335];&quot;,&quot;;[.K335];&quot;,&quot;;[.L335];&quot;,&quot;;[.M335];&quot;,&quot;;[.N335];&quot;);&quot;)" office:value-type="string" office:string-value="INSERT INTO RESOURCE(id_resource, resource, url, description, comments, id_level, active,has_script,has_grammar,has_quiz,has_vocabulary, id_source, id_skill) VALUES(335,'An interview','https://learnenglishteens.britishcouncil.org/skills/speaking/upper-intermediate-b2-speaking/interview','Jack''s applying to university to train as a PE (physical education) teacher. How do you think the interview goes?',NULL,6,true,true,false,true,true,2,4);" calcext:value-type="string">
            <text:p>INSERT INTO RESOURCE(id_resource, resource, url, description, comments, id_level, active,has_script,has_grammar,has_quiz,has_vocabulary, id_source, id_skill) VALUES(335,'An interview','https://learnenglishteens.britishcouncil.org/skills/speaking/upper-intermediate-b2-speaking/interview','Jack''s applying to university to train as a PE (physical education) teacher. How do you think the interview goes?',NULL,6,true,true,false,true,true,2,4);</text:p>
          </table:table-cell>
        </table:table-row>
        <table:table-row table:style-name="ro1">
          <table:table-cell office:value-type="float" office:value="336" calcext:value-type="float">
            <text:p>336</text:p>
          </table:table-cell>
          <table:table-cell office:value-type="string" calcext:value-type="string">
            <text:p>Discussing exam results</text:p>
          </table:table-cell>
          <table:table-cell office:value-type="string" calcext:value-type="string">
            <text:p>https://learnenglishteens.britishcouncil.org/skills/speaking/upper-intermediate-b2-speaking/discussing-exam-results</text:p>
          </table:table-cell>
          <table:table-cell office:value-type="string" calcext:value-type="string">
            <text:p>It's a big day for Jack as he's just got his exam results. Is it good news?</text:p>
          </table:table-cell>
          <table:table-cell/>
          <table:table-cell table:formula="of:=IF([.E336]=&quot;&quot;;&quot;NULL&quot;;CONCATENATE(&quot;'&quot;;[.E33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6];&quot;,'&quot;;SUBSTITUTE([.B336];&quot;'&quot;;&quot;''&quot;);&quot;','&quot;;SUBSTITUTE([.C336];&quot;'&quot;;&quot;''&quot;);&quot;','&quot;;SUBSTITUTE([.D336];&quot;'&quot;;&quot;''&quot;);&quot;',&quot;;SUBSTITUTE([.F336];&quot;'&quot;;&quot;''&quot;);&quot;,&quot;;[.G336];&quot;,&quot;;[.H336];&quot;,&quot;;[.I336];&quot;,&quot;;[.J336];&quot;,&quot;;[.K336];&quot;,&quot;;[.L336];&quot;,&quot;;[.M336];&quot;,&quot;;[.N336];&quot;);&quot;)" office:value-type="string" office:string-value="INSERT INTO RESOURCE(id_resource, resource, url, description, comments, id_level, active,has_script,has_grammar,has_quiz,has_vocabulary, id_source, id_skill) VALUES(336,'Discussing exam results','https://learnenglishteens.britishcouncil.org/skills/speaking/upper-intermediate-b2-speaking/discussing-exam-results','It''s a big day for Jack as he''s just got his exam results. Is it good news?',NULL,6,true,true,false,true,true,2,4);" calcext:value-type="string">
            <text:p>INSERT INTO RESOURCE(id_resource, resource, url, description, comments, id_level, active,has_script,has_grammar,has_quiz,has_vocabulary, id_source, id_skill) VALUES(336,'Discussing exam results','https://learnenglishteens.britishcouncil.org/skills/speaking/upper-intermediate-b2-speaking/discussing-exam-results','It''s a big day for Jack as he''s just got his exam results. Is it good news?',NULL,6,true,true,false,true,true,2,4);</text:p>
          </table:table-cell>
        </table:table-row>
        <table:table-row table:style-name="ro1">
          <table:table-cell office:value-type="float" office:value="337" calcext:value-type="float">
            <text:p>337</text:p>
          </table:table-cell>
          <table:table-cell office:value-type="string" calcext:value-type="string">
            <text:p>Pros and cons of mobile phones</text:p>
          </table:table-cell>
          <table:table-cell office:value-type="string" calcext:value-type="string">
            <text:p>https://learnenglishteens.britishcouncil.org/skills/speaking/upper-intermediate-b2-speaking/pros-cons-mobile-phones</text:p>
          </table:table-cell>
          <table:table-cell office:value-type="string" calcext:value-type="string">
            <text:p>Gemma is sick of being ignored while Sam is on his phone. They discuss the pros and cons of being constantly connected.</text:p>
          </table:table-cell>
          <table:table-cell/>
          <table:table-cell table:formula="of:=IF([.E337]=&quot;&quot;;&quot;NULL&quot;;CONCATENATE(&quot;'&quot;;[.E33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7];&quot;,'&quot;;SUBSTITUTE([.B337];&quot;'&quot;;&quot;''&quot;);&quot;','&quot;;SUBSTITUTE([.C337];&quot;'&quot;;&quot;''&quot;);&quot;','&quot;;SUBSTITUTE([.D337];&quot;'&quot;;&quot;''&quot;);&quot;',&quot;;SUBSTITUTE([.F337];&quot;'&quot;;&quot;''&quot;);&quot;,&quot;;[.G337];&quot;,&quot;;[.H337];&quot;,&quot;;[.I337];&quot;,&quot;;[.J337];&quot;,&quot;;[.K337];&quot;,&quot;;[.L337];&quot;,&quot;;[.M337];&quot;,&quot;;[.N337];&quot;);&quot;)" office:value-type="string" office:string-value="INSERT INTO RESOURCE(id_resource, resource, url, description, comments, id_level, active,has_script,has_grammar,has_quiz,has_vocabulary, id_source, id_skill) VALUES(337,'Pros and cons of mobile phones','https://learnenglishteens.britishcouncil.org/skills/speaking/upper-intermediate-b2-speaking/pros-cons-mobile-phones','Gemma is sick of being ignored while Sam is on his phone. They discuss the pros and cons of being constantly connected.',NULL,6,true,true,false,true,true,2,4);" calcext:value-type="string">
            <text:p>INSERT INTO RESOURCE(id_resource, resource, url, description, comments, id_level, active,has_script,has_grammar,has_quiz,has_vocabulary, id_source, id_skill) VALUES(337,'Pros and cons of mobile phones','https://learnenglishteens.britishcouncil.org/skills/speaking/upper-intermediate-b2-speaking/pros-cons-mobile-phones','Gemma is sick of being ignored while Sam is on his phone. They discuss the pros and cons of being constantly connected.',NULL,6,true,true,false,true,true,2,4);</text:p>
          </table:table-cell>
        </table:table-row>
        <table:table-row table:style-name="ro1">
          <table:table-cell office:value-type="float" office:value="338" calcext:value-type="float">
            <text:p>338</text:p>
          </table:table-cell>
          <table:table-cell office:value-type="string" calcext:value-type="string">
            <text:p>Who to invite</text:p>
          </table:table-cell>
          <table:table-cell office:value-type="string" calcext:value-type="string">
            <text:p>https://learnenglishteens.britishcouncil.org/skills/speaking/upper-intermediate-b2-speaking/who-invite</text:p>
          </table:table-cell>
          <table:table-cell office:value-type="string" calcext:value-type="string">
            <text:p>Gemma's wondering who she should invite to her barbecue. Makayla's got some suggestions.</text:p>
          </table:table-cell>
          <table:table-cell/>
          <table:table-cell table:formula="of:=IF([.E338]=&quot;&quot;;&quot;NULL&quot;;CONCATENATE(&quot;'&quot;;[.E33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8];&quot;,'&quot;;SUBSTITUTE([.B338];&quot;'&quot;;&quot;''&quot;);&quot;','&quot;;SUBSTITUTE([.C338];&quot;'&quot;;&quot;''&quot;);&quot;','&quot;;SUBSTITUTE([.D338];&quot;'&quot;;&quot;''&quot;);&quot;',&quot;;SUBSTITUTE([.F338];&quot;'&quot;;&quot;''&quot;);&quot;,&quot;;[.G338];&quot;,&quot;;[.H338];&quot;,&quot;;[.I338];&quot;,&quot;;[.J338];&quot;,&quot;;[.K338];&quot;,&quot;;[.L338];&quot;,&quot;;[.M338];&quot;,&quot;;[.N338];&quot;);&quot;)" office:value-type="string" office:string-value="INSERT INTO RESOURCE(id_resource, resource, url, description, comments, id_level, active,has_script,has_grammar,has_quiz,has_vocabulary, id_source, id_skill) VALUES(338,'Who to invite','https://learnenglishteens.britishcouncil.org/skills/speaking/upper-intermediate-b2-speaking/who-invite','Gemma''s wondering who she should invite to her barbecue. Makayla''s got some suggestions.',NULL,6,true,true,false,true,true,2,4);" calcext:value-type="string">
            <text:p>INSERT INTO RESOURCE(id_resource, resource, url, description, comments, id_level, active,has_script,has_grammar,has_quiz,has_vocabulary, id_source, id_skill) VALUES(338,'Who to invite','https://learnenglishteens.britishcouncil.org/skills/speaking/upper-intermediate-b2-speaking/who-invite','Gemma''s wondering who she should invite to her barbecue. Makayla''s got some suggestions.',NULL,6,true,true,false,true,true,2,4);</text:p>
          </table:table-cell>
        </table:table-row>
        <table:table-row table:style-name="ro1">
          <table:table-cell office:value-type="float" office:value="339" calcext:value-type="float">
            <text:p>339</text:p>
          </table:table-cell>
          <table:table-cell office:value-type="string" calcext:value-type="string">
            <text:p>A lost dog</text:p>
          </table:table-cell>
          <table:table-cell office:value-type="string" calcext:value-type="string">
            <text:p>https://learnenglishteens.britishcouncil.org/skills/reading/beginner-a1-reading/lost-dog</text:p>
          </table:table-cell>
          <table:table-cell office:value-type="string" calcext:value-type="string">
            <text:p>Look at the poster for a lost dog and do the exercises to practise and improve your reading skills.</text:p>
          </table:table-cell>
          <table:table-cell/>
          <table:table-cell table:formula="of:=IF([.E339]=&quot;&quot;;&quot;NULL&quot;;CONCATENATE(&quot;'&quot;;[.E33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39];&quot;,'&quot;;SUBSTITUTE([.B339];&quot;'&quot;;&quot;''&quot;);&quot;','&quot;;SUBSTITUTE([.C339];&quot;'&quot;;&quot;''&quot;);&quot;','&quot;;SUBSTITUTE([.D339];&quot;'&quot;;&quot;''&quot;);&quot;',&quot;;SUBSTITUTE([.F339];&quot;'&quot;;&quot;''&quot;);&quot;,&quot;;[.G339];&quot;,&quot;;[.H339];&quot;,&quot;;[.I339];&quot;,&quot;;[.J339];&quot;,&quot;;[.K339];&quot;,&quot;;[.L339];&quot;,&quot;;[.M339];&quot;,&quot;;[.N339];&quot;);&quot;)" office:value-type="string" office:string-value="INSERT INTO RESOURCE(id_resource, resource, url, description, comments, id_level, active,has_script,has_grammar,has_quiz,has_vocabulary, id_source, id_skill) VALUES(339,'A lost dog','https://learnenglishteens.britishcouncil.org/skills/reading/beginner-a1-reading/lost-dog','Look at the poster for a lost dog and do the exercises to practise and improve your reading skills.',NULL,1,true,true,false,true,false,2,2);" calcext:value-type="string">
            <text:p>INSERT INTO RESOURCE(id_resource, resource, url, description, comments, id_level, active,has_script,has_grammar,has_quiz,has_vocabulary, id_source, id_skill) VALUES(339,'A lost dog','https://learnenglishteens.britishcouncil.org/skills/reading/beginner-a1-reading/lost-dog','Look at the poster for a lost dog and do the exercises to practise and improve your reading skills.',NULL,1,true,true,false,true,false,2,2);</text:p>
          </table:table-cell>
        </table:table-row>
        <table:table-row table:style-name="ro1">
          <table:table-cell office:value-type="float" office:value="340" calcext:value-type="float">
            <text:p>340</text:p>
          </table:table-cell>
          <table:table-cell office:value-type="string" calcext:value-type="string">
            <text:p>A thank-you email</text:p>
          </table:table-cell>
          <table:table-cell office:value-type="string" calcext:value-type="string">
            <text:p>https://learnenglishteens.britishcouncil.org/skills/reading/beginner-a1-reading/thank-you-email</text:p>
          </table:table-cell>
          <table:table-cell office:value-type="string" calcext:value-type="string">
            <text:p>Look at the email and do the exercises to practise and improve your reading skills.</text:p>
          </table:table-cell>
          <table:table-cell/>
          <table:table-cell table:formula="of:=IF([.E340]=&quot;&quot;;&quot;NULL&quot;;CONCATENATE(&quot;'&quot;;[.E34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0];&quot;,'&quot;;SUBSTITUTE([.B340];&quot;'&quot;;&quot;''&quot;);&quot;','&quot;;SUBSTITUTE([.C340];&quot;'&quot;;&quot;''&quot;);&quot;','&quot;;SUBSTITUTE([.D340];&quot;'&quot;;&quot;''&quot;);&quot;',&quot;;SUBSTITUTE([.F340];&quot;'&quot;;&quot;''&quot;);&quot;,&quot;;[.G340];&quot;,&quot;;[.H340];&quot;,&quot;;[.I340];&quot;,&quot;;[.J340];&quot;,&quot;;[.K340];&quot;,&quot;;[.L340];&quot;,&quot;;[.M340];&quot;,&quot;;[.N340];&quot;);&quot;)" office:value-type="string" office:string-value="INSERT INTO RESOURCE(id_resource, resource, url, description, comments, id_level, active,has_script,has_grammar,has_quiz,has_vocabulary, id_source, id_skill) VALUES(340,'A thank-you email','https://learnenglishteens.britishcouncil.org/skills/reading/beginner-a1-reading/thank-you-email','Look at the email and do the exercises to practise and improve your reading skills.',NULL,1,true,true,false,true,false,2,2);" calcext:value-type="string">
            <text:p>INSERT INTO RESOURCE(id_resource, resource, url, description, comments, id_level, active,has_script,has_grammar,has_quiz,has_vocabulary, id_source, id_skill) VALUES(340,'A thank-you email','https://learnenglishteens.britishcouncil.org/skills/reading/beginner-a1-reading/thank-you-email','Look at the email and do the exercises to practise and improve your reading skills.',NULL,1,true,true,false,true,false,2,2);</text:p>
          </table:table-cell>
        </table:table-row>
        <table:table-row table:style-name="ro1">
          <table:table-cell office:value-type="float" office:value="341" calcext:value-type="float">
            <text:p>341</text:p>
          </table:table-cell>
          <table:table-cell office:value-type="string" calcext:value-type="string">
            <text:p>At the restaurant</text:p>
          </table:table-cell>
          <table:table-cell office:value-type="string" calcext:value-type="string">
            <text:p>https://learnenglishteens.britishcouncil.org/skills/reading/beginner-a1-reading/restaurant</text:p>
          </table:table-cell>
          <table:table-cell office:value-type="string" calcext:value-type="string">
            <text:p>Look at the menu and do the exercises to practise and improve your reading skills.</text:p>
          </table:table-cell>
          <table:table-cell/>
          <table:table-cell table:formula="of:=IF([.E341]=&quot;&quot;;&quot;NULL&quot;;CONCATENATE(&quot;'&quot;;[.E34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1];&quot;,'&quot;;SUBSTITUTE([.B341];&quot;'&quot;;&quot;''&quot;);&quot;','&quot;;SUBSTITUTE([.C341];&quot;'&quot;;&quot;''&quot;);&quot;','&quot;;SUBSTITUTE([.D341];&quot;'&quot;;&quot;''&quot;);&quot;',&quot;;SUBSTITUTE([.F341];&quot;'&quot;;&quot;''&quot;);&quot;,&quot;;[.G341];&quot;,&quot;;[.H341];&quot;,&quot;;[.I341];&quot;,&quot;;[.J341];&quot;,&quot;;[.K341];&quot;,&quot;;[.L341];&quot;,&quot;;[.M341];&quot;,&quot;;[.N341];&quot;);&quot;)" office:value-type="string" office:string-value="INSERT INTO RESOURCE(id_resource, resource, url, description, comments, id_level, active,has_script,has_grammar,has_quiz,has_vocabulary, id_source, id_skill) VALUES(341,'At the restaurant','https://learnenglishteens.britishcouncil.org/skills/reading/beginner-a1-reading/restaurant','Look at the menu and do the exercises to practise and improve your reading skills.',NULL,1,true,true,false,true,false,2,2);" calcext:value-type="string">
            <text:p>INSERT INTO RESOURCE(id_resource, resource, url, description, comments, id_level, active,has_script,has_grammar,has_quiz,has_vocabulary, id_source, id_skill) VALUES(341,'At the restaurant','https://learnenglishteens.britishcouncil.org/skills/reading/beginner-a1-reading/restaurant','Look at the menu and do the exercises to practise and improve your reading skills.',NULL,1,true,true,false,true,false,2,2);</text:p>
          </table:table-cell>
        </table:table-row>
        <table:table-row table:style-name="ro1">
          <table:table-cell office:value-type="float" office:value="342" calcext:value-type="float">
            <text:p>342</text:p>
          </table:table-cell>
          <table:table-cell office:value-type="string" calcext:value-type="string">
            <text:p>At the swimming pool</text:p>
          </table:table-cell>
          <table:table-cell office:value-type="string" calcext:value-type="string">
            <text:p>https://learnenglishteens.britishcouncil.org/skills/reading/beginner-a1-reading/swimming-pool</text:p>
          </table:table-cell>
          <table:table-cell office:value-type="string" calcext:value-type="string">
            <text:p>Read the swimming pool poster and do the exercises to improve your reading skills.</text:p>
          </table:table-cell>
          <table:table-cell/>
          <table:table-cell table:formula="of:=IF([.E342]=&quot;&quot;;&quot;NULL&quot;;CONCATENATE(&quot;'&quot;;[.E34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2];&quot;,'&quot;;SUBSTITUTE([.B342];&quot;'&quot;;&quot;''&quot;);&quot;','&quot;;SUBSTITUTE([.C342];&quot;'&quot;;&quot;''&quot;);&quot;','&quot;;SUBSTITUTE([.D342];&quot;'&quot;;&quot;''&quot;);&quot;',&quot;;SUBSTITUTE([.F342];&quot;'&quot;;&quot;''&quot;);&quot;,&quot;;[.G342];&quot;,&quot;;[.H342];&quot;,&quot;;[.I342];&quot;,&quot;;[.J342];&quot;,&quot;;[.K342];&quot;,&quot;;[.L342];&quot;,&quot;;[.M342];&quot;,&quot;;[.N342];&quot;);&quot;)" office:value-type="string" office:string-value="INSERT INTO RESOURCE(id_resource, resource, url, description, comments, id_level, active,has_script,has_grammar,has_quiz,has_vocabulary, id_source, id_skill) VALUES(342,'At the swimming pool','https://learnenglishteens.britishcouncil.org/skills/reading/beginner-a1-reading/swimming-pool','Read the swimming pool poster and do the exercises to improve your reading skills.',NULL,1,true,true,false,true,false,2,2);" calcext:value-type="string">
            <text:p>INSERT INTO RESOURCE(id_resource, resource, url, description, comments, id_level, active,has_script,has_grammar,has_quiz,has_vocabulary, id_source, id_skill) VALUES(342,'At the swimming pool','https://learnenglishteens.britishcouncil.org/skills/reading/beginner-a1-reading/swimming-pool','Read the swimming pool poster and do the exercises to improve your reading skills.',NULL,1,true,true,false,true,false,2,2);</text:p>
          </table:table-cell>
        </table:table-row>
        <table:table-row table:style-name="ro1">
          <table:table-cell office:value-type="float" office:value="343" calcext:value-type="float">
            <text:p>343</text:p>
          </table:table-cell>
          <table:table-cell office:value-type="string" calcext:value-type="string">
            <text:p>At the train station</text:p>
          </table:table-cell>
          <table:table-cell office:value-type="string" calcext:value-type="string">
            <text:p>https://learnenglishteens.britishcouncil.org/skills/reading/beginner-a1-reading/train-station</text:p>
          </table:table-cell>
          <table:table-cell office:value-type="string" calcext:value-type="string">
            <text:p>Look at the train ticket and do the exercises to practise and improve your reading skills.</text:p>
          </table:table-cell>
          <table:table-cell/>
          <table:table-cell table:formula="of:=IF([.E343]=&quot;&quot;;&quot;NULL&quot;;CONCATENATE(&quot;'&quot;;[.E34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3];&quot;,'&quot;;SUBSTITUTE([.B343];&quot;'&quot;;&quot;''&quot;);&quot;','&quot;;SUBSTITUTE([.C343];&quot;'&quot;;&quot;''&quot;);&quot;','&quot;;SUBSTITUTE([.D343];&quot;'&quot;;&quot;''&quot;);&quot;',&quot;;SUBSTITUTE([.F343];&quot;'&quot;;&quot;''&quot;);&quot;,&quot;;[.G343];&quot;,&quot;;[.H343];&quot;,&quot;;[.I343];&quot;,&quot;;[.J343];&quot;,&quot;;[.K343];&quot;,&quot;;[.L343];&quot;,&quot;;[.M343];&quot;,&quot;;[.N343];&quot;);&quot;)" office:value-type="string" office:string-value="INSERT INTO RESOURCE(id_resource, resource, url, description, comments, id_level, active,has_script,has_grammar,has_quiz,has_vocabulary, id_source, id_skill) VALUES(343,'At the train station','https://learnenglishteens.britishcouncil.org/skills/reading/beginner-a1-reading/train-station','Look at the train ticket and do the exercises to practise and improve your reading skills.',NULL,1,true,true,false,true,false,2,2);" calcext:value-type="string">
            <text:p>INSERT INTO RESOURCE(id_resource, resource, url, description, comments, id_level, active,has_script,has_grammar,has_quiz,has_vocabulary, id_source, id_skill) VALUES(343,'At the train station','https://learnenglishteens.britishcouncil.org/skills/reading/beginner-a1-reading/train-station','Look at the train ticket and do the exercises to practise and improve your reading skills.',NULL,1,true,true,false,true,false,2,2);</text:p>
          </table:table-cell>
        </table:table-row>
        <table:table-row table:style-name="ro1">
          <table:table-cell office:value-type="float" office:value="344" calcext:value-type="float">
            <text:p>344</text:p>
          </table:table-cell>
          <table:table-cell office:value-type="string" calcext:value-type="string">
            <text:p>At the university sports club</text:p>
          </table:table-cell>
          <table:table-cell office:value-type="string" calcext:value-type="string">
            <text:p>https://learnenglishteens.britishcouncil.org/skills/reading/beginner-a1-reading/university-sports-club</text:p>
          </table:table-cell>
          <table:table-cell office:value-type="string" calcext:value-type="string">
            <text:p>Read the poster and then do the exercises to practise and improve your reading skills.</text:p>
          </table:table-cell>
          <table:table-cell/>
          <table:table-cell table:formula="of:=IF([.E344]=&quot;&quot;;&quot;NULL&quot;;CONCATENATE(&quot;'&quot;;[.E34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4];&quot;,'&quot;;SUBSTITUTE([.B344];&quot;'&quot;;&quot;''&quot;);&quot;','&quot;;SUBSTITUTE([.C344];&quot;'&quot;;&quot;''&quot;);&quot;','&quot;;SUBSTITUTE([.D344];&quot;'&quot;;&quot;''&quot;);&quot;',&quot;;SUBSTITUTE([.F344];&quot;'&quot;;&quot;''&quot;);&quot;,&quot;;[.G344];&quot;,&quot;;[.H344];&quot;,&quot;;[.I344];&quot;,&quot;;[.J344];&quot;,&quot;;[.K344];&quot;,&quot;;[.L344];&quot;,&quot;;[.M344];&quot;,&quot;;[.N344];&quot;);&quot;)" office:value-type="string" office:string-value="INSERT INTO RESOURCE(id_resource, resource, url, description, comments, id_level, active,has_script,has_grammar,has_quiz,has_vocabulary, id_source, id_skill) VALUES(344,'At the university sports club','https://learnenglishteens.britishcouncil.org/skills/reading/beginner-a1-reading/university-sports-club','Read the poster and then do the exercises to practise and improve your reading skills.',NULL,1,true,true,false,true,false,2,2);" calcext:value-type="string">
            <text:p>INSERT INTO RESOURCE(id_resource, resource, url, description, comments, id_level, active,has_script,has_grammar,has_quiz,has_vocabulary, id_source, id_skill) VALUES(344,'At the university sports club','https://learnenglishteens.britishcouncil.org/skills/reading/beginner-a1-reading/university-sports-club','Read the poster and then do the exercises to practise and improve your reading skills.',NULL,1,true,true,false,true,false,2,2);</text:p>
          </table:table-cell>
        </table:table-row>
        <table:table-row table:style-name="ro1">
          <table:table-cell office:value-type="float" office:value="345" calcext:value-type="float">
            <text:p>345</text:p>
          </table:table-cell>
          <table:table-cell office:value-type="string" calcext:value-type="string">
            <text:p>Can you cook?</text:p>
          </table:table-cell>
          <table:table-cell office:value-type="string" calcext:value-type="string">
            <text:p>https://learnenglishteens.britishcouncil.org/skills/reading/beginner-a1-reading/can-you-cook</text:p>
          </table:table-cell>
          <table:table-cell office:value-type="string" calcext:value-type="string">
            <text:p>Read the article about Tom and do the exercises to practise and improve your reading skills.</text:p>
          </table:table-cell>
          <table:table-cell/>
          <table:table-cell table:formula="of:=IF([.E345]=&quot;&quot;;&quot;NULL&quot;;CONCATENATE(&quot;'&quot;;[.E34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5];&quot;,'&quot;;SUBSTITUTE([.B345];&quot;'&quot;;&quot;''&quot;);&quot;','&quot;;SUBSTITUTE([.C345];&quot;'&quot;;&quot;''&quot;);&quot;','&quot;;SUBSTITUTE([.D345];&quot;'&quot;;&quot;''&quot;);&quot;',&quot;;SUBSTITUTE([.F345];&quot;'&quot;;&quot;''&quot;);&quot;,&quot;;[.G345];&quot;,&quot;;[.H345];&quot;,&quot;;[.I345];&quot;,&quot;;[.J345];&quot;,&quot;;[.K345];&quot;,&quot;;[.L345];&quot;,&quot;;[.M345];&quot;,&quot;;[.N345];&quot;);&quot;)" office:value-type="string" office:string-value="INSERT INTO RESOURCE(id_resource, resource, url, description, comments, id_level, active,has_script,has_grammar,has_quiz,has_vocabulary, id_source, id_skill) VALUES(345,'Can you cook?','https://learnenglishteens.britishcouncil.org/skills/reading/beginner-a1-reading/can-you-cook','Read the article about Tom and do the exercises to practise and improve your reading skills.',NULL,1,true,true,false,true,false,2,2);" calcext:value-type="string">
            <text:p>INSERT INTO RESOURCE(id_resource, resource, url, description, comments, id_level, active,has_script,has_grammar,has_quiz,has_vocabulary, id_source, id_skill) VALUES(345,'Can you cook?','https://learnenglishteens.britishcouncil.org/skills/reading/beginner-a1-reading/can-you-cook','Read the article about Tom and do the exercises to practise and improve your reading skills.',NULL,1,true,true,false,true,false,2,2);</text:p>
          </table:table-cell>
        </table:table-row>
        <table:table-row table:style-name="ro1">
          <table:table-cell office:value-type="float" office:value="346" calcext:value-type="float">
            <text:p>346</text:p>
          </table:table-cell>
          <table:table-cell office:value-type="string" calcext:value-type="string">
            <text:p>Exam help messages</text:p>
          </table:table-cell>
          <table:table-cell office:value-type="string" calcext:value-type="string">
            <text:p>https://learnenglishteens.britishcouncil.org/skills/reading/beginner-a1-reading/exam-help-messages</text:p>
          </table:table-cell>
          <table:table-cell office:value-type="string" calcext:value-type="string">
            <text:p>Read these messages and do the exercises to practise and improve your reading skills.</text:p>
          </table:table-cell>
          <table:table-cell/>
          <table:table-cell table:formula="of:=IF([.E346]=&quot;&quot;;&quot;NULL&quot;;CONCATENATE(&quot;'&quot;;[.E34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6];&quot;,'&quot;;SUBSTITUTE([.B346];&quot;'&quot;;&quot;''&quot;);&quot;','&quot;;SUBSTITUTE([.C346];&quot;'&quot;;&quot;''&quot;);&quot;','&quot;;SUBSTITUTE([.D346];&quot;'&quot;;&quot;''&quot;);&quot;',&quot;;SUBSTITUTE([.F346];&quot;'&quot;;&quot;''&quot;);&quot;,&quot;;[.G346];&quot;,&quot;;[.H346];&quot;,&quot;;[.I346];&quot;,&quot;;[.J346];&quot;,&quot;;[.K346];&quot;,&quot;;[.L346];&quot;,&quot;;[.M346];&quot;,&quot;;[.N346];&quot;);&quot;)" office:value-type="string" office:string-value="INSERT INTO RESOURCE(id_resource, resource, url, description, comments, id_level, active,has_script,has_grammar,has_quiz,has_vocabulary, id_source, id_skill) VALUES(346,'Exam help messages','https://learnenglishteens.britishcouncil.org/skills/reading/beginner-a1-reading/exam-help-messages','Read these messages and do the exercises to practise and improve your reading skills.',NULL,1,true,true,false,true,false,2,2);" calcext:value-type="string">
            <text:p>INSERT INTO RESOURCE(id_resource, resource, url, description, comments, id_level, active,has_script,has_grammar,has_quiz,has_vocabulary, id_source, id_skill) VALUES(346,'Exam help messages','https://learnenglishteens.britishcouncil.org/skills/reading/beginner-a1-reading/exam-help-messages','Read these messages and do the exercises to practise and improve your reading skills.',NULL,1,true,true,false,true,false,2,2);</text:p>
          </table:table-cell>
        </table:table-row>
        <table:table-row table:style-name="ro1">
          <table:table-cell office:value-type="float" office:value="347" calcext:value-type="float">
            <text:p>347</text:p>
          </table:table-cell>
          <table:table-cell office:value-type="string" calcext:value-type="string">
            <text:p>Finding a home</text:p>
          </table:table-cell>
          <table:table-cell office:value-type="string" calcext:value-type="string">
            <text:p>https://learnenglishteens.britishcouncil.org/skills/reading/beginner-a1-reading/finding-home</text:p>
          </table:table-cell>
          <table:table-cell office:value-type="string" calcext:value-type="string">
            <text:p>Look at the newspaper adverts and do the exercises to practise and improve your reading skills.</text:p>
          </table:table-cell>
          <table:table-cell/>
          <table:table-cell table:formula="of:=IF([.E347]=&quot;&quot;;&quot;NULL&quot;;CONCATENATE(&quot;'&quot;;[.E347];&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7];&quot;,'&quot;;SUBSTITUTE([.B347];&quot;'&quot;;&quot;''&quot;);&quot;','&quot;;SUBSTITUTE([.C347];&quot;'&quot;;&quot;''&quot;);&quot;','&quot;;SUBSTITUTE([.D347];&quot;'&quot;;&quot;''&quot;);&quot;',&quot;;SUBSTITUTE([.F347];&quot;'&quot;;&quot;''&quot;);&quot;,&quot;;[.G347];&quot;,&quot;;[.H347];&quot;,&quot;;[.I347];&quot;,&quot;;[.J347];&quot;,&quot;;[.K347];&quot;,&quot;;[.L347];&quot;,&quot;;[.M347];&quot;,&quot;;[.N347];&quot;);&quot;)" office:value-type="string" office:string-value="INSERT INTO RESOURCE(id_resource, resource, url, description, comments, id_level, active,has_script,has_grammar,has_quiz,has_vocabulary, id_source, id_skill) VALUES(347,'Finding a home','https://learnenglishteens.britishcouncil.org/skills/reading/beginner-a1-reading/finding-home','Look at the newspaper adverts and do the exercises to practise and improve your reading skills.',NULL,1,true,true,false,true,false,2,2);" calcext:value-type="string">
            <text:p>INSERT INTO RESOURCE(id_resource, resource, url, description, comments, id_level, active,has_script,has_grammar,has_quiz,has_vocabulary, id_source, id_skill) VALUES(347,'Finding a home','https://learnenglishteens.britishcouncil.org/skills/reading/beginner-a1-reading/finding-home','Look at the newspaper adverts and do the exercises to practise and improve your reading skills.',NULL,1,true,true,false,true,false,2,2);</text:p>
          </table:table-cell>
        </table:table-row>
        <table:table-row table:style-name="ro1">
          <table:table-cell office:value-type="float" office:value="348" calcext:value-type="float">
            <text:p>348</text:p>
          </table:table-cell>
          <table:table-cell office:value-type="string" calcext:value-type="string">
            <text:p>On the telephone</text:p>
          </table:table-cell>
          <table:table-cell office:value-type="string" calcext:value-type="string">
            <text:p>https://learnenglishteens.britishcouncil.org/skills/reading-skills-practice/telephone</text:p>
          </table:table-cell>
          <table:table-cell office:value-type="string" calcext:value-type="string">
            <text:p>Look at the text messages and do the exercises to practise and improve your reading skills.</text:p>
          </table:table-cell>
          <table:table-cell/>
          <table:table-cell table:formula="of:=IF([.E348]=&quot;&quot;;&quot;NULL&quot;;CONCATENATE(&quot;'&quot;;[.E348];&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8];&quot;,'&quot;;SUBSTITUTE([.B348];&quot;'&quot;;&quot;''&quot;);&quot;','&quot;;SUBSTITUTE([.C348];&quot;'&quot;;&quot;''&quot;);&quot;','&quot;;SUBSTITUTE([.D348];&quot;'&quot;;&quot;''&quot;);&quot;',&quot;;SUBSTITUTE([.F348];&quot;'&quot;;&quot;''&quot;);&quot;,&quot;;[.G348];&quot;,&quot;;[.H348];&quot;,&quot;;[.I348];&quot;,&quot;;[.J348];&quot;,&quot;;[.K348];&quot;,&quot;;[.L348];&quot;,&quot;;[.M348];&quot;,&quot;;[.N348];&quot;);&quot;)" office:value-type="string" office:string-value="INSERT INTO RESOURCE(id_resource, resource, url, description, comments, id_level, active,has_script,has_grammar,has_quiz,has_vocabulary, id_source, id_skill) VALUES(348,'On the telephone','https://learnenglishteens.britishcouncil.org/skills/reading-skills-practice/telephone','Look at the text messages and do the exercises to practise and improve your reading skills.',NULL,1,true,true,false,true,false,2,2);" calcext:value-type="string">
            <text:p>INSERT INTO RESOURCE(id_resource, resource, url, description, comments, id_level, active,has_script,has_grammar,has_quiz,has_vocabulary, id_source, id_skill) VALUES(348,'On the telephone','https://learnenglishteens.britishcouncil.org/skills/reading-skills-practice/telephone','Look at the text messages and do the exercises to practise and improve your reading skills.',NULL,1,true,true,false,true,false,2,2);</text:p>
          </table:table-cell>
        </table:table-row>
        <table:table-row table:style-name="ro1">
          <table:table-cell office:value-type="float" office:value="349" calcext:value-type="float">
            <text:p>349</text:p>
          </table:table-cell>
          <table:table-cell office:value-type="string" calcext:value-type="string">
            <text:p>Shopping for electronics</text:p>
          </table:table-cell>
          <table:table-cell office:value-type="string" calcext:value-type="string">
            <text:p>https://learnenglishteens.britishcouncil.org/skills/reading/beginner-a1-reading/shopping-electronics</text:p>
          </table:table-cell>
          <table:table-cell office:value-type="string" calcext:value-type="string">
            <text:p>Look at the flyer and do the exercises to practise and improve your reading skills.</text:p>
          </table:table-cell>
          <table:table-cell/>
          <table:table-cell table:formula="of:=IF([.E349]=&quot;&quot;;&quot;NULL&quot;;CONCATENATE(&quot;'&quot;;[.E34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9];&quot;,'&quot;;SUBSTITUTE([.B349];&quot;'&quot;;&quot;''&quot;);&quot;','&quot;;SUBSTITUTE([.C349];&quot;'&quot;;&quot;''&quot;);&quot;','&quot;;SUBSTITUTE([.D349];&quot;'&quot;;&quot;''&quot;);&quot;',&quot;;SUBSTITUTE([.F349];&quot;'&quot;;&quot;''&quot;);&quot;,&quot;;[.G349];&quot;,&quot;;[.H349];&quot;,&quot;;[.I349];&quot;,&quot;;[.J349];&quot;,&quot;;[.K349];&quot;,&quot;;[.L349];&quot;,&quot;;[.M349];&quot;,&quot;;[.N349];&quot;);&quot;)" office:value-type="string" office:string-value="INSERT INTO RESOURCE(id_resource, resource, url, description, comments, id_level, active,has_script,has_grammar,has_quiz,has_vocabulary, id_source, id_skill) VALUES(349,'Shopping for electronics','https://learnenglishteens.britishcouncil.org/skills/reading/beginner-a1-reading/shopping-electronics','Look at the flyer and do the exercises to practise and improve your reading skills.',NULL,1,true,true,false,true,false,2,2);" calcext:value-type="string">
            <text:p>INSERT INTO RESOURCE(id_resource, resource, url, description, comments, id_level, active,has_script,has_grammar,has_quiz,has_vocabulary, id_source, id_skill) VALUES(349,'Shopping for electronics','https://learnenglishteens.britishcouncil.org/skills/reading/beginner-a1-reading/shopping-electronics','Look at the flyer and do the exercises to practise and improve your reading skills.',NULL,1,true,true,false,true,false,2,2);</text:p>
          </table:table-cell>
        </table:table-row>
        <table:table-row table:style-name="ro1">
          <table:table-cell office:value-type="float" office:value="350" calcext:value-type="float">
            <text:p>350</text:p>
          </table:table-cell>
          <table:table-cell office:value-type="string" calcext:value-type="string">
            <text:p>The language school</text:p>
          </table:table-cell>
          <table:table-cell office:value-type="string" calcext:value-type="string">
            <text:p>https://learnenglishteens.britishcouncil.org/skills/reading/beginner-a1-reading/language-school</text:p>
          </table:table-cell>
          <table:table-cell office:value-type="string" calcext:value-type="string">
            <text:p>Look at the flyer and do the exercises to practise and improve your reading skills.</text:p>
          </table:table-cell>
          <table:table-cell/>
          <table:table-cell table:formula="of:=IF([.E350]=&quot;&quot;;&quot;NULL&quot;;CONCATENATE(&quot;'&quot;;[.E35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0];&quot;,'&quot;;SUBSTITUTE([.B350];&quot;'&quot;;&quot;''&quot;);&quot;','&quot;;SUBSTITUTE([.C350];&quot;'&quot;;&quot;''&quot;);&quot;','&quot;;SUBSTITUTE([.D350];&quot;'&quot;;&quot;''&quot;);&quot;',&quot;;SUBSTITUTE([.F350];&quot;'&quot;;&quot;''&quot;);&quot;,&quot;;[.G350];&quot;,&quot;;[.H350];&quot;,&quot;;[.I350];&quot;,&quot;;[.J350];&quot;,&quot;;[.K350];&quot;,&quot;;[.L350];&quot;,&quot;;[.M350];&quot;,&quot;;[.N350];&quot;);&quot;)" office:value-type="string" office:string-value="INSERT INTO RESOURCE(id_resource, resource, url, description, comments, id_level, active,has_script,has_grammar,has_quiz,has_vocabulary, id_source, id_skill) VALUES(350,'The language school','https://learnenglishteens.britishcouncil.org/skills/reading/beginner-a1-reading/language-school','Look at the flyer and do the exercises to practise and improve your reading skills.',NULL,1,true,true,false,true,false,2,2);" calcext:value-type="string">
            <text:p>INSERT INTO RESOURCE(id_resource, resource, url, description, comments, id_level, active,has_script,has_grammar,has_quiz,has_vocabulary, id_source, id_skill) VALUES(350,'The language school','https://learnenglishteens.britishcouncil.org/skills/reading/beginner-a1-reading/language-school','Look at the flyer and do the exercises to practise and improve your reading skills.',NULL,1,true,true,false,true,false,2,2);</text:p>
          </table:table-cell>
        </table:table-row>
        <table:table-row table:style-name="ro1">
          <table:table-cell office:value-type="float" office:value="351" calcext:value-type="float">
            <text:p>351</text:p>
          </table:table-cell>
          <table:table-cell office:value-type="string" calcext:value-type="string">
            <text:p>The school library</text:p>
          </table:table-cell>
          <table:table-cell office:value-type="string" calcext:value-type="string">
            <text:p>https://learnenglishteens.britishcouncil.org/skills/reading/beginner-a1-reading/school-library</text:p>
          </table:table-cell>
          <table:table-cell office:value-type="string" calcext:value-type="string">
            <text:p>Look at the library notice and do the exercises to practise and improve your reading skills.</text:p>
          </table:table-cell>
          <table:table-cell/>
          <table:table-cell table:formula="of:=IF([.E351]=&quot;&quot;;&quot;NULL&quot;;CONCATENATE(&quot;'&quot;;[.E35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1];&quot;,'&quot;;SUBSTITUTE([.B351];&quot;'&quot;;&quot;''&quot;);&quot;','&quot;;SUBSTITUTE([.C351];&quot;'&quot;;&quot;''&quot;);&quot;','&quot;;SUBSTITUTE([.D351];&quot;'&quot;;&quot;''&quot;);&quot;',&quot;;SUBSTITUTE([.F351];&quot;'&quot;;&quot;''&quot;);&quot;,&quot;;[.G351];&quot;,&quot;;[.H351];&quot;,&quot;;[.I351];&quot;,&quot;;[.J351];&quot;,&quot;;[.K351];&quot;,&quot;;[.L351];&quot;,&quot;;[.M351];&quot;,&quot;;[.N351];&quot;);&quot;)" office:value-type="string" office:string-value="INSERT INTO RESOURCE(id_resource, resource, url, description, comments, id_level, active,has_script,has_grammar,has_quiz,has_vocabulary, id_source, id_skill) VALUES(351,'The school library','https://learnenglishteens.britishcouncil.org/skills/reading/beginner-a1-reading/school-library','Look at the library notice and do the exercises to practise and improve your reading skills.',NULL,1,true,true,false,true,false,2,2);" calcext:value-type="string">
            <text:p>INSERT INTO RESOURCE(id_resource, resource, url, description, comments, id_level, active,has_script,has_grammar,has_quiz,has_vocabulary, id_source, id_skill) VALUES(351,'The school library','https://learnenglishteens.britishcouncil.org/skills/reading/beginner-a1-reading/school-library','Look at the library notice and do the exercises to practise and improve your reading skills.',NULL,1,true,true,false,true,false,2,2);</text:p>
          </table:table-cell>
        </table:table-row>
        <table:table-row table:style-name="ro1">
          <table:table-cell office:value-type="float" office:value="352" calcext:value-type="float">
            <text:p>352</text:p>
          </table:table-cell>
          <table:table-cell office:value-type="string" calcext:value-type="string">
            <text:p>7 tips for a tidy desk</text:p>
          </table:table-cell>
          <table:table-cell office:value-type="string" calcext:value-type="string">
            <text:p>https://learnenglishteens.britishcouncil.org/skills/reading/elementary-a2-reading/7-tips-tidy-desk</text:p>
          </table:table-cell>
          <table:table-cell office:value-type="string" calcext:value-type="string">
            <text:p>Read the tips for keeping your desk tidy and then do the exercises to practise and improve your reading skills.</text:p>
          </table:table-cell>
          <table:table-cell/>
          <table:table-cell table:formula="of:=IF([.E352]=&quot;&quot;;&quot;NULL&quot;;CONCATENATE(&quot;'&quot;;[.E35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2];&quot;,'&quot;;SUBSTITUTE([.B352];&quot;'&quot;;&quot;''&quot;);&quot;','&quot;;SUBSTITUTE([.C352];&quot;'&quot;;&quot;''&quot;);&quot;','&quot;;SUBSTITUTE([.D352];&quot;'&quot;;&quot;''&quot;);&quot;',&quot;;SUBSTITUTE([.F352];&quot;'&quot;;&quot;''&quot;);&quot;,&quot;;[.G352];&quot;,&quot;;[.H352];&quot;,&quot;;[.I352];&quot;,&quot;;[.J352];&quot;,&quot;;[.K352];&quot;,&quot;;[.L352];&quot;,&quot;;[.M352];&quot;,&quot;;[.N352];&quot;);&quot;)" office:value-type="string" office:string-value="INSERT INTO RESOURCE(id_resource, resource, url, description, comments, id_level, active,has_script,has_grammar,has_quiz,has_vocabulary, id_source, id_skill) VALUES(352,'7 tips for a tidy desk','https://learnenglishteens.britishcouncil.org/skills/reading/elementary-a2-reading/7-tips-tidy-desk','Read the tips for keeping your desk tidy and then do the exercises to practise and improve your reading skills.',NULL,3,true,true,false,true,false,2,2);" calcext:value-type="string">
            <text:p>INSERT INTO RESOURCE(id_resource, resource, url, description, comments, id_level, active,has_script,has_grammar,has_quiz,has_vocabulary, id_source, id_skill) VALUES(352,'7 tips for a tidy desk','https://learnenglishteens.britishcouncil.org/skills/reading/elementary-a2-reading/7-tips-tidy-desk','Read the tips for keeping your desk tidy and then do the exercises to practise and improve your reading skills.',NULL,3,true,true,false,true,false,2,2);</text:p>
          </table:table-cell>
        </table:table-row>
        <table:table-row table:style-name="ro1">
          <table:table-cell office:value-type="float" office:value="353" calcext:value-type="float">
            <text:p>353</text:p>
          </table:table-cell>
          <table:table-cell office:value-type="string" calcext:value-type="string">
            <text:p>A restaurant menu</text:p>
          </table:table-cell>
          <table:table-cell office:value-type="string" calcext:value-type="string">
            <text:p>https://learnenglishteens.britishcouncil.org/skills/reading/elementary-a2-reading/restaurant-menu</text:p>
          </table:table-cell>
          <table:table-cell office:value-type="string" calcext:value-type="string">
            <text:p>Look at the menu and do the exercises to practise and improve your reading skills.</text:p>
          </table:table-cell>
          <table:table-cell/>
          <table:table-cell table:formula="of:=IF([.E353]=&quot;&quot;;&quot;NULL&quot;;CONCATENATE(&quot;'&quot;;[.E35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3];&quot;,'&quot;;SUBSTITUTE([.B353];&quot;'&quot;;&quot;''&quot;);&quot;','&quot;;SUBSTITUTE([.C353];&quot;'&quot;;&quot;''&quot;);&quot;','&quot;;SUBSTITUTE([.D353];&quot;'&quot;;&quot;''&quot;);&quot;',&quot;;SUBSTITUTE([.F353];&quot;'&quot;;&quot;''&quot;);&quot;,&quot;;[.G353];&quot;,&quot;;[.H353];&quot;,&quot;;[.I353];&quot;,&quot;;[.J353];&quot;,&quot;;[.K353];&quot;,&quot;;[.L353];&quot;,&quot;;[.M353];&quot;,&quot;;[.N353];&quot;);&quot;)" office:value-type="string" office:string-value="INSERT INTO RESOURCE(id_resource, resource, url, description, comments, id_level, active,has_script,has_grammar,has_quiz,has_vocabulary, id_source, id_skill) VALUES(353,'A restaurant menu','https://learnenglishteens.britishcouncil.org/skills/reading/elementary-a2-reading/restaurant-menu','Look at the menu and do the exercises to practise and improve your reading skills.',NULL,3,true,true,false,true,false,2,2);" calcext:value-type="string">
            <text:p>INSERT INTO RESOURCE(id_resource, resource, url, description, comments, id_level, active,has_script,has_grammar,has_quiz,has_vocabulary, id_source, id_skill) VALUES(353,'A restaurant menu','https://learnenglishteens.britishcouncil.org/skills/reading/elementary-a2-reading/restaurant-menu','Look at the menu and do the exercises to practise and improve your reading skills.',NULL,3,true,true,false,true,false,2,2);</text:p>
          </table:table-cell>
        </table:table-row>
        <table:table-row table:style-name="ro1">
          <table:table-cell office:value-type="float" office:value="354" calcext:value-type="float">
            <text:p>354</text:p>
          </table:table-cell>
          <table:table-cell office:value-type="string" calcext:value-type="string">
            <text:p>A train timetable</text:p>
          </table:table-cell>
          <table:table-cell office:value-type="string" calcext:value-type="string">
            <text:p>https://learnenglishteens.britishcouncil.org/skills/reading/elementary-a2-reading/train-timetable</text:p>
          </table:table-cell>
          <table:table-cell office:value-type="string" calcext:value-type="string">
            <text:p>Look at the train ticket and timetable and do the exercises to practise and improve your reading skills.</text:p>
          </table:table-cell>
          <table:table-cell/>
          <table:table-cell table:formula="of:=IF([.E354]=&quot;&quot;;&quot;NULL&quot;;CONCATENATE(&quot;'&quot;;[.E35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4];&quot;,'&quot;;SUBSTITUTE([.B354];&quot;'&quot;;&quot;''&quot;);&quot;','&quot;;SUBSTITUTE([.C354];&quot;'&quot;;&quot;''&quot;);&quot;','&quot;;SUBSTITUTE([.D354];&quot;'&quot;;&quot;''&quot;);&quot;',&quot;;SUBSTITUTE([.F354];&quot;'&quot;;&quot;''&quot;);&quot;,&quot;;[.G354];&quot;,&quot;;[.H354];&quot;,&quot;;[.I354];&quot;,&quot;;[.J354];&quot;,&quot;;[.K354];&quot;,&quot;;[.L354];&quot;,&quot;;[.M354];&quot;,&quot;;[.N354];&quot;);&quot;)" office:value-type="string" office:string-value="INSERT INTO RESOURCE(id_resource, resource, url, description, comments, id_level, active,has_script,has_grammar,has_quiz,has_vocabulary, id_source, id_skill) VALUES(354,'A train timetable','https://learnenglishteens.britishcouncil.org/skills/reading/elementary-a2-reading/train-timetable','Look at the train ticket and timetable and do the exercises to practise and improve your reading skills.',NULL,3,true,true,false,true,false,2,2);" calcext:value-type="string">
            <text:p>INSERT INTO RESOURCE(id_resource, resource, url, description, comments, id_level, active,has_script,has_grammar,has_quiz,has_vocabulary, id_source, id_skill) VALUES(354,'A train timetable','https://learnenglishteens.britishcouncil.org/skills/reading/elementary-a2-reading/train-timetable','Look at the train ticket and timetable and do the exercises to practise and improve your reading skills.',NULL,3,true,true,false,true,false,2,2);</text:p>
          </table:table-cell>
        </table:table-row>
        <table:table-row table:style-name="ro1">
          <table:table-cell office:value-type="float" office:value="355" calcext:value-type="float">
            <text:p>355</text:p>
          </table:table-cell>
          <table:table-cell office:value-type="string" calcext:value-type="string">
            <text:p>About the Earth</text:p>
          </table:table-cell>
          <table:table-cell office:value-type="string" calcext:value-type="string">
            <text:p>https://learnenglishteens.britishcouncil.org/skills/reading/elementary-a2-reading/about-earth</text:p>
          </table:table-cell>
          <table:table-cell office:value-type="string" calcext:value-type="string">
            <text:p>Look at the quiz and answer the questions to practise and improve your reading skills.</text:p>
          </table:table-cell>
          <table:table-cell/>
          <table:table-cell table:formula="of:=IF([.E355]=&quot;&quot;;&quot;NULL&quot;;CONCATENATE(&quot;'&quot;;[.E35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5];&quot;,'&quot;;SUBSTITUTE([.B355];&quot;'&quot;;&quot;''&quot;);&quot;','&quot;;SUBSTITUTE([.C355];&quot;'&quot;;&quot;''&quot;);&quot;','&quot;;SUBSTITUTE([.D355];&quot;'&quot;;&quot;''&quot;);&quot;',&quot;;SUBSTITUTE([.F355];&quot;'&quot;;&quot;''&quot;);&quot;,&quot;;[.G355];&quot;,&quot;;[.H355];&quot;,&quot;;[.I355];&quot;,&quot;;[.J355];&quot;,&quot;;[.K355];&quot;,&quot;;[.L355];&quot;,&quot;;[.M355];&quot;,&quot;;[.N355];&quot;);&quot;)" office:value-type="string" office:string-value="INSERT INTO RESOURCE(id_resource, resource, url, description, comments, id_level, active,has_script,has_grammar,has_quiz,has_vocabulary, id_source, id_skill) VALUES(355,'About the Earth','https://learnenglishteens.britishcouncil.org/skills/reading/elementary-a2-reading/about-earth','Look at the quiz and answer the questions to practise and improve your reading skills.',NULL,3,true,true,false,true,false,2,2);" calcext:value-type="string">
            <text:p>INSERT INTO RESOURCE(id_resource, resource, url, description, comments, id_level, active,has_script,has_grammar,has_quiz,has_vocabulary, id_source, id_skill) VALUES(355,'About the Earth','https://learnenglishteens.britishcouncil.org/skills/reading/elementary-a2-reading/about-earth','Look at the quiz and answer the questions to practise and improve your reading skills.',NULL,3,true,true,false,true,false,2,2);</text:p>
          </table:table-cell>
        </table:table-row>
        <table:table-row table:style-name="ro1">
          <table:table-cell office:value-type="float" office:value="356" calcext:value-type="float">
            <text:p>356</text:p>
          </table:table-cell>
          <table:table-cell office:value-type="string" calcext:value-type="string">
            <text:p>Are you a good digital citizen?</text:p>
          </table:table-cell>
          <table:table-cell office:value-type="string" calcext:value-type="string">
            <text:p>https://learnenglishteens.britishcouncil.org/skills/reading/elementary-a2-reading/are-you-good-digital-citizen</text:p>
          </table:table-cell>
          <table:table-cell office:value-type="string" calcext:value-type="string">
            <text:p>Do the quiz to find out if you’re a good digital citizen and then do the exercises to practise and improve your reading skills.</text:p>
          </table:table-cell>
          <table:table-cell/>
          <table:table-cell table:formula="of:=IF([.E356]=&quot;&quot;;&quot;NULL&quot;;CONCATENATE(&quot;'&quot;;[.E35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6];&quot;,'&quot;;SUBSTITUTE([.B356];&quot;'&quot;;&quot;''&quot;);&quot;','&quot;;SUBSTITUTE([.C356];&quot;'&quot;;&quot;''&quot;);&quot;','&quot;;SUBSTITUTE([.D356];&quot;'&quot;;&quot;''&quot;);&quot;',&quot;;SUBSTITUTE([.F356];&quot;'&quot;;&quot;''&quot;);&quot;,&quot;;[.G356];&quot;,&quot;;[.H356];&quot;,&quot;;[.I356];&quot;,&quot;;[.J356];&quot;,&quot;;[.K356];&quot;,&quot;;[.L356];&quot;,&quot;;[.M356];&quot;,&quot;;[.N356];&quot;);&quot;)" office:value-type="string" office:string-value="INSERT INTO RESOURCE(id_resource, resource, url, description, comments, id_level, active,has_script,has_grammar,has_quiz,has_vocabulary, id_source, id_skill) VALUES(356,'Are you a good digital citizen?','https://learnenglishteens.britishcouncil.org/skills/reading/elementary-a2-reading/are-you-good-digital-citizen','Do the quiz to find out if you’re a good digital citizen and then do the exercises to practise and improve your reading skills.',NULL,3,true,true,false,true,false,2,2);" calcext:value-type="string">
            <text:p>INSERT INTO RESOURCE(id_resource, resource, url, description, comments, id_level, active,has_script,has_grammar,has_quiz,has_vocabulary, id_source, id_skill) VALUES(356,'Are you a good digital citizen?','https://learnenglishteens.britishcouncil.org/skills/reading/elementary-a2-reading/are-you-good-digital-citizen','Do the quiz to find out if you’re a good digital citizen and then do the exercises to practise and improve your reading skills.',NULL,3,true,true,false,true,false,2,2);</text:p>
          </table:table-cell>
        </table:table-row>
        <table:table-row table:style-name="ro1">
          <table:table-cell office:value-type="float" office:value="357" calcext:value-type="float">
            <text:p>357</text:p>
          </table:table-cell>
          <table:table-cell office:value-type="string" calcext:value-type="string">
            <text:p>Films and entertainment</text:p>
          </table:table-cell>
          <table:table-cell office:value-type="string" calcext:value-type="string">
            <text:p>https://learnenglishteens.britishcouncil.org/skills/reading/elementary-a2-reading/films-entertainment</text:p>
          </table:table-cell>
          <table:table-cell office:value-type="string" calcext:value-type="string">
            <text:p>Look at the magazine article and do the exercises to practise and improve your reading skills.</text:p>
          </table:table-cell>
          <table:table-cell/>
          <table:table-cell table:formula="of:=IF([.E357]=&quot;&quot;;&quot;NULL&quot;;CONCATENATE(&quot;'&quot;;[.E35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7];&quot;,'&quot;;SUBSTITUTE([.B357];&quot;'&quot;;&quot;''&quot;);&quot;','&quot;;SUBSTITUTE([.C357];&quot;'&quot;;&quot;''&quot;);&quot;','&quot;;SUBSTITUTE([.D357];&quot;'&quot;;&quot;''&quot;);&quot;',&quot;;SUBSTITUTE([.F357];&quot;'&quot;;&quot;''&quot;);&quot;,&quot;;[.G357];&quot;,&quot;;[.H357];&quot;,&quot;;[.I357];&quot;,&quot;;[.J357];&quot;,&quot;;[.K357];&quot;,&quot;;[.L357];&quot;,&quot;;[.M357];&quot;,&quot;;[.N357];&quot;);&quot;)" office:value-type="string" office:string-value="INSERT INTO RESOURCE(id_resource, resource, url, description, comments, id_level, active,has_script,has_grammar,has_quiz,has_vocabulary, id_source, id_skill) VALUES(357,'Films and entertainment','https://learnenglishteens.britishcouncil.org/skills/reading/elementary-a2-reading/films-entertainment','Look at the magazine article and do the exercises to practise and improve your reading skills.',NULL,3,true,true,false,true,false,2,2);" calcext:value-type="string">
            <text:p>INSERT INTO RESOURCE(id_resource, resource, url, description, comments, id_level, active,has_script,has_grammar,has_quiz,has_vocabulary, id_source, id_skill) VALUES(357,'Films and entertainment','https://learnenglishteens.britishcouncil.org/skills/reading/elementary-a2-reading/films-entertainment','Look at the magazine article and do the exercises to practise and improve your reading skills.',NULL,3,true,true,false,true,false,2,2);</text:p>
          </table:table-cell>
        </table:table-row>
        <table:table-row table:style-name="ro1">
          <table:table-cell office:value-type="float" office:value="358" calcext:value-type="float">
            <text:p>358</text:p>
          </table:table-cell>
          <table:table-cell office:value-type="string" calcext:value-type="string">
            <text:p>Finding a job</text:p>
          </table:table-cell>
          <table:table-cell office:value-type="string" calcext:value-type="string">
            <text:p>https://learnenglishteens.britishcouncil.org/skills/reading/elementary-a2-reading/finding-job</text:p>
          </table:table-cell>
          <table:table-cell office:value-type="string" calcext:value-type="string">
            <text:p>Look at the job adverts and do the exercises to practise and improve your reading skills.</text:p>
          </table:table-cell>
          <table:table-cell/>
          <table:table-cell table:formula="of:=IF([.E358]=&quot;&quot;;&quot;NULL&quot;;CONCATENATE(&quot;'&quot;;[.E35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8];&quot;,'&quot;;SUBSTITUTE([.B358];&quot;'&quot;;&quot;''&quot;);&quot;','&quot;;SUBSTITUTE([.C358];&quot;'&quot;;&quot;''&quot;);&quot;','&quot;;SUBSTITUTE([.D358];&quot;'&quot;;&quot;''&quot;);&quot;',&quot;;SUBSTITUTE([.F358];&quot;'&quot;;&quot;''&quot;);&quot;,&quot;;[.G358];&quot;,&quot;;[.H358];&quot;,&quot;;[.I358];&quot;,&quot;;[.J358];&quot;,&quot;;[.K358];&quot;,&quot;;[.L358];&quot;,&quot;;[.M358];&quot;,&quot;;[.N358];&quot;);&quot;)" office:value-type="string" office:string-value="INSERT INTO RESOURCE(id_resource, resource, url, description, comments, id_level, active,has_script,has_grammar,has_quiz,has_vocabulary, id_source, id_skill) VALUES(358,'Finding a job','https://learnenglishteens.britishcouncil.org/skills/reading/elementary-a2-reading/finding-job','Look at the job adverts and do the exercises to practise and improve your reading skills.',NULL,3,true,true,false,true,false,2,2);" calcext:value-type="string">
            <text:p>INSERT INTO RESOURCE(id_resource, resource, url, description, comments, id_level, active,has_script,has_grammar,has_quiz,has_vocabulary, id_source, id_skill) VALUES(358,'Finding a job','https://learnenglishteens.britishcouncil.org/skills/reading/elementary-a2-reading/finding-job','Look at the job adverts and do the exercises to practise and improve your reading skills.',NULL,3,true,true,false,true,false,2,2);</text:p>
          </table:table-cell>
        </table:table-row>
        <table:table-row table:style-name="ro1">
          <table:table-cell office:value-type="float" office:value="359" calcext:value-type="float">
            <text:p>359</text:p>
          </table:table-cell>
          <table:table-cell office:value-type="string" calcext:value-type="string">
            <text:p>Going out</text:p>
          </table:table-cell>
          <table:table-cell office:value-type="string" calcext:value-type="string">
            <text:p>https://learnenglishteens.britishcouncil.org/skills/reading/elementary-a2-reading/going-out</text:p>
          </table:table-cell>
          <table:table-cell office:value-type="string" calcext:value-type="string">
            <text:p>Look at the adverts for things to do when going out and do the exercises to practise your reading skills.</text:p>
          </table:table-cell>
          <table:table-cell/>
          <table:table-cell table:formula="of:=IF([.E359]=&quot;&quot;;&quot;NULL&quot;;CONCATENATE(&quot;'&quot;;[.E35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9];&quot;,'&quot;;SUBSTITUTE([.B359];&quot;'&quot;;&quot;''&quot;);&quot;','&quot;;SUBSTITUTE([.C359];&quot;'&quot;;&quot;''&quot;);&quot;','&quot;;SUBSTITUTE([.D359];&quot;'&quot;;&quot;''&quot;);&quot;',&quot;;SUBSTITUTE([.F359];&quot;'&quot;;&quot;''&quot;);&quot;,&quot;;[.G359];&quot;,&quot;;[.H359];&quot;,&quot;;[.I359];&quot;,&quot;;[.J359];&quot;,&quot;;[.K359];&quot;,&quot;;[.L359];&quot;,&quot;;[.M359];&quot;,&quot;;[.N359];&quot;);&quot;)" office:value-type="string" office:string-value="INSERT INTO RESOURCE(id_resource, resource, url, description, comments, id_level, active,has_script,has_grammar,has_quiz,has_vocabulary, id_source, id_skill) VALUES(359,'Going out','https://learnenglishteens.britishcouncil.org/skills/reading/elementary-a2-reading/going-out','Look at the adverts for things to do when going out and do the exercises to practise your reading skills.',NULL,3,true,true,false,true,false,2,2);" calcext:value-type="string">
            <text:p>INSERT INTO RESOURCE(id_resource, resource, url, description, comments, id_level, active,has_script,has_grammar,has_quiz,has_vocabulary, id_source, id_skill) VALUES(359,'Going out','https://learnenglishteens.britishcouncil.org/skills/reading/elementary-a2-reading/going-out','Look at the adverts for things to do when going out and do the exercises to practise your reading skills.',NULL,3,true,true,false,true,false,2,2);</text:p>
          </table:table-cell>
        </table:table-row>
        <table:table-row table:style-name="ro1">
          <table:table-cell office:value-type="float" office:value="360" calcext:value-type="float">
            <text:p>360</text:p>
          </table:table-cell>
          <table:table-cell office:value-type="string" calcext:value-type="string">
            <text:p>Mind maps</text:p>
          </table:table-cell>
          <table:table-cell office:value-type="string" calcext:value-type="string">
            <text:p>https://learnenglishteens.britishcouncil.org/skills/reading/elementary-a2-reading/mind-maps</text:p>
          </table:table-cell>
          <table:table-cell office:value-type="string" calcext:value-type="string">
            <text:p>Read the text about mind maps and then do the exercises to practise and improve your reading skills.</text:p>
          </table:table-cell>
          <table:table-cell/>
          <table:table-cell table:formula="of:=IF([.E360]=&quot;&quot;;&quot;NULL&quot;;CONCATENATE(&quot;'&quot;;[.E36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0];&quot;,'&quot;;SUBSTITUTE([.B360];&quot;'&quot;;&quot;''&quot;);&quot;','&quot;;SUBSTITUTE([.C360];&quot;'&quot;;&quot;''&quot;);&quot;','&quot;;SUBSTITUTE([.D360];&quot;'&quot;;&quot;''&quot;);&quot;',&quot;;SUBSTITUTE([.F360];&quot;'&quot;;&quot;''&quot;);&quot;,&quot;;[.G360];&quot;,&quot;;[.H360];&quot;,&quot;;[.I360];&quot;,&quot;;[.J360];&quot;,&quot;;[.K360];&quot;,&quot;;[.L360];&quot;,&quot;;[.M360];&quot;,&quot;;[.N360];&quot;);&quot;)" office:value-type="string" office:string-value="INSERT INTO RESOURCE(id_resource, resource, url, description, comments, id_level, active,has_script,has_grammar,has_quiz,has_vocabulary, id_source, id_skill) VALUES(360,'Mind maps','https://learnenglishteens.britishcouncil.org/skills/reading/elementary-a2-reading/mind-maps','Read the text about mind maps and then do the exercises to practise and improve your reading skills.',NULL,3,true,true,false,true,false,2,2);" calcext:value-type="string">
            <text:p>INSERT INTO RESOURCE(id_resource, resource, url, description, comments, id_level, active,has_script,has_grammar,has_quiz,has_vocabulary, id_source, id_skill) VALUES(360,'Mind maps','https://learnenglishteens.britishcouncil.org/skills/reading/elementary-a2-reading/mind-maps','Read the text about mind maps and then do the exercises to practise and improve your reading skills.',NULL,3,true,true,false,true,false,2,2);</text:p>
          </table:table-cell>
        </table:table-row>
        <table:table-row table:style-name="ro1">
          <table:table-cell office:value-type="float" office:value="361" calcext:value-type="float">
            <text:p>361</text:p>
          </table:table-cell>
          <table:table-cell office:value-type="string" calcext:value-type="string">
            <text:p>My city</text:p>
          </table:table-cell>
          <table:table-cell office:value-type="string" calcext:value-type="string">
            <text:p>https://learnenglishteens.britishcouncil.org/skills/reading/elementary-a2-reading/my-city</text:p>
          </table:table-cell>
          <table:table-cell office:value-type="string" calcext:value-type="string">
            <text:p>Look at the flyer and do the exercises to practise and improve your reading skills.</text:p>
          </table:table-cell>
          <table:table-cell/>
          <table:table-cell table:formula="of:=IF([.E361]=&quot;&quot;;&quot;NULL&quot;;CONCATENATE(&quot;'&quot;;[.E36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1];&quot;,'&quot;;SUBSTITUTE([.B361];&quot;'&quot;;&quot;''&quot;);&quot;','&quot;;SUBSTITUTE([.C361];&quot;'&quot;;&quot;''&quot;);&quot;','&quot;;SUBSTITUTE([.D361];&quot;'&quot;;&quot;''&quot;);&quot;',&quot;;SUBSTITUTE([.F361];&quot;'&quot;;&quot;''&quot;);&quot;,&quot;;[.G361];&quot;,&quot;;[.H361];&quot;,&quot;;[.I361];&quot;,&quot;;[.J361];&quot;,&quot;;[.K361];&quot;,&quot;;[.L361];&quot;,&quot;;[.M361];&quot;,&quot;;[.N361];&quot;);&quot;)" office:value-type="string" office:string-value="INSERT INTO RESOURCE(id_resource, resource, url, description, comments, id_level, active,has_script,has_grammar,has_quiz,has_vocabulary, id_source, id_skill) VALUES(361,'My city','https://learnenglishteens.britishcouncil.org/skills/reading/elementary-a2-reading/my-city','Look at the flyer and do the exercises to practise and improve your reading skills.',NULL,3,true,true,false,true,false,2,2);" calcext:value-type="string">
            <text:p>INSERT INTO RESOURCE(id_resource, resource, url, description, comments, id_level, active,has_script,has_grammar,has_quiz,has_vocabulary, id_source, id_skill) VALUES(361,'My city','https://learnenglishteens.britishcouncil.org/skills/reading/elementary-a2-reading/my-city','Look at the flyer and do the exercises to practise and improve your reading skills.',NULL,3,true,true,false,true,false,2,2);</text:p>
          </table:table-cell>
        </table:table-row>
        <table:table-row table:style-name="ro1">
          <table:table-cell office:value-type="float" office:value="362" calcext:value-type="float">
            <text:p>362</text:p>
          </table:table-cell>
          <table:table-cell office:value-type="string" calcext:value-type="string">
            <text:p>My town</text:p>
          </table:table-cell>
          <table:table-cell office:value-type="string" calcext:value-type="string">
            <text:p>https://learnenglishteens.britishcouncil.org/skills/reading/elementary-a2-reading/my-town</text:p>
          </table:table-cell>
          <table:table-cell office:value-type="string" calcext:value-type="string">
            <text:p>Look at the text and do the exercises to practise and improve your reading skills.</text:p>
          </table:table-cell>
          <table:table-cell/>
          <table:table-cell table:formula="of:=IF([.E362]=&quot;&quot;;&quot;NULL&quot;;CONCATENATE(&quot;'&quot;;[.E36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2];&quot;,'&quot;;SUBSTITUTE([.B362];&quot;'&quot;;&quot;''&quot;);&quot;','&quot;;SUBSTITUTE([.C362];&quot;'&quot;;&quot;''&quot;);&quot;','&quot;;SUBSTITUTE([.D362];&quot;'&quot;;&quot;''&quot;);&quot;',&quot;;SUBSTITUTE([.F362];&quot;'&quot;;&quot;''&quot;);&quot;,&quot;;[.G362];&quot;,&quot;;[.H362];&quot;,&quot;;[.I362];&quot;,&quot;;[.J362];&quot;,&quot;;[.K362];&quot;,&quot;;[.L362];&quot;,&quot;;[.M362];&quot;,&quot;;[.N362];&quot;);&quot;)" office:value-type="string" office:string-value="INSERT INTO RESOURCE(id_resource, resource, url, description, comments, id_level, active,has_script,has_grammar,has_quiz,has_vocabulary, id_source, id_skill) VALUES(362,'My town','https://learnenglishteens.britishcouncil.org/skills/reading/elementary-a2-reading/my-town','Look at the text and do the exercises to practise and improve your reading skills.',NULL,3,true,true,false,true,false,2,2);" calcext:value-type="string">
            <text:p>INSERT INTO RESOURCE(id_resource, resource, url, description, comments, id_level, active,has_script,has_grammar,has_quiz,has_vocabulary, id_source, id_skill) VALUES(362,'My town','https://learnenglishteens.britishcouncil.org/skills/reading/elementary-a2-reading/my-town','Look at the text and do the exercises to practise and improve your reading skills.',NULL,3,true,true,false,true,false,2,2);</text:p>
          </table:table-cell>
        </table:table-row>
        <table:table-row table:style-name="ro1">
          <table:table-cell office:value-type="float" office:value="363" calcext:value-type="float">
            <text:p>363</text:p>
          </table:table-cell>
          <table:table-cell office:value-type="string" calcext:value-type="string">
            <text:p>On the internet</text:p>
          </table:table-cell>
          <table:table-cell office:value-type="string" calcext:value-type="string">
            <text:p>https://learnenglishteens.britishcouncil.org/skills/reading/elementary-a2-reading/internet</text:p>
          </table:table-cell>
          <table:table-cell office:value-type="string" calcext:value-type="string">
            <text:p>Look at the website and do the exercises to practise and improve your reading skills.</text:p>
          </table:table-cell>
          <table:table-cell/>
          <table:table-cell table:formula="of:=IF([.E363]=&quot;&quot;;&quot;NULL&quot;;CONCATENATE(&quot;'&quot;;[.E36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3];&quot;,'&quot;;SUBSTITUTE([.B363];&quot;'&quot;;&quot;''&quot;);&quot;','&quot;;SUBSTITUTE([.C363];&quot;'&quot;;&quot;''&quot;);&quot;','&quot;;SUBSTITUTE([.D363];&quot;'&quot;;&quot;''&quot;);&quot;',&quot;;SUBSTITUTE([.F363];&quot;'&quot;;&quot;''&quot;);&quot;,&quot;;[.G363];&quot;,&quot;;[.H363];&quot;,&quot;;[.I363];&quot;,&quot;;[.J363];&quot;,&quot;;[.K363];&quot;,&quot;;[.L363];&quot;,&quot;;[.M363];&quot;,&quot;;[.N363];&quot;);&quot;)" office:value-type="string" office:string-value="INSERT INTO RESOURCE(id_resource, resource, url, description, comments, id_level, active,has_script,has_grammar,has_quiz,has_vocabulary, id_source, id_skill) VALUES(363,'On the internet','https://learnenglishteens.britishcouncil.org/skills/reading/elementary-a2-reading/internet','Look at the website and do the exercises to practise and improve your reading skills.',NULL,3,true,true,false,true,false,2,2);" calcext:value-type="string">
            <text:p>INSERT INTO RESOURCE(id_resource, resource, url, description, comments, id_level, active,has_script,has_grammar,has_quiz,has_vocabulary, id_source, id_skill) VALUES(363,'On the internet','https://learnenglishteens.britishcouncil.org/skills/reading/elementary-a2-reading/internet','Look at the website and do the exercises to practise and improve your reading skills.',NULL,3,true,true,false,true,false,2,2);</text:p>
          </table:table-cell>
        </table:table-row>
        <table:table-row table:style-name="ro1">
          <table:table-cell office:value-type="float" office:value="364" calcext:value-type="float">
            <text:p>364</text:p>
          </table:table-cell>
          <table:table-cell office:value-type="string" calcext:value-type="string">
            <text:p>Online safety poster</text:p>
          </table:table-cell>
          <table:table-cell office:value-type="string" calcext:value-type="string">
            <text:p>https://learnenglishteens.britishcouncil.org/skills/reading/elementary-a2-reading/online-safety-poster</text:p>
          </table:table-cell>
          <table:table-cell office:value-type="string" calcext:value-type="string">
            <text:p>Read the poster and do the exercises to learn how to stay safe online and to practise your reading skills.</text:p>
          </table:table-cell>
          <table:table-cell/>
          <table:table-cell table:formula="of:=IF([.E364]=&quot;&quot;;&quot;NULL&quot;;CONCATENATE(&quot;'&quot;;[.E36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4];&quot;,'&quot;;SUBSTITUTE([.B364];&quot;'&quot;;&quot;''&quot;);&quot;','&quot;;SUBSTITUTE([.C364];&quot;'&quot;;&quot;''&quot;);&quot;','&quot;;SUBSTITUTE([.D364];&quot;'&quot;;&quot;''&quot;);&quot;',&quot;;SUBSTITUTE([.F364];&quot;'&quot;;&quot;''&quot;);&quot;,&quot;;[.G364];&quot;,&quot;;[.H364];&quot;,&quot;;[.I364];&quot;,&quot;;[.J364];&quot;,&quot;;[.K364];&quot;,&quot;;[.L364];&quot;,&quot;;[.M364];&quot;,&quot;;[.N364];&quot;);&quot;)" office:value-type="string" office:string-value="INSERT INTO RESOURCE(id_resource, resource, url, description, comments, id_level, active,has_script,has_grammar,has_quiz,has_vocabulary, id_source, id_skill) VALUES(364,'Online safety poster','https://learnenglishteens.britishcouncil.org/skills/reading/elementary-a2-reading/online-safety-poster','Read the poster and do the exercises to learn how to stay safe online and to practise your reading skills.',NULL,3,true,true,false,true,false,2,2);" calcext:value-type="string">
            <text:p>INSERT INTO RESOURCE(id_resource, resource, url, description, comments, id_level, active,has_script,has_grammar,has_quiz,has_vocabulary, id_source, id_skill) VALUES(364,'Online safety poster','https://learnenglishteens.britishcouncil.org/skills/reading/elementary-a2-reading/online-safety-poster','Read the poster and do the exercises to learn how to stay safe online and to practise your reading skills.',NULL,3,true,true,false,true,false,2,2);</text:p>
          </table:table-cell>
        </table:table-row>
        <table:table-row table:style-name="ro1">
          <table:table-cell office:value-type="float" office:value="365" calcext:value-type="float">
            <text:p>365</text:p>
          </table:table-cell>
          <table:table-cell office:value-type="string" calcext:value-type="string">
            <text:p>Shopping signs and notices</text:p>
          </table:table-cell>
          <table:table-cell office:value-type="string" calcext:value-type="string">
            <text:p>https://learnenglishteens.britishcouncil.org/skills/reading/elementary-a2-reading/shopping-signs-notices</text:p>
          </table:table-cell>
          <table:table-cell office:value-type="string" calcext:value-type="string">
            <text:p>Look at the advertisement and do the exercises to practise and improve your reading skills.</text:p>
          </table:table-cell>
          <table:table-cell/>
          <table:table-cell table:formula="of:=IF([.E365]=&quot;&quot;;&quot;NULL&quot;;CONCATENATE(&quot;'&quot;;[.E36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5];&quot;,'&quot;;SUBSTITUTE([.B365];&quot;'&quot;;&quot;''&quot;);&quot;','&quot;;SUBSTITUTE([.C365];&quot;'&quot;;&quot;''&quot;);&quot;','&quot;;SUBSTITUTE([.D365];&quot;'&quot;;&quot;''&quot;);&quot;',&quot;;SUBSTITUTE([.F365];&quot;'&quot;;&quot;''&quot;);&quot;,&quot;;[.G365];&quot;,&quot;;[.H365];&quot;,&quot;;[.I365];&quot;,&quot;;[.J365];&quot;,&quot;;[.K365];&quot;,&quot;;[.L365];&quot;,&quot;;[.M365];&quot;,&quot;;[.N365];&quot;);&quot;)" office:value-type="string" office:string-value="INSERT INTO RESOURCE(id_resource, resource, url, description, comments, id_level, active,has_script,has_grammar,has_quiz,has_vocabulary, id_source, id_skill) VALUES(365,'Shopping signs and notices','https://learnenglishteens.britishcouncil.org/skills/reading/elementary-a2-reading/shopping-signs-notices','Look at the advertisement and do the exercises to practise and improve your reading skills.',NULL,3,true,true,false,true,false,2,2);" calcext:value-type="string">
            <text:p>INSERT INTO RESOURCE(id_resource, resource, url, description, comments, id_level, active,has_script,has_grammar,has_quiz,has_vocabulary, id_source, id_skill) VALUES(365,'Shopping signs and notices','https://learnenglishteens.britishcouncil.org/skills/reading/elementary-a2-reading/shopping-signs-notices','Look at the advertisement and do the exercises to practise and improve your reading skills.',NULL,3,true,true,false,true,false,2,2);</text:p>
          </table:table-cell>
        </table:table-row>
        <table:table-row table:style-name="ro1">
          <table:table-cell office:value-type="float" office:value="366" calcext:value-type="float">
            <text:p>366</text:p>
          </table:table-cell>
          <table:table-cell office:value-type="string" calcext:value-type="string">
            <text:p>Adventure travel</text:p>
          </table:table-cell>
          <table:table-cell office:value-type="string" calcext:value-type="string">
            <text:p>https://learnenglishteens.britishcouncil.org/skills/reading/intermediate-b1-reading/adventure-travel</text:p>
          </table:table-cell>
          <table:table-cell office:value-type="string" calcext:value-type="string">
            <text:p>Check out this brochure with some of the most exciting adventure holidays around the world and improve your reading skills. Are you ready for this?</text:p>
          </table:table-cell>
          <table:table-cell/>
          <table:table-cell table:formula="of:=IF([.E366]=&quot;&quot;;&quot;NULL&quot;;CONCATENATE(&quot;'&quot;;[.E36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6];&quot;,'&quot;;SUBSTITUTE([.B366];&quot;'&quot;;&quot;''&quot;);&quot;','&quot;;SUBSTITUTE([.C366];&quot;'&quot;;&quot;''&quot;);&quot;','&quot;;SUBSTITUTE([.D366];&quot;'&quot;;&quot;''&quot;);&quot;',&quot;;SUBSTITUTE([.F366];&quot;'&quot;;&quot;''&quot;);&quot;,&quot;;[.G366];&quot;,&quot;;[.H366];&quot;,&quot;;[.I366];&quot;,&quot;;[.J366];&quot;,&quot;;[.K366];&quot;,&quot;;[.L366];&quot;,&quot;;[.M366];&quot;,&quot;;[.N366];&quot;);&quot;)" office:value-type="string" office:string-value="INSERT INTO RESOURCE(id_resource, resource, url, description, comments, id_level, active,has_script,has_grammar,has_quiz,has_vocabulary, id_source, id_skill) VALUES(366,'Adventure travel','https://learnenglishteens.britishcouncil.org/skills/reading/intermediate-b1-reading/adventure-travel','Check out this brochure with some of the most exciting adventure holidays around the world and improve your reading skills. Are you ready for this?',NULL,5,true,true,false,true,false,2,2);" calcext:value-type="string">
            <text:p>INSERT INTO RESOURCE(id_resource, resource, url, description, comments, id_level, active,has_script,has_grammar,has_quiz,has_vocabulary, id_source, id_skill) VALUES(366,'Adventure travel','https://learnenglishteens.britishcouncil.org/skills/reading/intermediate-b1-reading/adventure-travel','Check out this brochure with some of the most exciting adventure holidays around the world and improve your reading skills. Are you ready for this?',NULL,5,true,true,false,true,false,2,2);</text:p>
          </table:table-cell>
        </table:table-row>
        <table:table-row table:style-name="ro1">
          <table:table-cell office:value-type="float" office:value="367" calcext:value-type="float">
            <text:p>367</text:p>
          </table:table-cell>
          <table:table-cell office:value-type="string" calcext:value-type="string">
            <text:p>An Olympic blog</text:p>
          </table:table-cell>
          <table:table-cell office:value-type="string" calcext:value-type="string">
            <text:p>https://learnenglishteens.britishcouncil.org/skills/reading/intermediate-b1-reading/olympic-blog</text:p>
          </table:table-cell>
          <table:table-cell office:value-type="string" calcext:value-type="string">
            <text:p>Do you remember the 2012 London Olympics? Check out this blogger's memories of a wonderful summer of sport in the capital.</text:p>
          </table:table-cell>
          <table:table-cell/>
          <table:table-cell table:formula="of:=IF([.E367]=&quot;&quot;;&quot;NULL&quot;;CONCATENATE(&quot;'&quot;;[.E36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7];&quot;,'&quot;;SUBSTITUTE([.B367];&quot;'&quot;;&quot;''&quot;);&quot;','&quot;;SUBSTITUTE([.C367];&quot;'&quot;;&quot;''&quot;);&quot;','&quot;;SUBSTITUTE([.D367];&quot;'&quot;;&quot;''&quot;);&quot;',&quot;;SUBSTITUTE([.F367];&quot;'&quot;;&quot;''&quot;);&quot;,&quot;;[.G367];&quot;,&quot;;[.H367];&quot;,&quot;;[.I367];&quot;,&quot;;[.J367];&quot;,&quot;;[.K367];&quot;,&quot;;[.L367];&quot;,&quot;;[.M367];&quot;,&quot;;[.N367];&quot;);&quot;)" office:value-type="string" office:string-value="INSERT INTO RESOURCE(id_resource, resource, url, description, comments, id_level, active,has_script,has_grammar,has_quiz,has_vocabulary, id_source, id_skill) VALUES(367,'An Olympic blog','https://learnenglishteens.britishcouncil.org/skills/reading/intermediate-b1-reading/olympic-blog','Do you remember the 2012 London Olympics? Check out this blogger''s memories of a wonderful summer of sport in the capital.',NULL,5,true,true,false,true,false,2,2);" calcext:value-type="string">
            <text:p>INSERT INTO RESOURCE(id_resource, resource, url, description, comments, id_level, active,has_script,has_grammar,has_quiz,has_vocabulary, id_source, id_skill) VALUES(367,'An Olympic blog','https://learnenglishteens.britishcouncil.org/skills/reading/intermediate-b1-reading/olympic-blog','Do you remember the 2012 London Olympics? Check out this blogger''s memories of a wonderful summer of sport in the capital.',NULL,5,true,true,false,true,false,2,2);</text:p>
          </table:table-cell>
        </table:table-row>
        <table:table-row table:style-name="ro1">
          <table:table-cell office:value-type="float" office:value="368" calcext:value-type="float">
            <text:p>368</text:p>
          </table:table-cell>
          <table:table-cell office:value-type="string" calcext:value-type="string">
            <text:p>Food and restaurants</text:p>
          </table:table-cell>
          <table:table-cell office:value-type="string" calcext:value-type="string">
            <text:p>https://learnenglishteens.britishcouncil.org/skills/reading/intermediate-b1-reading/food-restaurants</text:p>
          </table:table-cell>
          <table:table-cell office:value-type="string" calcext:value-type="string">
            <text:p>Do you like eating out? Check out these reviews of the trendiest places to eat and improve your reading skills.</text:p>
          </table:table-cell>
          <table:table-cell/>
          <table:table-cell table:formula="of:=IF([.E368]=&quot;&quot;;&quot;NULL&quot;;CONCATENATE(&quot;'&quot;;[.E36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8];&quot;,'&quot;;SUBSTITUTE([.B368];&quot;'&quot;;&quot;''&quot;);&quot;','&quot;;SUBSTITUTE([.C368];&quot;'&quot;;&quot;''&quot;);&quot;','&quot;;SUBSTITUTE([.D368];&quot;'&quot;;&quot;''&quot;);&quot;',&quot;;SUBSTITUTE([.F368];&quot;'&quot;;&quot;''&quot;);&quot;,&quot;;[.G368];&quot;,&quot;;[.H368];&quot;,&quot;;[.I368];&quot;,&quot;;[.J368];&quot;,&quot;;[.K368];&quot;,&quot;;[.L368];&quot;,&quot;;[.M368];&quot;,&quot;;[.N368];&quot;);&quot;)" office:value-type="string" office:string-value="INSERT INTO RESOURCE(id_resource, resource, url, description, comments, id_level, active,has_script,has_grammar,has_quiz,has_vocabulary, id_source, id_skill) VALUES(368,'Food and restaurants','https://learnenglishteens.britishcouncil.org/skills/reading/intermediate-b1-reading/food-restaurants','Do you like eating out? Check out these reviews of the trendiest places to eat and improve your reading skills.',NULL,5,true,true,false,true,false,2,2);" calcext:value-type="string">
            <text:p>INSERT INTO RESOURCE(id_resource, resource, url, description, comments, id_level, active,has_script,has_grammar,has_quiz,has_vocabulary, id_source, id_skill) VALUES(368,'Food and restaurants','https://learnenglishteens.britishcouncil.org/skills/reading/intermediate-b1-reading/food-restaurants','Do you like eating out? Check out these reviews of the trendiest places to eat and improve your reading skills.',NULL,5,true,true,false,true,false,2,2);</text:p>
          </table:table-cell>
        </table:table-row>
        <table:table-row table:style-name="ro1">
          <table:table-cell office:value-type="float" office:value="369" calcext:value-type="float">
            <text:p>369</text:p>
          </table:table-cell>
          <table:table-cell office:value-type="string" calcext:value-type="string">
            <text:p>Foreign exchange emails</text:p>
          </table:table-cell>
          <table:table-cell office:value-type="string" calcext:value-type="string">
            <text:p>https://learnenglishteens.britishcouncil.org/skills/reading/intermediate-b1-reading/foreign-exchange-emails</text:p>
          </table:table-cell>
          <table:table-cell office:value-type="string" calcext:value-type="string">
            <text:p>Look at these emails between a student and his friend who is studying in Scotland, then do the exercises to improve your reading skills.</text:p>
          </table:table-cell>
          <table:table-cell/>
          <table:table-cell table:formula="of:=IF([.E369]=&quot;&quot;;&quot;NULL&quot;;CONCATENATE(&quot;'&quot;;[.E36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9];&quot;,'&quot;;SUBSTITUTE([.B369];&quot;'&quot;;&quot;''&quot;);&quot;','&quot;;SUBSTITUTE([.C369];&quot;'&quot;;&quot;''&quot;);&quot;','&quot;;SUBSTITUTE([.D369];&quot;'&quot;;&quot;''&quot;);&quot;',&quot;;SUBSTITUTE([.F369];&quot;'&quot;;&quot;''&quot;);&quot;,&quot;;[.G369];&quot;,&quot;;[.H369];&quot;,&quot;;[.I369];&quot;,&quot;;[.J369];&quot;,&quot;;[.K369];&quot;,&quot;;[.L369];&quot;,&quot;;[.M369];&quot;,&quot;;[.N369];&quot;);&quot;)" office:value-type="string" office:string-value="INSERT INTO RESOURCE(id_resource, resource, url, description, comments, id_level, active,has_script,has_grammar,has_quiz,has_vocabulary, id_source, id_skill) VALUES(369,'Foreign exchange emails','https://learnenglishteens.britishcouncil.org/skills/reading/intermediate-b1-reading/foreign-exchange-emails','Look at these emails between a student and his friend who is studying in Scotland, then do the exercises to improve your reading skills.',NULL,5,true,true,false,true,false,2,2);" calcext:value-type="string">
            <text:p>INSERT INTO RESOURCE(id_resource, resource, url, description, comments, id_level, active,has_script,has_grammar,has_quiz,has_vocabulary, id_source, id_skill) VALUES(369,'Foreign exchange emails','https://learnenglishteens.britishcouncil.org/skills/reading/intermediate-b1-reading/foreign-exchange-emails','Look at these emails between a student and his friend who is studying in Scotland, then do the exercises to improve your reading skills.',NULL,5,true,true,false,true,false,2,2);</text:p>
          </table:table-cell>
        </table:table-row>
        <table:table-row table:style-name="ro1">
          <table:table-cell office:value-type="float" office:value="370" calcext:value-type="float">
            <text:p>370</text:p>
          </table:table-cell>
          <table:table-cell office:value-type="string" calcext:value-type="string">
            <text:p>Friendship quiz</text:p>
          </table:table-cell>
          <table:table-cell office:value-type="string" calcext:value-type="string">
            <text:p>https://learnenglishteens.britishcouncil.org/skills/reading/intermediate-b1-reading/friendship-quiz</text:p>
          </table:table-cell>
          <table:table-cell office:value-type="string" calcext:value-type="string">
            <text:p>Are you really a good friend? Would you always be there when your friends need you? Try this quiz to find out!</text:p>
          </table:table-cell>
          <table:table-cell/>
          <table:table-cell table:formula="of:=IF([.E370]=&quot;&quot;;&quot;NULL&quot;;CONCATENATE(&quot;'&quot;;[.E37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0];&quot;,'&quot;;SUBSTITUTE([.B370];&quot;'&quot;;&quot;''&quot;);&quot;','&quot;;SUBSTITUTE([.C370];&quot;'&quot;;&quot;''&quot;);&quot;','&quot;;SUBSTITUTE([.D370];&quot;'&quot;;&quot;''&quot;);&quot;',&quot;;SUBSTITUTE([.F370];&quot;'&quot;;&quot;''&quot;);&quot;,&quot;;[.G370];&quot;,&quot;;[.H370];&quot;,&quot;;[.I370];&quot;,&quot;;[.J370];&quot;,&quot;;[.K370];&quot;,&quot;;[.L370];&quot;,&quot;;[.M370];&quot;,&quot;;[.N370];&quot;);&quot;)" office:value-type="string" office:string-value="INSERT INTO RESOURCE(id_resource, resource, url, description, comments, id_level, active,has_script,has_grammar,has_quiz,has_vocabulary, id_source, id_skill) VALUES(370,'Friendship quiz','https://learnenglishteens.britishcouncil.org/skills/reading/intermediate-b1-reading/friendship-quiz','Are you really a good friend? Would you always be there when your friends need you? Try this quiz to find out!',NULL,5,true,true,false,true,false,2,2);" calcext:value-type="string">
            <text:p>INSERT INTO RESOURCE(id_resource, resource, url, description, comments, id_level, active,has_script,has_grammar,has_quiz,has_vocabulary, id_source, id_skill) VALUES(370,'Friendship quiz','https://learnenglishteens.britishcouncil.org/skills/reading/intermediate-b1-reading/friendship-quiz','Are you really a good friend? Would you always be there when your friends need you? Try this quiz to find out!',NULL,5,true,true,false,true,false,2,2);</text:p>
          </table:table-cell>
        </table:table-row>
        <table:table-row table:style-name="ro1">
          <table:table-cell office:value-type="float" office:value="371" calcext:value-type="float">
            <text:p>371</text:p>
          </table:table-cell>
          <table:table-cell office:value-type="string" calcext:value-type="string">
            <text:p>How to be a safe and smart searcher</text:p>
          </table:table-cell>
          <table:table-cell office:value-type="string" calcext:value-type="string">
            <text:p>https://learnenglishteens.britishcouncil.org/skills/reading/intermediate-b1-reading/how-be-safe-smart-searcher</text:p>
          </table:table-cell>
          <table:table-cell office:value-type="string" calcext:value-type="string">
            <text:p>Can you always find what you want to find on the internet? These eight easy-to-remember tips will help you to become a safe and smart searcher!</text:p>
          </table:table-cell>
          <table:table-cell/>
          <table:table-cell table:formula="of:=IF([.E371]=&quot;&quot;;&quot;NULL&quot;;CONCATENATE(&quot;'&quot;;[.E37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1];&quot;,'&quot;;SUBSTITUTE([.B371];&quot;'&quot;;&quot;''&quot;);&quot;','&quot;;SUBSTITUTE([.C371];&quot;'&quot;;&quot;''&quot;);&quot;','&quot;;SUBSTITUTE([.D371];&quot;'&quot;;&quot;''&quot;);&quot;',&quot;;SUBSTITUTE([.F371];&quot;'&quot;;&quot;''&quot;);&quot;,&quot;;[.G371];&quot;,&quot;;[.H371];&quot;,&quot;;[.I371];&quot;,&quot;;[.J371];&quot;,&quot;;[.K371];&quot;,&quot;;[.L371];&quot;,&quot;;[.M371];&quot;,&quot;;[.N371];&quot;);&quot;)" office:value-type="string" office:string-value="INSERT INTO RESOURCE(id_resource, resource, url, description, comments, id_level, active,has_script,has_grammar,has_quiz,has_vocabulary, id_source, id_skill) VALUES(371,'How to be a safe and smart searcher','https://learnenglishteens.britishcouncil.org/skills/reading/intermediate-b1-reading/how-be-safe-smart-searcher','Can you always find what you want to find on the internet? These eight easy-to-remember tips will help you to become a safe and smart searcher!',NULL,5,true,true,false,true,false,2,2);" calcext:value-type="string">
            <text:p>INSERT INTO RESOURCE(id_resource, resource, url, description, comments, id_level, active,has_script,has_grammar,has_quiz,has_vocabulary, id_source, id_skill) VALUES(371,'How to be a safe and smart searcher','https://learnenglishteens.britishcouncil.org/skills/reading/intermediate-b1-reading/how-be-safe-smart-searcher','Can you always find what you want to find on the internet? These eight easy-to-remember tips will help you to become a safe and smart searcher!',NULL,5,true,true,false,true,false,2,2);</text:p>
          </table:table-cell>
        </table:table-row>
        <table:table-row table:style-name="ro1">
          <table:table-cell office:value-type="float" office:value="372" calcext:value-type="float">
            <text:p>372</text:p>
          </table:table-cell>
          <table:table-cell office:value-type="string" calcext:value-type="string">
            <text:p>Interview with Henry Smiles</text:p>
          </table:table-cell>
          <table:table-cell office:value-type="string" calcext:value-type="string">
            <text:p>https://learnenglishteens.britishcouncil.org/skills/reading/intermediate-b1-reading/interview-henry-smiles</text:p>
          </table:table-cell>
          <table:table-cell office:value-type="string" calcext:value-type="string">
            <text:p>Check out this interview with Henry Smiles from Two Direction and complete the tasks to practise and improve your reading skills.</text:p>
          </table:table-cell>
          <table:table-cell/>
          <table:table-cell table:formula="of:=IF([.E372]=&quot;&quot;;&quot;NULL&quot;;CONCATENATE(&quot;'&quot;;[.E37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2];&quot;,'&quot;;SUBSTITUTE([.B372];&quot;'&quot;;&quot;''&quot;);&quot;','&quot;;SUBSTITUTE([.C372];&quot;'&quot;;&quot;''&quot;);&quot;','&quot;;SUBSTITUTE([.D372];&quot;'&quot;;&quot;''&quot;);&quot;',&quot;;SUBSTITUTE([.F372];&quot;'&quot;;&quot;''&quot;);&quot;,&quot;;[.G372];&quot;,&quot;;[.H372];&quot;,&quot;;[.I372];&quot;,&quot;;[.J372];&quot;,&quot;;[.K372];&quot;,&quot;;[.L372];&quot;,&quot;;[.M372];&quot;,&quot;;[.N372];&quot;);&quot;)" office:value-type="string" office:string-value="INSERT INTO RESOURCE(id_resource, resource, url, description, comments, id_level, active,has_script,has_grammar,has_quiz,has_vocabulary, id_source, id_skill) VALUES(372,'Interview with Henry Smiles','https://learnenglishteens.britishcouncil.org/skills/reading/intermediate-b1-reading/interview-henry-smiles','Check out this interview with Henry Smiles from Two Direction and complete the tasks to practise and improve your reading skills.',NULL,5,true,true,false,true,false,2,2);" calcext:value-type="string">
            <text:p>INSERT INTO RESOURCE(id_resource, resource, url, description, comments, id_level, active,has_script,has_grammar,has_quiz,has_vocabulary, id_source, id_skill) VALUES(372,'Interview with Henry Smiles','https://learnenglishteens.britishcouncil.org/skills/reading/intermediate-b1-reading/interview-henry-smiles','Check out this interview with Henry Smiles from Two Direction and complete the tasks to practise and improve your reading skills.',NULL,5,true,true,false,true,false,2,2);</text:p>
          </table:table-cell>
        </table:table-row>
        <table:table-row table:style-name="ro1">
          <table:table-cell office:value-type="float" office:value="373" calcext:value-type="float">
            <text:p>373</text:p>
          </table:table-cell>
          <table:table-cell office:value-type="string" calcext:value-type="string">
            <text:p>Job adverts</text:p>
          </table:table-cell>
          <table:table-cell office:value-type="string" calcext:value-type="string">
            <text:p>https://learnenglishteens.britishcouncil.org/skills/reading/intermediate-b1-reading/job-adverts</text:p>
          </table:table-cell>
          <table:table-cell office:value-type="string" calcext:value-type="string">
            <text:p>Do you need some cash? Are you looking for work? Well, look at these job adverts and do the exercises to improve your reading skills.</text:p>
          </table:table-cell>
          <table:table-cell/>
          <table:table-cell table:formula="of:=IF([.E373]=&quot;&quot;;&quot;NULL&quot;;CONCATENATE(&quot;'&quot;;[.E37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3];&quot;,'&quot;;SUBSTITUTE([.B373];&quot;'&quot;;&quot;''&quot;);&quot;','&quot;;SUBSTITUTE([.C373];&quot;'&quot;;&quot;''&quot;);&quot;','&quot;;SUBSTITUTE([.D373];&quot;'&quot;;&quot;''&quot;);&quot;',&quot;;SUBSTITUTE([.F373];&quot;'&quot;;&quot;''&quot;);&quot;,&quot;;[.G373];&quot;,&quot;;[.H373];&quot;,&quot;;[.I373];&quot;,&quot;;[.J373];&quot;,&quot;;[.K373];&quot;,&quot;;[.L373];&quot;,&quot;;[.M373];&quot;,&quot;;[.N373];&quot;);&quot;)" office:value-type="string" office:string-value="INSERT INTO RESOURCE(id_resource, resource, url, description, comments, id_level, active,has_script,has_grammar,has_quiz,has_vocabulary, id_source, id_skill) VALUES(373,'Job adverts','https://learnenglishteens.britishcouncil.org/skills/reading/intermediate-b1-reading/job-adverts','Do you need some cash? Are you looking for work? Well, look at these job adverts and do the exercises to improve your reading skills.',NULL,5,true,true,false,true,false,2,2);" calcext:value-type="string">
            <text:p>INSERT INTO RESOURCE(id_resource, resource, url, description, comments, id_level, active,has_script,has_grammar,has_quiz,has_vocabulary, id_source, id_skill) VALUES(373,'Job adverts','https://learnenglishteens.britishcouncil.org/skills/reading/intermediate-b1-reading/job-adverts','Do you need some cash? Are you looking for work? Well, look at these job adverts and do the exercises to improve your reading skills.',NULL,5,true,true,false,true,false,2,2);</text:p>
          </table:table-cell>
        </table:table-row>
        <table:table-row table:style-name="ro1">
          <table:table-cell office:value-type="float" office:value="374" calcext:value-type="float">
            <text:p>374</text:p>
          </table:table-cell>
          <table:table-cell office:value-type="string" calcext:value-type="string">
            <text:p>Phone chat</text:p>
          </table:table-cell>
          <table:table-cell office:value-type="string" calcext:value-type="string">
            <text:p>https://learnenglishteens.britishcouncil.org/skills/reading/intermediate-b1-reading/phone-chat</text:p>
          </table:table-cell>
          <table:table-cell office:value-type="string" calcext:value-type="string">
            <text:p>Do you like spending time with your mates? How do you organise a night out? Look at the phone chat and do the exercises to improve your reading skills.</text:p>
          </table:table-cell>
          <table:table-cell/>
          <table:table-cell table:formula="of:=IF([.E374]=&quot;&quot;;&quot;NULL&quot;;CONCATENATE(&quot;'&quot;;[.E37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4];&quot;,'&quot;;SUBSTITUTE([.B374];&quot;'&quot;;&quot;''&quot;);&quot;','&quot;;SUBSTITUTE([.C374];&quot;'&quot;;&quot;''&quot;);&quot;','&quot;;SUBSTITUTE([.D374];&quot;'&quot;;&quot;''&quot;);&quot;',&quot;;SUBSTITUTE([.F374];&quot;'&quot;;&quot;''&quot;);&quot;,&quot;;[.G374];&quot;,&quot;;[.H374];&quot;,&quot;;[.I374];&quot;,&quot;;[.J374];&quot;,&quot;;[.K374];&quot;,&quot;;[.L374];&quot;,&quot;;[.M374];&quot;,&quot;;[.N374];&quot;);&quot;)" office:value-type="string" office:string-value="INSERT INTO RESOURCE(id_resource, resource, url, description, comments, id_level, active,has_script,has_grammar,has_quiz,has_vocabulary, id_source, id_skill) VALUES(374,'Phone chat','https://learnenglishteens.britishcouncil.org/skills/reading/intermediate-b1-reading/phone-chat','Do you like spending time with your mates? How do you organise a night out? Look at the phone chat and do the exercises to improve your reading skills.',NULL,5,true,true,false,true,false,2,2);" calcext:value-type="string">
            <text:p>INSERT INTO RESOURCE(id_resource, resource, url, description, comments, id_level, active,has_script,has_grammar,has_quiz,has_vocabulary, id_source, id_skill) VALUES(374,'Phone chat','https://learnenglishteens.britishcouncil.org/skills/reading/intermediate-b1-reading/phone-chat','Do you like spending time with your mates? How do you organise a night out? Look at the phone chat and do the exercises to improve your reading skills.',NULL,5,true,true,false,true,false,2,2);</text:p>
          </table:table-cell>
        </table:table-row>
        <table:table-row table:style-name="ro1">
          <table:table-cell office:value-type="float" office:value="375" calcext:value-type="float">
            <text:p>375</text:p>
          </table:table-cell>
          <table:table-cell office:value-type="string" calcext:value-type="string">
            <text:p>Skills for the 21st-century workplace</text:p>
          </table:table-cell>
          <table:table-cell office:value-type="string" calcext:value-type="string">
            <text:p>https://learnenglishteens.britishcouncil.org/skills/reading/intermediate-b1-reading/skills-21st-century-workplace</text:p>
          </table:table-cell>
          <table:table-cell office:value-type="string" calcext:value-type="string">
            <text:p>Have you got the skills you need for the 21st-century workplace? Read about what employers are looking for and test yourself to see if you are prepared!</text:p>
          </table:table-cell>
          <table:table-cell/>
          <table:table-cell table:formula="of:=IF([.E375]=&quot;&quot;;&quot;NULL&quot;;CONCATENATE(&quot;'&quot;;[.E37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5];&quot;,'&quot;;SUBSTITUTE([.B375];&quot;'&quot;;&quot;''&quot;);&quot;','&quot;;SUBSTITUTE([.C375];&quot;'&quot;;&quot;''&quot;);&quot;','&quot;;SUBSTITUTE([.D375];&quot;'&quot;;&quot;''&quot;);&quot;',&quot;;SUBSTITUTE([.F375];&quot;'&quot;;&quot;''&quot;);&quot;,&quot;;[.G375];&quot;,&quot;;[.H375];&quot;,&quot;;[.I375];&quot;,&quot;;[.J375];&quot;,&quot;;[.K375];&quot;,&quot;;[.L375];&quot;,&quot;;[.M375];&quot;,&quot;;[.N375];&quot;);&quot;)" office:value-type="string" office:string-value="INSERT INTO RESOURCE(id_resource, resource, url, description, comments, id_level, active,has_script,has_grammar,has_quiz,has_vocabulary, id_source, id_skill) VALUES(375,'Skills for the 21st-century workplace','https://learnenglishteens.britishcouncil.org/skills/reading/intermediate-b1-reading/skills-21st-century-workplace','Have you got the skills you need for the 21st-century workplace? Read about what employers are looking for and test yourself to see if you are prepared!',NULL,5,true,true,false,true,false,2,2);" calcext:value-type="string">
            <text:p>INSERT INTO RESOURCE(id_resource, resource, url, description, comments, id_level, active,has_script,has_grammar,has_quiz,has_vocabulary, id_source, id_skill) VALUES(375,'Skills for the 21st-century workplace','https://learnenglishteens.britishcouncil.org/skills/reading/intermediate-b1-reading/skills-21st-century-workplace','Have you got the skills you need for the 21st-century workplace? Read about what employers are looking for and test yourself to see if you are prepared!',NULL,5,true,true,false,true,false,2,2);</text:p>
          </table:table-cell>
        </table:table-row>
        <table:table-row table:style-name="ro1">
          <table:table-cell office:value-type="float" office:value="376" calcext:value-type="float">
            <text:p>376</text:p>
          </table:table-cell>
          <table:table-cell office:value-type="string" calcext:value-type="string">
            <text:p>The noticeboard</text:p>
          </table:table-cell>
          <table:table-cell office:value-type="string" calcext:value-type="string">
            <text:p>https://learnenglishteens.britishcouncil.org/skills/reading/intermediate-b1-reading/noticeboard</text:p>
          </table:table-cell>
          <table:table-cell office:value-type="string" calcext:value-type="string">
            <text:p>What's going on in your local area? Look at the different notices on the noticeboard and do the exercises to practise and improve your reading skills.</text:p>
          </table:table-cell>
          <table:table-cell/>
          <table:table-cell table:formula="of:=IF([.E376]=&quot;&quot;;&quot;NULL&quot;;CONCATENATE(&quot;'&quot;;[.E37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6];&quot;,'&quot;;SUBSTITUTE([.B376];&quot;'&quot;;&quot;''&quot;);&quot;','&quot;;SUBSTITUTE([.C376];&quot;'&quot;;&quot;''&quot;);&quot;','&quot;;SUBSTITUTE([.D376];&quot;'&quot;;&quot;''&quot;);&quot;',&quot;;SUBSTITUTE([.F376];&quot;'&quot;;&quot;''&quot;);&quot;,&quot;;[.G376];&quot;,&quot;;[.H376];&quot;,&quot;;[.I376];&quot;,&quot;;[.J376];&quot;,&quot;;[.K376];&quot;,&quot;;[.L376];&quot;,&quot;;[.M376];&quot;,&quot;;[.N376];&quot;);&quot;)" office:value-type="string" office:string-value="INSERT INTO RESOURCE(id_resource, resource, url, description, comments, id_level, active,has_script,has_grammar,has_quiz,has_vocabulary, id_source, id_skill) VALUES(376,'The noticeboard','https://learnenglishteens.britishcouncil.org/skills/reading/intermediate-b1-reading/noticeboard','What''s going on in your local area? Look at the different notices on the noticeboard and do the exercises to practise and improve your reading skills.',NULL,5,true,true,false,true,false,2,2);" calcext:value-type="string">
            <text:p>INSERT INTO RESOURCE(id_resource, resource, url, description, comments, id_level, active,has_script,has_grammar,has_quiz,has_vocabulary, id_source, id_skill) VALUES(376,'The noticeboard','https://learnenglishteens.britishcouncil.org/skills/reading/intermediate-b1-reading/noticeboard','What''s going on in your local area? Look at the different notices on the noticeboard and do the exercises to practise and improve your reading skills.',NULL,5,true,true,false,true,false,2,2);</text:p>
          </table:table-cell>
        </table:table-row>
        <table:table-row table:style-name="ro1">
          <table:table-cell office:value-type="float" office:value="377" calcext:value-type="float">
            <text:p>377</text:p>
          </table:table-cell>
          <table:table-cell office:value-type="string" calcext:value-type="string">
            <text:p>Tips for being a super-organised student</text:p>
          </table:table-cell>
          <table:table-cell office:value-type="string" calcext:value-type="string">
            <text:p>https://learnenglishteens.britishcouncil.org/skills/reading/intermediate-b1-reading/tips-being-super-organised-student</text:p>
          </table:table-cell>
          <table:table-cell office:value-type="string" calcext:value-type="string">
            <text:p>Are you a super-organised student? How do you make sure you get your homework in on time? Read the blog post and tips to see if you agree with them.</text:p>
          </table:table-cell>
          <table:table-cell/>
          <table:table-cell table:formula="of:=IF([.E377]=&quot;&quot;;&quot;NULL&quot;;CONCATENATE(&quot;'&quot;;[.E37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7];&quot;,'&quot;;SUBSTITUTE([.B377];&quot;'&quot;;&quot;''&quot;);&quot;','&quot;;SUBSTITUTE([.C377];&quot;'&quot;;&quot;''&quot;);&quot;','&quot;;SUBSTITUTE([.D377];&quot;'&quot;;&quot;''&quot;);&quot;',&quot;;SUBSTITUTE([.F377];&quot;'&quot;;&quot;''&quot;);&quot;,&quot;;[.G377];&quot;,&quot;;[.H377];&quot;,&quot;;[.I377];&quot;,&quot;;[.J377];&quot;,&quot;;[.K377];&quot;,&quot;;[.L377];&quot;,&quot;;[.M377];&quot;,&quot;;[.N377];&quot;);&quot;)" office:value-type="string" office:string-value="INSERT INTO RESOURCE(id_resource, resource, url, description, comments, id_level, active,has_script,has_grammar,has_quiz,has_vocabulary, id_source, id_skill) VALUES(377,'Tips for being a super-organised student','https://learnenglishteens.britishcouncil.org/skills/reading/intermediate-b1-reading/tips-being-super-organised-student','Are you a super-organised student? How do you make sure you get your homework in on time? Read the blog post and tips to see if you agree with them.',NULL,5,true,true,false,true,false,2,2);" calcext:value-type="string">
            <text:p>INSERT INTO RESOURCE(id_resource, resource, url, description, comments, id_level, active,has_script,has_grammar,has_quiz,has_vocabulary, id_source, id_skill) VALUES(377,'Tips for being a super-organised student','https://learnenglishteens.britishcouncil.org/skills/reading/intermediate-b1-reading/tips-being-super-organised-student','Are you a super-organised student? How do you make sure you get your homework in on time? Read the blog post and tips to see if you agree with them.',NULL,5,true,true,false,true,false,2,2);</text:p>
          </table:table-cell>
        </table:table-row>
        <table:table-row table:style-name="ro1">
          <table:table-cell office:value-type="float" office:value="378" calcext:value-type="float">
            <text:p>378</text:p>
          </table:table-cell>
          <table:table-cell office:value-type="string" calcext:value-type="string">
            <text:p>Travel guide</text:p>
          </table:table-cell>
          <table:table-cell office:value-type="string" calcext:value-type="string">
            <text:p>https://learnenglishteens.britishcouncil.org/skills/reading/intermediate-b1-reading/travel-guide</text:p>
          </table:table-cell>
          <table:table-cell office:value-type="string" calcext:value-type="string">
            <text:p>Look at this guide for tourists visiting California, then do the exercises to improve your reading skills.</text:p>
          </table:table-cell>
          <table:table-cell/>
          <table:table-cell table:formula="of:=IF([.E378]=&quot;&quot;;&quot;NULL&quot;;CONCATENATE(&quot;'&quot;;[.E37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8];&quot;,'&quot;;SUBSTITUTE([.B378];&quot;'&quot;;&quot;''&quot;);&quot;','&quot;;SUBSTITUTE([.C378];&quot;'&quot;;&quot;''&quot;);&quot;','&quot;;SUBSTITUTE([.D378];&quot;'&quot;;&quot;''&quot;);&quot;',&quot;;SUBSTITUTE([.F378];&quot;'&quot;;&quot;''&quot;);&quot;,&quot;;[.G378];&quot;,&quot;;[.H378];&quot;,&quot;;[.I378];&quot;,&quot;;[.J378];&quot;,&quot;;[.K378];&quot;,&quot;;[.L378];&quot;,&quot;;[.M378];&quot;,&quot;;[.N378];&quot;);&quot;)" office:value-type="string" office:string-value="INSERT INTO RESOURCE(id_resource, resource, url, description, comments, id_level, active,has_script,has_grammar,has_quiz,has_vocabulary, id_source, id_skill) VALUES(378,'Travel guide','https://learnenglishteens.britishcouncil.org/skills/reading/intermediate-b1-reading/travel-guide','Look at this guide for tourists visiting California, then do the exercises to improve your reading skills.',NULL,5,true,true,false,true,false,2,2);" calcext:value-type="string">
            <text:p>INSERT INTO RESOURCE(id_resource, resource, url, description, comments, id_level, active,has_script,has_grammar,has_quiz,has_vocabulary, id_source, id_skill) VALUES(378,'Travel guide','https://learnenglishteens.britishcouncil.org/skills/reading/intermediate-b1-reading/travel-guide','Look at this guide for tourists visiting California, then do the exercises to improve your reading skills.',NULL,5,true,true,false,true,false,2,2);</text:p>
          </table:table-cell>
        </table:table-row>
        <table:table-row table:style-name="ro1">
          <table:table-cell office:value-type="float" office:value="379" calcext:value-type="float">
            <text:p>379</text:p>
          </table:table-cell>
          <table:table-cell office:value-type="string" calcext:value-type="string">
            <text:p>Are celebrities bad for you?</text:p>
          </table:table-cell>
          <table:table-cell office:value-type="string" calcext:value-type="string">
            <text:p>https://learnenglishteens.britishcouncil.org/skills/reading/upper-intermediate-b2-reading/are-celebrities-bad-you</text:p>
          </table:table-cell>
          <table:table-cell office:value-type="string" calcext:value-type="string">
            <text:p>What's wrong with enjoying a bit of celebrity gossip? It doesn't do us any harm ... or does it? Read the article to find out if celebrities really are bad for you.</text:p>
          </table:table-cell>
          <table:table-cell/>
          <table:table-cell table:formula="of:=IF([.E379]=&quot;&quot;;&quot;NULL&quot;;CONCATENATE(&quot;'&quot;;[.E37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9];&quot;,'&quot;;SUBSTITUTE([.B379];&quot;'&quot;;&quot;''&quot;);&quot;','&quot;;SUBSTITUTE([.C379];&quot;'&quot;;&quot;''&quot;);&quot;','&quot;;SUBSTITUTE([.D379];&quot;'&quot;;&quot;''&quot;);&quot;',&quot;;SUBSTITUTE([.F379];&quot;'&quot;;&quot;''&quot;);&quot;,&quot;;[.G379];&quot;,&quot;;[.H379];&quot;,&quot;;[.I379];&quot;,&quot;;[.J379];&quot;,&quot;;[.K379];&quot;,&quot;;[.L379];&quot;,&quot;;[.M379];&quot;,&quot;;[.N379];&quot;);&quot;)" office:value-type="string" office:string-value="INSERT INTO RESOURCE(id_resource, resource, url, description, comments, id_level, active,has_script,has_grammar,has_quiz,has_vocabulary, id_source, id_skill) VALUES(379,'Are celebrities bad for you?','https://learnenglishteens.britishcouncil.org/skills/reading/upper-intermediate-b2-reading/are-celebrities-bad-you','What''s wrong with enjoying a bit of celebrity gossip? It doesn''t do us any harm ... or does it? Read the article to find out if celebrities really are bad for you.',NULL,6,true,true,false,true,false,2,2);" calcext:value-type="string">
            <text:p>INSERT INTO RESOURCE(id_resource, resource, url, description, comments, id_level, active,has_script,has_grammar,has_quiz,has_vocabulary, id_source, id_skill) VALUES(379,'Are celebrities bad for you?','https://learnenglishteens.britishcouncil.org/skills/reading/upper-intermediate-b2-reading/are-celebrities-bad-you','What''s wrong with enjoying a bit of celebrity gossip? It doesn''t do us any harm ... or does it? Read the article to find out if celebrities really are bad for you.',NULL,6,true,true,false,true,false,2,2);</text:p>
          </table:table-cell>
        </table:table-row>
        <table:table-row table:style-name="ro1">
          <table:table-cell office:value-type="float" office:value="380" calcext:value-type="float">
            <text:p>380</text:p>
          </table:table-cell>
          <table:table-cell office:value-type="string" calcext:value-type="string">
            <text:p>Are zoos a good thing?</text:p>
          </table:table-cell>
          <table:table-cell office:value-type="string" calcext:value-type="string">
            <text:p>https://learnenglishteens.britishcouncil.org/skills/reading/upper-intermediate-b2-reading/are-zoos-good-thing</text:p>
          </table:table-cell>
          <table:table-cell office:value-type="string" calcext:value-type="string">
            <text:p>How do you feel about keeping animals in zoos? Read both sides of the argument to help you decide.</text:p>
          </table:table-cell>
          <table:table-cell/>
          <table:table-cell table:formula="of:=IF([.E380]=&quot;&quot;;&quot;NULL&quot;;CONCATENATE(&quot;'&quot;;[.E38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0];&quot;,'&quot;;SUBSTITUTE([.B380];&quot;'&quot;;&quot;''&quot;);&quot;','&quot;;SUBSTITUTE([.C380];&quot;'&quot;;&quot;''&quot;);&quot;','&quot;;SUBSTITUTE([.D380];&quot;'&quot;;&quot;''&quot;);&quot;',&quot;;SUBSTITUTE([.F380];&quot;'&quot;;&quot;''&quot;);&quot;,&quot;;[.G380];&quot;,&quot;;[.H380];&quot;,&quot;;[.I380];&quot;,&quot;;[.J380];&quot;,&quot;;[.K380];&quot;,&quot;;[.L380];&quot;,&quot;;[.M380];&quot;,&quot;;[.N380];&quot;);&quot;)" office:value-type="string" office:string-value="INSERT INTO RESOURCE(id_resource, resource, url, description, comments, id_level, active,has_script,has_grammar,has_quiz,has_vocabulary, id_source, id_skill) VALUES(380,'Are zoos a good thing?','https://learnenglishteens.britishcouncil.org/skills/reading/upper-intermediate-b2-reading/are-zoos-good-thing','How do you feel about keeping animals in zoos? Read both sides of the argument to help you decide.',NULL,6,true,true,false,true,false,2,2);" calcext:value-type="string">
            <text:p>INSERT INTO RESOURCE(id_resource, resource, url, description, comments, id_level, active,has_script,has_grammar,has_quiz,has_vocabulary, id_source, id_skill) VALUES(380,'Are zoos a good thing?','https://learnenglishteens.britishcouncil.org/skills/reading/upper-intermediate-b2-reading/are-zoos-good-thing','How do you feel about keeping animals in zoos? Read both sides of the argument to help you decide.',NULL,6,true,true,false,true,false,2,2);</text:p>
          </table:table-cell>
        </table:table-row>
        <table:table-row table:style-name="ro1">
          <table:table-cell office:value-type="float" office:value="381" calcext:value-type="float">
            <text:p>381</text:p>
          </table:table-cell>
          <table:table-cell office:value-type="string" calcext:value-type="string">
            <text:p>Choosing a musical instrument</text:p>
          </table:table-cell>
          <table:table-cell office:value-type="string" calcext:value-type="string">
            <text:p>https://learnenglishteens.britishcouncil.org/skills/reading/upper-intermediate-b2-reading/choosing-musical-instrument</text:p>
          </table:table-cell>
          <table:table-cell office:value-type="string" calcext:value-type="string">
            <text:p>Have you ever thought about taking up a musical instrument? Here's the perfect guide for you.</text:p>
          </table:table-cell>
          <table:table-cell/>
          <table:table-cell table:formula="of:=IF([.E381]=&quot;&quot;;&quot;NULL&quot;;CONCATENATE(&quot;'&quot;;[.E38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1];&quot;,'&quot;;SUBSTITUTE([.B381];&quot;'&quot;;&quot;''&quot;);&quot;','&quot;;SUBSTITUTE([.C381];&quot;'&quot;;&quot;''&quot;);&quot;','&quot;;SUBSTITUTE([.D381];&quot;'&quot;;&quot;''&quot;);&quot;',&quot;;SUBSTITUTE([.F381];&quot;'&quot;;&quot;''&quot;);&quot;,&quot;;[.G381];&quot;,&quot;;[.H381];&quot;,&quot;;[.I381];&quot;,&quot;;[.J381];&quot;,&quot;;[.K381];&quot;,&quot;;[.L381];&quot;,&quot;;[.M381];&quot;,&quot;;[.N381];&quot;);&quot;)" office:value-type="string" office:string-value="INSERT INTO RESOURCE(id_resource, resource, url, description, comments, id_level, active,has_script,has_grammar,has_quiz,has_vocabulary, id_source, id_skill) VALUES(381,'Choosing a musical instrument','https://learnenglishteens.britishcouncil.org/skills/reading/upper-intermediate-b2-reading/choosing-musical-instrument','Have you ever thought about taking up a musical instrument? Here''s the perfect guide for you.',NULL,6,true,true,false,true,false,2,2);" calcext:value-type="string">
            <text:p>INSERT INTO RESOURCE(id_resource, resource, url, description, comments, id_level, active,has_script,has_grammar,has_quiz,has_vocabulary, id_source, id_skill) VALUES(381,'Choosing a musical instrument','https://learnenglishteens.britishcouncil.org/skills/reading/upper-intermediate-b2-reading/choosing-musical-instrument','Have you ever thought about taking up a musical instrument? Here''s the perfect guide for you.',NULL,6,true,true,false,true,false,2,2);</text:p>
          </table:table-cell>
        </table:table-row>
        <table:table-row table:style-name="ro1">
          <table:table-cell office:value-type="float" office:value="382" calcext:value-type="float">
            <text:p>382</text:p>
          </table:table-cell>
          <table:table-cell office:value-type="string" calcext:value-type="string">
            <text:p>FOMO</text:p>
          </table:table-cell>
          <table:table-cell office:value-type="string" calcext:value-type="string">
            <text:p>https://learnenglishteens.britishcouncil.org/skills/reading/upper-intermediate-b2-reading/fomo</text:p>
          </table:table-cell>
          <table:table-cell office:value-type="string" calcext:value-type="string">
            <text:p>Are you suffering from FOMO – that is, Fear Of Missing Out? Research shows that a growing number of young people are, with worrying consequences for their sleep and schoolwork. Read the blog post to find out more.</text:p>
          </table:table-cell>
          <table:table-cell/>
          <table:table-cell table:formula="of:=IF([.E382]=&quot;&quot;;&quot;NULL&quot;;CONCATENATE(&quot;'&quot;;[.E38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2];&quot;,'&quot;;SUBSTITUTE([.B382];&quot;'&quot;;&quot;''&quot;);&quot;','&quot;;SUBSTITUTE([.C382];&quot;'&quot;;&quot;''&quot;);&quot;','&quot;;SUBSTITUTE([.D382];&quot;'&quot;;&quot;''&quot;);&quot;',&quot;;SUBSTITUTE([.F382];&quot;'&quot;;&quot;''&quot;);&quot;,&quot;;[.G382];&quot;,&quot;;[.H382];&quot;,&quot;;[.I382];&quot;,&quot;;[.J382];&quot;,&quot;;[.K382];&quot;,&quot;;[.L382];&quot;,&quot;;[.M382];&quot;,&quot;;[.N382];&quot;);&quot;)" office:value-type="string" office:string-value="INSERT INTO RESOURCE(id_resource, resource, url, description, comments, id_level, active,has_script,has_grammar,has_quiz,has_vocabulary, id_source, id_skill) VALUES(382,'FOMO','https://learnenglishteens.britishcouncil.org/skills/reading/upper-intermediate-b2-reading/fomo','Are you suffering from FOMO – that is, Fear Of Missing Out? Research shows that a growing number of young people are, with worrying consequences for their sleep and schoolwork. Read the blog post to find out more.',NULL,6,true,true,false,true,false,2,2);" calcext:value-type="string">
            <text:p>INSERT INTO RESOURCE(id_resource, resource, url, description, comments, id_level, active,has_script,has_grammar,has_quiz,has_vocabulary, id_source, id_skill) VALUES(382,'FOMO','https://learnenglishteens.britishcouncil.org/skills/reading/upper-intermediate-b2-reading/fomo','Are you suffering from FOMO – that is, Fear Of Missing Out? Research shows that a growing number of young people are, with worrying consequences for their sleep and schoolwork. Read the blog post to find out more.',NULL,6,true,true,false,true,false,2,2);</text:p>
          </table:table-cell>
        </table:table-row>
        <table:table-row table:style-name="ro1">
          <table:table-cell office:value-type="float" office:value="383" calcext:value-type="float">
            <text:p>383</text:p>
          </table:table-cell>
          <table:table-cell office:value-type="string" calcext:value-type="string">
            <text:p>Leaving home</text:p>
          </table:table-cell>
          <table:table-cell office:value-type="string" calcext:value-type="string">
            <text:p>https://learnenglishteens.britishcouncil.org/skills/reading/upper-intermediate-b2-reading/leaving-home</text:p>
          </table:table-cell>
          <table:table-cell office:value-type="string" calcext:value-type="string">
            <text:p>Leaving your family home to go to university is not always easy. Read the advice from a first-year student and her dad to get two points of view on the experience.</text:p>
          </table:table-cell>
          <table:table-cell/>
          <table:table-cell table:formula="of:=IF([.E383]=&quot;&quot;;&quot;NULL&quot;;CONCATENATE(&quot;'&quot;;[.E38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3];&quot;,'&quot;;SUBSTITUTE([.B383];&quot;'&quot;;&quot;''&quot;);&quot;','&quot;;SUBSTITUTE([.C383];&quot;'&quot;;&quot;''&quot;);&quot;','&quot;;SUBSTITUTE([.D383];&quot;'&quot;;&quot;''&quot;);&quot;',&quot;;SUBSTITUTE([.F383];&quot;'&quot;;&quot;''&quot;);&quot;,&quot;;[.G383];&quot;,&quot;;[.H383];&quot;,&quot;;[.I383];&quot;,&quot;;[.J383];&quot;,&quot;;[.K383];&quot;,&quot;;[.L383];&quot;,&quot;;[.M383];&quot;,&quot;;[.N383];&quot;);&quot;)" office:value-type="string" office:string-value="INSERT INTO RESOURCE(id_resource, resource, url, description, comments, id_level, active,has_script,has_grammar,has_quiz,has_vocabulary, id_source, id_skill) VALUES(383,'Leaving home','https://learnenglishteens.britishcouncil.org/skills/reading/upper-intermediate-b2-reading/leaving-home','Leaving your family home to go to university is not always easy. Read the advice from a first-year student and her dad to get two points of view on the experience.',NULL,6,true,true,false,true,false,2,2);" calcext:value-type="string">
            <text:p>INSERT INTO RESOURCE(id_resource, resource, url, description, comments, id_level, active,has_script,has_grammar,has_quiz,has_vocabulary, id_source, id_skill) VALUES(383,'Leaving home','https://learnenglishteens.britishcouncil.org/skills/reading/upper-intermediate-b2-reading/leaving-home','Leaving your family home to go to university is not always easy. Read the advice from a first-year student and her dad to get two points of view on the experience.',NULL,6,true,true,false,true,false,2,2);</text:p>
          </table:table-cell>
        </table:table-row>
        <table:table-row table:style-name="ro1">
          <table:table-cell office:value-type="float" office:value="384" calcext:value-type="float">
            <text:p>384</text:p>
          </table:table-cell>
          <table:table-cell office:value-type="string" calcext:value-type="string">
            <text:p>Study problems - help is here</text:p>
          </table:table-cell>
          <table:table-cell office:value-type="string" calcext:value-type="string">
            <text:p>https://learnenglishteens.britishcouncil.org/skills/reading/upper-intermediate-b2-reading/study-problems-help-here</text:p>
          </table:table-cell>
          <table:table-cell office:value-type="string" calcext:value-type="string">
            <text:p>Are you going crazy with the amount of homework and exams you've got? Never fear, help is here... in the form of E-tutor's online problem page.</text:p>
          </table:table-cell>
          <table:table-cell/>
          <table:table-cell table:formula="of:=IF([.E384]=&quot;&quot;;&quot;NULL&quot;;CONCATENATE(&quot;'&quot;;[.E38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4];&quot;,'&quot;;SUBSTITUTE([.B384];&quot;'&quot;;&quot;''&quot;);&quot;','&quot;;SUBSTITUTE([.C384];&quot;'&quot;;&quot;''&quot;);&quot;','&quot;;SUBSTITUTE([.D384];&quot;'&quot;;&quot;''&quot;);&quot;',&quot;;SUBSTITUTE([.F384];&quot;'&quot;;&quot;''&quot;);&quot;,&quot;;[.G384];&quot;,&quot;;[.H384];&quot;,&quot;;[.I384];&quot;,&quot;;[.J384];&quot;,&quot;;[.K384];&quot;,&quot;;[.L384];&quot;,&quot;;[.M384];&quot;,&quot;;[.N384];&quot;);&quot;)" office:value-type="string" office:string-value="INSERT INTO RESOURCE(id_resource, resource, url, description, comments, id_level, active,has_script,has_grammar,has_quiz,has_vocabulary, id_source, id_skill) VALUES(384,'Study problems - help is here','https://learnenglishteens.britishcouncil.org/skills/reading/upper-intermediate-b2-reading/study-problems-help-here','Are you going crazy with the amount of homework and exams you''ve got? Never fear, help is here... in the form of E-tutor''s online problem page.',NULL,6,true,true,false,true,false,2,2);" calcext:value-type="string">
            <text:p>INSERT INTO RESOURCE(id_resource, resource, url, description, comments, id_level, active,has_script,has_grammar,has_quiz,has_vocabulary, id_source, id_skill) VALUES(384,'Study problems - help is here','https://learnenglishteens.britishcouncil.org/skills/reading/upper-intermediate-b2-reading/study-problems-help-here','Are you going crazy with the amount of homework and exams you''ve got? Never fear, help is here... in the form of E-tutor''s online problem page.',NULL,6,true,true,false,true,false,2,2);</text:p>
          </table:table-cell>
        </table:table-row>
        <table:table-row table:style-name="ro1">
          <table:table-cell office:value-type="float" office:value="385" calcext:value-type="float">
            <text:p>385</text:p>
          </table:table-cell>
          <table:table-cell office:value-type="string" calcext:value-type="string">
            <text:p>The end of life on Earth?</text:p>
          </table:table-cell>
          <table:table-cell office:value-type="string" calcext:value-type="string">
            <text:p>https://learnenglishteens.britishcouncil.org/skills/reading/upper-intermediate-b2-reading/end-life-earth</text:p>
          </table:table-cell>
          <table:table-cell office:value-type="string" calcext:value-type="string">
            <text:p>Could a meteorite collision really mean the end of life on Earth? Read this to find out what happens when small meteorites collide with Earth, and just how much damage a big one could do.</text:p>
          </table:table-cell>
          <table:table-cell/>
          <table:table-cell table:formula="of:=IF([.E385]=&quot;&quot;;&quot;NULL&quot;;CONCATENATE(&quot;'&quot;;[.E38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5];&quot;,'&quot;;SUBSTITUTE([.B385];&quot;'&quot;;&quot;''&quot;);&quot;','&quot;;SUBSTITUTE([.C385];&quot;'&quot;;&quot;''&quot;);&quot;','&quot;;SUBSTITUTE([.D385];&quot;'&quot;;&quot;''&quot;);&quot;',&quot;;SUBSTITUTE([.F385];&quot;'&quot;;&quot;''&quot;);&quot;,&quot;;[.G385];&quot;,&quot;;[.H385];&quot;,&quot;;[.I385];&quot;,&quot;;[.J385];&quot;,&quot;;[.K385];&quot;,&quot;;[.L385];&quot;,&quot;;[.M385];&quot;,&quot;;[.N385];&quot;);&quot;)" office:value-type="string" office:string-value="INSERT INTO RESOURCE(id_resource, resource, url, description, comments, id_level, active,has_script,has_grammar,has_quiz,has_vocabulary, id_source, id_skill) VALUES(385,'The end of life on Earth?','https://learnenglishteens.britishcouncil.org/skills/reading/upper-intermediate-b2-reading/end-life-earth','Could a meteorite collision really mean the end of life on Earth? Read this to find out what happens when small meteorites collide with Earth, and just how much damage a big one could do.',NULL,6,true,true,false,true,false,2,2);" calcext:value-type="string">
            <text:p>INSERT INTO RESOURCE(id_resource, resource, url, description, comments, id_level, active,has_script,has_grammar,has_quiz,has_vocabulary, id_source, id_skill) VALUES(385,'The end of life on Earth?','https://learnenglishteens.britishcouncil.org/skills/reading/upper-intermediate-b2-reading/end-life-earth','Could a meteorite collision really mean the end of life on Earth? Read this to find out what happens when small meteorites collide with Earth, and just how much damage a big one could do.',NULL,6,true,true,false,true,false,2,2);</text:p>
          </table:table-cell>
        </table:table-row>
        <table:table-row table:style-name="ro1">
          <table:table-cell office:value-type="float" office:value="386" calcext:value-type="float">
            <text:p>386</text:p>
          </table:table-cell>
          <table:table-cell office:value-type="string" calcext:value-type="string">
            <text:p>The Facebook party that became a riot</text:p>
          </table:table-cell>
          <table:table-cell office:value-type="string" calcext:value-type="string">
            <text:p>https://learnenglishteens.britishcouncil.org/skills/reading/upper-intermediate-b2-reading/facebook-party-became-riot</text:p>
          </table:table-cell>
          <table:table-cell office:value-type="string" calcext:value-type="string">
            <text:p>How did a quiet 16th birthday celebration turn into a full-scale riot? Read this to find out what happened when a Dutch teenager made a Facebook error.</text:p>
          </table:table-cell>
          <table:table-cell/>
          <table:table-cell table:formula="of:=IF([.E386]=&quot;&quot;;&quot;NULL&quot;;CONCATENATE(&quot;'&quot;;[.E38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6];&quot;,'&quot;;SUBSTITUTE([.B386];&quot;'&quot;;&quot;''&quot;);&quot;','&quot;;SUBSTITUTE([.C386];&quot;'&quot;;&quot;''&quot;);&quot;','&quot;;SUBSTITUTE([.D386];&quot;'&quot;;&quot;''&quot;);&quot;',&quot;;SUBSTITUTE([.F386];&quot;'&quot;;&quot;''&quot;);&quot;,&quot;;[.G386];&quot;,&quot;;[.H386];&quot;,&quot;;[.I386];&quot;,&quot;;[.J386];&quot;,&quot;;[.K386];&quot;,&quot;;[.L386];&quot;,&quot;;[.M386];&quot;,&quot;;[.N386];&quot;);&quot;)" office:value-type="string" office:string-value="INSERT INTO RESOURCE(id_resource, resource, url, description, comments, id_level, active,has_script,has_grammar,has_quiz,has_vocabulary, id_source, id_skill) VALUES(386,'The Facebook party that became a riot','https://learnenglishteens.britishcouncil.org/skills/reading/upper-intermediate-b2-reading/facebook-party-became-riot','How did a quiet 16th birthday celebration turn into a full-scale riot? Read this to find out what happened when a Dutch teenager made a Facebook error.',NULL,6,true,true,false,true,false,2,2);" calcext:value-type="string">
            <text:p>INSERT INTO RESOURCE(id_resource, resource, url, description, comments, id_level, active,has_script,has_grammar,has_quiz,has_vocabulary, id_source, id_skill) VALUES(386,'The Facebook party that became a riot','https://learnenglishteens.britishcouncil.org/skills/reading/upper-intermediate-b2-reading/facebook-party-became-riot','How did a quiet 16th birthday celebration turn into a full-scale riot? Read this to find out what happened when a Dutch teenager made a Facebook error.',NULL,6,true,true,false,true,false,2,2);</text:p>
          </table:table-cell>
        </table:table-row>
        <table:table-row table:style-name="ro1">
          <table:table-cell office:value-type="float" office:value="387" calcext:value-type="float">
            <text:p>387</text:p>
          </table:table-cell>
          <table:table-cell office:value-type="string" calcext:value-type="string">
            <text:p>The history of graffiti</text:p>
          </table:table-cell>
          <table:table-cell office:value-type="string" calcext:value-type="string">
            <text:p>https://learnenglishteens.britishcouncil.org/skills/reading/upper-intermediate-b2-reading/history-graffiti</text:p>
          </table:table-cell>
          <table:table-cell office:value-type="string" calcext:value-type="string">
            <text:p>Is graffiti a vibrant urban art form or senseless vandalism? When did graffiti first become popular? Read this article to find out about the history of street art and hear from both sides of the debate.</text:p>
          </table:table-cell>
          <table:table-cell/>
          <table:table-cell table:formula="of:=IF([.E387]=&quot;&quot;;&quot;NULL&quot;;CONCATENATE(&quot;'&quot;;[.E38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7];&quot;,'&quot;;SUBSTITUTE([.B387];&quot;'&quot;;&quot;''&quot;);&quot;','&quot;;SUBSTITUTE([.C387];&quot;'&quot;;&quot;''&quot;);&quot;','&quot;;SUBSTITUTE([.D387];&quot;'&quot;;&quot;''&quot;);&quot;',&quot;;SUBSTITUTE([.F387];&quot;'&quot;;&quot;''&quot;);&quot;,&quot;;[.G387];&quot;,&quot;;[.H387];&quot;,&quot;;[.I387];&quot;,&quot;;[.J387];&quot;,&quot;;[.K387];&quot;,&quot;;[.L387];&quot;,&quot;;[.M387];&quot;,&quot;;[.N387];&quot;);&quot;)" office:value-type="string" office:string-value="INSERT INTO RESOURCE(id_resource, resource, url, description, comments, id_level, active,has_script,has_grammar,has_quiz,has_vocabulary, id_source, id_skill) VALUES(387,'The history of graffiti','https://learnenglishteens.britishcouncil.org/skills/reading/upper-intermediate-b2-reading/history-graffiti','Is graffiti a vibrant urban art form or senseless vandalism? When did graffiti first become popular? Read this article to find out about the history of street art and hear from both sides of the debate.',NULL,6,true,true,false,true,false,2,2);" calcext:value-type="string">
            <text:p>INSERT INTO RESOURCE(id_resource, resource, url, description, comments, id_level, active,has_script,has_grammar,has_quiz,has_vocabulary, id_source, id_skill) VALUES(387,'The history of graffiti','https://learnenglishteens.britishcouncil.org/skills/reading/upper-intermediate-b2-reading/history-graffiti','Is graffiti a vibrant urban art form or senseless vandalism? When did graffiti first become popular? Read this article to find out about the history of street art and hear from both sides of the debate.',NULL,6,true,true,false,true,false,2,2);</text:p>
          </table:table-cell>
        </table:table-row>
        <table:table-row table:style-name="ro1">
          <table:table-cell office:value-type="float" office:value="388" calcext:value-type="float">
            <text:p>388</text:p>
          </table:table-cell>
          <table:table-cell office:value-type="string" calcext:value-type="string">
            <text:p>The history of zombies</text:p>
          </table:table-cell>
          <table:table-cell office:value-type="string" calcext:value-type="string">
            <text:p>https://learnenglishteens.britishcouncil.org/skills/reading/upper-intermediate-b2-reading/history-zombies</text:p>
          </table:table-cell>
          <table:table-cell office:value-type="string" calcext:value-type="string">
            <text:p>Zombies are big news at the moment, but do you know how it all started? Read this to find out about where zombie mania comes from.</text:p>
          </table:table-cell>
          <table:table-cell/>
          <table:table-cell table:formula="of:=IF([.E388]=&quot;&quot;;&quot;NULL&quot;;CONCATENATE(&quot;'&quot;;[.E38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8];&quot;,'&quot;;SUBSTITUTE([.B388];&quot;'&quot;;&quot;''&quot;);&quot;','&quot;;SUBSTITUTE([.C388];&quot;'&quot;;&quot;''&quot;);&quot;','&quot;;SUBSTITUTE([.D388];&quot;'&quot;;&quot;''&quot;);&quot;',&quot;;SUBSTITUTE([.F388];&quot;'&quot;;&quot;''&quot;);&quot;,&quot;;[.G388];&quot;,&quot;;[.H388];&quot;,&quot;;[.I388];&quot;,&quot;;[.J388];&quot;,&quot;;[.K388];&quot;,&quot;;[.L388];&quot;,&quot;;[.M388];&quot;,&quot;;[.N388];&quot;);&quot;)" office:value-type="string" office:string-value="INSERT INTO RESOURCE(id_resource, resource, url, description, comments, id_level, active,has_script,has_grammar,has_quiz,has_vocabulary, id_source, id_skill) VALUES(388,'The history of zombies','https://learnenglishteens.britishcouncil.org/skills/reading/upper-intermediate-b2-reading/history-zombies','Zombies are big news at the moment, but do you know how it all started? Read this to find out about where zombie mania comes from.',NULL,6,true,true,false,true,false,2,2);" calcext:value-type="string">
            <text:p>INSERT INTO RESOURCE(id_resource, resource, url, description, comments, id_level, active,has_script,has_grammar,has_quiz,has_vocabulary, id_source, id_skill) VALUES(388,'The history of zombies','https://learnenglishteens.britishcouncil.org/skills/reading/upper-intermediate-b2-reading/history-zombies','Zombies are big news at the moment, but do you know how it all started? Read this to find out about where zombie mania comes from.',NULL,6,true,true,false,true,false,2,2);</text:p>
          </table:table-cell>
        </table:table-row>
        <table:table-row table:style-name="ro1">
          <table:table-cell office:value-type="float" office:value="389" calcext:value-type="float">
            <text:p>389</text:p>
          </table:table-cell>
          <table:table-cell office:value-type="string" calcext:value-type="string">
            <text:p>The world's weirdest food</text:p>
          </table:table-cell>
          <table:table-cell office:value-type="string" calcext:value-type="string">
            <text:p>https://learnenglishteens.britishcouncil.org/skills/reading/upper-intermediate-b2-reading/worlds-weirdest-food</text:p>
          </table:table-cell>
          <table:table-cell office:value-type="string" calcext:value-type="string">
            <text:p>How hungry would you have to be to eat a brain sandwich? What about some fried spider? Read this to find out about the world's weirdest food.</text:p>
          </table:table-cell>
          <table:table-cell/>
          <table:table-cell table:formula="of:=IF([.E389]=&quot;&quot;;&quot;NULL&quot;;CONCATENATE(&quot;'&quot;;[.E38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9];&quot;,'&quot;;SUBSTITUTE([.B389];&quot;'&quot;;&quot;''&quot;);&quot;','&quot;;SUBSTITUTE([.C389];&quot;'&quot;;&quot;''&quot;);&quot;','&quot;;SUBSTITUTE([.D389];&quot;'&quot;;&quot;''&quot;);&quot;',&quot;;SUBSTITUTE([.F389];&quot;'&quot;;&quot;''&quot;);&quot;,&quot;;[.G389];&quot;,&quot;;[.H389];&quot;,&quot;;[.I389];&quot;,&quot;;[.J389];&quot;,&quot;;[.K389];&quot;,&quot;;[.L389];&quot;,&quot;;[.M389];&quot;,&quot;;[.N389];&quot;);&quot;)" office:value-type="string" office:string-value="INSERT INTO RESOURCE(id_resource, resource, url, description, comments, id_level, active,has_script,has_grammar,has_quiz,has_vocabulary, id_source, id_skill) VALUES(389,'The world''s weirdest food','https://learnenglishteens.britishcouncil.org/skills/reading/upper-intermediate-b2-reading/worlds-weirdest-food','How hungry would you have to be to eat a brain sandwich? What about some fried spider? Read this to find out about the world''s weirdest food.',NULL,6,true,true,false,true,false,2,2);" calcext:value-type="string">
            <text:p>INSERT INTO RESOURCE(id_resource, resource, url, description, comments, id_level, active,has_script,has_grammar,has_quiz,has_vocabulary, id_source, id_skill) VALUES(389,'The world''s weirdest food','https://learnenglishteens.britishcouncil.org/skills/reading/upper-intermediate-b2-reading/worlds-weirdest-food','How hungry would you have to be to eat a brain sandwich? What about some fried spider? Read this to find out about the world''s weirdest food.',NULL,6,true,true,false,true,false,2,2);</text:p>
          </table:table-cell>
        </table:table-row>
        <table:table-row table:style-name="ro1">
          <table:table-cell office:value-type="float" office:value="390" calcext:value-type="float">
            <text:p>390</text:p>
          </table:table-cell>
          <table:table-cell office:value-type="string" calcext:value-type="string">
            <text:p>Video games are good for you!</text:p>
          </table:table-cell>
          <table:table-cell office:value-type="string" calcext:value-type="string">
            <text:p>https://learnenglishteens.britishcouncil.org/skills/reading/upper-intermediate-b2-reading/video-games-are-good-you</text:p>
          </table:table-cell>
          <table:table-cell office:value-type="string" calcext:value-type="string">
            <text:p>You know all those people that told you that video games are bad for you? They were wrong. Read this to find out more.</text:p>
          </table:table-cell>
          <table:table-cell/>
          <table:table-cell table:formula="of:=IF([.E390]=&quot;&quot;;&quot;NULL&quot;;CONCATENATE(&quot;'&quot;;[.E39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0];&quot;,'&quot;;SUBSTITUTE([.B390];&quot;'&quot;;&quot;''&quot;);&quot;','&quot;;SUBSTITUTE([.C390];&quot;'&quot;;&quot;''&quot;);&quot;','&quot;;SUBSTITUTE([.D390];&quot;'&quot;;&quot;''&quot;);&quot;',&quot;;SUBSTITUTE([.F390];&quot;'&quot;;&quot;''&quot;);&quot;,&quot;;[.G390];&quot;,&quot;;[.H390];&quot;,&quot;;[.I390];&quot;,&quot;;[.J390];&quot;,&quot;;[.K390];&quot;,&quot;;[.L390];&quot;,&quot;;[.M390];&quot;,&quot;;[.N390];&quot;);&quot;)" office:value-type="string" office:string-value="INSERT INTO RESOURCE(id_resource, resource, url, description, comments, id_level, active,has_script,has_grammar,has_quiz,has_vocabulary, id_source, id_skill) VALUES(390,'Video games are good for you!','https://learnenglishteens.britishcouncil.org/skills/reading/upper-intermediate-b2-reading/video-games-are-good-you','You know all those people that told you that video games are bad for you? They were wrong. Read this to find out more.',NULL,6,true,true,false,true,false,2,2);" calcext:value-type="string">
            <text:p>INSERT INTO RESOURCE(id_resource, resource, url, description, comments, id_level, active,has_script,has_grammar,has_quiz,has_vocabulary, id_source, id_skill) VALUES(390,'Video games are good for you!','https://learnenglishteens.britishcouncil.org/skills/reading/upper-intermediate-b2-reading/video-games-are-good-you','You know all those people that told you that video games are bad for you? They were wrong. Read this to find out more.',NULL,6,true,true,false,true,false,2,2);</text:p>
          </table:table-cell>
        </table:table-row>
        <table:table-row table:style-name="ro1">
          <table:table-cell office:value-type="float" office:value="391" calcext:value-type="float">
            <text:p>391</text:p>
          </table:table-cell>
          <table:table-cell office:value-type="string" calcext:value-type="string">
            <text:p>Your digital footprint</text:p>
          </table:table-cell>
          <table:table-cell office:value-type="string" calcext:value-type="string">
            <text:p>https://learnenglishteens.britishcouncil.org/skills/reading/upper-intermediate-b2-reading/your-digital-footprint</text:p>
          </table:table-cell>
          <table:table-cell office:value-type="string" calcext:value-type="string">
            <text:p>Every time you do anything on the internet you leave a trail behind you, in the same way you leave a footprint when you walk on sand or mud. Do you know how to take care of your digital footprint? Here are some tips.</text:p>
          </table:table-cell>
          <table:table-cell/>
          <table:table-cell table:formula="of:=IF([.E391]=&quot;&quot;;&quot;NULL&quot;;CONCATENATE(&quot;'&quot;;[.E39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1];&quot;,'&quot;;SUBSTITUTE([.B391];&quot;'&quot;;&quot;''&quot;);&quot;','&quot;;SUBSTITUTE([.C391];&quot;'&quot;;&quot;''&quot;);&quot;','&quot;;SUBSTITUTE([.D391];&quot;'&quot;;&quot;''&quot;);&quot;',&quot;;SUBSTITUTE([.F391];&quot;'&quot;;&quot;''&quot;);&quot;,&quot;;[.G391];&quot;,&quot;;[.H391];&quot;,&quot;;[.I391];&quot;,&quot;;[.J391];&quot;,&quot;;[.K391];&quot;,&quot;;[.L391];&quot;,&quot;;[.M391];&quot;,&quot;;[.N391];&quot;);&quot;)" office:value-type="string" office:string-value="INSERT INTO RESOURCE(id_resource, resource, url, description, comments, id_level, active,has_script,has_grammar,has_quiz,has_vocabulary, id_source, id_skill) VALUES(391,'Your digital footprint','https://learnenglishteens.britishcouncil.org/skills/reading/upper-intermediate-b2-reading/your-digital-footprint','Every time you do anything on the internet you leave a trail behind you, in the same way you leave a footprint when you walk on sand or mud. Do you know how to take care of your digital footprint? Here are some tips.',NULL,6,true,true,false,true,false,2,2);" calcext:value-type="string">
            <text:p>INSERT INTO RESOURCE(id_resource, resource, url, description, comments, id_level, active,has_script,has_grammar,has_quiz,has_vocabulary, id_source, id_skill) VALUES(391,'Your digital footprint','https://learnenglishteens.britishcouncil.org/skills/reading/upper-intermediate-b2-reading/your-digital-footprint','Every time you do anything on the internet you leave a trail behind you, in the same way you leave a footprint when you walk on sand or mud. Do you know how to take care of your digital footprint? Here are some tips.',NULL,6,true,true,false,true,false,2,2);</text:p>
          </table:table-cell>
        </table:table-row>
        <table:table-row table:style-name="ro1">
          <table:table-cell office:value-type="float" office:value="392" calcext:value-type="float">
            <text:p>392</text:p>
          </table:table-cell>
          <table:table-cell office:value-type="string" calcext:value-type="string">
            <text:p>Are we losing the art of conversation?</text:p>
          </table:table-cell>
          <table:table-cell office:value-type="string" calcext:value-type="string">
            <text:p>https://learnenglishteens.britishcouncil.org/skills/reading/advanced-c1-reading/are-we-losing-art-conversation</text:p>
          </table:table-cell>
          <table:table-cell office:value-type="string" calcext:value-type="string">
            <text:p>Four people watched an online talk by Sherry Turkle about how technology is changing the way we communicate and gave us their opinions.</text:p>
          </table:table-cell>
          <table:table-cell/>
          <table:table-cell table:formula="of:=IF([.E392]=&quot;&quot;;&quot;NULL&quot;;CONCATENATE(&quot;'&quot;;[.E39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2];&quot;,'&quot;;SUBSTITUTE([.B392];&quot;'&quot;;&quot;''&quot;);&quot;','&quot;;SUBSTITUTE([.C392];&quot;'&quot;;&quot;''&quot;);&quot;','&quot;;SUBSTITUTE([.D392];&quot;'&quot;;&quot;''&quot;);&quot;',&quot;;SUBSTITUTE([.F392];&quot;'&quot;;&quot;''&quot;);&quot;,&quot;;[.G392];&quot;,&quot;;[.H392];&quot;,&quot;;[.I392];&quot;,&quot;;[.J392];&quot;,&quot;;[.K392];&quot;,&quot;;[.L392];&quot;,&quot;;[.M392];&quot;,&quot;;[.N392];&quot;);&quot;)" office:value-type="string" office:string-value="INSERT INTO RESOURCE(id_resource, resource, url, description, comments, id_level, active,has_script,has_grammar,has_quiz,has_vocabulary, id_source, id_skill) VALUES(392,'Are we losing the art of conversation?','https://learnenglishteens.britishcouncil.org/skills/reading/advanced-c1-reading/are-we-losing-art-conversation','Four people watched an online talk by Sherry Turkle about how technology is changing the way we communicate and gave us their opinions.',NULL,7,true,true,false,true,false,2,2);" calcext:value-type="string">
            <text:p>INSERT INTO RESOURCE(id_resource, resource, url, description, comments, id_level, active,has_script,has_grammar,has_quiz,has_vocabulary, id_source, id_skill) VALUES(392,'Are we losing the art of conversation?','https://learnenglishteens.britishcouncil.org/skills/reading/advanced-c1-reading/are-we-losing-art-conversation','Four people watched an online talk by Sherry Turkle about how technology is changing the way we communicate and gave us their opinions.',NULL,7,true,true,false,true,false,2,2);</text:p>
          </table:table-cell>
        </table:table-row>
        <table:table-row table:style-name="ro1">
          <table:table-cell office:value-type="float" office:value="393" calcext:value-type="float">
            <text:p>393</text:p>
          </table:table-cell>
          <table:table-cell office:value-type="string" calcext:value-type="string">
            <text:p>Do you have the right mindset?</text:p>
          </table:table-cell>
          <table:table-cell office:value-type="string" calcext:value-type="string">
            <text:p>https://learnenglishteens.britishcouncil.org/skills/reading/advanced-c1-reading/do-you-have-right-mindset</text:p>
          </table:table-cell>
          <table:table-cell office:value-type="string" calcext:value-type="string">
            <text:p>Research has shown that focusing too much on grades and performance may not lead to success.</text:p>
          </table:table-cell>
          <table:table-cell/>
          <table:table-cell table:formula="of:=IF([.E393]=&quot;&quot;;&quot;NULL&quot;;CONCATENATE(&quot;'&quot;;[.E39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3];&quot;,'&quot;;SUBSTITUTE([.B393];&quot;'&quot;;&quot;''&quot;);&quot;','&quot;;SUBSTITUTE([.C393];&quot;'&quot;;&quot;''&quot;);&quot;','&quot;;SUBSTITUTE([.D393];&quot;'&quot;;&quot;''&quot;);&quot;',&quot;;SUBSTITUTE([.F393];&quot;'&quot;;&quot;''&quot;);&quot;,&quot;;[.G393];&quot;,&quot;;[.H393];&quot;,&quot;;[.I393];&quot;,&quot;;[.J393];&quot;,&quot;;[.K393];&quot;,&quot;;[.L393];&quot;,&quot;;[.M393];&quot;,&quot;;[.N393];&quot;);&quot;)" office:value-type="string" office:string-value="INSERT INTO RESOURCE(id_resource, resource, url, description, comments, id_level, active,has_script,has_grammar,has_quiz,has_vocabulary, id_source, id_skill) VALUES(393,'Do you have the right mindset?','https://learnenglishteens.britishcouncil.org/skills/reading/advanced-c1-reading/do-you-have-right-mindset','Research has shown that focusing too much on grades and performance may not lead to success.',NULL,7,true,true,false,true,false,2,2);" calcext:value-type="string">
            <text:p>INSERT INTO RESOURCE(id_resource, resource, url, description, comments, id_level, active,has_script,has_grammar,has_quiz,has_vocabulary, id_source, id_skill) VALUES(393,'Do you have the right mindset?','https://learnenglishteens.britishcouncil.org/skills/reading/advanced-c1-reading/do-you-have-right-mindset','Research has shown that focusing too much on grades and performance may not lead to success.',NULL,7,true,true,false,true,false,2,2);</text:p>
          </table:table-cell>
        </table:table-row>
        <table:table-row table:style-name="ro1">
          <table:table-cell office:value-type="float" office:value="394" calcext:value-type="float">
            <text:p>394</text:p>
          </table:table-cell>
          <table:table-cell office:value-type="string" calcext:value-type="string">
            <text:p>How to be happy</text:p>
          </table:table-cell>
          <table:table-cell office:value-type="string" calcext:value-type="string">
            <text:p>https://learnenglishteens.britishcouncil.org/skills/reading/advanced-c1-reading/how-be-happy</text:p>
          </table:table-cell>
          <table:table-cell office:value-type="string" calcext:value-type="string">
            <text:p>What can we do to be happy in life? How can we avoid being unhappy? Four psychologists give their advice.</text:p>
          </table:table-cell>
          <table:table-cell/>
          <table:table-cell table:formula="of:=IF([.E394]=&quot;&quot;;&quot;NULL&quot;;CONCATENATE(&quot;'&quot;;[.E39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4];&quot;,'&quot;;SUBSTITUTE([.B394];&quot;'&quot;;&quot;''&quot;);&quot;','&quot;;SUBSTITUTE([.C394];&quot;'&quot;;&quot;''&quot;);&quot;','&quot;;SUBSTITUTE([.D394];&quot;'&quot;;&quot;''&quot;);&quot;',&quot;;SUBSTITUTE([.F394];&quot;'&quot;;&quot;''&quot;);&quot;,&quot;;[.G394];&quot;,&quot;;[.H394];&quot;,&quot;;[.I394];&quot;,&quot;;[.J394];&quot;,&quot;;[.K394];&quot;,&quot;;[.L394];&quot;,&quot;;[.M394];&quot;,&quot;;[.N394];&quot;);&quot;)" office:value-type="string" office:string-value="INSERT INTO RESOURCE(id_resource, resource, url, description, comments, id_level, active,has_script,has_grammar,has_quiz,has_vocabulary, id_source, id_skill) VALUES(394,'How to be happy','https://learnenglishteens.britishcouncil.org/skills/reading/advanced-c1-reading/how-be-happy','What can we do to be happy in life? How can we avoid being unhappy? Four psychologists give their advice.',NULL,7,true,true,false,true,false,2,2);" calcext:value-type="string">
            <text:p>INSERT INTO RESOURCE(id_resource, resource, url, description, comments, id_level, active,has_script,has_grammar,has_quiz,has_vocabulary, id_source, id_skill) VALUES(394,'How to be happy','https://learnenglishteens.britishcouncil.org/skills/reading/advanced-c1-reading/how-be-happy','What can we do to be happy in life? How can we avoid being unhappy? Four psychologists give their advice.',NULL,7,true,true,false,true,false,2,2);</text:p>
          </table:table-cell>
        </table:table-row>
        <table:table-row table:style-name="ro1">
          <table:table-cell office:value-type="float" office:value="395" calcext:value-type="float">
            <text:p>395</text:p>
          </table:table-cell>
          <table:table-cell office:value-type="string" calcext:value-type="string">
            <text:p>Me and my brain</text:p>
          </table:table-cell>
          <table:table-cell office:value-type="string" calcext:value-type="string">
            <text:p>https://learnenglishteens.britishcouncil.org/skills/reading/advanced-c1-reading/me-my-brain</text:p>
          </table:table-cell>
          <table:table-cell office:value-type="string" calcext:value-type="string">
            <text:p>Have you ever wondered what happens in the teenage brain? Read and find out.</text:p>
          </table:table-cell>
          <table:table-cell/>
          <table:table-cell table:formula="of:=IF([.E395]=&quot;&quot;;&quot;NULL&quot;;CONCATENATE(&quot;'&quot;;[.E39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5];&quot;,'&quot;;SUBSTITUTE([.B395];&quot;'&quot;;&quot;''&quot;);&quot;','&quot;;SUBSTITUTE([.C395];&quot;'&quot;;&quot;''&quot;);&quot;','&quot;;SUBSTITUTE([.D395];&quot;'&quot;;&quot;''&quot;);&quot;',&quot;;SUBSTITUTE([.F395];&quot;'&quot;;&quot;''&quot;);&quot;,&quot;;[.G395];&quot;,&quot;;[.H395];&quot;,&quot;;[.I395];&quot;,&quot;;[.J395];&quot;,&quot;;[.K395];&quot;,&quot;;[.L395];&quot;,&quot;;[.M395];&quot;,&quot;;[.N395];&quot;);&quot;)" office:value-type="string" office:string-value="INSERT INTO RESOURCE(id_resource, resource, url, description, comments, id_level, active,has_script,has_grammar,has_quiz,has_vocabulary, id_source, id_skill) VALUES(395,'Me and my brain','https://learnenglishteens.britishcouncil.org/skills/reading/advanced-c1-reading/me-my-brain','Have you ever wondered what happens in the teenage brain? Read and find out.',NULL,7,true,true,false,true,false,2,2);" calcext:value-type="string">
            <text:p>INSERT INTO RESOURCE(id_resource, resource, url, description, comments, id_level, active,has_script,has_grammar,has_quiz,has_vocabulary, id_source, id_skill) VALUES(395,'Me and my brain','https://learnenglishteens.britishcouncil.org/skills/reading/advanced-c1-reading/me-my-brain','Have you ever wondered what happens in the teenage brain? Read and find out.',NULL,7,true,true,false,true,false,2,2);</text:p>
          </table:table-cell>
        </table:table-row>
        <table:table-row table:style-name="ro1">
          <table:table-cell office:value-type="float" office:value="396" calcext:value-type="float">
            <text:p>396</text:p>
          </table:table-cell>
          <table:table-cell office:value-type="string" calcext:value-type="string">
            <text:p>Robots: friend or foe?</text:p>
          </table:table-cell>
          <table:table-cell office:value-type="string" calcext:value-type="string">
            <text:p>https://learnenglishteens.britishcouncil.org/skills/reading/advanced-c1-reading/robots-friend-or-foe</text:p>
          </table:table-cell>
          <table:table-cell office:value-type="string" calcext:value-type="string">
            <text:p>What is the future of artificial intelligence (AI)? Will robots become as intelligent as humans? Or more intelligent?</text:p>
          </table:table-cell>
          <table:table-cell/>
          <table:table-cell table:formula="of:=IF([.E396]=&quot;&quot;;&quot;NULL&quot;;CONCATENATE(&quot;'&quot;;[.E39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6];&quot;,'&quot;;SUBSTITUTE([.B396];&quot;'&quot;;&quot;''&quot;);&quot;','&quot;;SUBSTITUTE([.C396];&quot;'&quot;;&quot;''&quot;);&quot;','&quot;;SUBSTITUTE([.D396];&quot;'&quot;;&quot;''&quot;);&quot;',&quot;;SUBSTITUTE([.F396];&quot;'&quot;;&quot;''&quot;);&quot;,&quot;;[.G396];&quot;,&quot;;[.H396];&quot;,&quot;;[.I396];&quot;,&quot;;[.J396];&quot;,&quot;;[.K396];&quot;,&quot;;[.L396];&quot;,&quot;;[.M396];&quot;,&quot;;[.N396];&quot;);&quot;)" office:value-type="string" office:string-value="INSERT INTO RESOURCE(id_resource, resource, url, description, comments, id_level, active,has_script,has_grammar,has_quiz,has_vocabulary, id_source, id_skill) VALUES(396,'Robots: friend or foe?','https://learnenglishteens.britishcouncil.org/skills/reading/advanced-c1-reading/robots-friend-or-foe','What is the future of artificial intelligence (AI)? Will robots become as intelligent as humans? Or more intelligent?',NULL,7,true,true,false,true,false,2,2);" calcext:value-type="string">
            <text:p>INSERT INTO RESOURCE(id_resource, resource, url, description, comments, id_level, active,has_script,has_grammar,has_quiz,has_vocabulary, id_source, id_skill) VALUES(396,'Robots: friend or foe?','https://learnenglishteens.britishcouncil.org/skills/reading/advanced-c1-reading/robots-friend-or-foe','What is the future of artificial intelligence (AI)? Will robots become as intelligent as humans? Or more intelligent?',NULL,7,true,true,false,true,false,2,2);</text:p>
          </table:table-cell>
        </table:table-row>
        <table:table-row table:style-name="ro1">
          <table:table-cell office:value-type="float" office:value="397" calcext:value-type="float">
            <text:p>397</text:p>
          </table:table-cell>
          <table:table-cell office:value-type="string" calcext:value-type="string">
            <text:p>Super-recognisers</text:p>
          </table:table-cell>
          <table:table-cell office:value-type="string" calcext:value-type="string">
            <text:p>https://learnenglishteens.britishcouncil.org/skills/reading/advanced-c1-reading/super-recognisers</text:p>
          </table:table-cell>
          <table:table-cell office:value-type="string" calcext:value-type="string">
            <text:p>Super-recognisers have an extraordinary ability to remember faces. In the police force, this rare group of people can provide incredibly valuable information.</text:p>
          </table:table-cell>
          <table:table-cell/>
          <table:table-cell table:formula="of:=IF([.E397]=&quot;&quot;;&quot;NULL&quot;;CONCATENATE(&quot;'&quot;;[.E39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7];&quot;,'&quot;;SUBSTITUTE([.B397];&quot;'&quot;;&quot;''&quot;);&quot;','&quot;;SUBSTITUTE([.C397];&quot;'&quot;;&quot;''&quot;);&quot;','&quot;;SUBSTITUTE([.D397];&quot;'&quot;;&quot;''&quot;);&quot;',&quot;;SUBSTITUTE([.F397];&quot;'&quot;;&quot;''&quot;);&quot;,&quot;;[.G397];&quot;,&quot;;[.H397];&quot;,&quot;;[.I397];&quot;,&quot;;[.J397];&quot;,&quot;;[.K397];&quot;,&quot;;[.L397];&quot;,&quot;;[.M397];&quot;,&quot;;[.N397];&quot;);&quot;)" office:value-type="string" office:string-value="INSERT INTO RESOURCE(id_resource, resource, url, description, comments, id_level, active,has_script,has_grammar,has_quiz,has_vocabulary, id_source, id_skill) VALUES(397,'Super-recognisers','https://learnenglishteens.britishcouncil.org/skills/reading/advanced-c1-reading/super-recognisers','Super-recognisers have an extraordinary ability to remember faces. In the police force, this rare group of people can provide incredibly valuable information.',NULL,7,true,true,false,true,false,2,2);" calcext:value-type="string">
            <text:p>INSERT INTO RESOURCE(id_resource, resource, url, description, comments, id_level, active,has_script,has_grammar,has_quiz,has_vocabulary, id_source, id_skill) VALUES(397,'Super-recognisers','https://learnenglishteens.britishcouncil.org/skills/reading/advanced-c1-reading/super-recognisers','Super-recognisers have an extraordinary ability to remember faces. In the police force, this rare group of people can provide incredibly valuable information.',NULL,7,true,true,false,true,false,2,2);</text:p>
          </table:table-cell>
        </table:table-row>
        <table:table-row table:style-name="ro1">
          <table:table-cell office:value-type="float" office:value="398" calcext:value-type="float">
            <text:p>398</text:p>
          </table:table-cell>
          <table:table-cell office:value-type="string" calcext:value-type="string">
            <text:p>Superpowers for a super life?</text:p>
          </table:table-cell>
          <table:table-cell office:value-type="string" calcext:value-type="string">
            <text:p>https://learnenglishteens.britishcouncil.org/skills/reading/advanced-c1-reading/superpowers-super-life</text:p>
          </table:table-cell>
          <table:table-cell office:value-type="string" calcext:value-type="string">
            <text:p>We asked four people what they thought life would really be like if humans had certain superpowers.</text:p>
          </table:table-cell>
          <table:table-cell/>
          <table:table-cell table:formula="of:=IF([.E398]=&quot;&quot;;&quot;NULL&quot;;CONCATENATE(&quot;'&quot;;[.E39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8];&quot;,'&quot;;SUBSTITUTE([.B398];&quot;'&quot;;&quot;''&quot;);&quot;','&quot;;SUBSTITUTE([.C398];&quot;'&quot;;&quot;''&quot;);&quot;','&quot;;SUBSTITUTE([.D398];&quot;'&quot;;&quot;''&quot;);&quot;',&quot;;SUBSTITUTE([.F398];&quot;'&quot;;&quot;''&quot;);&quot;,&quot;;[.G398];&quot;,&quot;;[.H398];&quot;,&quot;;[.I398];&quot;,&quot;;[.J398];&quot;,&quot;;[.K398];&quot;,&quot;;[.L398];&quot;,&quot;;[.M398];&quot;,&quot;;[.N398];&quot;);&quot;)" office:value-type="string" office:string-value="INSERT INTO RESOURCE(id_resource, resource, url, description, comments, id_level, active,has_script,has_grammar,has_quiz,has_vocabulary, id_source, id_skill) VALUES(398,'Superpowers for a super life?','https://learnenglishteens.britishcouncil.org/skills/reading/advanced-c1-reading/superpowers-super-life','We asked four people what they thought life would really be like if humans had certain superpowers.',NULL,7,true,true,false,true,false,2,2);" calcext:value-type="string">
            <text:p>INSERT INTO RESOURCE(id_resource, resource, url, description, comments, id_level, active,has_script,has_grammar,has_quiz,has_vocabulary, id_source, id_skill) VALUES(398,'Superpowers for a super life?','https://learnenglishteens.britishcouncil.org/skills/reading/advanced-c1-reading/superpowers-super-life','We asked four people what they thought life would really be like if humans had certain superpowers.',NULL,7,true,true,false,true,false,2,2);</text:p>
          </table:table-cell>
        </table:table-row>
        <table:table-row table:style-name="ro1">
          <table:table-cell office:value-type="float" office:value="399" calcext:value-type="float">
            <text:p>399</text:p>
          </table:table-cell>
          <table:table-cell office:value-type="string" calcext:value-type="string">
            <text:p>The rise of fake news</text:p>
          </table:table-cell>
          <table:table-cell office:value-type="string" calcext:value-type="string">
            <text:p>https://learnenglishteens.britishcouncil.org/skills/reading/advanced-c1-reading/rise-fake-news</text:p>
          </table:table-cell>
          <table:table-cell office:value-type="string" calcext:value-type="string">
            <text:p>What is fake news? Why is it so hard to disprove? Who creates it, and why? Read this article to find out.</text:p>
          </table:table-cell>
          <table:table-cell/>
          <table:table-cell table:formula="of:=IF([.E399]=&quot;&quot;;&quot;NULL&quot;;CONCATENATE(&quot;'&quot;;[.E39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9];&quot;,'&quot;;SUBSTITUTE([.B399];&quot;'&quot;;&quot;''&quot;);&quot;','&quot;;SUBSTITUTE([.C399];&quot;'&quot;;&quot;''&quot;);&quot;','&quot;;SUBSTITUTE([.D399];&quot;'&quot;;&quot;''&quot;);&quot;',&quot;;SUBSTITUTE([.F399];&quot;'&quot;;&quot;''&quot;);&quot;,&quot;;[.G399];&quot;,&quot;;[.H399];&quot;,&quot;;[.I399];&quot;,&quot;;[.J399];&quot;,&quot;;[.K399];&quot;,&quot;;[.L399];&quot;,&quot;;[.M399];&quot;,&quot;;[.N399];&quot;);&quot;)" office:value-type="string" office:string-value="INSERT INTO RESOURCE(id_resource, resource, url, description, comments, id_level, active,has_script,has_grammar,has_quiz,has_vocabulary, id_source, id_skill) VALUES(399,'The rise of fake news','https://learnenglishteens.britishcouncil.org/skills/reading/advanced-c1-reading/rise-fake-news','What is fake news? Why is it so hard to disprove? Who creates it, and why? Read this article to find out.',NULL,7,true,true,false,true,false,2,2);" calcext:value-type="string">
            <text:p>INSERT INTO RESOURCE(id_resource, resource, url, description, comments, id_level, active,has_script,has_grammar,has_quiz,has_vocabulary, id_source, id_skill) VALUES(399,'The rise of fake news','https://learnenglishteens.britishcouncil.org/skills/reading/advanced-c1-reading/rise-fake-news','What is fake news? Why is it so hard to disprove? Who creates it, and why? Read this article to find out.',NULL,7,true,true,false,true,false,2,2);</text:p>
          </table:table-cell>
        </table:table-row>
        <table:table-row table:style-name="ro1">
          <table:table-cell office:value-type="float" office:value="400" calcext:value-type="float">
            <text:p>400</text:p>
          </table:table-cell>
          <table:table-cell office:value-type="string" calcext:value-type="string">
            <text:p>Two remarkable people</text:p>
          </table:table-cell>
          <table:table-cell office:value-type="string" calcext:value-type="string">
            <text:p>https://learnenglishteens.britishcouncil.org/skills/reading/advanced-c1-reading/two-remarkable-people</text:p>
          </table:table-cell>
          <table:table-cell office:value-type="string" calcext:value-type="string">
            <text:p>Can a person change the world? Find out about two people who have done some extraordinary things in their attempt to do just that.</text:p>
          </table:table-cell>
          <table:table-cell/>
          <table:table-cell table:formula="of:=IF([.E400]=&quot;&quot;;&quot;NULL&quot;;CONCATENATE(&quot;'&quot;;[.E40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400];&quot;,'&quot;;SUBSTITUTE([.B400];&quot;'&quot;;&quot;''&quot;);&quot;','&quot;;SUBSTITUTE([.C400];&quot;'&quot;;&quot;''&quot;);&quot;','&quot;;SUBSTITUTE([.D400];&quot;'&quot;;&quot;''&quot;);&quot;',&quot;;SUBSTITUTE([.F400];&quot;'&quot;;&quot;''&quot;);&quot;,&quot;;[.G400];&quot;,&quot;;[.H400];&quot;,&quot;;[.I400];&quot;,&quot;;[.J400];&quot;,&quot;;[.K400];&quot;,&quot;;[.L400];&quot;,&quot;;[.M400];&quot;,&quot;;[.N400];&quot;);&quot;)" office:value-type="string" office:string-value="INSERT INTO RESOURCE(id_resource, resource, url, description, comments, id_level, active,has_script,has_grammar,has_quiz,has_vocabulary, id_source, id_skill) VALUES(400,'Two remarkable people','https://learnenglishteens.britishcouncil.org/skills/reading/advanced-c1-reading/two-remarkable-people','Can a person change the world? Find out about two people who have done some extraordinary things in their attempt to do just that.',NULL,7,true,true,false,true,false,2,2);" calcext:value-type="string">
            <text:p>INSERT INTO RESOURCE(id_resource, resource, url, description, comments, id_level, active,has_script,has_grammar,has_quiz,has_vocabulary, id_source, id_skill) VALUES(400,'Two remarkable people','https://learnenglishteens.britishcouncil.org/skills/reading/advanced-c1-reading/two-remarkable-people','Can a person change the world? Find out about two people who have done some extraordinary things in their attempt to do just that.',NULL,7,true,true,false,true,false,2,2);</text:p>
          </table:table-cell>
        </table:table-row>
        <table:table-row table:style-name="ro1">
          <table:table-cell office:value-type="float" office:value="401" calcext:value-type="float">
            <text:p>401</text:p>
          </table:table-cell>
          <table:table-cell office:value-type="string" calcext:value-type="string">
            <text:p>What do you know about spiders?</text:p>
          </table:table-cell>
          <table:table-cell office:value-type="string" calcext:value-type="string">
            <text:p>https://learnenglishteens.britishcouncil.org/skills/reading/advanced-c1-reading/what-do-you-know-about-spiders</text:p>
          </table:table-cell>
          <table:table-cell office:value-type="string" calcext:value-type="string">
            <text:p>There are around 40,000 spider species roaming the planet, but just how much do you know about these often misunderstood arachnids?</text:p>
          </table:table-cell>
          <table:table-cell/>
          <table:table-cell table:formula="of:=IF([.E401]=&quot;&quot;;&quot;NULL&quot;;CONCATENATE(&quot;'&quot;;[.E40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401];&quot;,'&quot;;SUBSTITUTE([.B401];&quot;'&quot;;&quot;''&quot;);&quot;','&quot;;SUBSTITUTE([.C401];&quot;'&quot;;&quot;''&quot;);&quot;','&quot;;SUBSTITUTE([.D401];&quot;'&quot;;&quot;''&quot;);&quot;',&quot;;SUBSTITUTE([.F401];&quot;'&quot;;&quot;''&quot;);&quot;,&quot;;[.G401];&quot;,&quot;;[.H401];&quot;,&quot;;[.I401];&quot;,&quot;;[.J401];&quot;,&quot;;[.K401];&quot;,&quot;;[.L401];&quot;,&quot;;[.M401];&quot;,&quot;;[.N401];&quot;);&quot;)" office:value-type="string" office:string-value="INSERT INTO RESOURCE(id_resource, resource, url, description, comments, id_level, active,has_script,has_grammar,has_quiz,has_vocabulary, id_source, id_skill) VALUES(401,'What do you know about spiders?','https://learnenglishteens.britishcouncil.org/skills/reading/advanced-c1-reading/what-do-you-know-about-spiders','There are around 40,000 spider species roaming the planet, but just how much do you know about these often misunderstood arachnids?',NULL,7,true,true,false,true,false,2,2);" calcext:value-type="string">
            <text:p>INSERT INTO RESOURCE(id_resource, resource, url, description, comments, id_level, active,has_script,has_grammar,has_quiz,has_vocabulary, id_source, id_skill) VALUES(401,'What do you know about spiders?','https://learnenglishteens.britishcouncil.org/skills/reading/advanced-c1-reading/what-do-you-know-about-spiders','There are around 40,000 spider species roaming the planet, but just how much do you know about these often misunderstood arachnids?',NULL,7,true,true,false,true,false,2,2);</text:p>
          </table:table-cell>
        </table:table-row>
        <table:table-row table:style-name="ro1">
          <table:table-cell office:value-type="float" office:value="402" calcext:value-type="float">
            <text:p>402</text:p>
          </table:table-cell>
          <table:table-cell office:value-type="string" calcext:value-type="string">
            <text:p>About my family</text:p>
          </table:table-cell>
          <table:table-cell office:value-type="string" calcext:value-type="string">
            <text:p>https://learnenglishteens.britishcouncil.org/skills/writing/beginner-a1-writing/about-my-family</text:p>
          </table:table-cell>
          <table:table-cell office:value-type="string" calcext:value-type="string">
            <text:p>Look at the email and do the exercises to practise and improve your writing skills.</text:p>
          </table:table-cell>
          <table:table-cell/>
          <table:table-cell table:formula="of:=IF([.E402]=&quot;&quot;;&quot;NULL&quot;;CONCATENATE(&quot;'&quot;;[.E40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2];&quot;,'&quot;;SUBSTITUTE([.B402];&quot;'&quot;;&quot;''&quot;);&quot;','&quot;;SUBSTITUTE([.C402];&quot;'&quot;;&quot;''&quot;);&quot;','&quot;;SUBSTITUTE([.D402];&quot;'&quot;;&quot;''&quot;);&quot;',&quot;;SUBSTITUTE([.F402];&quot;'&quot;;&quot;''&quot;);&quot;,&quot;;[.G402];&quot;,&quot;;[.H402];&quot;,&quot;;[.I402];&quot;,&quot;;[.J402];&quot;,&quot;;[.K402];&quot;,&quot;;[.L402];&quot;,&quot;;[.M402];&quot;,&quot;;[.N402];&quot;);&quot;)" office:value-type="string" office:string-value="INSERT INTO RESOURCE(id_resource, resource, url, description, comments, id_level, active,has_script,has_grammar,has_quiz,has_vocabulary, id_source, id_skill) VALUES(402,'About my family','https://learnenglishteens.britishcouncil.org/skills/writing/beginner-a1-writing/about-my-family','Look at the email and do the exercises to practise and improve your writing skills.',NULL,1,true,true,false,true,false,2,3);" calcext:value-type="string">
            <text:p>INSERT INTO RESOURCE(id_resource, resource, url, description, comments, id_level, active,has_script,has_grammar,has_quiz,has_vocabulary, id_source, id_skill) VALUES(402,'About my family','https://learnenglishteens.britishcouncil.org/skills/writing/beginner-a1-writing/about-my-family','Look at the email and do the exercises to practise and improve your writing skills.',NULL,1,true,true,false,true,false,2,3);</text:p>
          </table:table-cell>
        </table:table-row>
        <table:table-row table:style-name="ro1">
          <table:table-cell office:value-type="float" office:value="403" calcext:value-type="float">
            <text:p>403</text:p>
          </table:table-cell>
          <table:table-cell office:value-type="string" calcext:value-type="string">
            <text:p>Applying for a job</text:p>
          </table:table-cell>
          <table:table-cell office:value-type="string" calcext:value-type="string">
            <text:p>https://learnenglishteens.britishcouncil.org/skills/writing/beginner-a1-writing/applying-job</text:p>
          </table:table-cell>
          <table:table-cell office:value-type="string" calcext:value-type="string">
            <text:p>Look at the job adverts and the email and do the exercises to improve your email writing skills.</text:p>
          </table:table-cell>
          <table:table-cell/>
          <table:table-cell table:formula="of:=IF([.E403]=&quot;&quot;;&quot;NULL&quot;;CONCATENATE(&quot;'&quot;;[.E40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3];&quot;,'&quot;;SUBSTITUTE([.B403];&quot;'&quot;;&quot;''&quot;);&quot;','&quot;;SUBSTITUTE([.C403];&quot;'&quot;;&quot;''&quot;);&quot;','&quot;;SUBSTITUTE([.D403];&quot;'&quot;;&quot;''&quot;);&quot;',&quot;;SUBSTITUTE([.F403];&quot;'&quot;;&quot;''&quot;);&quot;,&quot;;[.G403];&quot;,&quot;;[.H403];&quot;,&quot;;[.I403];&quot;,&quot;;[.J403];&quot;,&quot;;[.K403];&quot;,&quot;;[.L403];&quot;,&quot;;[.M403];&quot;,&quot;;[.N403];&quot;);&quot;)" office:value-type="string" office:string-value="INSERT INTO RESOURCE(id_resource, resource, url, description, comments, id_level, active,has_script,has_grammar,has_quiz,has_vocabulary, id_source, id_skill) VALUES(403,'Applying for a job','https://learnenglishteens.britishcouncil.org/skills/writing/beginner-a1-writing/applying-job','Look at the job adverts and the email and do the exercises to improve your email writing skills.',NULL,1,true,true,false,true,false,2,3);" calcext:value-type="string">
            <text:p>INSERT INTO RESOURCE(id_resource, resource, url, description, comments, id_level, active,has_script,has_grammar,has_quiz,has_vocabulary, id_source, id_skill) VALUES(403,'Applying for a job','https://learnenglishteens.britishcouncil.org/skills/writing/beginner-a1-writing/applying-job','Look at the job adverts and the email and do the exercises to improve your email writing skills.',NULL,1,true,true,false,true,false,2,3);</text:p>
          </table:table-cell>
        </table:table-row>
        <table:table-row table:style-name="ro1">
          <table:table-cell office:value-type="float" office:value="404" calcext:value-type="float">
            <text:p>404</text:p>
          </table:table-cell>
          <table:table-cell office:value-type="string" calcext:value-type="string">
            <text:p>At school</text:p>
          </table:table-cell>
          <table:table-cell office:value-type="string" calcext:value-type="string">
            <text:p>https://learnenglishteens.britishcouncil.org/skills/writing/beginner-a1-writing/school</text:p>
          </table:table-cell>
          <table:table-cell office:value-type="string" calcext:value-type="string">
            <text:p>Look at the school timetable and do the exercises to practise and improve your writing skills.</text:p>
          </table:table-cell>
          <table:table-cell/>
          <table:table-cell table:formula="of:=IF([.E404]=&quot;&quot;;&quot;NULL&quot;;CONCATENATE(&quot;'&quot;;[.E40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4];&quot;,'&quot;;SUBSTITUTE([.B404];&quot;'&quot;;&quot;''&quot;);&quot;','&quot;;SUBSTITUTE([.C404];&quot;'&quot;;&quot;''&quot;);&quot;','&quot;;SUBSTITUTE([.D404];&quot;'&quot;;&quot;''&quot;);&quot;',&quot;;SUBSTITUTE([.F404];&quot;'&quot;;&quot;''&quot;);&quot;,&quot;;[.G404];&quot;,&quot;;[.H404];&quot;,&quot;;[.I404];&quot;,&quot;;[.J404];&quot;,&quot;;[.K404];&quot;,&quot;;[.L404];&quot;,&quot;;[.M404];&quot;,&quot;;[.N404];&quot;);&quot;)" office:value-type="string" office:string-value="INSERT INTO RESOURCE(id_resource, resource, url, description, comments, id_level, active,has_script,has_grammar,has_quiz,has_vocabulary, id_source, id_skill) VALUES(404,'At school','https://learnenglishteens.britishcouncil.org/skills/writing/beginner-a1-writing/school','Look at the school timetable and do the exercises to practise and improve your writing skills.',NULL,1,true,true,false,true,false,2,3);" calcext:value-type="string">
            <text:p>INSERT INTO RESOURCE(id_resource, resource, url, description, comments, id_level, active,has_script,has_grammar,has_quiz,has_vocabulary, id_source, id_skill) VALUES(404,'At school','https://learnenglishteens.britishcouncil.org/skills/writing/beginner-a1-writing/school','Look at the school timetable and do the exercises to practise and improve your writing skills.',NULL,1,true,true,false,true,false,2,3);</text:p>
          </table:table-cell>
        </table:table-row>
        <table:table-row table:style-name="ro1">
          <table:table-cell office:value-type="float" office:value="405" calcext:value-type="float">
            <text:p>405</text:p>
          </table:table-cell>
          <table:table-cell office:value-type="string" calcext:value-type="string">
            <text:p>At the library</text:p>
          </table:table-cell>
          <table:table-cell office:value-type="string" calcext:value-type="string">
            <text:p>https://learnenglishteens.britishcouncil.org/skills/writing/beginner-a1-writing/library</text:p>
          </table:table-cell>
          <table:table-cell office:value-type="string" calcext:value-type="string">
            <text:p>Look at the library card and do the exercises to practise and improve your writing skills.</text:p>
          </table:table-cell>
          <table:table-cell/>
          <table:table-cell table:formula="of:=IF([.E405]=&quot;&quot;;&quot;NULL&quot;;CONCATENATE(&quot;'&quot;;[.E40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5];&quot;,'&quot;;SUBSTITUTE([.B405];&quot;'&quot;;&quot;''&quot;);&quot;','&quot;;SUBSTITUTE([.C405];&quot;'&quot;;&quot;''&quot;);&quot;','&quot;;SUBSTITUTE([.D405];&quot;'&quot;;&quot;''&quot;);&quot;',&quot;;SUBSTITUTE([.F405];&quot;'&quot;;&quot;''&quot;);&quot;,&quot;;[.G405];&quot;,&quot;;[.H405];&quot;,&quot;;[.I405];&quot;,&quot;;[.J405];&quot;,&quot;;[.K405];&quot;,&quot;;[.L405];&quot;,&quot;;[.M405];&quot;,&quot;;[.N405];&quot;);&quot;)" office:value-type="string" office:string-value="INSERT INTO RESOURCE(id_resource, resource, url, description, comments, id_level, active,has_script,has_grammar,has_quiz,has_vocabulary, id_source, id_skill) VALUES(405,'At the library','https://learnenglishteens.britishcouncil.org/skills/writing/beginner-a1-writing/library','Look at the library card and do the exercises to practise and improve your writing skills.',NULL,1,true,true,false,true,false,2,3);" calcext:value-type="string">
            <text:p>INSERT INTO RESOURCE(id_resource, resource, url, description, comments, id_level, active,has_script,has_grammar,has_quiz,has_vocabulary, id_source, id_skill) VALUES(405,'At the library','https://learnenglishteens.britishcouncil.org/skills/writing/beginner-a1-writing/library','Look at the library card and do the exercises to practise and improve your writing skills.',NULL,1,true,true,false,true,false,2,3);</text:p>
          </table:table-cell>
        </table:table-row>
        <table:table-row table:style-name="ro1">
          <table:table-cell office:value-type="float" office:value="406" calcext:value-type="float">
            <text:p>406</text:p>
          </table:table-cell>
          <table:table-cell office:value-type="string" calcext:value-type="string">
            <text:p>Introducing yourself by email</text:p>
          </table:table-cell>
          <table:table-cell office:value-type="string" calcext:value-type="string">
            <text:p>https://learnenglishteens.britishcouncil.org/skills/writing/beginner-a1-writing/introducing-yourself-email</text:p>
          </table:table-cell>
          <table:table-cell office:value-type="string" calcext:value-type="string">
            <text:p>Look at the email and do the exercises to practise and improve your writing skills.</text:p>
          </table:table-cell>
          <table:table-cell/>
          <table:table-cell table:formula="of:=IF([.E406]=&quot;&quot;;&quot;NULL&quot;;CONCATENATE(&quot;'&quot;;[.E40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6];&quot;,'&quot;;SUBSTITUTE([.B406];&quot;'&quot;;&quot;''&quot;);&quot;','&quot;;SUBSTITUTE([.C406];&quot;'&quot;;&quot;''&quot;);&quot;','&quot;;SUBSTITUTE([.D406];&quot;'&quot;;&quot;''&quot;);&quot;',&quot;;SUBSTITUTE([.F406];&quot;'&quot;;&quot;''&quot;);&quot;,&quot;;[.G406];&quot;,&quot;;[.H406];&quot;,&quot;;[.I406];&quot;,&quot;;[.J406];&quot;,&quot;;[.K406];&quot;,&quot;;[.L406];&quot;,&quot;;[.M406];&quot;,&quot;;[.N406];&quot;);&quot;)" office:value-type="string" office:string-value="INSERT INTO RESOURCE(id_resource, resource, url, description, comments, id_level, active,has_script,has_grammar,has_quiz,has_vocabulary, id_source, id_skill) VALUES(406,'Introducing yourself by email','https://learnenglishteens.britishcouncil.org/skills/writing/beginner-a1-writing/introducing-yourself-email','Look at the email and do the exercises to practise and improve your writing skills.',NULL,1,true,true,false,true,false,2,3);" calcext:value-type="string">
            <text:p>INSERT INTO RESOURCE(id_resource, resource, url, description, comments, id_level, active,has_script,has_grammar,has_quiz,has_vocabulary, id_source, id_skill) VALUES(406,'Introducing yourself by email','https://learnenglishteens.britishcouncil.org/skills/writing/beginner-a1-writing/introducing-yourself-email','Look at the email and do the exercises to practise and improve your writing skills.',NULL,1,true,true,false,true,false,2,3);</text:p>
          </table:table-cell>
        </table:table-row>
        <table:table-row table:style-name="ro1">
          <table:table-cell office:value-type="float" office:value="407" calcext:value-type="float">
            <text:p>407</text:p>
          </table:table-cell>
          <table:table-cell office:value-type="string" calcext:value-type="string">
            <text:p>Introducing yourself on a blog</text:p>
          </table:table-cell>
          <table:table-cell office:value-type="string" calcext:value-type="string">
            <text:p>https://learnenglishteens.britishcouncil.org/skills/writing/beginner-a1-writing/introducing-yourself-blog</text:p>
          </table:table-cell>
          <table:table-cell office:value-type="string" calcext:value-type="string">
            <text:p>Look at the blog post and do the exercises to practise and improve your writing skills.</text:p>
          </table:table-cell>
          <table:table-cell/>
          <table:table-cell table:formula="of:=IF([.E407]=&quot;&quot;;&quot;NULL&quot;;CONCATENATE(&quot;'&quot;;[.E407];&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7];&quot;,'&quot;;SUBSTITUTE([.B407];&quot;'&quot;;&quot;''&quot;);&quot;','&quot;;SUBSTITUTE([.C407];&quot;'&quot;;&quot;''&quot;);&quot;','&quot;;SUBSTITUTE([.D407];&quot;'&quot;;&quot;''&quot;);&quot;',&quot;;SUBSTITUTE([.F407];&quot;'&quot;;&quot;''&quot;);&quot;,&quot;;[.G407];&quot;,&quot;;[.H407];&quot;,&quot;;[.I407];&quot;,&quot;;[.J407];&quot;,&quot;;[.K407];&quot;,&quot;;[.L407];&quot;,&quot;;[.M407];&quot;,&quot;;[.N407];&quot;);&quot;)" office:value-type="string" office:string-value="INSERT INTO RESOURCE(id_resource, resource, url, description, comments, id_level, active,has_script,has_grammar,has_quiz,has_vocabulary, id_source, id_skill) VALUES(407,'Introducing yourself on a blog','https://learnenglishteens.britishcouncil.org/skills/writing/beginner-a1-writing/introducing-yourself-blog','Look at the blog post and do the exercises to practise and improve your writing skills.',NULL,1,true,true,false,true,false,2,3);" calcext:value-type="string">
            <text:p>INSERT INTO RESOURCE(id_resource, resource, url, description, comments, id_level, active,has_script,has_grammar,has_quiz,has_vocabulary, id_source, id_skill) VALUES(407,'Introducing yourself on a blog','https://learnenglishteens.britishcouncil.org/skills/writing/beginner-a1-writing/introducing-yourself-blog','Look at the blog post and do the exercises to practise and improve your writing skills.',NULL,1,true,true,false,true,false,2,3);</text:p>
          </table:table-cell>
        </table:table-row>
        <table:table-row table:style-name="ro1">
          <table:table-cell office:value-type="float" office:value="408" calcext:value-type="float">
            <text:p>408</text:p>
          </table:table-cell>
          <table:table-cell office:value-type="string" calcext:value-type="string">
            <text:p>Meeting friends</text:p>
          </table:table-cell>
          <table:table-cell office:value-type="string" calcext:value-type="string">
            <text:p>https://learnenglishteens.britishcouncil.org/skills/writing/beginner-a1-writing/meeting-friends</text:p>
          </table:table-cell>
          <table:table-cell office:value-type="string" calcext:value-type="string">
            <text:p>Read the text messages and do the exercises to practise and improve your texting skills.</text:p>
          </table:table-cell>
          <table:table-cell/>
          <table:table-cell table:formula="of:=IF([.E408]=&quot;&quot;;&quot;NULL&quot;;CONCATENATE(&quot;'&quot;;[.E408];&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8];&quot;,'&quot;;SUBSTITUTE([.B408];&quot;'&quot;;&quot;''&quot;);&quot;','&quot;;SUBSTITUTE([.C408];&quot;'&quot;;&quot;''&quot;);&quot;','&quot;;SUBSTITUTE([.D408];&quot;'&quot;;&quot;''&quot;);&quot;',&quot;;SUBSTITUTE([.F408];&quot;'&quot;;&quot;''&quot;);&quot;,&quot;;[.G408];&quot;,&quot;;[.H408];&quot;,&quot;;[.I408];&quot;,&quot;;[.J408];&quot;,&quot;;[.K408];&quot;,&quot;;[.L408];&quot;,&quot;;[.M408];&quot;,&quot;;[.N408];&quot;);&quot;)" office:value-type="string" office:string-value="INSERT INTO RESOURCE(id_resource, resource, url, description, comments, id_level, active,has_script,has_grammar,has_quiz,has_vocabulary, id_source, id_skill) VALUES(408,'Meeting friends','https://learnenglishteens.britishcouncil.org/skills/writing/beginner-a1-writing/meeting-friends','Read the text messages and do the exercises to practise and improve your texting skills.',NULL,1,true,true,false,true,false,2,3);" calcext:value-type="string">
            <text:p>INSERT INTO RESOURCE(id_resource, resource, url, description, comments, id_level, active,has_script,has_grammar,has_quiz,has_vocabulary, id_source, id_skill) VALUES(408,'Meeting friends','https://learnenglishteens.britishcouncil.org/skills/writing/beginner-a1-writing/meeting-friends','Read the text messages and do the exercises to practise and improve your texting skills.',NULL,1,true,true,false,true,false,2,3);</text:p>
          </table:table-cell>
        </table:table-row>
        <table:table-row table:style-name="ro1">
          <table:table-cell office:value-type="float" office:value="409" calcext:value-type="float">
            <text:p>409</text:p>
          </table:table-cell>
          <table:table-cell office:value-type="string" calcext:value-type="string">
            <text:p>My favourite meal</text:p>
          </table:table-cell>
          <table:table-cell office:value-type="string" calcext:value-type="string">
            <text:p>https://learnenglishteens.britishcouncil.org/skills/writing/beginner-a1-writing/my-favourite-meal</text:p>
          </table:table-cell>
          <table:table-cell office:value-type="string" calcext:value-type="string">
            <text:p>Look at the text and do the exercises to practise and improve your writing skills.</text:p>
          </table:table-cell>
          <table:table-cell/>
          <table:table-cell table:formula="of:=IF([.E409]=&quot;&quot;;&quot;NULL&quot;;CONCATENATE(&quot;'&quot;;[.E40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09];&quot;,'&quot;;SUBSTITUTE([.B409];&quot;'&quot;;&quot;''&quot;);&quot;','&quot;;SUBSTITUTE([.C409];&quot;'&quot;;&quot;''&quot;);&quot;','&quot;;SUBSTITUTE([.D409];&quot;'&quot;;&quot;''&quot;);&quot;',&quot;;SUBSTITUTE([.F409];&quot;'&quot;;&quot;''&quot;);&quot;,&quot;;[.G409];&quot;,&quot;;[.H409];&quot;,&quot;;[.I409];&quot;,&quot;;[.J409];&quot;,&quot;;[.K409];&quot;,&quot;;[.L409];&quot;,&quot;;[.M409];&quot;,&quot;;[.N409];&quot;);&quot;)" office:value-type="string" office:string-value="INSERT INTO RESOURCE(id_resource, resource, url, description, comments, id_level, active,has_script,has_grammar,has_quiz,has_vocabulary, id_source, id_skill) VALUES(409,'My favourite meal','https://learnenglishteens.britishcouncil.org/skills/writing/beginner-a1-writing/my-favourite-meal','Look at the text and do the exercises to practise and improve your writing skills.',NULL,1,true,true,false,true,false,2,3);" calcext:value-type="string">
            <text:p>INSERT INTO RESOURCE(id_resource, resource, url, description, comments, id_level, active,has_script,has_grammar,has_quiz,has_vocabulary, id_source, id_skill) VALUES(409,'My favourite meal','https://learnenglishteens.britishcouncil.org/skills/writing/beginner-a1-writing/my-favourite-meal','Look at the text and do the exercises to practise and improve your writing skills.',NULL,1,true,true,false,true,false,2,3);</text:p>
          </table:table-cell>
        </table:table-row>
        <table:table-row table:style-name="ro1">
          <table:table-cell office:value-type="float" office:value="410" calcext:value-type="float">
            <text:p>410</text:p>
          </table:table-cell>
          <table:table-cell office:value-type="string" calcext:value-type="string">
            <text:p>School poster project</text:p>
          </table:table-cell>
          <table:table-cell office:value-type="string" calcext:value-type="string">
            <text:p>https://learnenglishteens.britishcouncil.org/skills/writing/beginner-a1-writing/school-poster-project</text:p>
          </table:table-cell>
          <table:table-cell office:value-type="string" calcext:value-type="string">
            <text:p>Look at the school poster about staying safe online and do the exercises to improve your writing skills.</text:p>
          </table:table-cell>
          <table:table-cell/>
          <table:table-cell table:formula="of:=IF([.E410]=&quot;&quot;;&quot;NULL&quot;;CONCATENATE(&quot;'&quot;;[.E41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0];&quot;,'&quot;;SUBSTITUTE([.B410];&quot;'&quot;;&quot;''&quot;);&quot;','&quot;;SUBSTITUTE([.C410];&quot;'&quot;;&quot;''&quot;);&quot;','&quot;;SUBSTITUTE([.D410];&quot;'&quot;;&quot;''&quot;);&quot;',&quot;;SUBSTITUTE([.F410];&quot;'&quot;;&quot;''&quot;);&quot;,&quot;;[.G410];&quot;,&quot;;[.H410];&quot;,&quot;;[.I410];&quot;,&quot;;[.J410];&quot;,&quot;;[.K410];&quot;,&quot;;[.L410];&quot;,&quot;;[.M410];&quot;,&quot;;[.N410];&quot;);&quot;)" office:value-type="string" office:string-value="INSERT INTO RESOURCE(id_resource, resource, url, description, comments, id_level, active,has_script,has_grammar,has_quiz,has_vocabulary, id_source, id_skill) VALUES(410,'School poster project','https://learnenglishteens.britishcouncil.org/skills/writing/beginner-a1-writing/school-poster-project','Look at the school poster about staying safe online and do the exercises to improve your writing skills.',NULL,1,true,true,false,true,false,2,3);" calcext:value-type="string">
            <text:p>INSERT INTO RESOURCE(id_resource, resource, url, description, comments, id_level, active,has_script,has_grammar,has_quiz,has_vocabulary, id_source, id_skill) VALUES(410,'School poster project','https://learnenglishteens.britishcouncil.org/skills/writing/beginner-a1-writing/school-poster-project','Look at the school poster about staying safe online and do the exercises to improve your writing skills.',NULL,1,true,true,false,true,false,2,3);</text:p>
          </table:table-cell>
        </table:table-row>
        <table:table-row table:style-name="ro1">
          <table:table-cell office:value-type="float" office:value="411" calcext:value-type="float">
            <text:p>411</text:p>
          </table:table-cell>
          <table:table-cell office:value-type="string" calcext:value-type="string">
            <text:p>Student card application</text:p>
          </table:table-cell>
          <table:table-cell office:value-type="string" calcext:value-type="string">
            <text:p>https://learnenglishteens.britishcouncil.org/skills/writing/beginner-a1-writing/student-card-application</text:p>
          </table:table-cell>
          <table:table-cell office:value-type="string" calcext:value-type="string">
            <text:p>Look at the application form and do the exercises to practise and improve your writing skills.</text:p>
          </table:table-cell>
          <table:table-cell/>
          <table:table-cell table:formula="of:=IF([.E411]=&quot;&quot;;&quot;NULL&quot;;CONCATENATE(&quot;'&quot;;[.E41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1];&quot;,'&quot;;SUBSTITUTE([.B411];&quot;'&quot;;&quot;''&quot;);&quot;','&quot;;SUBSTITUTE([.C411];&quot;'&quot;;&quot;''&quot;);&quot;','&quot;;SUBSTITUTE([.D411];&quot;'&quot;;&quot;''&quot;);&quot;',&quot;;SUBSTITUTE([.F411];&quot;'&quot;;&quot;''&quot;);&quot;,&quot;;[.G411];&quot;,&quot;;[.H411];&quot;,&quot;;[.I411];&quot;,&quot;;[.J411];&quot;,&quot;;[.K411];&quot;,&quot;;[.L411];&quot;,&quot;;[.M411];&quot;,&quot;;[.N411];&quot;);&quot;)" office:value-type="string" office:string-value="INSERT INTO RESOURCE(id_resource, resource, url, description, comments, id_level, active,has_script,has_grammar,has_quiz,has_vocabulary, id_source, id_skill) VALUES(411,'Student card application','https://learnenglishteens.britishcouncil.org/skills/writing/beginner-a1-writing/student-card-application','Look at the application form and do the exercises to practise and improve your writing skills.',NULL,1,true,true,false,true,false,2,3);" calcext:value-type="string">
            <text:p>INSERT INTO RESOURCE(id_resource, resource, url, description, comments, id_level, active,has_script,has_grammar,has_quiz,has_vocabulary, id_source, id_skill) VALUES(411,'Student card application','https://learnenglishteens.britishcouncil.org/skills/writing/beginner-a1-writing/student-card-application','Look at the application form and do the exercises to practise and improve your writing skills.',NULL,1,true,true,false,true,false,2,3);</text:p>
          </table:table-cell>
        </table:table-row>
        <table:table-row table:style-name="ro1">
          <table:table-cell office:value-type="float" office:value="412" calcext:value-type="float">
            <text:p>412</text:p>
          </table:table-cell>
          <table:table-cell office:value-type="string" calcext:value-type="string">
            <text:p>Study date email</text:p>
          </table:table-cell>
          <table:table-cell office:value-type="string" calcext:value-type="string">
            <text:p>https://learnenglishteens.britishcouncil.org/skills/writing/beginner-a1-writing/study-date-email</text:p>
          </table:table-cell>
          <table:table-cell office:value-type="string" calcext:value-type="string">
            <text:p>Look at the exam question and sample email and do the exercises to improve your writing skills.</text:p>
          </table:table-cell>
          <table:table-cell/>
          <table:table-cell table:formula="of:=IF([.E412]=&quot;&quot;;&quot;NULL&quot;;CONCATENATE(&quot;'&quot;;[.E41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2];&quot;,'&quot;;SUBSTITUTE([.B412];&quot;'&quot;;&quot;''&quot;);&quot;','&quot;;SUBSTITUTE([.C412];&quot;'&quot;;&quot;''&quot;);&quot;','&quot;;SUBSTITUTE([.D412];&quot;'&quot;;&quot;''&quot;);&quot;',&quot;;SUBSTITUTE([.F412];&quot;'&quot;;&quot;''&quot;);&quot;,&quot;;[.G412];&quot;,&quot;;[.H412];&quot;,&quot;;[.I412];&quot;,&quot;;[.J412];&quot;,&quot;;[.K412];&quot;,&quot;;[.L412];&quot;,&quot;;[.M412];&quot;,&quot;;[.N412];&quot;);&quot;)" office:value-type="string" office:string-value="INSERT INTO RESOURCE(id_resource, resource, url, description, comments, id_level, active,has_script,has_grammar,has_quiz,has_vocabulary, id_source, id_skill) VALUES(412,'Study date email','https://learnenglishteens.britishcouncil.org/skills/writing/beginner-a1-writing/study-date-email','Look at the exam question and sample email and do the exercises to improve your writing skills.',NULL,1,true,true,false,true,false,2,3);" calcext:value-type="string">
            <text:p>INSERT INTO RESOURCE(id_resource, resource, url, description, comments, id_level, active,has_script,has_grammar,has_quiz,has_vocabulary, id_source, id_skill) VALUES(412,'Study date email','https://learnenglishteens.britishcouncil.org/skills/writing/beginner-a1-writing/study-date-email','Look at the exam question and sample email and do the exercises to improve your writing skills.',NULL,1,true,true,false,true,false,2,3);</text:p>
          </table:table-cell>
        </table:table-row>
        <table:table-row table:style-name="ro1">
          <table:table-cell office:value-type="float" office:value="413" calcext:value-type="float">
            <text:p>413</text:p>
          </table:table-cell>
          <table:table-cell office:value-type="string" calcext:value-type="string">
            <text:p>Study diary</text:p>
          </table:table-cell>
          <table:table-cell office:value-type="string" calcext:value-type="string">
            <text:p>https://learnenglishteens.britishcouncil.org/skills/writing/beginner-a1-writing/study-diary</text:p>
          </table:table-cell>
          <table:table-cell office:value-type="string" calcext:value-type="string">
            <text:p>Look at the study diary and do the exercises to practise and improve your writing skills.</text:p>
          </table:table-cell>
          <table:table-cell/>
          <table:table-cell table:formula="of:=IF([.E413]=&quot;&quot;;&quot;NULL&quot;;CONCATENATE(&quot;'&quot;;[.E41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3];&quot;,'&quot;;SUBSTITUTE([.B413];&quot;'&quot;;&quot;''&quot;);&quot;','&quot;;SUBSTITUTE([.C413];&quot;'&quot;;&quot;''&quot;);&quot;','&quot;;SUBSTITUTE([.D413];&quot;'&quot;;&quot;''&quot;);&quot;',&quot;;SUBSTITUTE([.F413];&quot;'&quot;;&quot;''&quot;);&quot;,&quot;;[.G413];&quot;,&quot;;[.H413];&quot;,&quot;;[.I413];&quot;,&quot;;[.J413];&quot;,&quot;;[.K413];&quot;,&quot;;[.L413];&quot;,&quot;;[.M413];&quot;,&quot;;[.N413];&quot;);&quot;)" office:value-type="string" office:string-value="INSERT INTO RESOURCE(id_resource, resource, url, description, comments, id_level, active,has_script,has_grammar,has_quiz,has_vocabulary, id_source, id_skill) VALUES(413,'Study diary','https://learnenglishteens.britishcouncil.org/skills/writing/beginner-a1-writing/study-diary','Look at the study diary and do the exercises to practise and improve your writing skills.',NULL,1,true,true,false,true,false,2,3);" calcext:value-type="string">
            <text:p>INSERT INTO RESOURCE(id_resource, resource, url, description, comments, id_level, active,has_script,has_grammar,has_quiz,has_vocabulary, id_source, id_skill) VALUES(413,'Study diary','https://learnenglishteens.britishcouncil.org/skills/writing/beginner-a1-writing/study-diary','Look at the study diary and do the exercises to practise and improve your writing skills.',NULL,1,true,true,false,true,false,2,3);</text:p>
          </table:table-cell>
        </table:table-row>
        <table:table-row table:style-name="ro1">
          <table:table-cell office:value-type="float" office:value="414" calcext:value-type="float">
            <text:p>414</text:p>
          </table:table-cell>
          <table:table-cell office:value-type="string" calcext:value-type="string">
            <text:p>A chat</text:p>
          </table:table-cell>
          <table:table-cell office:value-type="string" calcext:value-type="string">
            <text:p>https://learnenglishteens.britishcouncil.org/skills/writing/elementary-a2-writing/chat</text:p>
          </table:table-cell>
          <table:table-cell office:value-type="string" calcext:value-type="string">
            <text:p>Look at the chat and do the exercises to improve your writing skills.</text:p>
          </table:table-cell>
          <table:table-cell/>
          <table:table-cell table:formula="of:=IF([.E414]=&quot;&quot;;&quot;NULL&quot;;CONCATENATE(&quot;'&quot;;[.E41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4];&quot;,'&quot;;SUBSTITUTE([.B414];&quot;'&quot;;&quot;''&quot;);&quot;','&quot;;SUBSTITUTE([.C414];&quot;'&quot;;&quot;''&quot;);&quot;','&quot;;SUBSTITUTE([.D414];&quot;'&quot;;&quot;''&quot;);&quot;',&quot;;SUBSTITUTE([.F414];&quot;'&quot;;&quot;''&quot;);&quot;,&quot;;[.G414];&quot;,&quot;;[.H414];&quot;,&quot;;[.I414];&quot;,&quot;;[.J414];&quot;,&quot;;[.K414];&quot;,&quot;;[.L414];&quot;,&quot;;[.M414];&quot;,&quot;;[.N414];&quot;);&quot;)" office:value-type="string" office:string-value="INSERT INTO RESOURCE(id_resource, resource, url, description, comments, id_level, active,has_script,has_grammar,has_quiz,has_vocabulary, id_source, id_skill) VALUES(414,'A chat','https://learnenglishteens.britishcouncil.org/skills/writing/elementary-a2-writing/chat','Look at the chat and do the exercises to improve your writing skills.',NULL,3,true,true,false,true,false,2,3);" calcext:value-type="string">
            <text:p>INSERT INTO RESOURCE(id_resource, resource, url, description, comments, id_level, active,has_script,has_grammar,has_quiz,has_vocabulary, id_source, id_skill) VALUES(414,'A chat','https://learnenglishteens.britishcouncil.org/skills/writing/elementary-a2-writing/chat','Look at the chat and do the exercises to improve your writing skills.',NULL,3,true,true,false,true,false,2,3);</text:p>
          </table:table-cell>
        </table:table-row>
        <table:table-row table:style-name="ro1">
          <table:table-cell office:value-type="float" office:value="415" calcext:value-type="float">
            <text:p>415</text:p>
          </table:table-cell>
          <table:table-cell office:value-type="string" calcext:value-type="string">
            <text:p>A postcard from New York</text:p>
          </table:table-cell>
          <table:table-cell office:value-type="string" calcext:value-type="string">
            <text:p>https://learnenglishteens.britishcouncil.org/skills/writing/elementary-a2-writing/postcard-new-york</text:p>
          </table:table-cell>
          <table:table-cell office:value-type="string" calcext:value-type="string">
            <text:p>Look at the postcard from New York and do the exercises to improve your writing skills.</text:p>
          </table:table-cell>
          <table:table-cell/>
          <table:table-cell table:formula="of:=IF([.E415]=&quot;&quot;;&quot;NULL&quot;;CONCATENATE(&quot;'&quot;;[.E41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5];&quot;,'&quot;;SUBSTITUTE([.B415];&quot;'&quot;;&quot;''&quot;);&quot;','&quot;;SUBSTITUTE([.C415];&quot;'&quot;;&quot;''&quot;);&quot;','&quot;;SUBSTITUTE([.D415];&quot;'&quot;;&quot;''&quot;);&quot;',&quot;;SUBSTITUTE([.F415];&quot;'&quot;;&quot;''&quot;);&quot;,&quot;;[.G415];&quot;,&quot;;[.H415];&quot;,&quot;;[.I415];&quot;,&quot;;[.J415];&quot;,&quot;;[.K415];&quot;,&quot;;[.L415];&quot;,&quot;;[.M415];&quot;,&quot;;[.N415];&quot;);&quot;)" office:value-type="string" office:string-value="INSERT INTO RESOURCE(id_resource, resource, url, description, comments, id_level, active,has_script,has_grammar,has_quiz,has_vocabulary, id_source, id_skill) VALUES(415,'A postcard from New York','https://learnenglishteens.britishcouncil.org/skills/writing/elementary-a2-writing/postcard-new-york','Look at the postcard from New York and do the exercises to improve your writing skills.',NULL,3,true,true,false,true,false,2,3);" calcext:value-type="string">
            <text:p>INSERT INTO RESOURCE(id_resource, resource, url, description, comments, id_level, active,has_script,has_grammar,has_quiz,has_vocabulary, id_source, id_skill) VALUES(415,'A postcard from New York','https://learnenglishteens.britishcouncil.org/skills/writing/elementary-a2-writing/postcard-new-york','Look at the postcard from New York and do the exercises to improve your writing skills.',NULL,3,true,true,false,true,false,2,3);</text:p>
          </table:table-cell>
        </table:table-row>
        <table:table-row table:style-name="ro1">
          <table:table-cell office:value-type="float" office:value="416" calcext:value-type="float">
            <text:p>416</text:p>
          </table:table-cell>
          <table:table-cell office:value-type="string" calcext:value-type="string">
            <text:p>A postcard from Scotland</text:p>
          </table:table-cell>
          <table:table-cell office:value-type="string" calcext:value-type="string">
            <text:p>https://learnenglishteens.britishcouncil.org/skills/writing/elementary-a2-writing/postcard-scotland</text:p>
          </table:table-cell>
          <table:table-cell office:value-type="string" calcext:value-type="string">
            <text:p>Read about Jenny's holiday in Scotland and do the exercises to practise and improve your writing skills.</text:p>
          </table:table-cell>
          <table:table-cell/>
          <table:table-cell table:formula="of:=IF([.E416]=&quot;&quot;;&quot;NULL&quot;;CONCATENATE(&quot;'&quot;;[.E41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6];&quot;,'&quot;;SUBSTITUTE([.B416];&quot;'&quot;;&quot;''&quot;);&quot;','&quot;;SUBSTITUTE([.C416];&quot;'&quot;;&quot;''&quot;);&quot;','&quot;;SUBSTITUTE([.D416];&quot;'&quot;;&quot;''&quot;);&quot;',&quot;;SUBSTITUTE([.F416];&quot;'&quot;;&quot;''&quot;);&quot;,&quot;;[.G416];&quot;,&quot;;[.H416];&quot;,&quot;;[.I416];&quot;,&quot;;[.J416];&quot;,&quot;;[.K416];&quot;,&quot;;[.L416];&quot;,&quot;;[.M416];&quot;,&quot;;[.N416];&quot;);&quot;)" office:value-type="string" office:string-value="INSERT INTO RESOURCE(id_resource, resource, url, description, comments, id_level, active,has_script,has_grammar,has_quiz,has_vocabulary, id_source, id_skill) VALUES(416,'A postcard from Scotland','https://learnenglishteens.britishcouncil.org/skills/writing/elementary-a2-writing/postcard-scotland','Read about Jenny''s holiday in Scotland and do the exercises to practise and improve your writing skills.',NULL,3,true,true,false,true,false,2,3);" calcext:value-type="string">
            <text:p>INSERT INTO RESOURCE(id_resource, resource, url, description, comments, id_level, active,has_script,has_grammar,has_quiz,has_vocabulary, id_source, id_skill) VALUES(416,'A postcard from Scotland','https://learnenglishteens.britishcouncil.org/skills/writing/elementary-a2-writing/postcard-scotland','Read about Jenny''s holiday in Scotland and do the exercises to practise and improve your writing skills.',NULL,3,true,true,false,true,false,2,3);</text:p>
          </table:table-cell>
        </table:table-row>
        <table:table-row table:style-name="ro1">
          <table:table-cell office:value-type="float" office:value="417" calcext:value-type="float">
            <text:p>417</text:p>
          </table:table-cell>
          <table:table-cell office:value-type="string" calcext:value-type="string">
            <text:p>A recipe</text:p>
          </table:table-cell>
          <table:table-cell office:value-type="string" calcext:value-type="string">
            <text:p>https://learnenglishteens.britishcouncil.org/skills/writing/elementary-a2-writing/recipe</text:p>
          </table:table-cell>
          <table:table-cell office:value-type="string" calcext:value-type="string">
            <text:p>Look at the recipe and do the exercises to improve your writing skills.</text:p>
          </table:table-cell>
          <table:table-cell/>
          <table:table-cell table:formula="of:=IF([.E417]=&quot;&quot;;&quot;NULL&quot;;CONCATENATE(&quot;'&quot;;[.E41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7];&quot;,'&quot;;SUBSTITUTE([.B417];&quot;'&quot;;&quot;''&quot;);&quot;','&quot;;SUBSTITUTE([.C417];&quot;'&quot;;&quot;''&quot;);&quot;','&quot;;SUBSTITUTE([.D417];&quot;'&quot;;&quot;''&quot;);&quot;',&quot;;SUBSTITUTE([.F417];&quot;'&quot;;&quot;''&quot;);&quot;,&quot;;[.G417];&quot;,&quot;;[.H417];&quot;,&quot;;[.I417];&quot;,&quot;;[.J417];&quot;,&quot;;[.K417];&quot;,&quot;;[.L417];&quot;,&quot;;[.M417];&quot;,&quot;;[.N417];&quot;);&quot;)" office:value-type="string" office:string-value="INSERT INTO RESOURCE(id_resource, resource, url, description, comments, id_level, active,has_script,has_grammar,has_quiz,has_vocabulary, id_source, id_skill) VALUES(417,'A recipe','https://learnenglishteens.britishcouncil.org/skills/writing/elementary-a2-writing/recipe','Look at the recipe and do the exercises to improve your writing skills.',NULL,3,true,true,false,true,false,2,3);" calcext:value-type="string">
            <text:p>INSERT INTO RESOURCE(id_resource, resource, url, description, comments, id_level, active,has_script,has_grammar,has_quiz,has_vocabulary, id_source, id_skill) VALUES(417,'A recipe','https://learnenglishteens.britishcouncil.org/skills/writing/elementary-a2-writing/recipe','Look at the recipe and do the exercises to improve your writing skills.',NULL,3,true,true,false,true,false,2,3);</text:p>
          </table:table-cell>
        </table:table-row>
        <table:table-row table:style-name="ro1">
          <table:table-cell office:value-type="float" office:value="418" calcext:value-type="float">
            <text:p>418</text:p>
          </table:table-cell>
          <table:table-cell office:value-type="string" calcext:value-type="string">
            <text:p>A social network site</text:p>
          </table:table-cell>
          <table:table-cell office:value-type="string" calcext:value-type="string">
            <text:p>https://learnenglishteens.britishcouncil.org/skills/writing/elementary-a2-writing/social-network-site</text:p>
          </table:table-cell>
          <table:table-cell office:value-type="string" calcext:value-type="string">
            <text:p>Look at the messages and do the exercises to improve your writing skills.</text:p>
          </table:table-cell>
          <table:table-cell/>
          <table:table-cell table:formula="of:=IF([.E418]=&quot;&quot;;&quot;NULL&quot;;CONCATENATE(&quot;'&quot;;[.E41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8];&quot;,'&quot;;SUBSTITUTE([.B418];&quot;'&quot;;&quot;''&quot;);&quot;','&quot;;SUBSTITUTE([.C418];&quot;'&quot;;&quot;''&quot;);&quot;','&quot;;SUBSTITUTE([.D418];&quot;'&quot;;&quot;''&quot;);&quot;',&quot;;SUBSTITUTE([.F418];&quot;'&quot;;&quot;''&quot;);&quot;,&quot;;[.G418];&quot;,&quot;;[.H418];&quot;,&quot;;[.I418];&quot;,&quot;;[.J418];&quot;,&quot;;[.K418];&quot;,&quot;;[.L418];&quot;,&quot;;[.M418];&quot;,&quot;;[.N418];&quot;);&quot;)" office:value-type="string" office:string-value="INSERT INTO RESOURCE(id_resource, resource, url, description, comments, id_level, active,has_script,has_grammar,has_quiz,has_vocabulary, id_source, id_skill) VALUES(418,'A social network site','https://learnenglishteens.britishcouncil.org/skills/writing/elementary-a2-writing/social-network-site','Look at the messages and do the exercises to improve your writing skills.',NULL,3,true,true,false,true,false,2,3);" calcext:value-type="string">
            <text:p>INSERT INTO RESOURCE(id_resource, resource, url, description, comments, id_level, active,has_script,has_grammar,has_quiz,has_vocabulary, id_source, id_skill) VALUES(418,'A social network site','https://learnenglishteens.britishcouncil.org/skills/writing/elementary-a2-writing/social-network-site','Look at the messages and do the exercises to improve your writing skills.',NULL,3,true,true,false,true,false,2,3);</text:p>
          </table:table-cell>
        </table:table-row>
        <table:table-row table:style-name="ro1">
          <table:table-cell office:value-type="float" office:value="419" calcext:value-type="float">
            <text:p>419</text:p>
          </table:table-cell>
          <table:table-cell office:value-type="string" calcext:value-type="string">
            <text:p>An email about sports</text:p>
          </table:table-cell>
          <table:table-cell office:value-type="string" calcext:value-type="string">
            <text:p>https://learnenglishteens.britishcouncil.org/skills/writing/elementary-a2-writing/email-about-sports</text:p>
          </table:table-cell>
          <table:table-cell office:value-type="string" calcext:value-type="string">
            <text:p>Look at the email and do the exercises to improve your writing skills.</text:p>
          </table:table-cell>
          <table:table-cell/>
          <table:table-cell table:formula="of:=IF([.E419]=&quot;&quot;;&quot;NULL&quot;;CONCATENATE(&quot;'&quot;;[.E41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19];&quot;,'&quot;;SUBSTITUTE([.B419];&quot;'&quot;;&quot;''&quot;);&quot;','&quot;;SUBSTITUTE([.C419];&quot;'&quot;;&quot;''&quot;);&quot;','&quot;;SUBSTITUTE([.D419];&quot;'&quot;;&quot;''&quot;);&quot;',&quot;;SUBSTITUTE([.F419];&quot;'&quot;;&quot;''&quot;);&quot;,&quot;;[.G419];&quot;,&quot;;[.H419];&quot;,&quot;;[.I419];&quot;,&quot;;[.J419];&quot;,&quot;;[.K419];&quot;,&quot;;[.L419];&quot;,&quot;;[.M419];&quot;,&quot;;[.N419];&quot;);&quot;)" office:value-type="string" office:string-value="INSERT INTO RESOURCE(id_resource, resource, url, description, comments, id_level, active,has_script,has_grammar,has_quiz,has_vocabulary, id_source, id_skill) VALUES(419,'An email about sports','https://learnenglishteens.britishcouncil.org/skills/writing/elementary-a2-writing/email-about-sports','Look at the email and do the exercises to improve your writing skills.',NULL,3,true,true,false,true,false,2,3);" calcext:value-type="string">
            <text:p>INSERT INTO RESOURCE(id_resource, resource, url, description, comments, id_level, active,has_script,has_grammar,has_quiz,has_vocabulary, id_source, id_skill) VALUES(419,'An email about sports','https://learnenglishteens.britishcouncil.org/skills/writing/elementary-a2-writing/email-about-sports','Look at the email and do the exercises to improve your writing skills.',NULL,3,true,true,false,true,false,2,3);</text:p>
          </table:table-cell>
        </table:table-row>
        <table:table-row table:style-name="ro1">
          <table:table-cell office:value-type="float" office:value="420" calcext:value-type="float">
            <text:p>420</text:p>
          </table:table-cell>
          <table:table-cell office:value-type="string" calcext:value-type="string">
            <text:p>An invitation</text:p>
          </table:table-cell>
          <table:table-cell office:value-type="string" calcext:value-type="string">
            <text:p>https://learnenglishteens.britishcouncil.org/skills/writing/elementary-a2-writing/invitation</text:p>
          </table:table-cell>
          <table:table-cell office:value-type="string" calcext:value-type="string">
            <text:p>Look at the email and do the exercises to improve your punctuation and writing skills.</text:p>
          </table:table-cell>
          <table:table-cell/>
          <table:table-cell table:formula="of:=IF([.E420]=&quot;&quot;;&quot;NULL&quot;;CONCATENATE(&quot;'&quot;;[.E42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0];&quot;,'&quot;;SUBSTITUTE([.B420];&quot;'&quot;;&quot;''&quot;);&quot;','&quot;;SUBSTITUTE([.C420];&quot;'&quot;;&quot;''&quot;);&quot;','&quot;;SUBSTITUTE([.D420];&quot;'&quot;;&quot;''&quot;);&quot;',&quot;;SUBSTITUTE([.F420];&quot;'&quot;;&quot;''&quot;);&quot;,&quot;;[.G420];&quot;,&quot;;[.H420];&quot;,&quot;;[.I420];&quot;,&quot;;[.J420];&quot;,&quot;;[.K420];&quot;,&quot;;[.L420];&quot;,&quot;;[.M420];&quot;,&quot;;[.N420];&quot;);&quot;)" office:value-type="string" office:string-value="INSERT INTO RESOURCE(id_resource, resource, url, description, comments, id_level, active,has_script,has_grammar,has_quiz,has_vocabulary, id_source, id_skill) VALUES(420,'An invitation','https://learnenglishteens.britishcouncil.org/skills/writing/elementary-a2-writing/invitation','Look at the email and do the exercises to improve your punctuation and writing skills.',NULL,3,true,true,false,true,false,2,3);" calcext:value-type="string">
            <text:p>INSERT INTO RESOURCE(id_resource, resource, url, description, comments, id_level, active,has_script,has_grammar,has_quiz,has_vocabulary, id_source, id_skill) VALUES(420,'An invitation','https://learnenglishteens.britishcouncil.org/skills/writing/elementary-a2-writing/invitation','Look at the email and do the exercises to improve your punctuation and writing skills.',NULL,3,true,true,false,true,false,2,3);</text:p>
          </table:table-cell>
        </table:table-row>
        <table:table-row table:style-name="ro1">
          <table:table-cell office:value-type="float" office:value="421" calcext:value-type="float">
            <text:p>421</text:p>
          </table:table-cell>
          <table:table-cell office:value-type="string" calcext:value-type="string">
            <text:p>Film review</text:p>
          </table:table-cell>
          <table:table-cell office:value-type="string" calcext:value-type="string">
            <text:p>https://learnenglishteens.britishcouncil.org/skills/writing/elementary-a2-writing/film-review</text:p>
          </table:table-cell>
          <table:table-cell office:value-type="string" calcext:value-type="string">
            <text:p>Look at the film review and do the exercises to improve your writing skills.</text:p>
          </table:table-cell>
          <table:table-cell/>
          <table:table-cell table:formula="of:=IF([.E421]=&quot;&quot;;&quot;NULL&quot;;CONCATENATE(&quot;'&quot;;[.E42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1];&quot;,'&quot;;SUBSTITUTE([.B421];&quot;'&quot;;&quot;''&quot;);&quot;','&quot;;SUBSTITUTE([.C421];&quot;'&quot;;&quot;''&quot;);&quot;','&quot;;SUBSTITUTE([.D421];&quot;'&quot;;&quot;''&quot;);&quot;',&quot;;SUBSTITUTE([.F421];&quot;'&quot;;&quot;''&quot;);&quot;,&quot;;[.G421];&quot;,&quot;;[.H421];&quot;,&quot;;[.I421];&quot;,&quot;;[.J421];&quot;,&quot;;[.K421];&quot;,&quot;;[.L421];&quot;,&quot;;[.M421];&quot;,&quot;;[.N421];&quot;);&quot;)" office:value-type="string" office:string-value="INSERT INTO RESOURCE(id_resource, resource, url, description, comments, id_level, active,has_script,has_grammar,has_quiz,has_vocabulary, id_source, id_skill) VALUES(421,'Film review','https://learnenglishteens.britishcouncil.org/skills/writing/elementary-a2-writing/film-review','Look at the film review and do the exercises to improve your writing skills.',NULL,3,true,true,false,true,false,2,3);" calcext:value-type="string">
            <text:p>INSERT INTO RESOURCE(id_resource, resource, url, description, comments, id_level, active,has_script,has_grammar,has_quiz,has_vocabulary, id_source, id_skill) VALUES(421,'Film review','https://learnenglishteens.britishcouncil.org/skills/writing/elementary-a2-writing/film-review','Look at the film review and do the exercises to improve your writing skills.',NULL,3,true,true,false,true,false,2,3);</text:p>
          </table:table-cell>
        </table:table-row>
        <table:table-row table:style-name="ro1">
          <table:table-cell office:value-type="float" office:value="422" calcext:value-type="float">
            <text:p>422</text:p>
          </table:table-cell>
          <table:table-cell office:value-type="string" calcext:value-type="string">
            <text:p>Invitation messages</text:p>
          </table:table-cell>
          <table:table-cell office:value-type="string" calcext:value-type="string">
            <text:p>https://learnenglishteens.britishcouncil.org/skills/writing/elementary-a2-writing/invitation-messages</text:p>
          </table:table-cell>
          <table:table-cell office:value-type="string" calcext:value-type="string">
            <text:p>Look at the exam question and letter and do the exercises to improve your writing skills.</text:p>
          </table:table-cell>
          <table:table-cell/>
          <table:table-cell table:formula="of:=IF([.E422]=&quot;&quot;;&quot;NULL&quot;;CONCATENATE(&quot;'&quot;;[.E42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2];&quot;,'&quot;;SUBSTITUTE([.B422];&quot;'&quot;;&quot;''&quot;);&quot;','&quot;;SUBSTITUTE([.C422];&quot;'&quot;;&quot;''&quot;);&quot;','&quot;;SUBSTITUTE([.D422];&quot;'&quot;;&quot;''&quot;);&quot;',&quot;;SUBSTITUTE([.F422];&quot;'&quot;;&quot;''&quot;);&quot;,&quot;;[.G422];&quot;,&quot;;[.H422];&quot;,&quot;;[.I422];&quot;,&quot;;[.J422];&quot;,&quot;;[.K422];&quot;,&quot;;[.L422];&quot;,&quot;;[.M422];&quot;,&quot;;[.N422];&quot;);&quot;)" office:value-type="string" office:string-value="INSERT INTO RESOURCE(id_resource, resource, url, description, comments, id_level, active,has_script,has_grammar,has_quiz,has_vocabulary, id_source, id_skill) VALUES(422,'Invitation messages','https://learnenglishteens.britishcouncil.org/skills/writing/elementary-a2-writing/invitation-messages','Look at the exam question and letter and do the exercises to improve your writing skills.',NULL,3,true,true,false,true,false,2,3);" calcext:value-type="string">
            <text:p>INSERT INTO RESOURCE(id_resource, resource, url, description, comments, id_level, active,has_script,has_grammar,has_quiz,has_vocabulary, id_source, id_skill) VALUES(422,'Invitation messages','https://learnenglishteens.britishcouncil.org/skills/writing/elementary-a2-writing/invitation-messages','Look at the exam question and letter and do the exercises to improve your writing skills.',NULL,3,true,true,false,true,false,2,3);</text:p>
          </table:table-cell>
        </table:table-row>
        <table:table-row table:style-name="ro1">
          <table:table-cell office:value-type="float" office:value="423" calcext:value-type="float">
            <text:p>423</text:p>
          </table:table-cell>
          <table:table-cell office:value-type="string" calcext:value-type="string">
            <text:p>Summer jobs</text:p>
          </table:table-cell>
          <table:table-cell office:value-type="string" calcext:value-type="string">
            <text:p>https://learnenglishteens.britishcouncil.org/skills/writing/elementary-a2-writing/summer-jobs</text:p>
          </table:table-cell>
          <table:table-cell office:value-type="string" calcext:value-type="string">
            <text:p>Look at the job advert and email and do the exercises to improve your writing skills.</text:p>
          </table:table-cell>
          <table:table-cell/>
          <table:table-cell table:formula="of:=IF([.E423]=&quot;&quot;;&quot;NULL&quot;;CONCATENATE(&quot;'&quot;;[.E42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3];&quot;,'&quot;;SUBSTITUTE([.B423];&quot;'&quot;;&quot;''&quot;);&quot;','&quot;;SUBSTITUTE([.C423];&quot;'&quot;;&quot;''&quot;);&quot;','&quot;;SUBSTITUTE([.D423];&quot;'&quot;;&quot;''&quot;);&quot;',&quot;;SUBSTITUTE([.F423];&quot;'&quot;;&quot;''&quot;);&quot;,&quot;;[.G423];&quot;,&quot;;[.H423];&quot;,&quot;;[.I423];&quot;,&quot;;[.J423];&quot;,&quot;;[.K423];&quot;,&quot;;[.L423];&quot;,&quot;;[.M423];&quot;,&quot;;[.N423];&quot;);&quot;)" office:value-type="string" office:string-value="INSERT INTO RESOURCE(id_resource, resource, url, description, comments, id_level, active,has_script,has_grammar,has_quiz,has_vocabulary, id_source, id_skill) VALUES(423,'Summer jobs','https://learnenglishteens.britishcouncil.org/skills/writing/elementary-a2-writing/summer-jobs','Look at the job advert and email and do the exercises to improve your writing skills.',NULL,3,true,true,false,true,false,2,3);" calcext:value-type="string">
            <text:p>INSERT INTO RESOURCE(id_resource, resource, url, description, comments, id_level, active,has_script,has_grammar,has_quiz,has_vocabulary, id_source, id_skill) VALUES(423,'Summer jobs','https://learnenglishteens.britishcouncil.org/skills/writing/elementary-a2-writing/summer-jobs','Look at the job advert and email and do the exercises to improve your writing skills.',NULL,3,true,true,false,true,false,2,3);</text:p>
          </table:table-cell>
        </table:table-row>
        <table:table-row table:style-name="ro1">
          <table:table-cell office:value-type="float" office:value="424" calcext:value-type="float">
            <text:p>424</text:p>
          </table:table-cell>
          <table:table-cell office:value-type="string" calcext:value-type="string">
            <text:p>The school trip</text:p>
          </table:table-cell>
          <table:table-cell office:value-type="string" calcext:value-type="string">
            <text:p>https://learnenglishteens.britishcouncil.org/skills/writing/elementary-a2-writing/school-trip</text:p>
          </table:table-cell>
          <table:table-cell office:value-type="string" calcext:value-type="string">
            <text:p>Look at the information about a school trip and do the exercises to improve your writing skills.</text:p>
          </table:table-cell>
          <table:table-cell/>
          <table:table-cell table:formula="of:=IF([.E424]=&quot;&quot;;&quot;NULL&quot;;CONCATENATE(&quot;'&quot;;[.E42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4];&quot;,'&quot;;SUBSTITUTE([.B424];&quot;'&quot;;&quot;''&quot;);&quot;','&quot;;SUBSTITUTE([.C424];&quot;'&quot;;&quot;''&quot;);&quot;','&quot;;SUBSTITUTE([.D424];&quot;'&quot;;&quot;''&quot;);&quot;',&quot;;SUBSTITUTE([.F424];&quot;'&quot;;&quot;''&quot;);&quot;,&quot;;[.G424];&quot;,&quot;;[.H424];&quot;,&quot;;[.I424];&quot;,&quot;;[.J424];&quot;,&quot;;[.K424];&quot;,&quot;;[.L424];&quot;,&quot;;[.M424];&quot;,&quot;;[.N424];&quot;);&quot;)" office:value-type="string" office:string-value="INSERT INTO RESOURCE(id_resource, resource, url, description, comments, id_level, active,has_script,has_grammar,has_quiz,has_vocabulary, id_source, id_skill) VALUES(424,'The school trip','https://learnenglishteens.britishcouncil.org/skills/writing/elementary-a2-writing/school-trip','Look at the information about a school trip and do the exercises to improve your writing skills.',NULL,3,true,true,false,true,false,2,3);" calcext:value-type="string">
            <text:p>INSERT INTO RESOURCE(id_resource, resource, url, description, comments, id_level, active,has_script,has_grammar,has_quiz,has_vocabulary, id_source, id_skill) VALUES(424,'The school trip','https://learnenglishteens.britishcouncil.org/skills/writing/elementary-a2-writing/school-trip','Look at the information about a school trip and do the exercises to improve your writing skills.',NULL,3,true,true,false,true,false,2,3);</text:p>
          </table:table-cell>
        </table:table-row>
        <table:table-row table:style-name="ro1">
          <table:table-cell office:value-type="float" office:value="425" calcext:value-type="float">
            <text:p>425</text:p>
          </table:table-cell>
          <table:table-cell office:value-type="string" calcext:value-type="string">
            <text:p>Trains and travel</text:p>
          </table:table-cell>
          <table:table-cell office:value-type="string" calcext:value-type="string">
            <text:p>https://learnenglishteens.britishcouncil.org/skills/writing/elementary-a2-writing/trains-travel</text:p>
          </table:table-cell>
          <table:table-cell office:value-type="string" calcext:value-type="string">
            <text:p>Look at the two messages and do the exercises to improve your message writing skills.</text:p>
          </table:table-cell>
          <table:table-cell/>
          <table:table-cell table:formula="of:=IF([.E425]=&quot;&quot;;&quot;NULL&quot;;CONCATENATE(&quot;'&quot;;[.E42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5];&quot;,'&quot;;SUBSTITUTE([.B425];&quot;'&quot;;&quot;''&quot;);&quot;','&quot;;SUBSTITUTE([.C425];&quot;'&quot;;&quot;''&quot;);&quot;','&quot;;SUBSTITUTE([.D425];&quot;'&quot;;&quot;''&quot;);&quot;',&quot;;SUBSTITUTE([.F425];&quot;'&quot;;&quot;''&quot;);&quot;,&quot;;[.G425];&quot;,&quot;;[.H425];&quot;,&quot;;[.I425];&quot;,&quot;;[.J425];&quot;,&quot;;[.K425];&quot;,&quot;;[.L425];&quot;,&quot;;[.M425];&quot;,&quot;;[.N425];&quot;);&quot;)" office:value-type="string" office:string-value="INSERT INTO RESOURCE(id_resource, resource, url, description, comments, id_level, active,has_script,has_grammar,has_quiz,has_vocabulary, id_source, id_skill) VALUES(425,'Trains and travel','https://learnenglishteens.britishcouncil.org/skills/writing/elementary-a2-writing/trains-travel','Look at the two messages and do the exercises to improve your message writing skills.',NULL,3,true,true,false,true,false,2,3);" calcext:value-type="string">
            <text:p>INSERT INTO RESOURCE(id_resource, resource, url, description, comments, id_level, active,has_script,has_grammar,has_quiz,has_vocabulary, id_source, id_skill) VALUES(425,'Trains and travel','https://learnenglishteens.britishcouncil.org/skills/writing/elementary-a2-writing/trains-travel','Look at the two messages and do the exercises to improve your message writing skills.',NULL,3,true,true,false,true,false,2,3);</text:p>
          </table:table-cell>
        </table:table-row>
        <table:table-row table:style-name="ro1">
          <table:table-cell office:value-type="float" office:value="426" calcext:value-type="float">
            <text:p>426</text:p>
          </table:table-cell>
          <table:table-cell office:value-type="string" calcext:value-type="string">
            <text:p>Travelling abroad</text:p>
          </table:table-cell>
          <table:table-cell office:value-type="string" calcext:value-type="string">
            <text:p>https://learnenglishteens.britishcouncil.org/skills/writing/elementary-a2-writing/travelling-abroad</text:p>
          </table:table-cell>
          <table:table-cell office:value-type="string" calcext:value-type="string">
            <text:p>Look at the email and do the exercises to improve your writing and spelling skills.</text:p>
          </table:table-cell>
          <table:table-cell/>
          <table:table-cell table:formula="of:=IF([.E426]=&quot;&quot;;&quot;NULL&quot;;CONCATENATE(&quot;'&quot;;[.E42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6];&quot;,'&quot;;SUBSTITUTE([.B426];&quot;'&quot;;&quot;''&quot;);&quot;','&quot;;SUBSTITUTE([.C426];&quot;'&quot;;&quot;''&quot;);&quot;','&quot;;SUBSTITUTE([.D426];&quot;'&quot;;&quot;''&quot;);&quot;',&quot;;SUBSTITUTE([.F426];&quot;'&quot;;&quot;''&quot;);&quot;,&quot;;[.G426];&quot;,&quot;;[.H426];&quot;,&quot;;[.I426];&quot;,&quot;;[.J426];&quot;,&quot;;[.K426];&quot;,&quot;;[.L426];&quot;,&quot;;[.M426];&quot;,&quot;;[.N426];&quot;);&quot;)" office:value-type="string" office:string-value="INSERT INTO RESOURCE(id_resource, resource, url, description, comments, id_level, active,has_script,has_grammar,has_quiz,has_vocabulary, id_source, id_skill) VALUES(426,'Travelling abroad','https://learnenglishteens.britishcouncil.org/skills/writing/elementary-a2-writing/travelling-abroad','Look at the email and do the exercises to improve your writing and spelling skills.',NULL,3,true,true,false,true,false,2,3);" calcext:value-type="string">
            <text:p>INSERT INTO RESOURCE(id_resource, resource, url, description, comments, id_level, active,has_script,has_grammar,has_quiz,has_vocabulary, id_source, id_skill) VALUES(426,'Travelling abroad','https://learnenglishteens.britishcouncil.org/skills/writing/elementary-a2-writing/travelling-abroad','Look at the email and do the exercises to improve your writing and spelling skills.',NULL,3,true,true,false,true,false,2,3);</text:p>
          </table:table-cell>
        </table:table-row>
        <table:table-row table:style-name="ro1">
          <table:table-cell office:value-type="float" office:value="427" calcext:value-type="float">
            <text:p>427</text:p>
          </table:table-cell>
          <table:table-cell office:value-type="string" calcext:value-type="string">
            <text:p>A blog</text:p>
          </table:table-cell>
          <table:table-cell office:value-type="string" calcext:value-type="string">
            <text:p>https://learnenglishteens.britishcouncil.org/skills/writing/intermediate-b1-writing/blog</text:p>
          </table:table-cell>
          <table:table-cell office:value-type="string" calcext:value-type="string">
            <text:p>Look at the blog and do the exercises to improve your writing skills.</text:p>
          </table:table-cell>
          <table:table-cell/>
          <table:table-cell table:formula="of:=IF([.E427]=&quot;&quot;;&quot;NULL&quot;;CONCATENATE(&quot;'&quot;;[.E42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7];&quot;,'&quot;;SUBSTITUTE([.B427];&quot;'&quot;;&quot;''&quot;);&quot;','&quot;;SUBSTITUTE([.C427];&quot;'&quot;;&quot;''&quot;);&quot;','&quot;;SUBSTITUTE([.D427];&quot;'&quot;;&quot;''&quot;);&quot;',&quot;;SUBSTITUTE([.F427];&quot;'&quot;;&quot;''&quot;);&quot;,&quot;;[.G427];&quot;,&quot;;[.H427];&quot;,&quot;;[.I427];&quot;,&quot;;[.J427];&quot;,&quot;;[.K427];&quot;,&quot;;[.L427];&quot;,&quot;;[.M427];&quot;,&quot;;[.N427];&quot;);&quot;)" office:value-type="string" office:string-value="INSERT INTO RESOURCE(id_resource, resource, url, description, comments, id_level, active,has_script,has_grammar,has_quiz,has_vocabulary, id_source, id_skill) VALUES(427,'A blog','https://learnenglishteens.britishcouncil.org/skills/writing/intermediate-b1-writing/blog','Look at the blog and do the exercises to improve your writing skills.',NULL,5,true,true,false,true,false,2,3);" calcext:value-type="string">
            <text:p>INSERT INTO RESOURCE(id_resource, resource, url, description, comments, id_level, active,has_script,has_grammar,has_quiz,has_vocabulary, id_source, id_skill) VALUES(427,'A blog','https://learnenglishteens.britishcouncil.org/skills/writing/intermediate-b1-writing/blog','Look at the blog and do the exercises to improve your writing skills.',NULL,5,true,true,false,true,false,2,3);</text:p>
          </table:table-cell>
        </table:table-row>
        <table:table-row table:style-name="ro1">
          <table:table-cell office:value-type="float" office:value="428" calcext:value-type="float">
            <text:p>428</text:p>
          </table:table-cell>
          <table:table-cell office:value-type="string" calcext:value-type="string">
            <text:p>A CV</text:p>
          </table:table-cell>
          <table:table-cell office:value-type="string" calcext:value-type="string">
            <text:p>https://learnenglishteens.britishcouncil.org/skills/writing/intermediate-b1-writing/cv</text:p>
          </table:table-cell>
          <table:table-cell office:value-type="string" calcext:value-type="string">
            <text:p>Look at the job adverts and the CV and do the exercises to improve your writing skills.</text:p>
          </table:table-cell>
          <table:table-cell/>
          <table:table-cell table:formula="of:=IF([.E428]=&quot;&quot;;&quot;NULL&quot;;CONCATENATE(&quot;'&quot;;[.E42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8];&quot;,'&quot;;SUBSTITUTE([.B428];&quot;'&quot;;&quot;''&quot;);&quot;','&quot;;SUBSTITUTE([.C428];&quot;'&quot;;&quot;''&quot;);&quot;','&quot;;SUBSTITUTE([.D428];&quot;'&quot;;&quot;''&quot;);&quot;',&quot;;SUBSTITUTE([.F428];&quot;'&quot;;&quot;''&quot;);&quot;,&quot;;[.G428];&quot;,&quot;;[.H428];&quot;,&quot;;[.I428];&quot;,&quot;;[.J428];&quot;,&quot;;[.K428];&quot;,&quot;;[.L428];&quot;,&quot;;[.M428];&quot;,&quot;;[.N428];&quot;);&quot;)" office:value-type="string" office:string-value="INSERT INTO RESOURCE(id_resource, resource, url, description, comments, id_level, active,has_script,has_grammar,has_quiz,has_vocabulary, id_source, id_skill) VALUES(428,'A CV','https://learnenglishteens.britishcouncil.org/skills/writing/intermediate-b1-writing/cv','Look at the job adverts and the CV and do the exercises to improve your writing skills.',NULL,5,true,true,false,true,false,2,3);" calcext:value-type="string">
            <text:p>INSERT INTO RESOURCE(id_resource, resource, url, description, comments, id_level, active,has_script,has_grammar,has_quiz,has_vocabulary, id_source, id_skill) VALUES(428,'A CV','https://learnenglishteens.britishcouncil.org/skills/writing/intermediate-b1-writing/cv','Look at the job adverts and the CV and do the exercises to improve your writing skills.',NULL,5,true,true,false,true,false,2,3);</text:p>
          </table:table-cell>
        </table:table-row>
        <table:table-row table:style-name="ro1">
          <table:table-cell office:value-type="float" office:value="429" calcext:value-type="float">
            <text:p>429</text:p>
          </table:table-cell>
          <table:table-cell office:value-type="string" calcext:value-type="string">
            <text:p>A for and against essay</text:p>
          </table:table-cell>
          <table:table-cell office:value-type="string" calcext:value-type="string">
            <text:p>https://learnenglishteens.britishcouncil.org/skills/writing/intermediate-b1-writing/against-essay</text:p>
          </table:table-cell>
          <table:table-cell office:value-type="string" calcext:value-type="string">
            <text:p>Look at the essay and do the exercises to improve your writing skills.</text:p>
          </table:table-cell>
          <table:table-cell/>
          <table:table-cell table:formula="of:=IF([.E429]=&quot;&quot;;&quot;NULL&quot;;CONCATENATE(&quot;'&quot;;[.E42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29];&quot;,'&quot;;SUBSTITUTE([.B429];&quot;'&quot;;&quot;''&quot;);&quot;','&quot;;SUBSTITUTE([.C429];&quot;'&quot;;&quot;''&quot;);&quot;','&quot;;SUBSTITUTE([.D429];&quot;'&quot;;&quot;''&quot;);&quot;',&quot;;SUBSTITUTE([.F429];&quot;'&quot;;&quot;''&quot;);&quot;,&quot;;[.G429];&quot;,&quot;;[.H429];&quot;,&quot;;[.I429];&quot;,&quot;;[.J429];&quot;,&quot;;[.K429];&quot;,&quot;;[.L429];&quot;,&quot;;[.M429];&quot;,&quot;;[.N429];&quot;);&quot;)" office:value-type="string" office:string-value="INSERT INTO RESOURCE(id_resource, resource, url, description, comments, id_level, active,has_script,has_grammar,has_quiz,has_vocabulary, id_source, id_skill) VALUES(429,'A for and against essay','https://learnenglishteens.britishcouncil.org/skills/writing/intermediate-b1-writing/against-essay','Look at the essay and do the exercises to improve your writing skills.',NULL,5,true,true,false,true,false,2,3);" calcext:value-type="string">
            <text:p>INSERT INTO RESOURCE(id_resource, resource, url, description, comments, id_level, active,has_script,has_grammar,has_quiz,has_vocabulary, id_source, id_skill) VALUES(429,'A for and against essay','https://learnenglishteens.britishcouncil.org/skills/writing/intermediate-b1-writing/against-essay','Look at the essay and do the exercises to improve your writing skills.',NULL,5,true,true,false,true,false,2,3);</text:p>
          </table:table-cell>
        </table:table-row>
        <table:table-row table:style-name="ro1">
          <table:table-cell office:value-type="float" office:value="430" calcext:value-type="float">
            <text:p>430</text:p>
          </table:table-cell>
          <table:table-cell office:value-type="string" calcext:value-type="string">
            <text:p>A letter to a friend</text:p>
          </table:table-cell>
          <table:table-cell office:value-type="string" calcext:value-type="string">
            <text:p>https://learnenglishteens.britishcouncil.org/skills/writing/intermediate-b1-writing/letter-friend</text:p>
          </table:table-cell>
          <table:table-cell office:value-type="string" calcext:value-type="string">
            <text:p>Look at the exam question and letter and do the exercises to improve your writing skills.</text:p>
          </table:table-cell>
          <table:table-cell/>
          <table:table-cell table:formula="of:=IF([.E430]=&quot;&quot;;&quot;NULL&quot;;CONCATENATE(&quot;'&quot;;[.E43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0];&quot;,'&quot;;SUBSTITUTE([.B430];&quot;'&quot;;&quot;''&quot;);&quot;','&quot;;SUBSTITUTE([.C430];&quot;'&quot;;&quot;''&quot;);&quot;','&quot;;SUBSTITUTE([.D430];&quot;'&quot;;&quot;''&quot;);&quot;',&quot;;SUBSTITUTE([.F430];&quot;'&quot;;&quot;''&quot;);&quot;,&quot;;[.G430];&quot;,&quot;;[.H430];&quot;,&quot;;[.I430];&quot;,&quot;;[.J430];&quot;,&quot;;[.K430];&quot;,&quot;;[.L430];&quot;,&quot;;[.M430];&quot;,&quot;;[.N430];&quot;);&quot;)" office:value-type="string" office:string-value="INSERT INTO RESOURCE(id_resource, resource, url, description, comments, id_level, active,has_script,has_grammar,has_quiz,has_vocabulary, id_source, id_skill) VALUES(430,'A letter to a friend','https://learnenglishteens.britishcouncil.org/skills/writing/intermediate-b1-writing/letter-friend','Look at the exam question and letter and do the exercises to improve your writing skills.',NULL,5,true,true,false,true,false,2,3);" calcext:value-type="string">
            <text:p>INSERT INTO RESOURCE(id_resource, resource, url, description, comments, id_level, active,has_script,has_grammar,has_quiz,has_vocabulary, id_source, id_skill) VALUES(430,'A letter to a friend','https://learnenglishteens.britishcouncil.org/skills/writing/intermediate-b1-writing/letter-friend','Look at the exam question and letter and do the exercises to improve your writing skills.',NULL,5,true,true,false,true,false,2,3);</text:p>
          </table:table-cell>
        </table:table-row>
        <table:table-row table:style-name="ro1">
          <table:table-cell office:value-type="float" office:value="431" calcext:value-type="float">
            <text:p>431</text:p>
          </table:table-cell>
          <table:table-cell office:value-type="string" calcext:value-type="string">
            <text:p>A short story</text:p>
          </table:table-cell>
          <table:table-cell office:value-type="string" calcext:value-type="string">
            <text:p>https://learnenglishteens.britishcouncil.org/skills/writing/intermediate-b1-writing/short-story</text:p>
          </table:table-cell>
          <table:table-cell office:value-type="string" calcext:value-type="string">
            <text:p>Look at the short story and do the exercises to improve your writing skills.</text:p>
          </table:table-cell>
          <table:table-cell/>
          <table:table-cell table:formula="of:=IF([.E431]=&quot;&quot;;&quot;NULL&quot;;CONCATENATE(&quot;'&quot;;[.E43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1];&quot;,'&quot;;SUBSTITUTE([.B431];&quot;'&quot;;&quot;''&quot;);&quot;','&quot;;SUBSTITUTE([.C431];&quot;'&quot;;&quot;''&quot;);&quot;','&quot;;SUBSTITUTE([.D431];&quot;'&quot;;&quot;''&quot;);&quot;',&quot;;SUBSTITUTE([.F431];&quot;'&quot;;&quot;''&quot;);&quot;,&quot;;[.G431];&quot;,&quot;;[.H431];&quot;,&quot;;[.I431];&quot;,&quot;;[.J431];&quot;,&quot;;[.K431];&quot;,&quot;;[.L431];&quot;,&quot;;[.M431];&quot;,&quot;;[.N431];&quot;);&quot;)" office:value-type="string" office:string-value="INSERT INTO RESOURCE(id_resource, resource, url, description, comments, id_level, active,has_script,has_grammar,has_quiz,has_vocabulary, id_source, id_skill) VALUES(431,'A short story','https://learnenglishteens.britishcouncil.org/skills/writing/intermediate-b1-writing/short-story','Look at the short story and do the exercises to improve your writing skills.',NULL,5,true,true,false,true,false,2,3);" calcext:value-type="string">
            <text:p>INSERT INTO RESOURCE(id_resource, resource, url, description, comments, id_level, active,has_script,has_grammar,has_quiz,has_vocabulary, id_source, id_skill) VALUES(431,'A short story','https://learnenglishteens.britishcouncil.org/skills/writing/intermediate-b1-writing/short-story','Look at the short story and do the exercises to improve your writing skills.',NULL,5,true,true,false,true,false,2,3);</text:p>
          </table:table-cell>
        </table:table-row>
        <table:table-row table:style-name="ro1">
          <table:table-cell office:value-type="float" office:value="432" calcext:value-type="float">
            <text:p>432</text:p>
          </table:table-cell>
          <table:table-cell office:value-type="string" calcext:value-type="string">
            <text:p>A website review</text:p>
          </table:table-cell>
          <table:table-cell office:value-type="string" calcext:value-type="string">
            <text:p>https://learnenglishteens.britishcouncil.org/skills/writing/intermediate-b1-writing/website-review</text:p>
          </table:table-cell>
          <table:table-cell office:value-type="string" calcext:value-type="string">
            <text:p>Look at the website review and do the exercises to improve your writing skills.</text:p>
          </table:table-cell>
          <table:table-cell/>
          <table:table-cell table:formula="of:=IF([.E432]=&quot;&quot;;&quot;NULL&quot;;CONCATENATE(&quot;'&quot;;[.E43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2];&quot;,'&quot;;SUBSTITUTE([.B432];&quot;'&quot;;&quot;''&quot;);&quot;','&quot;;SUBSTITUTE([.C432];&quot;'&quot;;&quot;''&quot;);&quot;','&quot;;SUBSTITUTE([.D432];&quot;'&quot;;&quot;''&quot;);&quot;',&quot;;SUBSTITUTE([.F432];&quot;'&quot;;&quot;''&quot;);&quot;,&quot;;[.G432];&quot;,&quot;;[.H432];&quot;,&quot;;[.I432];&quot;,&quot;;[.J432];&quot;,&quot;;[.K432];&quot;,&quot;;[.L432];&quot;,&quot;;[.M432];&quot;,&quot;;[.N432];&quot;);&quot;)" office:value-type="string" office:string-value="INSERT INTO RESOURCE(id_resource, resource, url, description, comments, id_level, active,has_script,has_grammar,has_quiz,has_vocabulary, id_source, id_skill) VALUES(432,'A website review','https://learnenglishteens.britishcouncil.org/skills/writing/intermediate-b1-writing/website-review','Look at the website review and do the exercises to improve your writing skills.',NULL,5,true,true,false,true,false,2,3);" calcext:value-type="string">
            <text:p>INSERT INTO RESOURCE(id_resource, resource, url, description, comments, id_level, active,has_script,has_grammar,has_quiz,has_vocabulary, id_source, id_skill) VALUES(432,'A website review','https://learnenglishteens.britishcouncil.org/skills/writing/intermediate-b1-writing/website-review','Look at the website review and do the exercises to improve your writing skills.',NULL,5,true,true,false,true,false,2,3);</text:p>
          </table:table-cell>
        </table:table-row>
        <table:table-row table:style-name="ro1">
          <table:table-cell office:value-type="float" office:value="433" calcext:value-type="float">
            <text:p>433</text:p>
          </table:table-cell>
          <table:table-cell office:value-type="string" calcext:value-type="string">
            <text:p>An email to a new friend</text:p>
          </table:table-cell>
          <table:table-cell office:value-type="string" calcext:value-type="string">
            <text:p>https://learnenglishteens.britishcouncil.org/skills/writing/intermediate-b1-writing/email-new-friend</text:p>
          </table:table-cell>
          <table:table-cell office:value-type="string" calcext:value-type="string">
            <text:p>Look at the email and do the exercises to improve your writing skills.</text:p>
          </table:table-cell>
          <table:table-cell/>
          <table:table-cell table:formula="of:=IF([.E433]=&quot;&quot;;&quot;NULL&quot;;CONCATENATE(&quot;'&quot;;[.E43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3];&quot;,'&quot;;SUBSTITUTE([.B433];&quot;'&quot;;&quot;''&quot;);&quot;','&quot;;SUBSTITUTE([.C433];&quot;'&quot;;&quot;''&quot;);&quot;','&quot;;SUBSTITUTE([.D433];&quot;'&quot;;&quot;''&quot;);&quot;',&quot;;SUBSTITUTE([.F433];&quot;'&quot;;&quot;''&quot;);&quot;,&quot;;[.G433];&quot;,&quot;;[.H433];&quot;,&quot;;[.I433];&quot;,&quot;;[.J433];&quot;,&quot;;[.K433];&quot;,&quot;;[.L433];&quot;,&quot;;[.M433];&quot;,&quot;;[.N433];&quot;);&quot;)" office:value-type="string" office:string-value="INSERT INTO RESOURCE(id_resource, resource, url, description, comments, id_level, active,has_script,has_grammar,has_quiz,has_vocabulary, id_source, id_skill) VALUES(433,'An email to a new friend','https://learnenglishteens.britishcouncil.org/skills/writing/intermediate-b1-writing/email-new-friend','Look at the email and do the exercises to improve your writing skills.',NULL,5,true,true,false,true,false,2,3);" calcext:value-type="string">
            <text:p>INSERT INTO RESOURCE(id_resource, resource, url, description, comments, id_level, active,has_script,has_grammar,has_quiz,has_vocabulary, id_source, id_skill) VALUES(433,'An email to a new friend','https://learnenglishteens.britishcouncil.org/skills/writing/intermediate-b1-writing/email-new-friend','Look at the email and do the exercises to improve your writing skills.',NULL,5,true,true,false,true,false,2,3);</text:p>
          </table:table-cell>
        </table:table-row>
        <table:table-row table:style-name="ro1">
          <table:table-cell office:value-type="float" office:value="434" calcext:value-type="float">
            <text:p>434</text:p>
          </table:table-cell>
          <table:table-cell office:value-type="string" calcext:value-type="string">
            <text:p>An invitation to a party</text:p>
          </table:table-cell>
          <table:table-cell office:value-type="string" calcext:value-type="string">
            <text:p>https://learnenglishteens.britishcouncil.org/skills/writing/intermediate-b1-writing/invitation-party</text:p>
          </table:table-cell>
          <table:table-cell office:value-type="string" calcext:value-type="string">
            <text:p>Look at the exam question and invitation and do the exercises to improve your writing skills.</text:p>
          </table:table-cell>
          <table:table-cell/>
          <table:table-cell table:formula="of:=IF([.E434]=&quot;&quot;;&quot;NULL&quot;;CONCATENATE(&quot;'&quot;;[.E43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4];&quot;,'&quot;;SUBSTITUTE([.B434];&quot;'&quot;;&quot;''&quot;);&quot;','&quot;;SUBSTITUTE([.C434];&quot;'&quot;;&quot;''&quot;);&quot;','&quot;;SUBSTITUTE([.D434];&quot;'&quot;;&quot;''&quot;);&quot;',&quot;;SUBSTITUTE([.F434];&quot;'&quot;;&quot;''&quot;);&quot;,&quot;;[.G434];&quot;,&quot;;[.H434];&quot;,&quot;;[.I434];&quot;,&quot;;[.J434];&quot;,&quot;;[.K434];&quot;,&quot;;[.L434];&quot;,&quot;;[.M434];&quot;,&quot;;[.N434];&quot;);&quot;)" office:value-type="string" office:string-value="INSERT INTO RESOURCE(id_resource, resource, url, description, comments, id_level, active,has_script,has_grammar,has_quiz,has_vocabulary, id_source, id_skill) VALUES(434,'An invitation to a party','https://learnenglishteens.britishcouncil.org/skills/writing/intermediate-b1-writing/invitation-party','Look at the exam question and invitation and do the exercises to improve your writing skills.',NULL,5,true,true,false,true,false,2,3);" calcext:value-type="string">
            <text:p>INSERT INTO RESOURCE(id_resource, resource, url, description, comments, id_level, active,has_script,has_grammar,has_quiz,has_vocabulary, id_source, id_skill) VALUES(434,'An invitation to a party','https://learnenglishteens.britishcouncil.org/skills/writing/intermediate-b1-writing/invitation-party','Look at the exam question and invitation and do the exercises to improve your writing skills.',NULL,5,true,true,false,true,false,2,3);</text:p>
          </table:table-cell>
        </table:table-row>
        <table:table-row table:style-name="ro1">
          <table:table-cell office:value-type="float" office:value="435" calcext:value-type="float">
            <text:p>435</text:p>
          </table:table-cell>
          <table:table-cell office:value-type="string" calcext:value-type="string">
            <text:p>An opinion essay</text:p>
          </table:table-cell>
          <table:table-cell office:value-type="string" calcext:value-type="string">
            <text:p>https://learnenglishteens.britishcouncil.org/skills/writing/intermediate-b1-writing/opinion-essay</text:p>
          </table:table-cell>
          <table:table-cell office:value-type="string" calcext:value-type="string">
            <text:p>Look at the essay and do the exercises to improve your writing skills.</text:p>
          </table:table-cell>
          <table:table-cell/>
          <table:table-cell table:formula="of:=IF([.E435]=&quot;&quot;;&quot;NULL&quot;;CONCATENATE(&quot;'&quot;;[.E43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5];&quot;,'&quot;;SUBSTITUTE([.B435];&quot;'&quot;;&quot;''&quot;);&quot;','&quot;;SUBSTITUTE([.C435];&quot;'&quot;;&quot;''&quot;);&quot;','&quot;;SUBSTITUTE([.D435];&quot;'&quot;;&quot;''&quot;);&quot;',&quot;;SUBSTITUTE([.F435];&quot;'&quot;;&quot;''&quot;);&quot;,&quot;;[.G435];&quot;,&quot;;[.H435];&quot;,&quot;;[.I435];&quot;,&quot;;[.J435];&quot;,&quot;;[.K435];&quot;,&quot;;[.L435];&quot;,&quot;;[.M435];&quot;,&quot;;[.N435];&quot;);&quot;)" office:value-type="string" office:string-value="INSERT INTO RESOURCE(id_resource, resource, url, description, comments, id_level, active,has_script,has_grammar,has_quiz,has_vocabulary, id_source, id_skill) VALUES(435,'An opinion essay','https://learnenglishteens.britishcouncil.org/skills/writing/intermediate-b1-writing/opinion-essay','Look at the essay and do the exercises to improve your writing skills.',NULL,5,true,true,false,true,false,2,3);" calcext:value-type="string">
            <text:p>INSERT INTO RESOURCE(id_resource, resource, url, description, comments, id_level, active,has_script,has_grammar,has_quiz,has_vocabulary, id_source, id_skill) VALUES(435,'An opinion essay','https://learnenglishteens.britishcouncil.org/skills/writing/intermediate-b1-writing/opinion-essay','Look at the essay and do the exercises to improve your writing skills.',NULL,5,true,true,false,true,false,2,3);</text:p>
          </table:table-cell>
        </table:table-row>
        <table:table-row table:style-name="ro1">
          <table:table-cell office:value-type="float" office:value="436" calcext:value-type="float">
            <text:p>436</text:p>
          </table:table-cell>
          <table:table-cell office:value-type="string" calcext:value-type="string">
            <text:p>Checking out websites</text:p>
          </table:table-cell>
          <table:table-cell office:value-type="string" calcext:value-type="string">
            <text:p>https://learnenglishteens.britishcouncil.org/skills/writing/intermediate-b1-writing/checking-out-websites</text:p>
          </table:table-cell>
          <table:table-cell office:value-type="string" calcext:value-type="string">
            <text:p>Look at the article for a school magazine and do the exercises to improve your writing skills.</text:p>
          </table:table-cell>
          <table:table-cell/>
          <table:table-cell table:formula="of:=IF([.E436]=&quot;&quot;;&quot;NULL&quot;;CONCATENATE(&quot;'&quot;;[.E43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6];&quot;,'&quot;;SUBSTITUTE([.B436];&quot;'&quot;;&quot;''&quot;);&quot;','&quot;;SUBSTITUTE([.C436];&quot;'&quot;;&quot;''&quot;);&quot;','&quot;;SUBSTITUTE([.D436];&quot;'&quot;;&quot;''&quot;);&quot;',&quot;;SUBSTITUTE([.F436];&quot;'&quot;;&quot;''&quot;);&quot;,&quot;;[.G436];&quot;,&quot;;[.H436];&quot;,&quot;;[.I436];&quot;,&quot;;[.J436];&quot;,&quot;;[.K436];&quot;,&quot;;[.L436];&quot;,&quot;;[.M436];&quot;,&quot;;[.N436];&quot;);&quot;)" office:value-type="string" office:string-value="INSERT INTO RESOURCE(id_resource, resource, url, description, comments, id_level, active,has_script,has_grammar,has_quiz,has_vocabulary, id_source, id_skill) VALUES(436,'Checking out websites','https://learnenglishteens.britishcouncil.org/skills/writing/intermediate-b1-writing/checking-out-websites','Look at the article for a school magazine and do the exercises to improve your writing skills.',NULL,5,true,true,false,true,false,2,3);" calcext:value-type="string">
            <text:p>INSERT INTO RESOURCE(id_resource, resource, url, description, comments, id_level, active,has_script,has_grammar,has_quiz,has_vocabulary, id_source, id_skill) VALUES(436,'Checking out websites','https://learnenglishteens.britishcouncil.org/skills/writing/intermediate-b1-writing/checking-out-websites','Look at the article for a school magazine and do the exercises to improve your writing skills.',NULL,5,true,true,false,true,false,2,3);</text:p>
          </table:table-cell>
        </table:table-row>
        <table:table-row table:style-name="ro1">
          <table:table-cell office:value-type="float" office:value="437" calcext:value-type="float">
            <text:p>437</text:p>
          </table:table-cell>
          <table:table-cell office:value-type="string" calcext:value-type="string">
            <text:p>Describing a bar chart</text:p>
          </table:table-cell>
          <table:table-cell office:value-type="string" calcext:value-type="string">
            <text:p>https://learnenglishteens.britishcouncil.org/skills/writing/intermediate-b1-writing/describing-bar-chart</text:p>
          </table:table-cell>
          <table:table-cell office:value-type="string" calcext:value-type="string">
            <text:p>Look at the bar chart, exam question and sample answer and do the exercises to improve your writing skills.</text:p>
          </table:table-cell>
          <table:table-cell/>
          <table:table-cell table:formula="of:=IF([.E437]=&quot;&quot;;&quot;NULL&quot;;CONCATENATE(&quot;'&quot;;[.E43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7];&quot;,'&quot;;SUBSTITUTE([.B437];&quot;'&quot;;&quot;''&quot;);&quot;','&quot;;SUBSTITUTE([.C437];&quot;'&quot;;&quot;''&quot;);&quot;','&quot;;SUBSTITUTE([.D437];&quot;'&quot;;&quot;''&quot;);&quot;',&quot;;SUBSTITUTE([.F437];&quot;'&quot;;&quot;''&quot;);&quot;,&quot;;[.G437];&quot;,&quot;;[.H437];&quot;,&quot;;[.I437];&quot;,&quot;;[.J437];&quot;,&quot;;[.K437];&quot;,&quot;;[.L437];&quot;,&quot;;[.M437];&quot;,&quot;;[.N437];&quot;);&quot;)" office:value-type="string" office:string-value="INSERT INTO RESOURCE(id_resource, resource, url, description, comments, id_level, active,has_script,has_grammar,has_quiz,has_vocabulary, id_source, id_skill) VALUES(437,'Describing a bar chart','https://learnenglishteens.britishcouncil.org/skills/writing/intermediate-b1-writing/describing-bar-chart','Look at the bar chart, exam question and sample answer and do the exercises to improve your writing skills.',NULL,5,true,true,false,true,false,2,3);" calcext:value-type="string">
            <text:p>INSERT INTO RESOURCE(id_resource, resource, url, description, comments, id_level, active,has_script,has_grammar,has_quiz,has_vocabulary, id_source, id_skill) VALUES(437,'Describing a bar chart','https://learnenglishteens.britishcouncil.org/skills/writing/intermediate-b1-writing/describing-bar-chart','Look at the bar chart, exam question and sample answer and do the exercises to improve your writing skills.',NULL,5,true,true,false,true,false,2,3);</text:p>
          </table:table-cell>
        </table:table-row>
        <table:table-row table:style-name="ro1">
          <table:table-cell office:value-type="float" office:value="438" calcext:value-type="float">
            <text:p>438</text:p>
          </table:table-cell>
          <table:table-cell office:value-type="string" calcext:value-type="string">
            <text:p>Someone I admire</text:p>
          </table:table-cell>
          <table:table-cell office:value-type="string" calcext:value-type="string">
            <text:p>https://learnenglishteens.britishcouncil.org/skills/writing/intermediate-b1-writing/someone-i-admire</text:p>
          </table:table-cell>
          <table:table-cell office:value-type="string" calcext:value-type="string">
            <text:p>Look at the description and do the exercises to improve your writing skills.</text:p>
          </table:table-cell>
          <table:table-cell/>
          <table:table-cell table:formula="of:=IF([.E438]=&quot;&quot;;&quot;NULL&quot;;CONCATENATE(&quot;'&quot;;[.E43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8];&quot;,'&quot;;SUBSTITUTE([.B438];&quot;'&quot;;&quot;''&quot;);&quot;','&quot;;SUBSTITUTE([.C438];&quot;'&quot;;&quot;''&quot;);&quot;','&quot;;SUBSTITUTE([.D438];&quot;'&quot;;&quot;''&quot;);&quot;',&quot;;SUBSTITUTE([.F438];&quot;'&quot;;&quot;''&quot;);&quot;,&quot;;[.G438];&quot;,&quot;;[.H438];&quot;,&quot;;[.I438];&quot;,&quot;;[.J438];&quot;,&quot;;[.K438];&quot;,&quot;;[.L438];&quot;,&quot;;[.M438];&quot;,&quot;;[.N438];&quot;);&quot;)" office:value-type="string" office:string-value="INSERT INTO RESOURCE(id_resource, resource, url, description, comments, id_level, active,has_script,has_grammar,has_quiz,has_vocabulary, id_source, id_skill) VALUES(438,'Someone I admire','https://learnenglishteens.britishcouncil.org/skills/writing/intermediate-b1-writing/someone-i-admire','Look at the description and do the exercises to improve your writing skills.',NULL,5,true,true,false,true,false,2,3);" calcext:value-type="string">
            <text:p>INSERT INTO RESOURCE(id_resource, resource, url, description, comments, id_level, active,has_script,has_grammar,has_quiz,has_vocabulary, id_source, id_skill) VALUES(438,'Someone I admire','https://learnenglishteens.britishcouncil.org/skills/writing/intermediate-b1-writing/someone-i-admire','Look at the description and do the exercises to improve your writing skills.',NULL,5,true,true,false,true,false,2,3);</text:p>
          </table:table-cell>
        </table:table-row>
        <table:table-row table:style-name="ro1">
          <table:table-cell office:value-type="float" office:value="439" calcext:value-type="float">
            <text:p>439</text:p>
          </table:table-cell>
          <table:table-cell office:value-type="string" calcext:value-type="string">
            <text:p>Writing about a pie chart</text:p>
          </table:table-cell>
          <table:table-cell office:value-type="string" calcext:value-type="string">
            <text:p>https://learnenglishteens.britishcouncil.org/skills/writing/intermediate-b1-writing/writing-about-pie-chart</text:p>
          </table:table-cell>
          <table:table-cell office:value-type="string" calcext:value-type="string">
            <text:p>Look at the pie chart, exam question and sample answer and do the exercises to improve your writing skills.</text:p>
          </table:table-cell>
          <table:table-cell/>
          <table:table-cell table:formula="of:=IF([.E439]=&quot;&quot;;&quot;NULL&quot;;CONCATENATE(&quot;'&quot;;[.E43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39];&quot;,'&quot;;SUBSTITUTE([.B439];&quot;'&quot;;&quot;''&quot;);&quot;','&quot;;SUBSTITUTE([.C439];&quot;'&quot;;&quot;''&quot;);&quot;','&quot;;SUBSTITUTE([.D439];&quot;'&quot;;&quot;''&quot;);&quot;',&quot;;SUBSTITUTE([.F439];&quot;'&quot;;&quot;''&quot;);&quot;,&quot;;[.G439];&quot;,&quot;;[.H439];&quot;,&quot;;[.I439];&quot;,&quot;;[.J439];&quot;,&quot;;[.K439];&quot;,&quot;;[.L439];&quot;,&quot;;[.M439];&quot;,&quot;;[.N439];&quot;);&quot;)" office:value-type="string" office:string-value="INSERT INTO RESOURCE(id_resource, resource, url, description, comments, id_level, active,has_script,has_grammar,has_quiz,has_vocabulary, id_source, id_skill) VALUES(439,'Writing about a pie chart','https://learnenglishteens.britishcouncil.org/skills/writing/intermediate-b1-writing/writing-about-pie-chart','Look at the pie chart, exam question and sample answer and do the exercises to improve your writing skills.',NULL,5,true,true,false,true,false,2,3);" calcext:value-type="string">
            <text:p>INSERT INTO RESOURCE(id_resource, resource, url, description, comments, id_level, active,has_script,has_grammar,has_quiz,has_vocabulary, id_source, id_skill) VALUES(439,'Writing about a pie chart','https://learnenglishteens.britishcouncil.org/skills/writing/intermediate-b1-writing/writing-about-pie-chart','Look at the pie chart, exam question and sample answer and do the exercises to improve your writing skills.',NULL,5,true,true,false,true,false,2,3);</text:p>
          </table:table-cell>
        </table:table-row>
        <table:table-row table:style-name="ro1">
          <table:table-cell office:value-type="float" office:value="440" calcext:value-type="float">
            <text:p>440</text:p>
          </table:table-cell>
          <table:table-cell office:value-type="string" calcext:value-type="string">
            <text:p>A blog - The X Games</text:p>
          </table:table-cell>
          <table:table-cell office:value-type="string" calcext:value-type="string">
            <text:p>https://learnenglishteens.britishcouncil.org/skills/writing/upper-intermediate-b2-writing/blog-x-games</text:p>
          </table:table-cell>
          <table:table-cell office:value-type="string" calcext:value-type="string">
            <text:p>Look at the blog and do the exercises to improve your writing skills.</text:p>
          </table:table-cell>
          <table:table-cell/>
          <table:table-cell table:formula="of:=IF([.E440]=&quot;&quot;;&quot;NULL&quot;;CONCATENATE(&quot;'&quot;;[.E44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0];&quot;,'&quot;;SUBSTITUTE([.B440];&quot;'&quot;;&quot;''&quot;);&quot;','&quot;;SUBSTITUTE([.C440];&quot;'&quot;;&quot;''&quot;);&quot;','&quot;;SUBSTITUTE([.D440];&quot;'&quot;;&quot;''&quot;);&quot;',&quot;;SUBSTITUTE([.F440];&quot;'&quot;;&quot;''&quot;);&quot;,&quot;;[.G440];&quot;,&quot;;[.H440];&quot;,&quot;;[.I440];&quot;,&quot;;[.J440];&quot;,&quot;;[.K440];&quot;,&quot;;[.L440];&quot;,&quot;;[.M440];&quot;,&quot;;[.N440];&quot;);&quot;)" office:value-type="string" office:string-value="INSERT INTO RESOURCE(id_resource, resource, url, description, comments, id_level, active,has_script,has_grammar,has_quiz,has_vocabulary, id_source, id_skill) VALUES(440,'A blog - The X Games','https://learnenglishteens.britishcouncil.org/skills/writing/upper-intermediate-b2-writing/blog-x-games','Look at the blog and do the exercises to improve your writing skills.',NULL,6,true,true,false,true,false,2,3);" calcext:value-type="string">
            <text:p>INSERT INTO RESOURCE(id_resource, resource, url, description, comments, id_level, active,has_script,has_grammar,has_quiz,has_vocabulary, id_source, id_skill) VALUES(440,'A blog - The X Games','https://learnenglishteens.britishcouncil.org/skills/writing/upper-intermediate-b2-writing/blog-x-games','Look at the blog and do the exercises to improve your writing skills.',NULL,6,true,true,false,true,false,2,3);</text:p>
          </table:table-cell>
        </table:table-row>
        <table:table-row table:style-name="ro1">
          <table:table-cell office:value-type="float" office:value="441" calcext:value-type="float">
            <text:p>441</text:p>
          </table:table-cell>
          <table:table-cell office:value-type="string" calcext:value-type="string">
            <text:p>A for and against essay about the internet</text:p>
          </table:table-cell>
          <table:table-cell office:value-type="string" calcext:value-type="string">
            <text:p>https://learnenglishteens.britishcouncil.org/skills/writing/upper-intermediate-b2-writing/against-essay-about-internet</text:p>
          </table:table-cell>
          <table:table-cell office:value-type="string" calcext:value-type="string">
            <text:p>Look at the essay and do the exercises to improve your writing skills.</text:p>
          </table:table-cell>
          <table:table-cell/>
          <table:table-cell table:formula="of:=IF([.E441]=&quot;&quot;;&quot;NULL&quot;;CONCATENATE(&quot;'&quot;;[.E44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1];&quot;,'&quot;;SUBSTITUTE([.B441];&quot;'&quot;;&quot;''&quot;);&quot;','&quot;;SUBSTITUTE([.C441];&quot;'&quot;;&quot;''&quot;);&quot;','&quot;;SUBSTITUTE([.D441];&quot;'&quot;;&quot;''&quot;);&quot;',&quot;;SUBSTITUTE([.F441];&quot;'&quot;;&quot;''&quot;);&quot;,&quot;;[.G441];&quot;,&quot;;[.H441];&quot;,&quot;;[.I441];&quot;,&quot;;[.J441];&quot;,&quot;;[.K441];&quot;,&quot;;[.L441];&quot;,&quot;;[.M441];&quot;,&quot;;[.N441];&quot;);&quot;)" office:value-type="string" office:string-value="INSERT INTO RESOURCE(id_resource, resource, url, description, comments, id_level, active,has_script,has_grammar,has_quiz,has_vocabulary, id_source, id_skill) VALUES(441,'A for and against essay about the internet','https://learnenglishteens.britishcouncil.org/skills/writing/upper-intermediate-b2-writing/against-essay-about-internet','Look at the essay and do the exercises to improve your writing skills.',NULL,6,true,true,false,true,false,2,3);" calcext:value-type="string">
            <text:p>INSERT INTO RESOURCE(id_resource, resource, url, description, comments, id_level, active,has_script,has_grammar,has_quiz,has_vocabulary, id_source, id_skill) VALUES(441,'A for and against essay about the internet','https://learnenglishteens.britishcouncil.org/skills/writing/upper-intermediate-b2-writing/against-essay-about-internet','Look at the essay and do the exercises to improve your writing skills.',NULL,6,true,true,false,true,false,2,3);</text:p>
          </table:table-cell>
        </table:table-row>
        <table:table-row table:style-name="ro1">
          <table:table-cell office:value-type="float" office:value="442" calcext:value-type="float">
            <text:p>442</text:p>
          </table:table-cell>
          <table:table-cell office:value-type="string" calcext:value-type="string">
            <text:p>A magazine article</text:p>
          </table:table-cell>
          <table:table-cell office:value-type="string" calcext:value-type="string">
            <text:p>https://learnenglishteens.britishcouncil.org/skills/writing/upper-intermediate-b2-writing/magazine-article</text:p>
          </table:table-cell>
          <table:table-cell office:value-type="string" calcext:value-type="string">
            <text:p>Look at the magazine article and do the exercises to improve your writing skills.</text:p>
          </table:table-cell>
          <table:table-cell/>
          <table:table-cell table:formula="of:=IF([.E442]=&quot;&quot;;&quot;NULL&quot;;CONCATENATE(&quot;'&quot;;[.E44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2];&quot;,'&quot;;SUBSTITUTE([.B442];&quot;'&quot;;&quot;''&quot;);&quot;','&quot;;SUBSTITUTE([.C442];&quot;'&quot;;&quot;''&quot;);&quot;','&quot;;SUBSTITUTE([.D442];&quot;'&quot;;&quot;''&quot;);&quot;',&quot;;SUBSTITUTE([.F442];&quot;'&quot;;&quot;''&quot;);&quot;,&quot;;[.G442];&quot;,&quot;;[.H442];&quot;,&quot;;[.I442];&quot;,&quot;;[.J442];&quot;,&quot;;[.K442];&quot;,&quot;;[.L442];&quot;,&quot;;[.M442];&quot;,&quot;;[.N442];&quot;);&quot;)" office:value-type="string" office:string-value="INSERT INTO RESOURCE(id_resource, resource, url, description, comments, id_level, active,has_script,has_grammar,has_quiz,has_vocabulary, id_source, id_skill) VALUES(442,'A magazine article','https://learnenglishteens.britishcouncil.org/skills/writing/upper-intermediate-b2-writing/magazine-article','Look at the magazine article and do the exercises to improve your writing skills.',NULL,6,true,true,false,true,false,2,3);" calcext:value-type="string">
            <text:p>INSERT INTO RESOURCE(id_resource, resource, url, description, comments, id_level, active,has_script,has_grammar,has_quiz,has_vocabulary, id_source, id_skill) VALUES(442,'A magazine article','https://learnenglishteens.britishcouncil.org/skills/writing/upper-intermediate-b2-writing/magazine-article','Look at the magazine article and do the exercises to improve your writing skills.',NULL,6,true,true,false,true,false,2,3);</text:p>
          </table:table-cell>
        </table:table-row>
        <table:table-row table:style-name="ro1">
          <table:table-cell office:value-type="float" office:value="443" calcext:value-type="float">
            <text:p>443</text:p>
          </table:table-cell>
          <table:table-cell office:value-type="string" calcext:value-type="string">
            <text:p>A more formal email</text:p>
          </table:table-cell>
          <table:table-cell office:value-type="string" calcext:value-type="string">
            <text:p>https://learnenglishteens.britishcouncil.org/skills/writing/upper-intermediate-b2-writing/more-formal-email</text:p>
          </table:table-cell>
          <table:table-cell office:value-type="string" calcext:value-type="string">
            <text:p>Look at the exam question and answer and do the exercises to improve your writing skills.</text:p>
          </table:table-cell>
          <table:table-cell/>
          <table:table-cell table:formula="of:=IF([.E443]=&quot;&quot;;&quot;NULL&quot;;CONCATENATE(&quot;'&quot;;[.E44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3];&quot;,'&quot;;SUBSTITUTE([.B443];&quot;'&quot;;&quot;''&quot;);&quot;','&quot;;SUBSTITUTE([.C443];&quot;'&quot;;&quot;''&quot;);&quot;','&quot;;SUBSTITUTE([.D443];&quot;'&quot;;&quot;''&quot;);&quot;',&quot;;SUBSTITUTE([.F443];&quot;'&quot;;&quot;''&quot;);&quot;,&quot;;[.G443];&quot;,&quot;;[.H443];&quot;,&quot;;[.I443];&quot;,&quot;;[.J443];&quot;,&quot;;[.K443];&quot;,&quot;;[.L443];&quot;,&quot;;[.M443];&quot;,&quot;;[.N443];&quot;);&quot;)" office:value-type="string" office:string-value="INSERT INTO RESOURCE(id_resource, resource, url, description, comments, id_level, active,has_script,has_grammar,has_quiz,has_vocabulary, id_source, id_skill) VALUES(443,'A more formal email','https://learnenglishteens.britishcouncil.org/skills/writing/upper-intermediate-b2-writing/more-formal-email','Look at the exam question and answer and do the exercises to improve your writing skills.',NULL,6,true,true,false,true,false,2,3);" calcext:value-type="string">
            <text:p>INSERT INTO RESOURCE(id_resource, resource, url, description, comments, id_level, active,has_script,has_grammar,has_quiz,has_vocabulary, id_source, id_skill) VALUES(443,'A more formal email','https://learnenglishteens.britishcouncil.org/skills/writing/upper-intermediate-b2-writing/more-formal-email','Look at the exam question and answer and do the exercises to improve your writing skills.',NULL,6,true,true,false,true,false,2,3);</text:p>
          </table:table-cell>
        </table:table-row>
        <table:table-row table:style-name="ro1">
          <table:table-cell office:value-type="float" office:value="444" calcext:value-type="float">
            <text:p>444</text:p>
          </table:table-cell>
          <table:table-cell office:value-type="string" calcext:value-type="string">
            <text:p>A report</text:p>
          </table:table-cell>
          <table:table-cell office:value-type="string" calcext:value-type="string">
            <text:p>https://learnenglishteens.britishcouncil.org/skills/writing/upper-intermediate-b2-writing/report</text:p>
          </table:table-cell>
          <table:table-cell office:value-type="string" calcext:value-type="string">
            <text:p>Look at the report and do the exercises to improve your writing skills.</text:p>
          </table:table-cell>
          <table:table-cell/>
          <table:table-cell table:formula="of:=IF([.E444]=&quot;&quot;;&quot;NULL&quot;;CONCATENATE(&quot;'&quot;;[.E44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4];&quot;,'&quot;;SUBSTITUTE([.B444];&quot;'&quot;;&quot;''&quot;);&quot;','&quot;;SUBSTITUTE([.C444];&quot;'&quot;;&quot;''&quot;);&quot;','&quot;;SUBSTITUTE([.D444];&quot;'&quot;;&quot;''&quot;);&quot;',&quot;;SUBSTITUTE([.F444];&quot;'&quot;;&quot;''&quot;);&quot;,&quot;;[.G444];&quot;,&quot;;[.H444];&quot;,&quot;;[.I444];&quot;,&quot;;[.J444];&quot;,&quot;;[.K444];&quot;,&quot;;[.L444];&quot;,&quot;;[.M444];&quot;,&quot;;[.N444];&quot;);&quot;)" office:value-type="string" office:string-value="INSERT INTO RESOURCE(id_resource, resource, url, description, comments, id_level, active,has_script,has_grammar,has_quiz,has_vocabulary, id_source, id_skill) VALUES(444,'A report','https://learnenglishteens.britishcouncil.org/skills/writing/upper-intermediate-b2-writing/report','Look at the report and do the exercises to improve your writing skills.',NULL,6,true,true,false,true,false,2,3);" calcext:value-type="string">
            <text:p>INSERT INTO RESOURCE(id_resource, resource, url, description, comments, id_level, active,has_script,has_grammar,has_quiz,has_vocabulary, id_source, id_skill) VALUES(444,'A report','https://learnenglishteens.britishcouncil.org/skills/writing/upper-intermediate-b2-writing/report','Look at the report and do the exercises to improve your writing skills.',NULL,6,true,true,false,true,false,2,3);</text:p>
          </table:table-cell>
        </table:table-row>
        <table:table-row table:style-name="ro1">
          <table:table-cell office:value-type="float" office:value="445" calcext:value-type="float">
            <text:p>445</text:p>
          </table:table-cell>
          <table:table-cell office:value-type="string" calcext:value-type="string">
            <text:p>A story</text:p>
          </table:table-cell>
          <table:table-cell office:value-type="string" calcext:value-type="string">
            <text:p>https://learnenglishteens.britishcouncil.org/skills/writing/upper-intermediate-b2-writing/story</text:p>
          </table:table-cell>
          <table:table-cell office:value-type="string" calcext:value-type="string">
            <text:p>Look at the short story and do the exercises to improve your writing skills.</text:p>
          </table:table-cell>
          <table:table-cell/>
          <table:table-cell table:formula="of:=IF([.E445]=&quot;&quot;;&quot;NULL&quot;;CONCATENATE(&quot;'&quot;;[.E44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5];&quot;,'&quot;;SUBSTITUTE([.B445];&quot;'&quot;;&quot;''&quot;);&quot;','&quot;;SUBSTITUTE([.C445];&quot;'&quot;;&quot;''&quot;);&quot;','&quot;;SUBSTITUTE([.D445];&quot;'&quot;;&quot;''&quot;);&quot;',&quot;;SUBSTITUTE([.F445];&quot;'&quot;;&quot;''&quot;);&quot;,&quot;;[.G445];&quot;,&quot;;[.H445];&quot;,&quot;;[.I445];&quot;,&quot;;[.J445];&quot;,&quot;;[.K445];&quot;,&quot;;[.L445];&quot;,&quot;;[.M445];&quot;,&quot;;[.N445];&quot;);&quot;)" office:value-type="string" office:string-value="INSERT INTO RESOURCE(id_resource, resource, url, description, comments, id_level, active,has_script,has_grammar,has_quiz,has_vocabulary, id_source, id_skill) VALUES(445,'A story','https://learnenglishteens.britishcouncil.org/skills/writing/upper-intermediate-b2-writing/story','Look at the short story and do the exercises to improve your writing skills.',NULL,6,true,true,false,true,false,2,3);" calcext:value-type="string">
            <text:p>INSERT INTO RESOURCE(id_resource, resource, url, description, comments, id_level, active,has_script,has_grammar,has_quiz,has_vocabulary, id_source, id_skill) VALUES(445,'A story','https://learnenglishteens.britishcouncil.org/skills/writing/upper-intermediate-b2-writing/story','Look at the short story and do the exercises to improve your writing skills.',NULL,6,true,true,false,true,false,2,3);</text:p>
          </table:table-cell>
        </table:table-row>
        <table:table-row table:style-name="ro1">
          <table:table-cell office:value-type="float" office:value="446" calcext:value-type="float">
            <text:p>446</text:p>
          </table:table-cell>
          <table:table-cell office:value-type="string" calcext:value-type="string">
            <text:p>An informal email</text:p>
          </table:table-cell>
          <table:table-cell office:value-type="string" calcext:value-type="string">
            <text:p>https://learnenglishteens.britishcouncil.org/skills/writing/upper-intermediate-b2-writing/informal-email</text:p>
          </table:table-cell>
          <table:table-cell office:value-type="string" calcext:value-type="string">
            <text:p>Look at the exam question and answer, and do the exercises to improve your writing skills.</text:p>
          </table:table-cell>
          <table:table-cell/>
          <table:table-cell table:formula="of:=IF([.E446]=&quot;&quot;;&quot;NULL&quot;;CONCATENATE(&quot;'&quot;;[.E44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6];&quot;,'&quot;;SUBSTITUTE([.B446];&quot;'&quot;;&quot;''&quot;);&quot;','&quot;;SUBSTITUTE([.C446];&quot;'&quot;;&quot;''&quot;);&quot;','&quot;;SUBSTITUTE([.D446];&quot;'&quot;;&quot;''&quot;);&quot;',&quot;;SUBSTITUTE([.F446];&quot;'&quot;;&quot;''&quot;);&quot;,&quot;;[.G446];&quot;,&quot;;[.H446];&quot;,&quot;;[.I446];&quot;,&quot;;[.J446];&quot;,&quot;;[.K446];&quot;,&quot;;[.L446];&quot;,&quot;;[.M446];&quot;,&quot;;[.N446];&quot;);&quot;)" office:value-type="string" office:string-value="INSERT INTO RESOURCE(id_resource, resource, url, description, comments, id_level, active,has_script,has_grammar,has_quiz,has_vocabulary, id_source, id_skill) VALUES(446,'An informal email','https://learnenglishteens.britishcouncil.org/skills/writing/upper-intermediate-b2-writing/informal-email','Look at the exam question and answer, and do the exercises to improve your writing skills.',NULL,6,true,true,false,true,false,2,3);" calcext:value-type="string">
            <text:p>INSERT INTO RESOURCE(id_resource, resource, url, description, comments, id_level, active,has_script,has_grammar,has_quiz,has_vocabulary, id_source, id_skill) VALUES(446,'An informal email','https://learnenglishteens.britishcouncil.org/skills/writing/upper-intermediate-b2-writing/informal-email','Look at the exam question and answer, and do the exercises to improve your writing skills.',NULL,6,true,true,false,true,false,2,3);</text:p>
          </table:table-cell>
        </table:table-row>
        <table:table-row table:style-name="ro1">
          <table:table-cell office:value-type="float" office:value="447" calcext:value-type="float">
            <text:p>447</text:p>
          </table:table-cell>
          <table:table-cell office:value-type="string" calcext:value-type="string">
            <text:p>FOMO</text:p>
          </table:table-cell>
          <table:table-cell office:value-type="string" calcext:value-type="string">
            <text:p>https://learnenglishteens.britishcouncil.org/skills/writing/upper-intermediate-b2-writing/fomo</text:p>
          </table:table-cell>
          <table:table-cell office:value-type="string" calcext:value-type="string">
            <text:p>Look at the magazine article and do the exercises to improve your writing skills.</text:p>
          </table:table-cell>
          <table:table-cell/>
          <table:table-cell table:formula="of:=IF([.E447]=&quot;&quot;;&quot;NULL&quot;;CONCATENATE(&quot;'&quot;;[.E44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7];&quot;,'&quot;;SUBSTITUTE([.B447];&quot;'&quot;;&quot;''&quot;);&quot;','&quot;;SUBSTITUTE([.C447];&quot;'&quot;;&quot;''&quot;);&quot;','&quot;;SUBSTITUTE([.D447];&quot;'&quot;;&quot;''&quot;);&quot;',&quot;;SUBSTITUTE([.F447];&quot;'&quot;;&quot;''&quot;);&quot;,&quot;;[.G447];&quot;,&quot;;[.H447];&quot;,&quot;;[.I447];&quot;,&quot;;[.J447];&quot;,&quot;;[.K447];&quot;,&quot;;[.L447];&quot;,&quot;;[.M447];&quot;,&quot;;[.N447];&quot;);&quot;)" office:value-type="string" office:string-value="INSERT INTO RESOURCE(id_resource, resource, url, description, comments, id_level, active,has_script,has_grammar,has_quiz,has_vocabulary, id_source, id_skill) VALUES(447,'FOMO','https://learnenglishteens.britishcouncil.org/skills/writing/upper-intermediate-b2-writing/fomo','Look at the magazine article and do the exercises to improve your writing skills.',NULL,6,true,true,false,true,false,2,3);" calcext:value-type="string">
            <text:p>INSERT INTO RESOURCE(id_resource, resource, url, description, comments, id_level, active,has_script,has_grammar,has_quiz,has_vocabulary, id_source, id_skill) VALUES(447,'FOMO','https://learnenglishteens.britishcouncil.org/skills/writing/upper-intermediate-b2-writing/fomo','Look at the magazine article and do the exercises to improve your writing skills.',NULL,6,true,true,false,true,false,2,3);</text:p>
          </table:table-cell>
        </table:table-row>
        <table:table-row table:style-name="ro1">
          <table:table-cell office:value-type="float" office:value="448" calcext:value-type="float">
            <text:p>448</text:p>
          </table:table-cell>
          <table:table-cell office:value-type="string" calcext:value-type="string">
            <text:p>Life skills essay</text:p>
          </table:table-cell>
          <table:table-cell office:value-type="string" calcext:value-type="string">
            <text:p>https://learnenglishteens.britishcouncil.org/skills/writing/upper-intermediate-b2-writing/life-skills-essay</text:p>
          </table:table-cell>
          <table:table-cell office:value-type="string" calcext:value-type="string">
            <text:p>Look at the essay about life skills and do the exercises to improve your writing skills.</text:p>
          </table:table-cell>
          <table:table-cell/>
          <table:table-cell table:formula="of:=IF([.E448]=&quot;&quot;;&quot;NULL&quot;;CONCATENATE(&quot;'&quot;;[.E44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8];&quot;,'&quot;;SUBSTITUTE([.B448];&quot;'&quot;;&quot;''&quot;);&quot;','&quot;;SUBSTITUTE([.C448];&quot;'&quot;;&quot;''&quot;);&quot;','&quot;;SUBSTITUTE([.D448];&quot;'&quot;;&quot;''&quot;);&quot;',&quot;;SUBSTITUTE([.F448];&quot;'&quot;;&quot;''&quot;);&quot;,&quot;;[.G448];&quot;,&quot;;[.H448];&quot;,&quot;;[.I448];&quot;,&quot;;[.J448];&quot;,&quot;;[.K448];&quot;,&quot;;[.L448];&quot;,&quot;;[.M448];&quot;,&quot;;[.N448];&quot;);&quot;)" office:value-type="string" office:string-value="INSERT INTO RESOURCE(id_resource, resource, url, description, comments, id_level, active,has_script,has_grammar,has_quiz,has_vocabulary, id_source, id_skill) VALUES(448,'Life skills essay','https://learnenglishteens.britishcouncil.org/skills/writing/upper-intermediate-b2-writing/life-skills-essay','Look at the essay about life skills and do the exercises to improve your writing skills.',NULL,6,true,true,false,true,false,2,3);" calcext:value-type="string">
            <text:p>INSERT INTO RESOURCE(id_resource, resource, url, description, comments, id_level, active,has_script,has_grammar,has_quiz,has_vocabulary, id_source, id_skill) VALUES(448,'Life skills essay','https://learnenglishteens.britishcouncil.org/skills/writing/upper-intermediate-b2-writing/life-skills-essay','Look at the essay about life skills and do the exercises to improve your writing skills.',NULL,6,true,true,false,true,false,2,3);</text:p>
          </table:table-cell>
        </table:table-row>
        <table:table-row table:style-name="ro1">
          <table:table-cell office:value-type="float" office:value="449" calcext:value-type="float">
            <text:p>449</text:p>
          </table:table-cell>
          <table:table-cell office:value-type="string" calcext:value-type="string">
            <text:p>Skyfall film review</text:p>
          </table:table-cell>
          <table:table-cell office:value-type="string" calcext:value-type="string">
            <text:p>https://learnenglishteens.britishcouncil.org/skills/writing/upper-intermediate-b2-writing/skyfall-film-review</text:p>
          </table:table-cell>
          <table:table-cell office:value-type="string" calcext:value-type="string">
            <text:p>Look at the film review and do the exercises to improve your writing skills.</text:p>
          </table:table-cell>
          <table:table-cell/>
          <table:table-cell table:formula="of:=IF([.E449]=&quot;&quot;;&quot;NULL&quot;;CONCATENATE(&quot;'&quot;;[.E44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49];&quot;,'&quot;;SUBSTITUTE([.B449];&quot;'&quot;;&quot;''&quot;);&quot;','&quot;;SUBSTITUTE([.C449];&quot;'&quot;;&quot;''&quot;);&quot;','&quot;;SUBSTITUTE([.D449];&quot;'&quot;;&quot;''&quot;);&quot;',&quot;;SUBSTITUTE([.F449];&quot;'&quot;;&quot;''&quot;);&quot;,&quot;;[.G449];&quot;,&quot;;[.H449];&quot;,&quot;;[.I449];&quot;,&quot;;[.J449];&quot;,&quot;;[.K449];&quot;,&quot;;[.L449];&quot;,&quot;;[.M449];&quot;,&quot;;[.N449];&quot;);&quot;)" office:value-type="string" office:string-value="INSERT INTO RESOURCE(id_resource, resource, url, description, comments, id_level, active,has_script,has_grammar,has_quiz,has_vocabulary, id_source, id_skill) VALUES(449,'Skyfall film review','https://learnenglishteens.britishcouncil.org/skills/writing/upper-intermediate-b2-writing/skyfall-film-review','Look at the film review and do the exercises to improve your writing skills.',NULL,6,true,true,false,true,false,2,3);" calcext:value-type="string">
            <text:p>INSERT INTO RESOURCE(id_resource, resource, url, description, comments, id_level, active,has_script,has_grammar,has_quiz,has_vocabulary, id_source, id_skill) VALUES(449,'Skyfall film review','https://learnenglishteens.britishcouncil.org/skills/writing/upper-intermediate-b2-writing/skyfall-film-review','Look at the film review and do the exercises to improve your writing skills.',NULL,6,true,true,false,true,false,2,3);</text:p>
          </table:table-cell>
        </table:table-row>
        <table:table-row table:style-name="ro1">
          <table:table-cell office:value-type="float" office:value="450" calcext:value-type="float">
            <text:p>450</text:p>
          </table:table-cell>
          <table:table-cell office:value-type="string" calcext:value-type="string">
            <text:p>Teen stress</text:p>
          </table:table-cell>
          <table:table-cell office:value-type="string" calcext:value-type="string">
            <text:p>https://learnenglishteens.britishcouncil.org/skills/writing/upper-intermediate-b2-writing/teen-stress</text:p>
          </table:table-cell>
          <table:table-cell office:value-type="string" calcext:value-type="string">
            <text:p>Look at the exam question, bar chart and model answer and do the exercises to improve your writing skills.</text:p>
          </table:table-cell>
          <table:table-cell/>
          <table:table-cell table:formula="of:=IF([.E450]=&quot;&quot;;&quot;NULL&quot;;CONCATENATE(&quot;'&quot;;[.E45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0];&quot;,'&quot;;SUBSTITUTE([.B450];&quot;'&quot;;&quot;''&quot;);&quot;','&quot;;SUBSTITUTE([.C450];&quot;'&quot;;&quot;''&quot;);&quot;','&quot;;SUBSTITUTE([.D450];&quot;'&quot;;&quot;''&quot;);&quot;',&quot;;SUBSTITUTE([.F450];&quot;'&quot;;&quot;''&quot;);&quot;,&quot;;[.G450];&quot;,&quot;;[.H450];&quot;,&quot;;[.I450];&quot;,&quot;;[.J450];&quot;,&quot;;[.K450];&quot;,&quot;;[.L450];&quot;,&quot;;[.M450];&quot;,&quot;;[.N450];&quot;);&quot;)" office:value-type="string" office:string-value="INSERT INTO RESOURCE(id_resource, resource, url, description, comments, id_level, active,has_script,has_grammar,has_quiz,has_vocabulary, id_source, id_skill) VALUES(450,'Teen stress','https://learnenglishteens.britishcouncil.org/skills/writing/upper-intermediate-b2-writing/teen-stress','Look at the exam question, bar chart and model answer and do the exercises to improve your writing skills.',NULL,6,true,true,false,true,false,2,3);" calcext:value-type="string">
            <text:p>INSERT INTO RESOURCE(id_resource, resource, url, description, comments, id_level, active,has_script,has_grammar,has_quiz,has_vocabulary, id_source, id_skill) VALUES(450,'Teen stress','https://learnenglishteens.britishcouncil.org/skills/writing/upper-intermediate-b2-writing/teen-stress','Look at the exam question, bar chart and model answer and do the exercises to improve your writing skills.',NULL,6,true,true,false,true,false,2,3);</text:p>
          </table:table-cell>
        </table:table-row>
        <table:table-row table:style-name="ro1">
          <table:table-cell office:value-type="float" office:value="451" calcext:value-type="float">
            <text:p>451</text:p>
          </table:table-cell>
          <table:table-cell office:value-type="string" calcext:value-type="string">
            <text:p>Writing about a bar chart</text:p>
          </table:table-cell>
          <table:table-cell office:value-type="string" calcext:value-type="string">
            <text:p>https://learnenglishteens.britishcouncil.org/skills/writing/upper-intermediate-b2-writing/writing-about-bar-chart</text:p>
          </table:table-cell>
          <table:table-cell office:value-type="string" calcext:value-type="string">
            <text:p>Look at the bar chart, question and sample answer and do the exercises to improve your writing skills.</text:p>
          </table:table-cell>
          <table:table-cell/>
          <table:table-cell table:formula="of:=IF([.E451]=&quot;&quot;;&quot;NULL&quot;;CONCATENATE(&quot;'&quot;;[.E45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1];&quot;,'&quot;;SUBSTITUTE([.B451];&quot;'&quot;;&quot;''&quot;);&quot;','&quot;;SUBSTITUTE([.C451];&quot;'&quot;;&quot;''&quot;);&quot;','&quot;;SUBSTITUTE([.D451];&quot;'&quot;;&quot;''&quot;);&quot;',&quot;;SUBSTITUTE([.F451];&quot;'&quot;;&quot;''&quot;);&quot;,&quot;;[.G451];&quot;,&quot;;[.H451];&quot;,&quot;;[.I451];&quot;,&quot;;[.J451];&quot;,&quot;;[.K451];&quot;,&quot;;[.L451];&quot;,&quot;;[.M451];&quot;,&quot;;[.N451];&quot;);&quot;)" office:value-type="string" office:string-value="INSERT INTO RESOURCE(id_resource, resource, url, description, comments, id_level, active,has_script,has_grammar,has_quiz,has_vocabulary, id_source, id_skill) VALUES(451,'Writing about a bar chart','https://learnenglishteens.britishcouncil.org/skills/writing/upper-intermediate-b2-writing/writing-about-bar-chart','Look at the bar chart, question and sample answer and do the exercises to improve your writing skills.',NULL,6,true,true,false,true,false,2,3);" calcext:value-type="string">
            <text:p>INSERT INTO RESOURCE(id_resource, resource, url, description, comments, id_level, active,has_script,has_grammar,has_quiz,has_vocabulary, id_source, id_skill) VALUES(451,'Writing about a bar chart','https://learnenglishteens.britishcouncil.org/skills/writing/upper-intermediate-b2-writing/writing-about-bar-chart','Look at the bar chart, question and sample answer and do the exercises to improve your writing skills.',NULL,6,true,true,false,true,false,2,3);</text:p>
          </table:table-cell>
        </table:table-row>
        <table:table-row table:style-name="ro1">
          <table:table-cell office:value-type="float" office:value="452" calcext:value-type="float">
            <text:p>452</text:p>
          </table:table-cell>
          <table:table-cell office:value-type="string" calcext:value-type="string">
            <text:p>Writing about survey results</text:p>
          </table:table-cell>
          <table:table-cell office:value-type="string" calcext:value-type="string">
            <text:p>https://learnenglishteens.britishcouncil.org/skills/writing/upper-intermediate-b2-writing/writing-about-survey-results</text:p>
          </table:table-cell>
          <table:table-cell office:value-type="string" calcext:value-type="string">
            <text:p>Look at the pie chart and text and do the exercises to improve your writing skills.</text:p>
          </table:table-cell>
          <table:table-cell/>
          <table:table-cell table:formula="of:=IF([.E452]=&quot;&quot;;&quot;NULL&quot;;CONCATENATE(&quot;'&quot;;[.E45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2];&quot;,'&quot;;SUBSTITUTE([.B452];&quot;'&quot;;&quot;''&quot;);&quot;','&quot;;SUBSTITUTE([.C452];&quot;'&quot;;&quot;''&quot;);&quot;','&quot;;SUBSTITUTE([.D452];&quot;'&quot;;&quot;''&quot;);&quot;',&quot;;SUBSTITUTE([.F452];&quot;'&quot;;&quot;''&quot;);&quot;,&quot;;[.G452];&quot;,&quot;;[.H452];&quot;,&quot;;[.I452];&quot;,&quot;;[.J452];&quot;,&quot;;[.K452];&quot;,&quot;;[.L452];&quot;,&quot;;[.M452];&quot;,&quot;;[.N452];&quot;);&quot;)" office:value-type="string" office:string-value="INSERT INTO RESOURCE(id_resource, resource, url, description, comments, id_level, active,has_script,has_grammar,has_quiz,has_vocabulary, id_source, id_skill) VALUES(452,'Writing about survey results','https://learnenglishteens.britishcouncil.org/skills/writing/upper-intermediate-b2-writing/writing-about-survey-results','Look at the pie chart and text and do the exercises to improve your writing skills.',NULL,6,true,true,false,true,false,2,3);" calcext:value-type="string">
            <text:p>INSERT INTO RESOURCE(id_resource, resource, url, description, comments, id_level, active,has_script,has_grammar,has_quiz,has_vocabulary, id_source, id_skill) VALUES(452,'Writing about survey results','https://learnenglishteens.britishcouncil.org/skills/writing/upper-intermediate-b2-writing/writing-about-survey-results','Look at the pie chart and text and do the exercises to improve your writing skills.',NULL,6,true,true,false,true,false,2,3);</text:p>
          </table:table-cell>
        </table:table-row>
        <table:table-row table:style-name="ro1">
          <table:table-cell office:value-type="float" office:value="453" calcext:value-type="float">
            <text:p>453</text:p>
          </table:table-cell>
          <table:table-cell office:value-type="string" calcext:value-type="string">
            <text:p>A cover letter</text:p>
          </table:table-cell>
          <table:table-cell office:value-type="string" calcext:value-type="string">
            <text:p>https://learnenglishteens.britishcouncil.org/skills/writing/advanced-c1-writing/cover-letter</text:p>
          </table:table-cell>
          <table:table-cell office:value-type="string" calcext:value-type="string">
            <text:p>Look at the cover letter and do the exercises to improve your writing skills.</text:p>
          </table:table-cell>
          <table:table-cell/>
          <table:table-cell table:formula="of:=IF([.E453]=&quot;&quot;;&quot;NULL&quot;;CONCATENATE(&quot;'&quot;;[.E45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3];&quot;,'&quot;;SUBSTITUTE([.B453];&quot;'&quot;;&quot;''&quot;);&quot;','&quot;;SUBSTITUTE([.C453];&quot;'&quot;;&quot;''&quot;);&quot;','&quot;;SUBSTITUTE([.D453];&quot;'&quot;;&quot;''&quot;);&quot;',&quot;;SUBSTITUTE([.F453];&quot;'&quot;;&quot;''&quot;);&quot;,&quot;;[.G453];&quot;,&quot;;[.H453];&quot;,&quot;;[.I453];&quot;,&quot;;[.J453];&quot;,&quot;;[.K453];&quot;,&quot;;[.L453];&quot;,&quot;;[.M453];&quot;,&quot;;[.N453];&quot;);&quot;)" office:value-type="string" office:string-value="INSERT INTO RESOURCE(id_resource, resource, url, description, comments, id_level, active,has_script,has_grammar,has_quiz,has_vocabulary, id_source, id_skill) VALUES(453,'A cover letter','https://learnenglishteens.britishcouncil.org/skills/writing/advanced-c1-writing/cover-letter','Look at the cover letter and do the exercises to improve your writing skills.',NULL,7,true,true,false,true,false,2,3);" calcext:value-type="string">
            <text:p>INSERT INTO RESOURCE(id_resource, resource, url, description, comments, id_level, active,has_script,has_grammar,has_quiz,has_vocabulary, id_source, id_skill) VALUES(453,'A cover letter','https://learnenglishteens.britishcouncil.org/skills/writing/advanced-c1-writing/cover-letter','Look at the cover letter and do the exercises to improve your writing skills.',NULL,7,true,true,false,true,false,2,3);</text:p>
          </table:table-cell>
        </table:table-row>
        <table:table-row table:style-name="ro1">
          <table:table-cell office:value-type="float" office:value="454" calcext:value-type="float">
            <text:p>454</text:p>
          </table:table-cell>
          <table:table-cell office:value-type="string" calcext:value-type="string">
            <text:p>A for and against essay about online communication</text:p>
          </table:table-cell>
          <table:table-cell office:value-type="string" calcext:value-type="string">
            <text:p>https://learnenglishteens.britishcouncil.org/skills/writing/advanced-c1-writing/against-essay-about-online-communication</text:p>
          </table:table-cell>
          <table:table-cell office:value-type="string" calcext:value-type="string">
            <text:p>Look at the essay and do the exercises to improve your writing skills.</text:p>
          </table:table-cell>
          <table:table-cell/>
          <table:table-cell table:formula="of:=IF([.E454]=&quot;&quot;;&quot;NULL&quot;;CONCATENATE(&quot;'&quot;;[.E45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4];&quot;,'&quot;;SUBSTITUTE([.B454];&quot;'&quot;;&quot;''&quot;);&quot;','&quot;;SUBSTITUTE([.C454];&quot;'&quot;;&quot;''&quot;);&quot;','&quot;;SUBSTITUTE([.D454];&quot;'&quot;;&quot;''&quot;);&quot;',&quot;;SUBSTITUTE([.F454];&quot;'&quot;;&quot;''&quot;);&quot;,&quot;;[.G454];&quot;,&quot;;[.H454];&quot;,&quot;;[.I454];&quot;,&quot;;[.J454];&quot;,&quot;;[.K454];&quot;,&quot;;[.L454];&quot;,&quot;;[.M454];&quot;,&quot;;[.N454];&quot;);&quot;)" office:value-type="string" office:string-value="INSERT INTO RESOURCE(id_resource, resource, url, description, comments, id_level, active,has_script,has_grammar,has_quiz,has_vocabulary, id_source, id_skill) VALUES(454,'A for and against essay about online communication','https://learnenglishteens.britishcouncil.org/skills/writing/advanced-c1-writing/against-essay-about-online-communication','Look at the essay and do the exercises to improve your writing skills.',NULL,7,true,true,false,true,false,2,3);" calcext:value-type="string">
            <text:p>INSERT INTO RESOURCE(id_resource, resource, url, description, comments, id_level, active,has_script,has_grammar,has_quiz,has_vocabulary, id_source, id_skill) VALUES(454,'A for and against essay about online communication','https://learnenglishteens.britishcouncil.org/skills/writing/advanced-c1-writing/against-essay-about-online-communication','Look at the essay and do the exercises to improve your writing skills.',NULL,7,true,true,false,true,false,2,3);</text:p>
          </table:table-cell>
        </table:table-row>
        <table:table-row table:style-name="ro1">
          <table:table-cell office:value-type="float" office:value="455" calcext:value-type="float">
            <text:p>455</text:p>
          </table:table-cell>
          <table:table-cell office:value-type="string" calcext:value-type="string">
            <text:p>A report on a school trip abroad</text:p>
          </table:table-cell>
          <table:table-cell office:value-type="string" calcext:value-type="string">
            <text:p>https://learnenglishteens.britishcouncil.org/skills/writing/advanced-c1-writing/report-school-trip-abroad</text:p>
          </table:table-cell>
          <table:table-cell office:value-type="string" calcext:value-type="string">
            <text:p>Look at the report and do the exercises to improve your writing skills.</text:p>
          </table:table-cell>
          <table:table-cell/>
          <table:table-cell table:formula="of:=IF([.E455]=&quot;&quot;;&quot;NULL&quot;;CONCATENATE(&quot;'&quot;;[.E45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5];&quot;,'&quot;;SUBSTITUTE([.B455];&quot;'&quot;;&quot;''&quot;);&quot;','&quot;;SUBSTITUTE([.C455];&quot;'&quot;;&quot;''&quot;);&quot;','&quot;;SUBSTITUTE([.D455];&quot;'&quot;;&quot;''&quot;);&quot;',&quot;;SUBSTITUTE([.F455];&quot;'&quot;;&quot;''&quot;);&quot;,&quot;;[.G455];&quot;,&quot;;[.H455];&quot;,&quot;;[.I455];&quot;,&quot;;[.J455];&quot;,&quot;;[.K455];&quot;,&quot;;[.L455];&quot;,&quot;;[.M455];&quot;,&quot;;[.N455];&quot;);&quot;)" office:value-type="string" office:string-value="INSERT INTO RESOURCE(id_resource, resource, url, description, comments, id_level, active,has_script,has_grammar,has_quiz,has_vocabulary, id_source, id_skill) VALUES(455,'A report on a school trip abroad','https://learnenglishteens.britishcouncil.org/skills/writing/advanced-c1-writing/report-school-trip-abroad','Look at the report and do the exercises to improve your writing skills.',NULL,7,true,true,false,true,false,2,3);" calcext:value-type="string">
            <text:p>INSERT INTO RESOURCE(id_resource, resource, url, description, comments, id_level, active,has_script,has_grammar,has_quiz,has_vocabulary, id_source, id_skill) VALUES(455,'A report on a school trip abroad','https://learnenglishteens.britishcouncil.org/skills/writing/advanced-c1-writing/report-school-trip-abroad','Look at the report and do the exercises to improve your writing skills.',NULL,7,true,true,false,true,false,2,3);</text:p>
          </table:table-cell>
        </table:table-row>
        <table:table-row table:style-name="ro1">
          <table:table-cell office:value-type="float" office:value="456" calcext:value-type="float">
            <text:p>456</text:p>
          </table:table-cell>
          <table:table-cell office:value-type="string" calcext:value-type="string">
            <text:p>A web tool review</text:p>
          </table:table-cell>
          <table:table-cell office:value-type="string" calcext:value-type="string">
            <text:p>https://learnenglishteens.britishcouncil.org/skills/writing/advanced-c1-writing/web-tool-review</text:p>
          </table:table-cell>
          <table:table-cell office:value-type="string" calcext:value-type="string">
            <text:p>Look at the review of an online tool and do the exercises to improve your writing skills.</text:p>
          </table:table-cell>
          <table:table-cell/>
          <table:table-cell table:formula="of:=IF([.E456]=&quot;&quot;;&quot;NULL&quot;;CONCATENATE(&quot;'&quot;;[.E45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6];&quot;,'&quot;;SUBSTITUTE([.B456];&quot;'&quot;;&quot;''&quot;);&quot;','&quot;;SUBSTITUTE([.C456];&quot;'&quot;;&quot;''&quot;);&quot;','&quot;;SUBSTITUTE([.D456];&quot;'&quot;;&quot;''&quot;);&quot;',&quot;;SUBSTITUTE([.F456];&quot;'&quot;;&quot;''&quot;);&quot;,&quot;;[.G456];&quot;,&quot;;[.H456];&quot;,&quot;;[.I456];&quot;,&quot;;[.J456];&quot;,&quot;;[.K456];&quot;,&quot;;[.L456];&quot;,&quot;;[.M456];&quot;,&quot;;[.N456];&quot;);&quot;)" office:value-type="string" office:string-value="INSERT INTO RESOURCE(id_resource, resource, url, description, comments, id_level, active,has_script,has_grammar,has_quiz,has_vocabulary, id_source, id_skill) VALUES(456,'A web tool review','https://learnenglishteens.britishcouncil.org/skills/writing/advanced-c1-writing/web-tool-review','Look at the review of an online tool and do the exercises to improve your writing skills.',NULL,7,true,true,false,true,false,2,3);" calcext:value-type="string">
            <text:p>INSERT INTO RESOURCE(id_resource, resource, url, description, comments, id_level, active,has_script,has_grammar,has_quiz,has_vocabulary, id_source, id_skill) VALUES(456,'A web tool review','https://learnenglishteens.britishcouncil.org/skills/writing/advanced-c1-writing/web-tool-review','Look at the review of an online tool and do the exercises to improve your writing skills.',NULL,7,true,true,false,true,false,2,3);</text:p>
          </table:table-cell>
        </table:table-row>
        <table:table-row table:style-name="ro1">
          <table:table-cell office:value-type="float" office:value="457" calcext:value-type="float">
            <text:p>457</text:p>
          </table:table-cell>
          <table:table-cell office:value-type="string" calcext:value-type="string">
            <text:p>An essay about leisure time and academic pressure</text:p>
          </table:table-cell>
          <table:table-cell office:value-type="string" calcext:value-type="string">
            <text:p>https://learnenglishteens.britishcouncil.org/skills/writing/advanced-c1-writing/essay-about-leisure-time-academic-pressure</text:p>
          </table:table-cell>
          <table:table-cell office:value-type="string" calcext:value-type="string">
            <text:p>Look at the question and problem and solution essay and do the exercises to improve your writing skills.</text:p>
          </table:table-cell>
          <table:table-cell/>
          <table:table-cell table:formula="of:=IF([.E457]=&quot;&quot;;&quot;NULL&quot;;CONCATENATE(&quot;'&quot;;[.E45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7];&quot;,'&quot;;SUBSTITUTE([.B457];&quot;'&quot;;&quot;''&quot;);&quot;','&quot;;SUBSTITUTE([.C457];&quot;'&quot;;&quot;''&quot;);&quot;','&quot;;SUBSTITUTE([.D457];&quot;'&quot;;&quot;''&quot;);&quot;',&quot;;SUBSTITUTE([.F457];&quot;'&quot;;&quot;''&quot;);&quot;,&quot;;[.G457];&quot;,&quot;;[.H457];&quot;,&quot;;[.I457];&quot;,&quot;;[.J457];&quot;,&quot;;[.K457];&quot;,&quot;;[.L457];&quot;,&quot;;[.M457];&quot;,&quot;;[.N457];&quot;);&quot;)" office:value-type="string" office:string-value="INSERT INTO RESOURCE(id_resource, resource, url, description, comments, id_level, active,has_script,has_grammar,has_quiz,has_vocabulary, id_source, id_skill) VALUES(457,'An essay about leisure time and academic pressure','https://learnenglishteens.britishcouncil.org/skills/writing/advanced-c1-writing/essay-about-leisure-time-academic-pressure','Look at the question and problem and solution essay and do the exercises to improve your writing skills.',NULL,7,true,true,false,true,false,2,3);" calcext:value-type="string">
            <text:p>INSERT INTO RESOURCE(id_resource, resource, url, description, comments, id_level, active,has_script,has_grammar,has_quiz,has_vocabulary, id_source, id_skill) VALUES(457,'An essay about leisure time and academic pressure','https://learnenglishteens.britishcouncil.org/skills/writing/advanced-c1-writing/essay-about-leisure-time-academic-pressure','Look at the question and problem and solution essay and do the exercises to improve your writing skills.',NULL,7,true,true,false,true,false,2,3);</text:p>
          </table:table-cell>
        </table:table-row>
        <table:table-row table:style-name="ro1">
          <table:table-cell office:value-type="float" office:value="458" calcext:value-type="float">
            <text:p>458</text:p>
          </table:table-cell>
          <table:table-cell office:value-type="string" calcext:value-type="string">
            <text:p>An informal email or letter</text:p>
          </table:table-cell>
          <table:table-cell office:value-type="string" calcext:value-type="string">
            <text:p>https://learnenglishteens.britishcouncil.org/skills/writing/advanced-c1-writing/informal-email-or-letter</text:p>
          </table:table-cell>
          <table:table-cell office:value-type="string" calcext:value-type="string">
            <text:p>Look at the email and do the exercises to improve your writing skills.</text:p>
          </table:table-cell>
          <table:table-cell/>
          <table:table-cell table:formula="of:=IF([.E458]=&quot;&quot;;&quot;NULL&quot;;CONCATENATE(&quot;'&quot;;[.E45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8];&quot;,'&quot;;SUBSTITUTE([.B458];&quot;'&quot;;&quot;''&quot;);&quot;','&quot;;SUBSTITUTE([.C458];&quot;'&quot;;&quot;''&quot;);&quot;','&quot;;SUBSTITUTE([.D458];&quot;'&quot;;&quot;''&quot;);&quot;',&quot;;SUBSTITUTE([.F458];&quot;'&quot;;&quot;''&quot;);&quot;,&quot;;[.G458];&quot;,&quot;;[.H458];&quot;,&quot;;[.I458];&quot;,&quot;;[.J458];&quot;,&quot;;[.K458];&quot;,&quot;;[.L458];&quot;,&quot;;[.M458];&quot;,&quot;;[.N458];&quot;);&quot;)" office:value-type="string" office:string-value="INSERT INTO RESOURCE(id_resource, resource, url, description, comments, id_level, active,has_script,has_grammar,has_quiz,has_vocabulary, id_source, id_skill) VALUES(458,'An informal email or letter','https://learnenglishteens.britishcouncil.org/skills/writing/advanced-c1-writing/informal-email-or-letter','Look at the email and do the exercises to improve your writing skills.',NULL,7,true,true,false,true,false,2,3);" calcext:value-type="string">
            <text:p>INSERT INTO RESOURCE(id_resource, resource, url, description, comments, id_level, active,has_script,has_grammar,has_quiz,has_vocabulary, id_source, id_skill) VALUES(458,'An informal email or letter','https://learnenglishteens.britishcouncil.org/skills/writing/advanced-c1-writing/informal-email-or-letter','Look at the email and do the exercises to improve your writing skills.',NULL,7,true,true,false,true,false,2,3);</text:p>
          </table:table-cell>
        </table:table-row>
        <table:table-row table:style-name="ro1">
          <table:table-cell office:value-type="float" office:value="459" calcext:value-type="float">
            <text:p>459</text:p>
          </table:table-cell>
          <table:table-cell office:value-type="string" calcext:value-type="string">
            <text:p>An invitation letter</text:p>
          </table:table-cell>
          <table:table-cell office:value-type="string" calcext:value-type="string">
            <text:p>https://learnenglishteens.britishcouncil.org/skills/writing/advanced-c1-writing/invitation-letter</text:p>
          </table:table-cell>
          <table:table-cell office:value-type="string" calcext:value-type="string">
            <text:p>Look at the exam question and model letter and do the exercises to improve your writing skills.</text:p>
          </table:table-cell>
          <table:table-cell/>
          <table:table-cell table:formula="of:=IF([.E459]=&quot;&quot;;&quot;NULL&quot;;CONCATENATE(&quot;'&quot;;[.E45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59];&quot;,'&quot;;SUBSTITUTE([.B459];&quot;'&quot;;&quot;''&quot;);&quot;','&quot;;SUBSTITUTE([.C459];&quot;'&quot;;&quot;''&quot;);&quot;','&quot;;SUBSTITUTE([.D459];&quot;'&quot;;&quot;''&quot;);&quot;',&quot;;SUBSTITUTE([.F459];&quot;'&quot;;&quot;''&quot;);&quot;,&quot;;[.G459];&quot;,&quot;;[.H459];&quot;,&quot;;[.I459];&quot;,&quot;;[.J459];&quot;,&quot;;[.K459];&quot;,&quot;;[.L459];&quot;,&quot;;[.M459];&quot;,&quot;;[.N459];&quot;);&quot;)" office:value-type="string" office:string-value="INSERT INTO RESOURCE(id_resource, resource, url, description, comments, id_level, active,has_script,has_grammar,has_quiz,has_vocabulary, id_source, id_skill) VALUES(459,'An invitation letter','https://learnenglishteens.britishcouncil.org/skills/writing/advanced-c1-writing/invitation-letter','Look at the exam question and model letter and do the exercises to improve your writing skills.',NULL,7,true,true,false,true,false,2,3);" calcext:value-type="string">
            <text:p>INSERT INTO RESOURCE(id_resource, resource, url, description, comments, id_level, active,has_script,has_grammar,has_quiz,has_vocabulary, id_source, id_skill) VALUES(459,'An invitation letter','https://learnenglishteens.britishcouncil.org/skills/writing/advanced-c1-writing/invitation-letter','Look at the exam question and model letter and do the exercises to improve your writing skills.',NULL,7,true,true,false,true,false,2,3);</text:p>
          </table:table-cell>
        </table:table-row>
        <table:table-row table:style-name="ro1">
          <table:table-cell office:value-type="float" office:value="460" calcext:value-type="float">
            <text:p>460</text:p>
          </table:table-cell>
          <table:table-cell office:value-type="string" calcext:value-type="string">
            <text:p>An opinion essay about fast food</text:p>
          </table:table-cell>
          <table:table-cell office:value-type="string" calcext:value-type="string">
            <text:p>https://learnenglishteens.britishcouncil.org/skills/writing/advanced-c1-writing/opinion-essay-about-fast-food</text:p>
          </table:table-cell>
          <table:table-cell office:value-type="string" calcext:value-type="string">
            <text:p>Look at the exam question and essay and do the exercises to improve your writing skills.</text:p>
          </table:table-cell>
          <table:table-cell/>
          <table:table-cell table:formula="of:=IF([.E460]=&quot;&quot;;&quot;NULL&quot;;CONCATENATE(&quot;'&quot;;[.E46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60];&quot;,'&quot;;SUBSTITUTE([.B460];&quot;'&quot;;&quot;''&quot;);&quot;','&quot;;SUBSTITUTE([.C460];&quot;'&quot;;&quot;''&quot;);&quot;','&quot;;SUBSTITUTE([.D460];&quot;'&quot;;&quot;''&quot;);&quot;',&quot;;SUBSTITUTE([.F460];&quot;'&quot;;&quot;''&quot;);&quot;,&quot;;[.G460];&quot;,&quot;;[.H460];&quot;,&quot;;[.I460];&quot;,&quot;;[.J460];&quot;,&quot;;[.K460];&quot;,&quot;;[.L460];&quot;,&quot;;[.M460];&quot;,&quot;;[.N460];&quot;);&quot;)" office:value-type="string" office:string-value="INSERT INTO RESOURCE(id_resource, resource, url, description, comments, id_level, active,has_script,has_grammar,has_quiz,has_vocabulary, id_source, id_skill) VALUES(460,'An opinion essay about fast food','https://learnenglishteens.britishcouncil.org/skills/writing/advanced-c1-writing/opinion-essay-about-fast-food','Look at the exam question and essay and do the exercises to improve your writing skills.',NULL,7,true,true,false,true,false,2,3);" calcext:value-type="string">
            <text:p>INSERT INTO RESOURCE(id_resource, resource, url, description, comments, id_level, active,has_script,has_grammar,has_quiz,has_vocabulary, id_source, id_skill) VALUES(460,'An opinion essay about fast food','https://learnenglishteens.britishcouncil.org/skills/writing/advanced-c1-writing/opinion-essay-about-fast-food','Look at the exam question and essay and do the exercises to improve your writing skills.',NULL,7,true,true,false,true,false,2,3);</text:p>
          </table:table-cell>
        </table:table-row>
        <table:table-row table:style-name="ro1">
          <table:table-cell office:value-type="float" office:value="461" calcext:value-type="float">
            <text:p>461</text:p>
          </table:table-cell>
          <table:table-cell office:value-type="string" calcext:value-type="string">
            <text:p>Describing a graph of trends over time</text:p>
          </table:table-cell>
          <table:table-cell office:value-type="string" calcext:value-type="string">
            <text:p>https://learnenglishteens.britishcouncil.org/skills/writing/advanced-c1-writing/describing-graph-trends-over-time</text:p>
          </table:table-cell>
          <table:table-cell office:value-type="string" calcext:value-type="string">
            <text:p>Look at the exam question, line graph and answer and do the exercises to improve your writing skills.</text:p>
          </table:table-cell>
          <table:table-cell/>
          <table:table-cell table:formula="of:=IF([.E461]=&quot;&quot;;&quot;NULL&quot;;CONCATENATE(&quot;'&quot;;[.E46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61];&quot;,'&quot;;SUBSTITUTE([.B461];&quot;'&quot;;&quot;''&quot;);&quot;','&quot;;SUBSTITUTE([.C461];&quot;'&quot;;&quot;''&quot;);&quot;','&quot;;SUBSTITUTE([.D461];&quot;'&quot;;&quot;''&quot;);&quot;',&quot;;SUBSTITUTE([.F461];&quot;'&quot;;&quot;''&quot;);&quot;,&quot;;[.G461];&quot;,&quot;;[.H461];&quot;,&quot;;[.I461];&quot;,&quot;;[.J461];&quot;,&quot;;[.K461];&quot;,&quot;;[.L461];&quot;,&quot;;[.M461];&quot;,&quot;;[.N461];&quot;);&quot;)" office:value-type="string" office:string-value="INSERT INTO RESOURCE(id_resource, resource, url, description, comments, id_level, active,has_script,has_grammar,has_quiz,has_vocabulary, id_source, id_skill) VALUES(461,'Describing a graph of trends over time','https://learnenglishteens.britishcouncil.org/skills/writing/advanced-c1-writing/describing-graph-trends-over-time','Look at the exam question, line graph and answer and do the exercises to improve your writing skills.',NULL,7,true,true,false,true,false,2,3);" calcext:value-type="string">
            <text:p>INSERT INTO RESOURCE(id_resource, resource, url, description, comments, id_level, active,has_script,has_grammar,has_quiz,has_vocabulary, id_source, id_skill) VALUES(461,'Describing a graph of trends over time','https://learnenglishteens.britishcouncil.org/skills/writing/advanced-c1-writing/describing-graph-trends-over-time','Look at the exam question, line graph and answer and do the exercises to improve your writing skills.',NULL,7,true,true,false,true,false,2,3);</text:p>
          </table:table-cell>
        </table:table-row>
        <table:table-row table:style-name="ro1">
          <table:table-cell office:value-type="float" office:value="462" calcext:value-type="float">
            <text:p>462</text:p>
          </table:table-cell>
          <table:table-cell office:value-type="string" calcext:value-type="string">
            <text:p>Describing bar charts about reading habits</text:p>
          </table:table-cell>
          <table:table-cell office:value-type="string" calcext:value-type="string">
            <text:p>https://learnenglishteens.britishcouncil.org/skills/writing/advanced-c1-writing/describing-bar-charts-about-reading-habits</text:p>
          </table:table-cell>
          <table:table-cell office:value-type="string" calcext:value-type="string">
            <text:p>Look at the bar charts, question and sample answer and do the exercises to improve your writing skills.</text:p>
          </table:table-cell>
          <table:table-cell/>
          <table:table-cell table:formula="of:=IF([.E462]=&quot;&quot;;&quot;NULL&quot;;CONCATENATE(&quot;'&quot;;[.E46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float" office:value="2" calcext:value-type="float">
            <text:p>2</text:p>
          </table:table-cell>
          <table:table-cell office:value-type="float" office:value="3" calcext:value-type="float">
            <text:p>3</text:p>
          </table:table-cell>
          <table:table-cell table:style-name="ce6" table:formula="of:=CONCATENATE(&quot;INSERT INTO RESOURCE(id_resource, resource, url, description, comments, id_level, active,has_script,has_grammar,has_quiz,has_vocabulary, id_source, id_skill) VALUES(&quot;;[.A462];&quot;,'&quot;;SUBSTITUTE([.B462];&quot;'&quot;;&quot;''&quot;);&quot;','&quot;;SUBSTITUTE([.C462];&quot;'&quot;;&quot;''&quot;);&quot;','&quot;;SUBSTITUTE([.D462];&quot;'&quot;;&quot;''&quot;);&quot;',&quot;;SUBSTITUTE([.F462];&quot;'&quot;;&quot;''&quot;);&quot;,&quot;;[.G462];&quot;,&quot;;[.H462];&quot;,&quot;;[.I462];&quot;,&quot;;[.J462];&quot;,&quot;;[.K462];&quot;,&quot;;[.L462];&quot;,&quot;;[.M462];&quot;,&quot;;[.N462];&quot;);&quot;)" office:value-type="string" office:string-value="INSERT INTO RESOURCE(id_resource, resource, url, description, comments, id_level, active,has_script,has_grammar,has_quiz,has_vocabulary, id_source, id_skill) VALUES(462,'Describing bar charts about reading habits','https://learnenglishteens.britishcouncil.org/skills/writing/advanced-c1-writing/describing-bar-charts-about-reading-habits','Look at the bar charts, question and sample answer and do the exercises to improve your writing skills.',NULL,7,true,true,false,true,false,2,3);" calcext:value-type="string">
            <text:p>INSERT INTO RESOURCE(id_resource, resource, url, description, comments, id_level, active,has_script,has_grammar,has_quiz,has_vocabulary, id_source, id_skill) VALUES(462,'Describing bar charts about reading habits','https://learnenglishteens.britishcouncil.org/skills/writing/advanced-c1-writing/describing-bar-charts-about-reading-habits','Look at the bar charts, question and sample answer and do the exercises to improve your writing skills.',NULL,7,true,true,false,true,false,2,3);</text:p>
          </table:table-cell>
        </table:table-row>
        <table:table-row table:style-name="ro1" table:number-rows-repeated="1048113">
          <table:table-cell table:number-columns-repeated="15"/>
        </table:table-row>
        <table:table-row table:style-name="ro1">
          <table:table-cell table:number-columns-repeated="15"/>
        </table:table-row>
      </table:table>
      <table:table table:name="VIDEO" table:style-name="ta1">
        <table:table-column table:style-name="co1" table:number-columns-repeated="3" table:default-cell-style-name="Default"/>
        <table:table-row table:style-name="ro1">
          <table:table-cell table:number-columns-repeated="2" office:value-type="float" office:value="1" calcext:value-type="float">
            <text:p>1</text:p>
          </table:table-cell>
          <table:table-cell table:formula="of:=CONCATENATE(&quot;INSERT INTO VIDEO VALUES(&quot;;[.A1];&quot;,&quot;;[.B1];&quot;);&quot;)" office:value-type="string" office:string-value="INSERT INTO VIDEO VALUES(1,1);" calcext:value-type="string">
            <text:p>INSERT INTO VIDEO VALUES(1,1);</text:p>
          </table:table-cell>
        </table:table-row>
        <table:table-row table:style-name="ro1">
          <table:table-cell table:number-columns-repeated="2" office:value-type="float" office:value="2" calcext:value-type="float">
            <text:p>2</text:p>
          </table:table-cell>
          <table:table-cell table:formula="of:=CONCATENATE(&quot;INSERT INTO VIDEO VALUES(&quot;;[.A2];&quot;,&quot;;[.B2];&quot;);&quot;)" office:value-type="string" office:string-value="INSERT INTO VIDEO VALUES(2,2);" calcext:value-type="string">
            <text:p>INSERT INTO VIDEO VALUES(2,2);</text:p>
          </table:table-cell>
        </table:table-row>
        <table:table-row table:style-name="ro1">
          <table:table-cell table:number-columns-repeated="2" office:value-type="float" office:value="3" calcext:value-type="float">
            <text:p>3</text:p>
          </table:table-cell>
          <table:table-cell table:formula="of:=CONCATENATE(&quot;INSERT INTO VIDEO VALUES(&quot;;[.A3];&quot;,&quot;;[.B3];&quot;);&quot;)" office:value-type="string" office:string-value="INSERT INTO VIDEO VALUES(3,3);" calcext:value-type="string">
            <text:p>INSERT INTO VIDEO VALUES(3,3);</text:p>
          </table:table-cell>
        </table:table-row>
        <table:table-row table:style-name="ro1">
          <table:table-cell table:number-columns-repeated="2" office:value-type="float" office:value="4" calcext:value-type="float">
            <text:p>4</text:p>
          </table:table-cell>
          <table:table-cell table:formula="of:=CONCATENATE(&quot;INSERT INTO VIDEO VALUES(&quot;;[.A4];&quot;,&quot;;[.B4];&quot;);&quot;)" office:value-type="string" office:string-value="INSERT INTO VIDEO VALUES(4,4);" calcext:value-type="string">
            <text:p>INSERT INTO VIDEO VALUES(4,4);</text:p>
          </table:table-cell>
        </table:table-row>
        <table:table-row table:style-name="ro1">
          <table:table-cell table:number-columns-repeated="2" office:value-type="float" office:value="5" calcext:value-type="float">
            <text:p>5</text:p>
          </table:table-cell>
          <table:table-cell table:formula="of:=CONCATENATE(&quot;INSERT INTO VIDEO VALUES(&quot;;[.A5];&quot;,&quot;;[.B5];&quot;);&quot;)" office:value-type="string" office:string-value="INSERT INTO VIDEO VALUES(5,5);" calcext:value-type="string">
            <text:p>INSERT INTO VIDEO VALUES(5,5);</text:p>
          </table:table-cell>
        </table:table-row>
        <table:table-row table:style-name="ro1">
          <table:table-cell table:number-columns-repeated="2" office:value-type="float" office:value="6" calcext:value-type="float">
            <text:p>6</text:p>
          </table:table-cell>
          <table:table-cell table:formula="of:=CONCATENATE(&quot;INSERT INTO VIDEO VALUES(&quot;;[.A6];&quot;,&quot;;[.B6];&quot;);&quot;)" office:value-type="string" office:string-value="INSERT INTO VIDEO VALUES(6,6);" calcext:value-type="string">
            <text:p>INSERT INTO VIDEO VALUES(6,6);</text:p>
          </table:table-cell>
        </table:table-row>
        <table:table-row table:style-name="ro1">
          <table:table-cell office:value-type="float" office:value="7" calcext:value-type="float">
            <text:p>7</text:p>
          </table:table-cell>
          <table:table-cell office:value-type="float" office:value="11" calcext:value-type="float">
            <text:p>11</text:p>
          </table:table-cell>
          <table:table-cell table:formula="of:=CONCATENATE(&quot;INSERT INTO VIDEO VALUES(&quot;;[.A7];&quot;,&quot;;[.B7];&quot;);&quot;)" office:value-type="string" office:string-value="INSERT INTO VIDEO VALUES(7,11);" calcext:value-type="string">
            <text:p>INSERT INTO VIDEO VALUES(7,11);</text:p>
          </table:table-cell>
        </table:table-row>
        <table:table-row table:style-name="ro1">
          <table:table-cell office:value-type="float" office:value="8" calcext:value-type="float">
            <text:p>8</text:p>
          </table:table-cell>
          <table:table-cell office:value-type="float" office:value="12" calcext:value-type="float">
            <text:p>12</text:p>
          </table:table-cell>
          <table:table-cell table:formula="of:=CONCATENATE(&quot;INSERT INTO VIDEO VALUES(&quot;;[.A8];&quot;,&quot;;[.B8];&quot;);&quot;)" office:value-type="string" office:string-value="INSERT INTO VIDEO VALUES(8,12);" calcext:value-type="string">
            <text:p>INSERT INTO VIDEO VALUES(8,12);</text:p>
          </table:table-cell>
        </table:table-row>
        <table:table-row table:style-name="ro1">
          <table:table-cell office:value-type="float" office:value="9" calcext:value-type="float">
            <text:p>9</text:p>
          </table:table-cell>
          <table:table-cell office:value-type="float" office:value="13" calcext:value-type="float">
            <text:p>13</text:p>
          </table:table-cell>
          <table:table-cell table:formula="of:=CONCATENATE(&quot;INSERT INTO VIDEO VALUES(&quot;;[.A9];&quot;,&quot;;[.B9];&quot;);&quot;)" office:value-type="string" office:string-value="INSERT INTO VIDEO VALUES(9,13);" calcext:value-type="string">
            <text:p>INSERT INTO VIDEO VALUES(9,13);</text:p>
          </table:table-cell>
        </table:table-row>
        <table:table-row table:style-name="ro1">
          <table:table-cell office:value-type="float" office:value="10" calcext:value-type="float">
            <text:p>10</text:p>
          </table:table-cell>
          <table:table-cell office:value-type="float" office:value="14" calcext:value-type="float">
            <text:p>14</text:p>
          </table:table-cell>
          <table:table-cell table:formula="of:=CONCATENATE(&quot;INSERT INTO VIDEO VALUES(&quot;;[.A10];&quot;,&quot;;[.B10];&quot;);&quot;)" office:value-type="string" office:string-value="INSERT INTO VIDEO VALUES(10,14);" calcext:value-type="string">
            <text:p>INSERT INTO VIDEO VALUES(10,14);</text:p>
          </table:table-cell>
        </table:table-row>
        <table:table-row table:style-name="ro1">
          <table:table-cell office:value-type="float" office:value="11" calcext:value-type="float">
            <text:p>11</text:p>
          </table:table-cell>
          <table:table-cell office:value-type="float" office:value="15" calcext:value-type="float">
            <text:p>15</text:p>
          </table:table-cell>
          <table:table-cell table:formula="of:=CONCATENATE(&quot;INSERT INTO VIDEO VALUES(&quot;;[.A11];&quot;,&quot;;[.B11];&quot;);&quot;)" office:value-type="string" office:string-value="INSERT INTO VIDEO VALUES(11,15);" calcext:value-type="string">
            <text:p>INSERT INTO VIDEO VALUES(11,15);</text:p>
          </table:table-cell>
        </table:table-row>
        <table:table-row table:style-name="ro1">
          <table:table-cell office:value-type="float" office:value="12" calcext:value-type="float">
            <text:p>12</text:p>
          </table:table-cell>
          <table:table-cell office:value-type="float" office:value="29" calcext:value-type="float">
            <text:p>29</text:p>
          </table:table-cell>
          <table:table-cell table:formula="of:=CONCATENATE(&quot;INSERT INTO VIDEO VALUES(&quot;;[.A12];&quot;,&quot;;[.B12];&quot;);&quot;)" office:value-type="string" office:string-value="INSERT INTO VIDEO VALUES(12,29);" calcext:value-type="string">
            <text:p>INSERT INTO VIDEO VALUES(12,29);</text:p>
          </table:table-cell>
        </table:table-row>
        <table:table-row table:style-name="ro1">
          <table:table-cell office:value-type="float" office:value="13" calcext:value-type="float">
            <text:p>13</text:p>
          </table:table-cell>
          <table:table-cell office:value-type="float" office:value="30" calcext:value-type="float">
            <text:p>30</text:p>
          </table:table-cell>
          <table:table-cell table:formula="of:=CONCATENATE(&quot;INSERT INTO VIDEO VALUES(&quot;;[.A13];&quot;,&quot;;[.B13];&quot;);&quot;)" office:value-type="string" office:string-value="INSERT INTO VIDEO VALUES(13,30);" calcext:value-type="string">
            <text:p>INSERT INTO VIDEO VALUES(13,30);</text:p>
          </table:table-cell>
        </table:table-row>
        <table:table-row table:style-name="ro1">
          <table:table-cell office:value-type="float" office:value="14" calcext:value-type="float">
            <text:p>14</text:p>
          </table:table-cell>
          <table:table-cell office:value-type="float" office:value="36" calcext:value-type="float">
            <text:p>36</text:p>
          </table:table-cell>
          <table:table-cell table:formula="of:=CONCATENATE(&quot;INSERT INTO VIDEO VALUES(&quot;;[.A14];&quot;,&quot;;[.B14];&quot;);&quot;)" office:value-type="string" office:string-value="INSERT INTO VIDEO VALUES(14,36);" calcext:value-type="string">
            <text:p>INSERT INTO VIDEO VALUES(14,36);</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table:formula="of:=CONCATENATE(&quot;INSERT INTO VIDEO VALUES(&quot;;[.A15];&quot;,&quot;;[.B15];&quot;);&quot;)" office:value-type="string" office:string-value="INSERT INTO VIDEO VALUES(15,45);" calcext:value-type="string">
            <text:p>INSERT INTO VIDEO VALUES(15,45);</text:p>
          </table:table-cell>
        </table:table-row>
        <table:table-row table:style-name="ro1">
          <table:table-cell office:value-type="float" office:value="16" calcext:value-type="float">
            <text:p>16</text:p>
          </table:table-cell>
          <table:table-cell office:value-type="float" office:value="49" calcext:value-type="float">
            <text:p>49</text:p>
          </table:table-cell>
          <table:table-cell table:formula="of:=CONCATENATE(&quot;INSERT INTO VIDEO VALUES(&quot;;[.A16];&quot;,&quot;;[.B16];&quot;);&quot;)" office:value-type="string" office:string-value="INSERT INTO VIDEO VALUES(16,49);" calcext:value-type="string">
            <text:p>INSERT INTO VIDEO VALUES(16,49);</text:p>
          </table:table-cell>
        </table:table-row>
        <table:table-row table:style-name="ro1">
          <table:table-cell office:value-type="float" office:value="17" calcext:value-type="float">
            <text:p>17</text:p>
          </table:table-cell>
          <table:table-cell office:value-type="float" office:value="50" calcext:value-type="float">
            <text:p>50</text:p>
          </table:table-cell>
          <table:table-cell table:formula="of:=CONCATENATE(&quot;INSERT INTO VIDEO VALUES(&quot;;[.A17];&quot;,&quot;;[.B17];&quot;);&quot;)" office:value-type="string" office:string-value="INSERT INTO VIDEO VALUES(17,50);" calcext:value-type="string">
            <text:p>INSERT INTO VIDEO VALUES(17,50);</text:p>
          </table:table-cell>
        </table:table-row>
        <table:table-row table:style-name="ro1">
          <table:table-cell office:value-type="float" office:value="18" calcext:value-type="float">
            <text:p>18</text:p>
          </table:table-cell>
          <table:table-cell office:value-type="float" office:value="51" calcext:value-type="float">
            <text:p>51</text:p>
          </table:table-cell>
          <table:table-cell table:formula="of:=CONCATENATE(&quot;INSERT INTO VIDEO VALUES(&quot;;[.A18];&quot;,&quot;;[.B18];&quot;);&quot;)" office:value-type="string" office:string-value="INSERT INTO VIDEO VALUES(18,51);" calcext:value-type="string">
            <text:p>INSERT INTO VIDEO VALUES(18,51);</text:p>
          </table:table-cell>
        </table:table-row>
        <table:table-row table:style-name="ro1">
          <table:table-cell office:value-type="float" office:value="19" calcext:value-type="float">
            <text:p>19</text:p>
          </table:table-cell>
          <table:table-cell office:value-type="float" office:value="52" calcext:value-type="float">
            <text:p>52</text:p>
          </table:table-cell>
          <table:table-cell table:formula="of:=CONCATENATE(&quot;INSERT INTO VIDEO VALUES(&quot;;[.A19];&quot;,&quot;;[.B19];&quot;);&quot;)" office:value-type="string" office:string-value="INSERT INTO VIDEO VALUES(19,52);" calcext:value-type="string">
            <text:p>INSERT INTO VIDEO VALUES(19,52);</text:p>
          </table:table-cell>
        </table:table-row>
        <table:table-row table:style-name="ro1">
          <table:table-cell office:value-type="float" office:value="20" calcext:value-type="float">
            <text:p>20</text:p>
          </table:table-cell>
          <table:table-cell office:value-type="float" office:value="53" calcext:value-type="float">
            <text:p>53</text:p>
          </table:table-cell>
          <table:table-cell table:formula="of:=CONCATENATE(&quot;INSERT INTO VIDEO VALUES(&quot;;[.A20];&quot;,&quot;;[.B20];&quot;);&quot;)" office:value-type="string" office:string-value="INSERT INTO VIDEO VALUES(20,53);" calcext:value-type="string">
            <text:p>INSERT INTO VIDEO VALUES(20,53);</text:p>
          </table:table-cell>
        </table:table-row>
        <table:table-row table:style-name="ro1">
          <table:table-cell office:value-type="float" office:value="21" calcext:value-type="float">
            <text:p>21</text:p>
          </table:table-cell>
          <table:table-cell office:value-type="float" office:value="54" calcext:value-type="float">
            <text:p>54</text:p>
          </table:table-cell>
          <table:table-cell table:formula="of:=CONCATENATE(&quot;INSERT INTO VIDEO VALUES(&quot;;[.A21];&quot;,&quot;;[.B21];&quot;);&quot;)" office:value-type="string" office:string-value="INSERT INTO VIDEO VALUES(21,54);" calcext:value-type="string">
            <text:p>INSERT INTO VIDEO VALUES(21,54);</text:p>
          </table:table-cell>
        </table:table-row>
        <table:table-row table:style-name="ro1">
          <table:table-cell office:value-type="float" office:value="22" calcext:value-type="float">
            <text:p>22</text:p>
          </table:table-cell>
          <table:table-cell office:value-type="float" office:value="55" calcext:value-type="float">
            <text:p>55</text:p>
          </table:table-cell>
          <table:table-cell table:formula="of:=CONCATENATE(&quot;INSERT INTO VIDEO VALUES(&quot;;[.A22];&quot;,&quot;;[.B22];&quot;);&quot;)" office:value-type="string" office:string-value="INSERT INTO VIDEO VALUES(22,55);" calcext:value-type="string">
            <text:p>INSERT INTO VIDEO VALUES(22,55);</text:p>
          </table:table-cell>
        </table:table-row>
        <table:table-row table:style-name="ro1">
          <table:table-cell office:value-type="float" office:value="23" calcext:value-type="float">
            <text:p>23</text:p>
          </table:table-cell>
          <table:table-cell office:value-type="float" office:value="56" calcext:value-type="float">
            <text:p>56</text:p>
          </table:table-cell>
          <table:table-cell table:formula="of:=CONCATENATE(&quot;INSERT INTO VIDEO VALUES(&quot;;[.A23];&quot;,&quot;;[.B23];&quot;);&quot;)" office:value-type="string" office:string-value="INSERT INTO VIDEO VALUES(23,56);" calcext:value-type="string">
            <text:p>INSERT INTO VIDEO VALUES(23,56);</text:p>
          </table:table-cell>
        </table:table-row>
        <table:table-row table:style-name="ro1">
          <table:table-cell office:value-type="float" office:value="24" calcext:value-type="float">
            <text:p>24</text:p>
          </table:table-cell>
          <table:table-cell office:value-type="float" office:value="57" calcext:value-type="float">
            <text:p>57</text:p>
          </table:table-cell>
          <table:table-cell table:formula="of:=CONCATENATE(&quot;INSERT INTO VIDEO VALUES(&quot;;[.A24];&quot;,&quot;;[.B24];&quot;);&quot;)" office:value-type="string" office:string-value="INSERT INTO VIDEO VALUES(24,57);" calcext:value-type="string">
            <text:p>INSERT INTO VIDEO VALUES(24,57);</text:p>
          </table:table-cell>
        </table:table-row>
        <table:table-row table:style-name="ro1">
          <table:table-cell office:value-type="float" office:value="25" calcext:value-type="float">
            <text:p>25</text:p>
          </table:table-cell>
          <table:table-cell office:value-type="float" office:value="58" calcext:value-type="float">
            <text:p>58</text:p>
          </table:table-cell>
          <table:table-cell table:formula="of:=CONCATENATE(&quot;INSERT INTO VIDEO VALUES(&quot;;[.A25];&quot;,&quot;;[.B25];&quot;);&quot;)" office:value-type="string" office:string-value="INSERT INTO VIDEO VALUES(25,58);" calcext:value-type="string">
            <text:p>INSERT INTO VIDEO VALUES(25,58);</text:p>
          </table:table-cell>
        </table:table-row>
        <table:table-row table:style-name="ro1">
          <table:table-cell office:value-type="float" office:value="26" calcext:value-type="float">
            <text:p>26</text:p>
          </table:table-cell>
          <table:table-cell office:value-type="float" office:value="59" calcext:value-type="float">
            <text:p>59</text:p>
          </table:table-cell>
          <table:table-cell table:formula="of:=CONCATENATE(&quot;INSERT INTO VIDEO VALUES(&quot;;[.A26];&quot;,&quot;;[.B26];&quot;);&quot;)" office:value-type="string" office:string-value="INSERT INTO VIDEO VALUES(26,59);" calcext:value-type="string">
            <text:p>INSERT INTO VIDEO VALUES(26,59);</text:p>
          </table:table-cell>
        </table:table-row>
        <table:table-row table:style-name="ro1">
          <table:table-cell office:value-type="float" office:value="27" calcext:value-type="float">
            <text:p>27</text:p>
          </table:table-cell>
          <table:table-cell office:value-type="float" office:value="60" calcext:value-type="float">
            <text:p>60</text:p>
          </table:table-cell>
          <table:table-cell table:formula="of:=CONCATENATE(&quot;INSERT INTO VIDEO VALUES(&quot;;[.A27];&quot;,&quot;;[.B27];&quot;);&quot;)" office:value-type="string" office:string-value="INSERT INTO VIDEO VALUES(27,60);" calcext:value-type="string">
            <text:p>INSERT INTO VIDEO VALUES(27,60);</text:p>
          </table:table-cell>
        </table:table-row>
        <table:table-row table:style-name="ro1">
          <table:table-cell office:value-type="float" office:value="28" calcext:value-type="float">
            <text:p>28</text:p>
          </table:table-cell>
          <table:table-cell office:value-type="float" office:value="61" calcext:value-type="float">
            <text:p>61</text:p>
          </table:table-cell>
          <table:table-cell table:formula="of:=CONCATENATE(&quot;INSERT INTO VIDEO VALUES(&quot;;[.A28];&quot;,&quot;;[.B28];&quot;);&quot;)" office:value-type="string" office:string-value="INSERT INTO VIDEO VALUES(28,61);" calcext:value-type="string">
            <text:p>INSERT INTO VIDEO VALUES(28,61);</text:p>
          </table:table-cell>
        </table:table-row>
        <table:table-row table:style-name="ro1">
          <table:table-cell office:value-type="float" office:value="29" calcext:value-type="float">
            <text:p>29</text:p>
          </table:table-cell>
          <table:table-cell office:value-type="float" office:value="62" calcext:value-type="float">
            <text:p>62</text:p>
          </table:table-cell>
          <table:table-cell table:formula="of:=CONCATENATE(&quot;INSERT INTO VIDEO VALUES(&quot;;[.A29];&quot;,&quot;;[.B29];&quot;);&quot;)" office:value-type="string" office:string-value="INSERT INTO VIDEO VALUES(29,62);" calcext:value-type="string">
            <text:p>INSERT INTO VIDEO VALUES(29,62);</text:p>
          </table:table-cell>
        </table:table-row>
        <table:table-row table:style-name="ro1">
          <table:table-cell office:value-type="float" office:value="30" calcext:value-type="float">
            <text:p>30</text:p>
          </table:table-cell>
          <table:table-cell office:value-type="float" office:value="63" calcext:value-type="float">
            <text:p>63</text:p>
          </table:table-cell>
          <table:table-cell table:formula="of:=CONCATENATE(&quot;INSERT INTO VIDEO VALUES(&quot;;[.A30];&quot;,&quot;;[.B30];&quot;);&quot;)" office:value-type="string" office:string-value="INSERT INTO VIDEO VALUES(30,63);" calcext:value-type="string">
            <text:p>INSERT INTO VIDEO VALUES(30,63);</text:p>
          </table:table-cell>
        </table:table-row>
        <table:table-row table:style-name="ro1">
          <table:table-cell office:value-type="float" office:value="31" calcext:value-type="float">
            <text:p>31</text:p>
          </table:table-cell>
          <table:table-cell office:value-type="float" office:value="64" calcext:value-type="float">
            <text:p>64</text:p>
          </table:table-cell>
          <table:table-cell table:formula="of:=CONCATENATE(&quot;INSERT INTO VIDEO VALUES(&quot;;[.A31];&quot;,&quot;;[.B31];&quot;);&quot;)" office:value-type="string" office:string-value="INSERT INTO VIDEO VALUES(31,64);" calcext:value-type="string">
            <text:p>INSERT INTO VIDEO VALUES(31,64);</text:p>
          </table:table-cell>
        </table:table-row>
        <table:table-row table:style-name="ro1">
          <table:table-cell office:value-type="float" office:value="32" calcext:value-type="float">
            <text:p>32</text:p>
          </table:table-cell>
          <table:table-cell office:value-type="float" office:value="65" calcext:value-type="float">
            <text:p>65</text:p>
          </table:table-cell>
          <table:table-cell table:formula="of:=CONCATENATE(&quot;INSERT INTO VIDEO VALUES(&quot;;[.A32];&quot;,&quot;;[.B32];&quot;);&quot;)" office:value-type="string" office:string-value="INSERT INTO VIDEO VALUES(32,65);" calcext:value-type="string">
            <text:p>INSERT INTO VIDEO VALUES(32,65);</text:p>
          </table:table-cell>
        </table:table-row>
        <table:table-row table:style-name="ro1">
          <table:table-cell office:value-type="float" office:value="33" calcext:value-type="float">
            <text:p>33</text:p>
          </table:table-cell>
          <table:table-cell office:value-type="float" office:value="66" calcext:value-type="float">
            <text:p>66</text:p>
          </table:table-cell>
          <table:table-cell table:formula="of:=CONCATENATE(&quot;INSERT INTO VIDEO VALUES(&quot;;[.A33];&quot;,&quot;;[.B33];&quot;);&quot;)" office:value-type="string" office:string-value="INSERT INTO VIDEO VALUES(33,66);" calcext:value-type="string">
            <text:p>INSERT INTO VIDEO VALUES(33,66);</text:p>
          </table:table-cell>
        </table:table-row>
        <table:table-row table:style-name="ro1">
          <table:table-cell office:value-type="float" office:value="34" calcext:value-type="float">
            <text:p>34</text:p>
          </table:table-cell>
          <table:table-cell office:value-type="float" office:value="67" calcext:value-type="float">
            <text:p>67</text:p>
          </table:table-cell>
          <table:table-cell table:formula="of:=CONCATENATE(&quot;INSERT INTO VIDEO VALUES(&quot;;[.A34];&quot;,&quot;;[.B34];&quot;);&quot;)" office:value-type="string" office:string-value="INSERT INTO VIDEO VALUES(34,67);" calcext:value-type="string">
            <text:p>INSERT INTO VIDEO VALUES(34,67);</text:p>
          </table:table-cell>
        </table:table-row>
        <table:table-row table:style-name="ro1">
          <table:table-cell office:value-type="float" office:value="35" calcext:value-type="float">
            <text:p>35</text:p>
          </table:table-cell>
          <table:table-cell office:value-type="float" office:value="68" calcext:value-type="float">
            <text:p>68</text:p>
          </table:table-cell>
          <table:table-cell table:formula="of:=CONCATENATE(&quot;INSERT INTO VIDEO VALUES(&quot;;[.A35];&quot;,&quot;;[.B35];&quot;);&quot;)" office:value-type="string" office:string-value="INSERT INTO VIDEO VALUES(35,68);" calcext:value-type="string">
            <text:p>INSERT INTO VIDEO VALUES(35,68);</text:p>
          </table:table-cell>
        </table:table-row>
        <table:table-row table:style-name="ro1">
          <table:table-cell office:value-type="float" office:value="36" calcext:value-type="float">
            <text:p>36</text:p>
          </table:table-cell>
          <table:table-cell office:value-type="float" office:value="69" calcext:value-type="float">
            <text:p>69</text:p>
          </table:table-cell>
          <table:table-cell table:formula="of:=CONCATENATE(&quot;INSERT INTO VIDEO VALUES(&quot;;[.A36];&quot;,&quot;;[.B36];&quot;);&quot;)" office:value-type="string" office:string-value="INSERT INTO VIDEO VALUES(36,69);" calcext:value-type="string">
            <text:p>INSERT INTO VIDEO VALUES(36,69);</text:p>
          </table:table-cell>
        </table:table-row>
        <table:table-row table:style-name="ro1">
          <table:table-cell office:value-type="float" office:value="37" calcext:value-type="float">
            <text:p>37</text:p>
          </table:table-cell>
          <table:table-cell office:value-type="float" office:value="70" calcext:value-type="float">
            <text:p>70</text:p>
          </table:table-cell>
          <table:table-cell table:formula="of:=CONCATENATE(&quot;INSERT INTO VIDEO VALUES(&quot;;[.A37];&quot;,&quot;;[.B37];&quot;);&quot;)" office:value-type="string" office:string-value="INSERT INTO VIDEO VALUES(37,70);" calcext:value-type="string">
            <text:p>INSERT INTO VIDEO VALUES(37,70);</text:p>
          </table:table-cell>
        </table:table-row>
        <table:table-row table:style-name="ro1">
          <table:table-cell office:value-type="float" office:value="38" calcext:value-type="float">
            <text:p>38</text:p>
          </table:table-cell>
          <table:table-cell office:value-type="float" office:value="71" calcext:value-type="float">
            <text:p>71</text:p>
          </table:table-cell>
          <table:table-cell table:formula="of:=CONCATENATE(&quot;INSERT INTO VIDEO VALUES(&quot;;[.A38];&quot;,&quot;;[.B38];&quot;);&quot;)" office:value-type="string" office:string-value="INSERT INTO VIDEO VALUES(38,71);" calcext:value-type="string">
            <text:p>INSERT INTO VIDEO VALUES(38,71);</text:p>
          </table:table-cell>
        </table:table-row>
        <table:table-row table:style-name="ro1">
          <table:table-cell office:value-type="float" office:value="39" calcext:value-type="float">
            <text:p>39</text:p>
          </table:table-cell>
          <table:table-cell office:value-type="float" office:value="72" calcext:value-type="float">
            <text:p>72</text:p>
          </table:table-cell>
          <table:table-cell table:formula="of:=CONCATENATE(&quot;INSERT INTO VIDEO VALUES(&quot;;[.A39];&quot;,&quot;;[.B39];&quot;);&quot;)" office:value-type="string" office:string-value="INSERT INTO VIDEO VALUES(39,72);" calcext:value-type="string">
            <text:p>INSERT INTO VIDEO VALUES(39,72);</text:p>
          </table:table-cell>
        </table:table-row>
        <table:table-row table:style-name="ro1">
          <table:table-cell office:value-type="float" office:value="40" calcext:value-type="float">
            <text:p>40</text:p>
          </table:table-cell>
          <table:table-cell office:value-type="float" office:value="73" calcext:value-type="float">
            <text:p>73</text:p>
          </table:table-cell>
          <table:table-cell table:formula="of:=CONCATENATE(&quot;INSERT INTO VIDEO VALUES(&quot;;[.A40];&quot;,&quot;;[.B40];&quot;);&quot;)" office:value-type="string" office:string-value="INSERT INTO VIDEO VALUES(40,73);" calcext:value-type="string">
            <text:p>INSERT INTO VIDEO VALUES(40,73);</text:p>
          </table:table-cell>
        </table:table-row>
        <table:table-row table:style-name="ro1">
          <table:table-cell office:value-type="float" office:value="41" calcext:value-type="float">
            <text:p>41</text:p>
          </table:table-cell>
          <table:table-cell office:value-type="float" office:value="74" calcext:value-type="float">
            <text:p>74</text:p>
          </table:table-cell>
          <table:table-cell table:formula="of:=CONCATENATE(&quot;INSERT INTO VIDEO VALUES(&quot;;[.A41];&quot;,&quot;;[.B41];&quot;);&quot;)" office:value-type="string" office:string-value="INSERT INTO VIDEO VALUES(41,74);" calcext:value-type="string">
            <text:p>INSERT INTO VIDEO VALUES(41,74);</text:p>
          </table:table-cell>
        </table:table-row>
        <table:table-row table:style-name="ro1">
          <table:table-cell office:value-type="float" office:value="42" calcext:value-type="float">
            <text:p>42</text:p>
          </table:table-cell>
          <table:table-cell office:value-type="float" office:value="75" calcext:value-type="float">
            <text:p>75</text:p>
          </table:table-cell>
          <table:table-cell table:formula="of:=CONCATENATE(&quot;INSERT INTO VIDEO VALUES(&quot;;[.A42];&quot;,&quot;;[.B42];&quot;);&quot;)" office:value-type="string" office:string-value="INSERT INTO VIDEO VALUES(42,75);" calcext:value-type="string">
            <text:p>INSERT INTO VIDEO VALUES(42,75);</text:p>
          </table:table-cell>
        </table:table-row>
        <table:table-row table:style-name="ro1">
          <table:table-cell office:value-type="float" office:value="43" calcext:value-type="float">
            <text:p>43</text:p>
          </table:table-cell>
          <table:table-cell office:value-type="float" office:value="76" calcext:value-type="float">
            <text:p>76</text:p>
          </table:table-cell>
          <table:table-cell table:formula="of:=CONCATENATE(&quot;INSERT INTO VIDEO VALUES(&quot;;[.A43];&quot;,&quot;;[.B43];&quot;);&quot;)" office:value-type="string" office:string-value="INSERT INTO VIDEO VALUES(43,76);" calcext:value-type="string">
            <text:p>INSERT INTO VIDEO VALUES(43,76);</text:p>
          </table:table-cell>
        </table:table-row>
        <table:table-row table:style-name="ro1">
          <table:table-cell office:value-type="float" office:value="44" calcext:value-type="float">
            <text:p>44</text:p>
          </table:table-cell>
          <table:table-cell office:value-type="float" office:value="77" calcext:value-type="float">
            <text:p>77</text:p>
          </table:table-cell>
          <table:table-cell table:formula="of:=CONCATENATE(&quot;INSERT INTO VIDEO VALUES(&quot;;[.A44];&quot;,&quot;;[.B44];&quot;);&quot;)" office:value-type="string" office:string-value="INSERT INTO VIDEO VALUES(44,77);" calcext:value-type="string">
            <text:p>INSERT INTO VIDEO VALUES(44,77);</text:p>
          </table:table-cell>
        </table:table-row>
        <table:table-row table:style-name="ro1">
          <table:table-cell office:value-type="float" office:value="45" calcext:value-type="float">
            <text:p>45</text:p>
          </table:table-cell>
          <table:table-cell office:value-type="float" office:value="78" calcext:value-type="float">
            <text:p>78</text:p>
          </table:table-cell>
          <table:table-cell table:formula="of:=CONCATENATE(&quot;INSERT INTO VIDEO VALUES(&quot;;[.A45];&quot;,&quot;;[.B45];&quot;);&quot;)" office:value-type="string" office:string-value="INSERT INTO VIDEO VALUES(45,78);" calcext:value-type="string">
            <text:p>INSERT INTO VIDEO VALUES(45,78);</text:p>
          </table:table-cell>
        </table:table-row>
        <table:table-row table:style-name="ro1">
          <table:table-cell office:value-type="float" office:value="46" calcext:value-type="float">
            <text:p>46</text:p>
          </table:table-cell>
          <table:table-cell office:value-type="float" office:value="79" calcext:value-type="float">
            <text:p>79</text:p>
          </table:table-cell>
          <table:table-cell table:formula="of:=CONCATENATE(&quot;INSERT INTO VIDEO VALUES(&quot;;[.A46];&quot;,&quot;;[.B46];&quot;);&quot;)" office:value-type="string" office:string-value="INSERT INTO VIDEO VALUES(46,79);" calcext:value-type="string">
            <text:p>INSERT INTO VIDEO VALUES(46,79);</text:p>
          </table:table-cell>
        </table:table-row>
        <table:table-row table:style-name="ro1">
          <table:table-cell office:value-type="float" office:value="47" calcext:value-type="float">
            <text:p>47</text:p>
          </table:table-cell>
          <table:table-cell office:value-type="float" office:value="80" calcext:value-type="float">
            <text:p>80</text:p>
          </table:table-cell>
          <table:table-cell table:formula="of:=CONCATENATE(&quot;INSERT INTO VIDEO VALUES(&quot;;[.A47];&quot;,&quot;;[.B47];&quot;);&quot;)" office:value-type="string" office:string-value="INSERT INTO VIDEO VALUES(47,80);" calcext:value-type="string">
            <text:p>INSERT INTO VIDEO VALUES(47,80);</text:p>
          </table:table-cell>
        </table:table-row>
        <table:table-row table:style-name="ro1">
          <table:table-cell office:value-type="float" office:value="48" calcext:value-type="float">
            <text:p>48</text:p>
          </table:table-cell>
          <table:table-cell office:value-type="float" office:value="81" calcext:value-type="float">
            <text:p>81</text:p>
          </table:table-cell>
          <table:table-cell table:formula="of:=CONCATENATE(&quot;INSERT INTO VIDEO VALUES(&quot;;[.A48];&quot;,&quot;;[.B48];&quot;);&quot;)" office:value-type="string" office:string-value="INSERT INTO VIDEO VALUES(48,81);" calcext:value-type="string">
            <text:p>INSERT INTO VIDEO VALUES(48,81);</text:p>
          </table:table-cell>
        </table:table-row>
        <table:table-row table:style-name="ro1">
          <table:table-cell office:value-type="float" office:value="49" calcext:value-type="float">
            <text:p>49</text:p>
          </table:table-cell>
          <table:table-cell office:value-type="float" office:value="92" calcext:value-type="float">
            <text:p>92</text:p>
          </table:table-cell>
          <table:table-cell table:formula="of:=CONCATENATE(&quot;INSERT INTO VIDEO VALUES(&quot;;[.A49];&quot;,&quot;;[.B49];&quot;);&quot;)" office:value-type="string" office:string-value="INSERT INTO VIDEO VALUES(49,92);" calcext:value-type="string">
            <text:p>INSERT INTO VIDEO VALUES(49,92);</text:p>
          </table:table-cell>
        </table:table-row>
        <table:table-row table:style-name="ro1">
          <table:table-cell office:value-type="float" office:value="50" calcext:value-type="float">
            <text:p>50</text:p>
          </table:table-cell>
          <table:table-cell office:value-type="float" office:value="93" calcext:value-type="float">
            <text:p>93</text:p>
          </table:table-cell>
          <table:table-cell table:formula="of:=CONCATENATE(&quot;INSERT INTO VIDEO VALUES(&quot;;[.A50];&quot;,&quot;;[.B50];&quot;);&quot;)" office:value-type="string" office:string-value="INSERT INTO VIDEO VALUES(50,93);" calcext:value-type="string">
            <text:p>INSERT INTO VIDEO VALUES(50,93);</text:p>
          </table:table-cell>
        </table:table-row>
        <table:table-row table:style-name="ro1">
          <table:table-cell office:value-type="float" office:value="51" calcext:value-type="float">
            <text:p>51</text:p>
          </table:table-cell>
          <table:table-cell office:value-type="float" office:value="94" calcext:value-type="float">
            <text:p>94</text:p>
          </table:table-cell>
          <table:table-cell table:formula="of:=CONCATENATE(&quot;INSERT INTO VIDEO VALUES(&quot;;[.A51];&quot;,&quot;;[.B51];&quot;);&quot;)" office:value-type="string" office:string-value="INSERT INTO VIDEO VALUES(51,94);" calcext:value-type="string">
            <text:p>INSERT INTO VIDEO VALUES(51,94);</text:p>
          </table:table-cell>
        </table:table-row>
        <table:table-row table:style-name="ro1">
          <table:table-cell office:value-type="float" office:value="52" calcext:value-type="float">
            <text:p>52</text:p>
          </table:table-cell>
          <table:table-cell office:value-type="float" office:value="95" calcext:value-type="float">
            <text:p>95</text:p>
          </table:table-cell>
          <table:table-cell table:formula="of:=CONCATENATE(&quot;INSERT INTO VIDEO VALUES(&quot;;[.A52];&quot;,&quot;;[.B52];&quot;);&quot;)" office:value-type="string" office:string-value="INSERT INTO VIDEO VALUES(52,95);" calcext:value-type="string">
            <text:p>INSERT INTO VIDEO VALUES(52,95);</text:p>
          </table:table-cell>
        </table:table-row>
        <table:table-row table:style-name="ro1">
          <table:table-cell office:value-type="float" office:value="53" calcext:value-type="float">
            <text:p>53</text:p>
          </table:table-cell>
          <table:table-cell office:value-type="float" office:value="96" calcext:value-type="float">
            <text:p>96</text:p>
          </table:table-cell>
          <table:table-cell table:formula="of:=CONCATENATE(&quot;INSERT INTO VIDEO VALUES(&quot;;[.A53];&quot;,&quot;;[.B53];&quot;);&quot;)" office:value-type="string" office:string-value="INSERT INTO VIDEO VALUES(53,96);" calcext:value-type="string">
            <text:p>INSERT INTO VIDEO VALUES(53,96);</text:p>
          </table:table-cell>
        </table:table-row>
        <table:table-row table:style-name="ro1">
          <table:table-cell office:value-type="float" office:value="54" calcext:value-type="float">
            <text:p>54</text:p>
          </table:table-cell>
          <table:table-cell office:value-type="float" office:value="97" calcext:value-type="float">
            <text:p>97</text:p>
          </table:table-cell>
          <table:table-cell table:formula="of:=CONCATENATE(&quot;INSERT INTO VIDEO VALUES(&quot;;[.A54];&quot;,&quot;;[.B54];&quot;);&quot;)" office:value-type="string" office:string-value="INSERT INTO VIDEO VALUES(54,97);" calcext:value-type="string">
            <text:p>INSERT INTO VIDEO VALUES(54,97);</text:p>
          </table:table-cell>
        </table:table-row>
        <table:table-row table:style-name="ro1">
          <table:table-cell office:value-type="float" office:value="55" calcext:value-type="float">
            <text:p>55</text:p>
          </table:table-cell>
          <table:table-cell office:value-type="float" office:value="98" calcext:value-type="float">
            <text:p>98</text:p>
          </table:table-cell>
          <table:table-cell table:formula="of:=CONCATENATE(&quot;INSERT INTO VIDEO VALUES(&quot;;[.A55];&quot;,&quot;;[.B55];&quot;);&quot;)" office:value-type="string" office:string-value="INSERT INTO VIDEO VALUES(55,98);" calcext:value-type="string">
            <text:p>INSERT INTO VIDEO VALUES(55,98);</text:p>
          </table:table-cell>
        </table:table-row>
        <table:table-row table:style-name="ro1">
          <table:table-cell office:value-type="float" office:value="56" calcext:value-type="float">
            <text:p>56</text:p>
          </table:table-cell>
          <table:table-cell office:value-type="float" office:value="99" calcext:value-type="float">
            <text:p>99</text:p>
          </table:table-cell>
          <table:table-cell table:formula="of:=CONCATENATE(&quot;INSERT INTO VIDEO VALUES(&quot;;[.A56];&quot;,&quot;;[.B56];&quot;);&quot;)" office:value-type="string" office:string-value="INSERT INTO VIDEO VALUES(56,99);" calcext:value-type="string">
            <text:p>INSERT INTO VIDEO VALUES(56,99);</text:p>
          </table:table-cell>
        </table:table-row>
        <table:table-row table:style-name="ro1">
          <table:table-cell office:value-type="float" office:value="57" calcext:value-type="float">
            <text:p>57</text:p>
          </table:table-cell>
          <table:table-cell office:value-type="float" office:value="100" calcext:value-type="float">
            <text:p>100</text:p>
          </table:table-cell>
          <table:table-cell table:formula="of:=CONCATENATE(&quot;INSERT INTO VIDEO VALUES(&quot;;[.A57];&quot;,&quot;;[.B57];&quot;);&quot;)" office:value-type="string" office:string-value="INSERT INTO VIDEO VALUES(57,100);" calcext:value-type="string">
            <text:p>INSERT INTO VIDEO VALUES(57,100);</text:p>
          </table:table-cell>
        </table:table-row>
        <table:table-row table:style-name="ro1">
          <table:table-cell office:value-type="float" office:value="58" calcext:value-type="float">
            <text:p>58</text:p>
          </table:table-cell>
          <table:table-cell office:value-type="float" office:value="101" calcext:value-type="float">
            <text:p>101</text:p>
          </table:table-cell>
          <table:table-cell table:formula="of:=CONCATENATE(&quot;INSERT INTO VIDEO VALUES(&quot;;[.A58];&quot;,&quot;;[.B58];&quot;);&quot;)" office:value-type="string" office:string-value="INSERT INTO VIDEO VALUES(58,101);" calcext:value-type="string">
            <text:p>INSERT INTO VIDEO VALUES(58,101);</text:p>
          </table:table-cell>
        </table:table-row>
        <table:table-row table:style-name="ro1">
          <table:table-cell office:value-type="float" office:value="59" calcext:value-type="float">
            <text:p>59</text:p>
          </table:table-cell>
          <table:table-cell office:value-type="float" office:value="102" calcext:value-type="float">
            <text:p>102</text:p>
          </table:table-cell>
          <table:table-cell table:formula="of:=CONCATENATE(&quot;INSERT INTO VIDEO VALUES(&quot;;[.A59];&quot;,&quot;;[.B59];&quot;);&quot;)" office:value-type="string" office:string-value="INSERT INTO VIDEO VALUES(59,102);" calcext:value-type="string">
            <text:p>INSERT INTO VIDEO VALUES(59,102);</text:p>
          </table:table-cell>
        </table:table-row>
        <table:table-row table:style-name="ro1">
          <table:table-cell office:value-type="float" office:value="60" calcext:value-type="float">
            <text:p>60</text:p>
          </table:table-cell>
          <table:table-cell office:value-type="float" office:value="103" calcext:value-type="float">
            <text:p>103</text:p>
          </table:table-cell>
          <table:table-cell table:formula="of:=CONCATENATE(&quot;INSERT INTO VIDEO VALUES(&quot;;[.A60];&quot;,&quot;;[.B60];&quot;);&quot;)" office:value-type="string" office:string-value="INSERT INTO VIDEO VALUES(60,103);" calcext:value-type="string">
            <text:p>INSERT INTO VIDEO VALUES(60,103);</text:p>
          </table:table-cell>
        </table:table-row>
        <table:table-row table:style-name="ro1">
          <table:table-cell office:value-type="float" office:value="61" calcext:value-type="float">
            <text:p>61</text:p>
          </table:table-cell>
          <table:table-cell office:value-type="float" office:value="104" calcext:value-type="float">
            <text:p>104</text:p>
          </table:table-cell>
          <table:table-cell table:formula="of:=CONCATENATE(&quot;INSERT INTO VIDEO VALUES(&quot;;[.A61];&quot;,&quot;;[.B61];&quot;);&quot;)" office:value-type="string" office:string-value="INSERT INTO VIDEO VALUES(61,104);" calcext:value-type="string">
            <text:p>INSERT INTO VIDEO VALUES(61,104);</text:p>
          </table:table-cell>
        </table:table-row>
        <table:table-row table:style-name="ro1">
          <table:table-cell office:value-type="float" office:value="62" calcext:value-type="float">
            <text:p>62</text:p>
          </table:table-cell>
          <table:table-cell office:value-type="float" office:value="105" calcext:value-type="float">
            <text:p>105</text:p>
          </table:table-cell>
          <table:table-cell table:formula="of:=CONCATENATE(&quot;INSERT INTO VIDEO VALUES(&quot;;[.A62];&quot;,&quot;;[.B62];&quot;);&quot;)" office:value-type="string" office:string-value="INSERT INTO VIDEO VALUES(62,105);" calcext:value-type="string">
            <text:p>INSERT INTO VIDEO VALUES(62,105);</text:p>
          </table:table-cell>
        </table:table-row>
        <table:table-row table:style-name="ro1">
          <table:table-cell office:value-type="float" office:value="63" calcext:value-type="float">
            <text:p>63</text:p>
          </table:table-cell>
          <table:table-cell office:value-type="float" office:value="106" calcext:value-type="float">
            <text:p>106</text:p>
          </table:table-cell>
          <table:table-cell table:formula="of:=CONCATENATE(&quot;INSERT INTO VIDEO VALUES(&quot;;[.A63];&quot;,&quot;;[.B63];&quot;);&quot;)" office:value-type="string" office:string-value="INSERT INTO VIDEO VALUES(63,106);" calcext:value-type="string">
            <text:p>INSERT INTO VIDEO VALUES(63,106);</text:p>
          </table:table-cell>
        </table:table-row>
        <table:table-row table:style-name="ro1">
          <table:table-cell office:value-type="float" office:value="64" calcext:value-type="float">
            <text:p>64</text:p>
          </table:table-cell>
          <table:table-cell office:value-type="float" office:value="107" calcext:value-type="float">
            <text:p>107</text:p>
          </table:table-cell>
          <table:table-cell table:formula="of:=CONCATENATE(&quot;INSERT INTO VIDEO VALUES(&quot;;[.A64];&quot;,&quot;;[.B64];&quot;);&quot;)" office:value-type="string" office:string-value="INSERT INTO VIDEO VALUES(64,107);" calcext:value-type="string">
            <text:p>INSERT INTO VIDEO VALUES(64,107);</text:p>
          </table:table-cell>
        </table:table-row>
        <table:table-row table:style-name="ro1">
          <table:table-cell office:value-type="float" office:value="65" calcext:value-type="float">
            <text:p>65</text:p>
          </table:table-cell>
          <table:table-cell office:value-type="float" office:value="108" calcext:value-type="float">
            <text:p>108</text:p>
          </table:table-cell>
          <table:table-cell table:formula="of:=CONCATENATE(&quot;INSERT INTO VIDEO VALUES(&quot;;[.A65];&quot;,&quot;;[.B65];&quot;);&quot;)" office:value-type="string" office:string-value="INSERT INTO VIDEO VALUES(65,108);" calcext:value-type="string">
            <text:p>INSERT INTO VIDEO VALUES(65,108);</text:p>
          </table:table-cell>
        </table:table-row>
        <table:table-row table:style-name="ro1">
          <table:table-cell office:value-type="float" office:value="66" calcext:value-type="float">
            <text:p>66</text:p>
          </table:table-cell>
          <table:table-cell office:value-type="float" office:value="109" calcext:value-type="float">
            <text:p>109</text:p>
          </table:table-cell>
          <table:table-cell table:formula="of:=CONCATENATE(&quot;INSERT INTO VIDEO VALUES(&quot;;[.A66];&quot;,&quot;;[.B66];&quot;);&quot;)" office:value-type="string" office:string-value="INSERT INTO VIDEO VALUES(66,109);" calcext:value-type="string">
            <text:p>INSERT INTO VIDEO VALUES(66,109);</text:p>
          </table:table-cell>
        </table:table-row>
        <table:table-row table:style-name="ro1">
          <table:table-cell office:value-type="float" office:value="67" calcext:value-type="float">
            <text:p>67</text:p>
          </table:table-cell>
          <table:table-cell office:value-type="float" office:value="110" calcext:value-type="float">
            <text:p>110</text:p>
          </table:table-cell>
          <table:table-cell table:formula="of:=CONCATENATE(&quot;INSERT INTO VIDEO VALUES(&quot;;[.A67];&quot;,&quot;;[.B67];&quot;);&quot;)" office:value-type="string" office:string-value="INSERT INTO VIDEO VALUES(67,110);" calcext:value-type="string">
            <text:p>INSERT INTO VIDEO VALUES(67,110);</text:p>
          </table:table-cell>
        </table:table-row>
        <table:table-row table:style-name="ro1">
          <table:table-cell office:value-type="float" office:value="68" calcext:value-type="float">
            <text:p>68</text:p>
          </table:table-cell>
          <table:table-cell office:value-type="float" office:value="111" calcext:value-type="float">
            <text:p>111</text:p>
          </table:table-cell>
          <table:table-cell table:formula="of:=CONCATENATE(&quot;INSERT INTO VIDEO VALUES(&quot;;[.A68];&quot;,&quot;;[.B68];&quot;);&quot;)" office:value-type="string" office:string-value="INSERT INTO VIDEO VALUES(68,111);" calcext:value-type="string">
            <text:p>INSERT INTO VIDEO VALUES(68,111);</text:p>
          </table:table-cell>
        </table:table-row>
        <table:table-row table:style-name="ro1">
          <table:table-cell office:value-type="float" office:value="69" calcext:value-type="float">
            <text:p>69</text:p>
          </table:table-cell>
          <table:table-cell office:value-type="float" office:value="112" calcext:value-type="float">
            <text:p>112</text:p>
          </table:table-cell>
          <table:table-cell table:formula="of:=CONCATENATE(&quot;INSERT INTO VIDEO VALUES(&quot;;[.A69];&quot;,&quot;;[.B69];&quot;);&quot;)" office:value-type="string" office:string-value="INSERT INTO VIDEO VALUES(69,112);" calcext:value-type="string">
            <text:p>INSERT INTO VIDEO VALUES(69,112);</text:p>
          </table:table-cell>
        </table:table-row>
        <table:table-row table:style-name="ro1">
          <table:table-cell office:value-type="float" office:value="70" calcext:value-type="float">
            <text:p>70</text:p>
          </table:table-cell>
          <table:table-cell office:value-type="float" office:value="113" calcext:value-type="float">
            <text:p>113</text:p>
          </table:table-cell>
          <table:table-cell table:formula="of:=CONCATENATE(&quot;INSERT INTO VIDEO VALUES(&quot;;[.A70];&quot;,&quot;;[.B70];&quot;);&quot;)" office:value-type="string" office:string-value="INSERT INTO VIDEO VALUES(70,113);" calcext:value-type="string">
            <text:p>INSERT INTO VIDEO VALUES(70,113);</text:p>
          </table:table-cell>
        </table:table-row>
        <table:table-row table:style-name="ro1">
          <table:table-cell office:value-type="float" office:value="71" calcext:value-type="float">
            <text:p>71</text:p>
          </table:table-cell>
          <table:table-cell office:value-type="float" office:value="114" calcext:value-type="float">
            <text:p>114</text:p>
          </table:table-cell>
          <table:table-cell table:formula="of:=CONCATENATE(&quot;INSERT INTO VIDEO VALUES(&quot;;[.A71];&quot;,&quot;;[.B71];&quot;);&quot;)" office:value-type="string" office:string-value="INSERT INTO VIDEO VALUES(71,114);" calcext:value-type="string">
            <text:p>INSERT INTO VIDEO VALUES(71,114);</text:p>
          </table:table-cell>
        </table:table-row>
        <table:table-row table:style-name="ro1">
          <table:table-cell office:value-type="float" office:value="72" calcext:value-type="float">
            <text:p>72</text:p>
          </table:table-cell>
          <table:table-cell office:value-type="float" office:value="115" calcext:value-type="float">
            <text:p>115</text:p>
          </table:table-cell>
          <table:table-cell table:formula="of:=CONCATENATE(&quot;INSERT INTO VIDEO VALUES(&quot;;[.A72];&quot;,&quot;;[.B72];&quot;);&quot;)" office:value-type="string" office:string-value="INSERT INTO VIDEO VALUES(72,115);" calcext:value-type="string">
            <text:p>INSERT INTO VIDEO VALUES(72,115);</text:p>
          </table:table-cell>
        </table:table-row>
        <table:table-row table:style-name="ro1">
          <table:table-cell office:value-type="float" office:value="73" calcext:value-type="float">
            <text:p>73</text:p>
          </table:table-cell>
          <table:table-cell office:value-type="float" office:value="116" calcext:value-type="float">
            <text:p>116</text:p>
          </table:table-cell>
          <table:table-cell table:formula="of:=CONCATENATE(&quot;INSERT INTO VIDEO VALUES(&quot;;[.A73];&quot;,&quot;;[.B73];&quot;);&quot;)" office:value-type="string" office:string-value="INSERT INTO VIDEO VALUES(73,116);" calcext:value-type="string">
            <text:p>INSERT INTO VIDEO VALUES(73,116);</text:p>
          </table:table-cell>
        </table:table-row>
        <table:table-row table:style-name="ro1">
          <table:table-cell office:value-type="float" office:value="74" calcext:value-type="float">
            <text:p>74</text:p>
          </table:table-cell>
          <table:table-cell office:value-type="float" office:value="117" calcext:value-type="float">
            <text:p>117</text:p>
          </table:table-cell>
          <table:table-cell table:formula="of:=CONCATENATE(&quot;INSERT INTO VIDEO VALUES(&quot;;[.A74];&quot;,&quot;;[.B74];&quot;);&quot;)" office:value-type="string" office:string-value="INSERT INTO VIDEO VALUES(74,117);" calcext:value-type="string">
            <text:p>INSERT INTO VIDEO VALUES(74,117);</text:p>
          </table:table-cell>
        </table:table-row>
        <table:table-row table:style-name="ro1">
          <table:table-cell office:value-type="float" office:value="75" calcext:value-type="float">
            <text:p>75</text:p>
          </table:table-cell>
          <table:table-cell office:value-type="float" office:value="118" calcext:value-type="float">
            <text:p>118</text:p>
          </table:table-cell>
          <table:table-cell table:formula="of:=CONCATENATE(&quot;INSERT INTO VIDEO VALUES(&quot;;[.A75];&quot;,&quot;;[.B75];&quot;);&quot;)" office:value-type="string" office:string-value="INSERT INTO VIDEO VALUES(75,118);" calcext:value-type="string">
            <text:p>INSERT INTO VIDEO VALUES(75,118);</text:p>
          </table:table-cell>
        </table:table-row>
        <table:table-row table:style-name="ro1">
          <table:table-cell office:value-type="float" office:value="76" calcext:value-type="float">
            <text:p>76</text:p>
          </table:table-cell>
          <table:table-cell office:value-type="float" office:value="119" calcext:value-type="float">
            <text:p>119</text:p>
          </table:table-cell>
          <table:table-cell table:formula="of:=CONCATENATE(&quot;INSERT INTO VIDEO VALUES(&quot;;[.A76];&quot;,&quot;;[.B76];&quot;);&quot;)" office:value-type="string" office:string-value="INSERT INTO VIDEO VALUES(76,119);" calcext:value-type="string">
            <text:p>INSERT INTO VIDEO VALUES(76,119);</text:p>
          </table:table-cell>
        </table:table-row>
        <table:table-row table:style-name="ro1">
          <table:table-cell office:value-type="float" office:value="77" calcext:value-type="float">
            <text:p>77</text:p>
          </table:table-cell>
          <table:table-cell office:value-type="float" office:value="120" calcext:value-type="float">
            <text:p>120</text:p>
          </table:table-cell>
          <table:table-cell table:formula="of:=CONCATENATE(&quot;INSERT INTO VIDEO VALUES(&quot;;[.A77];&quot;,&quot;;[.B77];&quot;);&quot;)" office:value-type="string" office:string-value="INSERT INTO VIDEO VALUES(77,120);" calcext:value-type="string">
            <text:p>INSERT INTO VIDEO VALUES(77,120);</text:p>
          </table:table-cell>
        </table:table-row>
        <table:table-row table:style-name="ro1">
          <table:table-cell office:value-type="float" office:value="78" calcext:value-type="float">
            <text:p>78</text:p>
          </table:table-cell>
          <table:table-cell office:value-type="float" office:value="131" calcext:value-type="float">
            <text:p>131</text:p>
          </table:table-cell>
          <table:table-cell table:formula="of:=CONCATENATE(&quot;INSERT INTO VIDEO VALUES(&quot;;[.A78];&quot;,&quot;;[.B78];&quot;);&quot;)" office:value-type="string" office:string-value="INSERT INTO VIDEO VALUES(78,131);" calcext:value-type="string">
            <text:p>INSERT INTO VIDEO VALUES(78,131);</text:p>
          </table:table-cell>
        </table:table-row>
        <table:table-row table:style-name="ro1">
          <table:table-cell office:value-type="float" office:value="79" calcext:value-type="float">
            <text:p>79</text:p>
          </table:table-cell>
          <table:table-cell office:value-type="float" office:value="132" calcext:value-type="float">
            <text:p>132</text:p>
          </table:table-cell>
          <table:table-cell table:formula="of:=CONCATENATE(&quot;INSERT INTO VIDEO VALUES(&quot;;[.A79];&quot;,&quot;;[.B79];&quot;);&quot;)" office:value-type="string" office:string-value="INSERT INTO VIDEO VALUES(79,132);" calcext:value-type="string">
            <text:p>INSERT INTO VIDEO VALUES(79,132);</text:p>
          </table:table-cell>
        </table:table-row>
        <table:table-row table:style-name="ro1">
          <table:table-cell office:value-type="float" office:value="80" calcext:value-type="float">
            <text:p>80</text:p>
          </table:table-cell>
          <table:table-cell office:value-type="float" office:value="133" calcext:value-type="float">
            <text:p>133</text:p>
          </table:table-cell>
          <table:table-cell table:formula="of:=CONCATENATE(&quot;INSERT INTO VIDEO VALUES(&quot;;[.A80];&quot;,&quot;;[.B80];&quot;);&quot;)" office:value-type="string" office:string-value="INSERT INTO VIDEO VALUES(80,133);" calcext:value-type="string">
            <text:p>INSERT INTO VIDEO VALUES(80,133);</text:p>
          </table:table-cell>
        </table:table-row>
        <table:table-row table:style-name="ro1">
          <table:table-cell office:value-type="float" office:value="81" calcext:value-type="float">
            <text:p>81</text:p>
          </table:table-cell>
          <table:table-cell office:value-type="float" office:value="134" calcext:value-type="float">
            <text:p>134</text:p>
          </table:table-cell>
          <table:table-cell table:formula="of:=CONCATENATE(&quot;INSERT INTO VIDEO VALUES(&quot;;[.A81];&quot;,&quot;;[.B81];&quot;);&quot;)" office:value-type="string" office:string-value="INSERT INTO VIDEO VALUES(81,134);" calcext:value-type="string">
            <text:p>INSERT INTO VIDEO VALUES(81,134);</text:p>
          </table:table-cell>
        </table:table-row>
        <table:table-row table:style-name="ro1">
          <table:table-cell office:value-type="float" office:value="82" calcext:value-type="float">
            <text:p>82</text:p>
          </table:table-cell>
          <table:table-cell office:value-type="float" office:value="135" calcext:value-type="float">
            <text:p>135</text:p>
          </table:table-cell>
          <table:table-cell table:formula="of:=CONCATENATE(&quot;INSERT INTO VIDEO VALUES(&quot;;[.A82];&quot;,&quot;;[.B82];&quot;);&quot;)" office:value-type="string" office:string-value="INSERT INTO VIDEO VALUES(82,135);" calcext:value-type="string">
            <text:p>INSERT INTO VIDEO VALUES(82,135);</text:p>
          </table:table-cell>
        </table:table-row>
        <table:table-row table:style-name="ro1">
          <table:table-cell office:value-type="float" office:value="83" calcext:value-type="float">
            <text:p>83</text:p>
          </table:table-cell>
          <table:table-cell office:value-type="float" office:value="136" calcext:value-type="float">
            <text:p>136</text:p>
          </table:table-cell>
          <table:table-cell table:formula="of:=CONCATENATE(&quot;INSERT INTO VIDEO VALUES(&quot;;[.A83];&quot;,&quot;;[.B83];&quot;);&quot;)" office:value-type="string" office:string-value="INSERT INTO VIDEO VALUES(83,136);" calcext:value-type="string">
            <text:p>INSERT INTO VIDEO VALUES(83,136);</text:p>
          </table:table-cell>
        </table:table-row>
        <table:table-row table:style-name="ro1">
          <table:table-cell office:value-type="float" office:value="84" calcext:value-type="float">
            <text:p>84</text:p>
          </table:table-cell>
          <table:table-cell office:value-type="float" office:value="137" calcext:value-type="float">
            <text:p>137</text:p>
          </table:table-cell>
          <table:table-cell table:formula="of:=CONCATENATE(&quot;INSERT INTO VIDEO VALUES(&quot;;[.A84];&quot;,&quot;;[.B84];&quot;);&quot;)" office:value-type="string" office:string-value="INSERT INTO VIDEO VALUES(84,137);" calcext:value-type="string">
            <text:p>INSERT INTO VIDEO VALUES(84,137);</text:p>
          </table:table-cell>
        </table:table-row>
        <table:table-row table:style-name="ro1">
          <table:table-cell office:value-type="float" office:value="85" calcext:value-type="float">
            <text:p>85</text:p>
          </table:table-cell>
          <table:table-cell office:value-type="float" office:value="138" calcext:value-type="float">
            <text:p>138</text:p>
          </table:table-cell>
          <table:table-cell table:formula="of:=CONCATENATE(&quot;INSERT INTO VIDEO VALUES(&quot;;[.A85];&quot;,&quot;;[.B85];&quot;);&quot;)" office:value-type="string" office:string-value="INSERT INTO VIDEO VALUES(85,138);" calcext:value-type="string">
            <text:p>INSERT INTO VIDEO VALUES(85,138);</text:p>
          </table:table-cell>
        </table:table-row>
        <table:table-row table:style-name="ro1">
          <table:table-cell office:value-type="float" office:value="86" calcext:value-type="float">
            <text:p>86</text:p>
          </table:table-cell>
          <table:table-cell office:value-type="float" office:value="139" calcext:value-type="float">
            <text:p>139</text:p>
          </table:table-cell>
          <table:table-cell table:formula="of:=CONCATENATE(&quot;INSERT INTO VIDEO VALUES(&quot;;[.A86];&quot;,&quot;;[.B86];&quot;);&quot;)" office:value-type="string" office:string-value="INSERT INTO VIDEO VALUES(86,139);" calcext:value-type="string">
            <text:p>INSERT INTO VIDEO VALUES(86,139);</text:p>
          </table:table-cell>
        </table:table-row>
        <table:table-row table:style-name="ro1">
          <table:table-cell office:value-type="float" office:value="87" calcext:value-type="float">
            <text:p>87</text:p>
          </table:table-cell>
          <table:table-cell office:value-type="float" office:value="140" calcext:value-type="float">
            <text:p>140</text:p>
          </table:table-cell>
          <table:table-cell table:formula="of:=CONCATENATE(&quot;INSERT INTO VIDEO VALUES(&quot;;[.A87];&quot;,&quot;;[.B87];&quot;);&quot;)" office:value-type="string" office:string-value="INSERT INTO VIDEO VALUES(87,140);" calcext:value-type="string">
            <text:p>INSERT INTO VIDEO VALUES(87,140);</text:p>
          </table:table-cell>
        </table:table-row>
        <table:table-row table:style-name="ro1">
          <table:table-cell office:value-type="float" office:value="88" calcext:value-type="float">
            <text:p>88</text:p>
          </table:table-cell>
          <table:table-cell office:value-type="float" office:value="141" calcext:value-type="float">
            <text:p>141</text:p>
          </table:table-cell>
          <table:table-cell table:formula="of:=CONCATENATE(&quot;INSERT INTO VIDEO VALUES(&quot;;[.A88];&quot;,&quot;;[.B88];&quot;);&quot;)" office:value-type="string" office:string-value="INSERT INTO VIDEO VALUES(88,141);" calcext:value-type="string">
            <text:p>INSERT INTO VIDEO VALUES(88,141);</text:p>
          </table:table-cell>
        </table:table-row>
        <table:table-row table:style-name="ro1">
          <table:table-cell office:value-type="float" office:value="89" calcext:value-type="float">
            <text:p>89</text:p>
          </table:table-cell>
          <table:table-cell office:value-type="float" office:value="142" calcext:value-type="float">
            <text:p>142</text:p>
          </table:table-cell>
          <table:table-cell table:formula="of:=CONCATENATE(&quot;INSERT INTO VIDEO VALUES(&quot;;[.A89];&quot;,&quot;;[.B89];&quot;);&quot;)" office:value-type="string" office:string-value="INSERT INTO VIDEO VALUES(89,142);" calcext:value-type="string">
            <text:p>INSERT INTO VIDEO VALUES(89,142);</text:p>
          </table:table-cell>
        </table:table-row>
        <table:table-row table:style-name="ro1">
          <table:table-cell office:value-type="float" office:value="90" calcext:value-type="float">
            <text:p>90</text:p>
          </table:table-cell>
          <table:table-cell office:value-type="float" office:value="143" calcext:value-type="float">
            <text:p>143</text:p>
          </table:table-cell>
          <table:table-cell table:formula="of:=CONCATENATE(&quot;INSERT INTO VIDEO VALUES(&quot;;[.A90];&quot;,&quot;;[.B90];&quot;);&quot;)" office:value-type="string" office:string-value="INSERT INTO VIDEO VALUES(90,143);" calcext:value-type="string">
            <text:p>INSERT INTO VIDEO VALUES(90,143);</text:p>
          </table:table-cell>
        </table:table-row>
        <table:table-row table:style-name="ro1">
          <table:table-cell office:value-type="float" office:value="91" calcext:value-type="float">
            <text:p>91</text:p>
          </table:table-cell>
          <table:table-cell office:value-type="float" office:value="144" calcext:value-type="float">
            <text:p>144</text:p>
          </table:table-cell>
          <table:table-cell table:formula="of:=CONCATENATE(&quot;INSERT INTO VIDEO VALUES(&quot;;[.A91];&quot;,&quot;;[.B91];&quot;);&quot;)" office:value-type="string" office:string-value="INSERT INTO VIDEO VALUES(91,144);" calcext:value-type="string">
            <text:p>INSERT INTO VIDEO VALUES(91,144);</text:p>
          </table:table-cell>
        </table:table-row>
        <table:table-row table:style-name="ro1">
          <table:table-cell office:value-type="float" office:value="92" calcext:value-type="float">
            <text:p>92</text:p>
          </table:table-cell>
          <table:table-cell office:value-type="float" office:value="145" calcext:value-type="float">
            <text:p>145</text:p>
          </table:table-cell>
          <table:table-cell table:formula="of:=CONCATENATE(&quot;INSERT INTO VIDEO VALUES(&quot;;[.A92];&quot;,&quot;;[.B92];&quot;);&quot;)" office:value-type="string" office:string-value="INSERT INTO VIDEO VALUES(92,145);" calcext:value-type="string">
            <text:p>INSERT INTO VIDEO VALUES(92,145);</text:p>
          </table:table-cell>
        </table:table-row>
        <table:table-row table:style-name="ro1">
          <table:table-cell office:value-type="float" office:value="93" calcext:value-type="float">
            <text:p>93</text:p>
          </table:table-cell>
          <table:table-cell office:value-type="float" office:value="146" calcext:value-type="float">
            <text:p>146</text:p>
          </table:table-cell>
          <table:table-cell table:formula="of:=CONCATENATE(&quot;INSERT INTO VIDEO VALUES(&quot;;[.A93];&quot;,&quot;;[.B93];&quot;);&quot;)" office:value-type="string" office:string-value="INSERT INTO VIDEO VALUES(93,146);" calcext:value-type="string">
            <text:p>INSERT INTO VIDEO VALUES(93,146);</text:p>
          </table:table-cell>
        </table:table-row>
        <table:table-row table:style-name="ro1">
          <table:table-cell office:value-type="float" office:value="94" calcext:value-type="float">
            <text:p>94</text:p>
          </table:table-cell>
          <table:table-cell office:value-type="float" office:value="147" calcext:value-type="float">
            <text:p>147</text:p>
          </table:table-cell>
          <table:table-cell table:formula="of:=CONCATENATE(&quot;INSERT INTO VIDEO VALUES(&quot;;[.A94];&quot;,&quot;;[.B94];&quot;);&quot;)" office:value-type="string" office:string-value="INSERT INTO VIDEO VALUES(94,147);" calcext:value-type="string">
            <text:p>INSERT INTO VIDEO VALUES(94,147);</text:p>
          </table:table-cell>
        </table:table-row>
        <table:table-row table:style-name="ro1">
          <table:table-cell office:value-type="float" office:value="95" calcext:value-type="float">
            <text:p>95</text:p>
          </table:table-cell>
          <table:table-cell office:value-type="float" office:value="148" calcext:value-type="float">
            <text:p>148</text:p>
          </table:table-cell>
          <table:table-cell table:formula="of:=CONCATENATE(&quot;INSERT INTO VIDEO VALUES(&quot;;[.A95];&quot;,&quot;;[.B95];&quot;);&quot;)" office:value-type="string" office:string-value="INSERT INTO VIDEO VALUES(95,148);" calcext:value-type="string">
            <text:p>INSERT INTO VIDEO VALUES(95,148);</text:p>
          </table:table-cell>
        </table:table-row>
        <table:table-row table:style-name="ro1">
          <table:table-cell office:value-type="float" office:value="96" calcext:value-type="float">
            <text:p>96</text:p>
          </table:table-cell>
          <table:table-cell office:value-type="float" office:value="149" calcext:value-type="float">
            <text:p>149</text:p>
          </table:table-cell>
          <table:table-cell table:formula="of:=CONCATENATE(&quot;INSERT INTO VIDEO VALUES(&quot;;[.A96];&quot;,&quot;;[.B96];&quot;);&quot;)" office:value-type="string" office:string-value="INSERT INTO VIDEO VALUES(96,149);" calcext:value-type="string">
            <text:p>INSERT INTO VIDEO VALUES(96,149);</text:p>
          </table:table-cell>
        </table:table-row>
        <table:table-row table:style-name="ro1">
          <table:table-cell office:value-type="float" office:value="97" calcext:value-type="float">
            <text:p>97</text:p>
          </table:table-cell>
          <table:table-cell office:value-type="float" office:value="150" calcext:value-type="float">
            <text:p>150</text:p>
          </table:table-cell>
          <table:table-cell table:formula="of:=CONCATENATE(&quot;INSERT INTO VIDEO VALUES(&quot;;[.A97];&quot;,&quot;;[.B97];&quot;);&quot;)" office:value-type="string" office:string-value="INSERT INTO VIDEO VALUES(97,150);" calcext:value-type="string">
            <text:p>INSERT INTO VIDEO VALUES(97,150);</text:p>
          </table:table-cell>
        </table:table-row>
        <table:table-row table:style-name="ro1">
          <table:table-cell office:value-type="float" office:value="98" calcext:value-type="float">
            <text:p>98</text:p>
          </table:table-cell>
          <table:table-cell office:value-type="float" office:value="151" calcext:value-type="float">
            <text:p>151</text:p>
          </table:table-cell>
          <table:table-cell table:formula="of:=CONCATENATE(&quot;INSERT INTO VIDEO VALUES(&quot;;[.A98];&quot;,&quot;;[.B98];&quot;);&quot;)" office:value-type="string" office:string-value="INSERT INTO VIDEO VALUES(98,151);" calcext:value-type="string">
            <text:p>INSERT INTO VIDEO VALUES(98,151);</text:p>
          </table:table-cell>
        </table:table-row>
        <table:table-row table:style-name="ro1">
          <table:table-cell office:value-type="float" office:value="99" calcext:value-type="float">
            <text:p>99</text:p>
          </table:table-cell>
          <table:table-cell office:value-type="float" office:value="152" calcext:value-type="float">
            <text:p>152</text:p>
          </table:table-cell>
          <table:table-cell table:formula="of:=CONCATENATE(&quot;INSERT INTO VIDEO VALUES(&quot;;[.A99];&quot;,&quot;;[.B99];&quot;);&quot;)" office:value-type="string" office:string-value="INSERT INTO VIDEO VALUES(99,152);" calcext:value-type="string">
            <text:p>INSERT INTO VIDEO VALUES(99,152);</text:p>
          </table:table-cell>
        </table:table-row>
        <table:table-row table:style-name="ro1">
          <table:table-cell office:value-type="float" office:value="100" calcext:value-type="float">
            <text:p>100</text:p>
          </table:table-cell>
          <table:table-cell office:value-type="float" office:value="153" calcext:value-type="float">
            <text:p>153</text:p>
          </table:table-cell>
          <table:table-cell table:formula="of:=CONCATENATE(&quot;INSERT INTO VIDEO VALUES(&quot;;[.A100];&quot;,&quot;;[.B100];&quot;);&quot;)" office:value-type="string" office:string-value="INSERT INTO VIDEO VALUES(100,153);" calcext:value-type="string">
            <text:p>INSERT INTO VIDEO VALUES(100,153);</text:p>
          </table:table-cell>
        </table:table-row>
        <table:table-row table:style-name="ro1">
          <table:table-cell office:value-type="float" office:value="101" calcext:value-type="float">
            <text:p>101</text:p>
          </table:table-cell>
          <table:table-cell office:value-type="float" office:value="154" calcext:value-type="float">
            <text:p>154</text:p>
          </table:table-cell>
          <table:table-cell table:formula="of:=CONCATENATE(&quot;INSERT INTO VIDEO VALUES(&quot;;[.A101];&quot;,&quot;;[.B101];&quot;);&quot;)" office:value-type="string" office:string-value="INSERT INTO VIDEO VALUES(101,154);" calcext:value-type="string">
            <text:p>INSERT INTO VIDEO VALUES(101,154);</text:p>
          </table:table-cell>
        </table:table-row>
        <table:table-row table:style-name="ro1">
          <table:table-cell office:value-type="float" office:value="102" calcext:value-type="float">
            <text:p>102</text:p>
          </table:table-cell>
          <table:table-cell office:value-type="float" office:value="155" calcext:value-type="float">
            <text:p>155</text:p>
          </table:table-cell>
          <table:table-cell table:formula="of:=CONCATENATE(&quot;INSERT INTO VIDEO VALUES(&quot;;[.A102];&quot;,&quot;;[.B102];&quot;);&quot;)" office:value-type="string" office:string-value="INSERT INTO VIDEO VALUES(102,155);" calcext:value-type="string">
            <text:p>INSERT INTO VIDEO VALUES(102,155);</text:p>
          </table:table-cell>
        </table:table-row>
        <table:table-row table:style-name="ro1">
          <table:table-cell office:value-type="float" office:value="103" calcext:value-type="float">
            <text:p>103</text:p>
          </table:table-cell>
          <table:table-cell office:value-type="float" office:value="156" calcext:value-type="float">
            <text:p>156</text:p>
          </table:table-cell>
          <table:table-cell table:formula="of:=CONCATENATE(&quot;INSERT INTO VIDEO VALUES(&quot;;[.A103];&quot;,&quot;;[.B103];&quot;);&quot;)" office:value-type="string" office:string-value="INSERT INTO VIDEO VALUES(103,156);" calcext:value-type="string">
            <text:p>INSERT INTO VIDEO VALUES(103,156);</text:p>
          </table:table-cell>
        </table:table-row>
        <table:table-row table:style-name="ro1">
          <table:table-cell office:value-type="float" office:value="104" calcext:value-type="float">
            <text:p>104</text:p>
          </table:table-cell>
          <table:table-cell office:value-type="float" office:value="157" calcext:value-type="float">
            <text:p>157</text:p>
          </table:table-cell>
          <table:table-cell table:formula="of:=CONCATENATE(&quot;INSERT INTO VIDEO VALUES(&quot;;[.A104];&quot;,&quot;;[.B104];&quot;);&quot;)" office:value-type="string" office:string-value="INSERT INTO VIDEO VALUES(104,157);" calcext:value-type="string">
            <text:p>INSERT INTO VIDEO VALUES(104,157);</text:p>
          </table:table-cell>
        </table:table-row>
        <table:table-row table:style-name="ro1">
          <table:table-cell office:value-type="float" office:value="105" calcext:value-type="float">
            <text:p>105</text:p>
          </table:table-cell>
          <table:table-cell office:value-type="float" office:value="158" calcext:value-type="float">
            <text:p>158</text:p>
          </table:table-cell>
          <table:table-cell table:formula="of:=CONCATENATE(&quot;INSERT INTO VIDEO VALUES(&quot;;[.A105];&quot;,&quot;;[.B105];&quot;);&quot;)" office:value-type="string" office:string-value="INSERT INTO VIDEO VALUES(105,158);" calcext:value-type="string">
            <text:p>INSERT INTO VIDEO VALUES(105,158);</text:p>
          </table:table-cell>
        </table:table-row>
        <table:table-row table:style-name="ro1">
          <table:table-cell office:value-type="float" office:value="106" calcext:value-type="float">
            <text:p>106</text:p>
          </table:table-cell>
          <table:table-cell office:value-type="float" office:value="159" calcext:value-type="float">
            <text:p>159</text:p>
          </table:table-cell>
          <table:table-cell table:formula="of:=CONCATENATE(&quot;INSERT INTO VIDEO VALUES(&quot;;[.A106];&quot;,&quot;;[.B106];&quot;);&quot;)" office:value-type="string" office:string-value="INSERT INTO VIDEO VALUES(106,159);" calcext:value-type="string">
            <text:p>INSERT INTO VIDEO VALUES(106,159);</text:p>
          </table:table-cell>
        </table:table-row>
        <table:table-row table:style-name="ro1">
          <table:table-cell office:value-type="float" office:value="107" calcext:value-type="float">
            <text:p>107</text:p>
          </table:table-cell>
          <table:table-cell office:value-type="float" office:value="160" calcext:value-type="float">
            <text:p>160</text:p>
          </table:table-cell>
          <table:table-cell table:formula="of:=CONCATENATE(&quot;INSERT INTO VIDEO VALUES(&quot;;[.A107];&quot;,&quot;;[.B107];&quot;);&quot;)" office:value-type="string" office:string-value="INSERT INTO VIDEO VALUES(107,160);" calcext:value-type="string">
            <text:p>INSERT INTO VIDEO VALUES(107,160);</text:p>
          </table:table-cell>
        </table:table-row>
        <table:table-row table:style-name="ro1">
          <table:table-cell office:value-type="float" office:value="108" calcext:value-type="float">
            <text:p>108</text:p>
          </table:table-cell>
          <table:table-cell office:value-type="float" office:value="161" calcext:value-type="float">
            <text:p>161</text:p>
          </table:table-cell>
          <table:table-cell table:formula="of:=CONCATENATE(&quot;INSERT INTO VIDEO VALUES(&quot;;[.A108];&quot;,&quot;;[.B108];&quot;);&quot;)" office:value-type="string" office:string-value="INSERT INTO VIDEO VALUES(108,161);" calcext:value-type="string">
            <text:p>INSERT INTO VIDEO VALUES(108,161);</text:p>
          </table:table-cell>
        </table:table-row>
        <table:table-row table:style-name="ro1">
          <table:table-cell office:value-type="float" office:value="109" calcext:value-type="float">
            <text:p>109</text:p>
          </table:table-cell>
          <table:table-cell office:value-type="float" office:value="162" calcext:value-type="float">
            <text:p>162</text:p>
          </table:table-cell>
          <table:table-cell table:formula="of:=CONCATENATE(&quot;INSERT INTO VIDEO VALUES(&quot;;[.A109];&quot;,&quot;;[.B109];&quot;);&quot;)" office:value-type="string" office:string-value="INSERT INTO VIDEO VALUES(109,162);" calcext:value-type="string">
            <text:p>INSERT INTO VIDEO VALUES(109,162);</text:p>
          </table:table-cell>
        </table:table-row>
        <table:table-row table:style-name="ro1">
          <table:table-cell office:value-type="float" office:value="110" calcext:value-type="float">
            <text:p>110</text:p>
          </table:table-cell>
          <table:table-cell office:value-type="float" office:value="163" calcext:value-type="float">
            <text:p>163</text:p>
          </table:table-cell>
          <table:table-cell table:formula="of:=CONCATENATE(&quot;INSERT INTO VIDEO VALUES(&quot;;[.A110];&quot;,&quot;;[.B110];&quot;);&quot;)" office:value-type="string" office:string-value="INSERT INTO VIDEO VALUES(110,163);" calcext:value-type="string">
            <text:p>INSERT INTO VIDEO VALUES(110,163);</text:p>
          </table:table-cell>
        </table:table-row>
        <table:table-row table:style-name="ro1">
          <table:table-cell office:value-type="float" office:value="111" calcext:value-type="float">
            <text:p>111</text:p>
          </table:table-cell>
          <table:table-cell office:value-type="float" office:value="164" calcext:value-type="float">
            <text:p>164</text:p>
          </table:table-cell>
          <table:table-cell table:formula="of:=CONCATENATE(&quot;INSERT INTO VIDEO VALUES(&quot;;[.A111];&quot;,&quot;;[.B111];&quot;);&quot;)" office:value-type="string" office:string-value="INSERT INTO VIDEO VALUES(111,164);" calcext:value-type="string">
            <text:p>INSERT INTO VIDEO VALUES(111,164);</text:p>
          </table:table-cell>
        </table:table-row>
        <table:table-row table:style-name="ro1">
          <table:table-cell office:value-type="float" office:value="112" calcext:value-type="float">
            <text:p>112</text:p>
          </table:table-cell>
          <table:table-cell office:value-type="float" office:value="165" calcext:value-type="float">
            <text:p>165</text:p>
          </table:table-cell>
          <table:table-cell table:formula="of:=CONCATENATE(&quot;INSERT INTO VIDEO VALUES(&quot;;[.A112];&quot;,&quot;;[.B112];&quot;);&quot;)" office:value-type="string" office:string-value="INSERT INTO VIDEO VALUES(112,165);" calcext:value-type="string">
            <text:p>INSERT INTO VIDEO VALUES(112,165);</text:p>
          </table:table-cell>
        </table:table-row>
        <table:table-row table:style-name="ro1">
          <table:table-cell office:value-type="float" office:value="113" calcext:value-type="float">
            <text:p>113</text:p>
          </table:table-cell>
          <table:table-cell office:value-type="float" office:value="166" calcext:value-type="float">
            <text:p>166</text:p>
          </table:table-cell>
          <table:table-cell table:formula="of:=CONCATENATE(&quot;INSERT INTO VIDEO VALUES(&quot;;[.A113];&quot;,&quot;;[.B113];&quot;);&quot;)" office:value-type="string" office:string-value="INSERT INTO VIDEO VALUES(113,166);" calcext:value-type="string">
            <text:p>INSERT INTO VIDEO VALUES(113,166);</text:p>
          </table:table-cell>
        </table:table-row>
        <table:table-row table:style-name="ro1">
          <table:table-cell office:value-type="float" office:value="114" calcext:value-type="float">
            <text:p>114</text:p>
          </table:table-cell>
          <table:table-cell office:value-type="float" office:value="167" calcext:value-type="float">
            <text:p>167</text:p>
          </table:table-cell>
          <table:table-cell table:formula="of:=CONCATENATE(&quot;INSERT INTO VIDEO VALUES(&quot;;[.A114];&quot;,&quot;;[.B114];&quot;);&quot;)" office:value-type="string" office:string-value="INSERT INTO VIDEO VALUES(114,167);" calcext:value-type="string">
            <text:p>INSERT INTO VIDEO VALUES(114,167);</text:p>
          </table:table-cell>
        </table:table-row>
        <table:table-row table:style-name="ro1">
          <table:table-cell office:value-type="float" office:value="115" calcext:value-type="float">
            <text:p>115</text:p>
          </table:table-cell>
          <table:table-cell office:value-type="float" office:value="168" calcext:value-type="float">
            <text:p>168</text:p>
          </table:table-cell>
          <table:table-cell table:formula="of:=CONCATENATE(&quot;INSERT INTO VIDEO VALUES(&quot;;[.A115];&quot;,&quot;;[.B115];&quot;);&quot;)" office:value-type="string" office:string-value="INSERT INTO VIDEO VALUES(115,168);" calcext:value-type="string">
            <text:p>INSERT INTO VIDEO VALUES(115,168);</text:p>
          </table:table-cell>
        </table:table-row>
        <table:table-row table:style-name="ro1">
          <table:table-cell office:value-type="float" office:value="116" calcext:value-type="float">
            <text:p>116</text:p>
          </table:table-cell>
          <table:table-cell office:value-type="float" office:value="169" calcext:value-type="float">
            <text:p>169</text:p>
          </table:table-cell>
          <table:table-cell table:formula="of:=CONCATENATE(&quot;INSERT INTO VIDEO VALUES(&quot;;[.A116];&quot;,&quot;;[.B116];&quot;);&quot;)" office:value-type="string" office:string-value="INSERT INTO VIDEO VALUES(116,169);" calcext:value-type="string">
            <text:p>INSERT INTO VIDEO VALUES(116,169);</text:p>
          </table:table-cell>
        </table:table-row>
        <table:table-row table:style-name="ro1">
          <table:table-cell office:value-type="float" office:value="117" calcext:value-type="float">
            <text:p>117</text:p>
          </table:table-cell>
          <table:table-cell office:value-type="float" office:value="170" calcext:value-type="float">
            <text:p>170</text:p>
          </table:table-cell>
          <table:table-cell table:formula="of:=CONCATENATE(&quot;INSERT INTO VIDEO VALUES(&quot;;[.A117];&quot;,&quot;;[.B117];&quot;);&quot;)" office:value-type="string" office:string-value="INSERT INTO VIDEO VALUES(117,170);" calcext:value-type="string">
            <text:p>INSERT INTO VIDEO VALUES(117,170);</text:p>
          </table:table-cell>
        </table:table-row>
        <table:table-row table:style-name="ro1">
          <table:table-cell office:value-type="float" office:value="118" calcext:value-type="float">
            <text:p>118</text:p>
          </table:table-cell>
          <table:table-cell office:value-type="float" office:value="181" calcext:value-type="float">
            <text:p>181</text:p>
          </table:table-cell>
          <table:table-cell table:formula="of:=CONCATENATE(&quot;INSERT INTO VIDEO VALUES(&quot;;[.A118];&quot;,&quot;;[.B118];&quot;);&quot;)" office:value-type="string" office:string-value="INSERT INTO VIDEO VALUES(118,181);" calcext:value-type="string">
            <text:p>INSERT INTO VIDEO VALUES(118,181);</text:p>
          </table:table-cell>
        </table:table-row>
        <table:table-row table:style-name="ro1">
          <table:table-cell office:value-type="float" office:value="119" calcext:value-type="float">
            <text:p>119</text:p>
          </table:table-cell>
          <table:table-cell office:value-type="float" office:value="182" calcext:value-type="float">
            <text:p>182</text:p>
          </table:table-cell>
          <table:table-cell table:formula="of:=CONCATENATE(&quot;INSERT INTO VIDEO VALUES(&quot;;[.A119];&quot;,&quot;;[.B119];&quot;);&quot;)" office:value-type="string" office:string-value="INSERT INTO VIDEO VALUES(119,182);" calcext:value-type="string">
            <text:p>INSERT INTO VIDEO VALUES(119,182);</text:p>
          </table:table-cell>
        </table:table-row>
        <table:table-row table:style-name="ro1">
          <table:table-cell office:value-type="float" office:value="120" calcext:value-type="float">
            <text:p>120</text:p>
          </table:table-cell>
          <table:table-cell office:value-type="float" office:value="183" calcext:value-type="float">
            <text:p>183</text:p>
          </table:table-cell>
          <table:table-cell table:formula="of:=CONCATENATE(&quot;INSERT INTO VIDEO VALUES(&quot;;[.A120];&quot;,&quot;;[.B120];&quot;);&quot;)" office:value-type="string" office:string-value="INSERT INTO VIDEO VALUES(120,183);" calcext:value-type="string">
            <text:p>INSERT INTO VIDEO VALUES(120,183);</text:p>
          </table:table-cell>
        </table:table-row>
        <table:table-row table:style-name="ro1">
          <table:table-cell office:value-type="float" office:value="121" calcext:value-type="float">
            <text:p>121</text:p>
          </table:table-cell>
          <table:table-cell office:value-type="float" office:value="184" calcext:value-type="float">
            <text:p>184</text:p>
          </table:table-cell>
          <table:table-cell table:formula="of:=CONCATENATE(&quot;INSERT INTO VIDEO VALUES(&quot;;[.A121];&quot;,&quot;;[.B121];&quot;);&quot;)" office:value-type="string" office:string-value="INSERT INTO VIDEO VALUES(121,184);" calcext:value-type="string">
            <text:p>INSERT INTO VIDEO VALUES(121,184);</text:p>
          </table:table-cell>
        </table:table-row>
        <table:table-row table:style-name="ro1">
          <table:table-cell office:value-type="float" office:value="122" calcext:value-type="float">
            <text:p>122</text:p>
          </table:table-cell>
          <table:table-cell office:value-type="float" office:value="185" calcext:value-type="float">
            <text:p>185</text:p>
          </table:table-cell>
          <table:table-cell table:formula="of:=CONCATENATE(&quot;INSERT INTO VIDEO VALUES(&quot;;[.A122];&quot;,&quot;;[.B122];&quot;);&quot;)" office:value-type="string" office:string-value="INSERT INTO VIDEO VALUES(122,185);" calcext:value-type="string">
            <text:p>INSERT INTO VIDEO VALUES(122,185);</text:p>
          </table:table-cell>
        </table:table-row>
        <table:table-row table:style-name="ro1">
          <table:table-cell office:value-type="float" office:value="123" calcext:value-type="float">
            <text:p>123</text:p>
          </table:table-cell>
          <table:table-cell office:value-type="float" office:value="186" calcext:value-type="float">
            <text:p>186</text:p>
          </table:table-cell>
          <table:table-cell table:formula="of:=CONCATENATE(&quot;INSERT INTO VIDEO VALUES(&quot;;[.A123];&quot;,&quot;;[.B123];&quot;);&quot;)" office:value-type="string" office:string-value="INSERT INTO VIDEO VALUES(123,186);" calcext:value-type="string">
            <text:p>INSERT INTO VIDEO VALUES(123,186);</text:p>
          </table:table-cell>
        </table:table-row>
        <table:table-row table:style-name="ro1">
          <table:table-cell office:value-type="float" office:value="124" calcext:value-type="float">
            <text:p>124</text:p>
          </table:table-cell>
          <table:table-cell office:value-type="float" office:value="187" calcext:value-type="float">
            <text:p>187</text:p>
          </table:table-cell>
          <table:table-cell table:formula="of:=CONCATENATE(&quot;INSERT INTO VIDEO VALUES(&quot;;[.A124];&quot;,&quot;;[.B124];&quot;);&quot;)" office:value-type="string" office:string-value="INSERT INTO VIDEO VALUES(124,187);" calcext:value-type="string">
            <text:p>INSERT INTO VIDEO VALUES(124,187);</text:p>
          </table:table-cell>
        </table:table-row>
        <table:table-row table:style-name="ro1">
          <table:table-cell office:value-type="float" office:value="125" calcext:value-type="float">
            <text:p>125</text:p>
          </table:table-cell>
          <table:table-cell office:value-type="float" office:value="188" calcext:value-type="float">
            <text:p>188</text:p>
          </table:table-cell>
          <table:table-cell table:formula="of:=CONCATENATE(&quot;INSERT INTO VIDEO VALUES(&quot;;[.A125];&quot;,&quot;;[.B125];&quot;);&quot;)" office:value-type="string" office:string-value="INSERT INTO VIDEO VALUES(125,188);" calcext:value-type="string">
            <text:p>INSERT INTO VIDEO VALUES(125,188);</text:p>
          </table:table-cell>
        </table:table-row>
        <table:table-row table:style-name="ro1">
          <table:table-cell office:value-type="float" office:value="126" calcext:value-type="float">
            <text:p>126</text:p>
          </table:table-cell>
          <table:table-cell office:value-type="float" office:value="189" calcext:value-type="float">
            <text:p>189</text:p>
          </table:table-cell>
          <table:table-cell table:formula="of:=CONCATENATE(&quot;INSERT INTO VIDEO VALUES(&quot;;[.A126];&quot;,&quot;;[.B126];&quot;);&quot;)" office:value-type="string" office:string-value="INSERT INTO VIDEO VALUES(126,189);" calcext:value-type="string">
            <text:p>INSERT INTO VIDEO VALUES(126,189);</text:p>
          </table:table-cell>
        </table:table-row>
        <table:table-row table:style-name="ro1">
          <table:table-cell office:value-type="float" office:value="127" calcext:value-type="float">
            <text:p>127</text:p>
          </table:table-cell>
          <table:table-cell office:value-type="float" office:value="190" calcext:value-type="float">
            <text:p>190</text:p>
          </table:table-cell>
          <table:table-cell table:formula="of:=CONCATENATE(&quot;INSERT INTO VIDEO VALUES(&quot;;[.A127];&quot;,&quot;;[.B127];&quot;);&quot;)" office:value-type="string" office:string-value="INSERT INTO VIDEO VALUES(127,190);" calcext:value-type="string">
            <text:p>INSERT INTO VIDEO VALUES(127,190);</text:p>
          </table:table-cell>
        </table:table-row>
        <table:table-row table:style-name="ro1">
          <table:table-cell office:value-type="float" office:value="128" calcext:value-type="float">
            <text:p>128</text:p>
          </table:table-cell>
          <table:table-cell office:value-type="float" office:value="191" calcext:value-type="float">
            <text:p>191</text:p>
          </table:table-cell>
          <table:table-cell table:formula="of:=CONCATENATE(&quot;INSERT INTO VIDEO VALUES(&quot;;[.A128];&quot;,&quot;;[.B128];&quot;);&quot;)" office:value-type="string" office:string-value="INSERT INTO VIDEO VALUES(128,191);" calcext:value-type="string">
            <text:p>INSERT INTO VIDEO VALUES(128,191);</text:p>
          </table:table-cell>
        </table:table-row>
        <table:table-row table:style-name="ro1">
          <table:table-cell office:value-type="float" office:value="129" calcext:value-type="float">
            <text:p>129</text:p>
          </table:table-cell>
          <table:table-cell office:value-type="float" office:value="192" calcext:value-type="float">
            <text:p>192</text:p>
          </table:table-cell>
          <table:table-cell table:formula="of:=CONCATENATE(&quot;INSERT INTO VIDEO VALUES(&quot;;[.A129];&quot;,&quot;;[.B129];&quot;);&quot;)" office:value-type="string" office:string-value="INSERT INTO VIDEO VALUES(129,192);" calcext:value-type="string">
            <text:p>INSERT INTO VIDEO VALUES(129,192);</text:p>
          </table:table-cell>
        </table:table-row>
        <table:table-row table:style-name="ro1">
          <table:table-cell office:value-type="float" office:value="130" calcext:value-type="float">
            <text:p>130</text:p>
          </table:table-cell>
          <table:table-cell office:value-type="float" office:value="193" calcext:value-type="float">
            <text:p>193</text:p>
          </table:table-cell>
          <table:table-cell table:formula="of:=CONCATENATE(&quot;INSERT INTO VIDEO VALUES(&quot;;[.A130];&quot;,&quot;;[.B130];&quot;);&quot;)" office:value-type="string" office:string-value="INSERT INTO VIDEO VALUES(130,193);" calcext:value-type="string">
            <text:p>INSERT INTO VIDEO VALUES(130,193);</text:p>
          </table:table-cell>
        </table:table-row>
        <table:table-row table:style-name="ro1">
          <table:table-cell office:value-type="float" office:value="131" calcext:value-type="float">
            <text:p>131</text:p>
          </table:table-cell>
          <table:table-cell office:value-type="float" office:value="194" calcext:value-type="float">
            <text:p>194</text:p>
          </table:table-cell>
          <table:table-cell table:formula="of:=CONCATENATE(&quot;INSERT INTO VIDEO VALUES(&quot;;[.A131];&quot;,&quot;;[.B131];&quot;);&quot;)" office:value-type="string" office:string-value="INSERT INTO VIDEO VALUES(131,194);" calcext:value-type="string">
            <text:p>INSERT INTO VIDEO VALUES(131,194);</text:p>
          </table:table-cell>
        </table:table-row>
        <table:table-row table:style-name="ro1">
          <table:table-cell office:value-type="float" office:value="132" calcext:value-type="float">
            <text:p>132</text:p>
          </table:table-cell>
          <table:table-cell office:value-type="float" office:value="195" calcext:value-type="float">
            <text:p>195</text:p>
          </table:table-cell>
          <table:table-cell table:formula="of:=CONCATENATE(&quot;INSERT INTO VIDEO VALUES(&quot;;[.A132];&quot;,&quot;;[.B132];&quot;);&quot;)" office:value-type="string" office:string-value="INSERT INTO VIDEO VALUES(132,195);" calcext:value-type="string">
            <text:p>INSERT INTO VIDEO VALUES(132,195);</text:p>
          </table:table-cell>
        </table:table-row>
        <table:table-row table:style-name="ro1">
          <table:table-cell office:value-type="float" office:value="133" calcext:value-type="float">
            <text:p>133</text:p>
          </table:table-cell>
          <table:table-cell office:value-type="float" office:value="196" calcext:value-type="float">
            <text:p>196</text:p>
          </table:table-cell>
          <table:table-cell table:formula="of:=CONCATENATE(&quot;INSERT INTO VIDEO VALUES(&quot;;[.A133];&quot;,&quot;;[.B133];&quot;);&quot;)" office:value-type="string" office:string-value="INSERT INTO VIDEO VALUES(133,196);" calcext:value-type="string">
            <text:p>INSERT INTO VIDEO VALUES(133,196);</text:p>
          </table:table-cell>
        </table:table-row>
        <table:table-row table:style-name="ro1">
          <table:table-cell office:value-type="float" office:value="134" calcext:value-type="float">
            <text:p>134</text:p>
          </table:table-cell>
          <table:table-cell office:value-type="float" office:value="197" calcext:value-type="float">
            <text:p>197</text:p>
          </table:table-cell>
          <table:table-cell table:formula="of:=CONCATENATE(&quot;INSERT INTO VIDEO VALUES(&quot;;[.A134];&quot;,&quot;;[.B134];&quot;);&quot;)" office:value-type="string" office:string-value="INSERT INTO VIDEO VALUES(134,197);" calcext:value-type="string">
            <text:p>INSERT INTO VIDEO VALUES(134,197);</text:p>
          </table:table-cell>
        </table:table-row>
        <table:table-row table:style-name="ro1">
          <table:table-cell office:value-type="float" office:value="135" calcext:value-type="float">
            <text:p>135</text:p>
          </table:table-cell>
          <table:table-cell office:value-type="float" office:value="198" calcext:value-type="float">
            <text:p>198</text:p>
          </table:table-cell>
          <table:table-cell table:formula="of:=CONCATENATE(&quot;INSERT INTO VIDEO VALUES(&quot;;[.A135];&quot;,&quot;;[.B135];&quot;);&quot;)" office:value-type="string" office:string-value="INSERT INTO VIDEO VALUES(135,198);" calcext:value-type="string">
            <text:p>INSERT INTO VIDEO VALUES(135,198);</text:p>
          </table:table-cell>
        </table:table-row>
        <table:table-row table:style-name="ro1">
          <table:table-cell office:value-type="float" office:value="136" calcext:value-type="float">
            <text:p>136</text:p>
          </table:table-cell>
          <table:table-cell office:value-type="float" office:value="199" calcext:value-type="float">
            <text:p>199</text:p>
          </table:table-cell>
          <table:table-cell table:formula="of:=CONCATENATE(&quot;INSERT INTO VIDEO VALUES(&quot;;[.A136];&quot;,&quot;;[.B136];&quot;);&quot;)" office:value-type="string" office:string-value="INSERT INTO VIDEO VALUES(136,199);" calcext:value-type="string">
            <text:p>INSERT INTO VIDEO VALUES(136,199);</text:p>
          </table:table-cell>
        </table:table-row>
        <table:table-row table:style-name="ro1">
          <table:table-cell office:value-type="float" office:value="137" calcext:value-type="float">
            <text:p>137</text:p>
          </table:table-cell>
          <table:table-cell office:value-type="float" office:value="200" calcext:value-type="float">
            <text:p>200</text:p>
          </table:table-cell>
          <table:table-cell table:formula="of:=CONCATENATE(&quot;INSERT INTO VIDEO VALUES(&quot;;[.A137];&quot;,&quot;;[.B137];&quot;);&quot;)" office:value-type="string" office:string-value="INSERT INTO VIDEO VALUES(137,200);" calcext:value-type="string">
            <text:p>INSERT INTO VIDEO VALUES(137,200);</text:p>
          </table:table-cell>
        </table:table-row>
        <table:table-row table:style-name="ro1">
          <table:table-cell office:value-type="float" office:value="138" calcext:value-type="float">
            <text:p>138</text:p>
          </table:table-cell>
          <table:table-cell office:value-type="float" office:value="201" calcext:value-type="float">
            <text:p>201</text:p>
          </table:table-cell>
          <table:table-cell table:formula="of:=CONCATENATE(&quot;INSERT INTO VIDEO VALUES(&quot;;[.A138];&quot;,&quot;;[.B138];&quot;);&quot;)" office:value-type="string" office:string-value="INSERT INTO VIDEO VALUES(138,201);" calcext:value-type="string">
            <text:p>INSERT INTO VIDEO VALUES(138,201);</text:p>
          </table:table-cell>
        </table:table-row>
        <table:table-row table:style-name="ro1">
          <table:table-cell office:value-type="float" office:value="139" calcext:value-type="float">
            <text:p>139</text:p>
          </table:table-cell>
          <table:table-cell office:value-type="float" office:value="202" calcext:value-type="float">
            <text:p>202</text:p>
          </table:table-cell>
          <table:table-cell table:formula="of:=CONCATENATE(&quot;INSERT INTO VIDEO VALUES(&quot;;[.A139];&quot;,&quot;;[.B139];&quot;);&quot;)" office:value-type="string" office:string-value="INSERT INTO VIDEO VALUES(139,202);" calcext:value-type="string">
            <text:p>INSERT INTO VIDEO VALUES(139,202);</text:p>
          </table:table-cell>
        </table:table-row>
        <table:table-row table:style-name="ro1">
          <table:table-cell office:value-type="float" office:value="140" calcext:value-type="float">
            <text:p>140</text:p>
          </table:table-cell>
          <table:table-cell office:value-type="float" office:value="203" calcext:value-type="float">
            <text:p>203</text:p>
          </table:table-cell>
          <table:table-cell table:formula="of:=CONCATENATE(&quot;INSERT INTO VIDEO VALUES(&quot;;[.A140];&quot;,&quot;;[.B140];&quot;);&quot;)" office:value-type="string" office:string-value="INSERT INTO VIDEO VALUES(140,203);" calcext:value-type="string">
            <text:p>INSERT INTO VIDEO VALUES(140,203);</text:p>
          </table:table-cell>
        </table:table-row>
        <table:table-row table:style-name="ro1">
          <table:table-cell office:value-type="float" office:value="141" calcext:value-type="float">
            <text:p>141</text:p>
          </table:table-cell>
          <table:table-cell office:value-type="float" office:value="204" calcext:value-type="float">
            <text:p>204</text:p>
          </table:table-cell>
          <table:table-cell table:formula="of:=CONCATENATE(&quot;INSERT INTO VIDEO VALUES(&quot;;[.A141];&quot;,&quot;;[.B141];&quot;);&quot;)" office:value-type="string" office:string-value="INSERT INTO VIDEO VALUES(141,204);" calcext:value-type="string">
            <text:p>INSERT INTO VIDEO VALUES(141,204);</text:p>
          </table:table-cell>
        </table:table-row>
        <table:table-row table:style-name="ro1">
          <table:table-cell office:value-type="float" office:value="142" calcext:value-type="float">
            <text:p>142</text:p>
          </table:table-cell>
          <table:table-cell office:value-type="float" office:value="205" calcext:value-type="float">
            <text:p>205</text:p>
          </table:table-cell>
          <table:table-cell table:formula="of:=CONCATENATE(&quot;INSERT INTO VIDEO VALUES(&quot;;[.A142];&quot;,&quot;;[.B142];&quot;);&quot;)" office:value-type="string" office:string-value="INSERT INTO VIDEO VALUES(142,205);" calcext:value-type="string">
            <text:p>INSERT INTO VIDEO VALUES(142,205);</text:p>
          </table:table-cell>
        </table:table-row>
        <table:table-row table:style-name="ro1">
          <table:table-cell office:value-type="float" office:value="143" calcext:value-type="float">
            <text:p>143</text:p>
          </table:table-cell>
          <table:table-cell office:value-type="float" office:value="206" calcext:value-type="float">
            <text:p>206</text:p>
          </table:table-cell>
          <table:table-cell table:formula="of:=CONCATENATE(&quot;INSERT INTO VIDEO VALUES(&quot;;[.A143];&quot;,&quot;;[.B143];&quot;);&quot;)" office:value-type="string" office:string-value="INSERT INTO VIDEO VALUES(143,206);" calcext:value-type="string">
            <text:p>INSERT INTO VIDEO VALUES(143,206);</text:p>
          </table:table-cell>
        </table:table-row>
        <table:table-row table:style-name="ro1">
          <table:table-cell office:value-type="float" office:value="144" calcext:value-type="float">
            <text:p>144</text:p>
          </table:table-cell>
          <table:table-cell office:value-type="float" office:value="207" calcext:value-type="float">
            <text:p>207</text:p>
          </table:table-cell>
          <table:table-cell table:formula="of:=CONCATENATE(&quot;INSERT INTO VIDEO VALUES(&quot;;[.A144];&quot;,&quot;;[.B144];&quot;);&quot;)" office:value-type="string" office:string-value="INSERT INTO VIDEO VALUES(144,207);" calcext:value-type="string">
            <text:p>INSERT INTO VIDEO VALUES(144,207);</text:p>
          </table:table-cell>
        </table:table-row>
        <table:table-row table:style-name="ro1">
          <table:table-cell office:value-type="float" office:value="145" calcext:value-type="float">
            <text:p>145</text:p>
          </table:table-cell>
          <table:table-cell office:value-type="float" office:value="208" calcext:value-type="float">
            <text:p>208</text:p>
          </table:table-cell>
          <table:table-cell table:formula="of:=CONCATENATE(&quot;INSERT INTO VIDEO VALUES(&quot;;[.A145];&quot;,&quot;;[.B145];&quot;);&quot;)" office:value-type="string" office:string-value="INSERT INTO VIDEO VALUES(145,208);" calcext:value-type="string">
            <text:p>INSERT INTO VIDEO VALUES(145,208);</text:p>
          </table:table-cell>
        </table:table-row>
        <table:table-row table:style-name="ro1">
          <table:table-cell office:value-type="float" office:value="146" calcext:value-type="float">
            <text:p>146</text:p>
          </table:table-cell>
          <table:table-cell office:value-type="float" office:value="209" calcext:value-type="float">
            <text:p>209</text:p>
          </table:table-cell>
          <table:table-cell table:formula="of:=CONCATENATE(&quot;INSERT INTO VIDEO VALUES(&quot;;[.A146];&quot;,&quot;;[.B146];&quot;);&quot;)" office:value-type="string" office:string-value="INSERT INTO VIDEO VALUES(146,209);" calcext:value-type="string">
            <text:p>INSERT INTO VIDEO VALUES(146,209);</text:p>
          </table:table-cell>
        </table:table-row>
        <table:table-row table:style-name="ro1">
          <table:table-cell office:value-type="float" office:value="147" calcext:value-type="float">
            <text:p>147</text:p>
          </table:table-cell>
          <table:table-cell office:value-type="float" office:value="210" calcext:value-type="float">
            <text:p>210</text:p>
          </table:table-cell>
          <table:table-cell table:formula="of:=CONCATENATE(&quot;INSERT INTO VIDEO VALUES(&quot;;[.A147];&quot;,&quot;;[.B147];&quot;);&quot;)" office:value-type="string" office:string-value="INSERT INTO VIDEO VALUES(147,210);" calcext:value-type="string">
            <text:p>INSERT INTO VIDEO VALUES(147,210);</text:p>
          </table:table-cell>
        </table:table-row>
        <table:table-row table:style-name="ro1">
          <table:table-cell office:value-type="float" office:value="148" calcext:value-type="float">
            <text:p>148</text:p>
          </table:table-cell>
          <table:table-cell office:value-type="float" office:value="211" calcext:value-type="float">
            <text:p>211</text:p>
          </table:table-cell>
          <table:table-cell table:formula="of:=CONCATENATE(&quot;INSERT INTO VIDEO VALUES(&quot;;[.A148];&quot;,&quot;;[.B148];&quot;);&quot;)" office:value-type="string" office:string-value="INSERT INTO VIDEO VALUES(148,211);" calcext:value-type="string">
            <text:p>INSERT INTO VIDEO VALUES(148,211);</text:p>
          </table:table-cell>
        </table:table-row>
        <table:table-row table:style-name="ro1">
          <table:table-cell office:value-type="float" office:value="149" calcext:value-type="float">
            <text:p>149</text:p>
          </table:table-cell>
          <table:table-cell office:value-type="float" office:value="223" calcext:value-type="float">
            <text:p>223</text:p>
          </table:table-cell>
          <table:table-cell table:formula="of:=CONCATENATE(&quot;INSERT INTO VIDEO VALUES(&quot;;[.A149];&quot;,&quot;;[.B149];&quot;);&quot;)" office:value-type="string" office:string-value="INSERT INTO VIDEO VALUES(149,223);" calcext:value-type="string">
            <text:p>INSERT INTO VIDEO VALUES(149,223);</text:p>
          </table:table-cell>
        </table:table-row>
        <table:table-row table:style-name="ro1">
          <table:table-cell office:value-type="float" office:value="150" calcext:value-type="float">
            <text:p>150</text:p>
          </table:table-cell>
          <table:table-cell office:value-type="float" office:value="224" calcext:value-type="float">
            <text:p>224</text:p>
          </table:table-cell>
          <table:table-cell table:formula="of:=CONCATENATE(&quot;INSERT INTO VIDEO VALUES(&quot;;[.A150];&quot;,&quot;;[.B150];&quot;);&quot;)" office:value-type="string" office:string-value="INSERT INTO VIDEO VALUES(150,224);" calcext:value-type="string">
            <text:p>INSERT INTO VIDEO VALUES(150,224);</text:p>
          </table:table-cell>
        </table:table-row>
        <table:table-row table:style-name="ro1">
          <table:table-cell office:value-type="float" office:value="151" calcext:value-type="float">
            <text:p>151</text:p>
          </table:table-cell>
          <table:table-cell office:value-type="float" office:value="225" calcext:value-type="float">
            <text:p>225</text:p>
          </table:table-cell>
          <table:table-cell table:formula="of:=CONCATENATE(&quot;INSERT INTO VIDEO VALUES(&quot;;[.A151];&quot;,&quot;;[.B151];&quot;);&quot;)" office:value-type="string" office:string-value="INSERT INTO VIDEO VALUES(151,225);" calcext:value-type="string">
            <text:p>INSERT INTO VIDEO VALUES(151,225);</text:p>
          </table:table-cell>
        </table:table-row>
        <table:table-row table:style-name="ro1">
          <table:table-cell office:value-type="float" office:value="152" calcext:value-type="float">
            <text:p>152</text:p>
          </table:table-cell>
          <table:table-cell office:value-type="float" office:value="226" calcext:value-type="float">
            <text:p>226</text:p>
          </table:table-cell>
          <table:table-cell table:formula="of:=CONCATENATE(&quot;INSERT INTO VIDEO VALUES(&quot;;[.A152];&quot;,&quot;;[.B152];&quot;);&quot;)" office:value-type="string" office:string-value="INSERT INTO VIDEO VALUES(152,226);" calcext:value-type="string">
            <text:p>INSERT INTO VIDEO VALUES(152,226);</text:p>
          </table:table-cell>
        </table:table-row>
        <table:table-row table:style-name="ro1">
          <table:table-cell office:value-type="float" office:value="153" calcext:value-type="float">
            <text:p>153</text:p>
          </table:table-cell>
          <table:table-cell office:value-type="float" office:value="227" calcext:value-type="float">
            <text:p>227</text:p>
          </table:table-cell>
          <table:table-cell table:formula="of:=CONCATENATE(&quot;INSERT INTO VIDEO VALUES(&quot;;[.A153];&quot;,&quot;;[.B153];&quot;);&quot;)" office:value-type="string" office:string-value="INSERT INTO VIDEO VALUES(153,227);" calcext:value-type="string">
            <text:p>INSERT INTO VIDEO VALUES(153,227);</text:p>
          </table:table-cell>
        </table:table-row>
        <table:table-row table:style-name="ro1">
          <table:table-cell office:value-type="float" office:value="154" calcext:value-type="float">
            <text:p>154</text:p>
          </table:table-cell>
          <table:table-cell office:value-type="float" office:value="228" calcext:value-type="float">
            <text:p>228</text:p>
          </table:table-cell>
          <table:table-cell table:formula="of:=CONCATENATE(&quot;INSERT INTO VIDEO VALUES(&quot;;[.A154];&quot;,&quot;;[.B154];&quot;);&quot;)" office:value-type="string" office:string-value="INSERT INTO VIDEO VALUES(154,228);" calcext:value-type="string">
            <text:p>INSERT INTO VIDEO VALUES(154,228);</text:p>
          </table:table-cell>
        </table:table-row>
        <table:table-row table:style-name="ro1">
          <table:table-cell office:value-type="float" office:value="155" calcext:value-type="float">
            <text:p>155</text:p>
          </table:table-cell>
          <table:table-cell office:value-type="float" office:value="229" calcext:value-type="float">
            <text:p>229</text:p>
          </table:table-cell>
          <table:table-cell table:formula="of:=CONCATENATE(&quot;INSERT INTO VIDEO VALUES(&quot;;[.A155];&quot;,&quot;;[.B155];&quot;);&quot;)" office:value-type="string" office:string-value="INSERT INTO VIDEO VALUES(155,229);" calcext:value-type="string">
            <text:p>INSERT INTO VIDEO VALUES(155,229);</text:p>
          </table:table-cell>
        </table:table-row>
        <table:table-row table:style-name="ro1">
          <table:table-cell office:value-type="float" office:value="156" calcext:value-type="float">
            <text:p>156</text:p>
          </table:table-cell>
          <table:table-cell office:value-type="float" office:value="230" calcext:value-type="float">
            <text:p>230</text:p>
          </table:table-cell>
          <table:table-cell table:formula="of:=CONCATENATE(&quot;INSERT INTO VIDEO VALUES(&quot;;[.A156];&quot;,&quot;;[.B156];&quot;);&quot;)" office:value-type="string" office:string-value="INSERT INTO VIDEO VALUES(156,230);" calcext:value-type="string">
            <text:p>INSERT INTO VIDEO VALUES(156,230);</text:p>
          </table:table-cell>
        </table:table-row>
        <table:table-row table:style-name="ro1">
          <table:table-cell office:value-type="float" office:value="157" calcext:value-type="float">
            <text:p>157</text:p>
          </table:table-cell>
          <table:table-cell office:value-type="float" office:value="231" calcext:value-type="float">
            <text:p>231</text:p>
          </table:table-cell>
          <table:table-cell table:formula="of:=CONCATENATE(&quot;INSERT INTO VIDEO VALUES(&quot;;[.A157];&quot;,&quot;;[.B157];&quot;);&quot;)" office:value-type="string" office:string-value="INSERT INTO VIDEO VALUES(157,231);" calcext:value-type="string">
            <text:p>INSERT INTO VIDEO VALUES(157,231);</text:p>
          </table:table-cell>
        </table:table-row>
        <table:table-row table:style-name="ro1">
          <table:table-cell office:value-type="float" office:value="158" calcext:value-type="float">
            <text:p>158</text:p>
          </table:table-cell>
          <table:table-cell office:value-type="float" office:value="232" calcext:value-type="float">
            <text:p>232</text:p>
          </table:table-cell>
          <table:table-cell table:formula="of:=CONCATENATE(&quot;INSERT INTO VIDEO VALUES(&quot;;[.A158];&quot;,&quot;;[.B158];&quot;);&quot;)" office:value-type="string" office:string-value="INSERT INTO VIDEO VALUES(158,232);" calcext:value-type="string">
            <text:p>INSERT INTO VIDEO VALUES(158,232);</text:p>
          </table:table-cell>
        </table:table-row>
        <table:table-row table:style-name="ro1">
          <table:table-cell office:value-type="float" office:value="159" calcext:value-type="float">
            <text:p>159</text:p>
          </table:table-cell>
          <table:table-cell office:value-type="float" office:value="233" calcext:value-type="float">
            <text:p>233</text:p>
          </table:table-cell>
          <table:table-cell table:formula="of:=CONCATENATE(&quot;INSERT INTO VIDEO VALUES(&quot;;[.A159];&quot;,&quot;;[.B159];&quot;);&quot;)" office:value-type="string" office:string-value="INSERT INTO VIDEO VALUES(159,233);" calcext:value-type="string">
            <text:p>INSERT INTO VIDEO VALUES(159,233);</text:p>
          </table:table-cell>
        </table:table-row>
        <table:table-row table:style-name="ro1">
          <table:table-cell office:value-type="float" office:value="160" calcext:value-type="float">
            <text:p>160</text:p>
          </table:table-cell>
          <table:table-cell office:value-type="float" office:value="234" calcext:value-type="float">
            <text:p>234</text:p>
          </table:table-cell>
          <table:table-cell table:formula="of:=CONCATENATE(&quot;INSERT INTO VIDEO VALUES(&quot;;[.A160];&quot;,&quot;;[.B160];&quot;);&quot;)" office:value-type="string" office:string-value="INSERT INTO VIDEO VALUES(160,234);" calcext:value-type="string">
            <text:p>INSERT INTO VIDEO VALUES(160,234);</text:p>
          </table:table-cell>
        </table:table-row>
        <table:table-row table:style-name="ro1">
          <table:table-cell office:value-type="float" office:value="161" calcext:value-type="float">
            <text:p>161</text:p>
          </table:table-cell>
          <table:table-cell office:value-type="float" office:value="235" calcext:value-type="float">
            <text:p>235</text:p>
          </table:table-cell>
          <table:table-cell table:formula="of:=CONCATENATE(&quot;INSERT INTO VIDEO VALUES(&quot;;[.A161];&quot;,&quot;;[.B161];&quot;);&quot;)" office:value-type="string" office:string-value="INSERT INTO VIDEO VALUES(161,235);" calcext:value-type="string">
            <text:p>INSERT INTO VIDEO VALUES(161,235);</text:p>
          </table:table-cell>
        </table:table-row>
        <table:table-row table:style-name="ro1">
          <table:table-cell office:value-type="float" office:value="162" calcext:value-type="float">
            <text:p>162</text:p>
          </table:table-cell>
          <table:table-cell office:value-type="float" office:value="236" calcext:value-type="float">
            <text:p>236</text:p>
          </table:table-cell>
          <table:table-cell table:formula="of:=CONCATENATE(&quot;INSERT INTO VIDEO VALUES(&quot;;[.A162];&quot;,&quot;;[.B162];&quot;);&quot;)" office:value-type="string" office:string-value="INSERT INTO VIDEO VALUES(162,236);" calcext:value-type="string">
            <text:p>INSERT INTO VIDEO VALUES(162,236);</text:p>
          </table:table-cell>
        </table:table-row>
        <table:table-row table:style-name="ro1">
          <table:table-cell office:value-type="float" office:value="163" calcext:value-type="float">
            <text:p>163</text:p>
          </table:table-cell>
          <table:table-cell office:value-type="float" office:value="237" calcext:value-type="float">
            <text:p>237</text:p>
          </table:table-cell>
          <table:table-cell table:formula="of:=CONCATENATE(&quot;INSERT INTO VIDEO VALUES(&quot;;[.A163];&quot;,&quot;;[.B163];&quot;);&quot;)" office:value-type="string" office:string-value="INSERT INTO VIDEO VALUES(163,237);" calcext:value-type="string">
            <text:p>INSERT INTO VIDEO VALUES(163,237);</text:p>
          </table:table-cell>
        </table:table-row>
        <table:table-row table:style-name="ro1">
          <table:table-cell office:value-type="float" office:value="164" calcext:value-type="float">
            <text:p>164</text:p>
          </table:table-cell>
          <table:table-cell office:value-type="float" office:value="238" calcext:value-type="float">
            <text:p>238</text:p>
          </table:table-cell>
          <table:table-cell table:formula="of:=CONCATENATE(&quot;INSERT INTO VIDEO VALUES(&quot;;[.A164];&quot;,&quot;;[.B164];&quot;);&quot;)" office:value-type="string" office:string-value="INSERT INTO VIDEO VALUES(164,238);" calcext:value-type="string">
            <text:p>INSERT INTO VIDEO VALUES(164,238);</text:p>
          </table:table-cell>
        </table:table-row>
        <table:table-row table:style-name="ro1">
          <table:table-cell office:value-type="float" office:value="165" calcext:value-type="float">
            <text:p>165</text:p>
          </table:table-cell>
          <table:table-cell office:value-type="float" office:value="239" calcext:value-type="float">
            <text:p>239</text:p>
          </table:table-cell>
          <table:table-cell table:formula="of:=CONCATENATE(&quot;INSERT INTO VIDEO VALUES(&quot;;[.A165];&quot;,&quot;;[.B165];&quot;);&quot;)" office:value-type="string" office:string-value="INSERT INTO VIDEO VALUES(165,239);" calcext:value-type="string">
            <text:p>INSERT INTO VIDEO VALUES(165,239);</text:p>
          </table:table-cell>
        </table:table-row>
        <table:table-row table:style-name="ro1">
          <table:table-cell office:value-type="float" office:value="166" calcext:value-type="float">
            <text:p>166</text:p>
          </table:table-cell>
          <table:table-cell office:value-type="float" office:value="240" calcext:value-type="float">
            <text:p>240</text:p>
          </table:table-cell>
          <table:table-cell table:formula="of:=CONCATENATE(&quot;INSERT INTO VIDEO VALUES(&quot;;[.A166];&quot;,&quot;;[.B166];&quot;);&quot;)" office:value-type="string" office:string-value="INSERT INTO VIDEO VALUES(166,240);" calcext:value-type="string">
            <text:p>INSERT INTO VIDEO VALUES(166,240);</text:p>
          </table:table-cell>
        </table:table-row>
        <table:table-row table:style-name="ro1">
          <table:table-cell office:value-type="float" office:value="167" calcext:value-type="float">
            <text:p>167</text:p>
          </table:table-cell>
          <table:table-cell office:value-type="float" office:value="241" calcext:value-type="float">
            <text:p>241</text:p>
          </table:table-cell>
          <table:table-cell table:formula="of:=CONCATENATE(&quot;INSERT INTO VIDEO VALUES(&quot;;[.A167];&quot;,&quot;;[.B167];&quot;);&quot;)" office:value-type="string" office:string-value="INSERT INTO VIDEO VALUES(167,241);" calcext:value-type="string">
            <text:p>INSERT INTO VIDEO VALUES(167,241);</text:p>
          </table:table-cell>
        </table:table-row>
        <table:table-row table:style-name="ro1">
          <table:table-cell office:value-type="float" office:value="168" calcext:value-type="float">
            <text:p>168</text:p>
          </table:table-cell>
          <table:table-cell office:value-type="float" office:value="242" calcext:value-type="float">
            <text:p>242</text:p>
          </table:table-cell>
          <table:table-cell table:formula="of:=CONCATENATE(&quot;INSERT INTO VIDEO VALUES(&quot;;[.A168];&quot;,&quot;;[.B168];&quot;);&quot;)" office:value-type="string" office:string-value="INSERT INTO VIDEO VALUES(168,242);" calcext:value-type="string">
            <text:p>INSERT INTO VIDEO VALUES(168,242);</text:p>
          </table:table-cell>
        </table:table-row>
        <table:table-row table:style-name="ro1">
          <table:table-cell office:value-type="float" office:value="169" calcext:value-type="float">
            <text:p>169</text:p>
          </table:table-cell>
          <table:table-cell office:value-type="float" office:value="243" calcext:value-type="float">
            <text:p>243</text:p>
          </table:table-cell>
          <table:table-cell table:formula="of:=CONCATENATE(&quot;INSERT INTO VIDEO VALUES(&quot;;[.A169];&quot;,&quot;;[.B169];&quot;);&quot;)" office:value-type="string" office:string-value="INSERT INTO VIDEO VALUES(169,243);" calcext:value-type="string">
            <text:p>INSERT INTO VIDEO VALUES(169,243);</text:p>
          </table:table-cell>
        </table:table-row>
        <table:table-row table:style-name="ro1">
          <table:table-cell office:value-type="float" office:value="170" calcext:value-type="float">
            <text:p>170</text:p>
          </table:table-cell>
          <table:table-cell office:value-type="float" office:value="244" calcext:value-type="float">
            <text:p>244</text:p>
          </table:table-cell>
          <table:table-cell table:formula="of:=CONCATENATE(&quot;INSERT INTO VIDEO VALUES(&quot;;[.A170];&quot;,&quot;;[.B170];&quot;);&quot;)" office:value-type="string" office:string-value="INSERT INTO VIDEO VALUES(170,244);" calcext:value-type="string">
            <text:p>INSERT INTO VIDEO VALUES(170,244);</text:p>
          </table:table-cell>
        </table:table-row>
        <table:table-row table:style-name="ro1">
          <table:table-cell office:value-type="float" office:value="171" calcext:value-type="float">
            <text:p>171</text:p>
          </table:table-cell>
          <table:table-cell office:value-type="float" office:value="245" calcext:value-type="float">
            <text:p>245</text:p>
          </table:table-cell>
          <table:table-cell table:formula="of:=CONCATENATE(&quot;INSERT INTO VIDEO VALUES(&quot;;[.A171];&quot;,&quot;;[.B171];&quot;);&quot;)" office:value-type="string" office:string-value="INSERT INTO VIDEO VALUES(171,245);" calcext:value-type="string">
            <text:p>INSERT INTO VIDEO VALUES(171,245);</text:p>
          </table:table-cell>
        </table:table-row>
        <table:table-row table:style-name="ro1">
          <table:table-cell office:value-type="float" office:value="172" calcext:value-type="float">
            <text:p>172</text:p>
          </table:table-cell>
          <table:table-cell office:value-type="float" office:value="246" calcext:value-type="float">
            <text:p>246</text:p>
          </table:table-cell>
          <table:table-cell table:formula="of:=CONCATENATE(&quot;INSERT INTO VIDEO VALUES(&quot;;[.A172];&quot;,&quot;;[.B172];&quot;);&quot;)" office:value-type="string" office:string-value="INSERT INTO VIDEO VALUES(172,246);" calcext:value-type="string">
            <text:p>INSERT INTO VIDEO VALUES(172,246);</text:p>
          </table:table-cell>
        </table:table-row>
        <table:table-row table:style-name="ro1">
          <table:table-cell office:value-type="float" office:value="173" calcext:value-type="float">
            <text:p>173</text:p>
          </table:table-cell>
          <table:table-cell office:value-type="float" office:value="247" calcext:value-type="float">
            <text:p>247</text:p>
          </table:table-cell>
          <table:table-cell table:formula="of:=CONCATENATE(&quot;INSERT INTO VIDEO VALUES(&quot;;[.A173];&quot;,&quot;;[.B173];&quot;);&quot;)" office:value-type="string" office:string-value="INSERT INTO VIDEO VALUES(173,247);" calcext:value-type="string">
            <text:p>INSERT INTO VIDEO VALUES(173,247);</text:p>
          </table:table-cell>
        </table:table-row>
        <table:table-row table:style-name="ro1">
          <table:table-cell office:value-type="float" office:value="174" calcext:value-type="float">
            <text:p>174</text:p>
          </table:table-cell>
          <table:table-cell office:value-type="float" office:value="248" calcext:value-type="float">
            <text:p>248</text:p>
          </table:table-cell>
          <table:table-cell table:formula="of:=CONCATENATE(&quot;INSERT INTO VIDEO VALUES(&quot;;[.A174];&quot;,&quot;;[.B174];&quot;);&quot;)" office:value-type="string" office:string-value="INSERT INTO VIDEO VALUES(174,248);" calcext:value-type="string">
            <text:p>INSERT INTO VIDEO VALUES(174,248);</text:p>
          </table:table-cell>
        </table:table-row>
        <table:table-row table:style-name="ro1">
          <table:table-cell office:value-type="float" office:value="175" calcext:value-type="float">
            <text:p>175</text:p>
          </table:table-cell>
          <table:table-cell office:value-type="float" office:value="249" calcext:value-type="float">
            <text:p>249</text:p>
          </table:table-cell>
          <table:table-cell table:formula="of:=CONCATENATE(&quot;INSERT INTO VIDEO VALUES(&quot;;[.A175];&quot;,&quot;;[.B175];&quot;);&quot;)" office:value-type="string" office:string-value="INSERT INTO VIDEO VALUES(175,249);" calcext:value-type="string">
            <text:p>INSERT INTO VIDEO VALUES(175,249);</text:p>
          </table:table-cell>
        </table:table-row>
        <table:table-row table:style-name="ro1">
          <table:table-cell office:value-type="float" office:value="176" calcext:value-type="float">
            <text:p>176</text:p>
          </table:table-cell>
          <table:table-cell office:value-type="float" office:value="250" calcext:value-type="float">
            <text:p>250</text:p>
          </table:table-cell>
          <table:table-cell table:formula="of:=CONCATENATE(&quot;INSERT INTO VIDEO VALUES(&quot;;[.A176];&quot;,&quot;;[.B176];&quot;);&quot;)" office:value-type="string" office:string-value="INSERT INTO VIDEO VALUES(176,250);" calcext:value-type="string">
            <text:p>INSERT INTO VIDEO VALUES(176,250);</text:p>
          </table:table-cell>
        </table:table-row>
        <table:table-row table:style-name="ro1">
          <table:table-cell office:value-type="float" office:value="177" calcext:value-type="float">
            <text:p>177</text:p>
          </table:table-cell>
          <table:table-cell office:value-type="float" office:value="323" calcext:value-type="float">
            <text:p>323</text:p>
          </table:table-cell>
          <table:table-cell table:formula="of:=CONCATENATE(&quot;INSERT INTO VIDEO VALUES(&quot;;[.A177];&quot;,&quot;;[.B177];&quot;);&quot;)" office:value-type="string" office:string-value="INSERT INTO VIDEO VALUES(177,323);" calcext:value-type="string">
            <text:p>INSERT INTO VIDEO VALUES(177,323);</text:p>
          </table:table-cell>
        </table:table-row>
        <table:table-row table:style-name="ro1">
          <table:table-cell office:value-type="float" office:value="178" calcext:value-type="float">
            <text:p>178</text:p>
          </table:table-cell>
          <table:table-cell office:value-type="float" office:value="324" calcext:value-type="float">
            <text:p>324</text:p>
          </table:table-cell>
          <table:table-cell table:formula="of:=CONCATENATE(&quot;INSERT INTO VIDEO VALUES(&quot;;[.A178];&quot;,&quot;;[.B178];&quot;);&quot;)" office:value-type="string" office:string-value="INSERT INTO VIDEO VALUES(178,324);" calcext:value-type="string">
            <text:p>INSERT INTO VIDEO VALUES(178,324);</text:p>
          </table:table-cell>
        </table:table-row>
        <table:table-row table:style-name="ro1">
          <table:table-cell office:value-type="float" office:value="179" calcext:value-type="float">
            <text:p>179</text:p>
          </table:table-cell>
          <table:table-cell office:value-type="float" office:value="325" calcext:value-type="float">
            <text:p>325</text:p>
          </table:table-cell>
          <table:table-cell table:formula="of:=CONCATENATE(&quot;INSERT INTO VIDEO VALUES(&quot;;[.A179];&quot;,&quot;;[.B179];&quot;);&quot;)" office:value-type="string" office:string-value="INSERT INTO VIDEO VALUES(179,325);" calcext:value-type="string">
            <text:p>INSERT INTO VIDEO VALUES(179,325);</text:p>
          </table:table-cell>
        </table:table-row>
        <table:table-row table:style-name="ro1">
          <table:table-cell office:value-type="float" office:value="180" calcext:value-type="float">
            <text:p>180</text:p>
          </table:table-cell>
          <table:table-cell office:value-type="float" office:value="326" calcext:value-type="float">
            <text:p>326</text:p>
          </table:table-cell>
          <table:table-cell table:formula="of:=CONCATENATE(&quot;INSERT INTO VIDEO VALUES(&quot;;[.A180];&quot;,&quot;;[.B180];&quot;);&quot;)" office:value-type="string" office:string-value="INSERT INTO VIDEO VALUES(180,326);" calcext:value-type="string">
            <text:p>INSERT INTO VIDEO VALUES(180,326);</text:p>
          </table:table-cell>
        </table:table-row>
        <table:table-row table:style-name="ro1">
          <table:table-cell office:value-type="float" office:value="181" calcext:value-type="float">
            <text:p>181</text:p>
          </table:table-cell>
          <table:table-cell office:value-type="float" office:value="327" calcext:value-type="float">
            <text:p>327</text:p>
          </table:table-cell>
          <table:table-cell table:formula="of:=CONCATENATE(&quot;INSERT INTO VIDEO VALUES(&quot;;[.A181];&quot;,&quot;;[.B181];&quot;);&quot;)" office:value-type="string" office:string-value="INSERT INTO VIDEO VALUES(181,327);" calcext:value-type="string">
            <text:p>INSERT INTO VIDEO VALUES(181,327);</text:p>
          </table:table-cell>
        </table:table-row>
        <table:table-row table:style-name="ro1">
          <table:table-cell office:value-type="float" office:value="182" calcext:value-type="float">
            <text:p>182</text:p>
          </table:table-cell>
          <table:table-cell office:value-type="float" office:value="328" calcext:value-type="float">
            <text:p>328</text:p>
          </table:table-cell>
          <table:table-cell table:formula="of:=CONCATENATE(&quot;INSERT INTO VIDEO VALUES(&quot;;[.A182];&quot;,&quot;;[.B182];&quot;);&quot;)" office:value-type="string" office:string-value="INSERT INTO VIDEO VALUES(182,328);" calcext:value-type="string">
            <text:p>INSERT INTO VIDEO VALUES(182,328);</text:p>
          </table:table-cell>
        </table:table-row>
        <table:table-row table:style-name="ro1">
          <table:table-cell office:value-type="float" office:value="183" calcext:value-type="float">
            <text:p>183</text:p>
          </table:table-cell>
          <table:table-cell office:value-type="float" office:value="329" calcext:value-type="float">
            <text:p>329</text:p>
          </table:table-cell>
          <table:table-cell table:formula="of:=CONCATENATE(&quot;INSERT INTO VIDEO VALUES(&quot;;[.A183];&quot;,&quot;;[.B183];&quot;);&quot;)" office:value-type="string" office:string-value="INSERT INTO VIDEO VALUES(183,329);" calcext:value-type="string">
            <text:p>INSERT INTO VIDEO VALUES(183,329);</text:p>
          </table:table-cell>
        </table:table-row>
        <table:table-row table:style-name="ro1">
          <table:table-cell office:value-type="float" office:value="184" calcext:value-type="float">
            <text:p>184</text:p>
          </table:table-cell>
          <table:table-cell office:value-type="float" office:value="330" calcext:value-type="float">
            <text:p>330</text:p>
          </table:table-cell>
          <table:table-cell table:formula="of:=CONCATENATE(&quot;INSERT INTO VIDEO VALUES(&quot;;[.A184];&quot;,&quot;;[.B184];&quot;);&quot;)" office:value-type="string" office:string-value="INSERT INTO VIDEO VALUES(184,330);" calcext:value-type="string">
            <text:p>INSERT INTO VIDEO VALUES(184,330);</text:p>
          </table:table-cell>
        </table:table-row>
        <table:table-row table:style-name="ro1">
          <table:table-cell office:value-type="float" office:value="185" calcext:value-type="float">
            <text:p>185</text:p>
          </table:table-cell>
          <table:table-cell office:value-type="float" office:value="331" calcext:value-type="float">
            <text:p>331</text:p>
          </table:table-cell>
          <table:table-cell table:formula="of:=CONCATENATE(&quot;INSERT INTO VIDEO VALUES(&quot;;[.A185];&quot;,&quot;;[.B185];&quot;);&quot;)" office:value-type="string" office:string-value="INSERT INTO VIDEO VALUES(185,331);" calcext:value-type="string">
            <text:p>INSERT INTO VIDEO VALUES(185,331);</text:p>
          </table:table-cell>
        </table:table-row>
        <table:table-row table:style-name="ro1">
          <table:table-cell office:value-type="float" office:value="186" calcext:value-type="float">
            <text:p>186</text:p>
          </table:table-cell>
          <table:table-cell office:value-type="float" office:value="332" calcext:value-type="float">
            <text:p>332</text:p>
          </table:table-cell>
          <table:table-cell table:formula="of:=CONCATENATE(&quot;INSERT INTO VIDEO VALUES(&quot;;[.A186];&quot;,&quot;;[.B186];&quot;);&quot;)" office:value-type="string" office:string-value="INSERT INTO VIDEO VALUES(186,332);" calcext:value-type="string">
            <text:p>INSERT INTO VIDEO VALUES(186,332);</text:p>
          </table:table-cell>
        </table:table-row>
        <table:table-row table:style-name="ro1">
          <table:table-cell office:value-type="float" office:value="187" calcext:value-type="float">
            <text:p>187</text:p>
          </table:table-cell>
          <table:table-cell office:value-type="float" office:value="333" calcext:value-type="float">
            <text:p>333</text:p>
          </table:table-cell>
          <table:table-cell table:formula="of:=CONCATENATE(&quot;INSERT INTO VIDEO VALUES(&quot;;[.A187];&quot;,&quot;;[.B187];&quot;);&quot;)" office:value-type="string" office:string-value="INSERT INTO VIDEO VALUES(187,333);" calcext:value-type="string">
            <text:p>INSERT INTO VIDEO VALUES(187,333);</text:p>
          </table:table-cell>
        </table:table-row>
        <table:table-row table:style-name="ro1">
          <table:table-cell office:value-type="float" office:value="188" calcext:value-type="float">
            <text:p>188</text:p>
          </table:table-cell>
          <table:table-cell office:value-type="float" office:value="334" calcext:value-type="float">
            <text:p>334</text:p>
          </table:table-cell>
          <table:table-cell table:formula="of:=CONCATENATE(&quot;INSERT INTO VIDEO VALUES(&quot;;[.A188];&quot;,&quot;;[.B188];&quot;);&quot;)" office:value-type="string" office:string-value="INSERT INTO VIDEO VALUES(188,334);" calcext:value-type="string">
            <text:p>INSERT INTO VIDEO VALUES(188,334);</text:p>
          </table:table-cell>
        </table:table-row>
        <table:table-row table:style-name="ro1">
          <table:table-cell office:value-type="float" office:value="189" calcext:value-type="float">
            <text:p>189</text:p>
          </table:table-cell>
          <table:table-cell office:value-type="float" office:value="335" calcext:value-type="float">
            <text:p>335</text:p>
          </table:table-cell>
          <table:table-cell table:formula="of:=CONCATENATE(&quot;INSERT INTO VIDEO VALUES(&quot;;[.A189];&quot;,&quot;;[.B189];&quot;);&quot;)" office:value-type="string" office:string-value="INSERT INTO VIDEO VALUES(189,335);" calcext:value-type="string">
            <text:p>INSERT INTO VIDEO VALUES(189,335);</text:p>
          </table:table-cell>
        </table:table-row>
        <table:table-row table:style-name="ro1">
          <table:table-cell office:value-type="float" office:value="190" calcext:value-type="float">
            <text:p>190</text:p>
          </table:table-cell>
          <table:table-cell office:value-type="float" office:value="336" calcext:value-type="float">
            <text:p>336</text:p>
          </table:table-cell>
          <table:table-cell table:formula="of:=CONCATENATE(&quot;INSERT INTO VIDEO VALUES(&quot;;[.A190];&quot;,&quot;;[.B190];&quot;);&quot;)" office:value-type="string" office:string-value="INSERT INTO VIDEO VALUES(190,336);" calcext:value-type="string">
            <text:p>INSERT INTO VIDEO VALUES(190,336);</text:p>
          </table:table-cell>
        </table:table-row>
        <table:table-row table:style-name="ro1">
          <table:table-cell office:value-type="float" office:value="191" calcext:value-type="float">
            <text:p>191</text:p>
          </table:table-cell>
          <table:table-cell office:value-type="float" office:value="337" calcext:value-type="float">
            <text:p>337</text:p>
          </table:table-cell>
          <table:table-cell table:formula="of:=CONCATENATE(&quot;INSERT INTO VIDEO VALUES(&quot;;[.A191];&quot;,&quot;;[.B191];&quot;);&quot;)" office:value-type="string" office:string-value="INSERT INTO VIDEO VALUES(191,337);" calcext:value-type="string">
            <text:p>INSERT INTO VIDEO VALUES(191,337);</text:p>
          </table:table-cell>
        </table:table-row>
        <table:table-row table:style-name="ro1">
          <table:table-cell office:value-type="float" office:value="192" calcext:value-type="float">
            <text:p>192</text:p>
          </table:table-cell>
          <table:table-cell office:value-type="float" office:value="338" calcext:value-type="float">
            <text:p>338</text:p>
          </table:table-cell>
          <table:table-cell table:formula="of:=CONCATENATE(&quot;INSERT INTO VIDEO VALUES(&quot;;[.A192];&quot;,&quot;;[.B192];&quot;);&quot;)" office:value-type="string" office:string-value="INSERT INTO VIDEO VALUES(192,338);" calcext:value-type="string">
            <text:p>INSERT INTO VIDEO VALUES(192,338);</text:p>
          </table:table-cell>
        </table:table-row>
      </table:table>
      <table:table table:name="AUDIO" table:style-name="ta1">
        <table:table-column table:style-name="co1" table:number-columns-repeated="3" table:default-cell-style-name="Default"/>
        <table:table-row table:style-name="ro1">
          <table:table-cell office:value-type="float" office:value="1" calcext:value-type="float">
            <text:p>1</text:p>
          </table:table-cell>
          <table:table-cell office:value-type="float" office:value="7" calcext:value-type="float">
            <text:p>7</text:p>
          </table:table-cell>
          <table:table-cell table:formula="of:=CONCATENATE(&quot;INSERT INTO AUDIO VALUES(&quot;;[.A1];&quot;,&quot;;[.B1];&quot;);&quot;)" office:value-type="string" office:string-value="INSERT INTO AUDIO VALUES(1,7);" calcext:value-type="string">
            <text:p>INSERT INTO AUDIO VALUES(1,7);</text:p>
          </table:table-cell>
        </table:table-row>
        <table:table-row table:style-name="ro1">
          <table:table-cell office:value-type="float" office:value="2" calcext:value-type="float">
            <text:p>2</text:p>
          </table:table-cell>
          <table:table-cell office:value-type="float" office:value="8" calcext:value-type="float">
            <text:p>8</text:p>
          </table:table-cell>
          <table:table-cell table:formula="of:=CONCATENATE(&quot;INSERT INTO AUDIO VALUES(&quot;;[.A2];&quot;,&quot;;[.B2];&quot;);&quot;)" office:value-type="string" office:string-value="INSERT INTO AUDIO VALUES(2,8);" calcext:value-type="string">
            <text:p>INSERT INTO AUDIO VALUES(2,8);</text:p>
          </table:table-cell>
        </table:table-row>
        <table:table-row table:style-name="ro1">
          <table:table-cell office:value-type="float" office:value="3" calcext:value-type="float">
            <text:p>3</text:p>
          </table:table-cell>
          <table:table-cell office:value-type="float" office:value="9" calcext:value-type="float">
            <text:p>9</text:p>
          </table:table-cell>
          <table:table-cell table:formula="of:=CONCATENATE(&quot;INSERT INTO AUDIO VALUES(&quot;;[.A3];&quot;,&quot;;[.B3];&quot;);&quot;)" office:value-type="string" office:string-value="INSERT INTO AUDIO VALUES(3,9);" calcext:value-type="string">
            <text:p>INSERT INTO AUDIO VALUES(3,9);</text:p>
          </table:table-cell>
        </table:table-row>
        <table:table-row table:style-name="ro1">
          <table:table-cell office:value-type="float" office:value="4" calcext:value-type="float">
            <text:p>4</text:p>
          </table:table-cell>
          <table:table-cell office:value-type="float" office:value="10" calcext:value-type="float">
            <text:p>10</text:p>
          </table:table-cell>
          <table:table-cell table:formula="of:=CONCATENATE(&quot;INSERT INTO AUDIO VALUES(&quot;;[.A4];&quot;,&quot;;[.B4];&quot;);&quot;)" office:value-type="string" office:string-value="INSERT INTO AUDIO VALUES(4,10);" calcext:value-type="string">
            <text:p>INSERT INTO AUDIO VALUES(4,10);</text:p>
          </table:table-cell>
        </table:table-row>
        <table:table-row table:style-name="ro1">
          <table:table-cell office:value-type="float" office:value="5" calcext:value-type="float">
            <text:p>5</text:p>
          </table:table-cell>
          <table:table-cell office:value-type="float" office:value="16" calcext:value-type="float">
            <text:p>16</text:p>
          </table:table-cell>
          <table:table-cell table:formula="of:=CONCATENATE(&quot;INSERT INTO AUDIO VALUES(&quot;;[.A5];&quot;,&quot;;[.B5];&quot;);&quot;)" office:value-type="string" office:string-value="INSERT INTO AUDIO VALUES(5,16);" calcext:value-type="string">
            <text:p>INSERT INTO AUDIO VALUES(5,16);</text:p>
          </table:table-cell>
        </table:table-row>
        <table:table-row table:style-name="ro1">
          <table:table-cell office:value-type="float" office:value="6" calcext:value-type="float">
            <text:p>6</text:p>
          </table:table-cell>
          <table:table-cell office:value-type="float" office:value="17" calcext:value-type="float">
            <text:p>17</text:p>
          </table:table-cell>
          <table:table-cell table:formula="of:=CONCATENATE(&quot;INSERT INTO AUDIO VALUES(&quot;;[.A6];&quot;,&quot;;[.B6];&quot;);&quot;)" office:value-type="string" office:string-value="INSERT INTO AUDIO VALUES(6,17);" calcext:value-type="string">
            <text:p>INSERT INTO AUDIO VALUES(6,17);</text:p>
          </table:table-cell>
        </table:table-row>
        <table:table-row table:style-name="ro1">
          <table:table-cell office:value-type="float" office:value="7" calcext:value-type="float">
            <text:p>7</text:p>
          </table:table-cell>
          <table:table-cell office:value-type="float" office:value="18" calcext:value-type="float">
            <text:p>18</text:p>
          </table:table-cell>
          <table:table-cell table:formula="of:=CONCATENATE(&quot;INSERT INTO AUDIO VALUES(&quot;;[.A7];&quot;,&quot;;[.B7];&quot;);&quot;)" office:value-type="string" office:string-value="INSERT INTO AUDIO VALUES(7,18);" calcext:value-type="string">
            <text:p>INSERT INTO AUDIO VALUES(7,18);</text:p>
          </table:table-cell>
        </table:table-row>
        <table:table-row table:style-name="ro1">
          <table:table-cell office:value-type="float" office:value="8" calcext:value-type="float">
            <text:p>8</text:p>
          </table:table-cell>
          <table:table-cell office:value-type="float" office:value="19" calcext:value-type="float">
            <text:p>19</text:p>
          </table:table-cell>
          <table:table-cell table:formula="of:=CONCATENATE(&quot;INSERT INTO AUDIO VALUES(&quot;;[.A8];&quot;,&quot;;[.B8];&quot;);&quot;)" office:value-type="string" office:string-value="INSERT INTO AUDIO VALUES(8,19);" calcext:value-type="string">
            <text:p>INSERT INTO AUDIO VALUES(8,19);</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table:formula="of:=CONCATENATE(&quot;INSERT INTO AUDIO VALUES(&quot;;[.A9];&quot;,&quot;;[.B9];&quot;);&quot;)" office:value-type="string" office:string-value="INSERT INTO AUDIO VALUES(9,20);" calcext:value-type="string">
            <text:p>INSERT INTO AUDIO VALUES(9,20);</text:p>
          </table:table-cell>
        </table:table-row>
        <table:table-row table:style-name="ro1">
          <table:table-cell office:value-type="float" office:value="10" calcext:value-type="float">
            <text:p>10</text:p>
          </table:table-cell>
          <table:table-cell office:value-type="float" office:value="21" calcext:value-type="float">
            <text:p>21</text:p>
          </table:table-cell>
          <table:table-cell table:formula="of:=CONCATENATE(&quot;INSERT INTO AUDIO VALUES(&quot;;[.A10];&quot;,&quot;;[.B10];&quot;);&quot;)" office:value-type="string" office:string-value="INSERT INTO AUDIO VALUES(10,21);" calcext:value-type="string">
            <text:p>INSERT INTO AUDIO VALUES(10,21);</text:p>
          </table:table-cell>
        </table:table-row>
        <table:table-row table:style-name="ro1">
          <table:table-cell office:value-type="float" office:value="11" calcext:value-type="float">
            <text:p>11</text:p>
          </table:table-cell>
          <table:table-cell office:value-type="float" office:value="22" calcext:value-type="float">
            <text:p>22</text:p>
          </table:table-cell>
          <table:table-cell table:formula="of:=CONCATENATE(&quot;INSERT INTO AUDIO VALUES(&quot;;[.A11];&quot;,&quot;;[.B11];&quot;);&quot;)" office:value-type="string" office:string-value="INSERT INTO AUDIO VALUES(11,22);" calcext:value-type="string">
            <text:p>INSERT INTO AUDIO VALUES(11,22);</text:p>
          </table:table-cell>
        </table:table-row>
        <table:table-row table:style-name="ro1">
          <table:table-cell office:value-type="float" office:value="12" calcext:value-type="float">
            <text:p>12</text:p>
          </table:table-cell>
          <table:table-cell office:value-type="float" office:value="23" calcext:value-type="float">
            <text:p>23</text:p>
          </table:table-cell>
          <table:table-cell table:formula="of:=CONCATENATE(&quot;INSERT INTO AUDIO VALUES(&quot;;[.A12];&quot;,&quot;;[.B12];&quot;);&quot;)" office:value-type="string" office:string-value="INSERT INTO AUDIO VALUES(12,23);" calcext:value-type="string">
            <text:p>INSERT INTO AUDIO VALUES(12,23);</text:p>
          </table:table-cell>
        </table:table-row>
        <table:table-row table:style-name="ro1">
          <table:table-cell office:value-type="float" office:value="13" calcext:value-type="float">
            <text:p>13</text:p>
          </table:table-cell>
          <table:table-cell office:value-type="float" office:value="24" calcext:value-type="float">
            <text:p>24</text:p>
          </table:table-cell>
          <table:table-cell table:formula="of:=CONCATENATE(&quot;INSERT INTO AUDIO VALUES(&quot;;[.A13];&quot;,&quot;;[.B13];&quot;);&quot;)" office:value-type="string" office:string-value="INSERT INTO AUDIO VALUES(13,24);" calcext:value-type="string">
            <text:p>INSERT INTO AUDIO VALUES(13,24);</text:p>
          </table:table-cell>
        </table:table-row>
        <table:table-row table:style-name="ro1">
          <table:table-cell office:value-type="float" office:value="14" calcext:value-type="float">
            <text:p>14</text:p>
          </table:table-cell>
          <table:table-cell office:value-type="float" office:value="25" calcext:value-type="float">
            <text:p>25</text:p>
          </table:table-cell>
          <table:table-cell table:formula="of:=CONCATENATE(&quot;INSERT INTO AUDIO VALUES(&quot;;[.A14];&quot;,&quot;;[.B14];&quot;);&quot;)" office:value-type="string" office:string-value="INSERT INTO AUDIO VALUES(14,25);" calcext:value-type="string">
            <text:p>INSERT INTO AUDIO VALUES(14,25);</text:p>
          </table:table-cell>
        </table:table-row>
        <table:table-row table:style-name="ro1">
          <table:table-cell office:value-type="float" office:value="15" calcext:value-type="float">
            <text:p>15</text:p>
          </table:table-cell>
          <table:table-cell office:value-type="float" office:value="26" calcext:value-type="float">
            <text:p>26</text:p>
          </table:table-cell>
          <table:table-cell table:formula="of:=CONCATENATE(&quot;INSERT INTO AUDIO VALUES(&quot;;[.A15];&quot;,&quot;;[.B15];&quot;);&quot;)" office:value-type="string" office:string-value="INSERT INTO AUDIO VALUES(15,26);" calcext:value-type="string">
            <text:p>INSERT INTO AUDIO VALUES(15,26);</text:p>
          </table:table-cell>
        </table:table-row>
        <table:table-row table:style-name="ro1">
          <table:table-cell office:value-type="float" office:value="16" calcext:value-type="float">
            <text:p>16</text:p>
          </table:table-cell>
          <table:table-cell office:value-type="float" office:value="27" calcext:value-type="float">
            <text:p>27</text:p>
          </table:table-cell>
          <table:table-cell table:formula="of:=CONCATENATE(&quot;INSERT INTO AUDIO VALUES(&quot;;[.A16];&quot;,&quot;;[.B16];&quot;);&quot;)" office:value-type="string" office:string-value="INSERT INTO AUDIO VALUES(16,27);" calcext:value-type="string">
            <text:p>INSERT INTO AUDIO VALUES(16,27);</text:p>
          </table:table-cell>
        </table:table-row>
        <table:table-row table:style-name="ro1">
          <table:table-cell office:value-type="float" office:value="17" calcext:value-type="float">
            <text:p>17</text:p>
          </table:table-cell>
          <table:table-cell office:value-type="float" office:value="28" calcext:value-type="float">
            <text:p>28</text:p>
          </table:table-cell>
          <table:table-cell table:formula="of:=CONCATENATE(&quot;INSERT INTO AUDIO VALUES(&quot;;[.A17];&quot;,&quot;;[.B17];&quot;);&quot;)" office:value-type="string" office:string-value="INSERT INTO AUDIO VALUES(17,28);" calcext:value-type="string">
            <text:p>INSERT INTO AUDIO VALUES(17,28);</text:p>
          </table:table-cell>
        </table:table-row>
        <table:table-row table:style-name="ro1">
          <table:table-cell office:value-type="float" office:value="18" calcext:value-type="float">
            <text:p>18</text:p>
          </table:table-cell>
          <table:table-cell office:value-type="float" office:value="31" calcext:value-type="float">
            <text:p>31</text:p>
          </table:table-cell>
          <table:table-cell table:formula="of:=CONCATENATE(&quot;INSERT INTO AUDIO VALUES(&quot;;[.A18];&quot;,&quot;;[.B18];&quot;);&quot;)" office:value-type="string" office:string-value="INSERT INTO AUDIO VALUES(18,31);" calcext:value-type="string">
            <text:p>INSERT INTO AUDIO VALUES(18,31);</text:p>
          </table:table-cell>
        </table:table-row>
        <table:table-row table:style-name="ro1">
          <table:table-cell office:value-type="float" office:value="19" calcext:value-type="float">
            <text:p>19</text:p>
          </table:table-cell>
          <table:table-cell office:value-type="float" office:value="32" calcext:value-type="float">
            <text:p>32</text:p>
          </table:table-cell>
          <table:table-cell table:formula="of:=CONCATENATE(&quot;INSERT INTO AUDIO VALUES(&quot;;[.A19];&quot;,&quot;;[.B19];&quot;);&quot;)" office:value-type="string" office:string-value="INSERT INTO AUDIO VALUES(19,32);" calcext:value-type="string">
            <text:p>INSERT INTO AUDIO VALUES(19,32);</text:p>
          </table:table-cell>
        </table:table-row>
        <table:table-row table:style-name="ro1">
          <table:table-cell office:value-type="float" office:value="20" calcext:value-type="float">
            <text:p>20</text:p>
          </table:table-cell>
          <table:table-cell office:value-type="float" office:value="33" calcext:value-type="float">
            <text:p>33</text:p>
          </table:table-cell>
          <table:table-cell table:formula="of:=CONCATENATE(&quot;INSERT INTO AUDIO VALUES(&quot;;[.A20];&quot;,&quot;;[.B20];&quot;);&quot;)" office:value-type="string" office:string-value="INSERT INTO AUDIO VALUES(20,33);" calcext:value-type="string">
            <text:p>INSERT INTO AUDIO VALUES(20,33);</text:p>
          </table:table-cell>
        </table:table-row>
        <table:table-row table:style-name="ro1">
          <table:table-cell office:value-type="float" office:value="21" calcext:value-type="float">
            <text:p>21</text:p>
          </table:table-cell>
          <table:table-cell office:value-type="float" office:value="34" calcext:value-type="float">
            <text:p>34</text:p>
          </table:table-cell>
          <table:table-cell table:formula="of:=CONCATENATE(&quot;INSERT INTO AUDIO VALUES(&quot;;[.A21];&quot;,&quot;;[.B21];&quot;);&quot;)" office:value-type="string" office:string-value="INSERT INTO AUDIO VALUES(21,34);" calcext:value-type="string">
            <text:p>INSERT INTO AUDIO VALUES(21,34);</text:p>
          </table:table-cell>
        </table:table-row>
        <table:table-row table:style-name="ro1">
          <table:table-cell office:value-type="float" office:value="22" calcext:value-type="float">
            <text:p>22</text:p>
          </table:table-cell>
          <table:table-cell office:value-type="float" office:value="35" calcext:value-type="float">
            <text:p>35</text:p>
          </table:table-cell>
          <table:table-cell table:formula="of:=CONCATENATE(&quot;INSERT INTO AUDIO VALUES(&quot;;[.A22];&quot;,&quot;;[.B22];&quot;);&quot;)" office:value-type="string" office:string-value="INSERT INTO AUDIO VALUES(22,35);" calcext:value-type="string">
            <text:p>INSERT INTO AUDIO VALUES(22,35);</text:p>
          </table:table-cell>
        </table:table-row>
        <table:table-row table:style-name="ro1">
          <table:table-cell office:value-type="float" office:value="23" calcext:value-type="float">
            <text:p>23</text:p>
          </table:table-cell>
          <table:table-cell office:value-type="float" office:value="37" calcext:value-type="float">
            <text:p>37</text:p>
          </table:table-cell>
          <table:table-cell table:formula="of:=CONCATENATE(&quot;INSERT INTO AUDIO VALUES(&quot;;[.A23];&quot;,&quot;;[.B23];&quot;);&quot;)" office:value-type="string" office:string-value="INSERT INTO AUDIO VALUES(23,37);" calcext:value-type="string">
            <text:p>INSERT INTO AUDIO VALUES(23,37);</text:p>
          </table:table-cell>
        </table:table-row>
        <table:table-row table:style-name="ro1">
          <table:table-cell office:value-type="float" office:value="24" calcext:value-type="float">
            <text:p>24</text:p>
          </table:table-cell>
          <table:table-cell office:value-type="float" office:value="38" calcext:value-type="float">
            <text:p>38</text:p>
          </table:table-cell>
          <table:table-cell table:formula="of:=CONCATENATE(&quot;INSERT INTO AUDIO VALUES(&quot;;[.A24];&quot;,&quot;;[.B24];&quot;);&quot;)" office:value-type="string" office:string-value="INSERT INTO AUDIO VALUES(24,38);" calcext:value-type="string">
            <text:p>INSERT INTO AUDIO VALUES(24,38);</text:p>
          </table:table-cell>
        </table:table-row>
        <table:table-row table:style-name="ro1">
          <table:table-cell office:value-type="float" office:value="25" calcext:value-type="float">
            <text:p>25</text:p>
          </table:table-cell>
          <table:table-cell office:value-type="float" office:value="39" calcext:value-type="float">
            <text:p>39</text:p>
          </table:table-cell>
          <table:table-cell table:formula="of:=CONCATENATE(&quot;INSERT INTO AUDIO VALUES(&quot;;[.A25];&quot;,&quot;;[.B25];&quot;);&quot;)" office:value-type="string" office:string-value="INSERT INTO AUDIO VALUES(25,39);" calcext:value-type="string">
            <text:p>INSERT INTO AUDIO VALUES(25,39);</text:p>
          </table:table-cell>
        </table:table-row>
        <table:table-row table:style-name="ro1">
          <table:table-cell office:value-type="float" office:value="26" calcext:value-type="float">
            <text:p>26</text:p>
          </table:table-cell>
          <table:table-cell office:value-type="float" office:value="40" calcext:value-type="float">
            <text:p>40</text:p>
          </table:table-cell>
          <table:table-cell table:formula="of:=CONCATENATE(&quot;INSERT INTO AUDIO VALUES(&quot;;[.A26];&quot;,&quot;;[.B26];&quot;);&quot;)" office:value-type="string" office:string-value="INSERT INTO AUDIO VALUES(26,40);" calcext:value-type="string">
            <text:p>INSERT INTO AUDIO VALUES(26,40);</text:p>
          </table:table-cell>
        </table:table-row>
        <table:table-row table:style-name="ro1">
          <table:table-cell office:value-type="float" office:value="27" calcext:value-type="float">
            <text:p>27</text:p>
          </table:table-cell>
          <table:table-cell office:value-type="float" office:value="41" calcext:value-type="float">
            <text:p>41</text:p>
          </table:table-cell>
          <table:table-cell table:formula="of:=CONCATENATE(&quot;INSERT INTO AUDIO VALUES(&quot;;[.A27];&quot;,&quot;;[.B27];&quot;);&quot;)" office:value-type="string" office:string-value="INSERT INTO AUDIO VALUES(27,41);" calcext:value-type="string">
            <text:p>INSERT INTO AUDIO VALUES(27,41);</text:p>
          </table:table-cell>
        </table:table-row>
        <table:table-row table:style-name="ro1">
          <table:table-cell office:value-type="float" office:value="28" calcext:value-type="float">
            <text:p>28</text:p>
          </table:table-cell>
          <table:table-cell office:value-type="float" office:value="42" calcext:value-type="float">
            <text:p>42</text:p>
          </table:table-cell>
          <table:table-cell table:formula="of:=CONCATENATE(&quot;INSERT INTO AUDIO VALUES(&quot;;[.A28];&quot;,&quot;;[.B28];&quot;);&quot;)" office:value-type="string" office:string-value="INSERT INTO AUDIO VALUES(28,42);" calcext:value-type="string">
            <text:p>INSERT INTO AUDIO VALUES(28,42);</text:p>
          </table:table-cell>
        </table:table-row>
        <table:table-row table:style-name="ro1">
          <table:table-cell office:value-type="float" office:value="29" calcext:value-type="float">
            <text:p>29</text:p>
          </table:table-cell>
          <table:table-cell office:value-type="float" office:value="43" calcext:value-type="float">
            <text:p>43</text:p>
          </table:table-cell>
          <table:table-cell table:formula="of:=CONCATENATE(&quot;INSERT INTO AUDIO VALUES(&quot;;[.A29];&quot;,&quot;;[.B29];&quot;);&quot;)" office:value-type="string" office:string-value="INSERT INTO AUDIO VALUES(29,43);" calcext:value-type="string">
            <text:p>INSERT INTO AUDIO VALUES(29,43);</text:p>
          </table:table-cell>
        </table:table-row>
        <table:table-row table:style-name="ro1">
          <table:table-cell office:value-type="float" office:value="30" calcext:value-type="float">
            <text:p>30</text:p>
          </table:table-cell>
          <table:table-cell office:value-type="float" office:value="44" calcext:value-type="float">
            <text:p>44</text:p>
          </table:table-cell>
          <table:table-cell table:formula="of:=CONCATENATE(&quot;INSERT INTO AUDIO VALUES(&quot;;[.A30];&quot;,&quot;;[.B30];&quot;);&quot;)" office:value-type="string" office:string-value="INSERT INTO AUDIO VALUES(30,44);" calcext:value-type="string">
            <text:p>INSERT INTO AUDIO VALUES(30,44);</text:p>
          </table:table-cell>
        </table:table-row>
        <table:table-row table:style-name="ro1">
          <table:table-cell office:value-type="float" office:value="31" calcext:value-type="float">
            <text:p>31</text:p>
          </table:table-cell>
          <table:table-cell office:value-type="float" office:value="46" calcext:value-type="float">
            <text:p>46</text:p>
          </table:table-cell>
          <table:table-cell table:formula="of:=CONCATENATE(&quot;INSERT INTO AUDIO VALUES(&quot;;[.A31];&quot;,&quot;;[.B31];&quot;);&quot;)" office:value-type="string" office:string-value="INSERT INTO AUDIO VALUES(31,46);" calcext:value-type="string">
            <text:p>INSERT INTO AUDIO VALUES(31,46);</text:p>
          </table:table-cell>
        </table:table-row>
        <table:table-row table:style-name="ro1">
          <table:table-cell office:value-type="float" office:value="32" calcext:value-type="float">
            <text:p>32</text:p>
          </table:table-cell>
          <table:table-cell office:value-type="float" office:value="47" calcext:value-type="float">
            <text:p>47</text:p>
          </table:table-cell>
          <table:table-cell table:formula="of:=CONCATENATE(&quot;INSERT INTO AUDIO VALUES(&quot;;[.A32];&quot;,&quot;;[.B32];&quot;);&quot;)" office:value-type="string" office:string-value="INSERT INTO AUDIO VALUES(32,47);" calcext:value-type="string">
            <text:p>INSERT INTO AUDIO VALUES(32,47);</text:p>
          </table:table-cell>
        </table:table-row>
        <table:table-row table:style-name="ro1">
          <table:table-cell office:value-type="float" office:value="33" calcext:value-type="float">
            <text:p>33</text:p>
          </table:table-cell>
          <table:table-cell office:value-type="float" office:value="48" calcext:value-type="float">
            <text:p>48</text:p>
          </table:table-cell>
          <table:table-cell table:formula="of:=CONCATENATE(&quot;INSERT INTO AUDIO VALUES(&quot;;[.A33];&quot;,&quot;;[.B33];&quot;);&quot;)" office:value-type="string" office:string-value="INSERT INTO AUDIO VALUES(33,48);" calcext:value-type="string">
            <text:p>INSERT INTO AUDIO VALUES(33,48);</text:p>
          </table:table-cell>
        </table:table-row>
        <table:table-row table:style-name="ro1">
          <table:table-cell office:value-type="float" office:value="34" calcext:value-type="float">
            <text:p>34</text:p>
          </table:table-cell>
          <table:table-cell office:value-type="float" office:value="82" calcext:value-type="float">
            <text:p>82</text:p>
          </table:table-cell>
          <table:table-cell table:formula="of:=CONCATENATE(&quot;INSERT INTO AUDIO VALUES(&quot;;[.A34];&quot;,&quot;;[.B34];&quot;);&quot;)" office:value-type="string" office:string-value="INSERT INTO AUDIO VALUES(34,82);" calcext:value-type="string">
            <text:p>INSERT INTO AUDIO VALUES(34,82);</text:p>
          </table:table-cell>
        </table:table-row>
        <table:table-row table:style-name="ro1">
          <table:table-cell office:value-type="float" office:value="35" calcext:value-type="float">
            <text:p>35</text:p>
          </table:table-cell>
          <table:table-cell office:value-type="float" office:value="83" calcext:value-type="float">
            <text:p>83</text:p>
          </table:table-cell>
          <table:table-cell table:formula="of:=CONCATENATE(&quot;INSERT INTO AUDIO VALUES(&quot;;[.A35];&quot;,&quot;;[.B35];&quot;);&quot;)" office:value-type="string" office:string-value="INSERT INTO AUDIO VALUES(35,83);" calcext:value-type="string">
            <text:p>INSERT INTO AUDIO VALUES(35,83);</text:p>
          </table:table-cell>
        </table:table-row>
        <table:table-row table:style-name="ro1">
          <table:table-cell office:value-type="float" office:value="36" calcext:value-type="float">
            <text:p>36</text:p>
          </table:table-cell>
          <table:table-cell office:value-type="float" office:value="84" calcext:value-type="float">
            <text:p>84</text:p>
          </table:table-cell>
          <table:table-cell table:formula="of:=CONCATENATE(&quot;INSERT INTO AUDIO VALUES(&quot;;[.A36];&quot;,&quot;;[.B36];&quot;);&quot;)" office:value-type="string" office:string-value="INSERT INTO AUDIO VALUES(36,84);" calcext:value-type="string">
            <text:p>INSERT INTO AUDIO VALUES(36,84);</text:p>
          </table:table-cell>
        </table:table-row>
        <table:table-row table:style-name="ro1">
          <table:table-cell office:value-type="float" office:value="37" calcext:value-type="float">
            <text:p>37</text:p>
          </table:table-cell>
          <table:table-cell office:value-type="float" office:value="85" calcext:value-type="float">
            <text:p>85</text:p>
          </table:table-cell>
          <table:table-cell table:formula="of:=CONCATENATE(&quot;INSERT INTO AUDIO VALUES(&quot;;[.A37];&quot;,&quot;;[.B37];&quot;);&quot;)" office:value-type="string" office:string-value="INSERT INTO AUDIO VALUES(37,85);" calcext:value-type="string">
            <text:p>INSERT INTO AUDIO VALUES(37,85);</text:p>
          </table:table-cell>
        </table:table-row>
        <table:table-row table:style-name="ro1">
          <table:table-cell office:value-type="float" office:value="38" calcext:value-type="float">
            <text:p>38</text:p>
          </table:table-cell>
          <table:table-cell office:value-type="float" office:value="86" calcext:value-type="float">
            <text:p>86</text:p>
          </table:table-cell>
          <table:table-cell table:formula="of:=CONCATENATE(&quot;INSERT INTO AUDIO VALUES(&quot;;[.A38];&quot;,&quot;;[.B38];&quot;);&quot;)" office:value-type="string" office:string-value="INSERT INTO AUDIO VALUES(38,86);" calcext:value-type="string">
            <text:p>INSERT INTO AUDIO VALUES(38,86);</text:p>
          </table:table-cell>
        </table:table-row>
        <table:table-row table:style-name="ro1">
          <table:table-cell office:value-type="float" office:value="39" calcext:value-type="float">
            <text:p>39</text:p>
          </table:table-cell>
          <table:table-cell office:value-type="float" office:value="87" calcext:value-type="float">
            <text:p>87</text:p>
          </table:table-cell>
          <table:table-cell table:formula="of:=CONCATENATE(&quot;INSERT INTO AUDIO VALUES(&quot;;[.A39];&quot;,&quot;;[.B39];&quot;);&quot;)" office:value-type="string" office:string-value="INSERT INTO AUDIO VALUES(39,87);" calcext:value-type="string">
            <text:p>INSERT INTO AUDIO VALUES(39,87);</text:p>
          </table:table-cell>
        </table:table-row>
        <table:table-row table:style-name="ro1">
          <table:table-cell office:value-type="float" office:value="40" calcext:value-type="float">
            <text:p>40</text:p>
          </table:table-cell>
          <table:table-cell office:value-type="float" office:value="88" calcext:value-type="float">
            <text:p>88</text:p>
          </table:table-cell>
          <table:table-cell table:formula="of:=CONCATENATE(&quot;INSERT INTO AUDIO VALUES(&quot;;[.A40];&quot;,&quot;;[.B40];&quot;);&quot;)" office:value-type="string" office:string-value="INSERT INTO AUDIO VALUES(40,88);" calcext:value-type="string">
            <text:p>INSERT INTO AUDIO VALUES(40,88);</text:p>
          </table:table-cell>
        </table:table-row>
        <table:table-row table:style-name="ro1">
          <table:table-cell office:value-type="float" office:value="41" calcext:value-type="float">
            <text:p>41</text:p>
          </table:table-cell>
          <table:table-cell office:value-type="float" office:value="89" calcext:value-type="float">
            <text:p>89</text:p>
          </table:table-cell>
          <table:table-cell table:formula="of:=CONCATENATE(&quot;INSERT INTO AUDIO VALUES(&quot;;[.A41];&quot;,&quot;;[.B41];&quot;);&quot;)" office:value-type="string" office:string-value="INSERT INTO AUDIO VALUES(41,89);" calcext:value-type="string">
            <text:p>INSERT INTO AUDIO VALUES(41,89);</text:p>
          </table:table-cell>
        </table:table-row>
        <table:table-row table:style-name="ro1">
          <table:table-cell office:value-type="float" office:value="42" calcext:value-type="float">
            <text:p>42</text:p>
          </table:table-cell>
          <table:table-cell office:value-type="float" office:value="90" calcext:value-type="float">
            <text:p>90</text:p>
          </table:table-cell>
          <table:table-cell table:formula="of:=CONCATENATE(&quot;INSERT INTO AUDIO VALUES(&quot;;[.A42];&quot;,&quot;;[.B42];&quot;);&quot;)" office:value-type="string" office:string-value="INSERT INTO AUDIO VALUES(42,90);" calcext:value-type="string">
            <text:p>INSERT INTO AUDIO VALUES(42,90);</text:p>
          </table:table-cell>
        </table:table-row>
        <table:table-row table:style-name="ro1">
          <table:table-cell office:value-type="float" office:value="43" calcext:value-type="float">
            <text:p>43</text:p>
          </table:table-cell>
          <table:table-cell office:value-type="float" office:value="91" calcext:value-type="float">
            <text:p>91</text:p>
          </table:table-cell>
          <table:table-cell table:formula="of:=CONCATENATE(&quot;INSERT INTO AUDIO VALUES(&quot;;[.A43];&quot;,&quot;;[.B43];&quot;);&quot;)" office:value-type="string" office:string-value="INSERT INTO AUDIO VALUES(43,91);" calcext:value-type="string">
            <text:p>INSERT INTO AUDIO VALUES(43,91);</text:p>
          </table:table-cell>
        </table:table-row>
        <table:table-row table:style-name="ro1">
          <table:table-cell office:value-type="float" office:value="44" calcext:value-type="float">
            <text:p>44</text:p>
          </table:table-cell>
          <table:table-cell office:value-type="float" office:value="121" calcext:value-type="float">
            <text:p>121</text:p>
          </table:table-cell>
          <table:table-cell table:formula="of:=CONCATENATE(&quot;INSERT INTO AUDIO VALUES(&quot;;[.A44];&quot;,&quot;;[.B44];&quot;);&quot;)" office:value-type="string" office:string-value="INSERT INTO AUDIO VALUES(44,121);" calcext:value-type="string">
            <text:p>INSERT INTO AUDIO VALUES(44,121);</text:p>
          </table:table-cell>
        </table:table-row>
        <table:table-row table:style-name="ro1">
          <table:table-cell office:value-type="float" office:value="45" calcext:value-type="float">
            <text:p>45</text:p>
          </table:table-cell>
          <table:table-cell office:value-type="float" office:value="122" calcext:value-type="float">
            <text:p>122</text:p>
          </table:table-cell>
          <table:table-cell table:formula="of:=CONCATENATE(&quot;INSERT INTO AUDIO VALUES(&quot;;[.A45];&quot;,&quot;;[.B45];&quot;);&quot;)" office:value-type="string" office:string-value="INSERT INTO AUDIO VALUES(45,122);" calcext:value-type="string">
            <text:p>INSERT INTO AUDIO VALUES(45,122);</text:p>
          </table:table-cell>
        </table:table-row>
        <table:table-row table:style-name="ro1">
          <table:table-cell office:value-type="float" office:value="46" calcext:value-type="float">
            <text:p>46</text:p>
          </table:table-cell>
          <table:table-cell office:value-type="float" office:value="123" calcext:value-type="float">
            <text:p>123</text:p>
          </table:table-cell>
          <table:table-cell table:formula="of:=CONCATENATE(&quot;INSERT INTO AUDIO VALUES(&quot;;[.A46];&quot;,&quot;;[.B46];&quot;);&quot;)" office:value-type="string" office:string-value="INSERT INTO AUDIO VALUES(46,123);" calcext:value-type="string">
            <text:p>INSERT INTO AUDIO VALUES(46,123);</text:p>
          </table:table-cell>
        </table:table-row>
        <table:table-row table:style-name="ro1">
          <table:table-cell office:value-type="float" office:value="47" calcext:value-type="float">
            <text:p>47</text:p>
          </table:table-cell>
          <table:table-cell office:value-type="float" office:value="124" calcext:value-type="float">
            <text:p>124</text:p>
          </table:table-cell>
          <table:table-cell table:formula="of:=CONCATENATE(&quot;INSERT INTO AUDIO VALUES(&quot;;[.A47];&quot;,&quot;;[.B47];&quot;);&quot;)" office:value-type="string" office:string-value="INSERT INTO AUDIO VALUES(47,124);" calcext:value-type="string">
            <text:p>INSERT INTO AUDIO VALUES(47,124);</text:p>
          </table:table-cell>
        </table:table-row>
        <table:table-row table:style-name="ro1">
          <table:table-cell office:value-type="float" office:value="48" calcext:value-type="float">
            <text:p>48</text:p>
          </table:table-cell>
          <table:table-cell office:value-type="float" office:value="125" calcext:value-type="float">
            <text:p>125</text:p>
          </table:table-cell>
          <table:table-cell table:formula="of:=CONCATENATE(&quot;INSERT INTO AUDIO VALUES(&quot;;[.A48];&quot;,&quot;;[.B48];&quot;);&quot;)" office:value-type="string" office:string-value="INSERT INTO AUDIO VALUES(48,125);" calcext:value-type="string">
            <text:p>INSERT INTO AUDIO VALUES(48,125);</text:p>
          </table:table-cell>
        </table:table-row>
        <table:table-row table:style-name="ro1">
          <table:table-cell office:value-type="float" office:value="49" calcext:value-type="float">
            <text:p>49</text:p>
          </table:table-cell>
          <table:table-cell office:value-type="float" office:value="126" calcext:value-type="float">
            <text:p>126</text:p>
          </table:table-cell>
          <table:table-cell table:formula="of:=CONCATENATE(&quot;INSERT INTO AUDIO VALUES(&quot;;[.A49];&quot;,&quot;;[.B49];&quot;);&quot;)" office:value-type="string" office:string-value="INSERT INTO AUDIO VALUES(49,126);" calcext:value-type="string">
            <text:p>INSERT INTO AUDIO VALUES(49,126);</text:p>
          </table:table-cell>
        </table:table-row>
        <table:table-row table:style-name="ro1">
          <table:table-cell office:value-type="float" office:value="50" calcext:value-type="float">
            <text:p>50</text:p>
          </table:table-cell>
          <table:table-cell office:value-type="float" office:value="127" calcext:value-type="float">
            <text:p>127</text:p>
          </table:table-cell>
          <table:table-cell table:formula="of:=CONCATENATE(&quot;INSERT INTO AUDIO VALUES(&quot;;[.A50];&quot;,&quot;;[.B50];&quot;);&quot;)" office:value-type="string" office:string-value="INSERT INTO AUDIO VALUES(50,127);" calcext:value-type="string">
            <text:p>INSERT INTO AUDIO VALUES(50,127);</text:p>
          </table:table-cell>
        </table:table-row>
        <table:table-row table:style-name="ro1">
          <table:table-cell office:value-type="float" office:value="51" calcext:value-type="float">
            <text:p>51</text:p>
          </table:table-cell>
          <table:table-cell office:value-type="float" office:value="128" calcext:value-type="float">
            <text:p>128</text:p>
          </table:table-cell>
          <table:table-cell table:formula="of:=CONCATENATE(&quot;INSERT INTO AUDIO VALUES(&quot;;[.A51];&quot;,&quot;;[.B51];&quot;);&quot;)" office:value-type="string" office:string-value="INSERT INTO AUDIO VALUES(51,128);" calcext:value-type="string">
            <text:p>INSERT INTO AUDIO VALUES(51,128);</text:p>
          </table:table-cell>
        </table:table-row>
        <table:table-row table:style-name="ro1">
          <table:table-cell office:value-type="float" office:value="52" calcext:value-type="float">
            <text:p>52</text:p>
          </table:table-cell>
          <table:table-cell office:value-type="float" office:value="129" calcext:value-type="float">
            <text:p>129</text:p>
          </table:table-cell>
          <table:table-cell table:formula="of:=CONCATENATE(&quot;INSERT INTO AUDIO VALUES(&quot;;[.A52];&quot;,&quot;;[.B52];&quot;);&quot;)" office:value-type="string" office:string-value="INSERT INTO AUDIO VALUES(52,129);" calcext:value-type="string">
            <text:p>INSERT INTO AUDIO VALUES(52,129);</text:p>
          </table:table-cell>
        </table:table-row>
        <table:table-row table:style-name="ro1">
          <table:table-cell office:value-type="float" office:value="53" calcext:value-type="float">
            <text:p>53</text:p>
          </table:table-cell>
          <table:table-cell office:value-type="float" office:value="130" calcext:value-type="float">
            <text:p>130</text:p>
          </table:table-cell>
          <table:table-cell table:formula="of:=CONCATENATE(&quot;INSERT INTO AUDIO VALUES(&quot;;[.A53];&quot;,&quot;;[.B53];&quot;);&quot;)" office:value-type="string" office:string-value="INSERT INTO AUDIO VALUES(53,130);" calcext:value-type="string">
            <text:p>INSERT INTO AUDIO VALUES(53,130);</text:p>
          </table:table-cell>
        </table:table-row>
        <table:table-row table:style-name="ro1">
          <table:table-cell office:value-type="float" office:value="54" calcext:value-type="float">
            <text:p>54</text:p>
          </table:table-cell>
          <table:table-cell office:value-type="float" office:value="171" calcext:value-type="float">
            <text:p>171</text:p>
          </table:table-cell>
          <table:table-cell table:formula="of:=CONCATENATE(&quot;INSERT INTO AUDIO VALUES(&quot;;[.A54];&quot;,&quot;;[.B54];&quot;);&quot;)" office:value-type="string" office:string-value="INSERT INTO AUDIO VALUES(54,171);" calcext:value-type="string">
            <text:p>INSERT INTO AUDIO VALUES(54,171);</text:p>
          </table:table-cell>
        </table:table-row>
        <table:table-row table:style-name="ro1">
          <table:table-cell office:value-type="float" office:value="55" calcext:value-type="float">
            <text:p>55</text:p>
          </table:table-cell>
          <table:table-cell office:value-type="float" office:value="172" calcext:value-type="float">
            <text:p>172</text:p>
          </table:table-cell>
          <table:table-cell table:formula="of:=CONCATENATE(&quot;INSERT INTO AUDIO VALUES(&quot;;[.A55];&quot;,&quot;;[.B55];&quot;);&quot;)" office:value-type="string" office:string-value="INSERT INTO AUDIO VALUES(55,172);" calcext:value-type="string">
            <text:p>INSERT INTO AUDIO VALUES(55,172);</text:p>
          </table:table-cell>
        </table:table-row>
        <table:table-row table:style-name="ro1">
          <table:table-cell office:value-type="float" office:value="56" calcext:value-type="float">
            <text:p>56</text:p>
          </table:table-cell>
          <table:table-cell office:value-type="float" office:value="173" calcext:value-type="float">
            <text:p>173</text:p>
          </table:table-cell>
          <table:table-cell table:formula="of:=CONCATENATE(&quot;INSERT INTO AUDIO VALUES(&quot;;[.A56];&quot;,&quot;;[.B56];&quot;);&quot;)" office:value-type="string" office:string-value="INSERT INTO AUDIO VALUES(56,173);" calcext:value-type="string">
            <text:p>INSERT INTO AUDIO VALUES(56,173);</text:p>
          </table:table-cell>
        </table:table-row>
        <table:table-row table:style-name="ro1">
          <table:table-cell office:value-type="float" office:value="57" calcext:value-type="float">
            <text:p>57</text:p>
          </table:table-cell>
          <table:table-cell office:value-type="float" office:value="174" calcext:value-type="float">
            <text:p>174</text:p>
          </table:table-cell>
          <table:table-cell table:formula="of:=CONCATENATE(&quot;INSERT INTO AUDIO VALUES(&quot;;[.A57];&quot;,&quot;;[.B57];&quot;);&quot;)" office:value-type="string" office:string-value="INSERT INTO AUDIO VALUES(57,174);" calcext:value-type="string">
            <text:p>INSERT INTO AUDIO VALUES(57,174);</text:p>
          </table:table-cell>
        </table:table-row>
        <table:table-row table:style-name="ro1">
          <table:table-cell office:value-type="float" office:value="58" calcext:value-type="float">
            <text:p>58</text:p>
          </table:table-cell>
          <table:table-cell office:value-type="float" office:value="175" calcext:value-type="float">
            <text:p>175</text:p>
          </table:table-cell>
          <table:table-cell table:formula="of:=CONCATENATE(&quot;INSERT INTO AUDIO VALUES(&quot;;[.A58];&quot;,&quot;;[.B58];&quot;);&quot;)" office:value-type="string" office:string-value="INSERT INTO AUDIO VALUES(58,175);" calcext:value-type="string">
            <text:p>INSERT INTO AUDIO VALUES(58,175);</text:p>
          </table:table-cell>
        </table:table-row>
        <table:table-row table:style-name="ro1">
          <table:table-cell office:value-type="float" office:value="59" calcext:value-type="float">
            <text:p>59</text:p>
          </table:table-cell>
          <table:table-cell office:value-type="float" office:value="176" calcext:value-type="float">
            <text:p>176</text:p>
          </table:table-cell>
          <table:table-cell table:formula="of:=CONCATENATE(&quot;INSERT INTO AUDIO VALUES(&quot;;[.A59];&quot;,&quot;;[.B59];&quot;);&quot;)" office:value-type="string" office:string-value="INSERT INTO AUDIO VALUES(59,176);" calcext:value-type="string">
            <text:p>INSERT INTO AUDIO VALUES(59,176);</text:p>
          </table:table-cell>
        </table:table-row>
        <table:table-row table:style-name="ro1">
          <table:table-cell office:value-type="float" office:value="60" calcext:value-type="float">
            <text:p>60</text:p>
          </table:table-cell>
          <table:table-cell office:value-type="float" office:value="177" calcext:value-type="float">
            <text:p>177</text:p>
          </table:table-cell>
          <table:table-cell table:formula="of:=CONCATENATE(&quot;INSERT INTO AUDIO VALUES(&quot;;[.A60];&quot;,&quot;;[.B60];&quot;);&quot;)" office:value-type="string" office:string-value="INSERT INTO AUDIO VALUES(60,177);" calcext:value-type="string">
            <text:p>INSERT INTO AUDIO VALUES(60,177);</text:p>
          </table:table-cell>
        </table:table-row>
        <table:table-row table:style-name="ro1">
          <table:table-cell office:value-type="float" office:value="61" calcext:value-type="float">
            <text:p>61</text:p>
          </table:table-cell>
          <table:table-cell office:value-type="float" office:value="178" calcext:value-type="float">
            <text:p>178</text:p>
          </table:table-cell>
          <table:table-cell table:formula="of:=CONCATENATE(&quot;INSERT INTO AUDIO VALUES(&quot;;[.A61];&quot;,&quot;;[.B61];&quot;);&quot;)" office:value-type="string" office:string-value="INSERT INTO AUDIO VALUES(61,178);" calcext:value-type="string">
            <text:p>INSERT INTO AUDIO VALUES(61,178);</text:p>
          </table:table-cell>
        </table:table-row>
        <table:table-row table:style-name="ro1">
          <table:table-cell office:value-type="float" office:value="62" calcext:value-type="float">
            <text:p>62</text:p>
          </table:table-cell>
          <table:table-cell office:value-type="float" office:value="179" calcext:value-type="float">
            <text:p>179</text:p>
          </table:table-cell>
          <table:table-cell table:formula="of:=CONCATENATE(&quot;INSERT INTO AUDIO VALUES(&quot;;[.A62];&quot;,&quot;;[.B62];&quot;);&quot;)" office:value-type="string" office:string-value="INSERT INTO AUDIO VALUES(62,179);" calcext:value-type="string">
            <text:p>INSERT INTO AUDIO VALUES(62,179);</text:p>
          </table:table-cell>
        </table:table-row>
        <table:table-row table:style-name="ro1">
          <table:table-cell office:value-type="float" office:value="63" calcext:value-type="float">
            <text:p>63</text:p>
          </table:table-cell>
          <table:table-cell office:value-type="float" office:value="180" calcext:value-type="float">
            <text:p>180</text:p>
          </table:table-cell>
          <table:table-cell table:formula="of:=CONCATENATE(&quot;INSERT INTO AUDIO VALUES(&quot;;[.A63];&quot;,&quot;;[.B63];&quot;);&quot;)" office:value-type="string" office:string-value="INSERT INTO AUDIO VALUES(63,180);" calcext:value-type="string">
            <text:p>INSERT INTO AUDIO VALUES(63,180);</text:p>
          </table:table-cell>
        </table:table-row>
        <table:table-row table:style-name="ro1">
          <table:table-cell office:value-type="float" office:value="64" calcext:value-type="float">
            <text:p>64</text:p>
          </table:table-cell>
          <table:table-cell office:value-type="float" office:value="212" calcext:value-type="float">
            <text:p>212</text:p>
          </table:table-cell>
          <table:table-cell table:formula="of:=CONCATENATE(&quot;INSERT INTO AUDIO VALUES(&quot;;[.A64];&quot;,&quot;;[.B64];&quot;);&quot;)" office:value-type="string" office:string-value="INSERT INTO AUDIO VALUES(64,212);" calcext:value-type="string">
            <text:p>INSERT INTO AUDIO VALUES(64,212);</text:p>
          </table:table-cell>
        </table:table-row>
        <table:table-row table:style-name="ro1">
          <table:table-cell office:value-type="float" office:value="65" calcext:value-type="float">
            <text:p>65</text:p>
          </table:table-cell>
          <table:table-cell office:value-type="float" office:value="213" calcext:value-type="float">
            <text:p>213</text:p>
          </table:table-cell>
          <table:table-cell table:formula="of:=CONCATENATE(&quot;INSERT INTO AUDIO VALUES(&quot;;[.A65];&quot;,&quot;;[.B65];&quot;);&quot;)" office:value-type="string" office:string-value="INSERT INTO AUDIO VALUES(65,213);" calcext:value-type="string">
            <text:p>INSERT INTO AUDIO VALUES(65,213);</text:p>
          </table:table-cell>
        </table:table-row>
        <table:table-row table:style-name="ro1">
          <table:table-cell office:value-type="float" office:value="66" calcext:value-type="float">
            <text:p>66</text:p>
          </table:table-cell>
          <table:table-cell office:value-type="float" office:value="214" calcext:value-type="float">
            <text:p>214</text:p>
          </table:table-cell>
          <table:table-cell table:formula="of:=CONCATENATE(&quot;INSERT INTO AUDIO VALUES(&quot;;[.A66];&quot;,&quot;;[.B66];&quot;);&quot;)" office:value-type="string" office:string-value="INSERT INTO AUDIO VALUES(66,214);" calcext:value-type="string">
            <text:p>INSERT INTO AUDIO VALUES(66,214);</text:p>
          </table:table-cell>
        </table:table-row>
        <table:table-row table:style-name="ro1">
          <table:table-cell office:value-type="float" office:value="67" calcext:value-type="float">
            <text:p>67</text:p>
          </table:table-cell>
          <table:table-cell office:value-type="float" office:value="215" calcext:value-type="float">
            <text:p>215</text:p>
          </table:table-cell>
          <table:table-cell table:formula="of:=CONCATENATE(&quot;INSERT INTO AUDIO VALUES(&quot;;[.A67];&quot;,&quot;;[.B67];&quot;);&quot;)" office:value-type="string" office:string-value="INSERT INTO AUDIO VALUES(67,215);" calcext:value-type="string">
            <text:p>INSERT INTO AUDIO VALUES(67,215);</text:p>
          </table:table-cell>
        </table:table-row>
        <table:table-row table:style-name="ro1">
          <table:table-cell office:value-type="float" office:value="68" calcext:value-type="float">
            <text:p>68</text:p>
          </table:table-cell>
          <table:table-cell office:value-type="float" office:value="216" calcext:value-type="float">
            <text:p>216</text:p>
          </table:table-cell>
          <table:table-cell table:formula="of:=CONCATENATE(&quot;INSERT INTO AUDIO VALUES(&quot;;[.A68];&quot;,&quot;;[.B68];&quot;);&quot;)" office:value-type="string" office:string-value="INSERT INTO AUDIO VALUES(68,216);" calcext:value-type="string">
            <text:p>INSERT INTO AUDIO VALUES(68,216);</text:p>
          </table:table-cell>
        </table:table-row>
        <table:table-row table:style-name="ro1">
          <table:table-cell office:value-type="float" office:value="69" calcext:value-type="float">
            <text:p>69</text:p>
          </table:table-cell>
          <table:table-cell office:value-type="float" office:value="217" calcext:value-type="float">
            <text:p>217</text:p>
          </table:table-cell>
          <table:table-cell table:formula="of:=CONCATENATE(&quot;INSERT INTO AUDIO VALUES(&quot;;[.A69];&quot;,&quot;;[.B69];&quot;);&quot;)" office:value-type="string" office:string-value="INSERT INTO AUDIO VALUES(69,217);" calcext:value-type="string">
            <text:p>INSERT INTO AUDIO VALUES(69,217);</text:p>
          </table:table-cell>
        </table:table-row>
        <table:table-row table:style-name="ro1">
          <table:table-cell office:value-type="float" office:value="70" calcext:value-type="float">
            <text:p>70</text:p>
          </table:table-cell>
          <table:table-cell office:value-type="float" office:value="218" calcext:value-type="float">
            <text:p>218</text:p>
          </table:table-cell>
          <table:table-cell table:formula="of:=CONCATENATE(&quot;INSERT INTO AUDIO VALUES(&quot;;[.A70];&quot;,&quot;;[.B70];&quot;);&quot;)" office:value-type="string" office:string-value="INSERT INTO AUDIO VALUES(70,218);" calcext:value-type="string">
            <text:p>INSERT INTO AUDIO VALUES(70,218);</text:p>
          </table:table-cell>
        </table:table-row>
        <table:table-row table:style-name="ro1">
          <table:table-cell office:value-type="float" office:value="71" calcext:value-type="float">
            <text:p>71</text:p>
          </table:table-cell>
          <table:table-cell office:value-type="float" office:value="219" calcext:value-type="float">
            <text:p>219</text:p>
          </table:table-cell>
          <table:table-cell table:formula="of:=CONCATENATE(&quot;INSERT INTO AUDIO VALUES(&quot;;[.A71];&quot;,&quot;;[.B71];&quot;);&quot;)" office:value-type="string" office:string-value="INSERT INTO AUDIO VALUES(71,219);" calcext:value-type="string">
            <text:p>INSERT INTO AUDIO VALUES(71,219);</text:p>
          </table:table-cell>
        </table:table-row>
        <table:table-row table:style-name="ro1">
          <table:table-cell office:value-type="float" office:value="72" calcext:value-type="float">
            <text:p>72</text:p>
          </table:table-cell>
          <table:table-cell office:value-type="float" office:value="220" calcext:value-type="float">
            <text:p>220</text:p>
          </table:table-cell>
          <table:table-cell table:formula="of:=CONCATENATE(&quot;INSERT INTO AUDIO VALUES(&quot;;[.A72];&quot;,&quot;;[.B72];&quot;);&quot;)" office:value-type="string" office:string-value="INSERT INTO AUDIO VALUES(72,220);" calcext:value-type="string">
            <text:p>INSERT INTO AUDIO VALUES(72,220);</text:p>
          </table:table-cell>
        </table:table-row>
        <table:table-row table:style-name="ro1">
          <table:table-cell office:value-type="float" office:value="73" calcext:value-type="float">
            <text:p>73</text:p>
          </table:table-cell>
          <table:table-cell office:value-type="float" office:value="221" calcext:value-type="float">
            <text:p>221</text:p>
          </table:table-cell>
          <table:table-cell table:formula="of:=CONCATENATE(&quot;INSERT INTO AUDIO VALUES(&quot;;[.A73];&quot;,&quot;;[.B73];&quot;);&quot;)" office:value-type="string" office:string-value="INSERT INTO AUDIO VALUES(73,221);" calcext:value-type="string">
            <text:p>INSERT INTO AUDIO VALUES(73,221);</text:p>
          </table:table-cell>
        </table:table-row>
        <table:table-row table:style-name="ro1">
          <table:table-cell office:value-type="float" office:value="74" calcext:value-type="float">
            <text:p>74</text:p>
          </table:table-cell>
          <table:table-cell office:value-type="float" office:value="222" calcext:value-type="float">
            <text:p>222</text:p>
          </table:table-cell>
          <table:table-cell table:formula="of:=CONCATENATE(&quot;INSERT INTO AUDIO VALUES(&quot;;[.A74];&quot;,&quot;;[.B74];&quot;);&quot;)" office:value-type="string" office:string-value="INSERT INTO AUDIO VALUES(74,222);" calcext:value-type="string">
            <text:p>INSERT INTO AUDIO VALUES(74,222);</text:p>
          </table:table-cell>
        </table:table-row>
        <table:table-row table:style-name="ro1">
          <table:table-cell office:value-type="float" office:value="75" calcext:value-type="float">
            <text:p>75</text:p>
          </table:table-cell>
          <table:table-cell office:value-type="float" office:value="251" calcext:value-type="float">
            <text:p>251</text:p>
          </table:table-cell>
          <table:table-cell table:formula="of:=CONCATENATE(&quot;INSERT INTO AUDIO VALUES(&quot;;[.A75];&quot;,&quot;;[.B75];&quot;);&quot;)" office:value-type="string" office:string-value="INSERT INTO AUDIO VALUES(75,251);" calcext:value-type="string">
            <text:p>INSERT INTO AUDIO VALUES(75,251);</text:p>
          </table:table-cell>
        </table:table-row>
        <table:table-row table:style-name="ro1">
          <table:table-cell office:value-type="float" office:value="76" calcext:value-type="float">
            <text:p>76</text:p>
          </table:table-cell>
          <table:table-cell office:value-type="float" office:value="252" calcext:value-type="float">
            <text:p>252</text:p>
          </table:table-cell>
          <table:table-cell table:formula="of:=CONCATENATE(&quot;INSERT INTO AUDIO VALUES(&quot;;[.A76];&quot;,&quot;;[.B76];&quot;);&quot;)" office:value-type="string" office:string-value="INSERT INTO AUDIO VALUES(76,252);" calcext:value-type="string">
            <text:p>INSERT INTO AUDIO VALUES(76,252);</text:p>
          </table:table-cell>
        </table:table-row>
        <table:table-row table:style-name="ro1">
          <table:table-cell office:value-type="float" office:value="77" calcext:value-type="float">
            <text:p>77</text:p>
          </table:table-cell>
          <table:table-cell office:value-type="float" office:value="253" calcext:value-type="float">
            <text:p>253</text:p>
          </table:table-cell>
          <table:table-cell table:formula="of:=CONCATENATE(&quot;INSERT INTO AUDIO VALUES(&quot;;[.A77];&quot;,&quot;;[.B77];&quot;);&quot;)" office:value-type="string" office:string-value="INSERT INTO AUDIO VALUES(77,253);" calcext:value-type="string">
            <text:p>INSERT INTO AUDIO VALUES(77,253);</text:p>
          </table:table-cell>
        </table:table-row>
        <table:table-row table:style-name="ro1">
          <table:table-cell office:value-type="float" office:value="78" calcext:value-type="float">
            <text:p>78</text:p>
          </table:table-cell>
          <table:table-cell office:value-type="float" office:value="254" calcext:value-type="float">
            <text:p>254</text:p>
          </table:table-cell>
          <table:table-cell table:formula="of:=CONCATENATE(&quot;INSERT INTO AUDIO VALUES(&quot;;[.A78];&quot;,&quot;;[.B78];&quot;);&quot;)" office:value-type="string" office:string-value="INSERT INTO AUDIO VALUES(78,254);" calcext:value-type="string">
            <text:p>INSERT INTO AUDIO VALUES(78,254);</text:p>
          </table:table-cell>
        </table:table-row>
        <table:table-row table:style-name="ro1">
          <table:table-cell office:value-type="float" office:value="79" calcext:value-type="float">
            <text:p>79</text:p>
          </table:table-cell>
          <table:table-cell office:value-type="float" office:value="255" calcext:value-type="float">
            <text:p>255</text:p>
          </table:table-cell>
          <table:table-cell table:formula="of:=CONCATENATE(&quot;INSERT INTO AUDIO VALUES(&quot;;[.A79];&quot;,&quot;;[.B79];&quot;);&quot;)" office:value-type="string" office:string-value="INSERT INTO AUDIO VALUES(79,255);" calcext:value-type="string">
            <text:p>INSERT INTO AUDIO VALUES(79,255);</text:p>
          </table:table-cell>
        </table:table-row>
        <table:table-row table:style-name="ro1">
          <table:table-cell office:value-type="float" office:value="80" calcext:value-type="float">
            <text:p>80</text:p>
          </table:table-cell>
          <table:table-cell office:value-type="float" office:value="256" calcext:value-type="float">
            <text:p>256</text:p>
          </table:table-cell>
          <table:table-cell table:formula="of:=CONCATENATE(&quot;INSERT INTO AUDIO VALUES(&quot;;[.A80];&quot;,&quot;;[.B80];&quot;);&quot;)" office:value-type="string" office:string-value="INSERT INTO AUDIO VALUES(80,256);" calcext:value-type="string">
            <text:p>INSERT INTO AUDIO VALUES(80,256);</text:p>
          </table:table-cell>
        </table:table-row>
        <table:table-row table:style-name="ro1">
          <table:table-cell office:value-type="float" office:value="81" calcext:value-type="float">
            <text:p>81</text:p>
          </table:table-cell>
          <table:table-cell office:value-type="float" office:value="257" calcext:value-type="float">
            <text:p>257</text:p>
          </table:table-cell>
          <table:table-cell table:formula="of:=CONCATENATE(&quot;INSERT INTO AUDIO VALUES(&quot;;[.A81];&quot;,&quot;;[.B81];&quot;);&quot;)" office:value-type="string" office:string-value="INSERT INTO AUDIO VALUES(81,257);" calcext:value-type="string">
            <text:p>INSERT INTO AUDIO VALUES(81,257);</text:p>
          </table:table-cell>
        </table:table-row>
        <table:table-row table:style-name="ro1">
          <table:table-cell office:value-type="float" office:value="82" calcext:value-type="float">
            <text:p>82</text:p>
          </table:table-cell>
          <table:table-cell office:value-type="float" office:value="258" calcext:value-type="float">
            <text:p>258</text:p>
          </table:table-cell>
          <table:table-cell table:formula="of:=CONCATENATE(&quot;INSERT INTO AUDIO VALUES(&quot;;[.A82];&quot;,&quot;;[.B82];&quot;);&quot;)" office:value-type="string" office:string-value="INSERT INTO AUDIO VALUES(82,258);" calcext:value-type="string">
            <text:p>INSERT INTO AUDIO VALUES(82,258);</text:p>
          </table:table-cell>
        </table:table-row>
        <table:table-row table:style-name="ro1">
          <table:table-cell office:value-type="float" office:value="83" calcext:value-type="float">
            <text:p>83</text:p>
          </table:table-cell>
          <table:table-cell office:value-type="float" office:value="259" calcext:value-type="float">
            <text:p>259</text:p>
          </table:table-cell>
          <table:table-cell table:formula="of:=CONCATENATE(&quot;INSERT INTO AUDIO VALUES(&quot;;[.A83];&quot;,&quot;;[.B83];&quot;);&quot;)" office:value-type="string" office:string-value="INSERT INTO AUDIO VALUES(83,259);" calcext:value-type="string">
            <text:p>INSERT INTO AUDIO VALUES(83,259);</text:p>
          </table:table-cell>
        </table:table-row>
        <table:table-row table:style-name="ro1">
          <table:table-cell office:value-type="float" office:value="84" calcext:value-type="float">
            <text:p>84</text:p>
          </table:table-cell>
          <table:table-cell office:value-type="float" office:value="260" calcext:value-type="float">
            <text:p>260</text:p>
          </table:table-cell>
          <table:table-cell table:formula="of:=CONCATENATE(&quot;INSERT INTO AUDIO VALUES(&quot;;[.A84];&quot;,&quot;;[.B84];&quot;);&quot;)" office:value-type="string" office:string-value="INSERT INTO AUDIO VALUES(84,260);" calcext:value-type="string">
            <text:p>INSERT INTO AUDIO VALUES(84,260);</text:p>
          </table:table-cell>
        </table:table-row>
        <table:table-row table:style-name="ro1">
          <table:table-cell office:value-type="float" office:value="85" calcext:value-type="float">
            <text:p>85</text:p>
          </table:table-cell>
          <table:table-cell office:value-type="float" office:value="261" calcext:value-type="float">
            <text:p>261</text:p>
          </table:table-cell>
          <table:table-cell table:formula="of:=CONCATENATE(&quot;INSERT INTO AUDIO VALUES(&quot;;[.A85];&quot;,&quot;;[.B85];&quot;);&quot;)" office:value-type="string" office:string-value="INSERT INTO AUDIO VALUES(85,261);" calcext:value-type="string">
            <text:p>INSERT INTO AUDIO VALUES(85,261);</text:p>
          </table:table-cell>
        </table:table-row>
        <table:table-row table:style-name="ro1">
          <table:table-cell office:value-type="float" office:value="86" calcext:value-type="float">
            <text:p>86</text:p>
          </table:table-cell>
          <table:table-cell office:value-type="float" office:value="262" calcext:value-type="float">
            <text:p>262</text:p>
          </table:table-cell>
          <table:table-cell table:formula="of:=CONCATENATE(&quot;INSERT INTO AUDIO VALUES(&quot;;[.A86];&quot;,&quot;;[.B86];&quot;);&quot;)" office:value-type="string" office:string-value="INSERT INTO AUDIO VALUES(86,262);" calcext:value-type="string">
            <text:p>INSERT INTO AUDIO VALUES(86,262);</text:p>
          </table:table-cell>
        </table:table-row>
        <table:table-row table:style-name="ro1">
          <table:table-cell office:value-type="float" office:value="87" calcext:value-type="float">
            <text:p>87</text:p>
          </table:table-cell>
          <table:table-cell office:value-type="float" office:value="263" calcext:value-type="float">
            <text:p>263</text:p>
          </table:table-cell>
          <table:table-cell table:formula="of:=CONCATENATE(&quot;INSERT INTO AUDIO VALUES(&quot;;[.A87];&quot;,&quot;;[.B87];&quot;);&quot;)" office:value-type="string" office:string-value="INSERT INTO AUDIO VALUES(87,263);" calcext:value-type="string">
            <text:p>INSERT INTO AUDIO VALUES(87,263);</text:p>
          </table:table-cell>
        </table:table-row>
        <table:table-row table:style-name="ro1">
          <table:table-cell office:value-type="float" office:value="88" calcext:value-type="float">
            <text:p>88</text:p>
          </table:table-cell>
          <table:table-cell office:value-type="float" office:value="264" calcext:value-type="float">
            <text:p>264</text:p>
          </table:table-cell>
          <table:table-cell table:formula="of:=CONCATENATE(&quot;INSERT INTO AUDIO VALUES(&quot;;[.A88];&quot;,&quot;;[.B88];&quot;);&quot;)" office:value-type="string" office:string-value="INSERT INTO AUDIO VALUES(88,264);" calcext:value-type="string">
            <text:p>INSERT INTO AUDIO VALUES(88,264);</text:p>
          </table:table-cell>
        </table:table-row>
        <table:table-row table:style-name="ro1">
          <table:table-cell office:value-type="float" office:value="89" calcext:value-type="float">
            <text:p>89</text:p>
          </table:table-cell>
          <table:table-cell office:value-type="float" office:value="265" calcext:value-type="float">
            <text:p>265</text:p>
          </table:table-cell>
          <table:table-cell table:formula="of:=CONCATENATE(&quot;INSERT INTO AUDIO VALUES(&quot;;[.A89];&quot;,&quot;;[.B89];&quot;);&quot;)" office:value-type="string" office:string-value="INSERT INTO AUDIO VALUES(89,265);" calcext:value-type="string">
            <text:p>INSERT INTO AUDIO VALUES(89,265);</text:p>
          </table:table-cell>
        </table:table-row>
        <table:table-row table:style-name="ro1">
          <table:table-cell office:value-type="float" office:value="90" calcext:value-type="float">
            <text:p>90</text:p>
          </table:table-cell>
          <table:table-cell office:value-type="float" office:value="266" calcext:value-type="float">
            <text:p>266</text:p>
          </table:table-cell>
          <table:table-cell table:formula="of:=CONCATENATE(&quot;INSERT INTO AUDIO VALUES(&quot;;[.A90];&quot;,&quot;;[.B90];&quot;);&quot;)" office:value-type="string" office:string-value="INSERT INTO AUDIO VALUES(90,266);" calcext:value-type="string">
            <text:p>INSERT INTO AUDIO VALUES(90,266);</text:p>
          </table:table-cell>
        </table:table-row>
        <table:table-row table:style-name="ro1">
          <table:table-cell office:value-type="float" office:value="91" calcext:value-type="float">
            <text:p>91</text:p>
          </table:table-cell>
          <table:table-cell office:value-type="float" office:value="267" calcext:value-type="float">
            <text:p>267</text:p>
          </table:table-cell>
          <table:table-cell table:formula="of:=CONCATENATE(&quot;INSERT INTO AUDIO VALUES(&quot;;[.A91];&quot;,&quot;;[.B91];&quot;);&quot;)" office:value-type="string" office:string-value="INSERT INTO AUDIO VALUES(91,267);" calcext:value-type="string">
            <text:p>INSERT INTO AUDIO VALUES(91,267);</text:p>
          </table:table-cell>
        </table:table-row>
        <table:table-row table:style-name="ro1">
          <table:table-cell office:value-type="float" office:value="92" calcext:value-type="float">
            <text:p>92</text:p>
          </table:table-cell>
          <table:table-cell office:value-type="float" office:value="268" calcext:value-type="float">
            <text:p>268</text:p>
          </table:table-cell>
          <table:table-cell table:formula="of:=CONCATENATE(&quot;INSERT INTO AUDIO VALUES(&quot;;[.A92];&quot;,&quot;;[.B92];&quot;);&quot;)" office:value-type="string" office:string-value="INSERT INTO AUDIO VALUES(92,268);" calcext:value-type="string">
            <text:p>INSERT INTO AUDIO VALUES(92,268);</text:p>
          </table:table-cell>
        </table:table-row>
        <table:table-row table:style-name="ro1">
          <table:table-cell office:value-type="float" office:value="93" calcext:value-type="float">
            <text:p>93</text:p>
          </table:table-cell>
          <table:table-cell office:value-type="float" office:value="269" calcext:value-type="float">
            <text:p>269</text:p>
          </table:table-cell>
          <table:table-cell table:formula="of:=CONCATENATE(&quot;INSERT INTO AUDIO VALUES(&quot;;[.A93];&quot;,&quot;;[.B93];&quot;);&quot;)" office:value-type="string" office:string-value="INSERT INTO AUDIO VALUES(93,269);" calcext:value-type="string">
            <text:p>INSERT INTO AUDIO VALUES(93,269);</text:p>
          </table:table-cell>
        </table:table-row>
        <table:table-row table:style-name="ro1">
          <table:table-cell office:value-type="float" office:value="94" calcext:value-type="float">
            <text:p>94</text:p>
          </table:table-cell>
          <table:table-cell office:value-type="float" office:value="270" calcext:value-type="float">
            <text:p>270</text:p>
          </table:table-cell>
          <table:table-cell table:formula="of:=CONCATENATE(&quot;INSERT INTO AUDIO VALUES(&quot;;[.A94];&quot;,&quot;;[.B94];&quot;);&quot;)" office:value-type="string" office:string-value="INSERT INTO AUDIO VALUES(94,270);" calcext:value-type="string">
            <text:p>INSERT INTO AUDIO VALUES(94,270);</text:p>
          </table:table-cell>
        </table:table-row>
        <table:table-row table:style-name="ro1">
          <table:table-cell office:value-type="float" office:value="95" calcext:value-type="float">
            <text:p>95</text:p>
          </table:table-cell>
          <table:table-cell office:value-type="float" office:value="271" calcext:value-type="float">
            <text:p>271</text:p>
          </table:table-cell>
          <table:table-cell table:formula="of:=CONCATENATE(&quot;INSERT INTO AUDIO VALUES(&quot;;[.A95];&quot;,&quot;;[.B95];&quot;);&quot;)" office:value-type="string" office:string-value="INSERT INTO AUDIO VALUES(95,271);" calcext:value-type="string">
            <text:p>INSERT INTO AUDIO VALUES(95,271);</text:p>
          </table:table-cell>
        </table:table-row>
        <table:table-row table:style-name="ro1">
          <table:table-cell office:value-type="float" office:value="96" calcext:value-type="float">
            <text:p>96</text:p>
          </table:table-cell>
          <table:table-cell office:value-type="float" office:value="272" calcext:value-type="float">
            <text:p>272</text:p>
          </table:table-cell>
          <table:table-cell table:formula="of:=CONCATENATE(&quot;INSERT INTO AUDIO VALUES(&quot;;[.A96];&quot;,&quot;;[.B96];&quot;);&quot;)" office:value-type="string" office:string-value="INSERT INTO AUDIO VALUES(96,272);" calcext:value-type="string">
            <text:p>INSERT INTO AUDIO VALUES(96,272);</text:p>
          </table:table-cell>
        </table:table-row>
        <table:table-row table:style-name="ro1">
          <table:table-cell office:value-type="float" office:value="97" calcext:value-type="float">
            <text:p>97</text:p>
          </table:table-cell>
          <table:table-cell office:value-type="float" office:value="273" calcext:value-type="float">
            <text:p>273</text:p>
          </table:table-cell>
          <table:table-cell table:formula="of:=CONCATENATE(&quot;INSERT INTO AUDIO VALUES(&quot;;[.A97];&quot;,&quot;;[.B97];&quot;);&quot;)" office:value-type="string" office:string-value="INSERT INTO AUDIO VALUES(97,273);" calcext:value-type="string">
            <text:p>INSERT INTO AUDIO VALUES(97,273);</text:p>
          </table:table-cell>
        </table:table-row>
        <table:table-row table:style-name="ro1">
          <table:table-cell office:value-type="float" office:value="98" calcext:value-type="float">
            <text:p>98</text:p>
          </table:table-cell>
          <table:table-cell office:value-type="float" office:value="274" calcext:value-type="float">
            <text:p>274</text:p>
          </table:table-cell>
          <table:table-cell table:formula="of:=CONCATENATE(&quot;INSERT INTO AUDIO VALUES(&quot;;[.A98];&quot;,&quot;;[.B98];&quot;);&quot;)" office:value-type="string" office:string-value="INSERT INTO AUDIO VALUES(98,274);" calcext:value-type="string">
            <text:p>INSERT INTO AUDIO VALUES(98,274);</text:p>
          </table:table-cell>
        </table:table-row>
        <table:table-row table:style-name="ro1">
          <table:table-cell office:value-type="float" office:value="99" calcext:value-type="float">
            <text:p>99</text:p>
          </table:table-cell>
          <table:table-cell office:value-type="float" office:value="275" calcext:value-type="float">
            <text:p>275</text:p>
          </table:table-cell>
          <table:table-cell table:formula="of:=CONCATENATE(&quot;INSERT INTO AUDIO VALUES(&quot;;[.A99];&quot;,&quot;;[.B99];&quot;);&quot;)" office:value-type="string" office:string-value="INSERT INTO AUDIO VALUES(99,275);" calcext:value-type="string">
            <text:p>INSERT INTO AUDIO VALUES(99,275);</text:p>
          </table:table-cell>
        </table:table-row>
        <table:table-row table:style-name="ro1">
          <table:table-cell office:value-type="float" office:value="100" calcext:value-type="float">
            <text:p>100</text:p>
          </table:table-cell>
          <table:table-cell office:value-type="float" office:value="276" calcext:value-type="float">
            <text:p>276</text:p>
          </table:table-cell>
          <table:table-cell table:formula="of:=CONCATENATE(&quot;INSERT INTO AUDIO VALUES(&quot;;[.A100];&quot;,&quot;;[.B100];&quot;);&quot;)" office:value-type="string" office:string-value="INSERT INTO AUDIO VALUES(100,276);" calcext:value-type="string">
            <text:p>INSERT INTO AUDIO VALUES(100,276);</text:p>
          </table:table-cell>
        </table:table-row>
        <table:table-row table:style-name="ro1">
          <table:table-cell office:value-type="float" office:value="101" calcext:value-type="float">
            <text:p>101</text:p>
          </table:table-cell>
          <table:table-cell office:value-type="float" office:value="277" calcext:value-type="float">
            <text:p>277</text:p>
          </table:table-cell>
          <table:table-cell table:formula="of:=CONCATENATE(&quot;INSERT INTO AUDIO VALUES(&quot;;[.A101];&quot;,&quot;;[.B101];&quot;);&quot;)" office:value-type="string" office:string-value="INSERT INTO AUDIO VALUES(101,277);" calcext:value-type="string">
            <text:p>INSERT INTO AUDIO VALUES(101,277);</text:p>
          </table:table-cell>
        </table:table-row>
        <table:table-row table:style-name="ro1">
          <table:table-cell office:value-type="float" office:value="102" calcext:value-type="float">
            <text:p>102</text:p>
          </table:table-cell>
          <table:table-cell office:value-type="float" office:value="278" calcext:value-type="float">
            <text:p>278</text:p>
          </table:table-cell>
          <table:table-cell table:formula="of:=CONCATENATE(&quot;INSERT INTO AUDIO VALUES(&quot;;[.A102];&quot;,&quot;;[.B102];&quot;);&quot;)" office:value-type="string" office:string-value="INSERT INTO AUDIO VALUES(102,278);" calcext:value-type="string">
            <text:p>INSERT INTO AUDIO VALUES(102,278);</text:p>
          </table:table-cell>
        </table:table-row>
        <table:table-row table:style-name="ro1">
          <table:table-cell office:value-type="float" office:value="103" calcext:value-type="float">
            <text:p>103</text:p>
          </table:table-cell>
          <table:table-cell office:value-type="float" office:value="279" calcext:value-type="float">
            <text:p>279</text:p>
          </table:table-cell>
          <table:table-cell table:formula="of:=CONCATENATE(&quot;INSERT INTO AUDIO VALUES(&quot;;[.A103];&quot;,&quot;;[.B103];&quot;);&quot;)" office:value-type="string" office:string-value="INSERT INTO AUDIO VALUES(103,279);" calcext:value-type="string">
            <text:p>INSERT INTO AUDIO VALUES(103,279);</text:p>
          </table:table-cell>
        </table:table-row>
        <table:table-row table:style-name="ro1">
          <table:table-cell office:value-type="float" office:value="104" calcext:value-type="float">
            <text:p>104</text:p>
          </table:table-cell>
          <table:table-cell office:value-type="float" office:value="280" calcext:value-type="float">
            <text:p>280</text:p>
          </table:table-cell>
          <table:table-cell table:formula="of:=CONCATENATE(&quot;INSERT INTO AUDIO VALUES(&quot;;[.A104];&quot;,&quot;;[.B104];&quot;);&quot;)" office:value-type="string" office:string-value="INSERT INTO AUDIO VALUES(104,280);" calcext:value-type="string">
            <text:p>INSERT INTO AUDIO VALUES(104,280);</text:p>
          </table:table-cell>
        </table:table-row>
        <table:table-row table:style-name="ro1">
          <table:table-cell office:value-type="float" office:value="105" calcext:value-type="float">
            <text:p>105</text:p>
          </table:table-cell>
          <table:table-cell office:value-type="float" office:value="281" calcext:value-type="float">
            <text:p>281</text:p>
          </table:table-cell>
          <table:table-cell table:formula="of:=CONCATENATE(&quot;INSERT INTO AUDIO VALUES(&quot;;[.A105];&quot;,&quot;;[.B105];&quot;);&quot;)" office:value-type="string" office:string-value="INSERT INTO AUDIO VALUES(105,281);" calcext:value-type="string">
            <text:p>INSERT INTO AUDIO VALUES(105,281);</text:p>
          </table:table-cell>
        </table:table-row>
        <table:table-row table:style-name="ro1">
          <table:table-cell office:value-type="float" office:value="106" calcext:value-type="float">
            <text:p>106</text:p>
          </table:table-cell>
          <table:table-cell office:value-type="float" office:value="282" calcext:value-type="float">
            <text:p>282</text:p>
          </table:table-cell>
          <table:table-cell table:formula="of:=CONCATENATE(&quot;INSERT INTO AUDIO VALUES(&quot;;[.A106];&quot;,&quot;;[.B106];&quot;);&quot;)" office:value-type="string" office:string-value="INSERT INTO AUDIO VALUES(106,282);" calcext:value-type="string">
            <text:p>INSERT INTO AUDIO VALUES(106,282);</text:p>
          </table:table-cell>
        </table:table-row>
        <table:table-row table:style-name="ro1">
          <table:table-cell office:value-type="float" office:value="107" calcext:value-type="float">
            <text:p>107</text:p>
          </table:table-cell>
          <table:table-cell office:value-type="float" office:value="283" calcext:value-type="float">
            <text:p>283</text:p>
          </table:table-cell>
          <table:table-cell table:formula="of:=CONCATENATE(&quot;INSERT INTO AUDIO VALUES(&quot;;[.A107];&quot;,&quot;;[.B107];&quot;);&quot;)" office:value-type="string" office:string-value="INSERT INTO AUDIO VALUES(107,283);" calcext:value-type="string">
            <text:p>INSERT INTO AUDIO VALUES(107,283);</text:p>
          </table:table-cell>
        </table:table-row>
        <table:table-row table:style-name="ro1">
          <table:table-cell office:value-type="float" office:value="108" calcext:value-type="float">
            <text:p>108</text:p>
          </table:table-cell>
          <table:table-cell office:value-type="float" office:value="284" calcext:value-type="float">
            <text:p>284</text:p>
          </table:table-cell>
          <table:table-cell table:formula="of:=CONCATENATE(&quot;INSERT INTO AUDIO VALUES(&quot;;[.A108];&quot;,&quot;;[.B108];&quot;);&quot;)" office:value-type="string" office:string-value="INSERT INTO AUDIO VALUES(108,284);" calcext:value-type="string">
            <text:p>INSERT INTO AUDIO VALUES(108,284);</text:p>
          </table:table-cell>
        </table:table-row>
        <table:table-row table:style-name="ro1">
          <table:table-cell office:value-type="float" office:value="109" calcext:value-type="float">
            <text:p>109</text:p>
          </table:table-cell>
          <table:table-cell office:value-type="float" office:value="285" calcext:value-type="float">
            <text:p>285</text:p>
          </table:table-cell>
          <table:table-cell table:formula="of:=CONCATENATE(&quot;INSERT INTO AUDIO VALUES(&quot;;[.A109];&quot;,&quot;;[.B109];&quot;);&quot;)" office:value-type="string" office:string-value="INSERT INTO AUDIO VALUES(109,285);" calcext:value-type="string">
            <text:p>INSERT INTO AUDIO VALUES(109,285);</text:p>
          </table:table-cell>
        </table:table-row>
        <table:table-row table:style-name="ro1">
          <table:table-cell office:value-type="float" office:value="110" calcext:value-type="float">
            <text:p>110</text:p>
          </table:table-cell>
          <table:table-cell office:value-type="float" office:value="286" calcext:value-type="float">
            <text:p>286</text:p>
          </table:table-cell>
          <table:table-cell table:formula="of:=CONCATENATE(&quot;INSERT INTO AUDIO VALUES(&quot;;[.A110];&quot;,&quot;;[.B110];&quot;);&quot;)" office:value-type="string" office:string-value="INSERT INTO AUDIO VALUES(110,286);" calcext:value-type="string">
            <text:p>INSERT INTO AUDIO VALUES(110,286);</text:p>
          </table:table-cell>
        </table:table-row>
        <table:table-row table:style-name="ro1">
          <table:table-cell office:value-type="float" office:value="111" calcext:value-type="float">
            <text:p>111</text:p>
          </table:table-cell>
          <table:table-cell office:value-type="float" office:value="287" calcext:value-type="float">
            <text:p>287</text:p>
          </table:table-cell>
          <table:table-cell table:formula="of:=CONCATENATE(&quot;INSERT INTO AUDIO VALUES(&quot;;[.A111];&quot;,&quot;;[.B111];&quot;);&quot;)" office:value-type="string" office:string-value="INSERT INTO AUDIO VALUES(111,287);" calcext:value-type="string">
            <text:p>INSERT INTO AUDIO VALUES(111,287);</text:p>
          </table:table-cell>
        </table:table-row>
        <table:table-row table:style-name="ro1">
          <table:table-cell office:value-type="float" office:value="112" calcext:value-type="float">
            <text:p>112</text:p>
          </table:table-cell>
          <table:table-cell office:value-type="float" office:value="288" calcext:value-type="float">
            <text:p>288</text:p>
          </table:table-cell>
          <table:table-cell table:formula="of:=CONCATENATE(&quot;INSERT INTO AUDIO VALUES(&quot;;[.A112];&quot;,&quot;;[.B112];&quot;);&quot;)" office:value-type="string" office:string-value="INSERT INTO AUDIO VALUES(112,288);" calcext:value-type="string">
            <text:p>INSERT INTO AUDIO VALUES(112,288);</text:p>
          </table:table-cell>
        </table:table-row>
        <table:table-row table:style-name="ro1">
          <table:table-cell office:value-type="float" office:value="113" calcext:value-type="float">
            <text:p>113</text:p>
          </table:table-cell>
          <table:table-cell office:value-type="float" office:value="289" calcext:value-type="float">
            <text:p>289</text:p>
          </table:table-cell>
          <table:table-cell table:formula="of:=CONCATENATE(&quot;INSERT INTO AUDIO VALUES(&quot;;[.A113];&quot;,&quot;;[.B113];&quot;);&quot;)" office:value-type="string" office:string-value="INSERT INTO AUDIO VALUES(113,289);" calcext:value-type="string">
            <text:p>INSERT INTO AUDIO VALUES(113,289);</text:p>
          </table:table-cell>
        </table:table-row>
        <table:table-row table:style-name="ro1">
          <table:table-cell office:value-type="float" office:value="114" calcext:value-type="float">
            <text:p>114</text:p>
          </table:table-cell>
          <table:table-cell office:value-type="float" office:value="290" calcext:value-type="float">
            <text:p>290</text:p>
          </table:table-cell>
          <table:table-cell table:formula="of:=CONCATENATE(&quot;INSERT INTO AUDIO VALUES(&quot;;[.A114];&quot;,&quot;;[.B114];&quot;);&quot;)" office:value-type="string" office:string-value="INSERT INTO AUDIO VALUES(114,290);" calcext:value-type="string">
            <text:p>INSERT INTO AUDIO VALUES(114,290);</text:p>
          </table:table-cell>
        </table:table-row>
        <table:table-row table:style-name="ro1">
          <table:table-cell office:value-type="float" office:value="115" calcext:value-type="float">
            <text:p>115</text:p>
          </table:table-cell>
          <table:table-cell office:value-type="float" office:value="291" calcext:value-type="float">
            <text:p>291</text:p>
          </table:table-cell>
          <table:table-cell table:formula="of:=CONCATENATE(&quot;INSERT INTO AUDIO VALUES(&quot;;[.A115];&quot;,&quot;;[.B115];&quot;);&quot;)" office:value-type="string" office:string-value="INSERT INTO AUDIO VALUES(115,291);" calcext:value-type="string">
            <text:p>INSERT INTO AUDIO VALUES(115,291);</text:p>
          </table:table-cell>
        </table:table-row>
        <table:table-row table:style-name="ro1">
          <table:table-cell office:value-type="float" office:value="116" calcext:value-type="float">
            <text:p>116</text:p>
          </table:table-cell>
          <table:table-cell office:value-type="float" office:value="292" calcext:value-type="float">
            <text:p>292</text:p>
          </table:table-cell>
          <table:table-cell table:formula="of:=CONCATENATE(&quot;INSERT INTO AUDIO VALUES(&quot;;[.A116];&quot;,&quot;;[.B116];&quot;);&quot;)" office:value-type="string" office:string-value="INSERT INTO AUDIO VALUES(116,292);" calcext:value-type="string">
            <text:p>INSERT INTO AUDIO VALUES(116,292);</text:p>
          </table:table-cell>
        </table:table-row>
        <table:table-row table:style-name="ro1">
          <table:table-cell office:value-type="float" office:value="117" calcext:value-type="float">
            <text:p>117</text:p>
          </table:table-cell>
          <table:table-cell office:value-type="float" office:value="293" calcext:value-type="float">
            <text:p>293</text:p>
          </table:table-cell>
          <table:table-cell table:formula="of:=CONCATENATE(&quot;INSERT INTO AUDIO VALUES(&quot;;[.A117];&quot;,&quot;;[.B117];&quot;);&quot;)" office:value-type="string" office:string-value="INSERT INTO AUDIO VALUES(117,293);" calcext:value-type="string">
            <text:p>INSERT INTO AUDIO VALUES(117,293);</text:p>
          </table:table-cell>
        </table:table-row>
        <table:table-row table:style-name="ro1">
          <table:table-cell office:value-type="float" office:value="118" calcext:value-type="float">
            <text:p>118</text:p>
          </table:table-cell>
          <table:table-cell office:value-type="float" office:value="294" calcext:value-type="float">
            <text:p>294</text:p>
          </table:table-cell>
          <table:table-cell table:formula="of:=CONCATENATE(&quot;INSERT INTO AUDIO VALUES(&quot;;[.A118];&quot;,&quot;;[.B118];&quot;);&quot;)" office:value-type="string" office:string-value="INSERT INTO AUDIO VALUES(118,294);" calcext:value-type="string">
            <text:p>INSERT INTO AUDIO VALUES(118,294);</text:p>
          </table:table-cell>
        </table:table-row>
        <table:table-row table:style-name="ro1">
          <table:table-cell office:value-type="float" office:value="119" calcext:value-type="float">
            <text:p>119</text:p>
          </table:table-cell>
          <table:table-cell office:value-type="float" office:value="295" calcext:value-type="float">
            <text:p>295</text:p>
          </table:table-cell>
          <table:table-cell table:formula="of:=CONCATENATE(&quot;INSERT INTO AUDIO VALUES(&quot;;[.A119];&quot;,&quot;;[.B119];&quot;);&quot;)" office:value-type="string" office:string-value="INSERT INTO AUDIO VALUES(119,295);" calcext:value-type="string">
            <text:p>INSERT INTO AUDIO VALUES(119,295);</text:p>
          </table:table-cell>
        </table:table-row>
        <table:table-row table:style-name="ro1">
          <table:table-cell office:value-type="float" office:value="120" calcext:value-type="float">
            <text:p>120</text:p>
          </table:table-cell>
          <table:table-cell office:value-type="float" office:value="296" calcext:value-type="float">
            <text:p>296</text:p>
          </table:table-cell>
          <table:table-cell table:formula="of:=CONCATENATE(&quot;INSERT INTO AUDIO VALUES(&quot;;[.A120];&quot;,&quot;;[.B120];&quot;);&quot;)" office:value-type="string" office:string-value="INSERT INTO AUDIO VALUES(120,296);" calcext:value-type="string">
            <text:p>INSERT INTO AUDIO VALUES(120,296);</text:p>
          </table:table-cell>
        </table:table-row>
        <table:table-row table:style-name="ro1">
          <table:table-cell office:value-type="float" office:value="121" calcext:value-type="float">
            <text:p>121</text:p>
          </table:table-cell>
          <table:table-cell office:value-type="float" office:value="297" calcext:value-type="float">
            <text:p>297</text:p>
          </table:table-cell>
          <table:table-cell table:formula="of:=CONCATENATE(&quot;INSERT INTO AUDIO VALUES(&quot;;[.A121];&quot;,&quot;;[.B121];&quot;);&quot;)" office:value-type="string" office:string-value="INSERT INTO AUDIO VALUES(121,297);" calcext:value-type="string">
            <text:p>INSERT INTO AUDIO VALUES(121,297);</text:p>
          </table:table-cell>
        </table:table-row>
        <table:table-row table:style-name="ro1">
          <table:table-cell office:value-type="float" office:value="122" calcext:value-type="float">
            <text:p>122</text:p>
          </table:table-cell>
          <table:table-cell office:value-type="float" office:value="298" calcext:value-type="float">
            <text:p>298</text:p>
          </table:table-cell>
          <table:table-cell table:formula="of:=CONCATENATE(&quot;INSERT INTO AUDIO VALUES(&quot;;[.A122];&quot;,&quot;;[.B122];&quot;);&quot;)" office:value-type="string" office:string-value="INSERT INTO AUDIO VALUES(122,298);" calcext:value-type="string">
            <text:p>INSERT INTO AUDIO VALUES(122,298);</text:p>
          </table:table-cell>
        </table:table-row>
        <table:table-row table:style-name="ro1">
          <table:table-cell office:value-type="float" office:value="123" calcext:value-type="float">
            <text:p>123</text:p>
          </table:table-cell>
          <table:table-cell office:value-type="float" office:value="299" calcext:value-type="float">
            <text:p>299</text:p>
          </table:table-cell>
          <table:table-cell table:formula="of:=CONCATENATE(&quot;INSERT INTO AUDIO VALUES(&quot;;[.A123];&quot;,&quot;;[.B123];&quot;);&quot;)" office:value-type="string" office:string-value="INSERT INTO AUDIO VALUES(123,299);" calcext:value-type="string">
            <text:p>INSERT INTO AUDIO VALUES(123,299);</text:p>
          </table:table-cell>
        </table:table-row>
        <table:table-row table:style-name="ro1">
          <table:table-cell office:value-type="float" office:value="124" calcext:value-type="float">
            <text:p>124</text:p>
          </table:table-cell>
          <table:table-cell office:value-type="float" office:value="300" calcext:value-type="float">
            <text:p>300</text:p>
          </table:table-cell>
          <table:table-cell table:formula="of:=CONCATENATE(&quot;INSERT INTO AUDIO VALUES(&quot;;[.A124];&quot;,&quot;;[.B124];&quot;);&quot;)" office:value-type="string" office:string-value="INSERT INTO AUDIO VALUES(124,300);" calcext:value-type="string">
            <text:p>INSERT INTO AUDIO VALUES(124,300);</text:p>
          </table:table-cell>
        </table:table-row>
        <table:table-row table:style-name="ro1">
          <table:table-cell office:value-type="float" office:value="125" calcext:value-type="float">
            <text:p>125</text:p>
          </table:table-cell>
          <table:table-cell office:value-type="float" office:value="301" calcext:value-type="float">
            <text:p>301</text:p>
          </table:table-cell>
          <table:table-cell table:formula="of:=CONCATENATE(&quot;INSERT INTO AUDIO VALUES(&quot;;[.A125];&quot;,&quot;;[.B125];&quot;);&quot;)" office:value-type="string" office:string-value="INSERT INTO AUDIO VALUES(125,301);" calcext:value-type="string">
            <text:p>INSERT INTO AUDIO VALUES(125,301);</text:p>
          </table:table-cell>
        </table:table-row>
        <table:table-row table:style-name="ro1">
          <table:table-cell office:value-type="float" office:value="126" calcext:value-type="float">
            <text:p>126</text:p>
          </table:table-cell>
          <table:table-cell office:value-type="float" office:value="302" calcext:value-type="float">
            <text:p>302</text:p>
          </table:table-cell>
          <table:table-cell table:formula="of:=CONCATENATE(&quot;INSERT INTO AUDIO VALUES(&quot;;[.A126];&quot;,&quot;;[.B126];&quot;);&quot;)" office:value-type="string" office:string-value="INSERT INTO AUDIO VALUES(126,302);" calcext:value-type="string">
            <text:p>INSERT INTO AUDIO VALUES(126,302);</text:p>
          </table:table-cell>
        </table:table-row>
        <table:table-row table:style-name="ro1">
          <table:table-cell office:value-type="float" office:value="127" calcext:value-type="float">
            <text:p>127</text:p>
          </table:table-cell>
          <table:table-cell office:value-type="float" office:value="303" calcext:value-type="float">
            <text:p>303</text:p>
          </table:table-cell>
          <table:table-cell table:formula="of:=CONCATENATE(&quot;INSERT INTO AUDIO VALUES(&quot;;[.A127];&quot;,&quot;;[.B127];&quot;);&quot;)" office:value-type="string" office:string-value="INSERT INTO AUDIO VALUES(127,303);" calcext:value-type="string">
            <text:p>INSERT INTO AUDIO VALUES(127,303);</text:p>
          </table:table-cell>
        </table:table-row>
        <table:table-row table:style-name="ro1">
          <table:table-cell office:value-type="float" office:value="128" calcext:value-type="float">
            <text:p>128</text:p>
          </table:table-cell>
          <table:table-cell office:value-type="float" office:value="304" calcext:value-type="float">
            <text:p>304</text:p>
          </table:table-cell>
          <table:table-cell table:formula="of:=CONCATENATE(&quot;INSERT INTO AUDIO VALUES(&quot;;[.A128];&quot;,&quot;;[.B128];&quot;);&quot;)" office:value-type="string" office:string-value="INSERT INTO AUDIO VALUES(128,304);" calcext:value-type="string">
            <text:p>INSERT INTO AUDIO VALUES(128,304);</text:p>
          </table:table-cell>
        </table:table-row>
        <table:table-row table:style-name="ro1">
          <table:table-cell office:value-type="float" office:value="129" calcext:value-type="float">
            <text:p>129</text:p>
          </table:table-cell>
          <table:table-cell office:value-type="float" office:value="305" calcext:value-type="float">
            <text:p>305</text:p>
          </table:table-cell>
          <table:table-cell table:formula="of:=CONCATENATE(&quot;INSERT INTO AUDIO VALUES(&quot;;[.A129];&quot;,&quot;;[.B129];&quot;);&quot;)" office:value-type="string" office:string-value="INSERT INTO AUDIO VALUES(129,305);" calcext:value-type="string">
            <text:p>INSERT INTO AUDIO VALUES(129,305);</text:p>
          </table:table-cell>
        </table:table-row>
        <table:table-row table:style-name="ro1">
          <table:table-cell office:value-type="float" office:value="130" calcext:value-type="float">
            <text:p>130</text:p>
          </table:table-cell>
          <table:table-cell office:value-type="float" office:value="306" calcext:value-type="float">
            <text:p>306</text:p>
          </table:table-cell>
          <table:table-cell table:formula="of:=CONCATENATE(&quot;INSERT INTO AUDIO VALUES(&quot;;[.A130];&quot;,&quot;;[.B130];&quot;);&quot;)" office:value-type="string" office:string-value="INSERT INTO AUDIO VALUES(130,306);" calcext:value-type="string">
            <text:p>INSERT INTO AUDIO VALUES(130,306);</text:p>
          </table:table-cell>
        </table:table-row>
        <table:table-row table:style-name="ro1">
          <table:table-cell office:value-type="float" office:value="131" calcext:value-type="float">
            <text:p>131</text:p>
          </table:table-cell>
          <table:table-cell office:value-type="float" office:value="307" calcext:value-type="float">
            <text:p>307</text:p>
          </table:table-cell>
          <table:table-cell table:formula="of:=CONCATENATE(&quot;INSERT INTO AUDIO VALUES(&quot;;[.A131];&quot;,&quot;;[.B131];&quot;);&quot;)" office:value-type="string" office:string-value="INSERT INTO AUDIO VALUES(131,307);" calcext:value-type="string">
            <text:p>INSERT INTO AUDIO VALUES(131,307);</text:p>
          </table:table-cell>
        </table:table-row>
        <table:table-row table:style-name="ro1">
          <table:table-cell office:value-type="float" office:value="132" calcext:value-type="float">
            <text:p>132</text:p>
          </table:table-cell>
          <table:table-cell office:value-type="float" office:value="308" calcext:value-type="float">
            <text:p>308</text:p>
          </table:table-cell>
          <table:table-cell table:formula="of:=CONCATENATE(&quot;INSERT INTO AUDIO VALUES(&quot;;[.A132];&quot;,&quot;;[.B132];&quot;);&quot;)" office:value-type="string" office:string-value="INSERT INTO AUDIO VALUES(132,308);" calcext:value-type="string">
            <text:p>INSERT INTO AUDIO VALUES(132,308);</text:p>
          </table:table-cell>
        </table:table-row>
        <table:table-row table:style-name="ro1">
          <table:table-cell office:value-type="float" office:value="133" calcext:value-type="float">
            <text:p>133</text:p>
          </table:table-cell>
          <table:table-cell office:value-type="float" office:value="309" calcext:value-type="float">
            <text:p>309</text:p>
          </table:table-cell>
          <table:table-cell table:formula="of:=CONCATENATE(&quot;INSERT INTO AUDIO VALUES(&quot;;[.A133];&quot;,&quot;;[.B133];&quot;);&quot;)" office:value-type="string" office:string-value="INSERT INTO AUDIO VALUES(133,309);" calcext:value-type="string">
            <text:p>INSERT INTO AUDIO VALUES(133,309);</text:p>
          </table:table-cell>
        </table:table-row>
        <table:table-row table:style-name="ro1">
          <table:table-cell office:value-type="float" office:value="134" calcext:value-type="float">
            <text:p>134</text:p>
          </table:table-cell>
          <table:table-cell office:value-type="float" office:value="310" calcext:value-type="float">
            <text:p>310</text:p>
          </table:table-cell>
          <table:table-cell table:formula="of:=CONCATENATE(&quot;INSERT INTO AUDIO VALUES(&quot;;[.A134];&quot;,&quot;;[.B134];&quot;);&quot;)" office:value-type="string" office:string-value="INSERT INTO AUDIO VALUES(134,310);" calcext:value-type="string">
            <text:p>INSERT INTO AUDIO VALUES(134,310);</text:p>
          </table:table-cell>
        </table:table-row>
        <table:table-row table:style-name="ro1">
          <table:table-cell office:value-type="float" office:value="135" calcext:value-type="float">
            <text:p>135</text:p>
          </table:table-cell>
          <table:table-cell office:value-type="float" office:value="311" calcext:value-type="float">
            <text:p>311</text:p>
          </table:table-cell>
          <table:table-cell table:formula="of:=CONCATENATE(&quot;INSERT INTO AUDIO VALUES(&quot;;[.A135];&quot;,&quot;;[.B135];&quot;);&quot;)" office:value-type="string" office:string-value="INSERT INTO AUDIO VALUES(135,311);" calcext:value-type="string">
            <text:p>INSERT INTO AUDIO VALUES(135,311);</text:p>
          </table:table-cell>
        </table:table-row>
        <table:table-row table:style-name="ro1">
          <table:table-cell office:value-type="float" office:value="136" calcext:value-type="float">
            <text:p>136</text:p>
          </table:table-cell>
          <table:table-cell office:value-type="float" office:value="312" calcext:value-type="float">
            <text:p>312</text:p>
          </table:table-cell>
          <table:table-cell table:formula="of:=CONCATENATE(&quot;INSERT INTO AUDIO VALUES(&quot;;[.A136];&quot;,&quot;;[.B136];&quot;);&quot;)" office:value-type="string" office:string-value="INSERT INTO AUDIO VALUES(136,312);" calcext:value-type="string">
            <text:p>INSERT INTO AUDIO VALUES(136,312);</text:p>
          </table:table-cell>
        </table:table-row>
        <table:table-row table:style-name="ro1">
          <table:table-cell office:value-type="float" office:value="137" calcext:value-type="float">
            <text:p>137</text:p>
          </table:table-cell>
          <table:table-cell office:value-type="float" office:value="313" calcext:value-type="float">
            <text:p>313</text:p>
          </table:table-cell>
          <table:table-cell table:formula="of:=CONCATENATE(&quot;INSERT INTO AUDIO VALUES(&quot;;[.A137];&quot;,&quot;;[.B137];&quot;);&quot;)" office:value-type="string" office:string-value="INSERT INTO AUDIO VALUES(137,313);" calcext:value-type="string">
            <text:p>INSERT INTO AUDIO VALUES(137,313);</text:p>
          </table:table-cell>
        </table:table-row>
        <table:table-row table:style-name="ro1">
          <table:table-cell office:value-type="float" office:value="138" calcext:value-type="float">
            <text:p>138</text:p>
          </table:table-cell>
          <table:table-cell office:value-type="float" office:value="314" calcext:value-type="float">
            <text:p>314</text:p>
          </table:table-cell>
          <table:table-cell table:formula="of:=CONCATENATE(&quot;INSERT INTO AUDIO VALUES(&quot;;[.A138];&quot;,&quot;;[.B138];&quot;);&quot;)" office:value-type="string" office:string-value="INSERT INTO AUDIO VALUES(138,314);" calcext:value-type="string">
            <text:p>INSERT INTO AUDIO VALUES(138,314);</text:p>
          </table:table-cell>
        </table:table-row>
        <table:table-row table:style-name="ro1">
          <table:table-cell office:value-type="float" office:value="139" calcext:value-type="float">
            <text:p>139</text:p>
          </table:table-cell>
          <table:table-cell office:value-type="float" office:value="315" calcext:value-type="float">
            <text:p>315</text:p>
          </table:table-cell>
          <table:table-cell table:formula="of:=CONCATENATE(&quot;INSERT INTO AUDIO VALUES(&quot;;[.A139];&quot;,&quot;;[.B139];&quot;);&quot;)" office:value-type="string" office:string-value="INSERT INTO AUDIO VALUES(139,315);" calcext:value-type="string">
            <text:p>INSERT INTO AUDIO VALUES(139,315);</text:p>
          </table:table-cell>
        </table:table-row>
        <table:table-row table:style-name="ro1">
          <table:table-cell office:value-type="float" office:value="140" calcext:value-type="float">
            <text:p>140</text:p>
          </table:table-cell>
          <table:table-cell office:value-type="float" office:value="316" calcext:value-type="float">
            <text:p>316</text:p>
          </table:table-cell>
          <table:table-cell table:formula="of:=CONCATENATE(&quot;INSERT INTO AUDIO VALUES(&quot;;[.A140];&quot;,&quot;;[.B140];&quot;);&quot;)" office:value-type="string" office:string-value="INSERT INTO AUDIO VALUES(140,316);" calcext:value-type="string">
            <text:p>INSERT INTO AUDIO VALUES(140,316);</text:p>
          </table:table-cell>
        </table:table-row>
        <table:table-row table:style-name="ro1">
          <table:table-cell office:value-type="float" office:value="141" calcext:value-type="float">
            <text:p>141</text:p>
          </table:table-cell>
          <table:table-cell office:value-type="float" office:value="317" calcext:value-type="float">
            <text:p>317</text:p>
          </table:table-cell>
          <table:table-cell table:formula="of:=CONCATENATE(&quot;INSERT INTO AUDIO VALUES(&quot;;[.A141];&quot;,&quot;;[.B141];&quot;);&quot;)" office:value-type="string" office:string-value="INSERT INTO AUDIO VALUES(141,317);" calcext:value-type="string">
            <text:p>INSERT INTO AUDIO VALUES(141,317);</text:p>
          </table:table-cell>
        </table:table-row>
        <table:table-row table:style-name="ro1">
          <table:table-cell office:value-type="float" office:value="142" calcext:value-type="float">
            <text:p>142</text:p>
          </table:table-cell>
          <table:table-cell office:value-type="float" office:value="318" calcext:value-type="float">
            <text:p>318</text:p>
          </table:table-cell>
          <table:table-cell table:formula="of:=CONCATENATE(&quot;INSERT INTO AUDIO VALUES(&quot;;[.A142];&quot;,&quot;;[.B142];&quot;);&quot;)" office:value-type="string" office:string-value="INSERT INTO AUDIO VALUES(142,318);" calcext:value-type="string">
            <text:p>INSERT INTO AUDIO VALUES(142,318);</text:p>
          </table:table-cell>
        </table:table-row>
        <table:table-row table:style-name="ro1">
          <table:table-cell office:value-type="float" office:value="143" calcext:value-type="float">
            <text:p>143</text:p>
          </table:table-cell>
          <table:table-cell office:value-type="float" office:value="319" calcext:value-type="float">
            <text:p>319</text:p>
          </table:table-cell>
          <table:table-cell table:formula="of:=CONCATENATE(&quot;INSERT INTO AUDIO VALUES(&quot;;[.A143];&quot;,&quot;;[.B143];&quot;);&quot;)" office:value-type="string" office:string-value="INSERT INTO AUDIO VALUES(143,319);" calcext:value-type="string">
            <text:p>INSERT INTO AUDIO VALUES(143,319);</text:p>
          </table:table-cell>
        </table:table-row>
        <table:table-row table:style-name="ro1">
          <table:table-cell office:value-type="float" office:value="144" calcext:value-type="float">
            <text:p>144</text:p>
          </table:table-cell>
          <table:table-cell office:value-type="float" office:value="320" calcext:value-type="float">
            <text:p>320</text:p>
          </table:table-cell>
          <table:table-cell table:formula="of:=CONCATENATE(&quot;INSERT INTO AUDIO VALUES(&quot;;[.A144];&quot;,&quot;;[.B144];&quot;);&quot;)" office:value-type="string" office:string-value="INSERT INTO AUDIO VALUES(144,320);" calcext:value-type="string">
            <text:p>INSERT INTO AUDIO VALUES(144,320);</text:p>
          </table:table-cell>
        </table:table-row>
        <table:table-row table:style-name="ro1">
          <table:table-cell office:value-type="float" office:value="145" calcext:value-type="float">
            <text:p>145</text:p>
          </table:table-cell>
          <table:table-cell office:value-type="float" office:value="321" calcext:value-type="float">
            <text:p>321</text:p>
          </table:table-cell>
          <table:table-cell table:formula="of:=CONCATENATE(&quot;INSERT INTO AUDIO VALUES(&quot;;[.A145];&quot;,&quot;;[.B145];&quot;);&quot;)" office:value-type="string" office:string-value="INSERT INTO AUDIO VALUES(145,321);" calcext:value-type="string">
            <text:p>INSERT INTO AUDIO VALUES(145,321);</text:p>
          </table:table-cell>
        </table:table-row>
        <table:table-row table:style-name="ro1">
          <table:table-cell office:value-type="float" office:value="146" calcext:value-type="float">
            <text:p>146</text:p>
          </table:table-cell>
          <table:table-cell office:value-type="float" office:value="322" calcext:value-type="float">
            <text:p>322</text:p>
          </table:table-cell>
          <table:table-cell table:formula="of:=CONCATENATE(&quot;INSERT INTO AUDIO VALUES(&quot;;[.A146];&quot;,&quot;;[.B146];&quot;);&quot;)" office:value-type="string" office:string-value="INSERT INTO AUDIO VALUES(146,322);" calcext:value-type="string">
            <text:p>INSERT INTO AUDIO VALUES(146,322);</text:p>
          </table:table-cell>
        </table:table-row>
      </table:table>
      <table:table table:name="TEXT" table:style-name="ta1">
        <table:table-column table:style-name="co1" table:number-columns-repeated="3" table:default-cell-style-name="Default"/>
        <table:table-row table:style-name="ro1">
          <table:table-cell office:value-type="float" office:value="1" calcext:value-type="float">
            <text:p>1</text:p>
          </table:table-cell>
          <table:table-cell office:value-type="float" office:value="339" calcext:value-type="float">
            <text:p>339</text:p>
          </table:table-cell>
          <table:table-cell table:formula="of:=CONCATENATE(&quot;INSERT INTO TEXT VALUES(&quot;;[.A1];&quot;,&quot;;[.B1];&quot;);&quot;)" office:value-type="string" office:string-value="INSERT INTO TEXT VALUES(1,339);" calcext:value-type="string">
            <text:p>INSERT INTO TEXT VALUES(1,339);</text:p>
          </table:table-cell>
        </table:table-row>
        <table:table-row table:style-name="ro1">
          <table:table-cell office:value-type="float" office:value="2" calcext:value-type="float">
            <text:p>2</text:p>
          </table:table-cell>
          <table:table-cell office:value-type="float" office:value="340" calcext:value-type="float">
            <text:p>340</text:p>
          </table:table-cell>
          <table:table-cell table:formula="of:=CONCATENATE(&quot;INSERT INTO TEXT VALUES(&quot;;[.A2];&quot;,&quot;;[.B2];&quot;);&quot;)" office:value-type="string" office:string-value="INSERT INTO TEXT VALUES(2,340);" calcext:value-type="string">
            <text:p>INSERT INTO TEXT VALUES(2,340);</text:p>
          </table:table-cell>
        </table:table-row>
        <table:table-row table:style-name="ro1">
          <table:table-cell office:value-type="float" office:value="3" calcext:value-type="float">
            <text:p>3</text:p>
          </table:table-cell>
          <table:table-cell office:value-type="float" office:value="341" calcext:value-type="float">
            <text:p>341</text:p>
          </table:table-cell>
          <table:table-cell table:formula="of:=CONCATENATE(&quot;INSERT INTO TEXT VALUES(&quot;;[.A3];&quot;,&quot;;[.B3];&quot;);&quot;)" office:value-type="string" office:string-value="INSERT INTO TEXT VALUES(3,341);" calcext:value-type="string">
            <text:p>INSERT INTO TEXT VALUES(3,341);</text:p>
          </table:table-cell>
        </table:table-row>
        <table:table-row table:style-name="ro1">
          <table:table-cell office:value-type="float" office:value="4" calcext:value-type="float">
            <text:p>4</text:p>
          </table:table-cell>
          <table:table-cell office:value-type="float" office:value="342" calcext:value-type="float">
            <text:p>342</text:p>
          </table:table-cell>
          <table:table-cell table:formula="of:=CONCATENATE(&quot;INSERT INTO TEXT VALUES(&quot;;[.A4];&quot;,&quot;;[.B4];&quot;);&quot;)" office:value-type="string" office:string-value="INSERT INTO TEXT VALUES(4,342);" calcext:value-type="string">
            <text:p>INSERT INTO TEXT VALUES(4,342);</text:p>
          </table:table-cell>
        </table:table-row>
        <table:table-row table:style-name="ro1">
          <table:table-cell office:value-type="float" office:value="5" calcext:value-type="float">
            <text:p>5</text:p>
          </table:table-cell>
          <table:table-cell office:value-type="float" office:value="343" calcext:value-type="float">
            <text:p>343</text:p>
          </table:table-cell>
          <table:table-cell table:formula="of:=CONCATENATE(&quot;INSERT INTO TEXT VALUES(&quot;;[.A5];&quot;,&quot;;[.B5];&quot;);&quot;)" office:value-type="string" office:string-value="INSERT INTO TEXT VALUES(5,343);" calcext:value-type="string">
            <text:p>INSERT INTO TEXT VALUES(5,343);</text:p>
          </table:table-cell>
        </table:table-row>
        <table:table-row table:style-name="ro1">
          <table:table-cell office:value-type="float" office:value="6" calcext:value-type="float">
            <text:p>6</text:p>
          </table:table-cell>
          <table:table-cell office:value-type="float" office:value="344" calcext:value-type="float">
            <text:p>344</text:p>
          </table:table-cell>
          <table:table-cell table:formula="of:=CONCATENATE(&quot;INSERT INTO TEXT VALUES(&quot;;[.A6];&quot;,&quot;;[.B6];&quot;);&quot;)" office:value-type="string" office:string-value="INSERT INTO TEXT VALUES(6,344);" calcext:value-type="string">
            <text:p>INSERT INTO TEXT VALUES(6,344);</text:p>
          </table:table-cell>
        </table:table-row>
        <table:table-row table:style-name="ro1">
          <table:table-cell office:value-type="float" office:value="7" calcext:value-type="float">
            <text:p>7</text:p>
          </table:table-cell>
          <table:table-cell office:value-type="float" office:value="345" calcext:value-type="float">
            <text:p>345</text:p>
          </table:table-cell>
          <table:table-cell table:formula="of:=CONCATENATE(&quot;INSERT INTO TEXT VALUES(&quot;;[.A7];&quot;,&quot;;[.B7];&quot;);&quot;)" office:value-type="string" office:string-value="INSERT INTO TEXT VALUES(7,345);" calcext:value-type="string">
            <text:p>INSERT INTO TEXT VALUES(7,345);</text:p>
          </table:table-cell>
        </table:table-row>
        <table:table-row table:style-name="ro1">
          <table:table-cell office:value-type="float" office:value="8" calcext:value-type="float">
            <text:p>8</text:p>
          </table:table-cell>
          <table:table-cell office:value-type="float" office:value="346" calcext:value-type="float">
            <text:p>346</text:p>
          </table:table-cell>
          <table:table-cell table:formula="of:=CONCATENATE(&quot;INSERT INTO TEXT VALUES(&quot;;[.A8];&quot;,&quot;;[.B8];&quot;);&quot;)" office:value-type="string" office:string-value="INSERT INTO TEXT VALUES(8,346);" calcext:value-type="string">
            <text:p>INSERT INTO TEXT VALUES(8,346);</text:p>
          </table:table-cell>
        </table:table-row>
        <table:table-row table:style-name="ro1">
          <table:table-cell office:value-type="float" office:value="9" calcext:value-type="float">
            <text:p>9</text:p>
          </table:table-cell>
          <table:table-cell office:value-type="float" office:value="347" calcext:value-type="float">
            <text:p>347</text:p>
          </table:table-cell>
          <table:table-cell table:formula="of:=CONCATENATE(&quot;INSERT INTO TEXT VALUES(&quot;;[.A9];&quot;,&quot;;[.B9];&quot;);&quot;)" office:value-type="string" office:string-value="INSERT INTO TEXT VALUES(9,347);" calcext:value-type="string">
            <text:p>INSERT INTO TEXT VALUES(9,347);</text:p>
          </table:table-cell>
        </table:table-row>
        <table:table-row table:style-name="ro1">
          <table:table-cell office:value-type="float" office:value="10" calcext:value-type="float">
            <text:p>10</text:p>
          </table:table-cell>
          <table:table-cell office:value-type="float" office:value="348" calcext:value-type="float">
            <text:p>348</text:p>
          </table:table-cell>
          <table:table-cell table:formula="of:=CONCATENATE(&quot;INSERT INTO TEXT VALUES(&quot;;[.A10];&quot;,&quot;;[.B10];&quot;);&quot;)" office:value-type="string" office:string-value="INSERT INTO TEXT VALUES(10,348);" calcext:value-type="string">
            <text:p>INSERT INTO TEXT VALUES(10,348);</text:p>
          </table:table-cell>
        </table:table-row>
        <table:table-row table:style-name="ro1">
          <table:table-cell office:value-type="float" office:value="11" calcext:value-type="float">
            <text:p>11</text:p>
          </table:table-cell>
          <table:table-cell office:value-type="float" office:value="349" calcext:value-type="float">
            <text:p>349</text:p>
          </table:table-cell>
          <table:table-cell table:formula="of:=CONCATENATE(&quot;INSERT INTO TEXT VALUES(&quot;;[.A11];&quot;,&quot;;[.B11];&quot;);&quot;)" office:value-type="string" office:string-value="INSERT INTO TEXT VALUES(11,349);" calcext:value-type="string">
            <text:p>INSERT INTO TEXT VALUES(11,349);</text:p>
          </table:table-cell>
        </table:table-row>
        <table:table-row table:style-name="ro1">
          <table:table-cell office:value-type="float" office:value="12" calcext:value-type="float">
            <text:p>12</text:p>
          </table:table-cell>
          <table:table-cell office:value-type="float" office:value="350" calcext:value-type="float">
            <text:p>350</text:p>
          </table:table-cell>
          <table:table-cell table:formula="of:=CONCATENATE(&quot;INSERT INTO TEXT VALUES(&quot;;[.A12];&quot;,&quot;;[.B12];&quot;);&quot;)" office:value-type="string" office:string-value="INSERT INTO TEXT VALUES(12,350);" calcext:value-type="string">
            <text:p>INSERT INTO TEXT VALUES(12,350);</text:p>
          </table:table-cell>
        </table:table-row>
        <table:table-row table:style-name="ro1">
          <table:table-cell office:value-type="float" office:value="13" calcext:value-type="float">
            <text:p>13</text:p>
          </table:table-cell>
          <table:table-cell office:value-type="float" office:value="351" calcext:value-type="float">
            <text:p>351</text:p>
          </table:table-cell>
          <table:table-cell table:formula="of:=CONCATENATE(&quot;INSERT INTO TEXT VALUES(&quot;;[.A13];&quot;,&quot;;[.B13];&quot;);&quot;)" office:value-type="string" office:string-value="INSERT INTO TEXT VALUES(13,351);" calcext:value-type="string">
            <text:p>INSERT INTO TEXT VALUES(13,351);</text:p>
          </table:table-cell>
        </table:table-row>
        <table:table-row table:style-name="ro1">
          <table:table-cell office:value-type="float" office:value="14" calcext:value-type="float">
            <text:p>14</text:p>
          </table:table-cell>
          <table:table-cell office:value-type="float" office:value="352" calcext:value-type="float">
            <text:p>352</text:p>
          </table:table-cell>
          <table:table-cell table:formula="of:=CONCATENATE(&quot;INSERT INTO TEXT VALUES(&quot;;[.A14];&quot;,&quot;;[.B14];&quot;);&quot;)" office:value-type="string" office:string-value="INSERT INTO TEXT VALUES(14,352);" calcext:value-type="string">
            <text:p>INSERT INTO TEXT VALUES(14,352);</text:p>
          </table:table-cell>
        </table:table-row>
        <table:table-row table:style-name="ro1">
          <table:table-cell office:value-type="float" office:value="15" calcext:value-type="float">
            <text:p>15</text:p>
          </table:table-cell>
          <table:table-cell office:value-type="float" office:value="353" calcext:value-type="float">
            <text:p>353</text:p>
          </table:table-cell>
          <table:table-cell table:formula="of:=CONCATENATE(&quot;INSERT INTO TEXT VALUES(&quot;;[.A15];&quot;,&quot;;[.B15];&quot;);&quot;)" office:value-type="string" office:string-value="INSERT INTO TEXT VALUES(15,353);" calcext:value-type="string">
            <text:p>INSERT INTO TEXT VALUES(15,353);</text:p>
          </table:table-cell>
        </table:table-row>
        <table:table-row table:style-name="ro1">
          <table:table-cell office:value-type="float" office:value="16" calcext:value-type="float">
            <text:p>16</text:p>
          </table:table-cell>
          <table:table-cell office:value-type="float" office:value="354" calcext:value-type="float">
            <text:p>354</text:p>
          </table:table-cell>
          <table:table-cell table:formula="of:=CONCATENATE(&quot;INSERT INTO TEXT VALUES(&quot;;[.A16];&quot;,&quot;;[.B16];&quot;);&quot;)" office:value-type="string" office:string-value="INSERT INTO TEXT VALUES(16,354);" calcext:value-type="string">
            <text:p>INSERT INTO TEXT VALUES(16,354);</text:p>
          </table:table-cell>
        </table:table-row>
        <table:table-row table:style-name="ro1">
          <table:table-cell office:value-type="float" office:value="17" calcext:value-type="float">
            <text:p>17</text:p>
          </table:table-cell>
          <table:table-cell office:value-type="float" office:value="355" calcext:value-type="float">
            <text:p>355</text:p>
          </table:table-cell>
          <table:table-cell table:formula="of:=CONCATENATE(&quot;INSERT INTO TEXT VALUES(&quot;;[.A17];&quot;,&quot;;[.B17];&quot;);&quot;)" office:value-type="string" office:string-value="INSERT INTO TEXT VALUES(17,355);" calcext:value-type="string">
            <text:p>INSERT INTO TEXT VALUES(17,355);</text:p>
          </table:table-cell>
        </table:table-row>
        <table:table-row table:style-name="ro1">
          <table:table-cell office:value-type="float" office:value="18" calcext:value-type="float">
            <text:p>18</text:p>
          </table:table-cell>
          <table:table-cell office:value-type="float" office:value="356" calcext:value-type="float">
            <text:p>356</text:p>
          </table:table-cell>
          <table:table-cell table:formula="of:=CONCATENATE(&quot;INSERT INTO TEXT VALUES(&quot;;[.A18];&quot;,&quot;;[.B18];&quot;);&quot;)" office:value-type="string" office:string-value="INSERT INTO TEXT VALUES(18,356);" calcext:value-type="string">
            <text:p>INSERT INTO TEXT VALUES(18,356);</text:p>
          </table:table-cell>
        </table:table-row>
        <table:table-row table:style-name="ro1">
          <table:table-cell office:value-type="float" office:value="19" calcext:value-type="float">
            <text:p>19</text:p>
          </table:table-cell>
          <table:table-cell office:value-type="float" office:value="357" calcext:value-type="float">
            <text:p>357</text:p>
          </table:table-cell>
          <table:table-cell table:formula="of:=CONCATENATE(&quot;INSERT INTO TEXT VALUES(&quot;;[.A19];&quot;,&quot;;[.B19];&quot;);&quot;)" office:value-type="string" office:string-value="INSERT INTO TEXT VALUES(19,357);" calcext:value-type="string">
            <text:p>INSERT INTO TEXT VALUES(19,357);</text:p>
          </table:table-cell>
        </table:table-row>
        <table:table-row table:style-name="ro1">
          <table:table-cell office:value-type="float" office:value="20" calcext:value-type="float">
            <text:p>20</text:p>
          </table:table-cell>
          <table:table-cell office:value-type="float" office:value="358" calcext:value-type="float">
            <text:p>358</text:p>
          </table:table-cell>
          <table:table-cell table:formula="of:=CONCATENATE(&quot;INSERT INTO TEXT VALUES(&quot;;[.A20];&quot;,&quot;;[.B20];&quot;);&quot;)" office:value-type="string" office:string-value="INSERT INTO TEXT VALUES(20,358);" calcext:value-type="string">
            <text:p>INSERT INTO TEXT VALUES(20,358);</text:p>
          </table:table-cell>
        </table:table-row>
        <table:table-row table:style-name="ro1">
          <table:table-cell office:value-type="float" office:value="21" calcext:value-type="float">
            <text:p>21</text:p>
          </table:table-cell>
          <table:table-cell office:value-type="float" office:value="359" calcext:value-type="float">
            <text:p>359</text:p>
          </table:table-cell>
          <table:table-cell table:formula="of:=CONCATENATE(&quot;INSERT INTO TEXT VALUES(&quot;;[.A21];&quot;,&quot;;[.B21];&quot;);&quot;)" office:value-type="string" office:string-value="INSERT INTO TEXT VALUES(21,359);" calcext:value-type="string">
            <text:p>INSERT INTO TEXT VALUES(21,359);</text:p>
          </table:table-cell>
        </table:table-row>
        <table:table-row table:style-name="ro1">
          <table:table-cell office:value-type="float" office:value="22" calcext:value-type="float">
            <text:p>22</text:p>
          </table:table-cell>
          <table:table-cell office:value-type="float" office:value="360" calcext:value-type="float">
            <text:p>360</text:p>
          </table:table-cell>
          <table:table-cell table:formula="of:=CONCATENATE(&quot;INSERT INTO TEXT VALUES(&quot;;[.A22];&quot;,&quot;;[.B22];&quot;);&quot;)" office:value-type="string" office:string-value="INSERT INTO TEXT VALUES(22,360);" calcext:value-type="string">
            <text:p>INSERT INTO TEXT VALUES(22,360);</text:p>
          </table:table-cell>
        </table:table-row>
        <table:table-row table:style-name="ro1">
          <table:table-cell office:value-type="float" office:value="23" calcext:value-type="float">
            <text:p>23</text:p>
          </table:table-cell>
          <table:table-cell office:value-type="float" office:value="361" calcext:value-type="float">
            <text:p>361</text:p>
          </table:table-cell>
          <table:table-cell table:formula="of:=CONCATENATE(&quot;INSERT INTO TEXT VALUES(&quot;;[.A23];&quot;,&quot;;[.B23];&quot;);&quot;)" office:value-type="string" office:string-value="INSERT INTO TEXT VALUES(23,361);" calcext:value-type="string">
            <text:p>INSERT INTO TEXT VALUES(23,361);</text:p>
          </table:table-cell>
        </table:table-row>
        <table:table-row table:style-name="ro1">
          <table:table-cell office:value-type="float" office:value="24" calcext:value-type="float">
            <text:p>24</text:p>
          </table:table-cell>
          <table:table-cell office:value-type="float" office:value="362" calcext:value-type="float">
            <text:p>362</text:p>
          </table:table-cell>
          <table:table-cell table:formula="of:=CONCATENATE(&quot;INSERT INTO TEXT VALUES(&quot;;[.A24];&quot;,&quot;;[.B24];&quot;);&quot;)" office:value-type="string" office:string-value="INSERT INTO TEXT VALUES(24,362);" calcext:value-type="string">
            <text:p>INSERT INTO TEXT VALUES(24,362);</text:p>
          </table:table-cell>
        </table:table-row>
        <table:table-row table:style-name="ro1">
          <table:table-cell office:value-type="float" office:value="25" calcext:value-type="float">
            <text:p>25</text:p>
          </table:table-cell>
          <table:table-cell office:value-type="float" office:value="363" calcext:value-type="float">
            <text:p>363</text:p>
          </table:table-cell>
          <table:table-cell table:formula="of:=CONCATENATE(&quot;INSERT INTO TEXT VALUES(&quot;;[.A25];&quot;,&quot;;[.B25];&quot;);&quot;)" office:value-type="string" office:string-value="INSERT INTO TEXT VALUES(25,363);" calcext:value-type="string">
            <text:p>INSERT INTO TEXT VALUES(25,363);</text:p>
          </table:table-cell>
        </table:table-row>
        <table:table-row table:style-name="ro1">
          <table:table-cell office:value-type="float" office:value="26" calcext:value-type="float">
            <text:p>26</text:p>
          </table:table-cell>
          <table:table-cell office:value-type="float" office:value="364" calcext:value-type="float">
            <text:p>364</text:p>
          </table:table-cell>
          <table:table-cell table:formula="of:=CONCATENATE(&quot;INSERT INTO TEXT VALUES(&quot;;[.A26];&quot;,&quot;;[.B26];&quot;);&quot;)" office:value-type="string" office:string-value="INSERT INTO TEXT VALUES(26,364);" calcext:value-type="string">
            <text:p>INSERT INTO TEXT VALUES(26,364);</text:p>
          </table:table-cell>
        </table:table-row>
        <table:table-row table:style-name="ro1">
          <table:table-cell office:value-type="float" office:value="27" calcext:value-type="float">
            <text:p>27</text:p>
          </table:table-cell>
          <table:table-cell office:value-type="float" office:value="365" calcext:value-type="float">
            <text:p>365</text:p>
          </table:table-cell>
          <table:table-cell table:formula="of:=CONCATENATE(&quot;INSERT INTO TEXT VALUES(&quot;;[.A27];&quot;,&quot;;[.B27];&quot;);&quot;)" office:value-type="string" office:string-value="INSERT INTO TEXT VALUES(27,365);" calcext:value-type="string">
            <text:p>INSERT INTO TEXT VALUES(27,365);</text:p>
          </table:table-cell>
        </table:table-row>
        <table:table-row table:style-name="ro1">
          <table:table-cell office:value-type="float" office:value="28" calcext:value-type="float">
            <text:p>28</text:p>
          </table:table-cell>
          <table:table-cell office:value-type="float" office:value="366" calcext:value-type="float">
            <text:p>366</text:p>
          </table:table-cell>
          <table:table-cell table:formula="of:=CONCATENATE(&quot;INSERT INTO TEXT VALUES(&quot;;[.A28];&quot;,&quot;;[.B28];&quot;);&quot;)" office:value-type="string" office:string-value="INSERT INTO TEXT VALUES(28,366);" calcext:value-type="string">
            <text:p>INSERT INTO TEXT VALUES(28,366);</text:p>
          </table:table-cell>
        </table:table-row>
        <table:table-row table:style-name="ro1">
          <table:table-cell office:value-type="float" office:value="29" calcext:value-type="float">
            <text:p>29</text:p>
          </table:table-cell>
          <table:table-cell office:value-type="float" office:value="367" calcext:value-type="float">
            <text:p>367</text:p>
          </table:table-cell>
          <table:table-cell table:formula="of:=CONCATENATE(&quot;INSERT INTO TEXT VALUES(&quot;;[.A29];&quot;,&quot;;[.B29];&quot;);&quot;)" office:value-type="string" office:string-value="INSERT INTO TEXT VALUES(29,367);" calcext:value-type="string">
            <text:p>INSERT INTO TEXT VALUES(29,367);</text:p>
          </table:table-cell>
        </table:table-row>
        <table:table-row table:style-name="ro1">
          <table:table-cell office:value-type="float" office:value="30" calcext:value-type="float">
            <text:p>30</text:p>
          </table:table-cell>
          <table:table-cell office:value-type="float" office:value="368" calcext:value-type="float">
            <text:p>368</text:p>
          </table:table-cell>
          <table:table-cell table:formula="of:=CONCATENATE(&quot;INSERT INTO TEXT VALUES(&quot;;[.A30];&quot;,&quot;;[.B30];&quot;);&quot;)" office:value-type="string" office:string-value="INSERT INTO TEXT VALUES(30,368);" calcext:value-type="string">
            <text:p>INSERT INTO TEXT VALUES(30,368);</text:p>
          </table:table-cell>
        </table:table-row>
        <table:table-row table:style-name="ro1">
          <table:table-cell office:value-type="float" office:value="31" calcext:value-type="float">
            <text:p>31</text:p>
          </table:table-cell>
          <table:table-cell office:value-type="float" office:value="369" calcext:value-type="float">
            <text:p>369</text:p>
          </table:table-cell>
          <table:table-cell table:formula="of:=CONCATENATE(&quot;INSERT INTO TEXT VALUES(&quot;;[.A31];&quot;,&quot;;[.B31];&quot;);&quot;)" office:value-type="string" office:string-value="INSERT INTO TEXT VALUES(31,369);" calcext:value-type="string">
            <text:p>INSERT INTO TEXT VALUES(31,369);</text:p>
          </table:table-cell>
        </table:table-row>
        <table:table-row table:style-name="ro1">
          <table:table-cell office:value-type="float" office:value="32" calcext:value-type="float">
            <text:p>32</text:p>
          </table:table-cell>
          <table:table-cell office:value-type="float" office:value="370" calcext:value-type="float">
            <text:p>370</text:p>
          </table:table-cell>
          <table:table-cell table:formula="of:=CONCATENATE(&quot;INSERT INTO TEXT VALUES(&quot;;[.A32];&quot;,&quot;;[.B32];&quot;);&quot;)" office:value-type="string" office:string-value="INSERT INTO TEXT VALUES(32,370);" calcext:value-type="string">
            <text:p>INSERT INTO TEXT VALUES(32,370);</text:p>
          </table:table-cell>
        </table:table-row>
        <table:table-row table:style-name="ro1">
          <table:table-cell office:value-type="float" office:value="33" calcext:value-type="float">
            <text:p>33</text:p>
          </table:table-cell>
          <table:table-cell office:value-type="float" office:value="371" calcext:value-type="float">
            <text:p>371</text:p>
          </table:table-cell>
          <table:table-cell table:formula="of:=CONCATENATE(&quot;INSERT INTO TEXT VALUES(&quot;;[.A33];&quot;,&quot;;[.B33];&quot;);&quot;)" office:value-type="string" office:string-value="INSERT INTO TEXT VALUES(33,371);" calcext:value-type="string">
            <text:p>INSERT INTO TEXT VALUES(33,371);</text:p>
          </table:table-cell>
        </table:table-row>
        <table:table-row table:style-name="ro1">
          <table:table-cell office:value-type="float" office:value="34" calcext:value-type="float">
            <text:p>34</text:p>
          </table:table-cell>
          <table:table-cell office:value-type="float" office:value="372" calcext:value-type="float">
            <text:p>372</text:p>
          </table:table-cell>
          <table:table-cell table:formula="of:=CONCATENATE(&quot;INSERT INTO TEXT VALUES(&quot;;[.A34];&quot;,&quot;;[.B34];&quot;);&quot;)" office:value-type="string" office:string-value="INSERT INTO TEXT VALUES(34,372);" calcext:value-type="string">
            <text:p>INSERT INTO TEXT VALUES(34,372);</text:p>
          </table:table-cell>
        </table:table-row>
        <table:table-row table:style-name="ro1">
          <table:table-cell office:value-type="float" office:value="35" calcext:value-type="float">
            <text:p>35</text:p>
          </table:table-cell>
          <table:table-cell office:value-type="float" office:value="373" calcext:value-type="float">
            <text:p>373</text:p>
          </table:table-cell>
          <table:table-cell table:formula="of:=CONCATENATE(&quot;INSERT INTO TEXT VALUES(&quot;;[.A35];&quot;,&quot;;[.B35];&quot;);&quot;)" office:value-type="string" office:string-value="INSERT INTO TEXT VALUES(35,373);" calcext:value-type="string">
            <text:p>INSERT INTO TEXT VALUES(35,373);</text:p>
          </table:table-cell>
        </table:table-row>
        <table:table-row table:style-name="ro1">
          <table:table-cell office:value-type="float" office:value="36" calcext:value-type="float">
            <text:p>36</text:p>
          </table:table-cell>
          <table:table-cell office:value-type="float" office:value="374" calcext:value-type="float">
            <text:p>374</text:p>
          </table:table-cell>
          <table:table-cell table:formula="of:=CONCATENATE(&quot;INSERT INTO TEXT VALUES(&quot;;[.A36];&quot;,&quot;;[.B36];&quot;);&quot;)" office:value-type="string" office:string-value="INSERT INTO TEXT VALUES(36,374);" calcext:value-type="string">
            <text:p>INSERT INTO TEXT VALUES(36,374);</text:p>
          </table:table-cell>
        </table:table-row>
        <table:table-row table:style-name="ro1">
          <table:table-cell office:value-type="float" office:value="37" calcext:value-type="float">
            <text:p>37</text:p>
          </table:table-cell>
          <table:table-cell office:value-type="float" office:value="375" calcext:value-type="float">
            <text:p>375</text:p>
          </table:table-cell>
          <table:table-cell table:formula="of:=CONCATENATE(&quot;INSERT INTO TEXT VALUES(&quot;;[.A37];&quot;,&quot;;[.B37];&quot;);&quot;)" office:value-type="string" office:string-value="INSERT INTO TEXT VALUES(37,375);" calcext:value-type="string">
            <text:p>INSERT INTO TEXT VALUES(37,375);</text:p>
          </table:table-cell>
        </table:table-row>
        <table:table-row table:style-name="ro1">
          <table:table-cell office:value-type="float" office:value="38" calcext:value-type="float">
            <text:p>38</text:p>
          </table:table-cell>
          <table:table-cell office:value-type="float" office:value="376" calcext:value-type="float">
            <text:p>376</text:p>
          </table:table-cell>
          <table:table-cell table:formula="of:=CONCATENATE(&quot;INSERT INTO TEXT VALUES(&quot;;[.A38];&quot;,&quot;;[.B38];&quot;);&quot;)" office:value-type="string" office:string-value="INSERT INTO TEXT VALUES(38,376);" calcext:value-type="string">
            <text:p>INSERT INTO TEXT VALUES(38,376);</text:p>
          </table:table-cell>
        </table:table-row>
        <table:table-row table:style-name="ro1">
          <table:table-cell office:value-type="float" office:value="39" calcext:value-type="float">
            <text:p>39</text:p>
          </table:table-cell>
          <table:table-cell office:value-type="float" office:value="377" calcext:value-type="float">
            <text:p>377</text:p>
          </table:table-cell>
          <table:table-cell table:formula="of:=CONCATENATE(&quot;INSERT INTO TEXT VALUES(&quot;;[.A39];&quot;,&quot;;[.B39];&quot;);&quot;)" office:value-type="string" office:string-value="INSERT INTO TEXT VALUES(39,377);" calcext:value-type="string">
            <text:p>INSERT INTO TEXT VALUES(39,377);</text:p>
          </table:table-cell>
        </table:table-row>
        <table:table-row table:style-name="ro1">
          <table:table-cell office:value-type="float" office:value="40" calcext:value-type="float">
            <text:p>40</text:p>
          </table:table-cell>
          <table:table-cell office:value-type="float" office:value="378" calcext:value-type="float">
            <text:p>378</text:p>
          </table:table-cell>
          <table:table-cell table:formula="of:=CONCATENATE(&quot;INSERT INTO TEXT VALUES(&quot;;[.A40];&quot;,&quot;;[.B40];&quot;);&quot;)" office:value-type="string" office:string-value="INSERT INTO TEXT VALUES(40,378);" calcext:value-type="string">
            <text:p>INSERT INTO TEXT VALUES(40,378);</text:p>
          </table:table-cell>
        </table:table-row>
        <table:table-row table:style-name="ro1">
          <table:table-cell office:value-type="float" office:value="41" calcext:value-type="float">
            <text:p>41</text:p>
          </table:table-cell>
          <table:table-cell office:value-type="float" office:value="379" calcext:value-type="float">
            <text:p>379</text:p>
          </table:table-cell>
          <table:table-cell table:formula="of:=CONCATENATE(&quot;INSERT INTO TEXT VALUES(&quot;;[.A41];&quot;,&quot;;[.B41];&quot;);&quot;)" office:value-type="string" office:string-value="INSERT INTO TEXT VALUES(41,379);" calcext:value-type="string">
            <text:p>INSERT INTO TEXT VALUES(41,379);</text:p>
          </table:table-cell>
        </table:table-row>
        <table:table-row table:style-name="ro1">
          <table:table-cell office:value-type="float" office:value="42" calcext:value-type="float">
            <text:p>42</text:p>
          </table:table-cell>
          <table:table-cell office:value-type="float" office:value="380" calcext:value-type="float">
            <text:p>380</text:p>
          </table:table-cell>
          <table:table-cell table:formula="of:=CONCATENATE(&quot;INSERT INTO TEXT VALUES(&quot;;[.A42];&quot;,&quot;;[.B42];&quot;);&quot;)" office:value-type="string" office:string-value="INSERT INTO TEXT VALUES(42,380);" calcext:value-type="string">
            <text:p>INSERT INTO TEXT VALUES(42,380);</text:p>
          </table:table-cell>
        </table:table-row>
        <table:table-row table:style-name="ro1">
          <table:table-cell office:value-type="float" office:value="43" calcext:value-type="float">
            <text:p>43</text:p>
          </table:table-cell>
          <table:table-cell office:value-type="float" office:value="381" calcext:value-type="float">
            <text:p>381</text:p>
          </table:table-cell>
          <table:table-cell table:formula="of:=CONCATENATE(&quot;INSERT INTO TEXT VALUES(&quot;;[.A43];&quot;,&quot;;[.B43];&quot;);&quot;)" office:value-type="string" office:string-value="INSERT INTO TEXT VALUES(43,381);" calcext:value-type="string">
            <text:p>INSERT INTO TEXT VALUES(43,381);</text:p>
          </table:table-cell>
        </table:table-row>
        <table:table-row table:style-name="ro1">
          <table:table-cell office:value-type="float" office:value="44" calcext:value-type="float">
            <text:p>44</text:p>
          </table:table-cell>
          <table:table-cell office:value-type="float" office:value="382" calcext:value-type="float">
            <text:p>382</text:p>
          </table:table-cell>
          <table:table-cell table:formula="of:=CONCATENATE(&quot;INSERT INTO TEXT VALUES(&quot;;[.A44];&quot;,&quot;;[.B44];&quot;);&quot;)" office:value-type="string" office:string-value="INSERT INTO TEXT VALUES(44,382);" calcext:value-type="string">
            <text:p>INSERT INTO TEXT VALUES(44,382);</text:p>
          </table:table-cell>
        </table:table-row>
        <table:table-row table:style-name="ro1">
          <table:table-cell office:value-type="float" office:value="45" calcext:value-type="float">
            <text:p>45</text:p>
          </table:table-cell>
          <table:table-cell office:value-type="float" office:value="383" calcext:value-type="float">
            <text:p>383</text:p>
          </table:table-cell>
          <table:table-cell table:formula="of:=CONCATENATE(&quot;INSERT INTO TEXT VALUES(&quot;;[.A45];&quot;,&quot;;[.B45];&quot;);&quot;)" office:value-type="string" office:string-value="INSERT INTO TEXT VALUES(45,383);" calcext:value-type="string">
            <text:p>INSERT INTO TEXT VALUES(45,383);</text:p>
          </table:table-cell>
        </table:table-row>
        <table:table-row table:style-name="ro1">
          <table:table-cell office:value-type="float" office:value="46" calcext:value-type="float">
            <text:p>46</text:p>
          </table:table-cell>
          <table:table-cell office:value-type="float" office:value="384" calcext:value-type="float">
            <text:p>384</text:p>
          </table:table-cell>
          <table:table-cell table:formula="of:=CONCATENATE(&quot;INSERT INTO TEXT VALUES(&quot;;[.A46];&quot;,&quot;;[.B46];&quot;);&quot;)" office:value-type="string" office:string-value="INSERT INTO TEXT VALUES(46,384);" calcext:value-type="string">
            <text:p>INSERT INTO TEXT VALUES(46,384);</text:p>
          </table:table-cell>
        </table:table-row>
        <table:table-row table:style-name="ro1">
          <table:table-cell office:value-type="float" office:value="47" calcext:value-type="float">
            <text:p>47</text:p>
          </table:table-cell>
          <table:table-cell office:value-type="float" office:value="385" calcext:value-type="float">
            <text:p>385</text:p>
          </table:table-cell>
          <table:table-cell table:formula="of:=CONCATENATE(&quot;INSERT INTO TEXT VALUES(&quot;;[.A47];&quot;,&quot;;[.B47];&quot;);&quot;)" office:value-type="string" office:string-value="INSERT INTO TEXT VALUES(47,385);" calcext:value-type="string">
            <text:p>INSERT INTO TEXT VALUES(47,385);</text:p>
          </table:table-cell>
        </table:table-row>
        <table:table-row table:style-name="ro1">
          <table:table-cell office:value-type="float" office:value="48" calcext:value-type="float">
            <text:p>48</text:p>
          </table:table-cell>
          <table:table-cell office:value-type="float" office:value="386" calcext:value-type="float">
            <text:p>386</text:p>
          </table:table-cell>
          <table:table-cell table:formula="of:=CONCATENATE(&quot;INSERT INTO TEXT VALUES(&quot;;[.A48];&quot;,&quot;;[.B48];&quot;);&quot;)" office:value-type="string" office:string-value="INSERT INTO TEXT VALUES(48,386);" calcext:value-type="string">
            <text:p>INSERT INTO TEXT VALUES(48,386);</text:p>
          </table:table-cell>
        </table:table-row>
        <table:table-row table:style-name="ro1">
          <table:table-cell office:value-type="float" office:value="49" calcext:value-type="float">
            <text:p>49</text:p>
          </table:table-cell>
          <table:table-cell office:value-type="float" office:value="387" calcext:value-type="float">
            <text:p>387</text:p>
          </table:table-cell>
          <table:table-cell table:formula="of:=CONCATENATE(&quot;INSERT INTO TEXT VALUES(&quot;;[.A49];&quot;,&quot;;[.B49];&quot;);&quot;)" office:value-type="string" office:string-value="INSERT INTO TEXT VALUES(49,387);" calcext:value-type="string">
            <text:p>INSERT INTO TEXT VALUES(49,387);</text:p>
          </table:table-cell>
        </table:table-row>
        <table:table-row table:style-name="ro1">
          <table:table-cell office:value-type="float" office:value="50" calcext:value-type="float">
            <text:p>50</text:p>
          </table:table-cell>
          <table:table-cell office:value-type="float" office:value="388" calcext:value-type="float">
            <text:p>388</text:p>
          </table:table-cell>
          <table:table-cell table:formula="of:=CONCATENATE(&quot;INSERT INTO TEXT VALUES(&quot;;[.A50];&quot;,&quot;;[.B50];&quot;);&quot;)" office:value-type="string" office:string-value="INSERT INTO TEXT VALUES(50,388);" calcext:value-type="string">
            <text:p>INSERT INTO TEXT VALUES(50,388);</text:p>
          </table:table-cell>
        </table:table-row>
        <table:table-row table:style-name="ro1">
          <table:table-cell office:value-type="float" office:value="51" calcext:value-type="float">
            <text:p>51</text:p>
          </table:table-cell>
          <table:table-cell office:value-type="float" office:value="389" calcext:value-type="float">
            <text:p>389</text:p>
          </table:table-cell>
          <table:table-cell table:formula="of:=CONCATENATE(&quot;INSERT INTO TEXT VALUES(&quot;;[.A51];&quot;,&quot;;[.B51];&quot;);&quot;)" office:value-type="string" office:string-value="INSERT INTO TEXT VALUES(51,389);" calcext:value-type="string">
            <text:p>INSERT INTO TEXT VALUES(51,389);</text:p>
          </table:table-cell>
        </table:table-row>
        <table:table-row table:style-name="ro1">
          <table:table-cell office:value-type="float" office:value="52" calcext:value-type="float">
            <text:p>52</text:p>
          </table:table-cell>
          <table:table-cell office:value-type="float" office:value="390" calcext:value-type="float">
            <text:p>390</text:p>
          </table:table-cell>
          <table:table-cell table:formula="of:=CONCATENATE(&quot;INSERT INTO TEXT VALUES(&quot;;[.A52];&quot;,&quot;;[.B52];&quot;);&quot;)" office:value-type="string" office:string-value="INSERT INTO TEXT VALUES(52,390);" calcext:value-type="string">
            <text:p>INSERT INTO TEXT VALUES(52,390);</text:p>
          </table:table-cell>
        </table:table-row>
        <table:table-row table:style-name="ro1">
          <table:table-cell office:value-type="float" office:value="53" calcext:value-type="float">
            <text:p>53</text:p>
          </table:table-cell>
          <table:table-cell office:value-type="float" office:value="391" calcext:value-type="float">
            <text:p>391</text:p>
          </table:table-cell>
          <table:table-cell table:formula="of:=CONCATENATE(&quot;INSERT INTO TEXT VALUES(&quot;;[.A53];&quot;,&quot;;[.B53];&quot;);&quot;)" office:value-type="string" office:string-value="INSERT INTO TEXT VALUES(53,391);" calcext:value-type="string">
            <text:p>INSERT INTO TEXT VALUES(53,391);</text:p>
          </table:table-cell>
        </table:table-row>
        <table:table-row table:style-name="ro1">
          <table:table-cell office:value-type="float" office:value="54" calcext:value-type="float">
            <text:p>54</text:p>
          </table:table-cell>
          <table:table-cell office:value-type="float" office:value="392" calcext:value-type="float">
            <text:p>392</text:p>
          </table:table-cell>
          <table:table-cell table:formula="of:=CONCATENATE(&quot;INSERT INTO TEXT VALUES(&quot;;[.A54];&quot;,&quot;;[.B54];&quot;);&quot;)" office:value-type="string" office:string-value="INSERT INTO TEXT VALUES(54,392);" calcext:value-type="string">
            <text:p>INSERT INTO TEXT VALUES(54,392);</text:p>
          </table:table-cell>
        </table:table-row>
        <table:table-row table:style-name="ro1">
          <table:table-cell office:value-type="float" office:value="55" calcext:value-type="float">
            <text:p>55</text:p>
          </table:table-cell>
          <table:table-cell office:value-type="float" office:value="393" calcext:value-type="float">
            <text:p>393</text:p>
          </table:table-cell>
          <table:table-cell table:formula="of:=CONCATENATE(&quot;INSERT INTO TEXT VALUES(&quot;;[.A55];&quot;,&quot;;[.B55];&quot;);&quot;)" office:value-type="string" office:string-value="INSERT INTO TEXT VALUES(55,393);" calcext:value-type="string">
            <text:p>INSERT INTO TEXT VALUES(55,393);</text:p>
          </table:table-cell>
        </table:table-row>
        <table:table-row table:style-name="ro1">
          <table:table-cell office:value-type="float" office:value="56" calcext:value-type="float">
            <text:p>56</text:p>
          </table:table-cell>
          <table:table-cell office:value-type="float" office:value="394" calcext:value-type="float">
            <text:p>394</text:p>
          </table:table-cell>
          <table:table-cell table:formula="of:=CONCATENATE(&quot;INSERT INTO TEXT VALUES(&quot;;[.A56];&quot;,&quot;;[.B56];&quot;);&quot;)" office:value-type="string" office:string-value="INSERT INTO TEXT VALUES(56,394);" calcext:value-type="string">
            <text:p>INSERT INTO TEXT VALUES(56,394);</text:p>
          </table:table-cell>
        </table:table-row>
        <table:table-row table:style-name="ro1">
          <table:table-cell office:value-type="float" office:value="57" calcext:value-type="float">
            <text:p>57</text:p>
          </table:table-cell>
          <table:table-cell office:value-type="float" office:value="395" calcext:value-type="float">
            <text:p>395</text:p>
          </table:table-cell>
          <table:table-cell table:formula="of:=CONCATENATE(&quot;INSERT INTO TEXT VALUES(&quot;;[.A57];&quot;,&quot;;[.B57];&quot;);&quot;)" office:value-type="string" office:string-value="INSERT INTO TEXT VALUES(57,395);" calcext:value-type="string">
            <text:p>INSERT INTO TEXT VALUES(57,395);</text:p>
          </table:table-cell>
        </table:table-row>
        <table:table-row table:style-name="ro1">
          <table:table-cell office:value-type="float" office:value="58" calcext:value-type="float">
            <text:p>58</text:p>
          </table:table-cell>
          <table:table-cell office:value-type="float" office:value="396" calcext:value-type="float">
            <text:p>396</text:p>
          </table:table-cell>
          <table:table-cell table:formula="of:=CONCATENATE(&quot;INSERT INTO TEXT VALUES(&quot;;[.A58];&quot;,&quot;;[.B58];&quot;);&quot;)" office:value-type="string" office:string-value="INSERT INTO TEXT VALUES(58,396);" calcext:value-type="string">
            <text:p>INSERT INTO TEXT VALUES(58,396);</text:p>
          </table:table-cell>
        </table:table-row>
        <table:table-row table:style-name="ro1">
          <table:table-cell office:value-type="float" office:value="59" calcext:value-type="float">
            <text:p>59</text:p>
          </table:table-cell>
          <table:table-cell office:value-type="float" office:value="397" calcext:value-type="float">
            <text:p>397</text:p>
          </table:table-cell>
          <table:table-cell table:formula="of:=CONCATENATE(&quot;INSERT INTO TEXT VALUES(&quot;;[.A59];&quot;,&quot;;[.B59];&quot;);&quot;)" office:value-type="string" office:string-value="INSERT INTO TEXT VALUES(59,397);" calcext:value-type="string">
            <text:p>INSERT INTO TEXT VALUES(59,397);</text:p>
          </table:table-cell>
        </table:table-row>
        <table:table-row table:style-name="ro1">
          <table:table-cell office:value-type="float" office:value="60" calcext:value-type="float">
            <text:p>60</text:p>
          </table:table-cell>
          <table:table-cell office:value-type="float" office:value="398" calcext:value-type="float">
            <text:p>398</text:p>
          </table:table-cell>
          <table:table-cell table:formula="of:=CONCATENATE(&quot;INSERT INTO TEXT VALUES(&quot;;[.A60];&quot;,&quot;;[.B60];&quot;);&quot;)" office:value-type="string" office:string-value="INSERT INTO TEXT VALUES(60,398);" calcext:value-type="string">
            <text:p>INSERT INTO TEXT VALUES(60,398);</text:p>
          </table:table-cell>
        </table:table-row>
        <table:table-row table:style-name="ro1">
          <table:table-cell office:value-type="float" office:value="61" calcext:value-type="float">
            <text:p>61</text:p>
          </table:table-cell>
          <table:table-cell office:value-type="float" office:value="399" calcext:value-type="float">
            <text:p>399</text:p>
          </table:table-cell>
          <table:table-cell table:formula="of:=CONCATENATE(&quot;INSERT INTO TEXT VALUES(&quot;;[.A61];&quot;,&quot;;[.B61];&quot;);&quot;)" office:value-type="string" office:string-value="INSERT INTO TEXT VALUES(61,399);" calcext:value-type="string">
            <text:p>INSERT INTO TEXT VALUES(61,399);</text:p>
          </table:table-cell>
        </table:table-row>
        <table:table-row table:style-name="ro1">
          <table:table-cell office:value-type="float" office:value="62" calcext:value-type="float">
            <text:p>62</text:p>
          </table:table-cell>
          <table:table-cell office:value-type="float" office:value="400" calcext:value-type="float">
            <text:p>400</text:p>
          </table:table-cell>
          <table:table-cell table:formula="of:=CONCATENATE(&quot;INSERT INTO TEXT VALUES(&quot;;[.A62];&quot;,&quot;;[.B62];&quot;);&quot;)" office:value-type="string" office:string-value="INSERT INTO TEXT VALUES(62,400);" calcext:value-type="string">
            <text:p>INSERT INTO TEXT VALUES(62,400);</text:p>
          </table:table-cell>
        </table:table-row>
        <table:table-row table:style-name="ro1">
          <table:table-cell office:value-type="float" office:value="63" calcext:value-type="float">
            <text:p>63</text:p>
          </table:table-cell>
          <table:table-cell office:value-type="float" office:value="401" calcext:value-type="float">
            <text:p>401</text:p>
          </table:table-cell>
          <table:table-cell table:formula="of:=CONCATENATE(&quot;INSERT INTO TEXT VALUES(&quot;;[.A63];&quot;,&quot;;[.B63];&quot;);&quot;)" office:value-type="string" office:string-value="INSERT INTO TEXT VALUES(63,401);" calcext:value-type="string">
            <text:p>INSERT INTO TEXT VALUES(63,401);</text:p>
          </table:table-cell>
        </table:table-row>
        <table:table-row table:style-name="ro1">
          <table:table-cell office:value-type="float" office:value="64" calcext:value-type="float">
            <text:p>64</text:p>
          </table:table-cell>
          <table:table-cell office:value-type="float" office:value="402" calcext:value-type="float">
            <text:p>402</text:p>
          </table:table-cell>
          <table:table-cell table:formula="of:=CONCATENATE(&quot;INSERT INTO TEXT VALUES(&quot;;[.A64];&quot;,&quot;;[.B64];&quot;);&quot;)" office:value-type="string" office:string-value="INSERT INTO TEXT VALUES(64,402);" calcext:value-type="string">
            <text:p>INSERT INTO TEXT VALUES(64,402);</text:p>
          </table:table-cell>
        </table:table-row>
        <table:table-row table:style-name="ro1">
          <table:table-cell office:value-type="float" office:value="65" calcext:value-type="float">
            <text:p>65</text:p>
          </table:table-cell>
          <table:table-cell office:value-type="float" office:value="403" calcext:value-type="float">
            <text:p>403</text:p>
          </table:table-cell>
          <table:table-cell table:formula="of:=CONCATENATE(&quot;INSERT INTO TEXT VALUES(&quot;;[.A65];&quot;,&quot;;[.B65];&quot;);&quot;)" office:value-type="string" office:string-value="INSERT INTO TEXT VALUES(65,403);" calcext:value-type="string">
            <text:p>INSERT INTO TEXT VALUES(65,403);</text:p>
          </table:table-cell>
        </table:table-row>
        <table:table-row table:style-name="ro1">
          <table:table-cell office:value-type="float" office:value="66" calcext:value-type="float">
            <text:p>66</text:p>
          </table:table-cell>
          <table:table-cell office:value-type="float" office:value="404" calcext:value-type="float">
            <text:p>404</text:p>
          </table:table-cell>
          <table:table-cell table:formula="of:=CONCATENATE(&quot;INSERT INTO TEXT VALUES(&quot;;[.A66];&quot;,&quot;;[.B66];&quot;);&quot;)" office:value-type="string" office:string-value="INSERT INTO TEXT VALUES(66,404);" calcext:value-type="string">
            <text:p>INSERT INTO TEXT VALUES(66,404);</text:p>
          </table:table-cell>
        </table:table-row>
        <table:table-row table:style-name="ro1">
          <table:table-cell office:value-type="float" office:value="67" calcext:value-type="float">
            <text:p>67</text:p>
          </table:table-cell>
          <table:table-cell office:value-type="float" office:value="405" calcext:value-type="float">
            <text:p>405</text:p>
          </table:table-cell>
          <table:table-cell table:formula="of:=CONCATENATE(&quot;INSERT INTO TEXT VALUES(&quot;;[.A67];&quot;,&quot;;[.B67];&quot;);&quot;)" office:value-type="string" office:string-value="INSERT INTO TEXT VALUES(67,405);" calcext:value-type="string">
            <text:p>INSERT INTO TEXT VALUES(67,405);</text:p>
          </table:table-cell>
        </table:table-row>
        <table:table-row table:style-name="ro1">
          <table:table-cell office:value-type="float" office:value="68" calcext:value-type="float">
            <text:p>68</text:p>
          </table:table-cell>
          <table:table-cell office:value-type="float" office:value="406" calcext:value-type="float">
            <text:p>406</text:p>
          </table:table-cell>
          <table:table-cell table:formula="of:=CONCATENATE(&quot;INSERT INTO TEXT VALUES(&quot;;[.A68];&quot;,&quot;;[.B68];&quot;);&quot;)" office:value-type="string" office:string-value="INSERT INTO TEXT VALUES(68,406);" calcext:value-type="string">
            <text:p>INSERT INTO TEXT VALUES(68,406);</text:p>
          </table:table-cell>
        </table:table-row>
        <table:table-row table:style-name="ro1">
          <table:table-cell office:value-type="float" office:value="69" calcext:value-type="float">
            <text:p>69</text:p>
          </table:table-cell>
          <table:table-cell office:value-type="float" office:value="407" calcext:value-type="float">
            <text:p>407</text:p>
          </table:table-cell>
          <table:table-cell table:formula="of:=CONCATENATE(&quot;INSERT INTO TEXT VALUES(&quot;;[.A69];&quot;,&quot;;[.B69];&quot;);&quot;)" office:value-type="string" office:string-value="INSERT INTO TEXT VALUES(69,407);" calcext:value-type="string">
            <text:p>INSERT INTO TEXT VALUES(69,407);</text:p>
          </table:table-cell>
        </table:table-row>
        <table:table-row table:style-name="ro1">
          <table:table-cell office:value-type="float" office:value="70" calcext:value-type="float">
            <text:p>70</text:p>
          </table:table-cell>
          <table:table-cell office:value-type="float" office:value="408" calcext:value-type="float">
            <text:p>408</text:p>
          </table:table-cell>
          <table:table-cell table:formula="of:=CONCATENATE(&quot;INSERT INTO TEXT VALUES(&quot;;[.A70];&quot;,&quot;;[.B70];&quot;);&quot;)" office:value-type="string" office:string-value="INSERT INTO TEXT VALUES(70,408);" calcext:value-type="string">
            <text:p>INSERT INTO TEXT VALUES(70,408);</text:p>
          </table:table-cell>
        </table:table-row>
        <table:table-row table:style-name="ro1">
          <table:table-cell office:value-type="float" office:value="71" calcext:value-type="float">
            <text:p>71</text:p>
          </table:table-cell>
          <table:table-cell office:value-type="float" office:value="409" calcext:value-type="float">
            <text:p>409</text:p>
          </table:table-cell>
          <table:table-cell table:formula="of:=CONCATENATE(&quot;INSERT INTO TEXT VALUES(&quot;;[.A71];&quot;,&quot;;[.B71];&quot;);&quot;)" office:value-type="string" office:string-value="INSERT INTO TEXT VALUES(71,409);" calcext:value-type="string">
            <text:p>INSERT INTO TEXT VALUES(71,409);</text:p>
          </table:table-cell>
        </table:table-row>
        <table:table-row table:style-name="ro1">
          <table:table-cell office:value-type="float" office:value="72" calcext:value-type="float">
            <text:p>72</text:p>
          </table:table-cell>
          <table:table-cell office:value-type="float" office:value="410" calcext:value-type="float">
            <text:p>410</text:p>
          </table:table-cell>
          <table:table-cell table:formula="of:=CONCATENATE(&quot;INSERT INTO TEXT VALUES(&quot;;[.A72];&quot;,&quot;;[.B72];&quot;);&quot;)" office:value-type="string" office:string-value="INSERT INTO TEXT VALUES(72,410);" calcext:value-type="string">
            <text:p>INSERT INTO TEXT VALUES(72,410);</text:p>
          </table:table-cell>
        </table:table-row>
        <table:table-row table:style-name="ro1">
          <table:table-cell office:value-type="float" office:value="73" calcext:value-type="float">
            <text:p>73</text:p>
          </table:table-cell>
          <table:table-cell office:value-type="float" office:value="411" calcext:value-type="float">
            <text:p>411</text:p>
          </table:table-cell>
          <table:table-cell table:formula="of:=CONCATENATE(&quot;INSERT INTO TEXT VALUES(&quot;;[.A73];&quot;,&quot;;[.B73];&quot;);&quot;)" office:value-type="string" office:string-value="INSERT INTO TEXT VALUES(73,411);" calcext:value-type="string">
            <text:p>INSERT INTO TEXT VALUES(73,411);</text:p>
          </table:table-cell>
        </table:table-row>
        <table:table-row table:style-name="ro1">
          <table:table-cell office:value-type="float" office:value="74" calcext:value-type="float">
            <text:p>74</text:p>
          </table:table-cell>
          <table:table-cell office:value-type="float" office:value="412" calcext:value-type="float">
            <text:p>412</text:p>
          </table:table-cell>
          <table:table-cell table:formula="of:=CONCATENATE(&quot;INSERT INTO TEXT VALUES(&quot;;[.A74];&quot;,&quot;;[.B74];&quot;);&quot;)" office:value-type="string" office:string-value="INSERT INTO TEXT VALUES(74,412);" calcext:value-type="string">
            <text:p>INSERT INTO TEXT VALUES(74,412);</text:p>
          </table:table-cell>
        </table:table-row>
        <table:table-row table:style-name="ro1">
          <table:table-cell office:value-type="float" office:value="75" calcext:value-type="float">
            <text:p>75</text:p>
          </table:table-cell>
          <table:table-cell office:value-type="float" office:value="413" calcext:value-type="float">
            <text:p>413</text:p>
          </table:table-cell>
          <table:table-cell table:formula="of:=CONCATENATE(&quot;INSERT INTO TEXT VALUES(&quot;;[.A75];&quot;,&quot;;[.B75];&quot;);&quot;)" office:value-type="string" office:string-value="INSERT INTO TEXT VALUES(75,413);" calcext:value-type="string">
            <text:p>INSERT INTO TEXT VALUES(75,413);</text:p>
          </table:table-cell>
        </table:table-row>
        <table:table-row table:style-name="ro1">
          <table:table-cell office:value-type="float" office:value="76" calcext:value-type="float">
            <text:p>76</text:p>
          </table:table-cell>
          <table:table-cell office:value-type="float" office:value="414" calcext:value-type="float">
            <text:p>414</text:p>
          </table:table-cell>
          <table:table-cell table:formula="of:=CONCATENATE(&quot;INSERT INTO TEXT VALUES(&quot;;[.A76];&quot;,&quot;;[.B76];&quot;);&quot;)" office:value-type="string" office:string-value="INSERT INTO TEXT VALUES(76,414);" calcext:value-type="string">
            <text:p>INSERT INTO TEXT VALUES(76,414);</text:p>
          </table:table-cell>
        </table:table-row>
        <table:table-row table:style-name="ro1">
          <table:table-cell office:value-type="float" office:value="77" calcext:value-type="float">
            <text:p>77</text:p>
          </table:table-cell>
          <table:table-cell office:value-type="float" office:value="415" calcext:value-type="float">
            <text:p>415</text:p>
          </table:table-cell>
          <table:table-cell table:formula="of:=CONCATENATE(&quot;INSERT INTO TEXT VALUES(&quot;;[.A77];&quot;,&quot;;[.B77];&quot;);&quot;)" office:value-type="string" office:string-value="INSERT INTO TEXT VALUES(77,415);" calcext:value-type="string">
            <text:p>INSERT INTO TEXT VALUES(77,415);</text:p>
          </table:table-cell>
        </table:table-row>
        <table:table-row table:style-name="ro1">
          <table:table-cell office:value-type="float" office:value="78" calcext:value-type="float">
            <text:p>78</text:p>
          </table:table-cell>
          <table:table-cell office:value-type="float" office:value="416" calcext:value-type="float">
            <text:p>416</text:p>
          </table:table-cell>
          <table:table-cell table:formula="of:=CONCATENATE(&quot;INSERT INTO TEXT VALUES(&quot;;[.A78];&quot;,&quot;;[.B78];&quot;);&quot;)" office:value-type="string" office:string-value="INSERT INTO TEXT VALUES(78,416);" calcext:value-type="string">
            <text:p>INSERT INTO TEXT VALUES(78,416);</text:p>
          </table:table-cell>
        </table:table-row>
        <table:table-row table:style-name="ro1">
          <table:table-cell office:value-type="float" office:value="79" calcext:value-type="float">
            <text:p>79</text:p>
          </table:table-cell>
          <table:table-cell office:value-type="float" office:value="417" calcext:value-type="float">
            <text:p>417</text:p>
          </table:table-cell>
          <table:table-cell table:formula="of:=CONCATENATE(&quot;INSERT INTO TEXT VALUES(&quot;;[.A79];&quot;,&quot;;[.B79];&quot;);&quot;)" office:value-type="string" office:string-value="INSERT INTO TEXT VALUES(79,417);" calcext:value-type="string">
            <text:p>INSERT INTO TEXT VALUES(79,417);</text:p>
          </table:table-cell>
        </table:table-row>
        <table:table-row table:style-name="ro1">
          <table:table-cell office:value-type="float" office:value="80" calcext:value-type="float">
            <text:p>80</text:p>
          </table:table-cell>
          <table:table-cell office:value-type="float" office:value="418" calcext:value-type="float">
            <text:p>418</text:p>
          </table:table-cell>
          <table:table-cell table:formula="of:=CONCATENATE(&quot;INSERT INTO TEXT VALUES(&quot;;[.A80];&quot;,&quot;;[.B80];&quot;);&quot;)" office:value-type="string" office:string-value="INSERT INTO TEXT VALUES(80,418);" calcext:value-type="string">
            <text:p>INSERT INTO TEXT VALUES(80,418);</text:p>
          </table:table-cell>
        </table:table-row>
        <table:table-row table:style-name="ro1">
          <table:table-cell office:value-type="float" office:value="81" calcext:value-type="float">
            <text:p>81</text:p>
          </table:table-cell>
          <table:table-cell office:value-type="float" office:value="419" calcext:value-type="float">
            <text:p>419</text:p>
          </table:table-cell>
          <table:table-cell table:formula="of:=CONCATENATE(&quot;INSERT INTO TEXT VALUES(&quot;;[.A81];&quot;,&quot;;[.B81];&quot;);&quot;)" office:value-type="string" office:string-value="INSERT INTO TEXT VALUES(81,419);" calcext:value-type="string">
            <text:p>INSERT INTO TEXT VALUES(81,419);</text:p>
          </table:table-cell>
        </table:table-row>
        <table:table-row table:style-name="ro1">
          <table:table-cell office:value-type="float" office:value="82" calcext:value-type="float">
            <text:p>82</text:p>
          </table:table-cell>
          <table:table-cell office:value-type="float" office:value="420" calcext:value-type="float">
            <text:p>420</text:p>
          </table:table-cell>
          <table:table-cell table:formula="of:=CONCATENATE(&quot;INSERT INTO TEXT VALUES(&quot;;[.A82];&quot;,&quot;;[.B82];&quot;);&quot;)" office:value-type="string" office:string-value="INSERT INTO TEXT VALUES(82,420);" calcext:value-type="string">
            <text:p>INSERT INTO TEXT VALUES(82,420);</text:p>
          </table:table-cell>
        </table:table-row>
        <table:table-row table:style-name="ro1">
          <table:table-cell office:value-type="float" office:value="83" calcext:value-type="float">
            <text:p>83</text:p>
          </table:table-cell>
          <table:table-cell office:value-type="float" office:value="421" calcext:value-type="float">
            <text:p>421</text:p>
          </table:table-cell>
          <table:table-cell table:formula="of:=CONCATENATE(&quot;INSERT INTO TEXT VALUES(&quot;;[.A83];&quot;,&quot;;[.B83];&quot;);&quot;)" office:value-type="string" office:string-value="INSERT INTO TEXT VALUES(83,421);" calcext:value-type="string">
            <text:p>INSERT INTO TEXT VALUES(83,421);</text:p>
          </table:table-cell>
        </table:table-row>
        <table:table-row table:style-name="ro1">
          <table:table-cell office:value-type="float" office:value="84" calcext:value-type="float">
            <text:p>84</text:p>
          </table:table-cell>
          <table:table-cell office:value-type="float" office:value="422" calcext:value-type="float">
            <text:p>422</text:p>
          </table:table-cell>
          <table:table-cell table:formula="of:=CONCATENATE(&quot;INSERT INTO TEXT VALUES(&quot;;[.A84];&quot;,&quot;;[.B84];&quot;);&quot;)" office:value-type="string" office:string-value="INSERT INTO TEXT VALUES(84,422);" calcext:value-type="string">
            <text:p>INSERT INTO TEXT VALUES(84,422);</text:p>
          </table:table-cell>
        </table:table-row>
        <table:table-row table:style-name="ro1">
          <table:table-cell office:value-type="float" office:value="85" calcext:value-type="float">
            <text:p>85</text:p>
          </table:table-cell>
          <table:table-cell office:value-type="float" office:value="423" calcext:value-type="float">
            <text:p>423</text:p>
          </table:table-cell>
          <table:table-cell table:formula="of:=CONCATENATE(&quot;INSERT INTO TEXT VALUES(&quot;;[.A85];&quot;,&quot;;[.B85];&quot;);&quot;)" office:value-type="string" office:string-value="INSERT INTO TEXT VALUES(85,423);" calcext:value-type="string">
            <text:p>INSERT INTO TEXT VALUES(85,423);</text:p>
          </table:table-cell>
        </table:table-row>
        <table:table-row table:style-name="ro1">
          <table:table-cell office:value-type="float" office:value="86" calcext:value-type="float">
            <text:p>86</text:p>
          </table:table-cell>
          <table:table-cell office:value-type="float" office:value="424" calcext:value-type="float">
            <text:p>424</text:p>
          </table:table-cell>
          <table:table-cell table:formula="of:=CONCATENATE(&quot;INSERT INTO TEXT VALUES(&quot;;[.A86];&quot;,&quot;;[.B86];&quot;);&quot;)" office:value-type="string" office:string-value="INSERT INTO TEXT VALUES(86,424);" calcext:value-type="string">
            <text:p>INSERT INTO TEXT VALUES(86,424);</text:p>
          </table:table-cell>
        </table:table-row>
        <table:table-row table:style-name="ro1">
          <table:table-cell office:value-type="float" office:value="87" calcext:value-type="float">
            <text:p>87</text:p>
          </table:table-cell>
          <table:table-cell office:value-type="float" office:value="425" calcext:value-type="float">
            <text:p>425</text:p>
          </table:table-cell>
          <table:table-cell table:formula="of:=CONCATENATE(&quot;INSERT INTO TEXT VALUES(&quot;;[.A87];&quot;,&quot;;[.B87];&quot;);&quot;)" office:value-type="string" office:string-value="INSERT INTO TEXT VALUES(87,425);" calcext:value-type="string">
            <text:p>INSERT INTO TEXT VALUES(87,425);</text:p>
          </table:table-cell>
        </table:table-row>
        <table:table-row table:style-name="ro1">
          <table:table-cell office:value-type="float" office:value="88" calcext:value-type="float">
            <text:p>88</text:p>
          </table:table-cell>
          <table:table-cell office:value-type="float" office:value="426" calcext:value-type="float">
            <text:p>426</text:p>
          </table:table-cell>
          <table:table-cell table:formula="of:=CONCATENATE(&quot;INSERT INTO TEXT VALUES(&quot;;[.A88];&quot;,&quot;;[.B88];&quot;);&quot;)" office:value-type="string" office:string-value="INSERT INTO TEXT VALUES(88,426);" calcext:value-type="string">
            <text:p>INSERT INTO TEXT VALUES(88,426);</text:p>
          </table:table-cell>
        </table:table-row>
        <table:table-row table:style-name="ro1">
          <table:table-cell office:value-type="float" office:value="89" calcext:value-type="float">
            <text:p>89</text:p>
          </table:table-cell>
          <table:table-cell office:value-type="float" office:value="427" calcext:value-type="float">
            <text:p>427</text:p>
          </table:table-cell>
          <table:table-cell table:formula="of:=CONCATENATE(&quot;INSERT INTO TEXT VALUES(&quot;;[.A89];&quot;,&quot;;[.B89];&quot;);&quot;)" office:value-type="string" office:string-value="INSERT INTO TEXT VALUES(89,427);" calcext:value-type="string">
            <text:p>INSERT INTO TEXT VALUES(89,427);</text:p>
          </table:table-cell>
        </table:table-row>
        <table:table-row table:style-name="ro1">
          <table:table-cell office:value-type="float" office:value="90" calcext:value-type="float">
            <text:p>90</text:p>
          </table:table-cell>
          <table:table-cell office:value-type="float" office:value="428" calcext:value-type="float">
            <text:p>428</text:p>
          </table:table-cell>
          <table:table-cell table:formula="of:=CONCATENATE(&quot;INSERT INTO TEXT VALUES(&quot;;[.A90];&quot;,&quot;;[.B90];&quot;);&quot;)" office:value-type="string" office:string-value="INSERT INTO TEXT VALUES(90,428);" calcext:value-type="string">
            <text:p>INSERT INTO TEXT VALUES(90,428);</text:p>
          </table:table-cell>
        </table:table-row>
        <table:table-row table:style-name="ro1">
          <table:table-cell office:value-type="float" office:value="91" calcext:value-type="float">
            <text:p>91</text:p>
          </table:table-cell>
          <table:table-cell office:value-type="float" office:value="429" calcext:value-type="float">
            <text:p>429</text:p>
          </table:table-cell>
          <table:table-cell table:formula="of:=CONCATENATE(&quot;INSERT INTO TEXT VALUES(&quot;;[.A91];&quot;,&quot;;[.B91];&quot;);&quot;)" office:value-type="string" office:string-value="INSERT INTO TEXT VALUES(91,429);" calcext:value-type="string">
            <text:p>INSERT INTO TEXT VALUES(91,429);</text:p>
          </table:table-cell>
        </table:table-row>
        <table:table-row table:style-name="ro1">
          <table:table-cell office:value-type="float" office:value="92" calcext:value-type="float">
            <text:p>92</text:p>
          </table:table-cell>
          <table:table-cell office:value-type="float" office:value="430" calcext:value-type="float">
            <text:p>430</text:p>
          </table:table-cell>
          <table:table-cell table:formula="of:=CONCATENATE(&quot;INSERT INTO TEXT VALUES(&quot;;[.A92];&quot;,&quot;;[.B92];&quot;);&quot;)" office:value-type="string" office:string-value="INSERT INTO TEXT VALUES(92,430);" calcext:value-type="string">
            <text:p>INSERT INTO TEXT VALUES(92,430);</text:p>
          </table:table-cell>
        </table:table-row>
        <table:table-row table:style-name="ro1">
          <table:table-cell office:value-type="float" office:value="93" calcext:value-type="float">
            <text:p>93</text:p>
          </table:table-cell>
          <table:table-cell office:value-type="float" office:value="431" calcext:value-type="float">
            <text:p>431</text:p>
          </table:table-cell>
          <table:table-cell table:formula="of:=CONCATENATE(&quot;INSERT INTO TEXT VALUES(&quot;;[.A93];&quot;,&quot;;[.B93];&quot;);&quot;)" office:value-type="string" office:string-value="INSERT INTO TEXT VALUES(93,431);" calcext:value-type="string">
            <text:p>INSERT INTO TEXT VALUES(93,431);</text:p>
          </table:table-cell>
        </table:table-row>
        <table:table-row table:style-name="ro1">
          <table:table-cell office:value-type="float" office:value="94" calcext:value-type="float">
            <text:p>94</text:p>
          </table:table-cell>
          <table:table-cell office:value-type="float" office:value="432" calcext:value-type="float">
            <text:p>432</text:p>
          </table:table-cell>
          <table:table-cell table:formula="of:=CONCATENATE(&quot;INSERT INTO TEXT VALUES(&quot;;[.A94];&quot;,&quot;;[.B94];&quot;);&quot;)" office:value-type="string" office:string-value="INSERT INTO TEXT VALUES(94,432);" calcext:value-type="string">
            <text:p>INSERT INTO TEXT VALUES(94,432);</text:p>
          </table:table-cell>
        </table:table-row>
        <table:table-row table:style-name="ro1">
          <table:table-cell office:value-type="float" office:value="95" calcext:value-type="float">
            <text:p>95</text:p>
          </table:table-cell>
          <table:table-cell office:value-type="float" office:value="433" calcext:value-type="float">
            <text:p>433</text:p>
          </table:table-cell>
          <table:table-cell table:formula="of:=CONCATENATE(&quot;INSERT INTO TEXT VALUES(&quot;;[.A95];&quot;,&quot;;[.B95];&quot;);&quot;)" office:value-type="string" office:string-value="INSERT INTO TEXT VALUES(95,433);" calcext:value-type="string">
            <text:p>INSERT INTO TEXT VALUES(95,433);</text:p>
          </table:table-cell>
        </table:table-row>
        <table:table-row table:style-name="ro1">
          <table:table-cell office:value-type="float" office:value="96" calcext:value-type="float">
            <text:p>96</text:p>
          </table:table-cell>
          <table:table-cell office:value-type="float" office:value="434" calcext:value-type="float">
            <text:p>434</text:p>
          </table:table-cell>
          <table:table-cell table:formula="of:=CONCATENATE(&quot;INSERT INTO TEXT VALUES(&quot;;[.A96];&quot;,&quot;;[.B96];&quot;);&quot;)" office:value-type="string" office:string-value="INSERT INTO TEXT VALUES(96,434);" calcext:value-type="string">
            <text:p>INSERT INTO TEXT VALUES(96,434);</text:p>
          </table:table-cell>
        </table:table-row>
        <table:table-row table:style-name="ro1">
          <table:table-cell office:value-type="float" office:value="97" calcext:value-type="float">
            <text:p>97</text:p>
          </table:table-cell>
          <table:table-cell office:value-type="float" office:value="435" calcext:value-type="float">
            <text:p>435</text:p>
          </table:table-cell>
          <table:table-cell table:formula="of:=CONCATENATE(&quot;INSERT INTO TEXT VALUES(&quot;;[.A97];&quot;,&quot;;[.B97];&quot;);&quot;)" office:value-type="string" office:string-value="INSERT INTO TEXT VALUES(97,435);" calcext:value-type="string">
            <text:p>INSERT INTO TEXT VALUES(97,435);</text:p>
          </table:table-cell>
        </table:table-row>
        <table:table-row table:style-name="ro1">
          <table:table-cell office:value-type="float" office:value="98" calcext:value-type="float">
            <text:p>98</text:p>
          </table:table-cell>
          <table:table-cell office:value-type="float" office:value="436" calcext:value-type="float">
            <text:p>436</text:p>
          </table:table-cell>
          <table:table-cell table:formula="of:=CONCATENATE(&quot;INSERT INTO TEXT VALUES(&quot;;[.A98];&quot;,&quot;;[.B98];&quot;);&quot;)" office:value-type="string" office:string-value="INSERT INTO TEXT VALUES(98,436);" calcext:value-type="string">
            <text:p>INSERT INTO TEXT VALUES(98,436);</text:p>
          </table:table-cell>
        </table:table-row>
        <table:table-row table:style-name="ro1">
          <table:table-cell office:value-type="float" office:value="99" calcext:value-type="float">
            <text:p>99</text:p>
          </table:table-cell>
          <table:table-cell office:value-type="float" office:value="437" calcext:value-type="float">
            <text:p>437</text:p>
          </table:table-cell>
          <table:table-cell table:formula="of:=CONCATENATE(&quot;INSERT INTO TEXT VALUES(&quot;;[.A99];&quot;,&quot;;[.B99];&quot;);&quot;)" office:value-type="string" office:string-value="INSERT INTO TEXT VALUES(99,437);" calcext:value-type="string">
            <text:p>INSERT INTO TEXT VALUES(99,437);</text:p>
          </table:table-cell>
        </table:table-row>
        <table:table-row table:style-name="ro1">
          <table:table-cell office:value-type="float" office:value="100" calcext:value-type="float">
            <text:p>100</text:p>
          </table:table-cell>
          <table:table-cell office:value-type="float" office:value="438" calcext:value-type="float">
            <text:p>438</text:p>
          </table:table-cell>
          <table:table-cell table:formula="of:=CONCATENATE(&quot;INSERT INTO TEXT VALUES(&quot;;[.A100];&quot;,&quot;;[.B100];&quot;);&quot;)" office:value-type="string" office:string-value="INSERT INTO TEXT VALUES(100,438);" calcext:value-type="string">
            <text:p>INSERT INTO TEXT VALUES(100,438);</text:p>
          </table:table-cell>
        </table:table-row>
        <table:table-row table:style-name="ro1">
          <table:table-cell office:value-type="float" office:value="101" calcext:value-type="float">
            <text:p>101</text:p>
          </table:table-cell>
          <table:table-cell office:value-type="float" office:value="439" calcext:value-type="float">
            <text:p>439</text:p>
          </table:table-cell>
          <table:table-cell table:formula="of:=CONCATENATE(&quot;INSERT INTO TEXT VALUES(&quot;;[.A101];&quot;,&quot;;[.B101];&quot;);&quot;)" office:value-type="string" office:string-value="INSERT INTO TEXT VALUES(101,439);" calcext:value-type="string">
            <text:p>INSERT INTO TEXT VALUES(101,439);</text:p>
          </table:table-cell>
        </table:table-row>
        <table:table-row table:style-name="ro1">
          <table:table-cell office:value-type="float" office:value="102" calcext:value-type="float">
            <text:p>102</text:p>
          </table:table-cell>
          <table:table-cell office:value-type="float" office:value="440" calcext:value-type="float">
            <text:p>440</text:p>
          </table:table-cell>
          <table:table-cell table:formula="of:=CONCATENATE(&quot;INSERT INTO TEXT VALUES(&quot;;[.A102];&quot;,&quot;;[.B102];&quot;);&quot;)" office:value-type="string" office:string-value="INSERT INTO TEXT VALUES(102,440);" calcext:value-type="string">
            <text:p>INSERT INTO TEXT VALUES(102,440);</text:p>
          </table:table-cell>
        </table:table-row>
        <table:table-row table:style-name="ro1">
          <table:table-cell office:value-type="float" office:value="103" calcext:value-type="float">
            <text:p>103</text:p>
          </table:table-cell>
          <table:table-cell office:value-type="float" office:value="441" calcext:value-type="float">
            <text:p>441</text:p>
          </table:table-cell>
          <table:table-cell table:formula="of:=CONCATENATE(&quot;INSERT INTO TEXT VALUES(&quot;;[.A103];&quot;,&quot;;[.B103];&quot;);&quot;)" office:value-type="string" office:string-value="INSERT INTO TEXT VALUES(103,441);" calcext:value-type="string">
            <text:p>INSERT INTO TEXT VALUES(103,441);</text:p>
          </table:table-cell>
        </table:table-row>
        <table:table-row table:style-name="ro1">
          <table:table-cell office:value-type="float" office:value="104" calcext:value-type="float">
            <text:p>104</text:p>
          </table:table-cell>
          <table:table-cell office:value-type="float" office:value="442" calcext:value-type="float">
            <text:p>442</text:p>
          </table:table-cell>
          <table:table-cell table:formula="of:=CONCATENATE(&quot;INSERT INTO TEXT VALUES(&quot;;[.A104];&quot;,&quot;;[.B104];&quot;);&quot;)" office:value-type="string" office:string-value="INSERT INTO TEXT VALUES(104,442);" calcext:value-type="string">
            <text:p>INSERT INTO TEXT VALUES(104,442);</text:p>
          </table:table-cell>
        </table:table-row>
        <table:table-row table:style-name="ro1">
          <table:table-cell office:value-type="float" office:value="105" calcext:value-type="float">
            <text:p>105</text:p>
          </table:table-cell>
          <table:table-cell office:value-type="float" office:value="443" calcext:value-type="float">
            <text:p>443</text:p>
          </table:table-cell>
          <table:table-cell table:formula="of:=CONCATENATE(&quot;INSERT INTO TEXT VALUES(&quot;;[.A105];&quot;,&quot;;[.B105];&quot;);&quot;)" office:value-type="string" office:string-value="INSERT INTO TEXT VALUES(105,443);" calcext:value-type="string">
            <text:p>INSERT INTO TEXT VALUES(105,443);</text:p>
          </table:table-cell>
        </table:table-row>
        <table:table-row table:style-name="ro1">
          <table:table-cell office:value-type="float" office:value="106" calcext:value-type="float">
            <text:p>106</text:p>
          </table:table-cell>
          <table:table-cell office:value-type="float" office:value="444" calcext:value-type="float">
            <text:p>444</text:p>
          </table:table-cell>
          <table:table-cell table:formula="of:=CONCATENATE(&quot;INSERT INTO TEXT VALUES(&quot;;[.A106];&quot;,&quot;;[.B106];&quot;);&quot;)" office:value-type="string" office:string-value="INSERT INTO TEXT VALUES(106,444);" calcext:value-type="string">
            <text:p>INSERT INTO TEXT VALUES(106,444);</text:p>
          </table:table-cell>
        </table:table-row>
        <table:table-row table:style-name="ro1">
          <table:table-cell office:value-type="float" office:value="107" calcext:value-type="float">
            <text:p>107</text:p>
          </table:table-cell>
          <table:table-cell office:value-type="float" office:value="445" calcext:value-type="float">
            <text:p>445</text:p>
          </table:table-cell>
          <table:table-cell table:formula="of:=CONCATENATE(&quot;INSERT INTO TEXT VALUES(&quot;;[.A107];&quot;,&quot;;[.B107];&quot;);&quot;)" office:value-type="string" office:string-value="INSERT INTO TEXT VALUES(107,445);" calcext:value-type="string">
            <text:p>INSERT INTO TEXT VALUES(107,445);</text:p>
          </table:table-cell>
        </table:table-row>
        <table:table-row table:style-name="ro1">
          <table:table-cell office:value-type="float" office:value="108" calcext:value-type="float">
            <text:p>108</text:p>
          </table:table-cell>
          <table:table-cell office:value-type="float" office:value="446" calcext:value-type="float">
            <text:p>446</text:p>
          </table:table-cell>
          <table:table-cell table:formula="of:=CONCATENATE(&quot;INSERT INTO TEXT VALUES(&quot;;[.A108];&quot;,&quot;;[.B108];&quot;);&quot;)" office:value-type="string" office:string-value="INSERT INTO TEXT VALUES(108,446);" calcext:value-type="string">
            <text:p>INSERT INTO TEXT VALUES(108,446);</text:p>
          </table:table-cell>
        </table:table-row>
        <table:table-row table:style-name="ro1">
          <table:table-cell office:value-type="float" office:value="109" calcext:value-type="float">
            <text:p>109</text:p>
          </table:table-cell>
          <table:table-cell office:value-type="float" office:value="447" calcext:value-type="float">
            <text:p>447</text:p>
          </table:table-cell>
          <table:table-cell table:formula="of:=CONCATENATE(&quot;INSERT INTO TEXT VALUES(&quot;;[.A109];&quot;,&quot;;[.B109];&quot;);&quot;)" office:value-type="string" office:string-value="INSERT INTO TEXT VALUES(109,447);" calcext:value-type="string">
            <text:p>INSERT INTO TEXT VALUES(109,447);</text:p>
          </table:table-cell>
        </table:table-row>
        <table:table-row table:style-name="ro1">
          <table:table-cell office:value-type="float" office:value="110" calcext:value-type="float">
            <text:p>110</text:p>
          </table:table-cell>
          <table:table-cell office:value-type="float" office:value="448" calcext:value-type="float">
            <text:p>448</text:p>
          </table:table-cell>
          <table:table-cell table:formula="of:=CONCATENATE(&quot;INSERT INTO TEXT VALUES(&quot;;[.A110];&quot;,&quot;;[.B110];&quot;);&quot;)" office:value-type="string" office:string-value="INSERT INTO TEXT VALUES(110,448);" calcext:value-type="string">
            <text:p>INSERT INTO TEXT VALUES(110,448);</text:p>
          </table:table-cell>
        </table:table-row>
        <table:table-row table:style-name="ro1">
          <table:table-cell office:value-type="float" office:value="111" calcext:value-type="float">
            <text:p>111</text:p>
          </table:table-cell>
          <table:table-cell office:value-type="float" office:value="449" calcext:value-type="float">
            <text:p>449</text:p>
          </table:table-cell>
          <table:table-cell table:formula="of:=CONCATENATE(&quot;INSERT INTO TEXT VALUES(&quot;;[.A111];&quot;,&quot;;[.B111];&quot;);&quot;)" office:value-type="string" office:string-value="INSERT INTO TEXT VALUES(111,449);" calcext:value-type="string">
            <text:p>INSERT INTO TEXT VALUES(111,449);</text:p>
          </table:table-cell>
        </table:table-row>
        <table:table-row table:style-name="ro1">
          <table:table-cell office:value-type="float" office:value="112" calcext:value-type="float">
            <text:p>112</text:p>
          </table:table-cell>
          <table:table-cell office:value-type="float" office:value="450" calcext:value-type="float">
            <text:p>450</text:p>
          </table:table-cell>
          <table:table-cell table:formula="of:=CONCATENATE(&quot;INSERT INTO TEXT VALUES(&quot;;[.A112];&quot;,&quot;;[.B112];&quot;);&quot;)" office:value-type="string" office:string-value="INSERT INTO TEXT VALUES(112,450);" calcext:value-type="string">
            <text:p>INSERT INTO TEXT VALUES(112,450);</text:p>
          </table:table-cell>
        </table:table-row>
        <table:table-row table:style-name="ro1">
          <table:table-cell office:value-type="float" office:value="113" calcext:value-type="float">
            <text:p>113</text:p>
          </table:table-cell>
          <table:table-cell office:value-type="float" office:value="451" calcext:value-type="float">
            <text:p>451</text:p>
          </table:table-cell>
          <table:table-cell table:formula="of:=CONCATENATE(&quot;INSERT INTO TEXT VALUES(&quot;;[.A113];&quot;,&quot;;[.B113];&quot;);&quot;)" office:value-type="string" office:string-value="INSERT INTO TEXT VALUES(113,451);" calcext:value-type="string">
            <text:p>INSERT INTO TEXT VALUES(113,451);</text:p>
          </table:table-cell>
        </table:table-row>
        <table:table-row table:style-name="ro1">
          <table:table-cell office:value-type="float" office:value="114" calcext:value-type="float">
            <text:p>114</text:p>
          </table:table-cell>
          <table:table-cell office:value-type="float" office:value="452" calcext:value-type="float">
            <text:p>452</text:p>
          </table:table-cell>
          <table:table-cell table:formula="of:=CONCATENATE(&quot;INSERT INTO TEXT VALUES(&quot;;[.A114];&quot;,&quot;;[.B114];&quot;);&quot;)" office:value-type="string" office:string-value="INSERT INTO TEXT VALUES(114,452);" calcext:value-type="string">
            <text:p>INSERT INTO TEXT VALUES(114,452);</text:p>
          </table:table-cell>
        </table:table-row>
        <table:table-row table:style-name="ro1">
          <table:table-cell office:value-type="float" office:value="115" calcext:value-type="float">
            <text:p>115</text:p>
          </table:table-cell>
          <table:table-cell office:value-type="float" office:value="453" calcext:value-type="float">
            <text:p>453</text:p>
          </table:table-cell>
          <table:table-cell table:formula="of:=CONCATENATE(&quot;INSERT INTO TEXT VALUES(&quot;;[.A115];&quot;,&quot;;[.B115];&quot;);&quot;)" office:value-type="string" office:string-value="INSERT INTO TEXT VALUES(115,453);" calcext:value-type="string">
            <text:p>INSERT INTO TEXT VALUES(115,453);</text:p>
          </table:table-cell>
        </table:table-row>
        <table:table-row table:style-name="ro1">
          <table:table-cell office:value-type="float" office:value="116" calcext:value-type="float">
            <text:p>116</text:p>
          </table:table-cell>
          <table:table-cell office:value-type="float" office:value="454" calcext:value-type="float">
            <text:p>454</text:p>
          </table:table-cell>
          <table:table-cell table:formula="of:=CONCATENATE(&quot;INSERT INTO TEXT VALUES(&quot;;[.A116];&quot;,&quot;;[.B116];&quot;);&quot;)" office:value-type="string" office:string-value="INSERT INTO TEXT VALUES(116,454);" calcext:value-type="string">
            <text:p>INSERT INTO TEXT VALUES(116,454);</text:p>
          </table:table-cell>
        </table:table-row>
        <table:table-row table:style-name="ro1">
          <table:table-cell office:value-type="float" office:value="117" calcext:value-type="float">
            <text:p>117</text:p>
          </table:table-cell>
          <table:table-cell office:value-type="float" office:value="455" calcext:value-type="float">
            <text:p>455</text:p>
          </table:table-cell>
          <table:table-cell table:formula="of:=CONCATENATE(&quot;INSERT INTO TEXT VALUES(&quot;;[.A117];&quot;,&quot;;[.B117];&quot;);&quot;)" office:value-type="string" office:string-value="INSERT INTO TEXT VALUES(117,455);" calcext:value-type="string">
            <text:p>INSERT INTO TEXT VALUES(117,455);</text:p>
          </table:table-cell>
        </table:table-row>
        <table:table-row table:style-name="ro1">
          <table:table-cell office:value-type="float" office:value="118" calcext:value-type="float">
            <text:p>118</text:p>
          </table:table-cell>
          <table:table-cell office:value-type="float" office:value="456" calcext:value-type="float">
            <text:p>456</text:p>
          </table:table-cell>
          <table:table-cell table:formula="of:=CONCATENATE(&quot;INSERT INTO TEXT VALUES(&quot;;[.A118];&quot;,&quot;;[.B118];&quot;);&quot;)" office:value-type="string" office:string-value="INSERT INTO TEXT VALUES(118,456);" calcext:value-type="string">
            <text:p>INSERT INTO TEXT VALUES(118,456);</text:p>
          </table:table-cell>
        </table:table-row>
        <table:table-row table:style-name="ro1">
          <table:table-cell office:value-type="float" office:value="119" calcext:value-type="float">
            <text:p>119</text:p>
          </table:table-cell>
          <table:table-cell office:value-type="float" office:value="457" calcext:value-type="float">
            <text:p>457</text:p>
          </table:table-cell>
          <table:table-cell table:formula="of:=CONCATENATE(&quot;INSERT INTO TEXT VALUES(&quot;;[.A119];&quot;,&quot;;[.B119];&quot;);&quot;)" office:value-type="string" office:string-value="INSERT INTO TEXT VALUES(119,457);" calcext:value-type="string">
            <text:p>INSERT INTO TEXT VALUES(119,457);</text:p>
          </table:table-cell>
        </table:table-row>
        <table:table-row table:style-name="ro1">
          <table:table-cell office:value-type="float" office:value="120" calcext:value-type="float">
            <text:p>120</text:p>
          </table:table-cell>
          <table:table-cell office:value-type="float" office:value="458" calcext:value-type="float">
            <text:p>458</text:p>
          </table:table-cell>
          <table:table-cell table:formula="of:=CONCATENATE(&quot;INSERT INTO TEXT VALUES(&quot;;[.A120];&quot;,&quot;;[.B120];&quot;);&quot;)" office:value-type="string" office:string-value="INSERT INTO TEXT VALUES(120,458);" calcext:value-type="string">
            <text:p>INSERT INTO TEXT VALUES(120,458);</text:p>
          </table:table-cell>
        </table:table-row>
        <table:table-row table:style-name="ro1">
          <table:table-cell office:value-type="float" office:value="121" calcext:value-type="float">
            <text:p>121</text:p>
          </table:table-cell>
          <table:table-cell office:value-type="float" office:value="459" calcext:value-type="float">
            <text:p>459</text:p>
          </table:table-cell>
          <table:table-cell table:formula="of:=CONCATENATE(&quot;INSERT INTO TEXT VALUES(&quot;;[.A121];&quot;,&quot;;[.B121];&quot;);&quot;)" office:value-type="string" office:string-value="INSERT INTO TEXT VALUES(121,459);" calcext:value-type="string">
            <text:p>INSERT INTO TEXT VALUES(121,459);</text:p>
          </table:table-cell>
        </table:table-row>
        <table:table-row table:style-name="ro1">
          <table:table-cell office:value-type="float" office:value="122" calcext:value-type="float">
            <text:p>122</text:p>
          </table:table-cell>
          <table:table-cell office:value-type="float" office:value="460" calcext:value-type="float">
            <text:p>460</text:p>
          </table:table-cell>
          <table:table-cell table:formula="of:=CONCATENATE(&quot;INSERT INTO TEXT VALUES(&quot;;[.A122];&quot;,&quot;;[.B122];&quot;);&quot;)" office:value-type="string" office:string-value="INSERT INTO TEXT VALUES(122,460);" calcext:value-type="string">
            <text:p>INSERT INTO TEXT VALUES(122,460);</text:p>
          </table:table-cell>
        </table:table-row>
        <table:table-row table:style-name="ro1">
          <table:table-cell office:value-type="float" office:value="123" calcext:value-type="float">
            <text:p>123</text:p>
          </table:table-cell>
          <table:table-cell office:value-type="float" office:value="461" calcext:value-type="float">
            <text:p>461</text:p>
          </table:table-cell>
          <table:table-cell table:formula="of:=CONCATENATE(&quot;INSERT INTO TEXT VALUES(&quot;;[.A123];&quot;,&quot;;[.B123];&quot;);&quot;)" office:value-type="string" office:string-value="INSERT INTO TEXT VALUES(123,461);" calcext:value-type="string">
            <text:p>INSERT INTO TEXT VALUES(123,461);</text:p>
          </table:table-cell>
        </table:table-row>
        <table:table-row table:style-name="ro1">
          <table:table-cell office:value-type="float" office:value="124" calcext:value-type="float">
            <text:p>124</text:p>
          </table:table-cell>
          <table:table-cell office:value-type="float" office:value="462" calcext:value-type="float">
            <text:p>462</text:p>
          </table:table-cell>
          <table:table-cell table:formula="of:=CONCATENATE(&quot;INSERT INTO TEXT VALUES(&quot;;[.A124];&quot;,&quot;;[.B124];&quot;);&quot;)" office:value-type="string" office:string-value="INSERT INTO TEXT VALUES(124,462);" calcext:value-type="string">
            <text:p>INSERT INTO TEXT VALUES(124,46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ca"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9">00/00/0000</text:date>, <text:time style:data-style-name="N2" text:time-value="00:34:03.603320882">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2:07:11.619109938</meta:creation-date>
    <meta:generator>LibreOffice/6.4.7.2$Linux_X86_64 LibreOffice_project/40$Build-2</meta:generator>
    <dc:date>2021-09-09T00:49:01.530112053</dc:date>
    <meta:editing-duration>PT9H39M42S</meta:editing-duration>
    <meta:editing-cycles>29</meta:editing-cycles>
    <meta:document-statistic meta:table-count="4" meta:cell-count="7840" meta:object-count="0"/>
  </office:meta>
</office:document-meta>
</file>